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ourc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sent time</text:p>
          </table:table-cell>
          <table:table-cell office:value-type="string" calcext:value-type="string">
            <text:p>sent bw</text:p>
          </table:table-cell>
          <table:table-cell/>
          <table:table-cell table:number-columns-repeated="2" office:value-type="string" calcext:value-type="string">
            <text:p>recv time</text:p>
          </table:table-cell>
          <table:table-cell office:value-type="string" calcext:value-type="string">
            <text:p>recv bw</text:p>
          </table:table-cell>
          <table:table-cell office:value-type="string" calcext:value-type="string">
            <text:p>recv delay</text:p>
          </table:table-cell>
          <table:table-cell office:value-type="string" calcext:value-type="string">
            <text:p>max recv dela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3146220.00021" calcext:value-type="float">
            <text:p>1443146220.00021</text:p>
          </table:table-cell>
          <table:table-cell office:value-type="float" office:value="4320" calcext:value-type="float">
            <text:p>43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3146220.19011" calcext:value-type="float">
            <text:p>1443146220.19011</text:p>
          </table:table-cell>
          <table:table-cell table:formula="of:=[.G2]-[.$B$2]" office:value-type="float" office:value="0.189902305603027" calcext:value-type="float">
            <text:p>0.1899023056</text:p>
          </table:table-cell>
          <table:table-cell office:value-type="float" office:value="0" calcext:value-type="float">
            <text:p>0</text:p>
          </table:table-cell>
          <table:table-cell table:formula="of:=[.G2]-[.$B2]" office:value-type="float" office:value="0.189902305603027" calcext:value-type="float">
            <text:p>0.1899023056</text:p>
          </table:table-cell>
          <table:table-cell table:formula="of:=MAX([.J2:.J2001])" office:value-type="float" office:value="13.0393970012665" calcext:value-type="float">
            <text:p>13.0393970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3146220.05437" calcext:value-type="float">
            <text:p>1443146220.05437</text:p>
          </table:table-cell>
          <table:table-cell office:value-type="float" office:value="4320" calcext:value-type="float">
            <text:p>4320</text:p>
          </table:table-cell>
          <table:table-cell table:formula="of:=[.B3]-[.$B$2]" office:value-type="float" office:value="0.0541598796844482" calcext:value-type="float">
            <text:p>0.0541598797</text:p>
          </table:table-cell>
          <table:table-cell table:formula="of:=[.C3]/([.D3]-[.D2])" office:value-type="float" office:value="79763.840414152" calcext:value-type="float">
            <text:p>79763.840414152</text:p>
          </table:table-cell>
          <table:table-cell/>
          <table:table-cell office:value-type="float" office:value="1443146220.24418" calcext:value-type="float">
            <text:p>1443146220.24418</text:p>
          </table:table-cell>
          <table:table-cell table:formula="of:=[.G3]-[.$B$2]" office:value-type="float" office:value="0.243972301483154" calcext:value-type="float">
            <text:p>0.2439723015</text:p>
          </table:table-cell>
          <table:table-cell table:formula="of:=[.C3]/([.H3]-[.H2])" office:value-type="float" office:value="79896.4366407097" calcext:value-type="float">
            <text:p>79896.4366407097</text:p>
          </table:table-cell>
          <table:table-cell table:formula="of:=[.G3]-[.$B3]" office:value-type="float" office:value="0.189812421798706" calcext:value-type="float">
            <text:p>0.18981242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146220.10854" calcext:value-type="float">
            <text:p>1443146220.10854</text:p>
          </table:table-cell>
          <table:table-cell office:value-type="float" office:value="4320" calcext:value-type="float">
            <text:p>4320</text:p>
          </table:table-cell>
          <table:table-cell table:formula="of:=[.B4]-[.$B$2]" office:value-type="float" office:value="0.108333110809326" calcext:value-type="float">
            <text:p>0.1083331108</text:p>
          </table:table-cell>
          <table:table-cell table:formula="of:=[.C4]/([.D4]-[.D3])" office:value-type="float" office:value="79744.1819566145" calcext:value-type="float">
            <text:p>79744.1819566145</text:p>
          </table:table-cell>
          <table:table-cell/>
          <table:table-cell office:value-type="float" office:value="1443146220.35246" calcext:value-type="float">
            <text:p>1443146220.35246</text:p>
          </table:table-cell>
          <table:table-cell table:formula="of:=[.G4]-[.$B$2]" office:value-type="float" office:value="0.352254390716553" calcext:value-type="float">
            <text:p>0.3522543907</text:p>
          </table:table-cell>
          <table:table-cell table:formula="of:=[.C4]/([.H4]-[.H3])" office:value-type="float" office:value="39895.7946839055" calcext:value-type="float">
            <text:p>39895.7946839055</text:p>
          </table:table-cell>
          <table:table-cell table:formula="of:=[.G4]-[.$B4]" office:value-type="float" office:value="0.243921279907227" calcext:value-type="float">
            <text:p>0.24392127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3146220.16269" calcext:value-type="float">
            <text:p>1443146220.16269</text:p>
          </table:table-cell>
          <table:table-cell office:value-type="float" office:value="4320" calcext:value-type="float">
            <text:p>4320</text:p>
          </table:table-cell>
          <table:table-cell table:formula="of:=[.B5]-[.$B$2]" office:value-type="float" office:value="0.162484645843506" calcext:value-type="float">
            <text:p>0.1624846458</text:p>
          </table:table-cell>
          <table:table-cell table:formula="of:=[.C5]/([.D5]-[.D4])" office:value-type="float" office:value="79776.1318727766" calcext:value-type="float">
            <text:p>79776.1318727766</text:p>
          </table:table-cell>
          <table:table-cell/>
          <table:table-cell office:value-type="float" office:value="1443146220.8399" calcext:value-type="float">
            <text:p>1443146220.8399</text:p>
          </table:table-cell>
          <table:table-cell table:formula="of:=[.G5]-[.$B$2]" office:value-type="float" office:value="0.839695692062378" calcext:value-type="float">
            <text:p>0.8396956921</text:p>
          </table:table-cell>
          <table:table-cell table:formula="of:=[.C5]/([.H5]-[.H4])" office:value-type="float" office:value="8862.60558568279" calcext:value-type="float">
            <text:p>8862.6055856828</text:p>
          </table:table-cell>
          <table:table-cell table:formula="of:=[.G5]-[.$B5]" office:value-type="float" office:value="0.677211046218872" calcext:value-type="float">
            <text:p>0.67721104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3146220.21683" calcext:value-type="float">
            <text:p>1443146220.21683</text:p>
          </table:table-cell>
          <table:table-cell office:value-type="float" office:value="4320" calcext:value-type="float">
            <text:p>4320</text:p>
          </table:table-cell>
          <table:table-cell table:formula="of:=[.B6]-[.$B$2]" office:value-type="float" office:value="0.216625928878784" calcext:value-type="float">
            <text:p>0.2166259289</text:p>
          </table:table-cell>
          <table:table-cell table:formula="of:=[.C6]/([.D6]-[.D5])" office:value-type="float" office:value="79791.2379945835" calcext:value-type="float">
            <text:p>79791.2379945835</text:p>
          </table:table-cell>
          <table:table-cell/>
          <table:table-cell office:value-type="float" office:value="1443146221.00239" calcext:value-type="float">
            <text:p>1443146221.00239</text:p>
          </table:table-cell>
          <table:table-cell table:formula="of:=[.G6]-[.$B$2]" office:value-type="float" office:value="1.00218391418457" calcext:value-type="float">
            <text:p>1.0021839142</text:p>
          </table:table-cell>
          <table:table-cell table:formula="of:=[.C6]/([.H6]-[.H5])" office:value-type="float" office:value="26586.5423572136" calcext:value-type="float">
            <text:p>26586.5423572136</text:p>
          </table:table-cell>
          <table:table-cell table:formula="of:=[.G6]-[.$B6]" office:value-type="float" office:value="0.785557985305786" calcext:value-type="float">
            <text:p>0.785557985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3146220.27098" calcext:value-type="float">
            <text:p>1443146220.27098</text:p>
          </table:table-cell>
          <table:table-cell office:value-type="float" office:value="4320" calcext:value-type="float">
            <text:p>4320</text:p>
          </table:table-cell>
          <table:table-cell table:formula="of:=[.B7]-[.$B$2]" office:value-type="float" office:value="0.270770311355591" calcext:value-type="float">
            <text:p>0.2707703114</text:p>
          </table:table-cell>
          <table:table-cell table:formula="of:=[.C7]/([.D7]-[.D6])" office:value-type="float" office:value="79786.6704242222" calcext:value-type="float">
            <text:p>79786.6704242222</text:p>
          </table:table-cell>
          <table:table-cell/>
          <table:table-cell office:value-type="float" office:value="1443146221.42103" calcext:value-type="float">
            <text:p>1443146221.42103</text:p>
          </table:table-cell>
          <table:table-cell table:formula="of:=[.G7]-[.$B$2]" office:value-type="float" office:value="1.4208254814148" calcext:value-type="float">
            <text:p>1.4208254814</text:p>
          </table:table-cell>
          <table:table-cell table:formula="of:=[.C7]/([.H7]-[.H6])" office:value-type="float" office:value="10319.0899761377" calcext:value-type="float">
            <text:p>10319.0899761377</text:p>
          </table:table-cell>
          <table:table-cell table:formula="of:=[.G7]-[.$B7]" office:value-type="float" office:value="1.1500551700592" calcext:value-type="float">
            <text:p>1.15005517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3146220.32513" calcext:value-type="float">
            <text:p>1443146220.32513</text:p>
          </table:table-cell>
          <table:table-cell office:value-type="float" office:value="4320" calcext:value-type="float">
            <text:p>4320</text:p>
          </table:table-cell>
          <table:table-cell table:formula="of:=[.B8]-[.$B$2]" office:value-type="float" office:value="0.324921607971191" calcext:value-type="float">
            <text:p>0.324921608</text:p>
          </table:table-cell>
          <table:table-cell table:formula="of:=[.C8]/([.D8]-[.D7])" office:value-type="float" office:value="79776.483112972" calcext:value-type="float">
            <text:p>79776.483112972</text:p>
          </table:table-cell>
          <table:table-cell/>
          <table:table-cell office:value-type="float" office:value="1443146222.03304" calcext:value-type="float">
            <text:p>1443146222.03304</text:p>
          </table:table-cell>
          <table:table-cell table:formula="of:=[.G8]-[.$B$2]" office:value-type="float" office:value="2.03282999992371" calcext:value-type="float">
            <text:p>2.0328299999</text:p>
          </table:table-cell>
          <table:table-cell table:formula="of:=[.C8]/([.H8]-[.H7])" office:value-type="float" office:value="7058.77141320011" calcext:value-type="float">
            <text:p>7058.7714132001</text:p>
          </table:table-cell>
          <table:table-cell table:formula="of:=[.G8]-[.$B8]" office:value-type="float" office:value="1.70790839195251" calcext:value-type="float">
            <text:p>1.70790839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3146220.37934" calcext:value-type="float">
            <text:p>1443146220.37934</text:p>
          </table:table-cell>
          <table:table-cell office:value-type="float" office:value="4320" calcext:value-type="float">
            <text:p>4320</text:p>
          </table:table-cell>
          <table:table-cell table:formula="of:=[.B9]-[.$B$2]" office:value-type="float" office:value="0.379136085510254" calcext:value-type="float">
            <text:p>0.3791360855</text:p>
          </table:table-cell>
          <table:table-cell table:formula="of:=[.C9]/([.D9]-[.D8])" office:value-type="float" office:value="79683.5125246271" calcext:value-type="float">
            <text:p>79683.5125246271</text:p>
          </table:table-cell>
          <table:table-cell/>
          <table:table-cell office:value-type="float" office:value="1443146226.01766" calcext:value-type="float">
            <text:p>1443146226.01766</text:p>
          </table:table-cell>
          <table:table-cell table:formula="of:=[.G9]-[.$B$2]" office:value-type="float" office:value="6.01745414733887" calcext:value-type="float">
            <text:p>6.0174541473</text:p>
          </table:table-cell>
          <table:table-cell table:formula="of:=[.C9]/([.H9]-[.H8])" office:value-type="float" office:value="1084.16749991399" calcext:value-type="float">
            <text:p>1084.167499914</text:p>
          </table:table-cell>
          <table:table-cell table:formula="of:=[.G9]-[.$B9]" office:value-type="float" office:value="5.63831806182861" calcext:value-type="float">
            <text:p>5.63831806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3146220.43349" calcext:value-type="float">
            <text:p>1443146220.43349</text:p>
          </table:table-cell>
          <table:table-cell office:value-type="float" office:value="4320" calcext:value-type="float">
            <text:p>4320</text:p>
          </table:table-cell>
          <table:table-cell table:formula="of:=[.B10]-[.$B$2]" office:value-type="float" office:value="0.433279275894165" calcext:value-type="float">
            <text:p>0.4332792759</text:p>
          </table:table-cell>
          <table:table-cell table:formula="of:=[.C10]/([.D10]-[.D9])" office:value-type="float" office:value="79788.4271201666" calcext:value-type="float">
            <text:p>79788.4271201666</text:p>
          </table:table-cell>
          <table:table-cell/>
          <table:table-cell office:value-type="float" office:value="1443146226.14138" calcext:value-type="float">
            <text:p>1443146226.14138</text:p>
          </table:table-cell>
          <table:table-cell table:formula="of:=[.G10]-[.$B$2]" office:value-type="float" office:value="6.14117693901062" calcext:value-type="float">
            <text:p>6.141176939</text:p>
          </table:table-cell>
          <table:table-cell table:formula="of:=[.C10]/([.H10]-[.H9])" office:value-type="float" office:value="34916.7678939975" calcext:value-type="float">
            <text:p>34916.7678939975</text:p>
          </table:table-cell>
          <table:table-cell table:formula="of:=[.G10]-[.$B10]" office:value-type="float" office:value="5.70789766311646" calcext:value-type="float">
            <text:p>5.70789766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146220.48763" calcext:value-type="float">
            <text:p>1443146220.48763</text:p>
          </table:table-cell>
          <table:table-cell office:value-type="float" office:value="4320" calcext:value-type="float">
            <text:p>4320</text:p>
          </table:table-cell>
          <table:table-cell table:formula="of:=[.B11]-[.$B$2]" office:value-type="float" office:value="0.487420082092285" calcext:value-type="float">
            <text:p>0.4874200821</text:p>
          </table:table-cell>
          <table:table-cell table:formula="of:=[.C11]/([.D11]-[.D10])" office:value-type="float" office:value="79791.9407441332" calcext:value-type="float">
            <text:p>79791.9407441332</text:p>
          </table:table-cell>
          <table:table-cell/>
          <table:table-cell office:value-type="float" office:value="1443146226.57711" calcext:value-type="float">
            <text:p>1443146226.57711</text:p>
          </table:table-cell>
          <table:table-cell table:formula="of:=[.G11]-[.$B$2]" office:value-type="float" office:value="6.57690095901489" calcext:value-type="float">
            <text:p>6.576900959</text:p>
          </table:table-cell>
          <table:table-cell table:formula="of:=[.C11]/([.H11]-[.H10])" office:value-type="float" office:value="9914.5325978532" calcext:value-type="float">
            <text:p>9914.5325978532</text:p>
          </table:table-cell>
          <table:table-cell table:formula="of:=[.G11]-[.$B11]" office:value-type="float" office:value="6.08948087692261" calcext:value-type="float">
            <text:p>6.089480876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3146220.54177" calcext:value-type="float">
            <text:p>1443146220.54177</text:p>
          </table:table-cell>
          <table:table-cell office:value-type="float" office:value="4320" calcext:value-type="float">
            <text:p>4320</text:p>
          </table:table-cell>
          <table:table-cell table:formula="of:=[.B12]-[.$B$2]" office:value-type="float" office:value="0.54156494140625" calcext:value-type="float">
            <text:p>0.5415649414</text:p>
          </table:table-cell>
          <table:table-cell table:formula="of:=[.C12]/([.D12]-[.D11])" office:value-type="float" office:value="79785.9677675033" calcext:value-type="float">
            <text:p>79785.9677675033</text:p>
          </table:table-cell>
          <table:table-cell/>
          <table:table-cell office:value-type="float" office:value="1443146227.01084" calcext:value-type="float">
            <text:p>1443146227.01084</text:p>
          </table:table-cell>
          <table:table-cell table:formula="of:=[.G12]-[.$B$2]" office:value-type="float" office:value="7.0106360912323" calcext:value-type="float">
            <text:p>7.0106360912</text:p>
          </table:table-cell>
          <table:table-cell table:formula="of:=[.C12]/([.H12]-[.H11])" office:value-type="float" office:value="9959.99558051623" calcext:value-type="float">
            <text:p>9959.9955805162</text:p>
          </table:table-cell>
          <table:table-cell table:formula="of:=[.G12]-[.$B12]" office:value-type="float" office:value="6.46907114982605" calcext:value-type="float">
            <text:p>6.469071149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3146220.59592" calcext:value-type="float">
            <text:p>1443146220.59592</text:p>
          </table:table-cell>
          <table:table-cell office:value-type="float" office:value="4320" calcext:value-type="float">
            <text:p>4320</text:p>
          </table:table-cell>
          <table:table-cell table:formula="of:=[.B13]-[.$B$2]" office:value-type="float" office:value="0.59571647644043" calcext:value-type="float">
            <text:p>0.5957164764</text:p>
          </table:table-cell>
          <table:table-cell table:formula="of:=[.C13]/([.D13]-[.D12])" office:value-type="float" office:value="79776.1318727766" calcext:value-type="float">
            <text:p>79776.1318727766</text:p>
          </table:table-cell>
          <table:table-cell/>
          <table:table-cell office:value-type="float" office:value="1443146231.01437" calcext:value-type="float">
            <text:p>1443146231.01437</text:p>
          </table:table-cell>
          <table:table-cell table:formula="of:=[.G13]-[.$B$2]" office:value-type="float" office:value="11.0141658782959" calcext:value-type="float">
            <text:p>11.0141658783</text:p>
          </table:table-cell>
          <table:table-cell table:formula="of:=[.C13]/([.H13]-[.H12])" office:value-type="float" office:value="1079.04779776062" calcext:value-type="float">
            <text:p>1079.0477977606</text:p>
          </table:table-cell>
          <table:table-cell table:formula="of:=[.G13]-[.$B13]" office:value-type="float" office:value="10.4184494018555" calcext:value-type="float">
            <text:p>10.418449401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3146220.65007" calcext:value-type="float">
            <text:p>1443146220.65007</text:p>
          </table:table-cell>
          <table:table-cell office:value-type="float" office:value="4320" calcext:value-type="float">
            <text:p>4320</text:p>
          </table:table-cell>
          <table:table-cell table:formula="of:=[.B14]-[.$B$2]" office:value-type="float" office:value="0.649860858917236" calcext:value-type="float">
            <text:p>0.6498608589</text:p>
          </table:table-cell>
          <table:table-cell table:formula="of:=[.C14]/([.D14]-[.D13])" office:value-type="float" office:value="79786.6704242222" calcext:value-type="float">
            <text:p>79786.6704242222</text:p>
          </table:table-cell>
          <table:table-cell/>
          <table:table-cell office:value-type="float" office:value="1443146231.06479" calcext:value-type="float">
            <text:p>1443146231.06479</text:p>
          </table:table-cell>
          <table:table-cell table:formula="of:=[.G14]-[.$B$2]" office:value-type="float" office:value="11.0645861625671" calcext:value-type="float">
            <text:p>11.0645861626</text:p>
          </table:table-cell>
          <table:table-cell table:formula="of:=[.C14]/([.H14]-[.H13])" office:value-type="float" office:value="85679.8025326512" calcext:value-type="float">
            <text:p>85679.8025326512</text:p>
          </table:table-cell>
          <table:table-cell table:formula="of:=[.G14]-[.$B14]" office:value-type="float" office:value="10.4147253036499" calcext:value-type="float">
            <text:p>10.41472530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3146220.70423" calcext:value-type="float">
            <text:p>1443146220.70423</text:p>
          </table:table-cell>
          <table:table-cell office:value-type="float" office:value="4320" calcext:value-type="float">
            <text:p>4320</text:p>
          </table:table-cell>
          <table:table-cell table:formula="of:=[.B15]-[.$B$2]" office:value-type="float" office:value="0.704022884368897" calcext:value-type="float">
            <text:p>0.7040228844</text:p>
          </table:table-cell>
          <table:table-cell table:formula="of:=[.C15]/([.D15]-[.D14])" office:value-type="float" office:value="79760.680365538" calcext:value-type="float">
            <text:p>79760.680365538</text:p>
          </table:table-cell>
          <table:table-cell/>
          <table:table-cell office:value-type="float" office:value="1443146231.1152" calcext:value-type="float">
            <text:p>1443146231.1152</text:p>
          </table:table-cell>
          <table:table-cell table:formula="of:=[.G15]-[.$B$2]" office:value-type="float" office:value="11.1149983406067" calcext:value-type="float">
            <text:p>11.1149983406</text:p>
          </table:table-cell>
          <table:table-cell table:formula="of:=[.C15]/([.H15]-[.H14])" office:value-type="float" office:value="85693.5797658009" calcext:value-type="float">
            <text:p>85693.5797658009</text:p>
          </table:table-cell>
          <table:table-cell table:formula="of:=[.G15]-[.$B15]" office:value-type="float" office:value="10.4109754562378" calcext:value-type="float">
            <text:p>10.41097545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3146220.75839" calcext:value-type="float">
            <text:p>1443146220.75839</text:p>
          </table:table-cell>
          <table:table-cell office:value-type="float" office:value="4320" calcext:value-type="float">
            <text:p>4320</text:p>
          </table:table-cell>
          <table:table-cell table:formula="of:=[.B16]-[.$B$2]" office:value-type="float" office:value="0.75818657875061" calcext:value-type="float">
            <text:p>0.7581865788</text:p>
          </table:table-cell>
          <table:table-cell table:formula="of:=[.C16]/([.D16]-[.D15])" office:value-type="float" office:value="79758.222723051" calcext:value-type="float">
            <text:p>79758.222723051</text:p>
          </table:table-cell>
          <table:table-cell/>
          <table:table-cell office:value-type="float" office:value="1443146231.16564" calcext:value-type="float">
            <text:p>1443146231.16564</text:p>
          </table:table-cell>
          <table:table-cell table:formula="of:=[.G16]-[.$B$2]" office:value-type="float" office:value="11.1654372215271" calcext:value-type="float">
            <text:p>11.1654372215</text:p>
          </table:table-cell>
          <table:table-cell table:formula="of:=[.C16]/([.H16]-[.H15])" office:value-type="float" office:value="85648.2126718221" calcext:value-type="float">
            <text:p>85648.2126718221</text:p>
          </table:table-cell>
          <table:table-cell table:formula="of:=[.G16]-[.$B16]" office:value-type="float" office:value="10.4072506427765" calcext:value-type="float">
            <text:p>10.407250642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3146220.81255" calcext:value-type="float">
            <text:p>1443146220.81255</text:p>
          </table:table-cell>
          <table:table-cell office:value-type="float" office:value="4320" calcext:value-type="float">
            <text:p>4320</text:p>
          </table:table-cell>
          <table:table-cell table:formula="of:=[.B17]-[.$B$2]" office:value-type="float" office:value="0.812339544296265" calcext:value-type="float">
            <text:p>0.8123395443</text:p>
          </table:table-cell>
          <table:table-cell table:formula="of:=[.C17]/([.D17]-[.D16])" office:value-type="float" office:value="79774.0244965527" calcext:value-type="float">
            <text:p>79774.0244965527</text:p>
          </table:table-cell>
          <table:table-cell/>
          <table:table-cell office:value-type="float" office:value="1443146231.21606" calcext:value-type="float">
            <text:p>1443146231.21606</text:p>
          </table:table-cell>
          <table:table-cell table:formula="of:=[.G17]-[.$B$2]" office:value-type="float" office:value="11.2158491611481" calcext:value-type="float">
            <text:p>11.2158491611</text:p>
          </table:table-cell>
          <table:table-cell table:formula="of:=[.C17]/([.H17]-[.H16])" office:value-type="float" office:value="85693.9850456151" calcext:value-type="float">
            <text:p>85693.9850456151</text:p>
          </table:table-cell>
          <table:table-cell table:formula="of:=[.G17]-[.$B17]" office:value-type="float" office:value="10.4035096168518" calcext:value-type="float">
            <text:p>10.403509616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3146220.86671" calcext:value-type="float">
            <text:p>1443146220.86671</text:p>
          </table:table-cell>
          <table:table-cell office:value-type="float" office:value="4320" calcext:value-type="float">
            <text:p>4320</text:p>
          </table:table-cell>
          <table:table-cell table:formula="of:=[.B18]-[.$B$2]" office:value-type="float" office:value="0.866501808166504" calcext:value-type="float">
            <text:p>0.8665018082</text:p>
          </table:table-cell>
          <table:table-cell table:formula="of:=[.C18]/([.D18]-[.D17])" office:value-type="float" office:value="79760.3292644813" calcext:value-type="float">
            <text:p>79760.3292644813</text:p>
          </table:table-cell>
          <table:table-cell/>
          <table:table-cell office:value-type="float" office:value="1443146231.26649" calcext:value-type="float">
            <text:p>1443146231.26649</text:p>
          </table:table-cell>
          <table:table-cell table:formula="of:=[.G18]-[.$B$2]" office:value-type="float" office:value="11.2662873268127" calcext:value-type="float">
            <text:p>11.2662873268</text:p>
          </table:table-cell>
          <table:table-cell table:formula="of:=[.C18]/([.H18]-[.H17])" office:value-type="float" office:value="85649.4272357282" calcext:value-type="float">
            <text:p>85649.4272357282</text:p>
          </table:table-cell>
          <table:table-cell table:formula="of:=[.G18]-[.$B18]" office:value-type="float" office:value="10.3997855186462" calcext:value-type="float">
            <text:p>10.39978551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3146220.92086" calcext:value-type="float">
            <text:p>1443146220.92086</text:p>
          </table:table-cell>
          <table:table-cell office:value-type="float" office:value="4320" calcext:value-type="float">
            <text:p>4320</text:p>
          </table:table-cell>
          <table:table-cell table:formula="of:=[.B19]-[.$B$2]" office:value-type="float" office:value="0.920654296875" calcext:value-type="float">
            <text:p>0.9206542969</text:p>
          </table:table-cell>
          <table:table-cell table:formula="of:=[.C19]/([.D19]-[.D18])" office:value-type="float" office:value="79774.7269429231" calcext:value-type="float">
            <text:p>79774.7269429231</text:p>
          </table:table-cell>
          <table:table-cell/>
          <table:table-cell office:value-type="float" office:value="1443146231.31699" calcext:value-type="float">
            <text:p>1443146231.31699</text:p>
          </table:table-cell>
          <table:table-cell table:formula="of:=[.G19]-[.$B$2]" office:value-type="float" office:value="11.3167819976807" calcext:value-type="float">
            <text:p>11.3167819977</text:p>
          </table:table-cell>
          <table:table-cell table:formula="of:=[.C19]/([.H19]-[.H18])" office:value-type="float" office:value="85553.5826998442" calcext:value-type="float">
            <text:p>85553.5826998442</text:p>
          </table:table-cell>
          <table:table-cell table:formula="of:=[.G19]-[.$B19]" office:value-type="float" office:value="10.3961277008057" calcext:value-type="float">
            <text:p>10.396127700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3146220.97502" calcext:value-type="float">
            <text:p>1443146220.97502</text:p>
          </table:table-cell>
          <table:table-cell office:value-type="float" office:value="4320" calcext:value-type="float">
            <text:p>4320</text:p>
          </table:table-cell>
          <table:table-cell table:formula="of:=[.B20]-[.$B$2]" office:value-type="float" office:value="0.974809169769287" calcext:value-type="float">
            <text:p>0.9748091698</text:p>
          </table:table-cell>
          <table:table-cell table:formula="of:=[.C20]/([.D20]-[.D19])" office:value-type="float" office:value="79771.214834773" calcext:value-type="float">
            <text:p>79771.214834773</text:p>
          </table:table-cell>
          <table:table-cell/>
          <table:table-cell office:value-type="float" office:value="1443146231.36731" calcext:value-type="float">
            <text:p>1443146231.36731</text:p>
          </table:table-cell>
          <table:table-cell table:formula="of:=[.G20]-[.$B$2]" office:value-type="float" office:value="11.3671085834503" calcext:value-type="float">
            <text:p>11.3671085835</text:p>
          </table:table-cell>
          <table:table-cell table:formula="of:=[.C20]/([.H20]-[.H19])" office:value-type="float" office:value="85839.3219792974" calcext:value-type="float">
            <text:p>85839.3219792974</text:p>
          </table:table-cell>
          <table:table-cell table:formula="of:=[.G20]-[.$B20]" office:value-type="float" office:value="10.392299413681" calcext:value-type="float">
            <text:p>10.392299413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3146221.02744" calcext:value-type="float">
            <text:p>1443146221.02744</text:p>
          </table:table-cell>
          <table:table-cell office:value-type="float" office:value="4320" calcext:value-type="float">
            <text:p>4320</text:p>
          </table:table-cell>
          <table:table-cell table:formula="of:=[.B21]-[.$B$2]" office:value-type="float" office:value="1.02722954750061" calcext:value-type="float">
            <text:p>1.0272295475</text:p>
          </table:table-cell>
          <table:table-cell table:formula="of:=[.C21]/([.D21]-[.D20])" office:value-type="float" office:value="82410.699559279" calcext:value-type="float">
            <text:p>82410.699559279</text:p>
          </table:table-cell>
          <table:table-cell/>
          <table:table-cell office:value-type="float" office:value="1443146231.41775" calcext:value-type="float">
            <text:p>1443146231.41775</text:p>
          </table:table-cell>
          <table:table-cell table:formula="of:=[.G21]-[.$B$2]" office:value-type="float" office:value="11.4175412654877" calcext:value-type="float">
            <text:p>11.4175412655</text:p>
          </table:table-cell>
          <table:table-cell table:formula="of:=[.C21]/([.H21]-[.H20])" office:value-type="float" office:value="85658.7400368742" calcext:value-type="float">
            <text:p>85658.7400368742</text:p>
          </table:table-cell>
          <table:table-cell table:formula="of:=[.G21]-[.$B21]" office:value-type="float" office:value="10.3903117179871" calcext:value-type="float">
            <text:p>10.3903117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3146221.0784" calcext:value-type="float">
            <text:p>1443146221.0784</text:p>
          </table:table-cell>
          <table:table-cell office:value-type="float" office:value="4320" calcext:value-type="float">
            <text:p>4320</text:p>
          </table:table-cell>
          <table:table-cell table:formula="of:=[.B22]-[.$B$2]" office:value-type="float" office:value="1.0781946182251" calcext:value-type="float">
            <text:p>1.0781946182</text:p>
          </table:table-cell>
          <table:table-cell table:formula="of:=[.C22]/([.D22]-[.D21])" office:value-type="float" office:value="84763.9361348783" calcext:value-type="float">
            <text:p>84763.9361348783</text:p>
          </table:table-cell>
          <table:table-cell/>
          <table:table-cell office:value-type="float" office:value="1443146231.46822" calcext:value-type="float">
            <text:p>1443146231.46822</text:p>
          </table:table-cell>
          <table:table-cell table:formula="of:=[.G22]-[.$B$2]" office:value-type="float" office:value="11.4680097103119" calcext:value-type="float">
            <text:p>11.4680097103</text:p>
          </table:table-cell>
          <table:table-cell table:formula="of:=[.C22]/([.H22]-[.H21])" office:value-type="float" office:value="85598.0408163265" calcext:value-type="float">
            <text:p>85598.0408163265</text:p>
          </table:table-cell>
          <table:table-cell table:formula="of:=[.G22]-[.$B22]" office:value-type="float" office:value="10.3898150920868" calcext:value-type="float">
            <text:p>10.389815092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3146221.12935" calcext:value-type="float">
            <text:p>1443146221.12935</text:p>
          </table:table-cell>
          <table:table-cell office:value-type="float" office:value="4320" calcext:value-type="float">
            <text:p>4320</text:p>
          </table:table-cell>
          <table:table-cell table:formula="of:=[.B23]-[.$B$2]" office:value-type="float" office:value="1.12914800643921" calcext:value-type="float">
            <text:p>1.1291480064</text:p>
          </table:table-cell>
          <table:table-cell table:formula="of:=[.C23]/([.D23]-[.D22])" office:value-type="float" office:value="84783.3706729554" calcext:value-type="float">
            <text:p>84783.3706729554</text:p>
          </table:table-cell>
          <table:table-cell/>
          <table:table-cell office:value-type="float" office:value="1443146231.51861" calcext:value-type="float">
            <text:p>1443146231.51861</text:p>
          </table:table-cell>
          <table:table-cell table:formula="of:=[.G23]-[.$B$2]" office:value-type="float" office:value="11.5184056758881" calcext:value-type="float">
            <text:p>11.5184056759</text:p>
          </table:table-cell>
          <table:table-cell table:formula="of:=[.C23]/([.H23]-[.H22])" office:value-type="float" office:value="85721.1475285747" calcext:value-type="float">
            <text:p>85721.1475285747</text:p>
          </table:table-cell>
          <table:table-cell table:formula="of:=[.G23]-[.$B23]" office:value-type="float" office:value="10.3892576694489" calcext:value-type="float">
            <text:p>10.389257669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3146221.18032" calcext:value-type="float">
            <text:p>1443146221.18032</text:p>
          </table:table-cell>
          <table:table-cell office:value-type="float" office:value="4320" calcext:value-type="float">
            <text:p>4320</text:p>
          </table:table-cell>
          <table:table-cell table:formula="of:=[.B24]-[.$B$2]" office:value-type="float" office:value="1.18011474609375" calcext:value-type="float">
            <text:p>1.1801147461</text:p>
          </table:table-cell>
          <table:table-cell table:formula="of:=[.C24]/([.D24]-[.D23])" office:value-type="float" office:value="84761.1604996024" calcext:value-type="float">
            <text:p>84761.1604996024</text:p>
          </table:table-cell>
          <table:table-cell/>
          <table:table-cell office:value-type="float" office:value="1443146231.56912" calcext:value-type="float">
            <text:p>1443146231.56912</text:p>
          </table:table-cell>
          <table:table-cell table:formula="of:=[.G24]-[.$B$2]" office:value-type="float" office:value="11.568913936615" calcext:value-type="float">
            <text:p>11.5689139366</text:p>
          </table:table-cell>
          <table:table-cell table:formula="of:=[.C24]/([.H24]-[.H23])" office:value-type="float" office:value="85530.5634726949" calcext:value-type="float">
            <text:p>85530.5634726949</text:p>
          </table:table-cell>
          <table:table-cell table:formula="of:=[.G24]-[.$B24]" office:value-type="float" office:value="10.3887991905212" calcext:value-type="float">
            <text:p>10.38879919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3146221.23128" calcext:value-type="float">
            <text:p>1443146221.23128</text:p>
          </table:table-cell>
          <table:table-cell office:value-type="float" office:value="4320" calcext:value-type="float">
            <text:p>4320</text:p>
          </table:table-cell>
          <table:table-cell table:formula="of:=[.B25]-[.$B$2]" office:value-type="float" office:value="1.23107361793518" calcext:value-type="float">
            <text:p>1.2310736179</text:p>
          </table:table-cell>
          <table:table-cell table:formula="of:=[.C25]/([.D25]-[.D24])" office:value-type="float" office:value="84774.2472290713" calcext:value-type="float">
            <text:p>84774.2472290713</text:p>
          </table:table-cell>
          <table:table-cell/>
          <table:table-cell office:value-type="float" office:value="1443146231.61952" calcext:value-type="float">
            <text:p>1443146231.61952</text:p>
          </table:table-cell>
          <table:table-cell table:formula="of:=[.G25]-[.$B$2]" office:value-type="float" office:value="11.6193182468414" calcext:value-type="float">
            <text:p>11.6193182468</text:p>
          </table:table-cell>
          <table:table-cell table:formula="of:=[.C25]/([.H25]-[.H24])" office:value-type="float" office:value="85706.956024048" calcext:value-type="float">
            <text:p>85706.956024048</text:p>
          </table:table-cell>
          <table:table-cell table:formula="of:=[.G25]-[.$B25]" office:value-type="float" office:value="10.3882446289063" calcext:value-type="float">
            <text:p>10.388244628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3146221.28224" calcext:value-type="float">
            <text:p>1443146221.28224</text:p>
          </table:table-cell>
          <table:table-cell office:value-type="float" office:value="4320" calcext:value-type="float">
            <text:p>4320</text:p>
          </table:table-cell>
          <table:table-cell table:formula="of:=[.B26]-[.$B$2]" office:value-type="float" office:value="1.28203868865967" calcext:value-type="float">
            <text:p>1.2820386887</text:p>
          </table:table-cell>
          <table:table-cell table:formula="of:=[.C26]/([.D26]-[.D25])" office:value-type="float" office:value="84763.9361348783" calcext:value-type="float">
            <text:p>84763.9361348783</text:p>
          </table:table-cell>
          <table:table-cell/>
          <table:table-cell office:value-type="float" office:value="1443146231.66996" calcext:value-type="float">
            <text:p>1443146231.66996</text:p>
          </table:table-cell>
          <table:table-cell table:formula="of:=[.G26]-[.$B$2]" office:value-type="float" office:value="11.6697497367859" calcext:value-type="float">
            <text:p>11.6697497368</text:p>
          </table:table-cell>
          <table:table-cell table:formula="of:=[.C26]/([.H26]-[.H25])" office:value-type="float" office:value="85660.7648268526" calcext:value-type="float">
            <text:p>85660.7648268526</text:p>
          </table:table-cell>
          <table:table-cell table:formula="of:=[.G26]-[.$B26]" office:value-type="float" office:value="10.3877110481262" calcext:value-type="float">
            <text:p>10.387711048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3146221.33321" calcext:value-type="float">
            <text:p>1443146221.33321</text:p>
          </table:table-cell>
          <table:table-cell office:value-type="float" office:value="4320" calcext:value-type="float">
            <text:p>4320</text:p>
          </table:table-cell>
          <table:table-cell table:formula="of:=[.B27]-[.$B$2]" office:value-type="float" office:value="1.33300924301147" calcext:value-type="float">
            <text:p>1.333009243</text:p>
          </table:table-cell>
          <table:table-cell table:formula="of:=[.C27]/([.D27]-[.D26])" office:value-type="float" office:value="84754.8168729477" calcext:value-type="float">
            <text:p>84754.8168729477</text:p>
          </table:table-cell>
          <table:table-cell/>
          <table:table-cell office:value-type="float" office:value="1443146231.72036" calcext:value-type="float">
            <text:p>1443146231.72036</text:p>
          </table:table-cell>
          <table:table-cell table:formula="of:=[.G27]-[.$B$2]" office:value-type="float" office:value="11.7201497554779" calcext:value-type="float">
            <text:p>11.7201497555</text:p>
          </table:table-cell>
          <table:table-cell table:formula="of:=[.C27]/([.H27]-[.H26])" office:value-type="float" office:value="85714.2539251536" calcext:value-type="float">
            <text:p>85714.2539251536</text:p>
          </table:table-cell>
          <table:table-cell table:formula="of:=[.G27]-[.$B27]" office:value-type="float" office:value="10.3871405124664" calcext:value-type="float">
            <text:p>10.387140512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3146221.38422" calcext:value-type="float">
            <text:p>1443146221.38422</text:p>
          </table:table-cell>
          <table:table-cell office:value-type="float" office:value="4320" calcext:value-type="float">
            <text:p>4320</text:p>
          </table:table-cell>
          <table:table-cell table:formula="of:=[.B28]-[.$B$2]" office:value-type="float" office:value="1.38400959968567" calcext:value-type="float">
            <text:p>1.3840095997</text:p>
          </table:table-cell>
          <table:table-cell table:formula="of:=[.C28]/([.D28]-[.D27])" office:value-type="float" office:value="84705.2899570382" calcext:value-type="float">
            <text:p>84705.2899570382</text:p>
          </table:table-cell>
          <table:table-cell/>
          <table:table-cell office:value-type="float" office:value="1443146231.77078" calcext:value-type="float">
            <text:p>1443146231.77078</text:p>
          </table:table-cell>
          <table:table-cell table:formula="of:=[.G28]-[.$B$2]" office:value-type="float" office:value="11.7705693244934" calcext:value-type="float">
            <text:p>11.7705693245</text:p>
          </table:table-cell>
          <table:table-cell table:formula="of:=[.C28]/([.H28]-[.H27])" office:value-type="float" office:value="85681.0179926705" calcext:value-type="float">
            <text:p>85681.0179926705</text:p>
          </table:table-cell>
          <table:table-cell table:formula="of:=[.G28]-[.$B28]" office:value-type="float" office:value="10.3865597248077" calcext:value-type="float">
            <text:p>10.38655972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3146221.43519" calcext:value-type="float">
            <text:p>1443146221.43519</text:p>
          </table:table-cell>
          <table:table-cell office:value-type="float" office:value="4320" calcext:value-type="float">
            <text:p>4320</text:p>
          </table:table-cell>
          <table:table-cell table:formula="of:=[.B29]-[.$B$2]" office:value-type="float" office:value="1.43498492240906" calcext:value-type="float">
            <text:p>1.4349849224</text:p>
          </table:table-cell>
          <table:table-cell table:formula="of:=[.C29]/([.D29]-[.D28])" office:value-type="float" office:value="84746.8886747799" calcext:value-type="float">
            <text:p>84746.8886747799</text:p>
          </table:table-cell>
          <table:table-cell/>
          <table:table-cell office:value-type="float" office:value="1443146231.82135" calcext:value-type="float">
            <text:p>1443146231.82135</text:p>
          </table:table-cell>
          <table:table-cell table:formula="of:=[.G29]-[.$B$2]" office:value-type="float" office:value="11.8211405277252" calcext:value-type="float">
            <text:p>11.8211405277</text:p>
          </table:table-cell>
          <table:table-cell table:formula="of:=[.C29]/([.H29]-[.H28])" office:value-type="float" office:value="85424.1094521265" calcext:value-type="float">
            <text:p>85424.1094521265</text:p>
          </table:table-cell>
          <table:table-cell table:formula="of:=[.G29]-[.$B29]" office:value-type="float" office:value="10.3861556053162" calcext:value-type="float">
            <text:p>10.38615560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3146221.48617" calcext:value-type="float">
            <text:p>1443146221.48617</text:p>
          </table:table-cell>
          <table:table-cell office:value-type="float" office:value="4320" calcext:value-type="float">
            <text:p>4320</text:p>
          </table:table-cell>
          <table:table-cell table:formula="of:=[.B30]-[.$B$2]" office:value-type="float" office:value="1.48596453666687" calcext:value-type="float">
            <text:p>1.4859645367</text:p>
          </table:table-cell>
          <table:table-cell table:formula="of:=[.C30]/([.D30]-[.D29])" office:value-type="float" office:value="84739.7545645017" calcext:value-type="float">
            <text:p>84739.7545645017</text:p>
          </table:table-cell>
          <table:table-cell/>
          <table:table-cell office:value-type="float" office:value="1443146231.87177" calcext:value-type="float">
            <text:p>1443146231.87177</text:p>
          </table:table-cell>
          <table:table-cell table:formula="of:=[.G30]-[.$B$2]" office:value-type="float" office:value="11.8715591430664" calcext:value-type="float">
            <text:p>11.8715591431</text:p>
          </table:table-cell>
          <table:table-cell table:formula="of:=[.C30]/([.H30]-[.H29])" office:value-type="float" office:value="85682.6386596744" calcext:value-type="float">
            <text:p>85682.6386596744</text:p>
          </table:table-cell>
          <table:table-cell table:formula="of:=[.G30]-[.$B30]" office:value-type="float" office:value="10.3855946063995" calcext:value-type="float">
            <text:p>10.385594606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3146221.53714" calcext:value-type="float">
            <text:p>1443146221.53714</text:p>
          </table:table-cell>
          <table:table-cell office:value-type="float" office:value="4320" calcext:value-type="float">
            <text:p>4320</text:p>
          </table:table-cell>
          <table:table-cell table:formula="of:=[.B31]-[.$B$2]" office:value-type="float" office:value="1.53692984580994" calcext:value-type="float">
            <text:p>1.5369298458</text:p>
          </table:table-cell>
          <table:table-cell table:formula="of:=[.C31]/([.D31]-[.D30])" office:value-type="float" office:value="84763.5396044236" calcext:value-type="float">
            <text:p>84763.5396044236</text:p>
          </table:table-cell>
          <table:table-cell/>
          <table:table-cell office:value-type="float" office:value="1443146231.92221" calcext:value-type="float">
            <text:p>1443146231.92221</text:p>
          </table:table-cell>
          <table:table-cell table:formula="of:=[.G31]-[.$B$2]" office:value-type="float" office:value="11.9220035076141" calcext:value-type="float">
            <text:p>11.9220035076</text:p>
          </table:table-cell>
          <table:table-cell table:formula="of:=[.C31]/([.H31]-[.H30])" office:value-type="float" office:value="85638.9021594771" calcext:value-type="float">
            <text:p>85638.9021594771</text:p>
          </table:table-cell>
          <table:table-cell table:formula="of:=[.G31]-[.$B31]" office:value-type="float" office:value="10.3850736618042" calcext:value-type="float">
            <text:p>10.38507366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3146221.58812" calcext:value-type="float">
            <text:p>1443146221.58812</text:p>
          </table:table-cell>
          <table:table-cell office:value-type="float" office:value="4320" calcext:value-type="float">
            <text:p>4320</text:p>
          </table:table-cell>
          <table:table-cell table:formula="of:=[.B32]-[.$B$2]" office:value-type="float" office:value="1.58791399002075" calcext:value-type="float">
            <text:p>1.58791399</text:p>
          </table:table-cell>
          <table:table-cell table:formula="of:=[.C32]/([.D32]-[.D31])" office:value-type="float" office:value="84732.225417713" calcext:value-type="float">
            <text:p>84732.225417713</text:p>
          </table:table-cell>
          <table:table-cell/>
          <table:table-cell office:value-type="float" office:value="1443146231.9727" calcext:value-type="float">
            <text:p>1443146231.9727</text:p>
          </table:table-cell>
          <table:table-cell table:formula="of:=[.G32]-[.$B$2]" office:value-type="float" office:value="11.9724898338318" calcext:value-type="float">
            <text:p>11.9724898338</text:p>
          </table:table-cell>
          <table:table-cell table:formula="of:=[.C32]/([.H32]-[.H31])" office:value-type="float" office:value="85567.7234539916" calcext:value-type="float">
            <text:p>85567.7234539916</text:p>
          </table:table-cell>
          <table:table-cell table:formula="of:=[.G32]-[.$B32]" office:value-type="float" office:value="10.384575843811" calcext:value-type="float">
            <text:p>10.38457584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3146221.63912" calcext:value-type="float">
            <text:p>1443146221.63912</text:p>
          </table:table-cell>
          <table:table-cell office:value-type="float" office:value="4320" calcext:value-type="float">
            <text:p>4320</text:p>
          </table:table-cell>
          <table:table-cell table:formula="of:=[.B33]-[.$B$2]" office:value-type="float" office:value="1.63891077041626" calcext:value-type="float">
            <text:p>1.6389107704</text:p>
          </table:table-cell>
          <table:table-cell table:formula="of:=[.C33]/([.D33]-[.D32])" office:value-type="float" office:value="84711.2301305307" calcext:value-type="float">
            <text:p>84711.2301305307</text:p>
          </table:table-cell>
          <table:table-cell/>
          <table:table-cell office:value-type="float" office:value="1443146232.02315" calcext:value-type="float">
            <text:p>1443146232.02315</text:p>
          </table:table-cell>
          <table:table-cell table:formula="of:=[.G33]-[.$B$2]" office:value-type="float" office:value="12.0229456424713" calcext:value-type="float">
            <text:p>12.0229456425</text:p>
          </table:table-cell>
          <table:table-cell table:formula="of:=[.C33]/([.H33]-[.H32])" office:value-type="float" office:value="85619.4780439169" calcext:value-type="float">
            <text:p>85619.4780439169</text:p>
          </table:table-cell>
          <table:table-cell table:formula="of:=[.G33]-[.$B33]" office:value-type="float" office:value="10.3840348720551" calcext:value-type="float">
            <text:p>10.3840348721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3146221.69032" calcext:value-type="float">
            <text:p>1443146221.69032</text:p>
          </table:table-cell>
          <table:table-cell office:value-type="float" office:value="4320" calcext:value-type="float">
            <text:p>4320</text:p>
          </table:table-cell>
          <table:table-cell table:formula="of:=[.B34]-[.$B$2]" office:value-type="float" office:value="1.6901113986969" calcext:value-type="float">
            <text:p>1.6901113987</text:p>
          </table:table-cell>
          <table:table-cell table:formula="of:=[.C34]/([.D34]-[.D33])" office:value-type="float" office:value="84373.9646381158" calcext:value-type="float">
            <text:p>84373.9646381158</text:p>
          </table:table-cell>
          <table:table-cell/>
          <table:table-cell office:value-type="float" office:value="1443146232.03895" calcext:value-type="float">
            <text:p>1443146232.03895</text:p>
          </table:table-cell>
          <table:table-cell table:formula="of:=[.G34]-[.$B$2]" office:value-type="float" office:value="12.0387394428253" calcext:value-type="float">
            <text:p>12.0387394428</text:p>
          </table:table-cell>
          <table:table-cell table:formula="of:=[.C34]/([.H34]-[.H33])" office:value-type="float" office:value="273525.048004348" calcext:value-type="float">
            <text:p>273525.048004348</text:p>
          </table:table-cell>
          <table:table-cell table:formula="of:=[.G34]-[.$B34]" office:value-type="float" office:value="10.3486280441284" calcext:value-type="float">
            <text:p>10.348628044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3146221.74126" calcext:value-type="float">
            <text:p>1443146221.74126</text:p>
          </table:table-cell>
          <table:table-cell office:value-type="float" office:value="4320" calcext:value-type="float">
            <text:p>4320</text:p>
          </table:table-cell>
          <table:table-cell table:formula="of:=[.B35]-[.$B$2]" office:value-type="float" office:value="1.74105453491211" calcext:value-type="float">
            <text:p>1.7410545349</text:p>
          </table:table-cell>
          <table:table-cell table:formula="of:=[.C35]/([.D35]-[.D34])" office:value-type="float" office:value="84800.4328149351" calcext:value-type="float">
            <text:p>84800.4328149351</text:p>
          </table:table-cell>
          <table:table-cell/>
          <table:table-cell office:value-type="float" office:value="1443146232.05474" calcext:value-type="float">
            <text:p>1443146232.05474</text:p>
          </table:table-cell>
          <table:table-cell table:formula="of:=[.G35]-[.$B$2]" office:value-type="float" office:value="12.0545341968536" calcext:value-type="float">
            <text:p>12.0545341969</text:p>
          </table:table-cell>
          <table:table-cell table:formula="of:=[.C35]/([.H35]-[.H34])" office:value-type="float" office:value="273508.532785895" calcext:value-type="float">
            <text:p>273508.532785895</text:p>
          </table:table-cell>
          <table:table-cell table:formula="of:=[.G35]-[.$B35]" office:value-type="float" office:value="10.3134796619415" calcext:value-type="float">
            <text:p>10.313479661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3146221.7922" calcext:value-type="float">
            <text:p>1443146221.7922</text:p>
          </table:table-cell>
          <table:table-cell office:value-type="float" office:value="4320" calcext:value-type="float">
            <text:p>4320</text:p>
          </table:table-cell>
          <table:table-cell table:formula="of:=[.B36]-[.$B$2]" office:value-type="float" office:value="1.79199814796448" calcext:value-type="float">
            <text:p>1.791998148</text:p>
          </table:table-cell>
          <table:table-cell table:formula="of:=[.C36]/([.D36]-[.D35])" office:value-type="float" office:value="84799.6390746608" calcext:value-type="float">
            <text:p>84799.6390746608</text:p>
          </table:table-cell>
          <table:table-cell/>
          <table:table-cell office:value-type="float" office:value="1443146232.0835" calcext:value-type="float">
            <text:p>1443146232.0835</text:p>
          </table:table-cell>
          <table:table-cell table:formula="of:=[.G36]-[.$B$2]" office:value-type="float" office:value="12.083295583725" calcext:value-type="float">
            <text:p>12.0832955837</text:p>
          </table:table-cell>
          <table:table-cell table:formula="of:=[.C36]/([.H36]-[.H35])" office:value-type="float" office:value="150201.380042111" calcext:value-type="float">
            <text:p>150201.380042111</text:p>
          </table:table-cell>
          <table:table-cell table:formula="of:=[.G36]-[.$B36]" office:value-type="float" office:value="10.2912974357605" calcext:value-type="float">
            <text:p>10.291297435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3146221.84315" calcext:value-type="float">
            <text:p>1443146221.84315</text:p>
          </table:table-cell>
          <table:table-cell office:value-type="float" office:value="4320" calcext:value-type="float">
            <text:p>4320</text:p>
          </table:table-cell>
          <table:table-cell table:formula="of:=[.B37]-[.$B$2]" office:value-type="float" office:value="1.84294033050537" calcext:value-type="float">
            <text:p>1.8429403305</text:p>
          </table:table-cell>
          <table:table-cell table:formula="of:=[.C37]/([.D37]-[.D36])" office:value-type="float" office:value="84802.0203400619" calcext:value-type="float">
            <text:p>84802.0203400619</text:p>
          </table:table-cell>
          <table:table-cell/>
          <table:table-cell office:value-type="float" office:value="1443146232.13021" calcext:value-type="float">
            <text:p>1443146232.13021</text:p>
          </table:table-cell>
          <table:table-cell table:formula="of:=[.G37]-[.$B$2]" office:value-type="float" office:value="12.1300010681152" calcext:value-type="float">
            <text:p>12.1300010681</text:p>
          </table:table-cell>
          <table:table-cell table:formula="of:=[.C37]/([.H37]-[.H36])" office:value-type="float" office:value="92494.4908804116" calcext:value-type="float">
            <text:p>92494.4908804116</text:p>
          </table:table-cell>
          <table:table-cell table:formula="of:=[.G37]-[.$B37]" office:value-type="float" office:value="10.2870607376099" calcext:value-type="float">
            <text:p>10.287060737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3146221.8941" calcext:value-type="float">
            <text:p>1443146221.8941</text:p>
          </table:table-cell>
          <table:table-cell office:value-type="float" office:value="4320" calcext:value-type="float">
            <text:p>4320</text:p>
          </table:table-cell>
          <table:table-cell table:formula="of:=[.B38]-[.$B$2]" office:value-type="float" office:value="1.89389491081238" calcext:value-type="float">
            <text:p>1.8938949108</text:p>
          </table:table-cell>
          <table:table-cell table:formula="of:=[.C38]/([.D38]-[.D37])" office:value-type="float" office:value="84781.3871485455" calcext:value-type="float">
            <text:p>84781.3871485455</text:p>
          </table:table-cell>
          <table:table-cell/>
          <table:table-cell office:value-type="float" office:value="1443146232.17693" calcext:value-type="float">
            <text:p>1443146232.17693</text:p>
          </table:table-cell>
          <table:table-cell table:formula="of:=[.G38]-[.$B$2]" office:value-type="float" office:value="12.1767201423645" calcext:value-type="float">
            <text:p>12.1767201424</text:p>
          </table:table-cell>
          <table:table-cell table:formula="of:=[.C38]/([.H38]-[.H37])" office:value-type="float" office:value="92467.5856578585" calcext:value-type="float">
            <text:p>92467.5856578585</text:p>
          </table:table-cell>
          <table:table-cell table:formula="of:=[.G38]-[.$B38]" office:value-type="float" office:value="10.2828252315521" calcext:value-type="float">
            <text:p>10.28282523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3146221.94508" calcext:value-type="float">
            <text:p>1443146221.94508</text:p>
          </table:table-cell>
          <table:table-cell office:value-type="float" office:value="4320" calcext:value-type="float">
            <text:p>4320</text:p>
          </table:table-cell>
          <table:table-cell table:formula="of:=[.B39]-[.$B$2]" office:value-type="float" office:value="1.9448733329773" calcext:value-type="float">
            <text:p>1.944873333</text:p>
          </table:table-cell>
          <table:table-cell table:formula="of:=[.C39]/([.D39]-[.D38])" office:value-type="float" office:value="84741.7361413158" calcext:value-type="float">
            <text:p>84741.7361413158</text:p>
          </table:table-cell>
          <table:table-cell/>
          <table:table-cell office:value-type="float" office:value="1443146232.22357" calcext:value-type="float">
            <text:p>1443146232.22357</text:p>
          </table:table-cell>
          <table:table-cell table:formula="of:=[.G39]-[.$B$2]" office:value-type="float" office:value="12.2233686447144" calcext:value-type="float">
            <text:p>12.2233686447</text:p>
          </table:table-cell>
          <table:table-cell table:formula="of:=[.C39]/([.H39]-[.H38])" office:value-type="float" office:value="92607.4746751986" calcext:value-type="float">
            <text:p>92607.4746751986</text:p>
          </table:table-cell>
          <table:table-cell table:formula="of:=[.G39]-[.$B39]" office:value-type="float" office:value="10.2784953117371" calcext:value-type="float">
            <text:p>10.278495311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3146221.99601" calcext:value-type="float">
            <text:p>1443146221.99601</text:p>
          </table:table-cell>
          <table:table-cell office:value-type="float" office:value="4320" calcext:value-type="float">
            <text:p>4320</text:p>
          </table:table-cell>
          <table:table-cell table:formula="of:=[.B40]-[.$B$2]" office:value-type="float" office:value="1.99580860137939" calcext:value-type="float">
            <text:p>1.9958086014</text:p>
          </table:table-cell>
          <table:table-cell table:formula="of:=[.C40]/([.D40]-[.D39])" office:value-type="float" office:value="84813.5316750765" calcext:value-type="float">
            <text:p>84813.5316750765</text:p>
          </table:table-cell>
          <table:table-cell/>
          <table:table-cell office:value-type="float" office:value="1443146232.27027" calcext:value-type="float">
            <text:p>1443146232.27027</text:p>
          </table:table-cell>
          <table:table-cell table:formula="of:=[.G40]-[.$B$2]" office:value-type="float" office:value="12.2700600624084" calcext:value-type="float">
            <text:p>12.2700600624</text:p>
          </table:table-cell>
          <table:table-cell table:formula="of:=[.C40]/([.H40]-[.H39])" office:value-type="float" office:value="92522.3566417141" calcext:value-type="float">
            <text:p>92522.3566417141</text:p>
          </table:table-cell>
          <table:table-cell table:formula="of:=[.G40]-[.$B40]" office:value-type="float" office:value="10.2742514610291" calcext:value-type="float">
            <text:p>10.27425146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3146222.03904" calcext:value-type="float">
            <text:p>1443146222.03904</text:p>
          </table:table-cell>
          <table:table-cell office:value-type="float" office:value="4320" calcext:value-type="float">
            <text:p>4320</text:p>
          </table:table-cell>
          <table:table-cell table:formula="of:=[.B41]-[.$B$2]" office:value-type="float" office:value="2.03883004188538" calcext:value-type="float">
            <text:p>2.0388300419</text:p>
          </table:table-cell>
          <table:table-cell table:formula="of:=[.C41]/([.D41]-[.D40])" office:value-type="float" office:value="100415.047687661" calcext:value-type="float">
            <text:p>100415.047687661</text:p>
          </table:table-cell>
          <table:table-cell/>
          <table:table-cell office:value-type="float" office:value="1443146232.31702" calcext:value-type="float">
            <text:p>1443146232.31702</text:p>
          </table:table-cell>
          <table:table-cell table:formula="of:=[.G41]-[.$B$2]" office:value-type="float" office:value="12.3168134689331" calcext:value-type="float">
            <text:p>12.3168134689</text:p>
          </table:table-cell>
          <table:table-cell table:formula="of:=[.C41]/([.H41]-[.H40])" office:value-type="float" office:value="92399.6842395129" calcext:value-type="float">
            <text:p>92399.6842395129</text:p>
          </table:table-cell>
          <table:table-cell table:formula="of:=[.G41]-[.$B41]" office:value-type="float" office:value="10.2779834270477" calcext:value-type="float">
            <text:p>10.27798342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3146222.08136" calcext:value-type="float">
            <text:p>1443146222.08136</text:p>
          </table:table-cell>
          <table:table-cell office:value-type="float" office:value="4320" calcext:value-type="float">
            <text:p>4320</text:p>
          </table:table-cell>
          <table:table-cell table:formula="of:=[.B42]-[.$B$2]" office:value-type="float" office:value="2.08114910125732" calcext:value-type="float">
            <text:p>2.0811491013</text:p>
          </table:table-cell>
          <table:table-cell table:formula="of:=[.C42]/([.D42]-[.D41])" office:value-type="float" office:value="102081.664009375" calcext:value-type="float">
            <text:p>102081.664009375</text:p>
          </table:table-cell>
          <table:table-cell/>
          <table:table-cell office:value-type="float" office:value="1443146232.36368" calcext:value-type="float">
            <text:p>1443146232.36368</text:p>
          </table:table-cell>
          <table:table-cell table:formula="of:=[.G42]-[.$B$2]" office:value-type="float" office:value="12.3634731769562" calcext:value-type="float">
            <text:p>12.363473177</text:p>
          </table:table-cell>
          <table:table-cell table:formula="of:=[.C42]/([.H42]-[.H41])" office:value-type="float" office:value="92585.2343067372" calcext:value-type="float">
            <text:p>92585.2343067372</text:p>
          </table:table-cell>
          <table:table-cell table:formula="of:=[.G42]-[.$B42]" office:value-type="float" office:value="10.2823240756989" calcext:value-type="float">
            <text:p>10.2823240757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3146222.1237" calcext:value-type="float">
            <text:p>1443146222.1237</text:p>
          </table:table-cell>
          <table:table-cell office:value-type="float" office:value="4320" calcext:value-type="float">
            <text:p>4320</text:p>
          </table:table-cell>
          <table:table-cell table:formula="of:=[.B43]-[.$B$2]" office:value-type="float" office:value="2.12349557876587" calcext:value-type="float">
            <text:p>2.1234955788</text:p>
          </table:table-cell>
          <table:table-cell table:formula="of:=[.C43]/([.D43]-[.D42])" office:value-type="float" office:value="102015.569042981" calcext:value-type="float">
            <text:p>102015.569042981</text:p>
          </table:table-cell>
          <table:table-cell/>
          <table:table-cell office:value-type="float" office:value="1443146232.41044" calcext:value-type="float">
            <text:p>1443146232.41044</text:p>
          </table:table-cell>
          <table:table-cell table:formula="of:=[.G43]-[.$B$2]" office:value-type="float" office:value="12.4102344512939" calcext:value-type="float">
            <text:p>12.4102344513</text:p>
          </table:table-cell>
          <table:table-cell table:formula="of:=[.C43]/([.H43]-[.H42])" office:value-type="float" office:value="92384.1375407253" calcext:value-type="float">
            <text:p>92384.1375407253</text:p>
          </table:table-cell>
          <table:table-cell table:formula="of:=[.G43]-[.$B43]" office:value-type="float" office:value="10.2867388725281" calcext:value-type="float">
            <text:p>10.286738872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146222.16603" calcext:value-type="float">
            <text:p>1443146222.16603</text:p>
          </table:table-cell>
          <table:table-cell office:value-type="float" office:value="4320" calcext:value-type="float">
            <text:p>4320</text:p>
          </table:table-cell>
          <table:table-cell table:formula="of:=[.B44]-[.$B$2]" office:value-type="float" office:value="2.16582679748535" calcext:value-type="float">
            <text:p>2.1658267975</text:p>
          </table:table-cell>
          <table:table-cell table:formula="of:=[.C44]/([.D44]-[.D43])" office:value-type="float" office:value="102052.341762884" calcext:value-type="float">
            <text:p>102052.341762884</text:p>
          </table:table-cell>
          <table:table-cell/>
          <table:table-cell office:value-type="float" office:value="1443146232.45708" calcext:value-type="float">
            <text:p>1443146232.45708</text:p>
          </table:table-cell>
          <table:table-cell table:formula="of:=[.G44]-[.$B$2]" office:value-type="float" office:value="12.4568731784821" calcext:value-type="float">
            <text:p>12.4568731785</text:p>
          </table:table-cell>
          <table:table-cell table:formula="of:=[.C44]/([.H44]-[.H43])" office:value-type="float" office:value="92626.8845754715" calcext:value-type="float">
            <text:p>92626.8845754715</text:p>
          </table:table-cell>
          <table:table-cell table:formula="of:=[.G44]-[.$B44]" office:value-type="float" office:value="10.2910463809967" calcext:value-type="float">
            <text:p>10.29104638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146222.20835" calcext:value-type="float">
            <text:p>1443146222.20835</text:p>
          </table:table-cell>
          <table:table-cell office:value-type="float" office:value="4320" calcext:value-type="float">
            <text:p>4320</text:p>
          </table:table-cell>
          <table:table-cell table:formula="of:=[.B45]-[.$B$2]" office:value-type="float" office:value="2.20814633369446" calcext:value-type="float">
            <text:p>2.2081463337</text:p>
          </table:table-cell>
          <table:table-cell table:formula="of:=[.C45]/([.D45]-[.D44])" office:value-type="float" office:value="102080.513799922" calcext:value-type="float">
            <text:p>102080.513799922</text:p>
          </table:table-cell>
          <table:table-cell/>
          <table:table-cell office:value-type="float" office:value="1443146232.50373" calcext:value-type="float">
            <text:p>1443146232.50373</text:p>
          </table:table-cell>
          <table:table-cell table:formula="of:=[.G45]-[.$B$2]" office:value-type="float" office:value="12.5035238265991" calcext:value-type="float">
            <text:p>12.5035238266</text:p>
          </table:table-cell>
          <table:table-cell table:formula="of:=[.C45]/([.H45]-[.H44])" office:value-type="float" office:value="92603.2150541481" calcext:value-type="float">
            <text:p>92603.2150541481</text:p>
          </table:table-cell>
          <table:table-cell table:formula="of:=[.G45]-[.$B45]" office:value-type="float" office:value="10.2953774929047" calcext:value-type="float">
            <text:p>10.295377492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146222.25073" calcext:value-type="float">
            <text:p>1443146222.25073</text:p>
          </table:table-cell>
          <table:table-cell office:value-type="float" office:value="4320" calcext:value-type="float">
            <text:p>4320</text:p>
          </table:table-cell>
          <table:table-cell table:formula="of:=[.B46]-[.$B$2]" office:value-type="float" office:value="2.25052499771118" calcext:value-type="float">
            <text:p>2.2505249977</text:p>
          </table:table-cell>
          <table:table-cell table:formula="of:=[.C46]/([.D46]-[.D45])" office:value-type="float" office:value="101938.088428064" calcext:value-type="float">
            <text:p>101938.088428064</text:p>
          </table:table-cell>
          <table:table-cell/>
          <table:table-cell office:value-type="float" office:value="1443146232.55039" calcext:value-type="float">
            <text:p>1443146232.55039</text:p>
          </table:table-cell>
          <table:table-cell table:formula="of:=[.G46]-[.$B$2]" office:value-type="float" office:value="12.5501811504364" calcext:value-type="float">
            <text:p>12.5501811504</text:p>
          </table:table-cell>
          <table:table-cell table:formula="of:=[.C46]/([.H46]-[.H45])" office:value-type="float" office:value="92589.9654053502" calcext:value-type="float">
            <text:p>92589.9654053502</text:p>
          </table:table-cell>
          <table:table-cell table:formula="of:=[.G46]-[.$B46]" office:value-type="float" office:value="10.2996561527252" calcext:value-type="float">
            <text:p>10.2996561527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3146222.29306" calcext:value-type="float">
            <text:p>1443146222.29306</text:p>
          </table:table-cell>
          <table:table-cell office:value-type="float" office:value="4320" calcext:value-type="float">
            <text:p>4320</text:p>
          </table:table-cell>
          <table:table-cell table:formula="of:=[.B47]-[.$B$2]" office:value-type="float" office:value="2.29285645484924" calcext:value-type="float">
            <text:p>2.2928564548</text:p>
          </table:table-cell>
          <table:table-cell table:formula="of:=[.C47]/([.D47]-[.D46])" office:value-type="float" office:value="102051.766985261" calcext:value-type="float">
            <text:p>102051.766985261</text:p>
          </table:table-cell>
          <table:table-cell/>
          <table:table-cell office:value-type="float" office:value="1443146232.59699" calcext:value-type="float">
            <text:p>1443146232.59699</text:p>
          </table:table-cell>
          <table:table-cell table:formula="of:=[.G47]-[.$B$2]" office:value-type="float" office:value="12.596782207489" calcext:value-type="float">
            <text:p>12.5967822075</text:p>
          </table:table-cell>
          <table:table-cell table:formula="of:=[.C47]/([.H47]-[.H46])" office:value-type="float" office:value="92701.759857566" calcext:value-type="float">
            <text:p>92701.759857566</text:p>
          </table:table-cell>
          <table:table-cell table:formula="of:=[.G47]-[.$B47]" office:value-type="float" office:value="10.3039257526398" calcext:value-type="float">
            <text:p>10.30392575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3146222.3354" calcext:value-type="float">
            <text:p>1443146222.3354</text:p>
          </table:table-cell>
          <table:table-cell office:value-type="float" office:value="4320" calcext:value-type="float">
            <text:p>4320</text:p>
          </table:table-cell>
          <table:table-cell table:formula="of:=[.B48]-[.$B$2]" office:value-type="float" office:value="2.33519291877747" calcext:value-type="float">
            <text:p>2.3351929188</text:p>
          </table:table-cell>
          <table:table-cell table:formula="of:=[.C48]/([.D48]-[.D47])" office:value-type="float" office:value="102039.698150609" calcext:value-type="float">
            <text:p>102039.698150609</text:p>
          </table:table-cell>
          <table:table-cell/>
          <table:table-cell office:value-type="float" office:value="1443146232.64381" calcext:value-type="float">
            <text:p>1443146232.64381</text:p>
          </table:table-cell>
          <table:table-cell table:formula="of:=[.G48]-[.$B$2]" office:value-type="float" office:value="12.6436033248901" calcext:value-type="float">
            <text:p>12.6436033249</text:p>
          </table:table-cell>
          <table:table-cell table:formula="of:=[.C48]/([.H48]-[.H47])" office:value-type="float" office:value="92266.059414814" calcext:value-type="float">
            <text:p>92266.059414814</text:p>
          </table:table-cell>
          <table:table-cell table:formula="of:=[.G48]-[.$B48]" office:value-type="float" office:value="10.3084104061127" calcext:value-type="float">
            <text:p>10.30841040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3146222.37773" calcext:value-type="float">
            <text:p>1443146222.37773</text:p>
          </table:table-cell>
          <table:table-cell office:value-type="float" office:value="4320" calcext:value-type="float">
            <text:p>4320</text:p>
          </table:table-cell>
          <table:table-cell table:formula="of:=[.B49]-[.$B$2]" office:value-type="float" office:value="2.37752223014832" calcext:value-type="float">
            <text:p>2.3775222301</text:p>
          </table:table-cell>
          <table:table-cell table:formula="of:=[.C49]/([.D49]-[.D48])" office:value-type="float" office:value="102056.940216963" calcext:value-type="float">
            <text:p>102056.940216963</text:p>
          </table:table-cell>
          <table:table-cell/>
          <table:table-cell office:value-type="float" office:value="1443146232.6904" calcext:value-type="float">
            <text:p>1443146232.6904</text:p>
          </table:table-cell>
          <table:table-cell table:formula="of:=[.G49]-[.$B$2]" office:value-type="float" office:value="12.6901953220367" calcext:value-type="float">
            <text:p>12.690195322</text:p>
          </table:table-cell>
          <table:table-cell table:formula="of:=[.C49]/([.H49]-[.H48])" office:value-type="float" office:value="92719.7858981379" calcext:value-type="float">
            <text:p>92719.7858981379</text:p>
          </table:table-cell>
          <table:table-cell table:formula="of:=[.G49]-[.$B49]" office:value-type="float" office:value="10.3126730918884" calcext:value-type="float">
            <text:p>10.312673091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3146222.42006" calcext:value-type="float">
            <text:p>1443146222.42006</text:p>
          </table:table-cell>
          <table:table-cell office:value-type="float" office:value="4320" calcext:value-type="float">
            <text:p>4320</text:p>
          </table:table-cell>
          <table:table-cell table:formula="of:=[.B50]-[.$B$2]" office:value-type="float" office:value="2.41985440254211" calcext:value-type="float">
            <text:p>2.4198544025</text:p>
          </table:table-cell>
          <table:table-cell table:formula="of:=[.C50]/([.D50]-[.D49])" office:value-type="float" office:value="102050.042691238" calcext:value-type="float">
            <text:p>102050.042691238</text:p>
          </table:table-cell>
          <table:table-cell/>
          <table:table-cell office:value-type="float" office:value="1443146232.73716" calcext:value-type="float">
            <text:p>1443146232.73716</text:p>
          </table:table-cell>
          <table:table-cell table:formula="of:=[.G50]-[.$B$2]" office:value-type="float" office:value="12.7369527816772" calcext:value-type="float">
            <text:p>12.7369527817</text:p>
          </table:table-cell>
          <table:table-cell table:formula="of:=[.C50]/([.H50]-[.H49])" office:value-type="float" office:value="92391.6746806721" calcext:value-type="float">
            <text:p>92391.6746806721</text:p>
          </table:table-cell>
          <table:table-cell table:formula="of:=[.G50]-[.$B50]" office:value-type="float" office:value="10.3170983791351" calcext:value-type="float">
            <text:p>10.317098379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3146222.46239" calcext:value-type="float">
            <text:p>1443146222.46239</text:p>
          </table:table-cell>
          <table:table-cell office:value-type="float" office:value="4320" calcext:value-type="float">
            <text:p>4320</text:p>
          </table:table-cell>
          <table:table-cell table:formula="of:=[.B51]-[.$B$2]" office:value-type="float" office:value="2.46218490600586" calcext:value-type="float">
            <text:p>2.462184906</text:p>
          </table:table-cell>
          <table:table-cell table:formula="of:=[.C51]/([.D51]-[.D50])" office:value-type="float" office:value="102054.066134601" calcext:value-type="float">
            <text:p>102054.066134601</text:p>
          </table:table-cell>
          <table:table-cell/>
          <table:table-cell office:value-type="float" office:value="1443146232.78375" calcext:value-type="float">
            <text:p>1443146232.78375</text:p>
          </table:table-cell>
          <table:table-cell table:formula="of:=[.G51]-[.$B$2]" office:value-type="float" office:value="12.7835466861725" calcext:value-type="float">
            <text:p>12.7835466862</text:p>
          </table:table-cell>
          <table:table-cell table:formula="of:=[.C51]/([.H51]-[.H50])" office:value-type="float" office:value="92715.9903596703" calcext:value-type="float">
            <text:p>92715.9903596703</text:p>
          </table:table-cell>
          <table:table-cell table:formula="of:=[.G51]-[.$B51]" office:value-type="float" office:value="10.3213617801666" calcext:value-type="float">
            <text:p>10.321361780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3146222.50469" calcext:value-type="float">
            <text:p>1443146222.50469</text:p>
          </table:table-cell>
          <table:table-cell office:value-type="float" office:value="4320" calcext:value-type="float">
            <text:p>4320</text:p>
          </table:table-cell>
          <table:table-cell table:formula="of:=[.B52]-[.$B$2]" office:value-type="float" office:value="2.50448632240295" calcext:value-type="float">
            <text:p>2.5044863224</text:p>
          </table:table-cell>
          <table:table-cell table:formula="of:=[.C52]/([.D52]-[.D51])" office:value-type="float" office:value="102124.239988728" calcext:value-type="float">
            <text:p>102124.239988728</text:p>
          </table:table-cell>
          <table:table-cell/>
          <table:table-cell office:value-type="float" office:value="1443146232.83048" calcext:value-type="float">
            <text:p>1443146232.83048</text:p>
          </table:table-cell>
          <table:table-cell table:formula="of:=[.G52]-[.$B$2]" office:value-type="float" office:value="12.8302700519562" calcext:value-type="float">
            <text:p>12.830270052</text:p>
          </table:table-cell>
          <table:table-cell table:formula="of:=[.C52]/([.H52]-[.H51])" office:value-type="float" office:value="92459.0925234217" calcext:value-type="float">
            <text:p>92459.0925234217</text:p>
          </table:table-cell>
          <table:table-cell table:formula="of:=[.G52]-[.$B52]" office:value-type="float" office:value="10.3257837295532" calcext:value-type="float">
            <text:p>10.3257837296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3146222.54702" calcext:value-type="float">
            <text:p>1443146222.54702</text:p>
          </table:table-cell>
          <table:table-cell office:value-type="float" office:value="4320" calcext:value-type="float">
            <text:p>4320</text:p>
          </table:table-cell>
          <table:table-cell table:formula="of:=[.B53]-[.$B$2]" office:value-type="float" office:value="2.54681730270386" calcext:value-type="float">
            <text:p>2.5468173027</text:p>
          </table:table-cell>
          <table:table-cell table:formula="of:=[.C53]/([.D53]-[.D52])" office:value-type="float" office:value="102052.916546981" calcext:value-type="float">
            <text:p>102052.916546981</text:p>
          </table:table-cell>
          <table:table-cell/>
          <table:table-cell office:value-type="float" office:value="1443146232.87721" calcext:value-type="float">
            <text:p>1443146232.87721</text:p>
          </table:table-cell>
          <table:table-cell table:formula="of:=[.G53]-[.$B$2]" office:value-type="float" office:value="12.8770022392273" calcext:value-type="float">
            <text:p>12.8770022392</text:p>
          </table:table-cell>
          <table:table-cell table:formula="of:=[.C53]/([.H53]-[.H52])" office:value-type="float" office:value="92441.6393124806" calcext:value-type="float">
            <text:p>92441.6393124806</text:p>
          </table:table-cell>
          <table:table-cell table:formula="of:=[.G53]-[.$B53]" office:value-type="float" office:value="10.3301849365234" calcext:value-type="float">
            <text:p>10.3301849365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3146222.58939" calcext:value-type="float">
            <text:p>1443146222.58939</text:p>
          </table:table-cell>
          <table:table-cell office:value-type="float" office:value="4320" calcext:value-type="float">
            <text:p>4320</text:p>
          </table:table-cell>
          <table:table-cell table:formula="of:=[.B54]-[.$B$2]" office:value-type="float" office:value="2.58918380737305" calcext:value-type="float">
            <text:p>2.5891838074</text:p>
          </table:table-cell>
          <table:table-cell table:formula="of:=[.C54]/([.D54]-[.D53])" office:value-type="float" office:value="101967.345046089" calcext:value-type="float">
            <text:p>101967.345046089</text:p>
          </table:table-cell>
          <table:table-cell/>
          <table:table-cell office:value-type="float" office:value="1443146232.92384" calcext:value-type="float">
            <text:p>1443146232.92384</text:p>
          </table:table-cell>
          <table:table-cell table:formula="of:=[.G54]-[.$B$2]" office:value-type="float" office:value="12.9236359596252" calcext:value-type="float">
            <text:p>12.9236359596</text:p>
          </table:table-cell>
          <table:table-cell table:formula="of:=[.C54]/([.H54]-[.H53])" office:value-type="float" office:value="92636.829383014" calcext:value-type="float">
            <text:p>92636.829383014</text:p>
          </table:table-cell>
          <table:table-cell table:formula="of:=[.G54]-[.$B54]" office:value-type="float" office:value="10.3344521522522" calcext:value-type="float">
            <text:p>10.334452152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3146222.63173" calcext:value-type="float">
            <text:p>1443146222.63173</text:p>
          </table:table-cell>
          <table:table-cell office:value-type="float" office:value="4320" calcext:value-type="float">
            <text:p>4320</text:p>
          </table:table-cell>
          <table:table-cell table:formula="of:=[.B55]-[.$B$2]" office:value-type="float" office:value="2.63152050971985" calcext:value-type="float">
            <text:p>2.6315205097</text:p>
          </table:table-cell>
          <table:table-cell table:formula="of:=[.C55]/([.D55]-[.D54])" office:value-type="float" office:value="102039.123515399" calcext:value-type="float">
            <text:p>102039.123515399</text:p>
          </table:table-cell>
          <table:table-cell/>
          <table:table-cell office:value-type="float" office:value="1443146232.97051" calcext:value-type="float">
            <text:p>1443146232.97051</text:p>
          </table:table-cell>
          <table:table-cell table:formula="of:=[.G55]-[.$B$2]" office:value-type="float" office:value="12.9703040122986" calcext:value-type="float">
            <text:p>12.9703040123</text:p>
          </table:table-cell>
          <table:table-cell table:formula="of:=[.C55]/([.H55]-[.H54])" office:value-type="float" office:value="92568.6792684173" calcext:value-type="float">
            <text:p>92568.6792684173</text:p>
          </table:table-cell>
          <table:table-cell table:formula="of:=[.G55]-[.$B55]" office:value-type="float" office:value="10.3387835025787" calcext:value-type="float">
            <text:p>10.338783502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3146222.67405" calcext:value-type="float">
            <text:p>1443146222.67405</text:p>
          </table:table-cell>
          <table:table-cell office:value-type="float" office:value="4320" calcext:value-type="float">
            <text:p>4320</text:p>
          </table:table-cell>
          <table:table-cell table:formula="of:=[.B56]-[.$B$2]" office:value-type="float" office:value="2.67384099960327" calcext:value-type="float">
            <text:p>2.6738409996</text:p>
          </table:table-cell>
          <table:table-cell table:formula="of:=[.C56]/([.D56]-[.D55])" office:value-type="float" office:value="102078.213458776" calcext:value-type="float">
            <text:p>102078.213458776</text:p>
          </table:table-cell>
          <table:table-cell/>
          <table:table-cell office:value-type="float" office:value="1443146233.01729" calcext:value-type="float">
            <text:p>1443146233.01729</text:p>
          </table:table-cell>
          <table:table-cell table:formula="of:=[.G56]-[.$B$2]" office:value-type="float" office:value="13.0170850753784" calcext:value-type="float">
            <text:p>13.0170850754</text:p>
          </table:table-cell>
          <table:table-cell table:formula="of:=[.C56]/([.H56]-[.H55])" office:value-type="float" office:value="92345.0583546536" calcext:value-type="float">
            <text:p>92345.0583546536</text:p>
          </table:table-cell>
          <table:table-cell table:formula="of:=[.G56]-[.$B56]" office:value-type="float" office:value="10.3432440757751" calcext:value-type="float">
            <text:p>10.343244075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3146222.71636" calcext:value-type="float">
            <text:p>1443146222.71636</text:p>
          </table:table-cell>
          <table:table-cell office:value-type="float" office:value="4320" calcext:value-type="float">
            <text:p>4320</text:p>
          </table:table-cell>
          <table:table-cell table:formula="of:=[.B57]-[.$B$2]" office:value-type="float" office:value="2.71615695953369" calcext:value-type="float">
            <text:p>2.7161569595</text:p>
          </table:table-cell>
          <table:table-cell table:formula="of:=[.C57]/([.D57]-[.D56])" office:value-type="float" office:value="102089.141002671" calcext:value-type="float">
            <text:p>102089.141002671</text:p>
          </table:table-cell>
          <table:table-cell/>
          <table:table-cell office:value-type="float" office:value="1443146233.03175" calcext:value-type="float">
            <text:p>1443146233.03175</text:p>
          </table:table-cell>
          <table:table-cell table:formula="of:=[.G57]-[.$B$2]" office:value-type="float" office:value="13.0315446853638" calcext:value-type="float">
            <text:p>13.0315446854</text:p>
          </table:table-cell>
          <table:table-cell table:formula="of:=[.C57]/([.H57]-[.H56])" office:value-type="float" office:value="298763.244954492" calcext:value-type="float">
            <text:p>298763.244954492</text:p>
          </table:table-cell>
          <table:table-cell table:formula="of:=[.G57]-[.$B57]" office:value-type="float" office:value="10.3153877258301" calcext:value-type="float">
            <text:p>10.3153877258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3146222.75873" calcext:value-type="float">
            <text:p>1443146222.75873</text:p>
          </table:table-cell>
          <table:table-cell office:value-type="float" office:value="4320" calcext:value-type="float">
            <text:p>4320</text:p>
          </table:table-cell>
          <table:table-cell table:formula="of:=[.B58]-[.$B$2]" office:value-type="float" office:value="2.75852131843567" calcext:value-type="float">
            <text:p>2.7585213184</text:p>
          </table:table-cell>
          <table:table-cell table:formula="of:=[.C58]/([.D58]-[.D57])" office:value-type="float" office:value="101972.509722042" calcext:value-type="float">
            <text:p>101972.509722042</text:p>
          </table:table-cell>
          <table:table-cell/>
          <table:table-cell office:value-type="float" office:value="1443146233.04617" calcext:value-type="float">
            <text:p>1443146233.04617</text:p>
          </table:table-cell>
          <table:table-cell table:formula="of:=[.G58]-[.$B$2]" office:value-type="float" office:value="13.0459604263306" calcext:value-type="float">
            <text:p>13.0459604263</text:p>
          </table:table-cell>
          <table:table-cell table:formula="of:=[.C58]/([.H58]-[.H57])" office:value-type="float" office:value="299672.42127547" calcext:value-type="float">
            <text:p>299672.42127547</text:p>
          </table:table-cell>
          <table:table-cell table:formula="of:=[.G58]-[.$B58]" office:value-type="float" office:value="10.2874391078949" calcext:value-type="float">
            <text:p>10.287439107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3146222.80106" calcext:value-type="float">
            <text:p>1443146222.80106</text:p>
          </table:table-cell>
          <table:table-cell office:value-type="float" office:value="4320" calcext:value-type="float">
            <text:p>4320</text:p>
          </table:table-cell>
          <table:table-cell table:formula="of:=[.B59]-[.$B$2]" office:value-type="float" office:value="2.80085682868958" calcext:value-type="float">
            <text:p>2.8008568287</text:p>
          </table:table-cell>
          <table:table-cell table:formula="of:=[.C59]/([.D59]-[.D58])" office:value-type="float" office:value="102041.996756172" calcext:value-type="float">
            <text:p>102041.996756172</text:p>
          </table:table-cell>
          <table:table-cell/>
          <table:table-cell office:value-type="float" office:value="1443146233.07401" calcext:value-type="float">
            <text:p>1443146233.07401</text:p>
          </table:table-cell>
          <table:table-cell table:formula="of:=[.G59]-[.$B$2]" office:value-type="float" office:value="13.0738031864166" calcext:value-type="float">
            <text:p>13.0738031864</text:p>
          </table:table-cell>
          <table:table-cell table:formula="of:=[.C59]/([.H59]-[.H58])" office:value-type="float" office:value="155157.031366404" calcext:value-type="float">
            <text:p>155157.031366404</text:p>
          </table:table-cell>
          <table:table-cell table:formula="of:=[.G59]-[.$B59]" office:value-type="float" office:value="10.2729463577271" calcext:value-type="float">
            <text:p>10.272946357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146222.84341" calcext:value-type="float">
            <text:p>1443146222.84341</text:p>
          </table:table-cell>
          <table:table-cell office:value-type="float" office:value="4320" calcext:value-type="float">
            <text:p>4320</text:p>
          </table:table-cell>
          <table:table-cell table:formula="of:=[.B60]-[.$B$2]" office:value-type="float" office:value="2.84320020675659" calcext:value-type="float">
            <text:p>2.8432002068</text:p>
          </table:table-cell>
          <table:table-cell table:formula="of:=[.C60]/([.D60]-[.D59])" office:value-type="float" office:value="102023.036356777" calcext:value-type="float">
            <text:p>102023.036356777</text:p>
          </table:table-cell>
          <table:table-cell/>
          <table:table-cell office:value-type="float" office:value="1443146233.11787" calcext:value-type="float">
            <text:p>1443146233.11787</text:p>
          </table:table-cell>
          <table:table-cell table:formula="of:=[.G60]-[.$B$2]" office:value-type="float" office:value="13.1176657676697" calcext:value-type="float">
            <text:p>13.1176657677</text:p>
          </table:table-cell>
          <table:table-cell table:formula="of:=[.C60]/([.H60]-[.H59])" office:value-type="float" office:value="98489.415729482" calcext:value-type="float">
            <text:p>98489.415729482</text:p>
          </table:table-cell>
          <table:table-cell table:formula="of:=[.G60]-[.$B60]" office:value-type="float" office:value="10.2744655609131" calcext:value-type="float">
            <text:p>10.274465560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3146222.88575" calcext:value-type="float">
            <text:p>1443146222.88575</text:p>
          </table:table-cell>
          <table:table-cell office:value-type="float" office:value="4320" calcext:value-type="float">
            <text:p>4320</text:p>
          </table:table-cell>
          <table:table-cell table:formula="of:=[.B61]-[.$B$2]" office:value-type="float" office:value="2.88554120063782" calcext:value-type="float">
            <text:p>2.8855412006</text:p>
          </table:table-cell>
          <table:table-cell table:formula="of:=[.C61]/([.D61]-[.D60])" office:value-type="float" office:value="102028.781188236" calcext:value-type="float">
            <text:p>102028.781188236</text:p>
          </table:table-cell>
          <table:table-cell/>
          <table:table-cell office:value-type="float" office:value="1443146233.1619" calcext:value-type="float">
            <text:p>1443146233.1619</text:p>
          </table:table-cell>
          <table:table-cell table:formula="of:=[.G61]-[.$B$2]" office:value-type="float" office:value="13.1616978645325" calcext:value-type="float">
            <text:p>13.1616978645</text:p>
          </table:table-cell>
          <table:table-cell table:formula="of:=[.C61]/([.H61]-[.H60])" office:value-type="float" office:value="98110.2492906803" calcext:value-type="float">
            <text:p>98110.2492906803</text:p>
          </table:table-cell>
          <table:table-cell table:formula="of:=[.G61]-[.$B61]" office:value-type="float" office:value="10.2761566638947" calcext:value-type="float">
            <text:p>10.276156663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3146222.92812" calcext:value-type="float">
            <text:p>1443146222.92812</text:p>
          </table:table-cell>
          <table:table-cell office:value-type="float" office:value="4320" calcext:value-type="float">
            <text:p>4320</text:p>
          </table:table-cell>
          <table:table-cell table:formula="of:=[.B62]-[.$B$2]" office:value-type="float" office:value="2.92791485786438" calcext:value-type="float">
            <text:p>2.9279148579</text:p>
          </table:table-cell>
          <table:table-cell table:formula="of:=[.C62]/([.D62]-[.D61])" office:value-type="float" office:value="101950.133237306" calcext:value-type="float">
            <text:p>101950.133237306</text:p>
          </table:table-cell>
          <table:table-cell/>
          <table:table-cell office:value-type="float" office:value="1443146233.20565" calcext:value-type="float">
            <text:p>1443146233.20565</text:p>
          </table:table-cell>
          <table:table-cell table:formula="of:=[.G62]-[.$B$2]" office:value-type="float" office:value="13.2054486274719" calcext:value-type="float">
            <text:p>13.2054486275</text:p>
          </table:table-cell>
          <table:table-cell table:formula="of:=[.C62]/([.H62]-[.H61])" office:value-type="float" office:value="98741.1352341093" calcext:value-type="float">
            <text:p>98741.1352341093</text:p>
          </table:table-cell>
          <table:table-cell table:formula="of:=[.G62]-[.$B62]" office:value-type="float" office:value="10.2775337696075" calcext:value-type="float">
            <text:p>10.277533769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3146222.97045" calcext:value-type="float">
            <text:p>1443146222.97045</text:p>
          </table:table-cell>
          <table:table-cell office:value-type="float" office:value="4320" calcext:value-type="float">
            <text:p>4320</text:p>
          </table:table-cell>
          <table:table-cell table:formula="of:=[.B63]-[.$B$2]" office:value-type="float" office:value="2.97024440765381" calcext:value-type="float">
            <text:p>2.9702444077</text:p>
          </table:table-cell>
          <table:table-cell table:formula="of:=[.C63]/([.D63]-[.D62])" office:value-type="float" office:value="102056.36538754" calcext:value-type="float">
            <text:p>102056.36538754</text:p>
          </table:table-cell>
          <table:table-cell/>
          <table:table-cell office:value-type="float" office:value="1443146233.24958" calcext:value-type="float">
            <text:p>1443146233.24958</text:p>
          </table:table-cell>
          <table:table-cell table:formula="of:=[.G63]-[.$B$2]" office:value-type="float" office:value="13.2493696212769" calcext:value-type="float">
            <text:p>13.2493696213</text:p>
          </table:table-cell>
          <table:table-cell table:formula="of:=[.C63]/([.H63]-[.H62])" office:value-type="float" office:value="98358.4301208351" calcext:value-type="float">
            <text:p>98358.4301208351</text:p>
          </table:table-cell>
          <table:table-cell table:formula="of:=[.G63]-[.$B63]" office:value-type="float" office:value="10.279125213623" calcext:value-type="float">
            <text:p>10.279125213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3146223.01306" calcext:value-type="float">
            <text:p>1443146223.01306</text:p>
          </table:table-cell>
          <table:table-cell office:value-type="float" office:value="4320" calcext:value-type="float">
            <text:p>4320</text:p>
          </table:table-cell>
          <table:table-cell table:formula="of:=[.B64]-[.$B$2]" office:value-type="float" office:value="3.01285171508789" calcext:value-type="float">
            <text:p>3.0128517151</text:p>
          </table:table-cell>
          <table:table-cell table:formula="of:=[.C64]/([.D64]-[.D63])" office:value-type="float" office:value="101391.05848647" calcext:value-type="float">
            <text:p>101391.05848647</text:p>
          </table:table-cell>
          <table:table-cell/>
          <table:table-cell office:value-type="float" office:value="1443146233.29344" calcext:value-type="float">
            <text:p>1443146233.29344</text:p>
          </table:table-cell>
          <table:table-cell table:formula="of:=[.G64]-[.$B$2]" office:value-type="float" office:value="13.2932302951813" calcext:value-type="float">
            <text:p>13.2932302952</text:p>
          </table:table-cell>
          <table:table-cell table:formula="of:=[.C64]/([.H64]-[.H63])" office:value-type="float" office:value="98493.6986926861" calcext:value-type="float">
            <text:p>98493.6986926861</text:p>
          </table:table-cell>
          <table:table-cell table:formula="of:=[.G64]-[.$B64]" office:value-type="float" office:value="10.2803785800934" calcext:value-type="float">
            <text:p>10.280378580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3146223.0564" calcext:value-type="float">
            <text:p>1443146223.0564</text:p>
          </table:table-cell>
          <table:table-cell office:value-type="float" office:value="4320" calcext:value-type="float">
            <text:p>4320</text:p>
          </table:table-cell>
          <table:table-cell table:formula="of:=[.B65]-[.$B$2]" office:value-type="float" office:value="3.05618953704834" calcext:value-type="float">
            <text:p>3.056189537</text:p>
          </table:table-cell>
          <table:table-cell table:formula="of:=[.C65]/([.D65]-[.D64])" office:value-type="float" office:value="99681.9822634949" calcext:value-type="float">
            <text:p>99681.9822634949</text:p>
          </table:table-cell>
          <table:table-cell/>
          <table:table-cell office:value-type="float" office:value="1443146233.33737" calcext:value-type="float">
            <text:p>1443146233.33737</text:p>
          </table:table-cell>
          <table:table-cell table:formula="of:=[.G65]-[.$B$2]" office:value-type="float" office:value="13.3371610641479" calcext:value-type="float">
            <text:p>13.3371610641</text:p>
          </table:table-cell>
          <table:table-cell table:formula="of:=[.C65]/([.H65]-[.H64])" office:value-type="float" office:value="98336.5441036801" calcext:value-type="float">
            <text:p>98336.5441036801</text:p>
          </table:table-cell>
          <table:table-cell table:formula="of:=[.G65]-[.$B65]" office:value-type="float" office:value="10.2809715270996" calcext:value-type="float">
            <text:p>10.280971527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3146223.09974" calcext:value-type="float">
            <text:p>1443146223.09974</text:p>
          </table:table-cell>
          <table:table-cell office:value-type="float" office:value="4320" calcext:value-type="float">
            <text:p>4320</text:p>
          </table:table-cell>
          <table:table-cell table:formula="of:=[.B66]-[.$B$2]" office:value-type="float" office:value="3.09953880310059" calcext:value-type="float">
            <text:p>3.0995388031</text:p>
          </table:table-cell>
          <table:table-cell table:formula="of:=[.C66]/([.D66]-[.D65])" office:value-type="float" office:value="99655.6664833352" calcext:value-type="float">
            <text:p>99655.6664833352</text:p>
          </table:table-cell>
          <table:table-cell/>
          <table:table-cell office:value-type="float" office:value="1443146233.38121" calcext:value-type="float">
            <text:p>1443146233.38121</text:p>
          </table:table-cell>
          <table:table-cell table:formula="of:=[.G66]-[.$B$2]" office:value-type="float" office:value="13.3810048103333" calcext:value-type="float">
            <text:p>13.3810048103</text:p>
          </table:table-cell>
          <table:table-cell table:formula="of:=[.C66]/([.H66]-[.H65])" office:value-type="float" office:value="98531.7263205977" calcext:value-type="float">
            <text:p>98531.7263205977</text:p>
          </table:table-cell>
          <table:table-cell table:formula="of:=[.G66]-[.$B66]" office:value-type="float" office:value="10.2814660072327" calcext:value-type="float">
            <text:p>10.281466007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3146223.14309" calcext:value-type="float">
            <text:p>1443146223.14309</text:p>
          </table:table-cell>
          <table:table-cell office:value-type="float" office:value="4320" calcext:value-type="float">
            <text:p>4320</text:p>
          </table:table-cell>
          <table:table-cell table:formula="of:=[.B67]-[.$B$2]" office:value-type="float" office:value="3.1428804397583" calcext:value-type="float">
            <text:p>3.1428804398</text:p>
          </table:table-cell>
          <table:table-cell table:formula="of:=[.C67]/([.D67]-[.D66])" office:value-type="float" office:value="99673.2087926596" calcext:value-type="float">
            <text:p>99673.2087926596</text:p>
          </table:table-cell>
          <table:table-cell/>
          <table:table-cell office:value-type="float" office:value="1443146233.42505" calcext:value-type="float">
            <text:p>1443146233.42505</text:p>
          </table:table-cell>
          <table:table-cell table:formula="of:=[.G67]-[.$B$2]" office:value-type="float" office:value="13.4248442649841" calcext:value-type="float">
            <text:p>13.424844265</text:p>
          </table:table-cell>
          <table:table-cell table:formula="of:=[.C67]/([.H67]-[.H66])" office:value-type="float" office:value="98541.3717940351" calcext:value-type="float">
            <text:p>98541.3717940351</text:p>
          </table:table-cell>
          <table:table-cell table:formula="of:=[.G67]-[.$B67]" office:value-type="float" office:value="10.2819638252258" calcext:value-type="float">
            <text:p>10.281963825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3146223.18644" calcext:value-type="float">
            <text:p>1443146223.18644</text:p>
          </table:table-cell>
          <table:table-cell office:value-type="float" office:value="4320" calcext:value-type="float">
            <text:p>4320</text:p>
          </table:table-cell>
          <table:table-cell table:formula="of:=[.B68]-[.$B$2]" office:value-type="float" office:value="3.1862359046936" calcext:value-type="float">
            <text:p>3.1862359047</text:p>
          </table:table-cell>
          <table:table-cell table:formula="of:=[.C68]/([.D68]-[.D67])" office:value-type="float" office:value="99641.4179030608" calcext:value-type="float">
            <text:p>99641.4179030608</text:p>
          </table:table-cell>
          <table:table-cell/>
          <table:table-cell office:value-type="float" office:value="1443146233.46901" calcext:value-type="float">
            <text:p>1443146233.46901</text:p>
          </table:table-cell>
          <table:table-cell table:formula="of:=[.G68]-[.$B$2]" office:value-type="float" office:value="13.4688045978546" calcext:value-type="float">
            <text:p>13.4688045979</text:p>
          </table:table-cell>
          <table:table-cell table:formula="of:=[.C68]/([.H68]-[.H67])" office:value-type="float" office:value="98270.411480451" calcext:value-type="float">
            <text:p>98270.411480451</text:p>
          </table:table-cell>
          <table:table-cell table:formula="of:=[.G68]-[.$B68]" office:value-type="float" office:value="10.282568693161" calcext:value-type="float">
            <text:p>10.282568693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3146223.22984" calcext:value-type="float">
            <text:p>1443146223.22984</text:p>
          </table:table-cell>
          <table:table-cell office:value-type="float" office:value="4320" calcext:value-type="float">
            <text:p>4320</text:p>
          </table:table-cell>
          <table:table-cell table:formula="of:=[.B69]-[.$B$2]" office:value-type="float" office:value="3.22962975502014" calcext:value-type="float">
            <text:p>3.229629755</text:p>
          </table:table-cell>
          <table:table-cell table:formula="of:=[.C69]/([.D69]-[.D68])" office:value-type="float" office:value="99553.2769618751" calcext:value-type="float">
            <text:p>99553.2769618751</text:p>
          </table:table-cell>
          <table:table-cell/>
          <table:table-cell office:value-type="float" office:value="1443146233.51291" calcext:value-type="float">
            <text:p>1443146233.51291</text:p>
          </table:table-cell>
          <table:table-cell table:formula="of:=[.G69]-[.$B$2]" office:value-type="float" office:value="13.5127074718475" calcext:value-type="float">
            <text:p>13.5127074718</text:p>
          </table:table-cell>
          <table:table-cell table:formula="of:=[.C69]/([.H69]-[.H68])" office:value-type="float" office:value="98399.0251001944" calcext:value-type="float">
            <text:p>98399.0251001944</text:p>
          </table:table-cell>
          <table:table-cell table:formula="of:=[.G69]-[.$B69]" office:value-type="float" office:value="10.2830777168274" calcext:value-type="float">
            <text:p>10.283077716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3146223.27321" calcext:value-type="float">
            <text:p>1443146223.27321</text:p>
          </table:table-cell>
          <table:table-cell office:value-type="float" office:value="4320" calcext:value-type="float">
            <text:p>4320</text:p>
          </table:table-cell>
          <table:table-cell table:formula="of:=[.B70]-[.$B$2]" office:value-type="float" office:value="3.27300453186035" calcext:value-type="float">
            <text:p>3.2730045319</text:p>
          </table:table-cell>
          <table:table-cell table:formula="of:=[.C70]/([.D70]-[.D69])" office:value-type="float" office:value="99597.0542030595" calcext:value-type="float">
            <text:p>99597.0542030595</text:p>
          </table:table-cell>
          <table:table-cell/>
          <table:table-cell office:value-type="float" office:value="1443146233.55674" calcext:value-type="float">
            <text:p>1443146233.55674</text:p>
          </table:table-cell>
          <table:table-cell table:formula="of:=[.G70]-[.$B$2]" office:value-type="float" office:value="13.5565390586853" calcext:value-type="float">
            <text:p>13.5565390587</text:p>
          </table:table-cell>
          <table:table-cell table:formula="of:=[.C70]/([.H70]-[.H69])" office:value-type="float" office:value="98559.0600675577" calcext:value-type="float">
            <text:p>98559.0600675577</text:p>
          </table:table-cell>
          <table:table-cell table:formula="of:=[.G70]-[.$B70]" office:value-type="float" office:value="10.283534526825" calcext:value-type="float">
            <text:p>10.283534526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3146223.31653" calcext:value-type="float">
            <text:p>1443146223.31653</text:p>
          </table:table-cell>
          <table:table-cell office:value-type="float" office:value="4320" calcext:value-type="float">
            <text:p>4320</text:p>
          </table:table-cell>
          <table:table-cell table:formula="of:=[.B71]-[.$B$2]" office:value-type="float" office:value="3.31632590293884" calcext:value-type="float">
            <text:p>3.3163259029</text:p>
          </table:table-cell>
          <table:table-cell table:formula="of:=[.C71]/([.D71]-[.D70])" office:value-type="float" office:value="99719.8355558246" calcext:value-type="float">
            <text:p>99719.8355558246</text:p>
          </table:table-cell>
          <table:table-cell/>
          <table:table-cell office:value-type="float" office:value="1443146233.60061" calcext:value-type="float">
            <text:p>1443146233.60061</text:p>
          </table:table-cell>
          <table:table-cell table:formula="of:=[.G71]-[.$B$2]" office:value-type="float" office:value="13.6004083156586" calcext:value-type="float">
            <text:p>13.6004083157</text:p>
          </table:table-cell>
          <table:table-cell table:formula="of:=[.C71]/([.H71]-[.H70])" office:value-type="float" office:value="98474.4282911506" calcext:value-type="float">
            <text:p>98474.4282911506</text:p>
          </table:table-cell>
          <table:table-cell table:formula="of:=[.G71]-[.$B71]" office:value-type="float" office:value="10.2840824127197" calcext:value-type="float">
            <text:p>10.284082412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3146223.35987" calcext:value-type="float">
            <text:p>1443146223.35987</text:p>
          </table:table-cell>
          <table:table-cell office:value-type="float" office:value="4320" calcext:value-type="float">
            <text:p>4320</text:p>
          </table:table-cell>
          <table:table-cell table:formula="of:=[.B72]-[.$B$2]" office:value-type="float" office:value="3.35966014862061" calcext:value-type="float">
            <text:p>3.3596601486</text:p>
          </table:table-cell>
          <table:table-cell table:formula="of:=[.C72]/([.D72]-[.D71])" office:value-type="float" office:value="99690.2087952596" calcext:value-type="float">
            <text:p>99690.2087952596</text:p>
          </table:table-cell>
          <table:table-cell/>
          <table:table-cell office:value-type="float" office:value="1443146233.64447" calcext:value-type="float">
            <text:p>1443146233.64447</text:p>
          </table:table-cell>
          <table:table-cell table:formula="of:=[.G72]-[.$B$2]" office:value-type="float" office:value="13.6442620754242" calcext:value-type="float">
            <text:p>13.6442620754</text:p>
          </table:table-cell>
          <table:table-cell table:formula="of:=[.C72]/([.H72]-[.H71])" office:value-type="float" office:value="98509.2275574113" calcext:value-type="float">
            <text:p>98509.2275574113</text:p>
          </table:table-cell>
          <table:table-cell table:formula="of:=[.G72]-[.$B72]" office:value-type="float" office:value="10.2846019268036" calcext:value-type="float">
            <text:p>10.284601926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3146223.4032" calcext:value-type="float">
            <text:p>1443146223.4032</text:p>
          </table:table-cell>
          <table:table-cell office:value-type="float" office:value="4320" calcext:value-type="float">
            <text:p>4320</text:p>
          </table:table-cell>
          <table:table-cell table:formula="of:=[.B73]-[.$B$2]" office:value-type="float" office:value="3.40299725532532" calcext:value-type="float">
            <text:p>3.4029972553</text:p>
          </table:table-cell>
          <table:table-cell table:formula="of:=[.C73]/([.D73]-[.D72])" office:value-type="float" office:value="99683.6274612283" calcext:value-type="float">
            <text:p>99683.6274612283</text:p>
          </table:table-cell>
          <table:table-cell/>
          <table:table-cell office:value-type="float" office:value="1443146233.68839" calcext:value-type="float">
            <text:p>1443146233.68839</text:p>
          </table:table-cell>
          <table:table-cell table:formula="of:=[.G73]-[.$B$2]" office:value-type="float" office:value="13.6881873607636" calcext:value-type="float">
            <text:p>13.6881873608</text:p>
          </table:table-cell>
          <table:table-cell table:formula="of:=[.C73]/([.H73]-[.H72])" office:value-type="float" office:value="98348.8204259754" calcext:value-type="float">
            <text:p>98348.8204259754</text:p>
          </table:table-cell>
          <table:table-cell table:formula="of:=[.G73]-[.$B73]" office:value-type="float" office:value="10.2851901054382" calcext:value-type="float">
            <text:p>10.2851901054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3146223.44655" calcext:value-type="float">
            <text:p>1443146223.44655</text:p>
          </table:table-cell>
          <table:table-cell office:value-type="float" office:value="4320" calcext:value-type="float">
            <text:p>4320</text:p>
          </table:table-cell>
          <table:table-cell table:formula="of:=[.B74]-[.$B$2]" office:value-type="float" office:value="3.44634342193604" calcext:value-type="float">
            <text:p>3.4463434219</text:p>
          </table:table-cell>
          <table:table-cell table:formula="of:=[.C74]/([.D74]-[.D73])" office:value-type="float" office:value="99662.7923017266" calcext:value-type="float">
            <text:p>99662.7923017266</text:p>
          </table:table-cell>
          <table:table-cell/>
          <table:table-cell office:value-type="float" office:value="1443146233.73224" calcext:value-type="float">
            <text:p>1443146233.73224</text:p>
          </table:table-cell>
          <table:table-cell table:formula="of:=[.G74]-[.$B$2]" office:value-type="float" office:value="13.732034444809" calcext:value-type="float">
            <text:p>13.7320344448</text:p>
          </table:table-cell>
          <table:table-cell table:formula="of:=[.C74]/([.H74]-[.H73])" office:value-type="float" office:value="98524.2255910564" calcext:value-type="float">
            <text:p>98524.2255910564</text:p>
          </table:table-cell>
          <table:table-cell table:formula="of:=[.G74]-[.$B74]" office:value-type="float" office:value="10.2856910228729" calcext:value-type="float">
            <text:p>10.285691022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3146223.48988" calcext:value-type="float">
            <text:p>1443146223.48988</text:p>
          </table:table-cell>
          <table:table-cell office:value-type="float" office:value="4320" calcext:value-type="float">
            <text:p>4320</text:p>
          </table:table-cell>
          <table:table-cell table:formula="of:=[.B75]-[.$B$2]" office:value-type="float" office:value="3.4896776676178" calcext:value-type="float">
            <text:p>3.4896776676</text:p>
          </table:table-cell>
          <table:table-cell table:formula="of:=[.C75]/([.D75]-[.D74])" office:value-type="float" office:value="99690.2087952596" calcext:value-type="float">
            <text:p>99690.2087952596</text:p>
          </table:table-cell>
          <table:table-cell/>
          <table:table-cell office:value-type="float" office:value="1443146233.77616" calcext:value-type="float">
            <text:p>1443146233.77616</text:p>
          </table:table-cell>
          <table:table-cell table:formula="of:=[.G75]-[.$B$2]" office:value-type="float" office:value="13.7759554386139" calcext:value-type="float">
            <text:p>13.7759554386</text:p>
          </table:table-cell>
          <table:table-cell table:formula="of:=[.C75]/([.H75]-[.H74])" office:value-type="float" office:value="98358.4301208351" calcext:value-type="float">
            <text:p>98358.4301208351</text:p>
          </table:table-cell>
          <table:table-cell table:formula="of:=[.G75]-[.$B75]" office:value-type="float" office:value="10.2862777709961" calcext:value-type="float">
            <text:p>10.28627777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3146223.53324" calcext:value-type="float">
            <text:p>1443146223.53324</text:p>
          </table:table-cell>
          <table:table-cell office:value-type="float" office:value="4320" calcext:value-type="float">
            <text:p>4320</text:p>
          </table:table-cell>
          <table:table-cell table:formula="of:=[.B76]-[.$B$2]" office:value-type="float" office:value="3.53303647041321" calcext:value-type="float">
            <text:p>3.5330364704</text:p>
          </table:table-cell>
          <table:table-cell table:formula="of:=[.C76]/([.D76]-[.D75])" office:value-type="float" office:value="99633.747278126" calcext:value-type="float">
            <text:p>99633.747278126</text:p>
          </table:table-cell>
          <table:table-cell/>
          <table:table-cell office:value-type="float" office:value="1443146233.82005" calcext:value-type="float">
            <text:p>1443146233.82005</text:p>
          </table:table-cell>
          <table:table-cell table:formula="of:=[.G76]-[.$B$2]" office:value-type="float" office:value="13.8198394775391" calcext:value-type="float">
            <text:p>13.8198394775</text:p>
          </table:table-cell>
          <table:table-cell table:formula="of:=[.C76]/([.H76]-[.H75])" office:value-type="float" office:value="98441.2580475163" calcext:value-type="float">
            <text:p>98441.2580475163</text:p>
          </table:table-cell>
          <table:table-cell table:formula="of:=[.G76]-[.$B76]" office:value-type="float" office:value="10.2868030071259" calcext:value-type="float">
            <text:p>10.28680300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3146223.5766" calcext:value-type="float">
            <text:p>1443146223.5766</text:p>
          </table:table-cell>
          <table:table-cell office:value-type="float" office:value="4320" calcext:value-type="float">
            <text:p>4320</text:p>
          </table:table-cell>
          <table:table-cell table:formula="of:=[.B77]-[.$B$2]" office:value-type="float" office:value="3.57639002799988" calcext:value-type="float">
            <text:p>3.576390028</text:p>
          </table:table-cell>
          <table:table-cell table:formula="of:=[.C77]/([.D77]-[.D76])" office:value-type="float" office:value="99645.8016476204" calcext:value-type="float">
            <text:p>99645.8016476204</text:p>
          </table:table-cell>
          <table:table-cell/>
          <table:table-cell office:value-type="float" office:value="1443146233.86394" calcext:value-type="float">
            <text:p>1443146233.86394</text:p>
          </table:table-cell>
          <table:table-cell table:formula="of:=[.G77]-[.$B$2]" office:value-type="float" office:value="13.8637335300446" calcext:value-type="float">
            <text:p>13.86373353</text:p>
          </table:table-cell>
          <table:table-cell table:formula="of:=[.C77]/([.H77]-[.H76])" office:value-type="float" office:value="98418.8005757584" calcext:value-type="float">
            <text:p>98418.8005757584</text:p>
          </table:table-cell>
          <table:table-cell table:formula="of:=[.G77]-[.$B77]" office:value-type="float" office:value="10.2873435020447" calcext:value-type="float">
            <text:p>10.28734350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3146223.61993" calcext:value-type="float">
            <text:p>1443146223.61993</text:p>
          </table:table-cell>
          <table:table-cell office:value-type="float" office:value="4320" calcext:value-type="float">
            <text:p>4320</text:p>
          </table:table-cell>
          <table:table-cell table:formula="of:=[.B78]-[.$B$2]" office:value-type="float" office:value="3.61972832679749" calcext:value-type="float">
            <text:p>3.6197283268</text:p>
          </table:table-cell>
          <table:table-cell table:formula="of:=[.C78]/([.D78]-[.D77])" office:value-type="float" office:value="99680.8854951753" calcext:value-type="float">
            <text:p>99680.8854951753</text:p>
          </table:table-cell>
          <table:table-cell/>
          <table:table-cell office:value-type="float" office:value="1443146233.90782" calcext:value-type="float">
            <text:p>1443146233.90782</text:p>
          </table:table-cell>
          <table:table-cell table:formula="of:=[.G78]-[.$B$2]" office:value-type="float" office:value="13.9076128005981" calcext:value-type="float">
            <text:p>13.9076128006</text:p>
          </table:table-cell>
          <table:table-cell table:formula="of:=[.C78]/([.H78]-[.H77])" office:value-type="float" office:value="98451.9556842695" calcext:value-type="float">
            <text:p>98451.9556842695</text:p>
          </table:table-cell>
          <table:table-cell table:formula="of:=[.G78]-[.$B78]" office:value-type="float" office:value="10.2878844738007" calcext:value-type="float">
            <text:p>10.2878844738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3146223.6633" calcext:value-type="float">
            <text:p>1443146223.6633</text:p>
          </table:table-cell>
          <table:table-cell office:value-type="float" office:value="4320" calcext:value-type="float">
            <text:p>4320</text:p>
          </table:table-cell>
          <table:table-cell table:formula="of:=[.B79]-[.$B$2]" office:value-type="float" office:value="3.66309404373169" calcext:value-type="float">
            <text:p>3.6630940437</text:p>
          </table:table-cell>
          <table:table-cell table:formula="of:=[.C79]/([.D79]-[.D78])" office:value-type="float" office:value="99617.8618827967" calcext:value-type="float">
            <text:p>99617.8618827967</text:p>
          </table:table-cell>
          <table:table-cell/>
          <table:table-cell office:value-type="float" office:value="1443146233.95164" calcext:value-type="float">
            <text:p>1443146233.95164</text:p>
          </table:table-cell>
          <table:table-cell table:formula="of:=[.G79]-[.$B$2]" office:value-type="float" office:value="13.9514374732971" calcext:value-type="float">
            <text:p>13.9514374733</text:p>
          </table:table-cell>
          <table:table-cell table:formula="of:=[.C79]/([.H79]-[.H78])" office:value-type="float" office:value="98574.6095509591" calcext:value-type="float">
            <text:p>98574.6095509591</text:p>
          </table:table-cell>
          <table:table-cell table:formula="of:=[.G79]-[.$B79]" office:value-type="float" office:value="10.2883434295654" calcext:value-type="float">
            <text:p>10.28834342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3146223.70664" calcext:value-type="float">
            <text:p>1443146223.70664</text:p>
          </table:table-cell>
          <table:table-cell office:value-type="float" office:value="4320" calcext:value-type="float">
            <text:p>4320</text:p>
          </table:table-cell>
          <table:table-cell table:formula="of:=[.B80]-[.$B$2]" office:value-type="float" office:value="3.70643854141235" calcext:value-type="float">
            <text:p>3.7064385414</text:p>
          </table:table-cell>
          <table:table-cell table:formula="of:=[.C80]/([.D80]-[.D79])" office:value-type="float" office:value="99666.6297029703" calcext:value-type="float">
            <text:p>99666.6297029703</text:p>
          </table:table-cell>
          <table:table-cell/>
          <table:table-cell office:value-type="float" office:value="1443146233.99585" calcext:value-type="float">
            <text:p>1443146233.99585</text:p>
          </table:table-cell>
          <table:table-cell table:formula="of:=[.G80]-[.$B$2]" office:value-type="float" office:value="13.9956398010254" calcext:value-type="float">
            <text:p>13.995639801</text:p>
          </table:table-cell>
          <table:table-cell table:formula="of:=[.C80]/([.H80]-[.H79])" office:value-type="float" office:value="97732.4096268568" calcext:value-type="float">
            <text:p>97732.4096268568</text:p>
          </table:table-cell>
          <table:table-cell table:formula="of:=[.G80]-[.$B80]" office:value-type="float" office:value="10.289201259613" calcext:value-type="float">
            <text:p>10.289201259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3146223.74999" calcext:value-type="float">
            <text:p>1443146223.74999</text:p>
          </table:table-cell>
          <table:table-cell office:value-type="float" office:value="4320" calcext:value-type="float">
            <text:p>4320</text:p>
          </table:table-cell>
          <table:table-cell table:formula="of:=[.B81]-[.$B$2]" office:value-type="float" office:value="3.74978828430176" calcext:value-type="float">
            <text:p>3.7497882843</text:p>
          </table:table-cell>
          <table:table-cell table:formula="of:=[.C81]/([.D81]-[.D80])" office:value-type="float" office:value="99654.5702940238" calcext:value-type="float">
            <text:p>99654.5702940238</text:p>
          </table:table-cell>
          <table:table-cell/>
          <table:table-cell office:value-type="float" office:value="1443146234.01023" calcext:value-type="float">
            <text:p>1443146234.01023</text:p>
          </table:table-cell>
          <table:table-cell table:formula="of:=[.G81]-[.$B$2]" office:value-type="float" office:value="14.0100193023682" calcext:value-type="float">
            <text:p>14.0100193024</text:p>
          </table:table-cell>
          <table:table-cell table:formula="of:=[.C81]/([.H81]-[.H80])" office:value-type="float" office:value="300427.664146438" calcext:value-type="float">
            <text:p>300427.664146438</text:p>
          </table:table-cell>
          <table:table-cell table:formula="of:=[.G81]-[.$B81]" office:value-type="float" office:value="10.2602310180664" calcext:value-type="float">
            <text:p>10.26023101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3146223.79334" calcext:value-type="float">
            <text:p>1443146223.79334</text:p>
          </table:table-cell>
          <table:table-cell office:value-type="float" office:value="4320" calcext:value-type="float">
            <text:p>4320</text:p>
          </table:table-cell>
          <table:table-cell table:formula="of:=[.B82]-[.$B$2]" office:value-type="float" office:value="3.79313325881958" calcext:value-type="float">
            <text:p>3.7931332588</text:p>
          </table:table-cell>
          <table:table-cell table:formula="of:=[.C82]/([.D82]-[.D81])" office:value-type="float" office:value="99665.5332724612" calcext:value-type="float">
            <text:p>99665.5332724612</text:p>
          </table:table-cell>
          <table:table-cell/>
          <table:table-cell office:value-type="float" office:value="1443146234.02456" calcext:value-type="float">
            <text:p>1443146234.02456</text:p>
          </table:table-cell>
          <table:table-cell table:formula="of:=[.G82]-[.$B$2]" office:value-type="float" office:value="14.0243587493896" calcext:value-type="float">
            <text:p>14.0243587494</text:p>
          </table:table-cell>
          <table:table-cell table:formula="of:=[.C82]/([.H82]-[.H81])" office:value-type="float" office:value="301266.847565842" calcext:value-type="float">
            <text:p>301266.847565842</text:p>
          </table:table-cell>
          <table:table-cell table:formula="of:=[.G82]-[.$B82]" office:value-type="float" office:value="10.2312254905701" calcext:value-type="float">
            <text:p>10.231225490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3146223.83669" calcext:value-type="float">
            <text:p>1443146223.83669</text:p>
          </table:table-cell>
          <table:table-cell office:value-type="float" office:value="4320" calcext:value-type="float">
            <text:p>4320</text:p>
          </table:table-cell>
          <table:table-cell table:formula="of:=[.B83]-[.$B$2]" office:value-type="float" office:value="3.83648157119751" calcext:value-type="float">
            <text:p>3.8364815712</text:p>
          </table:table-cell>
          <table:table-cell table:formula="of:=[.C83]/([.D83]-[.D82])" office:value-type="float" office:value="99657.8589343072" calcext:value-type="float">
            <text:p>99657.8589343072</text:p>
          </table:table-cell>
          <table:table-cell/>
          <table:table-cell office:value-type="float" office:value="1443146234.05893" calcext:value-type="float">
            <text:p>1443146234.05893</text:p>
          </table:table-cell>
          <table:table-cell table:formula="of:=[.G83]-[.$B$2]" office:value-type="float" office:value="14.0587270259857" calcext:value-type="float">
            <text:p>14.058727026</text:p>
          </table:table-cell>
          <table:table-cell table:formula="of:=[.C83]/([.H83]-[.H82])" office:value-type="float" office:value="125697.312401579" calcext:value-type="float">
            <text:p>125697.312401579</text:p>
          </table:table-cell>
          <table:table-cell table:formula="of:=[.G83]-[.$B83]" office:value-type="float" office:value="10.2222454547882" calcext:value-type="float">
            <text:p>10.222245454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3146223.88004" calcext:value-type="float">
            <text:p>1443146223.88004</text:p>
          </table:table-cell>
          <table:table-cell office:value-type="float" office:value="4320" calcext:value-type="float">
            <text:p>4320</text:p>
          </table:table-cell>
          <table:table-cell table:formula="of:=[.B84]-[.$B$2]" office:value-type="float" office:value="3.87983107566833" calcext:value-type="float">
            <text:p>3.8798310757</text:p>
          </table:table-cell>
          <table:table-cell table:formula="of:=[.C84]/([.D84]-[.D83])" office:value-type="float" office:value="99655.118385665" calcext:value-type="float">
            <text:p>99655.118385665</text:p>
          </table:table-cell>
          <table:table-cell/>
          <table:table-cell office:value-type="float" office:value="1443146234.10771" calcext:value-type="float">
            <text:p>1443146234.10771</text:p>
          </table:table-cell>
          <table:table-cell table:formula="of:=[.G84]-[.$B$2]" office:value-type="float" office:value="14.1075038909912" calcext:value-type="float">
            <text:p>14.107503891</text:p>
          </table:table-cell>
          <table:table-cell table:formula="of:=[.C84]/([.H84]-[.H83])" office:value-type="float" office:value="88566.5776083291" calcext:value-type="float">
            <text:p>88566.5776083291</text:p>
          </table:table-cell>
          <table:table-cell table:formula="of:=[.G84]-[.$B84]" office:value-type="float" office:value="10.2276728153229" calcext:value-type="float">
            <text:p>10.2276728153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3146223.9234" calcext:value-type="float">
            <text:p>1443146223.9234</text:p>
          </table:table-cell>
          <table:table-cell office:value-type="float" office:value="4320" calcext:value-type="float">
            <text:p>4320</text:p>
          </table:table-cell>
          <table:table-cell table:formula="of:=[.B85]-[.$B$2]" office:value-type="float" office:value="3.92319774627686" calcext:value-type="float">
            <text:p>3.9231977463</text:p>
          </table:table-cell>
          <table:table-cell table:formula="of:=[.C85]/([.D85]-[.D84])" office:value-type="float" office:value="99615.6711913048" calcext:value-type="float">
            <text:p>99615.6711913048</text:p>
          </table:table-cell>
          <table:table-cell/>
          <table:table-cell office:value-type="float" office:value="1443146234.15651" calcext:value-type="float">
            <text:p>1443146234.15651</text:p>
          </table:table-cell>
          <table:table-cell table:formula="of:=[.G85]-[.$B$2]" office:value-type="float" office:value="14.1563029289246" calcext:value-type="float">
            <text:p>14.1563029289</text:p>
          </table:table-cell>
          <table:table-cell table:formula="of:=[.C85]/([.H85]-[.H84])" office:value-type="float" office:value="88526.3354146513" calcext:value-type="float">
            <text:p>88526.3354146513</text:p>
          </table:table-cell>
          <table:table-cell table:formula="of:=[.G85]-[.$B85]" office:value-type="float" office:value="10.2331051826477" calcext:value-type="float">
            <text:p>10.233105182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3146223.96675" calcext:value-type="float">
            <text:p>1443146223.96675</text:p>
          </table:table-cell>
          <table:table-cell office:value-type="float" office:value="4320" calcext:value-type="float">
            <text:p>4320</text:p>
          </table:table-cell>
          <table:table-cell table:formula="of:=[.B86]-[.$B$2]" office:value-type="float" office:value="3.9665470123291" calcext:value-type="float">
            <text:p>3.9665470123</text:p>
          </table:table-cell>
          <table:table-cell table:formula="of:=[.C86]/([.D86]-[.D85])" office:value-type="float" office:value="99655.6664833352" calcext:value-type="float">
            <text:p>99655.6664833352</text:p>
          </table:table-cell>
          <table:table-cell/>
          <table:table-cell office:value-type="float" office:value="1443146234.20526" calcext:value-type="float">
            <text:p>1443146234.20526</text:p>
          </table:table-cell>
          <table:table-cell table:formula="of:=[.G86]-[.$B$2]" office:value-type="float" office:value="14.2050502300262" calcext:value-type="float">
            <text:p>14.20505023</text:p>
          </table:table-cell>
          <table:table-cell table:formula="of:=[.C86]/([.H86]-[.H85])" office:value-type="float" office:value="88620.290813407" calcext:value-type="float">
            <text:p>88620.290813407</text:p>
          </table:table-cell>
          <table:table-cell table:formula="of:=[.G86]-[.$B86]" office:value-type="float" office:value="10.2385032176971" calcext:value-type="float">
            <text:p>10.238503217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3146224.01002" calcext:value-type="float">
            <text:p>1443146224.01002</text:p>
          </table:table-cell>
          <table:table-cell office:value-type="float" office:value="4320" calcext:value-type="float">
            <text:p>4320</text:p>
          </table:table-cell>
          <table:table-cell table:formula="of:=[.B87]-[.$B$2]" office:value-type="float" office:value="4.00980973243713" calcext:value-type="float">
            <text:p>4.0098097324</text:p>
          </table:table-cell>
          <table:table-cell table:formula="of:=[.C87]/([.D87]-[.D86])" office:value-type="float" office:value="99855.0250472564" calcext:value-type="float">
            <text:p>99855.0250472564</text:p>
          </table:table-cell>
          <table:table-cell/>
          <table:table-cell office:value-type="float" office:value="1443146234.25401" calcext:value-type="float">
            <text:p>1443146234.25401</text:p>
          </table:table-cell>
          <table:table-cell table:formula="of:=[.G87]-[.$B$2]" office:value-type="float" office:value="14.2538032531738" calcext:value-type="float">
            <text:p>14.2538032532</text:p>
          </table:table-cell>
          <table:table-cell table:formula="of:=[.C87]/([.H87]-[.H86])" office:value-type="float" office:value="88609.8896251559" calcext:value-type="float">
            <text:p>88609.8896251559</text:p>
          </table:table-cell>
          <table:table-cell table:formula="of:=[.G87]-[.$B87]" office:value-type="float" office:value="10.2439935207367" calcext:value-type="float">
            <text:p>10.243993520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3146224.05315" calcext:value-type="float">
            <text:p>1443146224.05315</text:p>
          </table:table-cell>
          <table:table-cell office:value-type="float" office:value="4320" calcext:value-type="float">
            <text:p>4320</text:p>
          </table:table-cell>
          <table:table-cell table:formula="of:=[.B88]-[.$B$2]" office:value-type="float" office:value="4.05294632911682" calcext:value-type="float">
            <text:p>4.0529463291</text:p>
          </table:table-cell>
          <table:table-cell table:formula="of:=[.C88]/([.D88]-[.D87])" office:value-type="float" office:value="100146.982667138" calcext:value-type="float">
            <text:p>100146.982667138</text:p>
          </table:table-cell>
          <table:table-cell/>
          <table:table-cell office:value-type="float" office:value="1443146234.30273" calcext:value-type="float">
            <text:p>1443146234.30273</text:p>
          </table:table-cell>
          <table:table-cell table:formula="of:=[.G88]-[.$B$2]" office:value-type="float" office:value="14.3025276660919" calcext:value-type="float">
            <text:p>14.3025276661</text:p>
          </table:table-cell>
          <table:table-cell table:formula="of:=[.C88]/([.H88]-[.H87])" office:value-type="float" office:value="88661.9199960854" calcext:value-type="float">
            <text:p>88661.9199960854</text:p>
          </table:table-cell>
          <table:table-cell table:formula="of:=[.G88]-[.$B88]" office:value-type="float" office:value="10.2495813369751" calcext:value-type="float">
            <text:p>10.249581337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3146224.09629" calcext:value-type="float">
            <text:p>1443146224.09629</text:p>
          </table:table-cell>
          <table:table-cell office:value-type="float" office:value="4320" calcext:value-type="float">
            <text:p>4320</text:p>
          </table:table-cell>
          <table:table-cell table:formula="of:=[.B89]-[.$B$2]" office:value-type="float" office:value="4.09607911109924" calcext:value-type="float">
            <text:p>4.0960791111</text:p>
          </table:table-cell>
          <table:table-cell table:formula="of:=[.C89]/([.D89]-[.D88])" office:value-type="float" office:value="100155.839745291" calcext:value-type="float">
            <text:p>100155.839745291</text:p>
          </table:table-cell>
          <table:table-cell/>
          <table:table-cell office:value-type="float" office:value="1443146234.35148" calcext:value-type="float">
            <text:p>1443146234.35148</text:p>
          </table:table-cell>
          <table:table-cell table:formula="of:=[.G89]-[.$B$2]" office:value-type="float" office:value="14.3512778282166" calcext:value-type="float">
            <text:p>14.3512778282</text:p>
          </table:table-cell>
          <table:table-cell table:formula="of:=[.C89]/([.H89]-[.H88])" office:value-type="float" office:value="88615.0899140718" calcext:value-type="float">
            <text:p>88615.0899140718</text:p>
          </table:table-cell>
          <table:table-cell table:formula="of:=[.G89]-[.$B89]" office:value-type="float" office:value="10.2551987171173" calcext:value-type="float">
            <text:p>10.255198717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3146224.1394" calcext:value-type="float">
            <text:p>1443146224.1394</text:p>
          </table:table-cell>
          <table:table-cell office:value-type="float" office:value="4320" calcext:value-type="float">
            <text:p>4320</text:p>
          </table:table-cell>
          <table:table-cell table:formula="of:=[.B90]-[.$B$2]" office:value-type="float" office:value="4.13918972015381" calcext:value-type="float">
            <text:p>4.1391897202</text:p>
          </table:table-cell>
          <table:table-cell table:formula="of:=[.C90]/([.D90]-[.D89])" office:value-type="float" office:value="100207.352545916" calcext:value-type="float">
            <text:p>100207.352545916</text:p>
          </table:table-cell>
          <table:table-cell/>
          <table:table-cell office:value-type="float" office:value="1443146234.40028" calcext:value-type="float">
            <text:p>1443146234.40028</text:p>
          </table:table-cell>
          <table:table-cell table:formula="of:=[.G90]-[.$B$2]" office:value-type="float" office:value="14.4000780582428" calcext:value-type="float">
            <text:p>14.4000780582</text:p>
          </table:table-cell>
          <table:table-cell table:formula="of:=[.C90]/([.H90]-[.H89])" office:value-type="float" office:value="88524.1728917399" calcext:value-type="float">
            <text:p>88524.1728917399</text:p>
          </table:table-cell>
          <table:table-cell table:formula="of:=[.G90]-[.$B90]" office:value-type="float" office:value="10.260888338089" calcext:value-type="float">
            <text:p>10.260888338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3146224.18253" calcext:value-type="float">
            <text:p>1443146224.18253</text:p>
          </table:table-cell>
          <table:table-cell office:value-type="float" office:value="4320" calcext:value-type="float">
            <text:p>4320</text:p>
          </table:table-cell>
          <table:table-cell table:formula="of:=[.B91]-[.$B$2]" office:value-type="float" office:value="4.18232345581055" calcext:value-type="float">
            <text:p>4.1823234558</text:p>
          </table:table-cell>
          <table:table-cell table:formula="of:=[.C91]/([.D91]-[.D90])" office:value-type="float" office:value="100153.625328882" calcext:value-type="float">
            <text:p>100153.625328882</text:p>
          </table:table-cell>
          <table:table-cell/>
          <table:table-cell office:value-type="float" office:value="1443146234.44902" calcext:value-type="float">
            <text:p>1443146234.44902</text:p>
          </table:table-cell>
          <table:table-cell table:formula="of:=[.G91]-[.$B$2]" office:value-type="float" office:value="14.4488162994385" calcext:value-type="float">
            <text:p>14.4488162994</text:p>
          </table:table-cell>
          <table:table-cell table:formula="of:=[.C91]/([.H91]-[.H90])" office:value-type="float" office:value="88636.7643562613" calcext:value-type="float">
            <text:p>88636.7643562613</text:p>
          </table:table-cell>
          <table:table-cell table:formula="of:=[.G91]-[.$B91]" office:value-type="float" office:value="10.2664928436279" calcext:value-type="float">
            <text:p>10.266492843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3146224.22564" calcext:value-type="float">
            <text:p>1443146224.22564</text:p>
          </table:table-cell>
          <table:table-cell office:value-type="float" office:value="4320" calcext:value-type="float">
            <text:p>4320</text:p>
          </table:table-cell>
          <table:table-cell table:formula="of:=[.B92]-[.$B$2]" office:value-type="float" office:value="4.2254331111908" calcext:value-type="float">
            <text:p>4.2254331112</text:p>
          </table:table-cell>
          <table:table-cell table:formula="of:=[.C92]/([.D92]-[.D91])" office:value-type="float" office:value="100209.569338827" calcext:value-type="float">
            <text:p>100209.569338827</text:p>
          </table:table-cell>
          <table:table-cell/>
          <table:table-cell office:value-type="float" office:value="1443146234.49775" calcext:value-type="float">
            <text:p>1443146234.49775</text:p>
          </table:table-cell>
          <table:table-cell table:formula="of:=[.G92]-[.$B$2]" office:value-type="float" office:value="14.4975397586823" calcext:value-type="float">
            <text:p>14.4975397587</text:p>
          </table:table-cell>
          <table:table-cell table:formula="of:=[.C92]/([.H92]-[.H91])" office:value-type="float" office:value="88663.655394131" calcext:value-type="float">
            <text:p>88663.655394131</text:p>
          </table:table-cell>
          <table:table-cell table:formula="of:=[.G92]-[.$B92]" office:value-type="float" office:value="10.2721066474915" calcext:value-type="float">
            <text:p>10.272106647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3146224.26877" calcext:value-type="float">
            <text:p>1443146224.26877</text:p>
          </table:table-cell>
          <table:table-cell office:value-type="float" office:value="4320" calcext:value-type="float">
            <text:p>4320</text:p>
          </table:table-cell>
          <table:table-cell table:formula="of:=[.B93]-[.$B$2]" office:value-type="float" office:value="4.26856279373169" calcext:value-type="float">
            <text:p>4.2685627937</text:p>
          </table:table-cell>
          <table:table-cell table:formula="of:=[.C93]/([.D93]-[.D92])" office:value-type="float" office:value="100163.037274943" calcext:value-type="float">
            <text:p>100163.037274943</text:p>
          </table:table-cell>
          <table:table-cell/>
          <table:table-cell office:value-type="float" office:value="1443146234.54655" calcext:value-type="float">
            <text:p>1443146234.54655</text:p>
          </table:table-cell>
          <table:table-cell table:formula="of:=[.G93]-[.$B$2]" office:value-type="float" office:value="14.5463454723358" calcext:value-type="float">
            <text:p>14.5463454723</text:p>
          </table:table-cell>
          <table:table-cell table:formula="of:=[.C93]/([.H93]-[.H92])" office:value-type="float" office:value="88514.2266469962" calcext:value-type="float">
            <text:p>88514.2266469962</text:p>
          </table:table-cell>
          <table:table-cell table:formula="of:=[.G93]-[.$B93]" office:value-type="float" office:value="10.2777826786041" calcext:value-type="float">
            <text:p>10.277782678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3146224.31191" calcext:value-type="float">
            <text:p>1443146224.31191</text:p>
          </table:table-cell>
          <table:table-cell office:value-type="float" office:value="4320" calcext:value-type="float">
            <text:p>4320</text:p>
          </table:table-cell>
          <table:table-cell table:formula="of:=[.B94]-[.$B$2]" office:value-type="float" office:value="4.31170558929443" calcext:value-type="float">
            <text:p>4.3117055893</text:p>
          </table:table-cell>
          <table:table-cell table:formula="of:=[.C94]/([.D94]-[.D93])" office:value-type="float" office:value="100132.593255745" calcext:value-type="float">
            <text:p>100132.593255745</text:p>
          </table:table-cell>
          <table:table-cell/>
          <table:table-cell office:value-type="float" office:value="1443146234.59529" calcext:value-type="float">
            <text:p>1443146234.59529</text:p>
          </table:table-cell>
          <table:table-cell table:formula="of:=[.G94]-[.$B$2]" office:value-type="float" office:value="14.5950856208801" calcext:value-type="float">
            <text:p>14.5950856209</text:p>
          </table:table-cell>
          <table:table-cell table:formula="of:=[.C94]/([.H94]-[.H93])" office:value-type="float" office:value="88633.2957330346" calcext:value-type="float">
            <text:p>88633.2957330346</text:p>
          </table:table-cell>
          <table:table-cell table:formula="of:=[.G94]-[.$B94]" office:value-type="float" office:value="10.2833800315857" calcext:value-type="float">
            <text:p>10.283380031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3146224.35504" calcext:value-type="float">
            <text:p>1443146224.35504</text:p>
          </table:table-cell>
          <table:table-cell office:value-type="float" office:value="4320" calcext:value-type="float">
            <text:p>4320</text:p>
          </table:table-cell>
          <table:table-cell table:formula="of:=[.B95]-[.$B$2]" office:value-type="float" office:value="4.35483431816101" calcext:value-type="float">
            <text:p>4.3548343182</text:p>
          </table:table-cell>
          <table:table-cell table:formula="of:=[.C95]/([.D95]-[.D94])" office:value-type="float" office:value="100165.252107576" calcext:value-type="float">
            <text:p>100165.252107576</text:p>
          </table:table-cell>
          <table:table-cell/>
          <table:table-cell office:value-type="float" office:value="1443146234.6441" calcext:value-type="float">
            <text:p>1443146234.6441</text:p>
          </table:table-cell>
          <table:table-cell table:formula="of:=[.G95]-[.$B$2]" office:value-type="float" office:value="14.6438970565796" calcext:value-type="float">
            <text:p>14.6438970566</text:p>
          </table:table-cell>
          <table:table-cell table:formula="of:=[.C95]/([.H95]-[.H94])" office:value-type="float" office:value="88503.8503394715" calcext:value-type="float">
            <text:p>88503.8503394715</text:p>
          </table:table-cell>
          <table:table-cell table:formula="of:=[.G95]-[.$B95]" office:value-type="float" office:value="10.2890627384186" calcext:value-type="float">
            <text:p>10.289062738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3146224.39817" calcext:value-type="float">
            <text:p>1443146224.39817</text:p>
          </table:table-cell>
          <table:table-cell office:value-type="float" office:value="4320" calcext:value-type="float">
            <text:p>4320</text:p>
          </table:table-cell>
          <table:table-cell table:formula="of:=[.B96]-[.$B$2]" office:value-type="float" office:value="4.39796042442322" calcext:value-type="float">
            <text:p>4.3979604244</text:p>
          </table:table-cell>
          <table:table-cell table:formula="of:=[.C96]/([.D96]-[.D95])" office:value-type="float" office:value="100171.343402402" calcext:value-type="float">
            <text:p>100171.343402402</text:p>
          </table:table-cell>
          <table:table-cell/>
          <table:table-cell office:value-type="float" office:value="1443146234.69287" calcext:value-type="float">
            <text:p>1443146234.69287</text:p>
          </table:table-cell>
          <table:table-cell table:formula="of:=[.G96]-[.$B$2]" office:value-type="float" office:value="14.6926674842834" calcext:value-type="float">
            <text:p>14.6926674843</text:p>
          </table:table-cell>
          <table:table-cell table:formula="of:=[.C96]/([.H96]-[.H95])" office:value-type="float" office:value="88578.2676795823" calcext:value-type="float">
            <text:p>88578.2676795823</text:p>
          </table:table-cell>
          <table:table-cell table:formula="of:=[.G96]-[.$B96]" office:value-type="float" office:value="10.2947070598602" calcext:value-type="float">
            <text:p>10.294707059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3146224.4413" calcext:value-type="float">
            <text:p>1443146224.4413</text:p>
          </table:table-cell>
          <table:table-cell office:value-type="float" office:value="4320" calcext:value-type="float">
            <text:p>4320</text:p>
          </table:table-cell>
          <table:table-cell table:formula="of:=[.B97]-[.$B$2]" office:value-type="float" office:value="4.44109272956848" calcext:value-type="float">
            <text:p>4.4410927296</text:p>
          </table:table-cell>
          <table:table-cell table:formula="of:=[.C97]/([.D97]-[.D96])" office:value-type="float" office:value="100156.946990216" calcext:value-type="float">
            <text:p>100156.946990216</text:p>
          </table:table-cell>
          <table:table-cell/>
          <table:table-cell office:value-type="float" office:value="1443146234.7416" calcext:value-type="float">
            <text:p>1443146234.7416</text:p>
          </table:table-cell>
          <table:table-cell table:formula="of:=[.G97]-[.$B$2]" office:value-type="float" office:value="14.7413976192474" calcext:value-type="float">
            <text:p>14.7413976192</text:p>
          </table:table-cell>
          <table:table-cell table:formula="of:=[.C97]/([.H97]-[.H96])" office:value-type="float" office:value="88651.5090342435" calcext:value-type="float">
            <text:p>88651.5090342435</text:p>
          </table:table-cell>
          <table:table-cell table:formula="of:=[.G97]-[.$B97]" office:value-type="float" office:value="10.300304889679" calcext:value-type="float">
            <text:p>10.300304889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3146224.48443" calcext:value-type="float">
            <text:p>1443146224.48443</text:p>
          </table:table-cell>
          <table:table-cell office:value-type="float" office:value="4320" calcext:value-type="float">
            <text:p>4320</text:p>
          </table:table-cell>
          <table:table-cell table:formula="of:=[.B98]-[.$B$2]" office:value-type="float" office:value="4.48422288894653" calcext:value-type="float">
            <text:p>4.4842228889</text:p>
          </table:table-cell>
          <table:table-cell table:formula="of:=[.C98]/([.D98]-[.D97])" office:value-type="float" office:value="100161.929895357" calcext:value-type="float">
            <text:p>100161.929895357</text:p>
          </table:table-cell>
          <table:table-cell/>
          <table:table-cell office:value-type="float" office:value="1443146234.7904" calcext:value-type="float">
            <text:p>1443146234.7904</text:p>
          </table:table-cell>
          <table:table-cell table:formula="of:=[.G98]-[.$B$2]" office:value-type="float" office:value="14.790194272995" calcext:value-type="float">
            <text:p>14.790194273</text:p>
          </table:table-cell>
          <table:table-cell table:formula="of:=[.C98]/([.H98]-[.H97])" office:value-type="float" office:value="88530.6607774542" calcext:value-type="float">
            <text:p>88530.6607774542</text:p>
          </table:table-cell>
          <table:table-cell table:formula="of:=[.G98]-[.$B98]" office:value-type="float" office:value="10.3059713840485" calcext:value-type="float">
            <text:p>10.30597138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3146224.52755" calcext:value-type="float">
            <text:p>1443146224.52755</text:p>
          </table:table-cell>
          <table:table-cell office:value-type="float" office:value="4320" calcext:value-type="float">
            <text:p>4320</text:p>
          </table:table-cell>
          <table:table-cell table:formula="of:=[.B99]-[.$B$2]" office:value-type="float" office:value="4.52734875679016" calcext:value-type="float">
            <text:p>4.5273487568</text:p>
          </table:table-cell>
          <table:table-cell table:formula="of:=[.C99]/([.D99]-[.D98])" office:value-type="float" office:value="100171.897193213" calcext:value-type="float">
            <text:p>100171.897193213</text:p>
          </table:table-cell>
          <table:table-cell/>
          <table:table-cell office:value-type="float" office:value="1443146234.83911" calcext:value-type="float">
            <text:p>1443146234.83911</text:p>
          </table:table-cell>
          <table:table-cell table:formula="of:=[.G99]-[.$B$2]" office:value-type="float" office:value="14.8389029502869" calcext:value-type="float">
            <text:p>14.8389029503</text:p>
          </table:table-cell>
          <table:table-cell table:formula="of:=[.C99]/([.H99]-[.H98])" office:value-type="float" office:value="88690.5627536111" calcext:value-type="float">
            <text:p>88690.5627536111</text:p>
          </table:table-cell>
          <table:table-cell table:formula="of:=[.G99]-[.$B99]" office:value-type="float" office:value="10.3115541934967" calcext:value-type="float">
            <text:p>10.3115541935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3146224.57069" calcext:value-type="float">
            <text:p>1443146224.57069</text:p>
          </table:table-cell>
          <table:table-cell office:value-type="float" office:value="4320" calcext:value-type="float">
            <text:p>4320</text:p>
          </table:table-cell>
          <table:table-cell table:formula="of:=[.B100]-[.$B$2]" office:value-type="float" office:value="4.57048296928406" calcext:value-type="float">
            <text:p>4.5704829693</text:p>
          </table:table-cell>
          <table:table-cell table:formula="of:=[.C100]/([.D100]-[.D99])" office:value-type="float" office:value="100152.518157397" calcext:value-type="float">
            <text:p>100152.518157397</text:p>
          </table:table-cell>
          <table:table-cell/>
          <table:table-cell office:value-type="float" office:value="1443146234.88786" calcext:value-type="float">
            <text:p>1443146234.88786</text:p>
          </table:table-cell>
          <table:table-cell table:formula="of:=[.G100]-[.$B$2]" office:value-type="float" office:value="14.887659072876" calcext:value-type="float">
            <text:p>14.8876590729</text:p>
          </table:table-cell>
          <table:table-cell table:formula="of:=[.C100]/([.H100]-[.H99])" office:value-type="float" office:value="88604.2566675469" calcext:value-type="float">
            <text:p>88604.2566675469</text:p>
          </table:table-cell>
          <table:table-cell table:formula="of:=[.G100]-[.$B100]" office:value-type="float" office:value="10.3171761035919" calcext:value-type="float">
            <text:p>10.317176103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3146224.61382" calcext:value-type="float">
            <text:p>1443146224.61382</text:p>
          </table:table-cell>
          <table:table-cell office:value-type="float" office:value="4320" calcext:value-type="float">
            <text:p>4320</text:p>
          </table:table-cell>
          <table:table-cell table:formula="of:=[.B101]-[.$B$2]" office:value-type="float" office:value="4.61361312866211" calcext:value-type="float">
            <text:p>4.6136131287</text:p>
          </table:table-cell>
          <table:table-cell table:formula="of:=[.C101]/([.D101]-[.D100])" office:value-type="float" office:value="100161.929895357" calcext:value-type="float">
            <text:p>100161.929895357</text:p>
          </table:table-cell>
          <table:table-cell/>
          <table:table-cell office:value-type="float" office:value="1443146234.93661" calcext:value-type="float">
            <text:p>1443146234.93661</text:p>
          </table:table-cell>
          <table:table-cell table:formula="of:=[.G101]-[.$B$2]" office:value-type="float" office:value="14.9364063739777" calcext:value-type="float">
            <text:p>14.936406374</text:p>
          </table:table-cell>
          <table:table-cell table:formula="of:=[.C101]/([.H101]-[.H100])" office:value-type="float" office:value="88620.290813407" calcext:value-type="float">
            <text:p>88620.290813407</text:p>
          </table:table-cell>
          <table:table-cell table:formula="of:=[.G101]-[.$B101]" office:value-type="float" office:value="10.3227932453156" calcext:value-type="float">
            <text:p>10.3227932453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3146224.65695" calcext:value-type="float">
            <text:p>1443146224.65695</text:p>
          </table:table-cell>
          <table:table-cell office:value-type="float" office:value="4320" calcext:value-type="float">
            <text:p>4320</text:p>
          </table:table-cell>
          <table:table-cell table:formula="of:=[.B102]-[.$B$2]" office:value-type="float" office:value="4.65674328804016" calcext:value-type="float">
            <text:p>4.656743288</text:p>
          </table:table-cell>
          <table:table-cell table:formula="of:=[.C102]/([.D102]-[.D101])" office:value-type="float" office:value="100161.929895357" calcext:value-type="float">
            <text:p>100161.929895357</text:p>
          </table:table-cell>
          <table:table-cell/>
          <table:table-cell office:value-type="float" office:value="1443146234.98554" calcext:value-type="float">
            <text:p>1443146234.98554</text:p>
          </table:table-cell>
          <table:table-cell table:formula="of:=[.G102]-[.$B$2]" office:value-type="float" office:value="14.9853339195251" calcext:value-type="float">
            <text:p>14.9853339195</text:p>
          </table:table-cell>
          <table:table-cell table:formula="of:=[.C102]/([.H102]-[.H101])" office:value-type="float" office:value="88293.8220517793" calcext:value-type="float">
            <text:p>88293.8220517793</text:p>
          </table:table-cell>
          <table:table-cell table:formula="of:=[.G102]-[.$B102]" office:value-type="float" office:value="10.328590631485" calcext:value-type="float">
            <text:p>10.328590631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3146224.70011" calcext:value-type="float">
            <text:p>1443146224.70011</text:p>
          </table:table-cell>
          <table:table-cell office:value-type="float" office:value="4320" calcext:value-type="float">
            <text:p>4320</text:p>
          </table:table-cell>
          <table:table-cell table:formula="of:=[.B103]-[.$B$2]" office:value-type="float" office:value="4.69990086555481" calcext:value-type="float">
            <text:p>4.6999008656</text:p>
          </table:table-cell>
          <table:table-cell table:formula="of:=[.C103]/([.D103]-[.D102])" office:value-type="float" office:value="100098.296725151" calcext:value-type="float">
            <text:p>100098.296725151</text:p>
          </table:table-cell>
          <table:table-cell/>
          <table:table-cell office:value-type="float" office:value="1443146235.03413" calcext:value-type="float">
            <text:p>1443146235.03413</text:p>
          </table:table-cell>
          <table:table-cell table:formula="of:=[.G103]-[.$B$2]" office:value-type="float" office:value="15.0339274406433" calcext:value-type="float">
            <text:p>15.0339274406</text:p>
          </table:table-cell>
          <table:table-cell table:formula="of:=[.C103]/([.H103]-[.H102])" office:value-type="float" office:value="88900.7402755427" calcext:value-type="float">
            <text:p>88900.7402755427</text:p>
          </table:table-cell>
          <table:table-cell table:formula="of:=[.G103]-[.$B103]" office:value-type="float" office:value="10.3340265750885" calcext:value-type="float">
            <text:p>10.334026575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3146224.74326" calcext:value-type="float">
            <text:p>1443146224.74326</text:p>
          </table:table-cell>
          <table:table-cell office:value-type="float" office:value="4320" calcext:value-type="float">
            <text:p>4320</text:p>
          </table:table-cell>
          <table:table-cell table:formula="of:=[.B104]-[.$B$2]" office:value-type="float" office:value="4.7430567741394" calcext:value-type="float">
            <text:p>4.7430567741</text:p>
          </table:table-cell>
          <table:table-cell table:formula="of:=[.C104]/([.D104]-[.D103])" office:value-type="float" office:value="100102.167737516" calcext:value-type="float">
            <text:p>100102.167737516</text:p>
          </table:table-cell>
          <table:table-cell/>
          <table:table-cell office:value-type="float" office:value="1443146235.04727" calcext:value-type="float">
            <text:p>1443146235.04727</text:p>
          </table:table-cell>
          <table:table-cell table:formula="of:=[.G104]-[.$B$2]" office:value-type="float" office:value="15.0470688343048" calcext:value-type="float">
            <text:p>15.0470688343</text:p>
          </table:table-cell>
          <table:table-cell table:formula="of:=[.C104]/([.H104]-[.H103])" office:value-type="float" office:value="328732.257116421" calcext:value-type="float">
            <text:p>328732.257116421</text:p>
          </table:table-cell>
          <table:table-cell table:formula="of:=[.G104]-[.$B104]" office:value-type="float" office:value="10.3040120601654" calcext:value-type="float">
            <text:p>10.304012060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3146224.78639" calcext:value-type="float">
            <text:p>1443146224.78639</text:p>
          </table:table-cell>
          <table:table-cell office:value-type="float" office:value="4320" calcext:value-type="float">
            <text:p>4320</text:p>
          </table:table-cell>
          <table:table-cell table:formula="of:=[.B105]-[.$B$2]" office:value-type="float" office:value="4.78618025779724" calcext:value-type="float">
            <text:p>4.7861802578</text:p>
          </table:table-cell>
          <table:table-cell table:formula="of:=[.C105]/([.D105]-[.D104])" office:value-type="float" office:value="100177.435438125" calcext:value-type="float">
            <text:p>100177.435438125</text:p>
          </table:table-cell>
          <table:table-cell/>
          <table:table-cell office:value-type="float" office:value="1443146235.06042" calcext:value-type="float">
            <text:p>1443146235.06042</text:p>
          </table:table-cell>
          <table:table-cell table:formula="of:=[.G105]-[.$B$2]" office:value-type="float" office:value="15.060218334198" calcext:value-type="float">
            <text:p>15.0602183342</text:p>
          </table:table-cell>
          <table:table-cell table:formula="of:=[.C105]/([.H105]-[.H104])" office:value-type="float" office:value="328529.604554603" calcext:value-type="float">
            <text:p>328529.604554603</text:p>
          </table:table-cell>
          <table:table-cell table:formula="of:=[.G105]-[.$B105]" office:value-type="float" office:value="10.2740380764008" calcext:value-type="float">
            <text:p>10.274038076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3146224.82951" calcext:value-type="float">
            <text:p>1443146224.82951</text:p>
          </table:table-cell>
          <table:table-cell office:value-type="float" office:value="4320" calcext:value-type="float">
            <text:p>4320</text:p>
          </table:table-cell>
          <table:table-cell table:formula="of:=[.B106]-[.$B$2]" office:value-type="float" office:value="4.82930612564087" calcext:value-type="float">
            <text:p>4.8293061256</text:p>
          </table:table-cell>
          <table:table-cell table:formula="of:=[.C106]/([.D106]-[.D105])" office:value-type="float" office:value="100171.897193213" calcext:value-type="float">
            <text:p>100171.897193213</text:p>
          </table:table-cell>
          <table:table-cell/>
          <table:table-cell office:value-type="float" office:value="1443146235.08576" calcext:value-type="float">
            <text:p>1443146235.08576</text:p>
          </table:table-cell>
          <table:table-cell table:formula="of:=[.G106]-[.$B$2]" office:value-type="float" office:value="15.0855550765991" calcext:value-type="float">
            <text:p>15.0855550766</text:p>
          </table:table-cell>
          <table:table-cell table:formula="of:=[.C106]/([.H106]-[.H105])" office:value-type="float" office:value="170503.37141244" calcext:value-type="float">
            <text:p>170503.37141244</text:p>
          </table:table-cell>
          <table:table-cell table:formula="of:=[.G106]-[.$B106]" office:value-type="float" office:value="10.2562489509583" calcext:value-type="float">
            <text:p>10.25624895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3146224.87264" calcext:value-type="float">
            <text:p>1443146224.87264</text:p>
          </table:table-cell>
          <table:table-cell office:value-type="float" office:value="4320" calcext:value-type="float">
            <text:p>4320</text:p>
          </table:table-cell>
          <table:table-cell table:formula="of:=[.B107]-[.$B$2]" office:value-type="float" office:value="4.8724319934845" calcext:value-type="float">
            <text:p>4.8724319935</text:p>
          </table:table-cell>
          <table:table-cell table:formula="of:=[.C107]/([.D107]-[.D106])" office:value-type="float" office:value="100171.897193213" calcext:value-type="float">
            <text:p>100171.897193213</text:p>
          </table:table-cell>
          <table:table-cell/>
          <table:table-cell office:value-type="float" office:value="1443146235.12563" calcext:value-type="float">
            <text:p>1443146235.12563</text:p>
          </table:table-cell>
          <table:table-cell table:formula="of:=[.G107]-[.$B$2]" office:value-type="float" office:value="15.1254286766052" calcext:value-type="float">
            <text:p>15.1254286766</text:p>
          </table:table-cell>
          <table:table-cell table:formula="of:=[.C107]/([.H107]-[.H106])" office:value-type="float" office:value="108342.361846904" calcext:value-type="float">
            <text:p>108342.361846904</text:p>
          </table:table-cell>
          <table:table-cell table:formula="of:=[.G107]-[.$B107]" office:value-type="float" office:value="10.2529966831207" calcext:value-type="float">
            <text:p>10.2529966831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3146224.91573" calcext:value-type="float">
            <text:p>1443146224.91573</text:p>
          </table:table-cell>
          <table:table-cell office:value-type="float" office:value="4320" calcext:value-type="float">
            <text:p>4320</text:p>
          </table:table-cell>
          <table:table-cell table:formula="of:=[.B108]-[.$B$2]" office:value-type="float" office:value="4.91552782058716" calcext:value-type="float">
            <text:p>4.9155278206</text:p>
          </table:table-cell>
          <table:table-cell table:formula="of:=[.C108]/([.D108]-[.D107])" office:value-type="float" office:value="100241.723861317" calcext:value-type="float">
            <text:p>100241.723861317</text:p>
          </table:table-cell>
          <table:table-cell/>
          <table:table-cell office:value-type="float" office:value="1443146235.16558" calcext:value-type="float">
            <text:p>1443146235.16558</text:p>
          </table:table-cell>
          <table:table-cell table:formula="of:=[.G108]-[.$B$2]" office:value-type="float" office:value="15.1653697490692" calcext:value-type="float">
            <text:p>15.1653697491</text:p>
          </table:table-cell>
          <table:table-cell table:formula="of:=[.C108]/([.H108]-[.H107])" office:value-type="float" office:value="108159.339083719" calcext:value-type="float">
            <text:p>108159.339083719</text:p>
          </table:table-cell>
          <table:table-cell table:formula="of:=[.G108]-[.$B108]" office:value-type="float" office:value="10.2498419284821" calcext:value-type="float">
            <text:p>10.2498419285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3146224.95886" calcext:value-type="float">
            <text:p>1443146224.95886</text:p>
          </table:table-cell>
          <table:table-cell office:value-type="float" office:value="4320" calcext:value-type="float">
            <text:p>4320</text:p>
          </table:table-cell>
          <table:table-cell table:formula="of:=[.B109]-[.$B$2]" office:value-type="float" office:value="4.95865488052368" calcext:value-type="float">
            <text:p>4.9586548805</text:p>
          </table:table-cell>
          <table:table-cell table:formula="of:=[.C109]/([.D109]-[.D108])" office:value-type="float" office:value="100169.128300385" calcext:value-type="float">
            <text:p>100169.128300385</text:p>
          </table:table-cell>
          <table:table-cell/>
          <table:table-cell office:value-type="float" office:value="1443146235.20546" calcext:value-type="float">
            <text:p>1443146235.20546</text:p>
          </table:table-cell>
          <table:table-cell table:formula="of:=[.G109]-[.$B$2]" office:value-type="float" office:value="15.2052581310272" calcext:value-type="float">
            <text:p>15.205258131</text:p>
          </table:table-cell>
          <table:table-cell table:formula="of:=[.C109]/([.H109]-[.H108])" office:value-type="float" office:value="108302.212021231" calcext:value-type="float">
            <text:p>108302.212021231</text:p>
          </table:table-cell>
          <table:table-cell table:formula="of:=[.G109]-[.$B109]" office:value-type="float" office:value="10.2466032505035" calcext:value-type="float">
            <text:p>10.246603250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3146225.0019" calcext:value-type="float">
            <text:p>1443146225.0019</text:p>
          </table:table-cell>
          <table:table-cell office:value-type="float" office:value="4320" calcext:value-type="float">
            <text:p>4320</text:p>
          </table:table-cell>
          <table:table-cell table:formula="of:=[.B110]-[.$B$2]" office:value-type="float" office:value="5.0016987323761" calcext:value-type="float">
            <text:p>5.0016987324</text:p>
          </table:table-cell>
          <table:table-cell table:formula="of:=[.C110]/([.D110]-[.D109])" office:value-type="float" office:value="100362.765275093" calcext:value-type="float">
            <text:p>100362.765275093</text:p>
          </table:table-cell>
          <table:table-cell/>
          <table:table-cell office:value-type="float" office:value="1443146235.24536" calcext:value-type="float">
            <text:p>1443146235.24536</text:p>
          </table:table-cell>
          <table:table-cell table:formula="of:=[.G110]-[.$B$2]" office:value-type="float" office:value="15.2451529502869" calcext:value-type="float">
            <text:p>15.2451529503</text:p>
          </table:table-cell>
          <table:table-cell table:formula="of:=[.C110]/([.H110]-[.H109])" office:value-type="float" office:value="108284.736719436" calcext:value-type="float">
            <text:p>108284.736719436</text:p>
          </table:table-cell>
          <table:table-cell table:formula="of:=[.G110]-[.$B110]" office:value-type="float" office:value="10.2434542179108" calcext:value-type="float">
            <text:p>10.2434542179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3146225.04319" calcext:value-type="float">
            <text:p>1443146225.04319</text:p>
          </table:table-cell>
          <table:table-cell office:value-type="float" office:value="4320" calcext:value-type="float">
            <text:p>4320</text:p>
          </table:table-cell>
          <table:table-cell table:formula="of:=[.B111]-[.$B$2]" office:value-type="float" office:value="5.04298782348633" calcext:value-type="float">
            <text:p>5.0429878235</text:p>
          </table:table-cell>
          <table:table-cell table:formula="of:=[.C111]/([.D111]-[.D110])" office:value-type="float" office:value="104628.120499599" calcext:value-type="float">
            <text:p>104628.120499599</text:p>
          </table:table-cell>
          <table:table-cell/>
          <table:table-cell office:value-type="float" office:value="1443146235.28524" calcext:value-type="float">
            <text:p>1443146235.28524</text:p>
          </table:table-cell>
          <table:table-cell table:formula="of:=[.G111]-[.$B$2]" office:value-type="float" office:value="15.2850294113159" calcext:value-type="float">
            <text:p>15.2850294113</text:p>
          </table:table-cell>
          <table:table-cell table:formula="of:=[.C111]/([.H111]-[.H110])" office:value-type="float" office:value="108334.58858981" calcext:value-type="float">
            <text:p>108334.58858981</text:p>
          </table:table-cell>
          <table:table-cell table:formula="of:=[.G111]-[.$B111]" office:value-type="float" office:value="10.2420415878296" calcext:value-type="float">
            <text:p>10.242041587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3146225.08451" calcext:value-type="float">
            <text:p>1443146225.08451</text:p>
          </table:table-cell>
          <table:table-cell office:value-type="float" office:value="4320" calcext:value-type="float">
            <text:p>4320</text:p>
          </table:table-cell>
          <table:table-cell table:formula="of:=[.B112]-[.$B$2]" office:value-type="float" office:value="5.08430504798889" calcext:value-type="float">
            <text:p>5.084305048</text:p>
          </table:table-cell>
          <table:table-cell table:formula="of:=[.C112]/([.D112]-[.D111])" office:value-type="float" office:value="104556.877960957" calcext:value-type="float">
            <text:p>104556.877960957</text:p>
          </table:table-cell>
          <table:table-cell/>
          <table:table-cell office:value-type="float" office:value="1443146235.32514" calcext:value-type="float">
            <text:p>1443146235.32514</text:p>
          </table:table-cell>
          <table:table-cell table:formula="of:=[.G112]-[.$B$2]" office:value-type="float" office:value="15.3249363899231" calcext:value-type="float">
            <text:p>15.3249363899</text:p>
          </table:table-cell>
          <table:table-cell table:formula="of:=[.C112]/([.H112]-[.H111])" office:value-type="float" office:value="108251.743198193" calcext:value-type="float">
            <text:p>108251.743198193</text:p>
          </table:table-cell>
          <table:table-cell table:formula="of:=[.G112]-[.$B112]" office:value-type="float" office:value="10.2406313419342" calcext:value-type="float">
            <text:p>10.240631341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3146225.12581" calcext:value-type="float">
            <text:p>1443146225.12581</text:p>
          </table:table-cell>
          <table:table-cell office:value-type="float" office:value="4320" calcext:value-type="float">
            <text:p>4320</text:p>
          </table:table-cell>
          <table:table-cell table:formula="of:=[.B113]-[.$B$2]" office:value-type="float" office:value="5.12559914588928" calcext:value-type="float">
            <text:p>5.1255991459</text:p>
          </table:table-cell>
          <table:table-cell table:formula="of:=[.C113]/([.D113]-[.D112])" office:value-type="float" office:value="104615.434642032" calcext:value-type="float">
            <text:p>104615.434642032</text:p>
          </table:table-cell>
          <table:table-cell/>
          <table:table-cell office:value-type="float" office:value="1443146235.36495" calcext:value-type="float">
            <text:p>1443146235.36495</text:p>
          </table:table-cell>
          <table:table-cell table:formula="of:=[.G113]-[.$B$2]" office:value-type="float" office:value="15.3647439479828" calcext:value-type="float">
            <text:p>15.364743948</text:p>
          </table:table-cell>
          <table:table-cell table:formula="of:=[.C113]/([.H113]-[.H112])" office:value-type="float" office:value="108522.10511185" calcext:value-type="float">
            <text:p>108522.10511185</text:p>
          </table:table-cell>
          <table:table-cell table:formula="of:=[.G113]-[.$B113]" office:value-type="float" office:value="10.2391448020935" calcext:value-type="float">
            <text:p>10.239144802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3146225.1671" calcext:value-type="float">
            <text:p>1443146225.1671</text:p>
          </table:table-cell>
          <table:table-cell office:value-type="float" office:value="4320" calcext:value-type="float">
            <text:p>4320</text:p>
          </table:table-cell>
          <table:table-cell table:formula="of:=[.B114]-[.$B$2]" office:value-type="float" office:value="5.16689300537109" calcext:value-type="float">
            <text:p>5.1668930054</text:p>
          </table:table-cell>
          <table:table-cell table:formula="of:=[.C114]/([.D114]-[.D113])" office:value-type="float" office:value="104616.038660731" calcext:value-type="float">
            <text:p>104616.038660731</text:p>
          </table:table-cell>
          <table:table-cell/>
          <table:table-cell office:value-type="float" office:value="1443146235.4048" calcext:value-type="float">
            <text:p>1443146235.4048</text:p>
          </table:table-cell>
          <table:table-cell table:formula="of:=[.G114]-[.$B$2]" office:value-type="float" office:value="15.4045917987823" calcext:value-type="float">
            <text:p>15.4045917988</text:p>
          </table:table-cell>
          <table:table-cell table:formula="of:=[.C114]/([.H114]-[.H113])" office:value-type="float" office:value="108412.371390621" calcext:value-type="float">
            <text:p>108412.371390621</text:p>
          </table:table-cell>
          <table:table-cell table:formula="of:=[.G114]-[.$B114]" office:value-type="float" office:value="10.2376987934113" calcext:value-type="float">
            <text:p>10.2376987934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3146225.20838" calcext:value-type="float">
            <text:p>1443146225.20838</text:p>
          </table:table-cell>
          <table:table-cell office:value-type="float" office:value="4320" calcext:value-type="float">
            <text:p>4320</text:p>
          </table:table-cell>
          <table:table-cell table:formula="of:=[.B115]-[.$B$2]" office:value-type="float" office:value="5.2081732749939" calcext:value-type="float">
            <text:p>5.208173275</text:p>
          </table:table-cell>
          <table:table-cell table:formula="of:=[.C115]/([.D115]-[.D114])" office:value-type="float" office:value="104650.479259798" calcext:value-type="float">
            <text:p>104650.479259798</text:p>
          </table:table-cell>
          <table:table-cell/>
          <table:table-cell office:value-type="float" office:value="1443146235.44476" calcext:value-type="float">
            <text:p>1443146235.44476</text:p>
          </table:table-cell>
          <table:table-cell table:formula="of:=[.G115]-[.$B$2]" office:value-type="float" office:value="15.4445543289185" calcext:value-type="float">
            <text:p>15.4445543289</text:p>
          </table:table-cell>
          <table:table-cell table:formula="of:=[.C115]/([.H115]-[.H114])" office:value-type="float" office:value="108101.263490738" calcext:value-type="float">
            <text:p>108101.263490738</text:p>
          </table:table-cell>
          <table:table-cell table:formula="of:=[.G115]-[.$B115]" office:value-type="float" office:value="10.2363810539246" calcext:value-type="float">
            <text:p>10.2363810539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3146225.24967" calcext:value-type="float">
            <text:p>1443146225.24967</text:p>
          </table:table-cell>
          <table:table-cell office:value-type="float" office:value="4320" calcext:value-type="float">
            <text:p>4320</text:p>
          </table:table-cell>
          <table:table-cell table:formula="of:=[.B116]-[.$B$2]" office:value-type="float" office:value="5.2494649887085" calcext:value-type="float">
            <text:p>5.2494649887</text:p>
          </table:table-cell>
          <table:table-cell table:formula="of:=[.C116]/([.D116]-[.D115])" office:value-type="float" office:value="104621.475142907" calcext:value-type="float">
            <text:p>104621.475142907</text:p>
          </table:table-cell>
          <table:table-cell/>
          <table:table-cell office:value-type="float" office:value="1443146235.48471" calcext:value-type="float">
            <text:p>1443146235.48471</text:p>
          </table:table-cell>
          <table:table-cell table:formula="of:=[.G116]-[.$B$2]" office:value-type="float" office:value="15.4845039844513" calcext:value-type="float">
            <text:p>15.4845039845</text:p>
          </table:table-cell>
          <table:table-cell table:formula="of:=[.C116]/([.H116]-[.H115])" office:value-type="float" office:value="108136.101360102" calcext:value-type="float">
            <text:p>108136.101360102</text:p>
          </table:table-cell>
          <table:table-cell table:formula="of:=[.G116]-[.$B116]" office:value-type="float" office:value="10.2350389957428" calcext:value-type="float">
            <text:p>10.235038995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3146225.29096" calcext:value-type="float">
            <text:p>1443146225.29096</text:p>
          </table:table-cell>
          <table:table-cell office:value-type="float" office:value="4320" calcext:value-type="float">
            <text:p>4320</text:p>
          </table:table-cell>
          <table:table-cell table:formula="of:=[.B117]-[.$B$2]" office:value-type="float" office:value="5.2907509803772" calcext:value-type="float">
            <text:p>5.2907509804</text:p>
          </table:table-cell>
          <table:table-cell table:formula="of:=[.C117]/([.D117]-[.D116])" office:value-type="float" office:value="104635.975191435" calcext:value-type="float">
            <text:p>104635.975191435</text:p>
          </table:table-cell>
          <table:table-cell/>
          <table:table-cell office:value-type="float" office:value="1443146235.5246" calcext:value-type="float">
            <text:p>1443146235.5246</text:p>
          </table:table-cell>
          <table:table-cell table:formula="of:=[.G117]-[.$B$2]" office:value-type="float" office:value="15.5243911743164" calcext:value-type="float">
            <text:p>15.5243911743</text:p>
          </table:table-cell>
          <table:table-cell table:formula="of:=[.C117]/([.H117]-[.H116])" office:value-type="float" office:value="108305.448807225" calcext:value-type="float">
            <text:p>108305.448807225</text:p>
          </table:table-cell>
          <table:table-cell table:formula="of:=[.G117]-[.$B117]" office:value-type="float" office:value="10.2336401939392" calcext:value-type="float">
            <text:p>10.2336401939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3146225.33224" calcext:value-type="float">
            <text:p>1443146225.33224</text:p>
          </table:table-cell>
          <table:table-cell office:value-type="float" office:value="4320" calcext:value-type="float">
            <text:p>4320</text:p>
          </table:table-cell>
          <table:table-cell table:formula="of:=[.B118]-[.$B$2]" office:value-type="float" office:value="5.33203625679016" calcext:value-type="float">
            <text:p>5.3320362568</text:p>
          </table:table-cell>
          <table:table-cell table:formula="of:=[.C118]/([.D118]-[.D117])" office:value-type="float" office:value="104637.787980111" calcext:value-type="float">
            <text:p>104637.787980111</text:p>
          </table:table-cell>
          <table:table-cell/>
          <table:table-cell office:value-type="float" office:value="1443146235.56449" calcext:value-type="float">
            <text:p>1443146235.56449</text:p>
          </table:table-cell>
          <table:table-cell table:formula="of:=[.G118]-[.$B$2]" office:value-type="float" office:value="15.5642862319946" calcext:value-type="float">
            <text:p>15.564286232</text:p>
          </table:table-cell>
          <table:table-cell table:formula="of:=[.C118]/([.H118]-[.H117])" office:value-type="float" office:value="108284.089594339" calcext:value-type="float">
            <text:p>108284.089594339</text:p>
          </table:table-cell>
          <table:table-cell table:formula="of:=[.G118]-[.$B118]" office:value-type="float" office:value="10.2322499752045" calcext:value-type="float">
            <text:p>10.2322499752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3146225.37355" calcext:value-type="float">
            <text:p>1443146225.37355</text:p>
          </table:table-cell>
          <table:table-cell office:value-type="float" office:value="4320" calcext:value-type="float">
            <text:p>4320</text:p>
          </table:table-cell>
          <table:table-cell table:formula="of:=[.B119]-[.$B$2]" office:value-type="float" office:value="5.37334060668945" calcext:value-type="float">
            <text:p>5.3733406067</text:p>
          </table:table-cell>
          <table:table-cell table:formula="of:=[.C119]/([.D119]-[.D118])" office:value-type="float" office:value="104589.468434511" calcext:value-type="float">
            <text:p>104589.468434511</text:p>
          </table:table-cell>
          <table:table-cell/>
          <table:table-cell office:value-type="float" office:value="1443146235.60437" calcext:value-type="float">
            <text:p>1443146235.60437</text:p>
          </table:table-cell>
          <table:table-cell table:formula="of:=[.G119]-[.$B$2]" office:value-type="float" office:value="15.6041679382324" calcext:value-type="float">
            <text:p>15.6041679382</text:p>
          </table:table-cell>
          <table:table-cell table:formula="of:=[.C119]/([.H119]-[.H118])" office:value-type="float" office:value="108320.340515077" calcext:value-type="float">
            <text:p>108320.340515077</text:p>
          </table:table-cell>
          <table:table-cell table:formula="of:=[.G119]-[.$B119]" office:value-type="float" office:value="10.230827331543" calcext:value-type="float">
            <text:p>10.230827331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3146225.41484" calcext:value-type="float">
            <text:p>1443146225.41484</text:p>
          </table:table-cell>
          <table:table-cell office:value-type="float" office:value="4320" calcext:value-type="float">
            <text:p>4320</text:p>
          </table:table-cell>
          <table:table-cell table:formula="of:=[.B120]-[.$B$2]" office:value-type="float" office:value="5.4146363735199" calcext:value-type="float">
            <text:p>5.4146363735</text:p>
          </table:table-cell>
          <table:table-cell table:formula="of:=[.C120]/([.D120]-[.D119])" office:value-type="float" office:value="104611.206706426" calcext:value-type="float">
            <text:p>104611.206706426</text:p>
          </table:table-cell>
          <table:table-cell/>
          <table:table-cell office:value-type="float" office:value="1443146235.64423" calcext:value-type="float">
            <text:p>1443146235.64423</text:p>
          </table:table-cell>
          <table:table-cell table:formula="of:=[.G120]-[.$B$2]" office:value-type="float" office:value="15.6440260410309" calcext:value-type="float">
            <text:p>15.644026041</text:p>
          </table:table-cell>
          <table:table-cell table:formula="of:=[.C120]/([.H120]-[.H119])" office:value-type="float" office:value="108384.486382696" calcext:value-type="float">
            <text:p>108384.486382696</text:p>
          </table:table-cell>
          <table:table-cell table:formula="of:=[.G120]-[.$B120]" office:value-type="float" office:value="10.229389667511" calcext:value-type="float">
            <text:p>10.229389667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3146225.45613" calcext:value-type="float">
            <text:p>1443146225.45613</text:p>
          </table:table-cell>
          <table:table-cell office:value-type="float" office:value="4320" calcext:value-type="float">
            <text:p>4320</text:p>
          </table:table-cell>
          <table:table-cell table:formula="of:=[.B121]-[.$B$2]" office:value-type="float" office:value="5.45591974258423" calcext:value-type="float">
            <text:p>5.4559197426</text:p>
          </table:table-cell>
          <table:table-cell table:formula="of:=[.C121]/([.D121]-[.D120])" office:value-type="float" office:value="104642.622390344" calcext:value-type="float">
            <text:p>104642.622390344</text:p>
          </table:table-cell>
          <table:table-cell/>
          <table:table-cell office:value-type="float" office:value="1443146235.68412" calcext:value-type="float">
            <text:p>1443146235.68412</text:p>
          </table:table-cell>
          <table:table-cell table:formula="of:=[.G121]-[.$B$2]" office:value-type="float" office:value="15.6839158535004" calcext:value-type="float">
            <text:p>15.6839158535</text:p>
          </table:table-cell>
          <table:table-cell table:formula="of:=[.C121]/([.H121]-[.H120])" office:value-type="float" office:value="108298.328133405" calcext:value-type="float">
            <text:p>108298.328133405</text:p>
          </table:table-cell>
          <table:table-cell table:formula="of:=[.G121]-[.$B121]" office:value-type="float" office:value="10.2279961109161" calcext:value-type="float">
            <text:p>10.227996110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3146225.49741" calcext:value-type="float">
            <text:p>1443146225.49741</text:p>
          </table:table-cell>
          <table:table-cell office:value-type="float" office:value="4320" calcext:value-type="float">
            <text:p>4320</text:p>
          </table:table-cell>
          <table:table-cell table:formula="of:=[.B122]-[.$B$2]" office:value-type="float" office:value="5.49720788002014" calcext:value-type="float">
            <text:p>5.49720788</text:p>
          </table:table-cell>
          <table:table-cell table:formula="of:=[.C122]/([.D122]-[.D121])" office:value-type="float" office:value="104630.537202252" calcext:value-type="float">
            <text:p>104630.537202252</text:p>
          </table:table-cell>
          <table:table-cell/>
          <table:table-cell office:value-type="float" office:value="1443146235.72405" calcext:value-type="float">
            <text:p>1443146235.72405</text:p>
          </table:table-cell>
          <table:table-cell table:formula="of:=[.G122]-[.$B$2]" office:value-type="float" office:value="15.723845243454" calcext:value-type="float">
            <text:p>15.7238452435</text:p>
          </table:table-cell>
          <table:table-cell table:formula="of:=[.C122]/([.H122]-[.H121])" office:value-type="float" office:value="108190.984260431" calcext:value-type="float">
            <text:p>108190.984260431</text:p>
          </table:table-cell>
          <table:table-cell table:formula="of:=[.G122]-[.$B122]" office:value-type="float" office:value="10.2266373634338" calcext:value-type="float">
            <text:p>10.226637363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3146225.53868" calcext:value-type="float">
            <text:p>1443146225.53868</text:p>
          </table:table-cell>
          <table:table-cell office:value-type="float" office:value="4320" calcext:value-type="float">
            <text:p>4320</text:p>
          </table:table-cell>
          <table:table-cell table:formula="of:=[.B123]-[.$B$2]" office:value-type="float" office:value="5.53847765922546" calcext:value-type="float">
            <text:p>5.5384776592</text:p>
          </table:table-cell>
          <table:table-cell table:formula="of:=[.C123]/([.D123]-[.D122])" office:value-type="float" office:value="104677.080497753" calcext:value-type="float">
            <text:p>104677.080497753</text:p>
          </table:table-cell>
          <table:table-cell/>
          <table:table-cell office:value-type="float" office:value="1443146235.76393" calcext:value-type="float">
            <text:p>1443146235.76393</text:p>
          </table:table-cell>
          <table:table-cell table:formula="of:=[.G123]-[.$B$2]" office:value-type="float" office:value="15.7637212276459" calcext:value-type="float">
            <text:p>15.7637212276</text:p>
          </table:table-cell>
          <table:table-cell table:formula="of:=[.C123]/([.H123]-[.H122])" office:value-type="float" office:value="108335.884055198" calcext:value-type="float">
            <text:p>108335.884055198</text:p>
          </table:table-cell>
          <table:table-cell table:formula="of:=[.G123]-[.$B123]" office:value-type="float" office:value="10.2252435684204" calcext:value-type="float">
            <text:p>10.225243568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3146225.57997" calcext:value-type="float">
            <text:p>1443146225.57997</text:p>
          </table:table-cell>
          <table:table-cell office:value-type="float" office:value="4320" calcext:value-type="float">
            <text:p>4320</text:p>
          </table:table-cell>
          <table:table-cell table:formula="of:=[.B124]-[.$B$2]" office:value-type="float" office:value="5.57976150512695" calcext:value-type="float">
            <text:p>5.5797615051</text:p>
          </table:table-cell>
          <table:table-cell table:formula="of:=[.C124]/([.D124]-[.D123])" office:value-type="float" office:value="104641.413745907" calcext:value-type="float">
            <text:p>104641.413745907</text:p>
          </table:table-cell>
          <table:table-cell/>
          <table:table-cell office:value-type="float" office:value="1443146235.80381" calcext:value-type="float">
            <text:p>1443146235.80381</text:p>
          </table:table-cell>
          <table:table-cell table:formula="of:=[.G124]-[.$B$2]" office:value-type="float" office:value="15.8036079406738" calcext:value-type="float">
            <text:p>15.8036079407</text:p>
          </table:table-cell>
          <table:table-cell table:formula="of:=[.C124]/([.H124]-[.H123])" office:value-type="float" office:value="108306.743575796" calcext:value-type="float">
            <text:p>108306.743575796</text:p>
          </table:table-cell>
          <table:table-cell table:formula="of:=[.G124]-[.$B124]" office:value-type="float" office:value="10.2238464355469" calcext:value-type="float">
            <text:p>10.2238464355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3146225.62126" calcext:value-type="float">
            <text:p>1443146225.62126</text:p>
          </table:table-cell>
          <table:table-cell office:value-type="float" office:value="4320" calcext:value-type="float">
            <text:p>4320</text:p>
          </table:table-cell>
          <table:table-cell table:formula="of:=[.B125]-[.$B$2]" office:value-type="float" office:value="5.62105464935303" calcext:value-type="float">
            <text:p>5.6210546494</text:p>
          </table:table-cell>
          <table:table-cell table:formula="of:=[.C125]/([.D125]-[.D124])" office:value-type="float" office:value="104617.850758678" calcext:value-type="float">
            <text:p>104617.850758678</text:p>
          </table:table-cell>
          <table:table-cell/>
          <table:table-cell office:value-type="float" office:value="1443146235.84365" calcext:value-type="float">
            <text:p>1443146235.84365</text:p>
          </table:table-cell>
          <table:table-cell table:formula="of:=[.G125]-[.$B$2]" office:value-type="float" office:value="15.843448638916" calcext:value-type="float">
            <text:p>15.8434486389</text:p>
          </table:table-cell>
          <table:table-cell table:formula="of:=[.C125]/([.H125]-[.H124])" office:value-type="float" office:value="108431.834546151" calcext:value-type="float">
            <text:p>108431.834546151</text:p>
          </table:table-cell>
          <table:table-cell table:formula="of:=[.G125]-[.$B125]" office:value-type="float" office:value="10.222393989563" calcext:value-type="float">
            <text:p>10.222393989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3146225.66255" calcext:value-type="float">
            <text:p>1443146225.66255</text:p>
          </table:table-cell>
          <table:table-cell office:value-type="float" office:value="4320" calcext:value-type="float">
            <text:p>4320</text:p>
          </table:table-cell>
          <table:table-cell table:formula="of:=[.B126]-[.$B$2]" office:value-type="float" office:value="5.66234827041626" calcext:value-type="float">
            <text:p>5.6623482704</text:p>
          </table:table-cell>
          <table:table-cell table:formula="of:=[.C126]/([.D126]-[.D125])" office:value-type="float" office:value="104616.642686405" calcext:value-type="float">
            <text:p>104616.642686405</text:p>
          </table:table-cell>
          <table:table-cell/>
          <table:table-cell office:value-type="float" office:value="1443146235.88363" calcext:value-type="float">
            <text:p>1443146235.88363</text:p>
          </table:table-cell>
          <table:table-cell table:formula="of:=[.G126]-[.$B$2]" office:value-type="float" office:value="15.8834190368652" calcext:value-type="float">
            <text:p>15.8834190369</text:p>
          </table:table-cell>
          <table:table-cell table:formula="of:=[.C126]/([.H126]-[.H125])" office:value-type="float" office:value="108079.98472991" calcext:value-type="float">
            <text:p>108079.98472991</text:p>
          </table:table-cell>
          <table:table-cell table:formula="of:=[.G126]-[.$B126]" office:value-type="float" office:value="10.221070766449" calcext:value-type="float">
            <text:p>10.221070766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3146225.70384" calcext:value-type="float">
            <text:p>1443146225.70384</text:p>
          </table:table-cell>
          <table:table-cell office:value-type="float" office:value="4320" calcext:value-type="float">
            <text:p>4320</text:p>
          </table:table-cell>
          <table:table-cell table:formula="of:=[.B127]-[.$B$2]" office:value-type="float" office:value="5.70363092422485" calcext:value-type="float">
            <text:p>5.7036309242</text:p>
          </table:table-cell>
          <table:table-cell table:formula="of:=[.C127]/([.D127]-[.D126])" office:value-type="float" office:value="104644.435409351" calcext:value-type="float">
            <text:p>104644.435409351</text:p>
          </table:table-cell>
          <table:table-cell/>
          <table:table-cell office:value-type="float" office:value="1443146235.92352" calcext:value-type="float">
            <text:p>1443146235.92352</text:p>
          </table:table-cell>
          <table:table-cell table:formula="of:=[.G127]-[.$B$2]" office:value-type="float" office:value="15.923312664032" calcext:value-type="float">
            <text:p>15.923312664</text:p>
          </table:table-cell>
          <table:table-cell table:formula="of:=[.C127]/([.H127]-[.H126])" office:value-type="float" office:value="108287.972460945" calcext:value-type="float">
            <text:p>108287.972460945</text:p>
          </table:table-cell>
          <table:table-cell table:formula="of:=[.G127]-[.$B127]" office:value-type="float" office:value="10.2196817398071" calcext:value-type="float">
            <text:p>10.219681739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3146225.74512" calcext:value-type="float">
            <text:p>1443146225.74512</text:p>
          </table:table-cell>
          <table:table-cell office:value-type="float" office:value="4320" calcext:value-type="float">
            <text:p>4320</text:p>
          </table:table-cell>
          <table:table-cell table:formula="of:=[.B128]-[.$B$2]" office:value-type="float" office:value="5.74491500854492" calcext:value-type="float">
            <text:p>5.7449150085</text:p>
          </table:table-cell>
          <table:table-cell table:formula="of:=[.C128]/([.D128]-[.D127])" office:value-type="float" office:value="104640.809434158" calcext:value-type="float">
            <text:p>104640.809434158</text:p>
          </table:table-cell>
          <table:table-cell/>
          <table:table-cell office:value-type="float" office:value="1443146235.9634" calcext:value-type="float">
            <text:p>1443146235.9634</text:p>
          </table:table-cell>
          <table:table-cell table:formula="of:=[.G128]-[.$B$2]" office:value-type="float" office:value="15.9631900787354" calcext:value-type="float">
            <text:p>15.9631900787</text:p>
          </table:table-cell>
          <table:table-cell table:formula="of:=[.C128]/([.H128]-[.H127])" office:value-type="float" office:value="108331.997751976" calcext:value-type="float">
            <text:p>108331.997751976</text:p>
          </table:table-cell>
          <table:table-cell table:formula="of:=[.G128]-[.$B128]" office:value-type="float" office:value="10.2182750701904" calcext:value-type="float">
            <text:p>10.218275070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3146225.78642" calcext:value-type="float">
            <text:p>1443146225.78642</text:p>
          </table:table-cell>
          <table:table-cell office:value-type="float" office:value="4320" calcext:value-type="float">
            <text:p>4320</text:p>
          </table:table-cell>
          <table:table-cell table:formula="of:=[.B129]-[.$B$2]" office:value-type="float" office:value="5.78621363639832" calcext:value-type="float">
            <text:p>5.7862136364</text:p>
          </table:table-cell>
          <table:table-cell table:formula="of:=[.C129]/([.D129]-[.D128])" office:value-type="float" office:value="104603.959611821" calcext:value-type="float">
            <text:p>104603.959611821</text:p>
          </table:table-cell>
          <table:table-cell/>
          <table:table-cell office:value-type="float" office:value="1443146236.00331" calcext:value-type="float">
            <text:p>1443146236.00331</text:p>
          </table:table-cell>
          <table:table-cell table:formula="of:=[.G129]-[.$B$2]" office:value-type="float" office:value="16.00310587883" calcext:value-type="float">
            <text:p>16.0031058788</text:p>
          </table:table-cell>
          <table:table-cell table:formula="of:=[.C129]/([.H129]-[.H128])" office:value-type="float" office:value="108227.819303663" calcext:value-type="float">
            <text:p>108227.819303663</text:p>
          </table:table-cell>
          <table:table-cell table:formula="of:=[.G129]-[.$B129]" office:value-type="float" office:value="10.2168922424316" calcext:value-type="float">
            <text:p>10.21689224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3146225.82771" calcext:value-type="float">
            <text:p>1443146225.82771</text:p>
          </table:table-cell>
          <table:table-cell office:value-type="float" office:value="4320" calcext:value-type="float">
            <text:p>4320</text:p>
          </table:table-cell>
          <table:table-cell table:formula="of:=[.B130]-[.$B$2]" office:value-type="float" office:value="5.8275032043457" calcext:value-type="float">
            <text:p>5.8275032043</text:p>
          </table:table-cell>
          <table:table-cell table:formula="of:=[.C130]/([.D130]-[.D129])" office:value-type="float" office:value="104626.912190136" calcext:value-type="float">
            <text:p>104626.912190136</text:p>
          </table:table-cell>
          <table:table-cell/>
          <table:table-cell office:value-type="float" office:value="1443146236.01546" calcext:value-type="float">
            <text:p>1443146236.01546</text:p>
          </table:table-cell>
          <table:table-cell table:formula="of:=[.G130]-[.$B$2]" office:value-type="float" office:value="16.0152502059937" calcext:value-type="float">
            <text:p>16.015250206</text:p>
          </table:table-cell>
          <table:table-cell table:formula="of:=[.C130]/([.H130]-[.H129])" office:value-type="float" office:value="355721.642028388" calcext:value-type="float">
            <text:p>355721.642028388</text:p>
          </table:table-cell>
          <table:table-cell table:formula="of:=[.G130]-[.$B130]" office:value-type="float" office:value="10.1877470016479" calcext:value-type="float">
            <text:p>10.187747001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3146225.869" calcext:value-type="float">
            <text:p>1443146225.869</text:p>
          </table:table-cell>
          <table:table-cell office:value-type="float" office:value="4320" calcext:value-type="float">
            <text:p>4320</text:p>
          </table:table-cell>
          <table:table-cell table:formula="of:=[.B131]-[.$B$2]" office:value-type="float" office:value="5.86879110336304" calcext:value-type="float">
            <text:p>5.8687911034</text:p>
          </table:table-cell>
          <table:table-cell table:formula="of:=[.C131]/([.D131]-[.D130])" office:value-type="float" office:value="104631.14139536" calcext:value-type="float">
            <text:p>104631.14139536</text:p>
          </table:table-cell>
          <table:table-cell/>
          <table:table-cell office:value-type="float" office:value="1443146236.02761" calcext:value-type="float">
            <text:p>1443146236.02761</text:p>
          </table:table-cell>
          <table:table-cell table:formula="of:=[.G131]-[.$B$2]" office:value-type="float" office:value="16.0274012088776" calcext:value-type="float">
            <text:p>16.0274012089</text:p>
          </table:table-cell>
          <table:table-cell table:formula="of:=[.C131]/([.H131]-[.H130])" office:value-type="float" office:value="355526.20975179" calcext:value-type="float">
            <text:p>355526.20975179</text:p>
          </table:table-cell>
          <table:table-cell table:formula="of:=[.G131]-[.$B131]" office:value-type="float" office:value="10.1586101055145" calcext:value-type="float">
            <text:p>10.158610105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3146225.91028" calcext:value-type="float">
            <text:p>1443146225.91028</text:p>
          </table:table-cell>
          <table:table-cell office:value-type="float" office:value="4320" calcext:value-type="float">
            <text:p>4320</text:p>
          </table:table-cell>
          <table:table-cell table:formula="of:=[.B132]-[.$B$2]" office:value-type="float" office:value="5.91007709503174" calcext:value-type="float">
            <text:p>5.910077095</text:p>
          </table:table-cell>
          <table:table-cell table:formula="of:=[.C132]/([.D132]-[.D131])" office:value-type="float" office:value="104635.975191435" calcext:value-type="float">
            <text:p>104635.975191435</text:p>
          </table:table-cell>
          <table:table-cell/>
          <table:table-cell office:value-type="float" office:value="1443146236.05066" calcext:value-type="float">
            <text:p>1443146236.05066</text:p>
          </table:table-cell>
          <table:table-cell table:formula="of:=[.G132]-[.$B$2]" office:value-type="float" office:value="16.0504541397095" calcext:value-type="float">
            <text:p>16.0504541397</text:p>
          </table:table-cell>
          <table:table-cell table:formula="of:=[.C132]/([.H132]-[.H131])" office:value-type="float" office:value="187394.827646834" calcext:value-type="float">
            <text:p>187394.827646834</text:p>
          </table:table-cell>
          <table:table-cell table:formula="of:=[.G132]-[.$B132]" office:value-type="float" office:value="10.1403770446777" calcext:value-type="float">
            <text:p>10.140377044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3146225.95156" calcext:value-type="float">
            <text:p>1443146225.95156</text:p>
          </table:table-cell>
          <table:table-cell office:value-type="float" office:value="4320" calcext:value-type="float">
            <text:p>4320</text:p>
          </table:table-cell>
          <table:table-cell table:formula="of:=[.B133]-[.$B$2]" office:value-type="float" office:value="5.9513578414917" calcext:value-type="float">
            <text:p>5.9513578415</text:p>
          </table:table-cell>
          <table:table-cell table:formula="of:=[.C133]/([.D133]-[.D132])" office:value-type="float" office:value="104649.270433859" calcext:value-type="float">
            <text:p>104649.270433859</text:p>
          </table:table-cell>
          <table:table-cell/>
          <table:table-cell office:value-type="float" office:value="1443146236.08721" calcext:value-type="float">
            <text:p>1443146236.08721</text:p>
          </table:table-cell>
          <table:table-cell table:formula="of:=[.G133]-[.$B$2]" office:value-type="float" office:value="16.0869996547699" calcext:value-type="float">
            <text:p>16.0869996548</text:p>
          </table:table-cell>
          <table:table-cell table:formula="of:=[.C133]/([.H133]-[.H132])" office:value-type="float" office:value="118208.759484092" calcext:value-type="float">
            <text:p>118208.759484092</text:p>
          </table:table-cell>
          <table:table-cell table:formula="of:=[.G133]-[.$B133]" office:value-type="float" office:value="10.1356418132782" calcext:value-type="float">
            <text:p>10.13564181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3146225.99285" calcext:value-type="float">
            <text:p>1443146225.99285</text:p>
          </table:table-cell>
          <table:table-cell office:value-type="float" office:value="4320" calcext:value-type="float">
            <text:p>4320</text:p>
          </table:table-cell>
          <table:table-cell table:formula="of:=[.B134]-[.$B$2]" office:value-type="float" office:value="5.99264287948608" calcext:value-type="float">
            <text:p>5.9926428795</text:p>
          </table:table-cell>
          <table:table-cell table:formula="of:=[.C134]/([.D134]-[.D133])" office:value-type="float" office:value="104638.392256962" calcext:value-type="float">
            <text:p>104638.392256962</text:p>
          </table:table-cell>
          <table:table-cell/>
          <table:table-cell office:value-type="float" office:value="1443146236.1238" calcext:value-type="float">
            <text:p>1443146236.1238</text:p>
          </table:table-cell>
          <table:table-cell table:formula="of:=[.G134]-[.$B$2]" office:value-type="float" office:value="16.123589515686" calcext:value-type="float">
            <text:p>16.1235895157</text:p>
          </table:table-cell>
          <table:table-cell table:formula="of:=[.C134]/([.H134]-[.H133])" office:value-type="float" office:value="118065.493878243" calcext:value-type="float">
            <text:p>118065.493878243</text:p>
          </table:table-cell>
          <table:table-cell table:formula="of:=[.G134]-[.$B134]" office:value-type="float" office:value="10.1309466362" calcext:value-type="float">
            <text:p>10.1309466362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3146226.0326" calcext:value-type="float">
            <text:p>1443146226.0326</text:p>
          </table:table-cell>
          <table:table-cell office:value-type="float" office:value="4320" calcext:value-type="float">
            <text:p>4320</text:p>
          </table:table-cell>
          <table:table-cell table:formula="of:=[.B135]-[.$B$2]" office:value-type="float" office:value="6.03239512443543" calcext:value-type="float">
            <text:p>6.0323951244</text:p>
          </table:table-cell>
          <table:table-cell table:formula="of:=[.C135]/([.D135]-[.D134])" office:value-type="float" office:value="108673.107783102" calcext:value-type="float">
            <text:p>108673.107783102</text:p>
          </table:table-cell>
          <table:table-cell/>
          <table:table-cell office:value-type="float" office:value="1443146236.16037" calcext:value-type="float">
            <text:p>1443146236.16037</text:p>
          </table:table-cell>
          <table:table-cell table:formula="of:=[.G135]-[.$B$2]" office:value-type="float" office:value="16.1601593494415" calcext:value-type="float">
            <text:p>16.1601593494</text:p>
          </table:table-cell>
          <table:table-cell table:formula="of:=[.C135]/([.H135]-[.H134])" office:value-type="float" office:value="118130.151448968" calcext:value-type="float">
            <text:p>118130.151448968</text:p>
          </table:table-cell>
          <table:table-cell table:formula="of:=[.G135]-[.$B135]" office:value-type="float" office:value="10.1277642250061" calcext:value-type="float">
            <text:p>10.12776422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3146226.07201" calcext:value-type="float">
            <text:p>1443146226.07201</text:p>
          </table:table-cell>
          <table:table-cell office:value-type="float" office:value="4320" calcext:value-type="float">
            <text:p>4320</text:p>
          </table:table-cell>
          <table:table-cell table:formula="of:=[.B136]-[.$B$2]" office:value-type="float" office:value="6.07180500030518" calcext:value-type="float">
            <text:p>6.0718050003</text:p>
          </table:table-cell>
          <table:table-cell table:formula="of:=[.C136]/([.D136]-[.D135])" office:value-type="float" office:value="109617.193778471" calcext:value-type="float">
            <text:p>109617.193778471</text:p>
          </table:table-cell>
          <table:table-cell/>
          <table:table-cell office:value-type="float" office:value="1443146236.19692" calcext:value-type="float">
            <text:p>1443146236.19692</text:p>
          </table:table-cell>
          <table:table-cell table:formula="of:=[.G136]-[.$B$2]" office:value-type="float" office:value="16.1967113018036" calcext:value-type="float">
            <text:p>16.1967113018</text:p>
          </table:table-cell>
          <table:table-cell table:formula="of:=[.C136]/([.H136]-[.H135])" office:value-type="float" office:value="118187.941295415" calcext:value-type="float">
            <text:p>118187.941295415</text:p>
          </table:table-cell>
          <table:table-cell table:formula="of:=[.G136]-[.$B136]" office:value-type="float" office:value="10.1249063014984" calcext:value-type="float">
            <text:p>10.124906301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3146226.11142" calcext:value-type="float">
            <text:p>1443146226.11142</text:p>
          </table:table-cell>
          <table:table-cell office:value-type="float" office:value="4320" calcext:value-type="float">
            <text:p>4320</text:p>
          </table:table-cell>
          <table:table-cell table:formula="of:=[.B137]-[.$B$2]" office:value-type="float" office:value="6.11121654510498" calcext:value-type="float">
            <text:p>6.1112165451</text:p>
          </table:table-cell>
          <table:table-cell table:formula="of:=[.C137]/([.D137]-[.D136])" office:value-type="float" office:value="109612.55190437" calcext:value-type="float">
            <text:p>109612.55190437</text:p>
          </table:table-cell>
          <table:table-cell/>
          <table:table-cell office:value-type="float" office:value="1443146236.23349" calcext:value-type="float">
            <text:p>1443146236.23349</text:p>
          </table:table-cell>
          <table:table-cell table:formula="of:=[.G137]-[.$B$2]" office:value-type="float" office:value="16.2332832813263" calcext:value-type="float">
            <text:p>16.2332832813</text:p>
          </table:table-cell>
          <table:table-cell table:formula="of:=[.C137]/([.H137]-[.H136])" office:value-type="float" office:value="118123.220464946" calcext:value-type="float">
            <text:p>118123.220464946</text:p>
          </table:table-cell>
          <table:table-cell table:formula="of:=[.G137]-[.$B137]" office:value-type="float" office:value="10.1220667362213" calcext:value-type="float">
            <text:p>10.122066736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3146226.15084" calcext:value-type="float">
            <text:p>1443146226.15084</text:p>
          </table:table-cell>
          <table:table-cell office:value-type="float" office:value="4320" calcext:value-type="float">
            <text:p>4320</text:p>
          </table:table-cell>
          <table:table-cell table:formula="of:=[.B138]-[.$B$2]" office:value-type="float" office:value="6.15063452720642" calcext:value-type="float">
            <text:p>6.1506345272</text:p>
          </table:table-cell>
          <table:table-cell table:formula="of:=[.C138]/([.D138]-[.D137])" office:value-type="float" office:value="109594.651214836" calcext:value-type="float">
            <text:p>109594.651214836</text:p>
          </table:table-cell>
          <table:table-cell/>
          <table:table-cell office:value-type="float" office:value="1443146236.27008" calcext:value-type="float">
            <text:p>1443146236.27008</text:p>
          </table:table-cell>
          <table:table-cell table:formula="of:=[.G138]-[.$B$2]" office:value-type="float" office:value="16.2698748111725" calcext:value-type="float">
            <text:p>16.2698748112</text:p>
          </table:table-cell>
          <table:table-cell table:formula="of:=[.C138]/([.H138]-[.H137])" office:value-type="float" office:value="118060.108942115" calcext:value-type="float">
            <text:p>118060.108942115</text:p>
          </table:table-cell>
          <table:table-cell table:formula="of:=[.G138]-[.$B138]" office:value-type="float" office:value="10.1192402839661" calcext:value-type="float">
            <text:p>10.11924028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3146226.19032" calcext:value-type="float">
            <text:p>1443146226.19032</text:p>
          </table:table-cell>
          <table:table-cell office:value-type="float" office:value="4320" calcext:value-type="float">
            <text:p>4320</text:p>
          </table:table-cell>
          <table:table-cell table:formula="of:=[.B139]-[.$B$2]" office:value-type="float" office:value="6.19011235237122" calcext:value-type="float">
            <text:p>6.1901123524</text:p>
          </table:table-cell>
          <table:table-cell table:formula="of:=[.C139]/([.D139]-[.D138])" office:value-type="float" office:value="109428.520491358" calcext:value-type="float">
            <text:p>109428.520491358</text:p>
          </table:table-cell>
          <table:table-cell/>
          <table:table-cell office:value-type="float" office:value="1443146236.30661" calcext:value-type="float">
            <text:p>1443146236.30661</text:p>
          </table:table-cell>
          <table:table-cell table:formula="of:=[.G139]-[.$B$2]" office:value-type="float" office:value="16.3064076900482" calcext:value-type="float">
            <text:p>16.30640769</text:p>
          </table:table-cell>
          <table:table-cell table:formula="of:=[.C139]/([.H139]-[.H138])" office:value-type="float" office:value="118249.646152842" calcext:value-type="float">
            <text:p>118249.646152842</text:p>
          </table:table-cell>
          <table:table-cell table:formula="of:=[.G139]-[.$B139]" office:value-type="float" office:value="10.116295337677" calcext:value-type="float">
            <text:p>10.1162953377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3146226.22973" calcext:value-type="float">
            <text:p>1443146226.22973</text:p>
          </table:table-cell>
          <table:table-cell office:value-type="float" office:value="4320" calcext:value-type="float">
            <text:p>4320</text:p>
          </table:table-cell>
          <table:table-cell table:formula="of:=[.B140]-[.$B$2]" office:value-type="float" office:value="6.2295241355896" calcext:value-type="float">
            <text:p>6.2295241356</text:p>
          </table:table-cell>
          <table:table-cell table:formula="of:=[.C140]/([.D140]-[.D139])" office:value-type="float" office:value="109611.888811591" calcext:value-type="float">
            <text:p>109611.888811591</text:p>
          </table:table-cell>
          <table:table-cell/>
          <table:table-cell office:value-type="float" office:value="1443146236.34319" calcext:value-type="float">
            <text:p>1443146236.34319</text:p>
          </table:table-cell>
          <table:table-cell table:formula="of:=[.G140]-[.$B$2]" office:value-type="float" office:value="16.3429865837097" calcext:value-type="float">
            <text:p>16.3429865837</text:p>
          </table:table-cell>
          <table:table-cell table:formula="of:=[.C140]/([.H140]-[.H139])" office:value-type="float" office:value="118100.892825717" calcext:value-type="float">
            <text:p>118100.892825717</text:p>
          </table:table-cell>
          <table:table-cell table:formula="of:=[.G140]-[.$B140]" office:value-type="float" office:value="10.1134624481201" calcext:value-type="float">
            <text:p>10.113462448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3146226.26915" calcext:value-type="float">
            <text:p>1443146226.26915</text:p>
          </table:table-cell>
          <table:table-cell office:value-type="float" office:value="4320" calcext:value-type="float">
            <text:p>4320</text:p>
          </table:table-cell>
          <table:table-cell table:formula="of:=[.B141]-[.$B$2]" office:value-type="float" office:value="6.26894545555115" calcext:value-type="float">
            <text:p>6.2689454556</text:p>
          </table:table-cell>
          <table:table-cell table:formula="of:=[.C141]/([.D141]-[.D140])" office:value-type="float" office:value="109585.371677402" calcext:value-type="float">
            <text:p>109585.371677402</text:p>
          </table:table-cell>
          <table:table-cell/>
          <table:table-cell office:value-type="float" office:value="1443146236.37968" calcext:value-type="float">
            <text:p>1443146236.37968</text:p>
          </table:table-cell>
          <table:table-cell table:formula="of:=[.G141]-[.$B$2]" office:value-type="float" office:value="16.3794763088226" calcext:value-type="float">
            <text:p>16.3794763088</text:p>
          </table:table-cell>
          <table:table-cell table:formula="of:=[.C141]/([.H141]-[.H140])" office:value-type="float" office:value="118389.491470052" calcext:value-type="float">
            <text:p>118389.491470052</text:p>
          </table:table-cell>
          <table:table-cell table:formula="of:=[.G141]-[.$B141]" office:value-type="float" office:value="10.1105308532715" calcext:value-type="float">
            <text:p>10.110530853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3146226.30857" calcext:value-type="float">
            <text:p>1443146226.30857</text:p>
          </table:table-cell>
          <table:table-cell office:value-type="float" office:value="4320" calcext:value-type="float">
            <text:p>4320</text:p>
          </table:table-cell>
          <table:table-cell table:formula="of:=[.B142]-[.$B$2]" office:value-type="float" office:value="6.30835962295532" calcext:value-type="float">
            <text:p>6.308359623</text:p>
          </table:table-cell>
          <table:table-cell table:formula="of:=[.C142]/([.D142]-[.D141])" office:value-type="float" office:value="109605.258325016" calcext:value-type="float">
            <text:p>109605.258325016</text:p>
          </table:table-cell>
          <table:table-cell/>
          <table:table-cell office:value-type="float" office:value="1443146236.41631" calcext:value-type="float">
            <text:p>1443146236.41631</text:p>
          </table:table-cell>
          <table:table-cell table:formula="of:=[.G142]-[.$B$2]" office:value-type="float" office:value="16.4161086082459" calcext:value-type="float">
            <text:p>16.4161086082</text:p>
          </table:table-cell>
          <table:table-cell table:formula="of:=[.C142]/([.H142]-[.H141])" office:value-type="float" office:value="117928.715041621" calcext:value-type="float">
            <text:p>117928.715041621</text:p>
          </table:table-cell>
          <table:table-cell table:formula="of:=[.G142]-[.$B142]" office:value-type="float" office:value="10.1077489852905" calcext:value-type="float">
            <text:p>10.107748985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3146226.34798" calcext:value-type="float">
            <text:p>1443146226.34798</text:p>
          </table:table-cell>
          <table:table-cell office:value-type="float" office:value="4320" calcext:value-type="float">
            <text:p>4320</text:p>
          </table:table-cell>
          <table:table-cell table:formula="of:=[.B143]-[.$B$2]" office:value-type="float" office:value="6.34777235984802" calcext:value-type="float">
            <text:p>6.3477723598</text:p>
          </table:table-cell>
          <table:table-cell table:formula="of:=[.C143]/([.D143]-[.D142])" office:value-type="float" office:value="109609.236520698" calcext:value-type="float">
            <text:p>109609.236520698</text:p>
          </table:table-cell>
          <table:table-cell/>
          <table:table-cell office:value-type="float" office:value="1443146236.45285" calcext:value-type="float">
            <text:p>1443146236.45285</text:p>
          </table:table-cell>
          <table:table-cell table:formula="of:=[.G143]-[.$B$2]" office:value-type="float" office:value="16.452639579773" calcext:value-type="float">
            <text:p>16.4526395798</text:p>
          </table:table-cell>
          <table:table-cell table:formula="of:=[.C143]/([.H143]-[.H142])" office:value-type="float" office:value="118255.82018248" calcext:value-type="float">
            <text:p>118255.82018248</text:p>
          </table:table-cell>
          <table:table-cell table:formula="of:=[.G143]-[.$B143]" office:value-type="float" office:value="10.1048672199249" calcext:value-type="float">
            <text:p>10.104867219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3146226.3874" calcext:value-type="float">
            <text:p>1443146226.3874</text:p>
          </table:table-cell>
          <table:table-cell office:value-type="float" office:value="4320" calcext:value-type="float">
            <text:p>4320</text:p>
          </table:table-cell>
          <table:table-cell table:formula="of:=[.B144]-[.$B$2]" office:value-type="float" office:value="6.38719415664673" calcext:value-type="float">
            <text:p>6.3871941566</text:p>
          </table:table-cell>
          <table:table-cell table:formula="of:=[.C144]/([.D144]-[.D143])" office:value-type="float" office:value="109584.046157475" calcext:value-type="float">
            <text:p>109584.046157475</text:p>
          </table:table-cell>
          <table:table-cell/>
          <table:table-cell office:value-type="float" office:value="1443146236.48948" calcext:value-type="float">
            <text:p>1443146236.48948</text:p>
          </table:table-cell>
          <table:table-cell table:formula="of:=[.G144]-[.$B$2]" office:value-type="float" office:value="16.4892749786377" calcext:value-type="float">
            <text:p>16.4892749786</text:p>
          </table:table-cell>
          <table:table-cell table:formula="of:=[.C144]/([.H144]-[.H143])" office:value-type="float" office:value="117918.737992972" calcext:value-type="float">
            <text:p>117918.737992972</text:p>
          </table:table-cell>
          <table:table-cell table:formula="of:=[.G144]-[.$B144]" office:value-type="float" office:value="10.102080821991" calcext:value-type="float">
            <text:p>10.10208082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3146226.42683" calcext:value-type="float">
            <text:p>1443146226.42683</text:p>
          </table:table-cell>
          <table:table-cell office:value-type="float" office:value="4320" calcext:value-type="float">
            <text:p>4320</text:p>
          </table:table-cell>
          <table:table-cell table:formula="of:=[.B145]-[.$B$2]" office:value-type="float" office:value="6.42662143707275" calcext:value-type="float">
            <text:p>6.4266214371</text:p>
          </table:table-cell>
          <table:table-cell table:formula="of:=[.C145]/([.D145]-[.D144])" office:value-type="float" office:value="109568.804982766" calcext:value-type="float">
            <text:p>109568.804982766</text:p>
          </table:table-cell>
          <table:table-cell/>
          <table:table-cell office:value-type="float" office:value="1443146236.52607" calcext:value-type="float">
            <text:p>1443146236.52607</text:p>
          </table:table-cell>
          <table:table-cell table:formula="of:=[.G145]-[.$B$2]" office:value-type="float" office:value="16.5258684158325" calcext:value-type="float">
            <text:p>16.5258684158</text:p>
          </table:table-cell>
          <table:table-cell table:formula="of:=[.C145]/([.H145]-[.H144])" office:value-type="float" office:value="118053.955330849" calcext:value-type="float">
            <text:p>118053.955330849</text:p>
          </table:table-cell>
          <table:table-cell table:formula="of:=[.G145]-[.$B145]" office:value-type="float" office:value="10.0992469787598" calcext:value-type="float">
            <text:p>10.099246978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3146226.46624" calcext:value-type="float">
            <text:p>1443146226.46624</text:p>
          </table:table-cell>
          <table:table-cell office:value-type="float" office:value="4320" calcext:value-type="float">
            <text:p>4320</text:p>
          </table:table-cell>
          <table:table-cell table:formula="of:=[.B146]-[.$B$2]" office:value-type="float" office:value="6.46603775024414" calcext:value-type="float">
            <text:p>6.4660377502</text:p>
          </table:table-cell>
          <table:table-cell table:formula="of:=[.C146]/([.D146]-[.D145])" office:value-type="float" office:value="109599.291572911" calcext:value-type="float">
            <text:p>109599.291572911</text:p>
          </table:table-cell>
          <table:table-cell/>
          <table:table-cell office:value-type="float" office:value="1443146236.56293" calcext:value-type="float">
            <text:p>1443146236.56293</text:p>
          </table:table-cell>
          <table:table-cell table:formula="of:=[.G146]-[.$B$2]" office:value-type="float" office:value="16.5627198219299" calcext:value-type="float">
            <text:p>16.5627198219</text:p>
          </table:table-cell>
          <table:table-cell table:formula="of:=[.C146]/([.H146]-[.H145])" office:value-type="float" office:value="117227.548620007" calcext:value-type="float">
            <text:p>117227.548620007</text:p>
          </table:table-cell>
          <table:table-cell table:formula="of:=[.G146]-[.$B146]" office:value-type="float" office:value="10.0966820716858" calcext:value-type="float">
            <text:p>10.096682071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3146226.50565" calcext:value-type="float">
            <text:p>1443146226.50565</text:p>
          </table:table-cell>
          <table:table-cell office:value-type="float" office:value="4320" calcext:value-type="float">
            <text:p>4320</text:p>
          </table:table-cell>
          <table:table-cell table:formula="of:=[.B147]-[.$B$2]" office:value-type="float" office:value="6.50544881820679" calcext:value-type="float">
            <text:p>6.5054488182</text:p>
          </table:table-cell>
          <table:table-cell table:formula="of:=[.C147]/([.D147]-[.D146])" office:value-type="float" office:value="109613.878113997" calcext:value-type="float">
            <text:p>109613.878113997</text:p>
          </table:table-cell>
          <table:table-cell/>
          <table:table-cell office:value-type="float" office:value="1443146236.59934" calcext:value-type="float">
            <text:p>1443146236.59934</text:p>
          </table:table-cell>
          <table:table-cell table:formula="of:=[.G147]-[.$B$2]" office:value-type="float" office:value="16.5991373062134" calcext:value-type="float">
            <text:p>16.5991373062</text:p>
          </table:table-cell>
          <table:table-cell table:formula="of:=[.C147]/([.H147]-[.H146])" office:value-type="float" office:value="118624.33896796" calcext:value-type="float">
            <text:p>118624.33896796</text:p>
          </table:table-cell>
          <table:table-cell table:formula="of:=[.G147]-[.$B147]" office:value-type="float" office:value="10.0936884880066" calcext:value-type="float">
            <text:p>10.09368848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3146226.54507" calcext:value-type="float">
            <text:p>1443146226.54507</text:p>
          </table:table-cell>
          <table:table-cell office:value-type="float" office:value="4320" calcext:value-type="float">
            <text:p>4320</text:p>
          </table:table-cell>
          <table:table-cell table:formula="of:=[.B148]-[.$B$2]" office:value-type="float" office:value="6.54486775398254" calcext:value-type="float">
            <text:p>6.544867754</text:p>
          </table:table-cell>
          <table:table-cell table:formula="of:=[.C148]/([.D148]-[.D147])" office:value-type="float" office:value="109591.999758067" calcext:value-type="float">
            <text:p>109591.999758067</text:p>
          </table:table-cell>
          <table:table-cell/>
          <table:table-cell office:value-type="float" office:value="1443146236.6358" calcext:value-type="float">
            <text:p>1443146236.6358</text:p>
          </table:table-cell>
          <table:table-cell table:formula="of:=[.G148]-[.$B$2]" office:value-type="float" office:value="16.6355962753296" calcext:value-type="float">
            <text:p>16.6355962753</text:p>
          </table:table-cell>
          <table:table-cell table:formula="of:=[.C148]/([.H148]-[.H147])" office:value-type="float" office:value="118489.362280931" calcext:value-type="float">
            <text:p>118489.362280931</text:p>
          </table:table-cell>
          <table:table-cell table:formula="of:=[.G148]-[.$B148]" office:value-type="float" office:value="10.090728521347" calcext:value-type="float">
            <text:p>10.090728521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3146226.58452" calcext:value-type="float">
            <text:p>1443146226.58452</text:p>
          </table:table-cell>
          <table:table-cell office:value-type="float" office:value="4320" calcext:value-type="float">
            <text:p>4320</text:p>
          </table:table-cell>
          <table:table-cell table:formula="of:=[.B149]-[.$B$2]" office:value-type="float" office:value="6.58431434631348" calcext:value-type="float">
            <text:p>6.5843143463</text:p>
          </table:table-cell>
          <table:table-cell table:formula="of:=[.C149]/([.D149]-[.D148])" office:value-type="float" office:value="109515.163280971" calcext:value-type="float">
            <text:p>109515.163280971</text:p>
          </table:table-cell>
          <table:table-cell/>
          <table:table-cell office:value-type="float" office:value="1443146236.67233" calcext:value-type="float">
            <text:p>1443146236.67233</text:p>
          </table:table-cell>
          <table:table-cell table:formula="of:=[.G149]-[.$B$2]" office:value-type="float" office:value="16.672119140625" calcext:value-type="float">
            <text:p>16.6721191406</text:p>
          </table:table-cell>
          <table:table-cell table:formula="of:=[.C149]/([.H149]-[.H148])" office:value-type="float" office:value="118282.067002637" calcext:value-type="float">
            <text:p>118282.067002637</text:p>
          </table:table-cell>
          <table:table-cell table:formula="of:=[.G149]-[.$B149]" office:value-type="float" office:value="10.0878047943115" calcext:value-type="float">
            <text:p>10.0878047943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3146226.62397" calcext:value-type="float">
            <text:p>1443146226.62397</text:p>
          </table:table-cell>
          <table:table-cell office:value-type="float" office:value="4320" calcext:value-type="float">
            <text:p>4320</text:p>
          </table:table-cell>
          <table:table-cell table:formula="of:=[.B150]-[.$B$2]" office:value-type="float" office:value="6.62376666069031" calcext:value-type="float">
            <text:p>6.6237666607</text:p>
          </table:table-cell>
          <table:table-cell table:formula="of:=[.C150]/([.D150]-[.D149])" office:value-type="float" office:value="109499.27952863" calcext:value-type="float">
            <text:p>109499.27952863</text:p>
          </table:table-cell>
          <table:table-cell/>
          <table:table-cell office:value-type="float" office:value="1443146236.70891" calcext:value-type="float">
            <text:p>1443146236.70891</text:p>
          </table:table-cell>
          <table:table-cell table:formula="of:=[.G150]-[.$B$2]" office:value-type="float" office:value="16.7087018489838" calcext:value-type="float">
            <text:p>16.708701849</text:p>
          </table:table-cell>
          <table:table-cell table:formula="of:=[.C150]/([.H150]-[.H149])" office:value-type="float" office:value="118088.577740992" calcext:value-type="float">
            <text:p>118088.577740992</text:p>
          </table:table-cell>
          <table:table-cell table:formula="of:=[.G150]-[.$B150]" office:value-type="float" office:value="10.0849351882935" calcext:value-type="float">
            <text:p>10.0849351883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3146226.6634" calcext:value-type="float">
            <text:p>1443146226.6634</text:p>
          </table:table-cell>
          <table:table-cell office:value-type="float" office:value="4320" calcext:value-type="float">
            <text:p>4320</text:p>
          </table:table-cell>
          <table:table-cell table:formula="of:=[.B151]-[.$B$2]" office:value-type="float" office:value="6.66319036483765" calcext:value-type="float">
            <text:p>6.6631903648</text:p>
          </table:table-cell>
          <table:table-cell table:formula="of:=[.C151]/([.D151]-[.D150])" office:value-type="float" office:value="109578.744398416" calcext:value-type="float">
            <text:p>109578.744398416</text:p>
          </table:table-cell>
          <table:table-cell/>
          <table:table-cell office:value-type="float" office:value="1443146236.74543" calcext:value-type="float">
            <text:p>1443146236.74543</text:p>
          </table:table-cell>
          <table:table-cell table:formula="of:=[.G151]-[.$B$2]" office:value-type="float" office:value="16.7452237606049" calcext:value-type="float">
            <text:p>16.7452237606</text:p>
          </table:table-cell>
          <table:table-cell table:formula="of:=[.C151]/([.H151]-[.H150])" office:value-type="float" office:value="118285.155629831" calcext:value-type="float">
            <text:p>118285.155629831</text:p>
          </table:table-cell>
          <table:table-cell table:formula="of:=[.G151]-[.$B151]" office:value-type="float" office:value="10.0820333957672" calcext:value-type="float">
            <text:p>10.082033395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3146226.70281" calcext:value-type="float">
            <text:p>1443146226.70281</text:p>
          </table:table-cell>
          <table:table-cell office:value-type="float" office:value="4320" calcext:value-type="float">
            <text:p>4320</text:p>
          </table:table-cell>
          <table:table-cell table:formula="of:=[.B152]-[.$B$2]" office:value-type="float" office:value="6.70260882377625" calcext:value-type="float">
            <text:p>6.7026088238</text:p>
          </table:table-cell>
          <table:table-cell table:formula="of:=[.C152]/([.D152]-[.D151])" office:value-type="float" office:value="109593.325470414" calcext:value-type="float">
            <text:p>109593.325470414</text:p>
          </table:table-cell>
          <table:table-cell/>
          <table:table-cell office:value-type="float" office:value="1443146236.782" calcext:value-type="float">
            <text:p>1443146236.782</text:p>
          </table:table-cell>
          <table:table-cell table:formula="of:=[.G152]-[.$B$2]" office:value-type="float" office:value="16.7817895412445" calcext:value-type="float">
            <text:p>16.7817895412</text:p>
          </table:table-cell>
          <table:table-cell table:formula="of:=[.C152]/([.H152]-[.H151])" office:value-type="float" office:value="118143.245527098" calcext:value-type="float">
            <text:p>118143.245527098</text:p>
          </table:table-cell>
          <table:table-cell table:formula="of:=[.G152]-[.$B152]" office:value-type="float" office:value="10.0791807174683" calcext:value-type="float">
            <text:p>10.0791807175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3146226.74223" calcext:value-type="float">
            <text:p>1443146226.74223</text:p>
          </table:table-cell>
          <table:table-cell office:value-type="float" office:value="4320" calcext:value-type="float">
            <text:p>4320</text:p>
          </table:table-cell>
          <table:table-cell table:formula="of:=[.B153]-[.$B$2]" office:value-type="float" office:value="6.7420220375061" calcext:value-type="float">
            <text:p>6.7420220375</text:p>
          </table:table-cell>
          <table:table-cell table:formula="of:=[.C153]/([.D153]-[.D152])" office:value-type="float" office:value="109607.910423384" calcext:value-type="float">
            <text:p>109607.910423384</text:p>
          </table:table-cell>
          <table:table-cell/>
          <table:table-cell office:value-type="float" office:value="1443146236.8186" calcext:value-type="float">
            <text:p>1443146236.8186</text:p>
          </table:table-cell>
          <table:table-cell table:formula="of:=[.G153]-[.$B$2]" office:value-type="float" office:value="16.818398475647" calcext:value-type="float">
            <text:p>16.8183984756</text:p>
          </table:table-cell>
          <table:table-cell table:formula="of:=[.C153]/([.H153]-[.H152])" office:value-type="float" office:value="118003.98100932" calcext:value-type="float">
            <text:p>118003.98100932</text:p>
          </table:table-cell>
          <table:table-cell table:formula="of:=[.G153]-[.$B153]" office:value-type="float" office:value="10.0763764381409" calcext:value-type="float">
            <text:p>10.076376438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3146226.78165" calcext:value-type="float">
            <text:p>1443146226.78165</text:p>
          </table:table-cell>
          <table:table-cell office:value-type="float" office:value="4320" calcext:value-type="float">
            <text:p>4320</text:p>
          </table:table-cell>
          <table:table-cell table:formula="of:=[.B154]-[.$B$2]" office:value-type="float" office:value="6.78144431114197" calcext:value-type="float">
            <text:p>6.7814443111</text:p>
          </table:table-cell>
          <table:table-cell table:formula="of:=[.C154]/([.D154]-[.D153])" office:value-type="float" office:value="109582.720669614" calcext:value-type="float">
            <text:p>109582.720669614</text:p>
          </table:table-cell>
          <table:table-cell/>
          <table:table-cell office:value-type="float" office:value="1443146236.85523" calcext:value-type="float">
            <text:p>1443146236.85523</text:p>
          </table:table-cell>
          <table:table-cell table:formula="of:=[.G154]-[.$B$2]" office:value-type="float" office:value="16.8550243377686" calcext:value-type="float">
            <text:p>16.8550243378</text:p>
          </table:table-cell>
          <table:table-cell table:formula="of:=[.C154]/([.H154]-[.H153])" office:value-type="float" office:value="117949.44199974" calcext:value-type="float">
            <text:p>117949.44199974</text:p>
          </table:table-cell>
          <table:table-cell table:formula="of:=[.G154]-[.$B154]" office:value-type="float" office:value="10.0735800266266" calcext:value-type="float">
            <text:p>10.073580026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3146226.82107" calcext:value-type="float">
            <text:p>1443146226.82107</text:p>
          </table:table-cell>
          <table:table-cell office:value-type="float" office:value="4320" calcext:value-type="float">
            <text:p>4320</text:p>
          </table:table-cell>
          <table:table-cell table:formula="of:=[.B155]-[.$B$2]" office:value-type="float" office:value="6.82086324691772" calcext:value-type="float">
            <text:p>6.8208632469</text:p>
          </table:table-cell>
          <table:table-cell table:formula="of:=[.C155]/([.D155]-[.D154])" office:value-type="float" office:value="109591.999758067" calcext:value-type="float">
            <text:p>109591.999758067</text:p>
          </table:table-cell>
          <table:table-cell/>
          <table:table-cell office:value-type="float" office:value="1443146236.89177" calcext:value-type="float">
            <text:p>1443146236.89177</text:p>
          </table:table-cell>
          <table:table-cell table:formula="of:=[.G155]-[.$B$2]" office:value-type="float" office:value="16.8915622234344" calcext:value-type="float">
            <text:p>16.8915622234</text:p>
          </table:table-cell>
          <table:table-cell table:formula="of:=[.C155]/([.H155]-[.H154])" office:value-type="float" office:value="118233.442391893" calcext:value-type="float">
            <text:p>118233.442391893</text:p>
          </table:table-cell>
          <table:table-cell table:formula="of:=[.G155]-[.$B155]" office:value-type="float" office:value="10.0706989765167" calcext:value-type="float">
            <text:p>10.0706989765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3146226.86053" calcext:value-type="float">
            <text:p>1443146226.86053</text:p>
          </table:table-cell>
          <table:table-cell office:value-type="float" office:value="4320" calcext:value-type="float">
            <text:p>4320</text:p>
          </table:table-cell>
          <table:table-cell table:formula="of:=[.B156]-[.$B$2]" office:value-type="float" office:value="6.8603196144104" calcext:value-type="float">
            <text:p>6.8603196144</text:p>
          </table:table-cell>
          <table:table-cell table:formula="of:=[.C156]/([.D156]-[.D155])" office:value-type="float" office:value="109488.031324777" calcext:value-type="float">
            <text:p>109488.031324777</text:p>
          </table:table-cell>
          <table:table-cell/>
          <table:table-cell office:value-type="float" office:value="1443146236.92839" calcext:value-type="float">
            <text:p>1443146236.92839</text:p>
          </table:table-cell>
          <table:table-cell table:formula="of:=[.G156]-[.$B$2]" office:value-type="float" office:value="16.9281871318817" calcext:value-type="float">
            <text:p>16.9281871319</text:p>
          </table:table-cell>
          <table:table-cell table:formula="of:=[.C156]/([.H156]-[.H155])" office:value-type="float" office:value="117952.513279867" calcext:value-type="float">
            <text:p>117952.513279867</text:p>
          </table:table-cell>
          <table:table-cell table:formula="of:=[.G156]-[.$B156]" office:value-type="float" office:value="10.0678675174713" calcext:value-type="float">
            <text:p>10.067867517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3146226.89993" calcext:value-type="float">
            <text:p>1443146226.89993</text:p>
          </table:table-cell>
          <table:table-cell office:value-type="float" office:value="4320" calcext:value-type="float">
            <text:p>4320</text:p>
          </table:table-cell>
          <table:table-cell table:formula="of:=[.B157]-[.$B$2]" office:value-type="float" office:value="6.89972758293152" calcext:value-type="float">
            <text:p>6.8997275829</text:p>
          </table:table-cell>
          <table:table-cell table:formula="of:=[.C157]/([.D157]-[.D156])" office:value-type="float" office:value="109622.499258874" calcext:value-type="float">
            <text:p>109622.499258874</text:p>
          </table:table-cell>
          <table:table-cell/>
          <table:table-cell office:value-type="float" office:value="1443146236.96493" calcext:value-type="float">
            <text:p>1443146236.96493</text:p>
          </table:table-cell>
          <table:table-cell table:formula="of:=[.G157]-[.$B$2]" office:value-type="float" office:value="16.9647214412689" calcext:value-type="float">
            <text:p>16.9647214413</text:p>
          </table:table-cell>
          <table:table-cell table:formula="of:=[.C157]/([.H157]-[.H156])" office:value-type="float" office:value="118245.016053669" calcext:value-type="float">
            <text:p>118245.016053669</text:p>
          </table:table-cell>
          <table:table-cell table:formula="of:=[.G157]-[.$B157]" office:value-type="float" office:value="10.0649938583374" calcext:value-type="float">
            <text:p>10.064993858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3146226.93935" calcext:value-type="float">
            <text:p>1443146226.93935</text:p>
          </table:table-cell>
          <table:table-cell office:value-type="float" office:value="4320" calcext:value-type="float">
            <text:p>4320</text:p>
          </table:table-cell>
          <table:table-cell table:formula="of:=[.B158]-[.$B$2]" office:value-type="float" office:value="6.93913960456848" calcext:value-type="float">
            <text:p>6.9391396046</text:p>
          </table:table-cell>
          <table:table-cell table:formula="of:=[.C158]/([.D158]-[.D157])" office:value-type="float" office:value="109611.225726834" calcext:value-type="float">
            <text:p>109611.225726834</text:p>
          </table:table-cell>
          <table:table-cell/>
          <table:table-cell office:value-type="float" office:value="1443146237.00136" calcext:value-type="float">
            <text:p>1443146237.00136</text:p>
          </table:table-cell>
          <table:table-cell table:formula="of:=[.G158]-[.$B$2]" office:value-type="float" office:value="17.0011560916901" calcext:value-type="float">
            <text:p>17.0011560917</text:p>
          </table:table-cell>
          <table:table-cell table:formula="of:=[.C158]/([.H158]-[.H157])" office:value-type="float" office:value="118568.449266448" calcext:value-type="float">
            <text:p>118568.449266448</text:p>
          </table:table-cell>
          <table:table-cell table:formula="of:=[.G158]-[.$B158]" office:value-type="float" office:value="10.0620164871216" calcext:value-type="float">
            <text:p>10.062016487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3146226.97875" calcext:value-type="float">
            <text:p>1443146226.97875</text:p>
          </table:table-cell>
          <table:table-cell office:value-type="float" office:value="4320" calcext:value-type="float">
            <text:p>4320</text:p>
          </table:table-cell>
          <table:table-cell table:formula="of:=[.B159]-[.$B$2]" office:value-type="float" office:value="6.97854495048523" calcext:value-type="float">
            <text:p>6.9785449505</text:p>
          </table:table-cell>
          <table:table-cell table:formula="of:=[.C159]/([.D159]-[.D158])" office:value-type="float" office:value="109629.795133049" calcext:value-type="float">
            <text:p>109629.795133049</text:p>
          </table:table-cell>
          <table:table-cell/>
          <table:table-cell office:value-type="float" office:value="1443146240.01815" calcext:value-type="float">
            <text:p>1443146240.01815</text:p>
          </table:table-cell>
          <table:table-cell table:formula="of:=[.G159]-[.$B$2]" office:value-type="float" office:value="20.0179419517517" calcext:value-type="float">
            <text:p>20.0179419518</text:p>
          </table:table-cell>
          <table:table-cell table:formula="of:=[.C159]/([.H159]-[.H158])" office:value-type="float" office:value="1431.9876187406" calcext:value-type="float">
            <text:p>1431.9876187406</text:p>
          </table:table-cell>
          <table:table-cell table:formula="of:=[.G159]-[.$B159]" office:value-type="float" office:value="13.0393970012665" calcext:value-type="float">
            <text:p>13.039397001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3146240.02494" calcext:value-type="float">
            <text:p>1443146240.02494</text:p>
          </table:table-cell>
          <table:table-cell office:value-type="float" office:value="4320" calcext:value-type="float">
            <text:p>4320</text:p>
          </table:table-cell>
          <table:table-cell table:formula="of:=[.B160]-[.$B$2]" office:value-type="float" office:value="20.0247383117676" calcext:value-type="float">
            <text:p>20.0247383118</text:p>
          </table:table-cell>
          <table:table-cell table:formula="of:=[.C160]/([.D160]-[.D159])" office:value-type="float" office:value="331.131072518105" calcext:value-type="float">
            <text:p>331.1310725181</text:p>
          </table:table-cell>
          <table:table-cell/>
          <table:table-cell office:value-type="float" office:value="1443146240.21474" calcext:value-type="float">
            <text:p>1443146240.21474</text:p>
          </table:table-cell>
          <table:table-cell table:formula="of:=[.G160]-[.$B$2]" office:value-type="float" office:value="20.2145366668701" calcext:value-type="float">
            <text:p>20.2145366669</text:p>
          </table:table-cell>
          <table:table-cell table:formula="of:=[.C160]/([.H160]-[.H159])" office:value-type="float" office:value="21974.1410515439" calcext:value-type="float">
            <text:p>21974.1410515439</text:p>
          </table:table-cell>
          <table:table-cell table:formula="of:=[.G160]-[.$B160]" office:value-type="float" office:value="0.189798355102539" calcext:value-type="float">
            <text:p>0.189798355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3146240.0791" calcext:value-type="float">
            <text:p>1443146240.0791</text:p>
          </table:table-cell>
          <table:table-cell office:value-type="float" office:value="4320" calcext:value-type="float">
            <text:p>4320</text:p>
          </table:table-cell>
          <table:table-cell table:formula="of:=[.B161]-[.$B$2]" office:value-type="float" office:value="20.0788934230804" calcext:value-type="float">
            <text:p>20.0788934231</text:p>
          </table:table-cell>
          <table:table-cell table:formula="of:=[.C161]/([.D161]-[.D160])" office:value-type="float" office:value="79770.8636409663" calcext:value-type="float">
            <text:p>79770.8636409663</text:p>
          </table:table-cell>
          <table:table-cell/>
          <table:table-cell office:value-type="float" office:value="1443146240.26882" calcext:value-type="float">
            <text:p>1443146240.26882</text:p>
          </table:table-cell>
          <table:table-cell table:formula="of:=[.G161]-[.$B$2]" office:value-type="float" office:value="20.2686145305634" calcext:value-type="float">
            <text:p>20.2686145306</text:p>
          </table:table-cell>
          <table:table-cell table:formula="of:=[.C161]/([.H161]-[.H160])" office:value-type="float" office:value="79884.8124716183" calcext:value-type="float">
            <text:p>79884.8124716183</text:p>
          </table:table-cell>
          <table:table-cell table:formula="of:=[.G161]-[.$B161]" office:value-type="float" office:value="0.18972110748291" calcext:value-type="float">
            <text:p>0.189721107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3146240.13324" calcext:value-type="float">
            <text:p>1443146240.13324</text:p>
          </table:table-cell>
          <table:table-cell office:value-type="float" office:value="4320" calcext:value-type="float">
            <text:p>4320</text:p>
          </table:table-cell>
          <table:table-cell table:formula="of:=[.B162]-[.$B$2]" office:value-type="float" office:value="20.1330337524414" calcext:value-type="float">
            <text:p>20.1330337524</text:p>
          </table:table-cell>
          <table:table-cell table:formula="of:=[.C162]/([.D162]-[.D161])" office:value-type="float" office:value="79792.6435060617" calcext:value-type="float">
            <text:p>79792.6435060617</text:p>
          </table:table-cell>
          <table:table-cell/>
          <table:table-cell office:value-type="float" office:value="1443146240.37713" calcext:value-type="float">
            <text:p>1443146240.37713</text:p>
          </table:table-cell>
          <table:table-cell table:formula="of:=[.G162]-[.$B$2]" office:value-type="float" office:value="20.3769235610962" calcext:value-type="float">
            <text:p>20.3769235611</text:p>
          </table:table-cell>
          <table:table-cell table:formula="of:=[.C162]/([.H162]-[.H161])" office:value-type="float" office:value="39885.8708156405" calcext:value-type="float">
            <text:p>39885.8708156405</text:p>
          </table:table-cell>
          <table:table-cell table:formula="of:=[.G162]-[.$B162]" office:value-type="float" office:value="0.243889808654785" calcext:value-type="float">
            <text:p>0.243889808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3146240.18738" calcext:value-type="float">
            <text:p>1443146240.18738</text:p>
          </table:table-cell>
          <table:table-cell office:value-type="float" office:value="4320" calcext:value-type="float">
            <text:p>4320</text:p>
          </table:table-cell>
          <table:table-cell table:formula="of:=[.B163]-[.$B$2]" office:value-type="float" office:value="20.1871752738953" calcext:value-type="float">
            <text:p>20.1871752739</text:p>
          </table:table-cell>
          <table:table-cell table:formula="of:=[.C163]/([.D163]-[.D162])" office:value-type="float" office:value="79790.8866244507" calcext:value-type="float">
            <text:p>79790.8866244507</text:p>
          </table:table-cell>
          <table:table-cell/>
          <table:table-cell office:value-type="float" office:value="1443146240.86441" calcext:value-type="float">
            <text:p>1443146240.86441</text:p>
          </table:table-cell>
          <table:table-cell table:formula="of:=[.G163]-[.$B$2]" office:value-type="float" office:value="20.8642003536224" calcext:value-type="float">
            <text:p>20.8642003536</text:p>
          </table:table-cell>
          <table:table-cell table:formula="of:=[.C163]/([.H163]-[.H162])" office:value-type="float" office:value="8865.59767725306" calcext:value-type="float">
            <text:p>8865.5976772531</text:p>
          </table:table-cell>
          <table:table-cell table:formula="of:=[.G163]-[.$B163]" office:value-type="float" office:value="0.677025079727173" calcext:value-type="float">
            <text:p>0.677025079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3146240.24153" calcext:value-type="float">
            <text:p>1443146240.24153</text:p>
          </table:table-cell>
          <table:table-cell office:value-type="float" office:value="4320" calcext:value-type="float">
            <text:p>4320</text:p>
          </table:table-cell>
          <table:table-cell table:formula="of:=[.B164]-[.$B$2]" office:value-type="float" office:value="20.2413222789764" calcext:value-type="float">
            <text:p>20.241322279</text:p>
          </table:table-cell>
          <table:table-cell table:formula="of:=[.C164]/([.D164]-[.D163])" office:value-type="float" office:value="79782.8059654175" calcext:value-type="float">
            <text:p>79782.8059654175</text:p>
          </table:table-cell>
          <table:table-cell/>
          <table:table-cell office:value-type="float" office:value="1443146241.02682" calcext:value-type="float">
            <text:p>1443146241.02682</text:p>
          </table:table-cell>
          <table:table-cell table:formula="of:=[.G164]-[.$B$2]" office:value-type="float" office:value="21.0266110897064" calcext:value-type="float">
            <text:p>21.0266110897</text:p>
          </table:table-cell>
          <table:table-cell table:formula="of:=[.C164]/([.H164]-[.H163])" office:value-type="float" office:value="26599.2267762772" calcext:value-type="float">
            <text:p>26599.2267762772</text:p>
          </table:table-cell>
          <table:table-cell table:formula="of:=[.G164]-[.$B164]" office:value-type="float" office:value="0.785288810729981" calcext:value-type="float">
            <text:p>0.785288810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3146240.29567" calcext:value-type="float">
            <text:p>1443146240.29567</text:p>
          </table:table-cell>
          <table:table-cell office:value-type="float" office:value="4320" calcext:value-type="float">
            <text:p>4320</text:p>
          </table:table-cell>
          <table:table-cell table:formula="of:=[.B165]-[.$B$2]" office:value-type="float" office:value="20.2954654693603" calcext:value-type="float">
            <text:p>20.2954654694</text:p>
          </table:table-cell>
          <table:table-cell table:formula="of:=[.C165]/([.D165]-[.D164])" office:value-type="float" office:value="79788.4271201666" calcext:value-type="float">
            <text:p>79788.4271201666</text:p>
          </table:table-cell>
          <table:table-cell/>
          <table:table-cell office:value-type="float" office:value="1443146241.546" calcext:value-type="float">
            <text:p>1443146241.546</text:p>
          </table:table-cell>
          <table:table-cell table:formula="of:=[.G165]-[.$B$2]" office:value-type="float" office:value="21.5457963943481" calcext:value-type="float">
            <text:p>21.5457963943</text:p>
          </table:table-cell>
          <table:table-cell table:formula="of:=[.C165]/([.H165]-[.H164])" office:value-type="float" office:value="8320.72857489894" calcext:value-type="float">
            <text:p>8320.7285748989</text:p>
          </table:table-cell>
          <table:table-cell table:formula="of:=[.G165]-[.$B165]" office:value-type="float" office:value="1.25033092498779" calcext:value-type="float">
            <text:p>1.25033092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3146240.3498" calcext:value-type="float">
            <text:p>1443146240.3498</text:p>
          </table:table-cell>
          <table:table-cell office:value-type="float" office:value="4320" calcext:value-type="float">
            <text:p>4320</text:p>
          </table:table-cell>
          <table:table-cell table:formula="of:=[.B166]-[.$B$2]" office:value-type="float" office:value="20.3495986461639" calcext:value-type="float">
            <text:p>20.3495986462</text:p>
          </table:table-cell>
          <table:table-cell table:formula="of:=[.C166]/([.D166]-[.D165])" office:value-type="float" office:value="79803.186420672" calcext:value-type="float">
            <text:p>79803.186420672</text:p>
          </table:table-cell>
          <table:table-cell/>
          <table:table-cell office:value-type="float" office:value="1443146242.00478" calcext:value-type="float">
            <text:p>1443146242.00478</text:p>
          </table:table-cell>
          <table:table-cell table:formula="of:=[.G166]-[.$B$2]" office:value-type="float" office:value="22.0045778751373" calcext:value-type="float">
            <text:p>22.0045778751</text:p>
          </table:table-cell>
          <table:table-cell table:formula="of:=[.C166]/([.H166]-[.H165])" office:value-type="float" office:value="9416.24756206123" calcext:value-type="float">
            <text:p>9416.2475620612</text:p>
          </table:table-cell>
          <table:table-cell table:formula="of:=[.G166]-[.$B166]" office:value-type="float" office:value="1.65497922897339" calcext:value-type="float">
            <text:p>1.654979229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3146240.40396" calcext:value-type="float">
            <text:p>1443146240.40396</text:p>
          </table:table-cell>
          <table:table-cell office:value-type="float" office:value="4320" calcext:value-type="float">
            <text:p>4320</text:p>
          </table:table-cell>
          <table:table-cell table:formula="of:=[.B167]-[.$B$2]" office:value-type="float" office:value="20.4037501811981" calcext:value-type="float">
            <text:p>20.4037501812</text:p>
          </table:table-cell>
          <table:table-cell table:formula="of:=[.C167]/([.D167]-[.D166])" office:value-type="float" office:value="79776.1318727766" calcext:value-type="float">
            <text:p>79776.1318727766</text:p>
          </table:table-cell>
          <table:table-cell/>
          <table:table-cell office:value-type="float" office:value="1443146242.20542" calcext:value-type="float">
            <text:p>1443146242.20542</text:p>
          </table:table-cell>
          <table:table-cell table:formula="of:=[.G167]-[.$B$2]" office:value-type="float" office:value="22.2052104473114" calcext:value-type="float">
            <text:p>22.2052104473</text:p>
          </table:table-cell>
          <table:table-cell table:formula="of:=[.C167]/([.H167]-[.H166])" office:value-type="float" office:value="21531.8976036049" calcext:value-type="float">
            <text:p>21531.8976036049</text:p>
          </table:table-cell>
          <table:table-cell table:formula="of:=[.G167]-[.$B167]" office:value-type="float" office:value="1.80146026611328" calcext:value-type="float">
            <text:p>1.801460266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3146240.4581" calcext:value-type="float">
            <text:p>1443146240.4581</text:p>
          </table:table-cell>
          <table:table-cell office:value-type="float" office:value="4320" calcext:value-type="float">
            <text:p>4320</text:p>
          </table:table-cell>
          <table:table-cell table:formula="of:=[.B168]-[.$B$2]" office:value-type="float" office:value="20.4578902721405" calcext:value-type="float">
            <text:p>20.4578902721</text:p>
          </table:table-cell>
          <table:table-cell table:formula="of:=[.C168]/([.D168]-[.D167])" office:value-type="float" office:value="79792.9948916681" calcext:value-type="float">
            <text:p>79792.9948916681</text:p>
          </table:table-cell>
          <table:table-cell/>
          <table:table-cell office:value-type="float" office:value="1443146246.11711" calcext:value-type="float">
            <text:p>1443146246.11711</text:p>
          </table:table-cell>
          <table:table-cell table:formula="of:=[.G168]-[.$B$2]" office:value-type="float" office:value="26.1169021129608" calcext:value-type="float">
            <text:p>26.116902113</text:p>
          </table:table-cell>
          <table:table-cell table:formula="of:=[.C168]/([.H168]-[.H167])" office:value-type="float" office:value="1104.38152320035" calcext:value-type="float">
            <text:p>1104.3815232004</text:p>
          </table:table-cell>
          <table:table-cell table:formula="of:=[.G168]-[.$B168]" office:value-type="float" office:value="5.65901184082031" calcext:value-type="float">
            <text:p>5.659011840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3146240.51223" calcext:value-type="float">
            <text:p>1443146240.51223</text:p>
          </table:table-cell>
          <table:table-cell office:value-type="float" office:value="4320" calcext:value-type="float">
            <text:p>4320</text:p>
          </table:table-cell>
          <table:table-cell table:formula="of:=[.B169]-[.$B$2]" office:value-type="float" office:value="20.5120241641998" calcext:value-type="float">
            <text:p>20.5120241642</text:p>
          </table:table-cell>
          <table:table-cell table:formula="of:=[.C169]/([.D169]-[.D168])" office:value-type="float" office:value="79802.1320038405" calcext:value-type="float">
            <text:p>79802.1320038405</text:p>
          </table:table-cell>
          <table:table-cell/>
          <table:table-cell office:value-type="float" office:value="1443146246.55364" calcext:value-type="float">
            <text:p>1443146246.55364</text:p>
          </table:table-cell>
          <table:table-cell table:formula="of:=[.G169]-[.$B$2]" office:value-type="float" office:value="26.5534389019012" calcext:value-type="float">
            <text:p>26.5534389019</text:p>
          </table:table-cell>
          <table:table-cell table:formula="of:=[.C169]/([.H169]-[.H168])" office:value-type="float" office:value="9896.07315911583" calcext:value-type="float">
            <text:p>9896.0731591158</text:p>
          </table:table-cell>
          <table:table-cell table:formula="of:=[.G169]-[.$B169]" office:value-type="float" office:value="6.04141473770142" calcext:value-type="float">
            <text:p>6.04141473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3146240.56637" calcext:value-type="float">
            <text:p>1443146240.56637</text:p>
          </table:table-cell>
          <table:table-cell office:value-type="float" office:value="4320" calcext:value-type="float">
            <text:p>4320</text:p>
          </table:table-cell>
          <table:table-cell table:formula="of:=[.B170]-[.$B$2]" office:value-type="float" office:value="20.5661673545837" calcext:value-type="float">
            <text:p>20.5661673546</text:p>
          </table:table-cell>
          <table:table-cell table:formula="of:=[.C170]/([.D170]-[.D169])" office:value-type="float" office:value="79788.4271201666" calcext:value-type="float">
            <text:p>79788.4271201666</text:p>
          </table:table-cell>
          <table:table-cell/>
          <table:table-cell office:value-type="float" office:value="1443146246.98701" calcext:value-type="float">
            <text:p>1443146246.98701</text:p>
          </table:table-cell>
          <table:table-cell table:formula="of:=[.G170]-[.$B$2]" office:value-type="float" office:value="26.9867997169495" calcext:value-type="float">
            <text:p>26.9867997169</text:p>
          </table:table-cell>
          <table:table-cell table:formula="of:=[.C170]/([.H170]-[.H169])" office:value-type="float" office:value="9968.59856726856" calcext:value-type="float">
            <text:p>9968.5985672686</text:p>
          </table:table-cell>
          <table:table-cell table:formula="of:=[.G170]-[.$B170]" office:value-type="float" office:value="6.42063236236572" calcext:value-type="float">
            <text:p>6.420632362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3146240.62052" calcext:value-type="float">
            <text:p>1443146240.62052</text:p>
          </table:table-cell>
          <table:table-cell office:value-type="float" office:value="4320" calcext:value-type="float">
            <text:p>4320</text:p>
          </table:table-cell>
          <table:table-cell table:formula="of:=[.B171]-[.$B$2]" office:value-type="float" office:value="20.6203122138977" calcext:value-type="float">
            <text:p>20.6203122139</text:p>
          </table:table-cell>
          <table:table-cell table:formula="of:=[.C171]/([.D171]-[.D170])" office:value-type="float" office:value="79785.9677675033" calcext:value-type="float">
            <text:p>79785.9677675033</text:p>
          </table:table-cell>
          <table:table-cell/>
          <table:table-cell office:value-type="float" office:value="1443146251.0647" calcext:value-type="float">
            <text:p>1443146251.0647</text:p>
          </table:table-cell>
          <table:table-cell table:formula="of:=[.G171]-[.$B$2]" office:value-type="float" office:value="31.0644910335541" calcext:value-type="float">
            <text:p>31.0644910336</text:p>
          </table:table-cell>
          <table:table-cell table:formula="of:=[.C171]/([.H171]-[.H170])" office:value-type="float" office:value="1059.4230079184" calcext:value-type="float">
            <text:p>1059.4230079184</text:p>
          </table:table-cell>
          <table:table-cell table:formula="of:=[.G171]-[.$B171]" office:value-type="float" office:value="10.4441788196564" calcext:value-type="float">
            <text:p>10.4441788197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3146240.67464" calcext:value-type="float">
            <text:p>1443146240.67464</text:p>
          </table:table-cell>
          <table:table-cell office:value-type="float" office:value="4320" calcext:value-type="float">
            <text:p>4320</text:p>
          </table:table-cell>
          <table:table-cell table:formula="of:=[.B172]-[.$B$2]" office:value-type="float" office:value="20.6744339466095" calcext:value-type="float">
            <text:p>20.6744339466</text:p>
          </table:table-cell>
          <table:table-cell table:formula="of:=[.C172]/([.D172]-[.D171])" office:value-type="float" office:value="79820.0608802527" calcext:value-type="float">
            <text:p>79820.0608802527</text:p>
          </table:table-cell>
          <table:table-cell/>
          <table:table-cell office:value-type="float" office:value="1443146251.11526" calcext:value-type="float">
            <text:p>1443146251.11526</text:p>
          </table:table-cell>
          <table:table-cell table:formula="of:=[.G172]-[.$B$2]" office:value-type="float" office:value="31.1150567531586" calcext:value-type="float">
            <text:p>31.1150567532</text:p>
          </table:table-cell>
          <table:table-cell table:formula="of:=[.C172]/([.H172]-[.H171])" office:value-type="float" office:value="85433.3733167365" calcext:value-type="float">
            <text:p>85433.3733167365</text:p>
          </table:table-cell>
          <table:table-cell table:formula="of:=[.G172]-[.$B172]" office:value-type="float" office:value="10.4406228065491" calcext:value-type="float">
            <text:p>10.440622806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3146240.72878" calcext:value-type="float">
            <text:p>1443146240.72878</text:p>
          </table:table-cell>
          <table:table-cell office:value-type="float" office:value="4320" calcext:value-type="float">
            <text:p>4320</text:p>
          </table:table-cell>
          <table:table-cell table:formula="of:=[.B173]-[.$B$2]" office:value-type="float" office:value="20.728572845459" calcext:value-type="float">
            <text:p>20.7285728455</text:p>
          </table:table-cell>
          <table:table-cell table:formula="of:=[.C173]/([.D173]-[.D172])" office:value-type="float" office:value="79794.7518661235" calcext:value-type="float">
            <text:p>79794.7518661235</text:p>
          </table:table-cell>
          <table:table-cell/>
          <table:table-cell office:value-type="float" office:value="1443146251.16576" calcext:value-type="float">
            <text:p>1443146251.16576</text:p>
          </table:table-cell>
          <table:table-cell table:formula="of:=[.G173]-[.$B$2]" office:value-type="float" office:value="31.1655585765839" calcext:value-type="float">
            <text:p>31.1655585766</text:p>
          </table:table-cell>
          <table:table-cell table:formula="of:=[.C173]/([.H173]-[.H172])" office:value-type="float" office:value="85541.465772826" calcext:value-type="float">
            <text:p>85541.465772826</text:p>
          </table:table-cell>
          <table:table-cell table:formula="of:=[.G173]-[.$B173]" office:value-type="float" office:value="10.4369857311249" calcext:value-type="float">
            <text:p>10.436985731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3146240.78292" calcext:value-type="float">
            <text:p>1443146240.78292</text:p>
          </table:table-cell>
          <table:table-cell office:value-type="float" office:value="4320" calcext:value-type="float">
            <text:p>4320</text:p>
          </table:table-cell>
          <table:table-cell table:formula="of:=[.B174]-[.$B$2]" office:value-type="float" office:value="20.7827134132385" calcext:value-type="float">
            <text:p>20.7827134132</text:p>
          </table:table-cell>
          <table:table-cell table:formula="of:=[.C174]/([.D174]-[.D173])" office:value-type="float" office:value="79792.2921235501" calcext:value-type="float">
            <text:p>79792.2921235501</text:p>
          </table:table-cell>
          <table:table-cell/>
          <table:table-cell office:value-type="float" office:value="1443146251.21597" calcext:value-type="float">
            <text:p>1443146251.21597</text:p>
          </table:table-cell>
          <table:table-cell table:formula="of:=[.G174]-[.$B$2]" office:value-type="float" office:value="31.2157635688782" calcext:value-type="float">
            <text:p>31.2157635689</text:p>
          </table:table-cell>
          <table:table-cell table:formula="of:=[.C174]/([.H174]-[.H173])" office:value-type="float" office:value="86047.2196604535" calcext:value-type="float">
            <text:p>86047.2196604535</text:p>
          </table:table-cell>
          <table:table-cell table:formula="of:=[.G174]-[.$B174]" office:value-type="float" office:value="10.4330501556397" calcext:value-type="float">
            <text:p>10.433050155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3146240.83706" calcext:value-type="float">
            <text:p>1443146240.83706</text:p>
          </table:table-cell>
          <table:table-cell office:value-type="float" office:value="4320" calcext:value-type="float">
            <text:p>4320</text:p>
          </table:table-cell>
          <table:table-cell table:formula="of:=[.B175]-[.$B$2]" office:value-type="float" office:value="20.8368566036224" calcext:value-type="float">
            <text:p>20.8368566036</text:p>
          </table:table-cell>
          <table:table-cell table:formula="of:=[.C175]/([.D175]-[.D174])" office:value-type="float" office:value="79788.4271201666" calcext:value-type="float">
            <text:p>79788.4271201666</text:p>
          </table:table-cell>
          <table:table-cell/>
          <table:table-cell office:value-type="float" office:value="1443146251.26661" calcext:value-type="float">
            <text:p>1443146251.26661</text:p>
          </table:table-cell>
          <table:table-cell table:formula="of:=[.G175]-[.$B$2]" office:value-type="float" office:value="31.2663996219635" calcext:value-type="float">
            <text:p>31.266399622</text:p>
          </table:table-cell>
          <table:table-cell table:formula="of:=[.C175]/([.H175]-[.H174])" office:value-type="float" office:value="85314.7063559701" calcext:value-type="float">
            <text:p>85314.7063559701</text:p>
          </table:table-cell>
          <table:table-cell table:formula="of:=[.G175]-[.$B175]" office:value-type="float" office:value="10.4295430183411" calcext:value-type="float">
            <text:p>10.429543018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3146240.89121" calcext:value-type="float">
            <text:p>1443146240.89121</text:p>
          </table:table-cell>
          <table:table-cell office:value-type="float" office:value="4320" calcext:value-type="float">
            <text:p>4320</text:p>
          </table:table-cell>
          <table:table-cell table:formula="of:=[.B176]-[.$B$2]" office:value-type="float" office:value="20.8910036087036" calcext:value-type="float">
            <text:p>20.8910036087</text:p>
          </table:table-cell>
          <table:table-cell table:formula="of:=[.C176]/([.D176]-[.D175])" office:value-type="float" office:value="79782.8059654175" calcext:value-type="float">
            <text:p>79782.8059654175</text:p>
          </table:table-cell>
          <table:table-cell/>
          <table:table-cell office:value-type="float" office:value="1443146251.31707" calcext:value-type="float">
            <text:p>1443146251.31707</text:p>
          </table:table-cell>
          <table:table-cell table:formula="of:=[.G176]-[.$B$2]" office:value-type="float" office:value="31.3168609142303" calcext:value-type="float">
            <text:p>31.3168609142</text:p>
          </table:table-cell>
          <table:table-cell table:formula="of:=[.C176]/([.H176]-[.H175])" office:value-type="float" office:value="85610.1737774628" calcext:value-type="float">
            <text:p>85610.1737774628</text:p>
          </table:table-cell>
          <table:table-cell table:formula="of:=[.G176]-[.$B176]" office:value-type="float" office:value="10.4258573055267" calcext:value-type="float">
            <text:p>10.425857305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3146240.94542" calcext:value-type="float">
            <text:p>1443146240.94542</text:p>
          </table:table-cell>
          <table:table-cell office:value-type="float" office:value="4320" calcext:value-type="float">
            <text:p>4320</text:p>
          </table:table-cell>
          <table:table-cell table:formula="of:=[.B177]-[.$B$2]" office:value-type="float" office:value="20.9452111721039" calcext:value-type="float">
            <text:p>20.9452111721</text:p>
          </table:table-cell>
          <table:table-cell table:formula="of:=[.C177]/([.D177]-[.D176])" office:value-type="float" office:value="79693.6761038516" calcext:value-type="float">
            <text:p>79693.6761038516</text:p>
          </table:table-cell>
          <table:table-cell/>
          <table:table-cell office:value-type="float" office:value="1443146251.36749" calcext:value-type="float">
            <text:p>1443146251.36749</text:p>
          </table:table-cell>
          <table:table-cell table:formula="of:=[.G177]-[.$B$2]" office:value-type="float" office:value="31.3672866821289" calcext:value-type="float">
            <text:p>31.3672866821</text:p>
          </table:table-cell>
          <table:table-cell table:formula="of:=[.C177]/([.H177]-[.H176])" office:value-type="float" office:value="85670.4851513705" calcext:value-type="float">
            <text:p>85670.4851513705</text:p>
          </table:table-cell>
          <table:table-cell table:formula="of:=[.G177]-[.$B177]" office:value-type="float" office:value="10.422075510025" calcext:value-type="float">
            <text:p>10.4220755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3146240.99955" calcext:value-type="float">
            <text:p>1443146240.99955</text:p>
          </table:table-cell>
          <table:table-cell office:value-type="float" office:value="4320" calcext:value-type="float">
            <text:p>4320</text:p>
          </table:table-cell>
          <table:table-cell table:formula="of:=[.B178]-[.$B$2]" office:value-type="float" office:value="20.9993450641632" calcext:value-type="float">
            <text:p>20.9993450642</text:p>
          </table:table-cell>
          <table:table-cell table:formula="of:=[.C178]/([.D178]-[.D177])" office:value-type="float" office:value="79802.1320038405" calcext:value-type="float">
            <text:p>79802.1320038405</text:p>
          </table:table-cell>
          <table:table-cell/>
          <table:table-cell office:value-type="float" office:value="1443146251.41799" calcext:value-type="float">
            <text:p>1443146251.41799</text:p>
          </table:table-cell>
          <table:table-cell table:formula="of:=[.G178]-[.$B$2]" office:value-type="float" office:value="31.4177851676941" calcext:value-type="float">
            <text:p>31.4177851677</text:p>
          </table:table-cell>
          <table:table-cell table:formula="of:=[.C178]/([.H178]-[.H177])" office:value-type="float" office:value="85547.1199116172" calcext:value-type="float">
            <text:p>85547.1199116172</text:p>
          </table:table-cell>
          <table:table-cell table:formula="of:=[.G178]-[.$B178]" office:value-type="float" office:value="10.4184401035309" calcext:value-type="float">
            <text:p>10.4184401035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3146241.05054" calcext:value-type="float">
            <text:p>1443146241.05054</text:p>
          </table:table-cell>
          <table:table-cell office:value-type="float" office:value="4320" calcext:value-type="float">
            <text:p>4320</text:p>
          </table:table-cell>
          <table:table-cell table:formula="of:=[.B179]-[.$B$2]" office:value-type="float" office:value="21.0503349304199" calcext:value-type="float">
            <text:p>21.0503349304</text:p>
          </table:table-cell>
          <table:table-cell table:formula="of:=[.C179]/([.D179]-[.D178])" office:value-type="float" office:value="84722.7168286832" calcext:value-type="float">
            <text:p>84722.7168286832</text:p>
          </table:table-cell>
          <table:table-cell/>
          <table:table-cell office:value-type="float" office:value="1443146251.46838" calcext:value-type="float">
            <text:p>1443146251.46838</text:p>
          </table:table-cell>
          <table:table-cell table:formula="of:=[.G179]-[.$B$2]" office:value-type="float" office:value="31.46817445755" calcext:value-type="float">
            <text:p>31.4681744576</text:p>
          </table:table-cell>
          <table:table-cell table:formula="of:=[.C179]/([.H179]-[.H178])" office:value-type="float" office:value="85732.5041164336" calcext:value-type="float">
            <text:p>85732.5041164336</text:p>
          </table:table-cell>
          <table:table-cell table:formula="of:=[.G179]-[.$B179]" office:value-type="float" office:value="10.4178395271301" calcext:value-type="float">
            <text:p>10.417839527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3146241.10151" calcext:value-type="float">
            <text:p>1443146241.10151</text:p>
          </table:table-cell>
          <table:table-cell office:value-type="float" office:value="4320" calcext:value-type="float">
            <text:p>4320</text:p>
          </table:table-cell>
          <table:table-cell table:formula="of:=[.B180]-[.$B$2]" office:value-type="float" office:value="21.1013011932373" calcext:value-type="float">
            <text:p>21.1013011932</text:p>
          </table:table-cell>
          <table:table-cell table:formula="of:=[.C180]/([.D180]-[.D179])" office:value-type="float" office:value="84761.9535197036" calcext:value-type="float">
            <text:p>84761.9535197036</text:p>
          </table:table-cell>
          <table:table-cell/>
          <table:table-cell office:value-type="float" office:value="1443146251.51873" calcext:value-type="float">
            <text:p>1443146251.51873</text:p>
          </table:table-cell>
          <table:table-cell table:formula="of:=[.G180]-[.$B$2]" office:value-type="float" office:value="31.5185198783875" calcext:value-type="float">
            <text:p>31.5185198784</text:p>
          </table:table-cell>
          <table:table-cell table:formula="of:=[.C180]/([.H180]-[.H179])" office:value-type="float" office:value="85807.2080468262" calcext:value-type="float">
            <text:p>85807.2080468262</text:p>
          </table:table-cell>
          <table:table-cell table:formula="of:=[.G180]-[.$B180]" office:value-type="float" office:value="10.4172186851501" calcext:value-type="float">
            <text:p>10.417218685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3146241.15245" calcext:value-type="float">
            <text:p>1443146241.15245</text:p>
          </table:table-cell>
          <table:table-cell office:value-type="float" office:value="4320" calcext:value-type="float">
            <text:p>4320</text:p>
          </table:table-cell>
          <table:table-cell table:formula="of:=[.B181]-[.$B$2]" office:value-type="float" office:value="21.1522483825684" calcext:value-type="float">
            <text:p>21.1522483826</text:p>
          </table:table-cell>
          <table:table-cell table:formula="of:=[.C181]/([.D181]-[.D180])" office:value-type="float" office:value="84793.6864962001" calcext:value-type="float">
            <text:p>84793.6864962001</text:p>
          </table:table-cell>
          <table:table-cell/>
          <table:table-cell office:value-type="float" office:value="1443146251.56918" calcext:value-type="float">
            <text:p>1443146251.56918</text:p>
          </table:table-cell>
          <table:table-cell table:formula="of:=[.G181]-[.$B$2]" office:value-type="float" office:value="31.5689780712128" calcext:value-type="float">
            <text:p>31.5689780712</text:p>
          </table:table-cell>
          <table:table-cell table:formula="of:=[.C181]/([.H181]-[.H180])" office:value-type="float" office:value="85615.4324621876" calcext:value-type="float">
            <text:p>85615.4324621876</text:p>
          </table:table-cell>
          <table:table-cell table:formula="of:=[.G181]-[.$B181]" office:value-type="float" office:value="10.4167296886444" calcext:value-type="float">
            <text:p>10.4167296886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3146241.20341" calcext:value-type="float">
            <text:p>1443146241.20341</text:p>
          </table:table-cell>
          <table:table-cell office:value-type="float" office:value="4320" calcext:value-type="float">
            <text:p>4320</text:p>
          </table:table-cell>
          <table:table-cell table:formula="of:=[.B182]-[.$B$2]" office:value-type="float" office:value="21.2032086849213" calcext:value-type="float">
            <text:p>21.2032086849</text:p>
          </table:table-cell>
          <table:table-cell table:formula="of:=[.C182]/([.D182]-[.D181])" office:value-type="float" office:value="84771.867523147" calcext:value-type="float">
            <text:p>84771.867523147</text:p>
          </table:table-cell>
          <table:table-cell/>
          <table:table-cell office:value-type="float" office:value="1443146251.6196" calcext:value-type="float">
            <text:p>1443146251.6196</text:p>
          </table:table-cell>
          <table:table-cell table:formula="of:=[.G182]-[.$B$2]" office:value-type="float" office:value="31.6193974018097" calcext:value-type="float">
            <text:p>31.6193974018</text:p>
          </table:table-cell>
          <table:table-cell table:formula="of:=[.C182]/([.H182]-[.H181])" office:value-type="float" office:value="85681.4231536737" calcext:value-type="float">
            <text:p>85681.4231536737</text:p>
          </table:table-cell>
          <table:table-cell table:formula="of:=[.G182]-[.$B182]" office:value-type="float" office:value="10.4161887168884" calcext:value-type="float">
            <text:p>10.416188716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3146241.25438" calcext:value-type="float">
            <text:p>1443146241.25438</text:p>
          </table:table-cell>
          <table:table-cell office:value-type="float" office:value="4320" calcext:value-type="float">
            <text:p>4320</text:p>
          </table:table-cell>
          <table:table-cell table:formula="of:=[.B183]-[.$B$2]" office:value-type="float" office:value="21.2541718482971" calcext:value-type="float">
            <text:p>21.2541718483</text:p>
          </table:table-cell>
          <table:table-cell table:formula="of:=[.C183]/([.D183]-[.D182])" office:value-type="float" office:value="84767.1085120816" calcext:value-type="float">
            <text:p>84767.1085120816</text:p>
          </table:table-cell>
          <table:table-cell/>
          <table:table-cell office:value-type="float" office:value="1443146251.67014" calcext:value-type="float">
            <text:p>1443146251.67014</text:p>
          </table:table-cell>
          <table:table-cell table:formula="of:=[.G183]-[.$B$2]" office:value-type="float" office:value="31.6699326038361" calcext:value-type="float">
            <text:p>31.6699326038</text:p>
          </table:table-cell>
          <table:table-cell table:formula="of:=[.C183]/([.H183]-[.H182])" office:value-type="float" office:value="85484.9654651821" calcext:value-type="float">
            <text:p>85484.9654651821</text:p>
          </table:table-cell>
          <table:table-cell table:formula="of:=[.G183]-[.$B183]" office:value-type="float" office:value="10.4157607555389" calcext:value-type="float">
            <text:p>10.415760755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3146241.30534" calcext:value-type="float">
            <text:p>1443146241.30534</text:p>
          </table:table-cell>
          <table:table-cell office:value-type="float" office:value="4320" calcext:value-type="float">
            <text:p>4320</text:p>
          </table:table-cell>
          <table:table-cell table:formula="of:=[.B184]-[.$B$2]" office:value-type="float" office:value="21.3051345348358" calcext:value-type="float">
            <text:p>21.3051345348</text:p>
          </table:table-cell>
          <table:table-cell table:formula="of:=[.C184]/([.D184]-[.D183])" office:value-type="float" office:value="84767.9016434857" calcext:value-type="float">
            <text:p>84767.9016434857</text:p>
          </table:table-cell>
          <table:table-cell/>
          <table:table-cell office:value-type="float" office:value="1443146251.72065" calcext:value-type="float">
            <text:p>1443146251.72065</text:p>
          </table:table-cell>
          <table:table-cell table:formula="of:=[.G184]-[.$B$2]" office:value-type="float" office:value="31.7204415798187" calcext:value-type="float">
            <text:p>31.7204415798</text:p>
          </table:table-cell>
          <table:table-cell table:formula="of:=[.C184]/([.H184]-[.H183])" office:value-type="float" office:value="85529.3522775549" calcext:value-type="float">
            <text:p>85529.3522775549</text:p>
          </table:table-cell>
          <table:table-cell table:formula="of:=[.G184]-[.$B184]" office:value-type="float" office:value="10.4153070449829" calcext:value-type="float">
            <text:p>10.41530704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3146241.3563" calcext:value-type="float">
            <text:p>1443146241.3563</text:p>
          </table:table-cell>
          <table:table-cell office:value-type="float" office:value="4320" calcext:value-type="float">
            <text:p>4320</text:p>
          </table:table-cell>
          <table:table-cell table:formula="of:=[.B185]-[.$B$2]" office:value-type="float" office:value="21.3560984134674" calcext:value-type="float">
            <text:p>21.3560984135</text:p>
          </table:table-cell>
          <table:table-cell table:formula="of:=[.C185]/([.D185]-[.D184])" office:value-type="float" office:value="84765.9188428036" calcext:value-type="float">
            <text:p>84765.9188428036</text:p>
          </table:table-cell>
          <table:table-cell/>
          <table:table-cell office:value-type="float" office:value="1443146251.771" calcext:value-type="float">
            <text:p>1443146251.771</text:p>
          </table:table-cell>
          <table:table-cell table:formula="of:=[.G185]-[.$B$2]" office:value-type="float" office:value="31.770791053772" calcext:value-type="float">
            <text:p>31.7707910538</text:p>
          </table:table-cell>
          <table:table-cell table:formula="of:=[.C185]/([.H185]-[.H184])" office:value-type="float" office:value="85800.300595224" calcext:value-type="float">
            <text:p>85800.300595224</text:p>
          </table:table-cell>
          <table:table-cell table:formula="of:=[.G185]-[.$B185]" office:value-type="float" office:value="10.4146926403046" calcext:value-type="float">
            <text:p>10.4146926403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3146241.40726" calcext:value-type="float">
            <text:p>1443146241.40726</text:p>
          </table:table-cell>
          <table:table-cell office:value-type="float" office:value="4320" calcext:value-type="float">
            <text:p>4320</text:p>
          </table:table-cell>
          <table:table-cell table:formula="of:=[.B186]-[.$B$2]" office:value-type="float" office:value="21.407053232193" calcext:value-type="float">
            <text:p>21.4070532322</text:p>
          </table:table-cell>
          <table:table-cell table:formula="of:=[.C186]/([.D186]-[.D185])" office:value-type="float" office:value="84780.9904548007" calcext:value-type="float">
            <text:p>84780.9904548007</text:p>
          </table:table-cell>
          <table:table-cell/>
          <table:table-cell office:value-type="float" office:value="1443146251.82143" calcext:value-type="float">
            <text:p>1443146251.82143</text:p>
          </table:table-cell>
          <table:table-cell table:formula="of:=[.G186]-[.$B$2]" office:value-type="float" office:value="31.8212258815765" calcext:value-type="float">
            <text:p>31.8212258816</text:p>
          </table:table-cell>
          <table:table-cell table:formula="of:=[.C186]/([.H186]-[.H185])" office:value-type="float" office:value="85655.0956561201" calcext:value-type="float">
            <text:p>85655.0956561201</text:p>
          </table:table-cell>
          <table:table-cell table:formula="of:=[.G186]-[.$B186]" office:value-type="float" office:value="10.4141726493835" calcext:value-type="float">
            <text:p>10.414172649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3146241.45824" calcext:value-type="float">
            <text:p>1443146241.45824</text:p>
          </table:table-cell>
          <table:table-cell office:value-type="float" office:value="4320" calcext:value-type="float">
            <text:p>4320</text:p>
          </table:table-cell>
          <table:table-cell table:formula="of:=[.B187]-[.$B$2]" office:value-type="float" office:value="21.4580357074738" calcext:value-type="float">
            <text:p>21.4580357075</text:p>
          </table:table-cell>
          <table:table-cell table:formula="of:=[.C187]/([.D187]-[.D186])" office:value-type="float" office:value="84734.9991582334" calcext:value-type="float">
            <text:p>84734.9991582334</text:p>
          </table:table-cell>
          <table:table-cell/>
          <table:table-cell office:value-type="float" office:value="1443146251.87193" calcext:value-type="float">
            <text:p>1443146251.87193</text:p>
          </table:table-cell>
          <table:table-cell table:formula="of:=[.G187]-[.$B$2]" office:value-type="float" office:value="31.8717265129089" calcext:value-type="float">
            <text:p>31.8717265129</text:p>
          </table:table-cell>
          <table:table-cell table:formula="of:=[.C187]/([.H187]-[.H186])" office:value-type="float" office:value="85543.4850223072" calcext:value-type="float">
            <text:p>85543.4850223072</text:p>
          </table:table-cell>
          <table:table-cell table:formula="of:=[.G187]-[.$B187]" office:value-type="float" office:value="10.4136908054352" calcext:value-type="float">
            <text:p>10.4136908054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3146241.50921" calcext:value-type="float">
            <text:p>1443146241.50921</text:p>
          </table:table-cell>
          <table:table-cell office:value-type="float" office:value="4320" calcext:value-type="float">
            <text:p>4320</text:p>
          </table:table-cell>
          <table:table-cell table:formula="of:=[.B188]-[.$B$2]" office:value-type="float" office:value="21.5090007781982" calcext:value-type="float">
            <text:p>21.5090007782</text:p>
          </table:table-cell>
          <table:table-cell table:formula="of:=[.C188]/([.D188]-[.D187])" office:value-type="float" office:value="84763.9361348783" calcext:value-type="float">
            <text:p>84763.9361348783</text:p>
          </table:table-cell>
          <table:table-cell/>
          <table:table-cell office:value-type="float" office:value="1443146251.92232" calcext:value-type="float">
            <text:p>1443146251.92232</text:p>
          </table:table-cell>
          <table:table-cell table:formula="of:=[.G188]-[.$B$2]" office:value-type="float" office:value="31.9221158027649" calcext:value-type="float">
            <text:p>31.9221158028</text:p>
          </table:table-cell>
          <table:table-cell table:formula="of:=[.C188]/([.H188]-[.H187])" office:value-type="float" office:value="85732.5041164336" calcext:value-type="float">
            <text:p>85732.5041164336</text:p>
          </table:table-cell>
          <table:table-cell table:formula="of:=[.G188]-[.$B188]" office:value-type="float" office:value="10.4131150245667" calcext:value-type="float">
            <text:p>10.4131150246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3146241.56017" calcext:value-type="float">
            <text:p>1443146241.56017</text:p>
          </table:table-cell>
          <table:table-cell office:value-type="float" office:value="4320" calcext:value-type="float">
            <text:p>4320</text:p>
          </table:table-cell>
          <table:table-cell table:formula="of:=[.B189]-[.$B$2]" office:value-type="float" office:value="21.5599679946899" calcext:value-type="float">
            <text:p>21.5599679947</text:p>
          </table:table-cell>
          <table:table-cell table:formula="of:=[.C189]/([.D189]-[.D188])" office:value-type="float" office:value="84760.3674943398" calcext:value-type="float">
            <text:p>84760.3674943398</text:p>
          </table:table-cell>
          <table:table-cell/>
          <table:table-cell office:value-type="float" office:value="1443146251.97276" calcext:value-type="float">
            <text:p>1443146251.97276</text:p>
          </table:table-cell>
          <table:table-cell table:formula="of:=[.G189]-[.$B$2]" office:value-type="float" office:value="31.9725549221039" calcext:value-type="float">
            <text:p>31.9725549221</text:p>
          </table:table-cell>
          <table:table-cell table:formula="of:=[.C189]/([.H189]-[.H188])" office:value-type="float" office:value="85647.8078248415" calcext:value-type="float">
            <text:p>85647.8078248415</text:p>
          </table:table-cell>
          <table:table-cell table:formula="of:=[.G189]-[.$B189]" office:value-type="float" office:value="10.4125869274139" calcext:value-type="float">
            <text:p>10.412586927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3146241.61114" calcext:value-type="float">
            <text:p>1443146241.61114</text:p>
          </table:table-cell>
          <table:table-cell office:value-type="float" office:value="4320" calcext:value-type="float">
            <text:p>4320</text:p>
          </table:table-cell>
          <table:table-cell table:formula="of:=[.B190]-[.$B$2]" office:value-type="float" office:value="21.6109375953674" calcext:value-type="float">
            <text:p>21.6109375954</text:p>
          </table:table-cell>
          <table:table-cell table:formula="of:=[.C190]/([.D190]-[.D189])" office:value-type="float" office:value="84756.4026905913" calcext:value-type="float">
            <text:p>84756.4026905913</text:p>
          </table:table-cell>
          <table:table-cell/>
          <table:table-cell office:value-type="float" office:value="1443146252.0233" calcext:value-type="float">
            <text:p>1443146252.0233</text:p>
          </table:table-cell>
          <table:table-cell table:formula="of:=[.G190]-[.$B$2]" office:value-type="float" office:value="32.0230982303619" calcext:value-type="float">
            <text:p>32.0230982304</text:p>
          </table:table-cell>
          <table:table-cell table:formula="of:=[.C190]/([.H190]-[.H189])" office:value-type="float" office:value="85471.2552242045" calcext:value-type="float">
            <text:p>85471.2552242045</text:p>
          </table:table-cell>
          <table:table-cell table:formula="of:=[.G190]-[.$B190]" office:value-type="float" office:value="10.4121606349945" calcext:value-type="float">
            <text:p>10.412160635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3146241.66211" calcext:value-type="float">
            <text:p>1443146241.66211</text:p>
          </table:table-cell>
          <table:table-cell office:value-type="float" office:value="4320" calcext:value-type="float">
            <text:p>4320</text:p>
          </table:table-cell>
          <table:table-cell table:formula="of:=[.B191]-[.$B$2]" office:value-type="float" office:value="21.6619052886963" calcext:value-type="float">
            <text:p>21.6619052887</text:p>
          </table:table-cell>
          <table:table-cell table:formula="of:=[.C191]/([.D191]-[.D190])" office:value-type="float" office:value="84759.5745039154" calcext:value-type="float">
            <text:p>84759.5745039154</text:p>
          </table:table-cell>
          <table:table-cell/>
          <table:table-cell office:value-type="float" office:value="1443146252.03909" calcext:value-type="float">
            <text:p>1443146252.03909</text:p>
          </table:table-cell>
          <table:table-cell table:formula="of:=[.G191]-[.$B$2]" office:value-type="float" office:value="32.0388841629028" calcext:value-type="float">
            <text:p>32.0388841629</text:p>
          </table:table-cell>
          <table:table-cell table:formula="of:=[.C191]/([.H191]-[.H190])" office:value-type="float" office:value="273661.374696047" calcext:value-type="float">
            <text:p>273661.374696047</text:p>
          </table:table-cell>
          <table:table-cell table:formula="of:=[.G191]-[.$B191]" office:value-type="float" office:value="10.3769788742065" calcext:value-type="float">
            <text:p>10.376978874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3146241.71308" calcext:value-type="float">
            <text:p>1443146241.71308</text:p>
          </table:table-cell>
          <table:table-cell office:value-type="float" office:value="4320" calcext:value-type="float">
            <text:p>4320</text:p>
          </table:table-cell>
          <table:table-cell table:formula="of:=[.B192]-[.$B$2]" office:value-type="float" office:value="21.7128767967224" calcext:value-type="float">
            <text:p>21.7128767967</text:p>
          </table:table-cell>
          <table:table-cell table:formula="of:=[.C192]/([.D192]-[.D191])" office:value-type="float" office:value="84753.2311146452" calcext:value-type="float">
            <text:p>84753.2311146452</text:p>
          </table:table-cell>
          <table:table-cell/>
          <table:table-cell office:value-type="float" office:value="1443146252.05487" calcext:value-type="float">
            <text:p>1443146252.05487</text:p>
          </table:table-cell>
          <table:table-cell table:formula="of:=[.G192]-[.$B$2]" office:value-type="float" office:value="32.0546684265137" calcext:value-type="float">
            <text:p>32.0546684265</text:p>
          </table:table-cell>
          <table:table-cell table:formula="of:=[.C192]/([.H192]-[.H191])" office:value-type="float" office:value="273690.30995106" calcext:value-type="float">
            <text:p>273690.30995106</text:p>
          </table:table-cell>
          <table:table-cell table:formula="of:=[.G192]-[.$B192]" office:value-type="float" office:value="10.3417916297913" calcext:value-type="float">
            <text:p>10.3417916298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3146241.76404" calcext:value-type="float">
            <text:p>1443146241.76404</text:p>
          </table:table-cell>
          <table:table-cell office:value-type="float" office:value="4320" calcext:value-type="float">
            <text:p>4320</text:p>
          </table:table-cell>
          <table:table-cell table:formula="of:=[.B193]-[.$B$2]" office:value-type="float" office:value="21.7638363838196" calcext:value-type="float">
            <text:p>21.7638363838</text:p>
          </table:table-cell>
          <table:table-cell table:formula="of:=[.C193]/([.D193]-[.D192])" office:value-type="float" office:value="84773.0573594086" calcext:value-type="float">
            <text:p>84773.0573594086</text:p>
          </table:table-cell>
          <table:table-cell/>
          <table:table-cell office:value-type="float" office:value="1443146252.08358" calcext:value-type="float">
            <text:p>1443146252.08358</text:p>
          </table:table-cell>
          <table:table-cell table:formula="of:=[.G193]-[.$B$2]" office:value-type="float" office:value="32.0833775997162" calcext:value-type="float">
            <text:p>32.0833775997</text:p>
          </table:table-cell>
          <table:table-cell table:formula="of:=[.C193]/([.H193]-[.H192])" office:value-type="float" office:value="150474.552838102" calcext:value-type="float">
            <text:p>150474.552838102</text:p>
          </table:table-cell>
          <table:table-cell table:formula="of:=[.G193]-[.$B193]" office:value-type="float" office:value="10.3195412158966" calcext:value-type="float">
            <text:p>10.319541215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3146241.815" calcext:value-type="float">
            <text:p>1443146241.815</text:p>
          </table:table-cell>
          <table:table-cell office:value-type="float" office:value="4320" calcext:value-type="float">
            <text:p>4320</text:p>
          </table:table-cell>
          <table:table-cell table:formula="of:=[.B194]-[.$B$2]" office:value-type="float" office:value="21.8147988319397" calcext:value-type="float">
            <text:p>21.8147988319</text:p>
          </table:table-cell>
          <table:table-cell table:formula="of:=[.C194]/([.D194]-[.D193])" office:value-type="float" office:value="84768.2982147536" calcext:value-type="float">
            <text:p>84768.2982147536</text:p>
          </table:table-cell>
          <table:table-cell/>
          <table:table-cell office:value-type="float" office:value="1443146252.13033" calcext:value-type="float">
            <text:p>1443146252.13033</text:p>
          </table:table-cell>
          <table:table-cell table:formula="of:=[.G194]-[.$B$2]" office:value-type="float" office:value="32.130126953125" calcext:value-type="float">
            <text:p>32.1301269531</text:p>
          </table:table-cell>
          <table:table-cell table:formula="of:=[.C194]/([.H194]-[.H193])" office:value-type="float" office:value="92407.695187193" calcext:value-type="float">
            <text:p>92407.695187193</text:p>
          </table:table-cell>
          <table:table-cell table:formula="of:=[.G194]-[.$B194]" office:value-type="float" office:value="10.3153281211853" calcext:value-type="float">
            <text:p>10.3153281212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3146241.86598" calcext:value-type="float">
            <text:p>1443146241.86598</text:p>
          </table:table-cell>
          <table:table-cell office:value-type="float" office:value="4320" calcext:value-type="float">
            <text:p>4320</text:p>
          </table:table-cell>
          <table:table-cell table:formula="of:=[.B195]-[.$B$2]" office:value-type="float" office:value="21.8657701015472" calcext:value-type="float">
            <text:p>21.8657701015</text:p>
          </table:table-cell>
          <table:table-cell table:formula="of:=[.C195]/([.D195]-[.D194])" office:value-type="float" office:value="84753.6275486578" calcext:value-type="float">
            <text:p>84753.6275486578</text:p>
          </table:table-cell>
          <table:table-cell/>
          <table:table-cell office:value-type="float" office:value="1443146252.17702" calcext:value-type="float">
            <text:p>1443146252.17702</text:p>
          </table:table-cell>
          <table:table-cell table:formula="of:=[.G195]-[.$B$2]" office:value-type="float" office:value="32.1768102645874" calcext:value-type="float">
            <text:p>32.1768102646</text:p>
          </table:table-cell>
          <table:table-cell table:formula="of:=[.C195]/([.H195]-[.H194])" office:value-type="float" office:value="92538.4225041368" calcext:value-type="float">
            <text:p>92538.4225041368</text:p>
          </table:table-cell>
          <table:table-cell table:formula="of:=[.G195]-[.$B195]" office:value-type="float" office:value="10.3110401630402" calcext:value-type="float">
            <text:p>10.311040163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3146241.91694" calcext:value-type="float">
            <text:p>1443146241.91694</text:p>
          </table:table-cell>
          <table:table-cell office:value-type="float" office:value="4320" calcext:value-type="float">
            <text:p>4320</text:p>
          </table:table-cell>
          <table:table-cell table:formula="of:=[.B196]-[.$B$2]" office:value-type="float" office:value="21.9167370796204" calcext:value-type="float">
            <text:p>21.9167370796</text:p>
          </table:table-cell>
          <table:table-cell table:formula="of:=[.C196]/([.D196]-[.D195])" office:value-type="float" office:value="84760.7639951163" calcext:value-type="float">
            <text:p>84760.7639951163</text:p>
          </table:table-cell>
          <table:table-cell/>
          <table:table-cell office:value-type="float" office:value="1443146252.22366" calcext:value-type="float">
            <text:p>1443146252.22366</text:p>
          </table:table-cell>
          <table:table-cell table:formula="of:=[.G196]-[.$B$2]" office:value-type="float" office:value="32.2234525680542" calcext:value-type="float">
            <text:p>32.2234525681</text:p>
          </table:table-cell>
          <table:table-cell table:formula="of:=[.C196]/([.H196]-[.H195])" office:value-type="float" office:value="92619.7824486792" calcext:value-type="float">
            <text:p>92619.7824486792</text:p>
          </table:table-cell>
          <table:table-cell table:formula="of:=[.G196]-[.$B196]" office:value-type="float" office:value="10.3067154884338" calcext:value-type="float">
            <text:p>10.306715488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3146241.96791" calcext:value-type="float">
            <text:p>1443146241.96791</text:p>
          </table:table-cell>
          <table:table-cell office:value-type="float" office:value="4320" calcext:value-type="float">
            <text:p>4320</text:p>
          </table:table-cell>
          <table:table-cell table:formula="of:=[.B197]-[.$B$2]" office:value-type="float" office:value="21.9677000045776" calcext:value-type="float">
            <text:p>21.9677000046</text:p>
          </table:table-cell>
          <table:table-cell table:formula="of:=[.C197]/([.D197]-[.D196])" office:value-type="float" office:value="84767.5050759284" calcext:value-type="float">
            <text:p>84767.5050759284</text:p>
          </table:table-cell>
          <table:table-cell/>
          <table:table-cell office:value-type="float" office:value="1443146252.27037" calcext:value-type="float">
            <text:p>1443146252.27037</text:p>
          </table:table-cell>
          <table:table-cell table:formula="of:=[.G197]-[.$B$2]" office:value-type="float" office:value="32.2701637744904" calcext:value-type="float">
            <text:p>32.2701637745</text:p>
          </table:table-cell>
          <table:table-cell table:formula="of:=[.C197]/([.H197]-[.H196])" office:value-type="float" office:value="92483.1604575314" calcext:value-type="float">
            <text:p>92483.1604575314</text:p>
          </table:table-cell>
          <table:table-cell table:formula="of:=[.G197]-[.$B197]" office:value-type="float" office:value="10.3024637699127" calcext:value-type="float">
            <text:p>10.302463769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3146242.01569" calcext:value-type="float">
            <text:p>1443146242.01569</text:p>
          </table:table-cell>
          <table:table-cell office:value-type="float" office:value="4320" calcext:value-type="float">
            <text:p>4320</text:p>
          </table:table-cell>
          <table:table-cell table:formula="of:=[.B198]-[.$B$2]" office:value-type="float" office:value="22.0154876708984" calcext:value-type="float">
            <text:p>22.0154876709</text:p>
          </table:table-cell>
          <table:table-cell table:formula="of:=[.C198]/([.D198]-[.D197])" office:value-type="float" office:value="90399.8946297072" calcext:value-type="float">
            <text:p>90399.8946297072</text:p>
          </table:table-cell>
          <table:table-cell/>
          <table:table-cell office:value-type="float" office:value="1443146252.31705" calcext:value-type="float">
            <text:p>1443146252.31705</text:p>
          </table:table-cell>
          <table:table-cell table:formula="of:=[.G198]-[.$B$2]" office:value-type="float" office:value="32.3168437480926" calcext:value-type="float">
            <text:p>32.3168437481</text:p>
          </table:table-cell>
          <table:table-cell table:formula="of:=[.C198]/([.H198]-[.H197])" office:value-type="float" office:value="92545.0394810767" calcext:value-type="float">
            <text:p>92545.0394810767</text:p>
          </table:table-cell>
          <table:table-cell table:formula="of:=[.G198]-[.$B198]" office:value-type="float" office:value="10.3013560771942" calcext:value-type="float">
            <text:p>10.301356077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3146242.05807" calcext:value-type="float">
            <text:p>1443146242.05807</text:p>
          </table:table-cell>
          <table:table-cell office:value-type="float" office:value="4320" calcext:value-type="float">
            <text:p>4320</text:p>
          </table:table-cell>
          <table:table-cell table:formula="of:=[.B199]-[.$B$2]" office:value-type="float" office:value="22.0578651428223" calcext:value-type="float">
            <text:p>22.0578651428</text:p>
          </table:table-cell>
          <table:table-cell table:formula="of:=[.C199]/([.D199]-[.D198])" office:value-type="float" office:value="101940.955981637" calcext:value-type="float">
            <text:p>101940.955981637</text:p>
          </table:table-cell>
          <table:table-cell/>
          <table:table-cell office:value-type="float" office:value="1443146252.36375" calcext:value-type="float">
            <text:p>1443146252.36375</text:p>
          </table:table-cell>
          <table:table-cell table:formula="of:=[.G199]-[.$B$2]" office:value-type="float" office:value="32.3635447025299" calcext:value-type="float">
            <text:p>32.3635447025</text:p>
          </table:table-cell>
          <table:table-cell table:formula="of:=[.C199]/([.H199]-[.H198])" office:value-type="float" office:value="92503.4627676411" calcext:value-type="float">
            <text:p>92503.4627676411</text:p>
          </table:table-cell>
          <table:table-cell table:formula="of:=[.G199]-[.$B199]" office:value-type="float" office:value="10.3056795597076" calcext:value-type="float">
            <text:p>10.305679559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3146242.10041" calcext:value-type="float">
            <text:p>1443146242.10041</text:p>
          </table:table-cell>
          <table:table-cell office:value-type="float" office:value="4320" calcext:value-type="float">
            <text:p>4320</text:p>
          </table:table-cell>
          <table:table-cell table:formula="of:=[.B200]-[.$B$2]" office:value-type="float" office:value="22.1001996994019" calcext:value-type="float">
            <text:p>22.1001996994</text:p>
          </table:table-cell>
          <table:table-cell table:formula="of:=[.C200]/([.D200]-[.D199])" office:value-type="float" office:value="102044.295465297" calcext:value-type="float">
            <text:p>102044.295465297</text:p>
          </table:table-cell>
          <table:table-cell/>
          <table:table-cell office:value-type="float" office:value="1443146252.41044" calcext:value-type="float">
            <text:p>1443146252.41044</text:p>
          </table:table-cell>
          <table:table-cell table:formula="of:=[.G200]-[.$B$2]" office:value-type="float" office:value="32.410231590271" calcext:value-type="float">
            <text:p>32.4102315903</text:p>
          </table:table-cell>
          <table:table-cell table:formula="of:=[.C200]/([.H200]-[.H199])" office:value-type="float" office:value="92531.3339359306" calcext:value-type="float">
            <text:p>92531.3339359306</text:p>
          </table:table-cell>
          <table:table-cell table:formula="of:=[.G200]-[.$B200]" office:value-type="float" office:value="10.3100318908691" calcext:value-type="float">
            <text:p>10.3100318909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3146242.14272" calcext:value-type="float">
            <text:p>1443146242.14272</text:p>
          </table:table-cell>
          <table:table-cell office:value-type="float" office:value="4320" calcext:value-type="float">
            <text:p>4320</text:p>
          </table:table-cell>
          <table:table-cell table:formula="of:=[.B201]-[.$B$2]" office:value-type="float" office:value="22.1425127983093" calcext:value-type="float">
            <text:p>22.1425127983</text:p>
          </table:table-cell>
          <table:table-cell table:formula="of:=[.C201]/([.D201]-[.D200])" office:value-type="float" office:value="102096.043814869" calcext:value-type="float">
            <text:p>102096.043814869</text:p>
          </table:table-cell>
          <table:table-cell/>
          <table:table-cell office:value-type="float" office:value="1443146252.45712" calcext:value-type="float">
            <text:p>1443146252.45712</text:p>
          </table:table-cell>
          <table:table-cell table:formula="of:=[.G201]-[.$B$2]" office:value-type="float" office:value="32.4569172859192" calcext:value-type="float">
            <text:p>32.4569172859</text:p>
          </table:table-cell>
          <table:table-cell table:formula="of:=[.C201]/([.H201]-[.H200])" office:value-type="float" office:value="92533.696671331" calcext:value-type="float">
            <text:p>92533.696671331</text:p>
          </table:table-cell>
          <table:table-cell table:formula="of:=[.G201]-[.$B201]" office:value-type="float" office:value="10.3144044876099" calcext:value-type="float">
            <text:p>10.314404487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3146242.18505" calcext:value-type="float">
            <text:p>1443146242.18505</text:p>
          </table:table-cell>
          <table:table-cell office:value-type="float" office:value="4320" calcext:value-type="float">
            <text:p>4320</text:p>
          </table:table-cell>
          <table:table-cell table:formula="of:=[.B202]-[.$B$2]" office:value-type="float" office:value="22.1848447322845" calcext:value-type="float">
            <text:p>22.1848447323</text:p>
          </table:table-cell>
          <table:table-cell table:formula="of:=[.C202]/([.D202]-[.D201])" office:value-type="float" office:value="102050.617449438" calcext:value-type="float">
            <text:p>102050.617449438</text:p>
          </table:table-cell>
          <table:table-cell/>
          <table:table-cell office:value-type="float" office:value="1443146252.50383" calcext:value-type="float">
            <text:p>1443146252.50383</text:p>
          </table:table-cell>
          <table:table-cell table:formula="of:=[.G202]-[.$B$2]" office:value-type="float" office:value="32.5036206245422" calcext:value-type="float">
            <text:p>32.5036206245</text:p>
          </table:table-cell>
          <table:table-cell table:formula="of:=[.C202]/([.H202]-[.H201])" office:value-type="float" office:value="92498.7405047782" calcext:value-type="float">
            <text:p>92498.7405047782</text:p>
          </table:table-cell>
          <table:table-cell table:formula="of:=[.G202]-[.$B202]" office:value-type="float" office:value="10.3187758922577" calcext:value-type="float">
            <text:p>10.3187758923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3146242.22748" calcext:value-type="float">
            <text:p>1443146242.22748</text:p>
          </table:table-cell>
          <table:table-cell office:value-type="float" office:value="4320" calcext:value-type="float">
            <text:p>4320</text:p>
          </table:table-cell>
          <table:table-cell table:formula="of:=[.B203]-[.$B$2]" office:value-type="float" office:value="22.2272708415985" calcext:value-type="float">
            <text:p>22.2272708416</text:p>
          </table:table-cell>
          <table:table-cell table:formula="of:=[.C203]/([.D203]-[.D202])" office:value-type="float" office:value="101824.090633219" calcext:value-type="float">
            <text:p>101824.090633219</text:p>
          </table:table-cell>
          <table:table-cell/>
          <table:table-cell office:value-type="float" office:value="1443146252.55049" calcext:value-type="float">
            <text:p>1443146252.55049</text:p>
          </table:table-cell>
          <table:table-cell table:formula="of:=[.G203]-[.$B$2]" office:value-type="float" office:value="32.5502798557281" calcext:value-type="float">
            <text:p>32.5502798557</text:p>
          </table:table-cell>
          <table:table-cell table:formula="of:=[.C203]/([.H203]-[.H202])" office:value-type="float" office:value="92586.18048778" calcext:value-type="float">
            <text:p>92586.18048778</text:p>
          </table:table-cell>
          <table:table-cell table:formula="of:=[.G203]-[.$B203]" office:value-type="float" office:value="10.3230090141296" calcext:value-type="float">
            <text:p>10.323009014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3146242.2698" calcext:value-type="float">
            <text:p>1443146242.2698</text:p>
          </table:table-cell>
          <table:table-cell office:value-type="float" office:value="4320" calcext:value-type="float">
            <text:p>4320</text:p>
          </table:table-cell>
          <table:table-cell table:formula="of:=[.B204]-[.$B$2]" office:value-type="float" office:value="22.2695906162262" calcext:value-type="float">
            <text:p>22.2695906162</text:p>
          </table:table-cell>
          <table:table-cell table:formula="of:=[.C204]/([.D204]-[.D203])" office:value-type="float" office:value="102079.938704916" calcext:value-type="float">
            <text:p>102079.938704916</text:p>
          </table:table-cell>
          <table:table-cell/>
          <table:table-cell office:value-type="float" office:value="1443146252.59714" calcext:value-type="float">
            <text:p>1443146252.59714</text:p>
          </table:table-cell>
          <table:table-cell table:formula="of:=[.G204]-[.$B$2]" office:value-type="float" office:value="32.5969388484955" calcext:value-type="float">
            <text:p>32.5969388485</text:p>
          </table:table-cell>
          <table:table-cell table:formula="of:=[.C204]/([.H204]-[.H203])" office:value-type="float" office:value="92586.6535855536" calcext:value-type="float">
            <text:p>92586.6535855536</text:p>
          </table:table-cell>
          <table:table-cell table:formula="of:=[.G204]-[.$B204]" office:value-type="float" office:value="10.3273482322693" calcext:value-type="float">
            <text:p>10.3273482323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3146242.31213" calcext:value-type="float">
            <text:p>1443146242.31213</text:p>
          </table:table-cell>
          <table:table-cell office:value-type="float" office:value="4320" calcext:value-type="float">
            <text:p>4320</text:p>
          </table:table-cell>
          <table:table-cell table:formula="of:=[.B205]-[.$B$2]" office:value-type="float" office:value="22.3119261264801" calcext:value-type="float">
            <text:p>22.3119261265</text:p>
          </table:table-cell>
          <table:table-cell table:formula="of:=[.C205]/([.D205]-[.D204])" office:value-type="float" office:value="102041.996756172" calcext:value-type="float">
            <text:p>102041.996756172</text:p>
          </table:table-cell>
          <table:table-cell/>
          <table:table-cell office:value-type="float" office:value="1443146252.64384" calcext:value-type="float">
            <text:p>1443146252.64384</text:p>
          </table:table-cell>
          <table:table-cell table:formula="of:=[.G205]-[.$B$2]" office:value-type="float" office:value="32.6436371803284" calcext:value-type="float">
            <text:p>32.6436371803</text:p>
          </table:table-cell>
          <table:table-cell table:formula="of:=[.C205]/([.H205]-[.H204])" office:value-type="float" office:value="92508.6578137205" calcext:value-type="float">
            <text:p>92508.6578137205</text:p>
          </table:table-cell>
          <table:table-cell table:formula="of:=[.G205]-[.$B205]" office:value-type="float" office:value="10.3317110538483" calcext:value-type="float">
            <text:p>10.331711053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3146242.35447" calcext:value-type="float">
            <text:p>1443146242.35447</text:p>
          </table:table-cell>
          <table:table-cell office:value-type="float" office:value="4320" calcext:value-type="float">
            <text:p>4320</text:p>
          </table:table-cell>
          <table:table-cell table:formula="of:=[.B206]-[.$B$2]" office:value-type="float" office:value="22.3542594909668" calcext:value-type="float">
            <text:p>22.354259491</text:p>
          </table:table-cell>
          <table:table-cell table:formula="of:=[.C206]/([.D206]-[.D205])" office:value-type="float" office:value="102047.168997347" calcext:value-type="float">
            <text:p>102047.168997347</text:p>
          </table:table-cell>
          <table:table-cell/>
          <table:table-cell office:value-type="float" office:value="1443146252.69053" calcext:value-type="float">
            <text:p>1443146252.69053</text:p>
          </table:table-cell>
          <table:table-cell table:formula="of:=[.G206]-[.$B$2]" office:value-type="float" office:value="32.6903200149536" calcext:value-type="float">
            <text:p>32.690320015</text:p>
          </table:table-cell>
          <table:table-cell table:formula="of:=[.C206]/([.H206]-[.H205])" office:value-type="float" office:value="92539.3677286238" calcext:value-type="float">
            <text:p>92539.3677286238</text:p>
          </table:table-cell>
          <table:table-cell table:formula="of:=[.G206]-[.$B206]" office:value-type="float" office:value="10.3360605239868" calcext:value-type="float">
            <text:p>10.336060524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3146242.39696" calcext:value-type="float">
            <text:p>1443146242.39696</text:p>
          </table:table-cell>
          <table:table-cell office:value-type="float" office:value="4320" calcext:value-type="float">
            <text:p>4320</text:p>
          </table:table-cell>
          <table:table-cell table:formula="of:=[.B207]-[.$B$2]" office:value-type="float" office:value="22.3967564105988" calcext:value-type="float">
            <text:p>22.3967564106</text:p>
          </table:table-cell>
          <table:table-cell table:formula="of:=[.C207]/([.D207]-[.D206])" office:value-type="float" office:value="101654.426659934" calcext:value-type="float">
            <text:p>101654.426659934</text:p>
          </table:table-cell>
          <table:table-cell/>
          <table:table-cell office:value-type="float" office:value="1443146252.73721" calcext:value-type="float">
            <text:p>1443146252.73721</text:p>
          </table:table-cell>
          <table:table-cell table:formula="of:=[.G207]-[.$B$2]" office:value-type="float" office:value="32.7370045185089" calcext:value-type="float">
            <text:p>32.7370045185</text:p>
          </table:table-cell>
          <table:table-cell table:formula="of:=[.C207]/([.H207]-[.H206])" office:value-type="float" office:value="92536.0595273966" calcext:value-type="float">
            <text:p>92536.0595273966</text:p>
          </table:table-cell>
          <table:table-cell table:formula="of:=[.G207]-[.$B207]" office:value-type="float" office:value="10.3402481079102" calcext:value-type="float">
            <text:p>10.340248107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3146242.43927" calcext:value-type="float">
            <text:p>1443146242.43927</text:p>
          </table:table-cell>
          <table:table-cell office:value-type="float" office:value="4320" calcext:value-type="float">
            <text:p>4320</text:p>
          </table:table-cell>
          <table:table-cell table:formula="of:=[.B208]-[.$B$2]" office:value-type="float" office:value="22.4390685558319" calcext:value-type="float">
            <text:p>22.4390685558</text:p>
          </table:table-cell>
          <table:table-cell table:formula="of:=[.C208]/([.D208]-[.D207])" office:value-type="float" office:value="102098.344959712" calcext:value-type="float">
            <text:p>102098.344959712</text:p>
          </table:table-cell>
          <table:table-cell/>
          <table:table-cell office:value-type="float" office:value="1443146252.78389" calcext:value-type="float">
            <text:p>1443146252.78389</text:p>
          </table:table-cell>
          <table:table-cell table:formula="of:=[.G208]-[.$B$2]" office:value-type="float" office:value="32.7836852073669" calcext:value-type="float">
            <text:p>32.7836852074</text:p>
          </table:table-cell>
          <table:table-cell table:formula="of:=[.C208]/([.H208]-[.H207])" office:value-type="float" office:value="92543.6214777852" calcext:value-type="float">
            <text:p>92543.6214777852</text:p>
          </table:table-cell>
          <table:table-cell table:formula="of:=[.G208]-[.$B208]" office:value-type="float" office:value="10.344616651535" calcext:value-type="float">
            <text:p>10.344616651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3146242.48161" calcext:value-type="float">
            <text:p>1443146242.48161</text:p>
          </table:table-cell>
          <table:table-cell office:value-type="float" office:value="4320" calcext:value-type="float">
            <text:p>4320</text:p>
          </table:table-cell>
          <table:table-cell table:formula="of:=[.B209]-[.$B$2]" office:value-type="float" office:value="22.4814081192017" calcext:value-type="float">
            <text:p>22.4814081192</text:p>
          </table:table-cell>
          <table:table-cell table:formula="of:=[.C209]/([.D209]-[.D208])" office:value-type="float" office:value="102032.228397669" calcext:value-type="float">
            <text:p>102032.228397669</text:p>
          </table:table-cell>
          <table:table-cell/>
          <table:table-cell office:value-type="float" office:value="1443146252.83058" calcext:value-type="float">
            <text:p>1443146252.83058</text:p>
          </table:table-cell>
          <table:table-cell table:formula="of:=[.G209]-[.$B$2]" office:value-type="float" office:value="32.830372095108" calcext:value-type="float">
            <text:p>32.8303720951</text:p>
          </table:table-cell>
          <table:table-cell table:formula="of:=[.C209]/([.H209]-[.H208])" office:value-type="float" office:value="92531.3339359306" calcext:value-type="float">
            <text:p>92531.3339359306</text:p>
          </table:table-cell>
          <table:table-cell table:formula="of:=[.G209]-[.$B209]" office:value-type="float" office:value="10.3489639759064" calcext:value-type="float">
            <text:p>10.3489639759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3146242.52394" calcext:value-type="float">
            <text:p>1443146242.52394</text:p>
          </table:table-cell>
          <table:table-cell office:value-type="float" office:value="4320" calcext:value-type="float">
            <text:p>4320</text:p>
          </table:table-cell>
          <table:table-cell table:formula="of:=[.B210]-[.$B$2]" office:value-type="float" office:value="22.5237367153168" calcext:value-type="float">
            <text:p>22.5237367153</text:p>
          </table:table-cell>
          <table:table-cell table:formula="of:=[.C210]/([.D210]-[.D209])" office:value-type="float" office:value="102058.664744084" calcext:value-type="float">
            <text:p>102058.664744084</text:p>
          </table:table-cell>
          <table:table-cell/>
          <table:table-cell office:value-type="float" office:value="1443146252.87729" calcext:value-type="float">
            <text:p>1443146252.87729</text:p>
          </table:table-cell>
          <table:table-cell table:formula="of:=[.G210]-[.$B$2]" office:value-type="float" office:value="32.8770837783813" calcext:value-type="float">
            <text:p>32.8770837784</text:p>
          </table:table-cell>
          <table:table-cell table:formula="of:=[.C210]/([.H210]-[.H209])" office:value-type="float" office:value="92482.2163809252" calcext:value-type="float">
            <text:p>92482.2163809252</text:p>
          </table:table-cell>
          <table:table-cell table:formula="of:=[.G210]-[.$B210]" office:value-type="float" office:value="10.3533470630646" calcext:value-type="float">
            <text:p>10.353347063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3146242.56628" calcext:value-type="float">
            <text:p>1443146242.56628</text:p>
          </table:table-cell>
          <table:table-cell office:value-type="float" office:value="4320" calcext:value-type="float">
            <text:p>4320</text:p>
          </table:table-cell>
          <table:table-cell table:formula="of:=[.B211]-[.$B$2]" office:value-type="float" office:value="22.5660696029663" calcext:value-type="float">
            <text:p>22.566069603</text:p>
          </table:table-cell>
          <table:table-cell table:formula="of:=[.C211]/([.D211]-[.D210])" office:value-type="float" office:value="102048.318455482" calcext:value-type="float">
            <text:p>102048.318455482</text:p>
          </table:table-cell>
          <table:table-cell/>
          <table:table-cell office:value-type="float" office:value="1443146252.92395" calcext:value-type="float">
            <text:p>1443146252.92395</text:p>
          </table:table-cell>
          <table:table-cell table:formula="of:=[.G211]-[.$B$2]" office:value-type="float" office:value="32.9237473011017" calcext:value-type="float">
            <text:p>32.9237473011</text:p>
          </table:table-cell>
          <table:table-cell table:formula="of:=[.C211]/([.H211]-[.H210])" office:value-type="float" office:value="92577.6655545394" calcext:value-type="float">
            <text:p>92577.6655545394</text:p>
          </table:table-cell>
          <table:table-cell table:formula="of:=[.G211]-[.$B211]" office:value-type="float" office:value="10.3576776981354" calcext:value-type="float">
            <text:p>10.357677698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3146242.60861" calcext:value-type="float">
            <text:p>1443146242.60861</text:p>
          </table:table-cell>
          <table:table-cell office:value-type="float" office:value="4320" calcext:value-type="float">
            <text:p>4320</text:p>
          </table:table-cell>
          <table:table-cell table:formula="of:=[.B212]-[.$B$2]" office:value-type="float" office:value="22.6084065437317" calcext:value-type="float">
            <text:p>22.6084065437</text:p>
          </table:table-cell>
          <table:table-cell table:formula="of:=[.C212]/([.D212]-[.D211])" office:value-type="float" office:value="102038.548886661" calcext:value-type="float">
            <text:p>102038.548886661</text:p>
          </table:table-cell>
          <table:table-cell/>
          <table:table-cell office:value-type="float" office:value="1443146252.97061" calcext:value-type="float">
            <text:p>1443146252.97061</text:p>
          </table:table-cell>
          <table:table-cell table:formula="of:=[.G212]-[.$B$2]" office:value-type="float" office:value="32.9704065322876" calcext:value-type="float">
            <text:p>32.9704065323</text:p>
          </table:table-cell>
          <table:table-cell table:formula="of:=[.C212]/([.H212]-[.H211])" office:value-type="float" office:value="92586.18048778" calcext:value-type="float">
            <text:p>92586.18048778</text:p>
          </table:table-cell>
          <table:table-cell table:formula="of:=[.G212]-[.$B212]" office:value-type="float" office:value="10.3619999885559" calcext:value-type="float">
            <text:p>10.361999988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3146242.65094" calcext:value-type="float">
            <text:p>1443146242.65094</text:p>
          </table:table-cell>
          <table:table-cell office:value-type="float" office:value="4320" calcext:value-type="float">
            <text:p>4320</text:p>
          </table:table-cell>
          <table:table-cell table:formula="of:=[.B213]-[.$B$2]" office:value-type="float" office:value="22.6507389545441" calcext:value-type="float">
            <text:p>22.6507389545</text:p>
          </table:table-cell>
          <table:table-cell table:formula="of:=[.C213]/([.D213]-[.D212])" office:value-type="float" office:value="102049.467939512" calcext:value-type="float">
            <text:p>102049.467939512</text:p>
          </table:table-cell>
          <table:table-cell/>
          <table:table-cell office:value-type="float" office:value="1443146253.01733" calcext:value-type="float">
            <text:p>1443146253.01733</text:p>
          </table:table-cell>
          <table:table-cell table:formula="of:=[.G213]-[.$B$2]" office:value-type="float" office:value="33.0171203613281" calcext:value-type="float">
            <text:p>33.0171203613</text:p>
          </table:table-cell>
          <table:table-cell table:formula="of:=[.C213]/([.H213]-[.H212])" office:value-type="float" office:value="92477.9682747076" calcext:value-type="float">
            <text:p>92477.9682747076</text:p>
          </table:table-cell>
          <table:table-cell table:formula="of:=[.G213]-[.$B213]" office:value-type="float" office:value="10.3663814067841" calcext:value-type="float">
            <text:p>10.366381406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3146242.69327" calcext:value-type="float">
            <text:p>1443146242.69327</text:p>
          </table:table-cell>
          <table:table-cell office:value-type="float" office:value="4320" calcext:value-type="float">
            <text:p>4320</text:p>
          </table:table-cell>
          <table:table-cell table:formula="of:=[.B214]-[.$B$2]" office:value-type="float" office:value="22.6930675506592" calcext:value-type="float">
            <text:p>22.6930675507</text:p>
          </table:table-cell>
          <table:table-cell table:formula="of:=[.C214]/([.D214]-[.D213])" office:value-type="float" office:value="102058.664744084" calcext:value-type="float">
            <text:p>102058.664744084</text:p>
          </table:table-cell>
          <table:table-cell/>
          <table:table-cell office:value-type="float" office:value="1443146253.03176" calcext:value-type="float">
            <text:p>1443146253.03176</text:p>
          </table:table-cell>
          <table:table-cell table:formula="of:=[.G214]-[.$B$2]" office:value-type="float" office:value="33.0315511226654" calcext:value-type="float">
            <text:p>33.0315511227</text:p>
          </table:table-cell>
          <table:table-cell table:formula="of:=[.C214]/([.H214]-[.H213])" office:value-type="float" office:value="299360.50489864" calcext:value-type="float">
            <text:p>299360.50489864</text:p>
          </table:table-cell>
          <table:table-cell table:formula="of:=[.G214]-[.$B214]" office:value-type="float" office:value="10.3384835720062" calcext:value-type="float">
            <text:p>10.33848357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3146242.7356" calcext:value-type="float">
            <text:p>1443146242.7356</text:p>
          </table:table-cell>
          <table:table-cell office:value-type="float" office:value="4320" calcext:value-type="float">
            <text:p>4320</text:p>
          </table:table-cell>
          <table:table-cell table:formula="of:=[.B215]-[.$B$2]" office:value-type="float" office:value="22.7353959083557" calcext:value-type="float">
            <text:p>22.7353959084</text:p>
          </table:table-cell>
          <table:table-cell table:formula="of:=[.C215]/([.D215]-[.D214])" office:value-type="float" office:value="102059.23959941" calcext:value-type="float">
            <text:p>102059.23959941</text:p>
          </table:table-cell>
          <table:table-cell/>
          <table:table-cell office:value-type="float" office:value="1443146253.04621" calcext:value-type="float">
            <text:p>1443146253.04621</text:p>
          </table:table-cell>
          <table:table-cell table:formula="of:=[.G215]-[.$B$2]" office:value-type="float" office:value="33.0460002422333" calcext:value-type="float">
            <text:p>33.0460002422</text:p>
          </table:table-cell>
          <table:table-cell table:formula="of:=[.C215]/([.H215]-[.H214])" office:value-type="float" office:value="298980.154445251" calcext:value-type="float">
            <text:p>298980.154445251</text:p>
          </table:table-cell>
          <table:table-cell table:formula="of:=[.G215]-[.$B215]" office:value-type="float" office:value="10.3106043338776" calcext:value-type="float">
            <text:p>10.310604333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3146242.77793" calcext:value-type="float">
            <text:p>1443146242.77793</text:p>
          </table:table-cell>
          <table:table-cell office:value-type="float" office:value="4320" calcext:value-type="float">
            <text:p>4320</text:p>
          </table:table-cell>
          <table:table-cell table:formula="of:=[.B216]-[.$B$2]" office:value-type="float" office:value="22.7777254581451" calcext:value-type="float">
            <text:p>22.7777254581</text:p>
          </table:table-cell>
          <table:table-cell table:formula="of:=[.C216]/([.D216]-[.D215])" office:value-type="float" office:value="102056.36538754" calcext:value-type="float">
            <text:p>102056.36538754</text:p>
          </table:table-cell>
          <table:table-cell/>
          <table:table-cell office:value-type="float" office:value="1443146253.07411" calcext:value-type="float">
            <text:p>1443146253.07411</text:p>
          </table:table-cell>
          <table:table-cell table:formula="of:=[.G216]-[.$B$2]" office:value-type="float" office:value="33.0739068984985" calcext:value-type="float">
            <text:p>33.0739068985</text:p>
          </table:table-cell>
          <table:table-cell table:formula="of:=[.C216]/([.H216]-[.H215])" office:value-type="float" office:value="154801.777717025" calcext:value-type="float">
            <text:p>154801.777717025</text:p>
          </table:table-cell>
          <table:table-cell table:formula="of:=[.G216]-[.$B216]" office:value-type="float" office:value="10.2961814403534" calcext:value-type="float">
            <text:p>10.296181440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3146242.82026" calcext:value-type="float">
            <text:p>1443146242.82026</text:p>
          </table:table-cell>
          <table:table-cell office:value-type="float" office:value="4320" calcext:value-type="float">
            <text:p>4320</text:p>
          </table:table-cell>
          <table:table-cell table:formula="of:=[.B217]-[.$B$2]" office:value-type="float" office:value="22.8200569152832" calcext:value-type="float">
            <text:p>22.8200569153</text:p>
          </table:table-cell>
          <table:table-cell table:formula="of:=[.C217]/([.D217]-[.D216])" office:value-type="float" office:value="102051.766985261" calcext:value-type="float">
            <text:p>102051.766985261</text:p>
          </table:table-cell>
          <table:table-cell/>
          <table:table-cell office:value-type="float" office:value="1443146253.11793" calcext:value-type="float">
            <text:p>1443146253.11793</text:p>
          </table:table-cell>
          <table:table-cell table:formula="of:=[.G217]-[.$B$2]" office:value-type="float" office:value="33.117723941803" calcext:value-type="float">
            <text:p>33.1177239418</text:p>
          </table:table-cell>
          <table:table-cell table:formula="of:=[.C217]/([.H217]-[.H216])" office:value-type="float" office:value="98591.7732966232" calcext:value-type="float">
            <text:p>98591.7732966232</text:p>
          </table:table-cell>
          <table:table-cell table:formula="of:=[.G217]-[.$B217]" office:value-type="float" office:value="10.2976670265198" calcext:value-type="float">
            <text:p>10.297667026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3146242.86259" calcext:value-type="float">
            <text:p>1443146242.86259</text:p>
          </table:table-cell>
          <table:table-cell office:value-type="float" office:value="4320" calcext:value-type="float">
            <text:p>4320</text:p>
          </table:table-cell>
          <table:table-cell table:formula="of:=[.B218]-[.$B$2]" office:value-type="float" office:value="22.8623812198639" calcext:value-type="float">
            <text:p>22.8623812199</text:p>
          </table:table-cell>
          <table:table-cell table:formula="of:=[.C218]/([.D218]-[.D217])" office:value-type="float" office:value="102069.013130841" calcext:value-type="float">
            <text:p>102069.013130841</text:p>
          </table:table-cell>
          <table:table-cell/>
          <table:table-cell office:value-type="float" office:value="1443146253.16185" calcext:value-type="float">
            <text:p>1443146253.16185</text:p>
          </table:table-cell>
          <table:table-cell table:formula="of:=[.G218]-[.$B$2]" office:value-type="float" office:value="33.161643743515" calcext:value-type="float">
            <text:p>33.1616437435</text:p>
          </table:table-cell>
          <table:table-cell table:formula="of:=[.C218]/([.H218]-[.H217])" office:value-type="float" office:value="98361.0998138025" calcext:value-type="float">
            <text:p>98361.0998138025</text:p>
          </table:table-cell>
          <table:table-cell table:formula="of:=[.G218]-[.$B218]" office:value-type="float" office:value="10.2992625236511" calcext:value-type="float">
            <text:p>10.299262523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3146242.9049" calcext:value-type="float">
            <text:p>1443146242.9049</text:p>
          </table:table-cell>
          <table:table-cell office:value-type="float" office:value="4320" calcext:value-type="float">
            <text:p>4320</text:p>
          </table:table-cell>
          <table:table-cell table:formula="of:=[.B219]-[.$B$2]" office:value-type="float" office:value="22.9046928882599" calcext:value-type="float">
            <text:p>22.9046928883</text:p>
          </table:table-cell>
          <table:table-cell table:formula="of:=[.C219]/([.D219]-[.D218])" office:value-type="float" office:value="102099.495571033" calcext:value-type="float">
            <text:p>102099.495571033</text:p>
          </table:table-cell>
          <table:table-cell/>
          <table:table-cell office:value-type="float" office:value="1443146253.20574" calcext:value-type="float">
            <text:p>1443146253.20574</text:p>
          </table:table-cell>
          <table:table-cell table:formula="of:=[.G219]-[.$B$2]" office:value-type="float" office:value="33.2055387496948" calcext:value-type="float">
            <text:p>33.2055387497</text:p>
          </table:table-cell>
          <table:table-cell table:formula="of:=[.C219]/([.H219]-[.H218])" office:value-type="float" office:value="98416.6623033095" calcext:value-type="float">
            <text:p>98416.6623033095</text:p>
          </table:table-cell>
          <table:table-cell table:formula="of:=[.G219]-[.$B219]" office:value-type="float" office:value="10.3008458614349" calcext:value-type="float">
            <text:p>10.300845861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3146242.94723" calcext:value-type="float">
            <text:p>1443146242.94723</text:p>
          </table:table-cell>
          <table:table-cell office:value-type="float" office:value="4320" calcext:value-type="float">
            <text:p>4320</text:p>
          </table:table-cell>
          <table:table-cell table:formula="of:=[.B220]-[.$B$2]" office:value-type="float" office:value="22.9470291137695" calcext:value-type="float">
            <text:p>22.9470291138</text:p>
          </table:table-cell>
          <table:table-cell table:formula="of:=[.C220]/([.D220]-[.D219])" office:value-type="float" office:value="102040.272792292" calcext:value-type="float">
            <text:p>102040.272792292</text:p>
          </table:table-cell>
          <table:table-cell/>
          <table:table-cell office:value-type="float" office:value="1443146253.24962" calcext:value-type="float">
            <text:p>1443146253.24962</text:p>
          </table:table-cell>
          <table:table-cell table:formula="of:=[.G220]-[.$B$2]" office:value-type="float" office:value="33.2494130134582" calcext:value-type="float">
            <text:p>33.2494130135</text:p>
          </table:table-cell>
          <table:table-cell table:formula="of:=[.C220]/([.H220]-[.H219])" office:value-type="float" office:value="98463.1907054591" calcext:value-type="float">
            <text:p>98463.1907054591</text:p>
          </table:table-cell>
          <table:table-cell table:formula="of:=[.G220]-[.$B220]" office:value-type="float" office:value="10.3023838996887" calcext:value-type="float">
            <text:p>10.3023838997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3146242.98957" calcext:value-type="float">
            <text:p>1443146242.98957</text:p>
          </table:table-cell>
          <table:table-cell office:value-type="float" office:value="4320" calcext:value-type="float">
            <text:p>4320</text:p>
          </table:table-cell>
          <table:table-cell table:formula="of:=[.B221]-[.$B$2]" office:value-type="float" office:value="22.9893658161163" calcext:value-type="float">
            <text:p>22.9893658161</text:p>
          </table:table-cell>
          <table:table-cell table:formula="of:=[.C221]/([.D221]-[.D220])" office:value-type="float" office:value="102039.123515399" calcext:value-type="float">
            <text:p>102039.123515399</text:p>
          </table:table-cell>
          <table:table-cell/>
          <table:table-cell office:value-type="float" office:value="1443146253.29351" calcext:value-type="float">
            <text:p>1443146253.29351</text:p>
          </table:table-cell>
          <table:table-cell table:formula="of:=[.G221]-[.$B$2]" office:value-type="float" office:value="33.2933013439178" calcext:value-type="float">
            <text:p>33.2933013439</text:p>
          </table:table-cell>
          <table:table-cell table:formula="of:=[.C221]/([.H221]-[.H220])" office:value-type="float" office:value="98431.6321619287" calcext:value-type="float">
            <text:p>98431.6321619287</text:p>
          </table:table-cell>
          <table:table-cell table:formula="of:=[.G221]-[.$B221]" office:value-type="float" office:value="10.3039355278015" calcext:value-type="float">
            <text:p>10.3039355278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3146243.03268" calcext:value-type="float">
            <text:p>1443146243.03268</text:p>
          </table:table-cell>
          <table:table-cell office:value-type="float" office:value="4320" calcext:value-type="float">
            <text:p>4320</text:p>
          </table:table-cell>
          <table:table-cell table:formula="of:=[.B222]-[.$B$2]" office:value-type="float" office:value="23.0324695110321" calcext:value-type="float">
            <text:p>23.032469511</text:p>
          </table:table-cell>
          <table:table-cell table:formula="of:=[.C222]/([.D222]-[.D221])" office:value-type="float" office:value="100223.426516953" calcext:value-type="float">
            <text:p>100223.426516953</text:p>
          </table:table-cell>
          <table:table-cell/>
          <table:table-cell office:value-type="float" office:value="1443146253.33738" calcext:value-type="float">
            <text:p>1443146253.33738</text:p>
          </table:table-cell>
          <table:table-cell table:formula="of:=[.G222]-[.$B$2]" office:value-type="float" office:value="33.3371748924255" calcext:value-type="float">
            <text:p>33.3371748924</text:p>
          </table:table-cell>
          <table:table-cell table:formula="of:=[.C222]/([.H222]-[.H221])" office:value-type="float" office:value="98464.7959178128" calcext:value-type="float">
            <text:p>98464.7959178128</text:p>
          </table:table-cell>
          <table:table-cell table:formula="of:=[.G222]-[.$B222]" office:value-type="float" office:value="10.3047053813934" calcext:value-type="float">
            <text:p>10.304705381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3146243.07603" calcext:value-type="float">
            <text:p>1443146243.07603</text:p>
          </table:table-cell>
          <table:table-cell office:value-type="float" office:value="4320" calcext:value-type="float">
            <text:p>4320</text:p>
          </table:table-cell>
          <table:table-cell table:formula="of:=[.B223]-[.$B$2]" office:value-type="float" office:value="23.0758235454559" calcext:value-type="float">
            <text:p>23.0758235455</text:p>
          </table:table-cell>
          <table:table-cell table:formula="of:=[.C223]/([.D223]-[.D222])" office:value-type="float" office:value="99644.705675319" calcext:value-type="float">
            <text:p>99644.705675319</text:p>
          </table:table-cell>
          <table:table-cell/>
          <table:table-cell office:value-type="float" office:value="1443146253.38127" calcext:value-type="float">
            <text:p>1443146253.38127</text:p>
          </table:table-cell>
          <table:table-cell table:formula="of:=[.G223]-[.$B$2]" office:value-type="float" office:value="33.3810594081879" calcext:value-type="float">
            <text:p>33.3810594082</text:p>
          </table:table-cell>
          <table:table-cell table:formula="of:=[.C223]/([.H223]-[.H222])" office:value-type="float" office:value="98440.1884117024" calcext:value-type="float">
            <text:p>98440.1884117024</text:p>
          </table:table-cell>
          <table:table-cell table:formula="of:=[.G223]-[.$B223]" office:value-type="float" office:value="10.3052358627319" calcext:value-type="float">
            <text:p>10.305235862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3146243.11937" calcext:value-type="float">
            <text:p>1443146243.11937</text:p>
          </table:table-cell>
          <table:table-cell office:value-type="float" office:value="4320" calcext:value-type="float">
            <text:p>4320</text:p>
          </table:table-cell>
          <table:table-cell table:formula="of:=[.B224]-[.$B$2]" office:value-type="float" office:value="23.1191594600677" calcext:value-type="float">
            <text:p>23.1191594601</text:p>
          </table:table-cell>
          <table:table-cell table:formula="of:=[.C224]/([.D224]-[.D223])" office:value-type="float" office:value="99686.3695781343" calcext:value-type="float">
            <text:p>99686.3695781343</text:p>
          </table:table-cell>
          <table:table-cell/>
          <table:table-cell office:value-type="float" office:value="1443146253.42517" calcext:value-type="float">
            <text:p>1443146253.42517</text:p>
          </table:table-cell>
          <table:table-cell table:formula="of:=[.G224]-[.$B$2]" office:value-type="float" office:value="33.4249596595764" calcext:value-type="float">
            <text:p>33.4249596596</text:p>
          </table:table-cell>
          <table:table-cell table:formula="of:=[.C224]/([.H224]-[.H223])" office:value-type="float" office:value="98404.9034654675" calcext:value-type="float">
            <text:p>98404.9034654675</text:p>
          </table:table-cell>
          <table:table-cell table:formula="of:=[.G224]-[.$B224]" office:value-type="float" office:value="10.3058001995087" calcext:value-type="float">
            <text:p>10.305800199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3146243.16269" calcext:value-type="float">
            <text:p>1443146243.16269</text:p>
          </table:table-cell>
          <table:table-cell office:value-type="float" office:value="4320" calcext:value-type="float">
            <text:p>4320</text:p>
          </table:table-cell>
          <table:table-cell table:formula="of:=[.B225]-[.$B$2]" office:value-type="float" office:value="23.1624844074249" calcext:value-type="float">
            <text:p>23.1624844074</text:p>
          </table:table-cell>
          <table:table-cell table:formula="of:=[.C225]/([.D225]-[.D224])" office:value-type="float" office:value="99711.6041338778" calcext:value-type="float">
            <text:p>99711.6041338778</text:p>
          </table:table-cell>
          <table:table-cell/>
          <table:table-cell office:value-type="float" office:value="1443146253.46904" calcext:value-type="float">
            <text:p>1443146253.46904</text:p>
          </table:table-cell>
          <table:table-cell table:formula="of:=[.G225]-[.$B$2]" office:value-type="float" office:value="33.4688386917114" calcext:value-type="float">
            <text:p>33.4688386917</text:p>
          </table:table-cell>
          <table:table-cell table:formula="of:=[.C225]/([.H225]-[.H224])" office:value-type="float" office:value="98452.4906271395" calcext:value-type="float">
            <text:p>98452.4906271395</text:p>
          </table:table-cell>
          <table:table-cell table:formula="of:=[.G225]-[.$B225]" office:value-type="float" office:value="10.3063542842865" calcext:value-type="float">
            <text:p>10.306354284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3146243.20599" calcext:value-type="float">
            <text:p>1443146243.20599</text:p>
          </table:table-cell>
          <table:table-cell office:value-type="float" office:value="4320" calcext:value-type="float">
            <text:p>4320</text:p>
          </table:table-cell>
          <table:table-cell table:formula="of:=[.B226]-[.$B$2]" office:value-type="float" office:value="23.2057852745056" calcext:value-type="float">
            <text:p>23.2057852745</text:p>
          </table:table-cell>
          <table:table-cell table:formula="of:=[.C226]/([.D226]-[.D225])" office:value-type="float" office:value="99767.0552866747" calcext:value-type="float">
            <text:p>99767.0552866747</text:p>
          </table:table-cell>
          <table:table-cell/>
          <table:table-cell office:value-type="float" office:value="1443146253.51293" calcext:value-type="float">
            <text:p>1443146253.51293</text:p>
          </table:table-cell>
          <table:table-cell table:formula="of:=[.G226]-[.$B$2]" office:value-type="float" office:value="33.5127263069153" calcext:value-type="float">
            <text:p>33.5127263069</text:p>
          </table:table-cell>
          <table:table-cell table:formula="of:=[.C226]/([.H226]-[.H225])" office:value-type="float" office:value="98433.2363454623" calcext:value-type="float">
            <text:p>98433.2363454623</text:p>
          </table:table-cell>
          <table:table-cell table:formula="of:=[.G226]-[.$B226]" office:value-type="float" office:value="10.3069410324097" calcext:value-type="float">
            <text:p>10.3069410324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3146243.24933" calcext:value-type="float">
            <text:p>1443146243.24933</text:p>
          </table:table-cell>
          <table:table-cell office:value-type="float" office:value="4320" calcext:value-type="float">
            <text:p>4320</text:p>
          </table:table-cell>
          <table:table-cell table:formula="of:=[.B227]-[.$B$2]" office:value-type="float" office:value="23.2491254806519" calcext:value-type="float">
            <text:p>23.2491254807</text:p>
          </table:table-cell>
          <table:table-cell table:formula="of:=[.C227]/([.D227]-[.D226])" office:value-type="float" office:value="99676.498663234" calcext:value-type="float">
            <text:p>99676.498663234</text:p>
          </table:table-cell>
          <table:table-cell/>
          <table:table-cell office:value-type="float" office:value="1443146253.55682" calcext:value-type="float">
            <text:p>1443146253.55682</text:p>
          </table:table-cell>
          <table:table-cell table:formula="of:=[.G227]-[.$B$2]" office:value-type="float" office:value="33.5566108226776" calcext:value-type="float">
            <text:p>33.5566108227</text:p>
          </table:table-cell>
          <table:table-cell table:formula="of:=[.C227]/([.H227]-[.H226])" office:value-type="float" office:value="98440.1884117024" calcext:value-type="float">
            <text:p>98440.1884117024</text:p>
          </table:table-cell>
          <table:table-cell table:formula="of:=[.G227]-[.$B227]" office:value-type="float" office:value="10.3074853420258" calcext:value-type="float">
            <text:p>10.30748534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3146243.29267" calcext:value-type="float">
            <text:p>1443146243.29267</text:p>
          </table:table-cell>
          <table:table-cell office:value-type="float" office:value="4320" calcext:value-type="float">
            <text:p>4320</text:p>
          </table:table-cell>
          <table:table-cell table:formula="of:=[.B228]-[.$B$2]" office:value-type="float" office:value="23.2924628257751" calcext:value-type="float">
            <text:p>23.2924628258</text:p>
          </table:table-cell>
          <table:table-cell table:formula="of:=[.C228]/([.D228]-[.D227])" office:value-type="float" office:value="99683.0790559498" calcext:value-type="float">
            <text:p>99683.0790559498</text:p>
          </table:table-cell>
          <table:table-cell/>
          <table:table-cell office:value-type="float" office:value="1443146253.60071" calcext:value-type="float">
            <text:p>1443146253.60071</text:p>
          </table:table-cell>
          <table:table-cell table:formula="of:=[.G228]-[.$B$2]" office:value-type="float" office:value="33.6005084514618" calcext:value-type="float">
            <text:p>33.6005084515</text:p>
          </table:table-cell>
          <table:table-cell table:formula="of:=[.C228]/([.H228]-[.H227])" office:value-type="float" office:value="98410.7825331306" calcext:value-type="float">
            <text:p>98410.7825331306</text:p>
          </table:table-cell>
          <table:table-cell table:formula="of:=[.G228]-[.$B228]" office:value-type="float" office:value="10.3080456256866" calcext:value-type="float">
            <text:p>10.3080456257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3146243.33602" calcext:value-type="float">
            <text:p>1443146243.33602</text:p>
          </table:table-cell>
          <table:table-cell office:value-type="float" office:value="4320" calcext:value-type="float">
            <text:p>4320</text:p>
          </table:table-cell>
          <table:table-cell table:formula="of:=[.B229]-[.$B$2]" office:value-type="float" office:value="23.3358097076416" calcext:value-type="float">
            <text:p>23.3358097076</text:p>
          </table:table-cell>
          <table:table-cell table:formula="of:=[.C229]/([.D229]-[.D228])" office:value-type="float" office:value="99661.1477916506" calcext:value-type="float">
            <text:p>99661.1477916506</text:p>
          </table:table-cell>
          <table:table-cell/>
          <table:table-cell office:value-type="float" office:value="1443146253.64462" calcext:value-type="float">
            <text:p>1443146253.64462</text:p>
          </table:table-cell>
          <table:table-cell table:formula="of:=[.G229]-[.$B$2]" office:value-type="float" office:value="33.6444156169891" calcext:value-type="float">
            <text:p>33.644415617</text:p>
          </table:table-cell>
          <table:table-cell table:formula="of:=[.C229]/([.H229]-[.H228])" office:value-type="float" office:value="98389.4074717637" calcext:value-type="float">
            <text:p>98389.4074717637</text:p>
          </table:table-cell>
          <table:table-cell table:formula="of:=[.G229]-[.$B229]" office:value-type="float" office:value="10.3086059093475" calcext:value-type="float">
            <text:p>10.308605909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3146243.37935" calcext:value-type="float">
            <text:p>1443146243.37935</text:p>
          </table:table-cell>
          <table:table-cell office:value-type="float" office:value="4320" calcext:value-type="float">
            <text:p>4320</text:p>
          </table:table-cell>
          <table:table-cell table:formula="of:=[.B230]-[.$B$2]" office:value-type="float" office:value="23.3791418075562" calcext:value-type="float">
            <text:p>23.3791418076</text:p>
          </table:table-cell>
          <table:table-cell table:formula="of:=[.C230]/([.D230]-[.D229])" office:value-type="float" office:value="99695.1453661113" calcext:value-type="float">
            <text:p>99695.1453661113</text:p>
          </table:table-cell>
          <table:table-cell/>
          <table:table-cell office:value-type="float" office:value="1443146253.68849" calcext:value-type="float">
            <text:p>1443146253.68849</text:p>
          </table:table-cell>
          <table:table-cell table:formula="of:=[.G230]-[.$B$2]" office:value-type="float" office:value="33.6882870197296" calcext:value-type="float">
            <text:p>33.6882870197</text:p>
          </table:table-cell>
          <table:table-cell table:formula="of:=[.C230]/([.H230]-[.H229])" office:value-type="float" office:value="98469.6118689202" calcext:value-type="float">
            <text:p>98469.6118689202</text:p>
          </table:table-cell>
          <table:table-cell table:formula="of:=[.G230]-[.$B230]" office:value-type="float" office:value="10.3091452121735" calcext:value-type="float">
            <text:p>10.309145212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3146243.42267" calcext:value-type="float">
            <text:p>1443146243.42267</text:p>
          </table:table-cell>
          <table:table-cell office:value-type="float" office:value="4320" calcext:value-type="float">
            <text:p>4320</text:p>
          </table:table-cell>
          <table:table-cell table:formula="of:=[.B231]-[.$B$2]" office:value-type="float" office:value="23.422468662262" calcext:value-type="float">
            <text:p>23.4224686623</text:p>
          </table:table-cell>
          <table:table-cell table:formula="of:=[.C231]/([.D231]-[.D230])" office:value-type="float" office:value="99707.2145978011" calcext:value-type="float">
            <text:p>99707.2145978011</text:p>
          </table:table-cell>
          <table:table-cell/>
          <table:table-cell office:value-type="float" office:value="1443146253.73235" calcext:value-type="float">
            <text:p>1443146253.73235</text:p>
          </table:table-cell>
          <table:table-cell table:formula="of:=[.G231]-[.$B$2]" office:value-type="float" office:value="33.7321445941925" calcext:value-type="float">
            <text:p>33.7321445942</text:p>
          </table:table-cell>
          <table:table-cell table:formula="of:=[.C231]/([.H231]-[.H230])" office:value-type="float" office:value="98500.6593024267" calcext:value-type="float">
            <text:p>98500.6593024267</text:p>
          </table:table-cell>
          <table:table-cell table:formula="of:=[.G231]-[.$B231]" office:value-type="float" office:value="10.3096759319305" calcext:value-type="float">
            <text:p>10.3096759319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3146243.46602" calcext:value-type="float">
            <text:p>1443146243.46602</text:p>
          </table:table-cell>
          <table:table-cell office:value-type="float" office:value="4320" calcext:value-type="float">
            <text:p>4320</text:p>
          </table:table-cell>
          <table:table-cell table:formula="of:=[.B232]-[.$B$2]" office:value-type="float" office:value="23.465815782547" calcext:value-type="float">
            <text:p>23.4658157825</text:p>
          </table:table-cell>
          <table:table-cell table:formula="of:=[.C232]/([.D232]-[.D231])" office:value-type="float" office:value="99660.5996336855" calcext:value-type="float">
            <text:p>99660.5996336855</text:p>
          </table:table-cell>
          <table:table-cell/>
          <table:table-cell office:value-type="float" office:value="1443146253.77625" calcext:value-type="float">
            <text:p>1443146253.77625</text:p>
          </table:table-cell>
          <table:table-cell table:formula="of:=[.G232]-[.$B$2]" office:value-type="float" office:value="33.7760400772095" calcext:value-type="float">
            <text:p>33.7760400772</text:p>
          </table:table-cell>
          <table:table-cell table:formula="of:=[.C232]/([.H232]-[.H231])" office:value-type="float" office:value="98415.5932019271" calcext:value-type="float">
            <text:p>98415.5932019271</text:p>
          </table:table-cell>
          <table:table-cell table:formula="of:=[.G232]-[.$B232]" office:value-type="float" office:value="10.3102242946625" calcext:value-type="float">
            <text:p>10.310224294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3146243.50938" calcext:value-type="float">
            <text:p>1443146243.50938</text:p>
          </table:table-cell>
          <table:table-cell office:value-type="float" office:value="4320" calcext:value-type="float">
            <text:p>4320</text:p>
          </table:table-cell>
          <table:table-cell table:formula="of:=[.B233]-[.$B$2]" office:value-type="float" office:value="23.5091707706451" calcext:value-type="float">
            <text:p>23.5091707706</text:p>
          </table:table-cell>
          <table:table-cell table:formula="of:=[.C233]/([.D233]-[.D232])" office:value-type="float" office:value="99642.51380304" calcext:value-type="float">
            <text:p>99642.51380304</text:p>
          </table:table-cell>
          <table:table-cell/>
          <table:table-cell office:value-type="float" office:value="1443146253.82013" calcext:value-type="float">
            <text:p>1443146253.82013</text:p>
          </table:table-cell>
          <table:table-cell table:formula="of:=[.G233]-[.$B$2]" office:value-type="float" office:value="33.8199248313904" calcext:value-type="float">
            <text:p>33.8199248314</text:p>
          </table:table-cell>
          <table:table-cell table:formula="of:=[.C233]/([.H233]-[.H232])" office:value-type="float" office:value="98439.6536025121" calcext:value-type="float">
            <text:p>98439.6536025121</text:p>
          </table:table-cell>
          <table:table-cell table:formula="of:=[.G233]-[.$B233]" office:value-type="float" office:value="10.3107540607452" calcext:value-type="float">
            <text:p>10.310754060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3146243.55272" calcext:value-type="float">
            <text:p>1443146243.55272</text:p>
          </table:table-cell>
          <table:table-cell office:value-type="float" office:value="4320" calcext:value-type="float">
            <text:p>4320</text:p>
          </table:table-cell>
          <table:table-cell table:formula="of:=[.B234]-[.$B$2]" office:value-type="float" office:value="23.5525138378143" calcext:value-type="float">
            <text:p>23.5525138378</text:p>
          </table:table-cell>
          <table:table-cell table:formula="of:=[.C234]/([.D234]-[.D233])" office:value-type="float" office:value="99669.9191392455" calcext:value-type="float">
            <text:p>99669.9191392455</text:p>
          </table:table-cell>
          <table:table-cell/>
          <table:table-cell office:value-type="float" office:value="1443146253.86396" calcext:value-type="float">
            <text:p>1443146253.86396</text:p>
          </table:table-cell>
          <table:table-cell table:formula="of:=[.G234]-[.$B$2]" office:value-type="float" office:value="33.8637571334839" calcext:value-type="float">
            <text:p>33.8637571335</text:p>
          </table:table-cell>
          <table:table-cell table:formula="of:=[.C234]/([.H234]-[.H233])" office:value-type="float" office:value="98557.4517802944" calcext:value-type="float">
            <text:p>98557.4517802944</text:p>
          </table:table-cell>
          <table:table-cell table:formula="of:=[.G234]-[.$B234]" office:value-type="float" office:value="10.3112432956696" calcext:value-type="float">
            <text:p>10.311243295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3146243.59606" calcext:value-type="float">
            <text:p>1443146243.59606</text:p>
          </table:table-cell>
          <table:table-cell office:value-type="float" office:value="4320" calcext:value-type="float">
            <text:p>4320</text:p>
          </table:table-cell>
          <table:table-cell table:formula="of:=[.B235]-[.$B$2]" office:value-type="float" office:value="23.5958571434021" calcext:value-type="float">
            <text:p>23.5958571434</text:p>
          </table:table-cell>
          <table:table-cell table:formula="of:=[.C235]/([.D235]-[.D234])" office:value-type="float" office:value="99669.3708847878" calcext:value-type="float">
            <text:p>99669.3708847878</text:p>
          </table:table-cell>
          <table:table-cell/>
          <table:table-cell office:value-type="float" office:value="1443146253.90791" calcext:value-type="float">
            <text:p>1443146253.90791</text:p>
          </table:table-cell>
          <table:table-cell table:formula="of:=[.G235]-[.$B$2]" office:value-type="float" office:value="33.9077007770538" calcext:value-type="float">
            <text:p>33.9077007771</text:p>
          </table:table-cell>
          <table:table-cell table:formula="of:=[.C235]/([.H235]-[.H234])" office:value-type="float" office:value="98307.7334751211" calcext:value-type="float">
            <text:p>98307.7334751211</text:p>
          </table:table-cell>
          <table:table-cell table:formula="of:=[.G235]-[.$B235]" office:value-type="float" office:value="10.3118436336517" calcext:value-type="float">
            <text:p>10.3118436337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3146243.6394" calcext:value-type="float">
            <text:p>1443146243.6394</text:p>
          </table:table-cell>
          <table:table-cell office:value-type="float" office:value="4320" calcext:value-type="float">
            <text:p>4320</text:p>
          </table:table-cell>
          <table:table-cell table:formula="of:=[.B236]-[.$B$2]" office:value-type="float" office:value="23.639194726944" calcext:value-type="float">
            <text:p>23.6391947269</text:p>
          </table:table-cell>
          <table:table-cell table:formula="of:=[.C236]/([.D236]-[.D235])" office:value-type="float" office:value="99682.5306567054" calcext:value-type="float">
            <text:p>99682.5306567054</text:p>
          </table:table-cell>
          <table:table-cell/>
          <table:table-cell office:value-type="float" office:value="1443146253.95191" calcext:value-type="float">
            <text:p>1443146253.95191</text:p>
          </table:table-cell>
          <table:table-cell table:formula="of:=[.G236]-[.$B$2]" office:value-type="float" office:value="33.9517052173615" calcext:value-type="float">
            <text:p>33.9517052174</text:p>
          </table:table-cell>
          <table:table-cell table:formula="of:=[.C236]/([.H236]-[.H235])" office:value-type="float" office:value="98171.9110571713" calcext:value-type="float">
            <text:p>98171.9110571713</text:p>
          </table:table-cell>
          <table:table-cell table:formula="of:=[.G236]-[.$B236]" office:value-type="float" office:value="10.3125104904175" calcext:value-type="float">
            <text:p>10.312510490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3146243.68279" calcext:value-type="float">
            <text:p>1443146243.68279</text:p>
          </table:table-cell>
          <table:table-cell office:value-type="float" office:value="4320" calcext:value-type="float">
            <text:p>4320</text:p>
          </table:table-cell>
          <table:table-cell table:formula="of:=[.B237]-[.$B$2]" office:value-type="float" office:value="23.6825799942017" calcext:value-type="float">
            <text:p>23.6825799942</text:p>
          </table:table-cell>
          <table:table-cell table:formula="of:=[.C237]/([.D237]-[.D236])" office:value-type="float" office:value="99572.9719570701" calcext:value-type="float">
            <text:p>99572.9719570701</text:p>
          </table:table-cell>
          <table:table-cell/>
          <table:table-cell office:value-type="float" office:value="1443146253.99566" calcext:value-type="float">
            <text:p>1443146253.99566</text:p>
          </table:table-cell>
          <table:table-cell table:formula="of:=[.G237]-[.$B$2]" office:value-type="float" office:value="33.9954566955566" calcext:value-type="float">
            <text:p>33.9954566956</text:p>
          </table:table-cell>
          <table:table-cell table:formula="of:=[.C237]/([.H237]-[.H236])" office:value-type="float" office:value="98739.5209991989" calcext:value-type="float">
            <text:p>98739.5209991989</text:p>
          </table:table-cell>
          <table:table-cell table:formula="of:=[.G237]-[.$B237]" office:value-type="float" office:value="10.312876701355" calcext:value-type="float">
            <text:p>10.312876701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3146243.72611" calcext:value-type="float">
            <text:p>1443146243.72611</text:p>
          </table:table-cell>
          <table:table-cell office:value-type="float" office:value="4320" calcext:value-type="float">
            <text:p>4320</text:p>
          </table:table-cell>
          <table:table-cell table:formula="of:=[.B238]-[.$B$2]" office:value-type="float" office:value="23.7259013652802" calcext:value-type="float">
            <text:p>23.7259013653</text:p>
          </table:table-cell>
          <table:table-cell table:formula="of:=[.C238]/([.D238]-[.D237])" office:value-type="float" office:value="99719.8355558246" calcext:value-type="float">
            <text:p>99719.8355558246</text:p>
          </table:table-cell>
          <table:table-cell/>
          <table:table-cell office:value-type="float" office:value="1443146254.01001" calcext:value-type="float">
            <text:p>1443146254.01001</text:p>
          </table:table-cell>
          <table:table-cell table:formula="of:=[.G238]-[.$B$2]" office:value-type="float" office:value="34.0098037719727" calcext:value-type="float">
            <text:p>34.009803772</text:p>
          </table:table-cell>
          <table:table-cell table:formula="of:=[.C238]/([.H238]-[.H237])" office:value-type="float" office:value="301106.641850572" calcext:value-type="float">
            <text:p>301106.641850572</text:p>
          </table:table-cell>
          <table:table-cell table:formula="of:=[.G238]-[.$B238]" office:value-type="float" office:value="10.2839024066925" calcext:value-type="float">
            <text:p>10.283902406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3146243.76945" calcext:value-type="float">
            <text:p>1443146243.76945</text:p>
          </table:table-cell>
          <table:table-cell office:value-type="float" office:value="4320" calcext:value-type="float">
            <text:p>4320</text:p>
          </table:table-cell>
          <table:table-cell table:formula="of:=[.B239]-[.$B$2]" office:value-type="float" office:value="23.7692401409149" calcext:value-type="float">
            <text:p>23.7692401409</text:p>
          </table:table-cell>
          <table:table-cell table:formula="of:=[.C239]/([.D239]-[.D238])" office:value-type="float" office:value="99679.7887509902" calcext:value-type="float">
            <text:p>99679.7887509902</text:p>
          </table:table-cell>
          <table:table-cell/>
          <table:table-cell office:value-type="float" office:value="1443146254.02436" calcext:value-type="float">
            <text:p>1443146254.02436</text:p>
          </table:table-cell>
          <table:table-cell table:formula="of:=[.G239]-[.$B$2]" office:value-type="float" office:value="34.0241570472717" calcext:value-type="float">
            <text:p>34.0241570473</text:p>
          </table:table-cell>
          <table:table-cell table:formula="of:=[.C239]/([.H239]-[.H238])" office:value-type="float" office:value="300976.600112953" calcext:value-type="float">
            <text:p>300976.600112953</text:p>
          </table:table-cell>
          <table:table-cell table:formula="of:=[.G239]-[.$B239]" office:value-type="float" office:value="10.2549169063568" calcext:value-type="float">
            <text:p>10.254916906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3146243.81275" calcext:value-type="float">
            <text:p>1443146243.81275</text:p>
          </table:table-cell>
          <table:table-cell office:value-type="float" office:value="4320" calcext:value-type="float">
            <text:p>4320</text:p>
          </table:table-cell>
          <table:table-cell table:formula="of:=[.B240]-[.$B$2]" office:value-type="float" office:value="23.8125455379486" calcext:value-type="float">
            <text:p>23.8125455379</text:p>
          </table:table-cell>
          <table:table-cell table:formula="of:=[.C240]/([.D240]-[.D239])" office:value-type="float" office:value="99756.6191724108" calcext:value-type="float">
            <text:p>99756.6191724108</text:p>
          </table:table-cell>
          <table:table-cell/>
          <table:table-cell office:value-type="float" office:value="1443146254.05874" calcext:value-type="float">
            <text:p>1443146254.05874</text:p>
          </table:table-cell>
          <table:table-cell table:formula="of:=[.G240]-[.$B$2]" office:value-type="float" office:value="34.0585353374481" calcext:value-type="float">
            <text:p>34.0585353374</text:p>
          </table:table-cell>
          <table:table-cell table:formula="of:=[.C240]/([.H240]-[.H239])" office:value-type="float" office:value="125660.699756576" calcext:value-type="float">
            <text:p>125660.699756576</text:p>
          </table:table-cell>
          <table:table-cell table:formula="of:=[.G240]-[.$B240]" office:value-type="float" office:value="10.2459897994995" calcext:value-type="float">
            <text:p>10.2459897995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3146243.85606" calcext:value-type="float">
            <text:p>1443146243.85606</text:p>
          </table:table-cell>
          <table:table-cell office:value-type="float" office:value="4320" calcext:value-type="float">
            <text:p>4320</text:p>
          </table:table-cell>
          <table:table-cell table:formula="of:=[.B241]-[.$B$2]" office:value-type="float" office:value="23.8558557033539" calcext:value-type="float">
            <text:p>23.8558557034</text:p>
          </table:table-cell>
          <table:table-cell table:formula="of:=[.C241]/([.D241]-[.D240])" office:value-type="float" office:value="99745.6361474435" calcext:value-type="float">
            <text:p>99745.6361474435</text:p>
          </table:table-cell>
          <table:table-cell/>
          <table:table-cell office:value-type="float" office:value="1443146254.10754" calcext:value-type="float">
            <text:p>1443146254.10754</text:p>
          </table:table-cell>
          <table:table-cell table:formula="of:=[.G241]-[.$B$2]" office:value-type="float" office:value="34.1073324680328" calcext:value-type="float">
            <text:p>34.107332468</text:p>
          </table:table-cell>
          <table:table-cell table:formula="of:=[.C241]/([.H241]-[.H240])" office:value-type="float" office:value="88529.7956710803" calcext:value-type="float">
            <text:p>88529.7956710803</text:p>
          </table:table-cell>
          <table:table-cell table:formula="of:=[.G241]-[.$B241]" office:value-type="float" office:value="10.251476764679" calcext:value-type="float">
            <text:p>10.251476764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3146243.89941" calcext:value-type="float">
            <text:p>1443146243.89941</text:p>
          </table:table-cell>
          <table:table-cell office:value-type="float" office:value="4320" calcext:value-type="float">
            <text:p>4320</text:p>
          </table:table-cell>
          <table:table-cell table:formula="of:=[.B242]-[.$B$2]" office:value-type="float" office:value="23.8992080688477" calcext:value-type="float">
            <text:p>23.8992080688</text:p>
          </table:table-cell>
          <table:table-cell table:formula="of:=[.C242]/([.D242]-[.D241])" office:value-type="float" office:value="99648.5416838528" calcext:value-type="float">
            <text:p>99648.5416838528</text:p>
          </table:table-cell>
          <table:table-cell/>
          <table:table-cell office:value-type="float" office:value="1443146254.15627" calcext:value-type="float">
            <text:p>1443146254.15627</text:p>
          </table:table-cell>
          <table:table-cell table:formula="of:=[.G242]-[.$B$2]" office:value-type="float" office:value="34.1560640335083" calcext:value-type="float">
            <text:p>34.1560640335</text:p>
          </table:table-cell>
          <table:table-cell table:formula="of:=[.C242]/([.H242]-[.H241])" office:value-type="float" office:value="88648.9066757993" calcext:value-type="float">
            <text:p>88648.9066757993</text:p>
          </table:table-cell>
          <table:table-cell table:formula="of:=[.G242]-[.$B242]" office:value-type="float" office:value="10.2568559646606" calcext:value-type="float">
            <text:p>10.2568559647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3146243.94271" calcext:value-type="float">
            <text:p>1443146243.94271</text:p>
          </table:table-cell>
          <table:table-cell office:value-type="float" office:value="4320" calcext:value-type="float">
            <text:p>4320</text:p>
          </table:table-cell>
          <table:table-cell table:formula="of:=[.B243]-[.$B$2]" office:value-type="float" office:value="23.9425029754639" calcext:value-type="float">
            <text:p>23.9425029755</text:p>
          </table:table-cell>
          <table:table-cell table:formula="of:=[.C243]/([.D243]-[.D242])" office:value-type="float" office:value="99780.7903431869" calcext:value-type="float">
            <text:p>99780.7903431869</text:p>
          </table:table-cell>
          <table:table-cell/>
          <table:table-cell office:value-type="float" office:value="1443146254.20502" calcext:value-type="float">
            <text:p>1443146254.20502</text:p>
          </table:table-cell>
          <table:table-cell table:formula="of:=[.G243]-[.$B$2]" office:value-type="float" office:value="34.2048144340515" calcext:value-type="float">
            <text:p>34.2048144341</text:p>
          </table:table-cell>
          <table:table-cell table:formula="of:=[.C243]/([.H243]-[.H242])" office:value-type="float" office:value="88614.656533349" calcext:value-type="float">
            <text:p>88614.656533349</text:p>
          </table:table-cell>
          <table:table-cell table:formula="of:=[.G243]-[.$B243]" office:value-type="float" office:value="10.2623114585876" calcext:value-type="float">
            <text:p>10.262311458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3146243.98602" calcext:value-type="float">
            <text:p>1443146243.98602</text:p>
          </table:table-cell>
          <table:table-cell office:value-type="float" office:value="4320" calcext:value-type="float">
            <text:p>4320</text:p>
          </table:table-cell>
          <table:table-cell table:formula="of:=[.B244]-[.$B$2]" office:value-type="float" office:value="23.9858167171478" calcext:value-type="float">
            <text:p>23.9858167171</text:p>
          </table:table-cell>
          <table:table-cell table:formula="of:=[.C244]/([.D244]-[.D243])" office:value-type="float" office:value="99737.400465677" calcext:value-type="float">
            <text:p>99737.400465677</text:p>
          </table:table-cell>
          <table:table-cell/>
          <table:table-cell office:value-type="float" office:value="1443146254.25377" calcext:value-type="float">
            <text:p>1443146254.25377</text:p>
          </table:table-cell>
          <table:table-cell table:formula="of:=[.G244]-[.$B$2]" office:value-type="float" office:value="34.2535660266876" calcext:value-type="float">
            <text:p>34.2535660267</text:p>
          </table:table-cell>
          <table:table-cell table:formula="of:=[.C244]/([.H244]-[.H243])" office:value-type="float" office:value="88612.4896933181" calcext:value-type="float">
            <text:p>88612.4896933181</text:p>
          </table:table-cell>
          <table:table-cell table:formula="of:=[.G244]-[.$B244]" office:value-type="float" office:value="10.2677493095398" calcext:value-type="float">
            <text:p>10.267749309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3146244.02918" calcext:value-type="float">
            <text:p>1443146244.02918</text:p>
          </table:table-cell>
          <table:table-cell office:value-type="float" office:value="4320" calcext:value-type="float">
            <text:p>4320</text:p>
          </table:table-cell>
          <table:table-cell table:formula="of:=[.B245]-[.$B$2]" office:value-type="float" office:value="24.0289759635925" calcext:value-type="float">
            <text:p>24.0289759636</text:p>
          </table:table-cell>
          <table:table-cell table:formula="of:=[.C245]/([.D245]-[.D244])" office:value-type="float" office:value="100094.426012164" calcext:value-type="float">
            <text:p>100094.426012164</text:p>
          </table:table-cell>
          <table:table-cell/>
          <table:table-cell office:value-type="float" office:value="1443146254.30252" calcext:value-type="float">
            <text:p>1443146254.30252</text:p>
          </table:table-cell>
          <table:table-cell table:formula="of:=[.G245]-[.$B$2]" office:value-type="float" office:value="34.3023188114166" calcext:value-type="float">
            <text:p>34.3023188114</text:p>
          </table:table-cell>
          <table:table-cell table:formula="of:=[.C245]/([.H245]-[.H244])" office:value-type="float" office:value="88610.3229592535" calcext:value-type="float">
            <text:p>88610.3229592535</text:p>
          </table:table-cell>
          <table:table-cell table:formula="of:=[.G245]-[.$B245]" office:value-type="float" office:value="10.2733428478241" calcext:value-type="float">
            <text:p>10.273342847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3146244.07226" calcext:value-type="float">
            <text:p>1443146244.07226</text:p>
          </table:table-cell>
          <table:table-cell office:value-type="float" office:value="4320" calcext:value-type="float">
            <text:p>4320</text:p>
          </table:table-cell>
          <table:table-cell table:formula="of:=[.B246]-[.$B$2]" office:value-type="float" office:value="24.0720562934875" calcext:value-type="float">
            <text:p>24.0720562935</text:p>
          </table:table-cell>
          <table:table-cell table:formula="of:=[.C246]/([.D246]-[.D245])" office:value-type="float" office:value="100277.783631815" calcext:value-type="float">
            <text:p>100277.783631815</text:p>
          </table:table-cell>
          <table:table-cell/>
          <table:table-cell office:value-type="float" office:value="1443146254.35131" calcext:value-type="float">
            <text:p>1443146254.35131</text:p>
          </table:table-cell>
          <table:table-cell table:formula="of:=[.G246]-[.$B$2]" office:value-type="float" office:value="34.3511071205139" calcext:value-type="float">
            <text:p>34.3511071205</text:p>
          </table:table-cell>
          <table:table-cell table:formula="of:=[.C246]/([.H246]-[.H245])" office:value-type="float" office:value="88545.8028763689" calcext:value-type="float">
            <text:p>88545.8028763689</text:p>
          </table:table-cell>
          <table:table-cell table:formula="of:=[.G246]-[.$B246]" office:value-type="float" office:value="10.2790508270264" calcext:value-type="float">
            <text:p>10.27905082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3146244.11535" calcext:value-type="float">
            <text:p>1443146244.11535</text:p>
          </table:table-cell>
          <table:table-cell office:value-type="float" office:value="4320" calcext:value-type="float">
            <text:p>4320</text:p>
          </table:table-cell>
          <table:table-cell table:formula="of:=[.B247]-[.$B$2]" office:value-type="float" office:value="24.1151406764984" calcext:value-type="float">
            <text:p>24.1151406765</text:p>
          </table:table-cell>
          <table:table-cell table:formula="of:=[.C247]/([.D247]-[.D246])" office:value-type="float" office:value="100268.350109845" calcext:value-type="float">
            <text:p>100268.350109845</text:p>
          </table:table-cell>
          <table:table-cell/>
          <table:table-cell office:value-type="float" office:value="1443146254.40005" calcext:value-type="float">
            <text:p>1443146254.40005</text:p>
          </table:table-cell>
          <table:table-cell table:formula="of:=[.G247]-[.$B$2]" office:value-type="float" office:value="34.3998436927795" calcext:value-type="float">
            <text:p>34.3998436928</text:p>
          </table:table-cell>
          <table:table-cell table:formula="of:=[.C247]/([.H247]-[.H246])" office:value-type="float" office:value="88639.7996242956" calcext:value-type="float">
            <text:p>88639.7996242956</text:p>
          </table:table-cell>
          <table:table-cell table:formula="of:=[.G247]-[.$B247]" office:value-type="float" office:value="10.2847030162811" calcext:value-type="float">
            <text:p>10.284703016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3146244.15844" calcext:value-type="float">
            <text:p>1443146244.15844</text:p>
          </table:table-cell>
          <table:table-cell office:value-type="float" office:value="4320" calcext:value-type="float">
            <text:p>4320</text:p>
          </table:table-cell>
          <table:table-cell table:formula="of:=[.B248]-[.$B$2]" office:value-type="float" office:value="24.1582353115082" calcext:value-type="float">
            <text:p>24.1582353115</text:p>
          </table:table-cell>
          <table:table-cell table:formula="of:=[.C248]/([.D248]-[.D247])" office:value-type="float" office:value="100244.496769054" calcext:value-type="float">
            <text:p>100244.496769054</text:p>
          </table:table-cell>
          <table:table-cell/>
          <table:table-cell office:value-type="float" office:value="1443146254.44869" calcext:value-type="float">
            <text:p>1443146254.44869</text:p>
          </table:table-cell>
          <table:table-cell table:formula="of:=[.G248]-[.$B$2]" office:value-type="float" office:value="34.4484853744507" calcext:value-type="float">
            <text:p>34.4484853745</text:p>
          </table:table-cell>
          <table:table-cell table:formula="of:=[.C248]/([.H248]-[.H247])" office:value-type="float" office:value="88812.7188777461" calcext:value-type="float">
            <text:p>88812.7188777461</text:p>
          </table:table-cell>
          <table:table-cell table:formula="of:=[.G248]-[.$B248]" office:value-type="float" office:value="10.2902500629425" calcext:value-type="float">
            <text:p>10.290250062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3146244.20152" calcext:value-type="float">
            <text:p>1443146244.20152</text:p>
          </table:table-cell>
          <table:table-cell office:value-type="float" office:value="4320" calcext:value-type="float">
            <text:p>4320</text:p>
          </table:table-cell>
          <table:table-cell table:formula="of:=[.B249]-[.$B$2]" office:value-type="float" office:value="24.2013111114502" calcext:value-type="float">
            <text:p>24.2013111115</text:p>
          </table:table-cell>
          <table:table-cell table:formula="of:=[.C249]/([.D249]-[.D248])" office:value-type="float" office:value="100288.329080715" calcext:value-type="float">
            <text:p>100288.329080715</text:p>
          </table:table-cell>
          <table:table-cell/>
          <table:table-cell office:value-type="float" office:value="1443146254.49759" calcext:value-type="float">
            <text:p>1443146254.49759</text:p>
          </table:table-cell>
          <table:table-cell table:formula="of:=[.G249]-[.$B$2]" office:value-type="float" office:value="34.4973812103271" calcext:value-type="float">
            <text:p>34.4973812103</text:p>
          </table:table-cell>
          <table:table-cell table:formula="of:=[.C249]/([.H249]-[.H248])" office:value-type="float" office:value="88351.0818981491" calcext:value-type="float">
            <text:p>88351.0818981491</text:p>
          </table:table-cell>
          <table:table-cell table:formula="of:=[.G249]-[.$B249]" office:value-type="float" office:value="10.296070098877" calcext:value-type="float">
            <text:p>10.296070098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3146244.24462" calcext:value-type="float">
            <text:p>1443146244.24462</text:p>
          </table:table-cell>
          <table:table-cell office:value-type="float" office:value="4320" calcext:value-type="float">
            <text:p>4320</text:p>
          </table:table-cell>
          <table:table-cell table:formula="of:=[.B250]-[.$B$2]" office:value-type="float" office:value="24.244414806366" calcext:value-type="float">
            <text:p>24.2444148064</text:p>
          </table:table-cell>
          <table:table-cell table:formula="of:=[.C250]/([.D250]-[.D249])" office:value-type="float" office:value="100223.426516953" calcext:value-type="float">
            <text:p>100223.426516953</text:p>
          </table:table-cell>
          <table:table-cell/>
          <table:table-cell office:value-type="float" office:value="1443146254.54636" calcext:value-type="float">
            <text:p>1443146254.54636</text:p>
          </table:table-cell>
          <table:table-cell table:formula="of:=[.G250]-[.$B$2]" office:value-type="float" office:value="34.5461528301239" calcext:value-type="float">
            <text:p>34.5461528301</text:p>
          </table:table-cell>
          <table:table-cell table:formula="of:=[.C250]/([.H250]-[.H249])" office:value-type="float" office:value="88576.1026187532" calcext:value-type="float">
            <text:p>88576.1026187532</text:p>
          </table:table-cell>
          <table:table-cell table:formula="of:=[.G250]-[.$B250]" office:value-type="float" office:value="10.3017380237579" calcext:value-type="float">
            <text:p>10.3017380238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3146244.28775" calcext:value-type="float">
            <text:p>1443146244.28775</text:p>
          </table:table-cell>
          <table:table-cell office:value-type="float" office:value="4320" calcext:value-type="float">
            <text:p>4320</text:p>
          </table:table-cell>
          <table:table-cell table:formula="of:=[.B251]-[.$B$2]" office:value-type="float" office:value="24.2875475883484" calcext:value-type="float">
            <text:p>24.2875475883</text:p>
          </table:table-cell>
          <table:table-cell table:formula="of:=[.C251]/([.D251]-[.D250])" office:value-type="float" office:value="100155.839745291" calcext:value-type="float">
            <text:p>100155.839745291</text:p>
          </table:table-cell>
          <table:table-cell/>
          <table:table-cell office:value-type="float" office:value="1443146254.5951" calcext:value-type="float">
            <text:p>1443146254.5951</text:p>
          </table:table-cell>
          <table:table-cell table:formula="of:=[.G251]-[.$B$2]" office:value-type="float" office:value="34.5948910713196" calcext:value-type="float">
            <text:p>34.5948910713</text:p>
          </table:table-cell>
          <table:table-cell table:formula="of:=[.C251]/([.H251]-[.H250])" office:value-type="float" office:value="88636.7643562613" calcext:value-type="float">
            <text:p>88636.7643562613</text:p>
          </table:table-cell>
          <table:table-cell table:formula="of:=[.G251]-[.$B251]" office:value-type="float" office:value="10.3073434829712" calcext:value-type="float">
            <text:p>10.307343483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3146244.33084" calcext:value-type="float">
            <text:p>1443146244.33084</text:p>
          </table:table-cell>
          <table:table-cell office:value-type="float" office:value="4320" calcext:value-type="float">
            <text:p>4320</text:p>
          </table:table-cell>
          <table:table-cell table:formula="of:=[.B252]-[.$B$2]" office:value-type="float" office:value="24.3306317329407" calcext:value-type="float">
            <text:p>24.3306317329</text:p>
          </table:table-cell>
          <table:table-cell table:formula="of:=[.C252]/([.D252]-[.D251])" office:value-type="float" office:value="100268.90497377" calcext:value-type="float">
            <text:p>100268.90497377</text:p>
          </table:table-cell>
          <table:table-cell/>
          <table:table-cell office:value-type="float" office:value="1443146254.64385" calcext:value-type="float">
            <text:p>1443146254.64385</text:p>
          </table:table-cell>
          <table:table-cell table:formula="of:=[.G252]-[.$B$2]" office:value-type="float" office:value="34.6436421871185" calcext:value-type="float">
            <text:p>34.6436421871</text:p>
          </table:table-cell>
          <table:table-cell table:formula="of:=[.C252]/([.H252]-[.H251])" office:value-type="float" office:value="88613.3564166141" calcext:value-type="float">
            <text:p>88613.3564166141</text:p>
          </table:table-cell>
          <table:table-cell table:formula="of:=[.G252]-[.$B252]" office:value-type="float" office:value="10.3130104541779" calcext:value-type="float">
            <text:p>10.3130104542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3146244.37392" calcext:value-type="float">
            <text:p>1443146244.37392</text:p>
          </table:table-cell>
          <table:table-cell office:value-type="float" office:value="4320" calcext:value-type="float">
            <text:p>4320</text:p>
          </table:table-cell>
          <table:table-cell table:formula="of:=[.B253]-[.$B$2]" office:value-type="float" office:value="24.3737139701843" calcext:value-type="float">
            <text:p>24.3737139702</text:p>
          </table:table-cell>
          <table:table-cell table:formula="of:=[.C253]/([.D253]-[.D252])" office:value-type="float" office:value="100273.344106253" calcext:value-type="float">
            <text:p>100273.344106253</text:p>
          </table:table-cell>
          <table:table-cell/>
          <table:table-cell office:value-type="float" office:value="1443146254.69265" calcext:value-type="float">
            <text:p>1443146254.69265</text:p>
          </table:table-cell>
          <table:table-cell table:formula="of:=[.G253]-[.$B$2]" office:value-type="float" office:value="34.6924488544464" calcext:value-type="float">
            <text:p>34.6924488544</text:p>
          </table:table-cell>
          <table:table-cell table:formula="of:=[.C253]/([.H253]-[.H252])" office:value-type="float" office:value="88512.4970934493" calcext:value-type="float">
            <text:p>88512.4970934493</text:p>
          </table:table-cell>
          <table:table-cell table:formula="of:=[.G253]-[.$B253]" office:value-type="float" office:value="10.3187348842621" calcext:value-type="float">
            <text:p>10.318734884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3146244.417" calcext:value-type="float">
            <text:p>1443146244.417</text:p>
          </table:table-cell>
          <table:table-cell office:value-type="float" office:value="4320" calcext:value-type="float">
            <text:p>4320</text:p>
          </table:table-cell>
          <table:table-cell table:formula="of:=[.B254]-[.$B$2]" office:value-type="float" office:value="24.4167935848236" calcext:value-type="float">
            <text:p>24.4167935848</text:p>
          </table:table-cell>
          <table:table-cell table:formula="of:=[.C254]/([.D254]-[.D253])" office:value-type="float" office:value="100279.448555252" calcext:value-type="float">
            <text:p>100279.448555252</text:p>
          </table:table-cell>
          <table:table-cell/>
          <table:table-cell office:value-type="float" office:value="1443146254.74139" calcext:value-type="float">
            <text:p>1443146254.74139</text:p>
          </table:table-cell>
          <table:table-cell table:formula="of:=[.G254]-[.$B$2]" office:value-type="float" office:value="34.7411875724792" calcext:value-type="float">
            <text:p>34.7411875725</text:p>
          </table:table-cell>
          <table:table-cell table:formula="of:=[.C254]/([.H254]-[.H253])" office:value-type="float" office:value="88635.8971750031" calcext:value-type="float">
            <text:p>88635.8971750031</text:p>
          </table:table-cell>
          <table:table-cell table:formula="of:=[.G254]-[.$B254]" office:value-type="float" office:value="10.3243939876556" calcext:value-type="float">
            <text:p>10.324393987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3146244.46014" calcext:value-type="float">
            <text:p>1443146244.46014</text:p>
          </table:table-cell>
          <table:table-cell office:value-type="float" office:value="4320" calcext:value-type="float">
            <text:p>4320</text:p>
          </table:table-cell>
          <table:table-cell table:formula="of:=[.B255]-[.$B$2]" office:value-type="float" office:value="24.459929227829" calcext:value-type="float">
            <text:p>24.4599292278</text:p>
          </table:table-cell>
          <table:table-cell table:formula="of:=[.C255]/([.D255]-[.D254])" office:value-type="float" office:value="100149.196789812" calcext:value-type="float">
            <text:p>100149.196789812</text:p>
          </table:table-cell>
          <table:table-cell/>
          <table:table-cell office:value-type="float" office:value="1443146254.79017" calcext:value-type="float">
            <text:p>1443146254.79017</text:p>
          </table:table-cell>
          <table:table-cell table:formula="of:=[.G255]-[.$B$2]" office:value-type="float" office:value="34.7899608612061" calcext:value-type="float">
            <text:p>34.7899608612</text:p>
          </table:table-cell>
          <table:table-cell table:formula="of:=[.C255]/([.H255]-[.H254])" office:value-type="float" office:value="88573.0717113946" calcext:value-type="float">
            <text:p>88573.0717113946</text:p>
          </table:table-cell>
          <table:table-cell table:formula="of:=[.G255]-[.$B255]" office:value-type="float" office:value="10.3300316333771" calcext:value-type="float">
            <text:p>10.330031633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3146244.50325" calcext:value-type="float">
            <text:p>1443146244.50325</text:p>
          </table:table-cell>
          <table:table-cell office:value-type="float" office:value="4320" calcext:value-type="float">
            <text:p>4320</text:p>
          </table:table-cell>
          <table:table-cell table:formula="of:=[.B256]-[.$B$2]" office:value-type="float" office:value="24.5030431747436" calcext:value-type="float">
            <text:p>24.5030431747</text:p>
          </table:table-cell>
          <table:table-cell table:formula="of:=[.C256]/([.D256]-[.D255])" office:value-type="float" office:value="100199.594543031" calcext:value-type="float">
            <text:p>100199.594543031</text:p>
          </table:table-cell>
          <table:table-cell/>
          <table:table-cell office:value-type="float" office:value="1443146254.83889" calcext:value-type="float">
            <text:p>1443146254.83889</text:p>
          </table:table-cell>
          <table:table-cell table:formula="of:=[.G256]-[.$B$2]" office:value-type="float" office:value="34.8386845588684" calcext:value-type="float">
            <text:p>34.8386845589</text:p>
          </table:table-cell>
          <table:table-cell table:formula="of:=[.C256]/([.H256]-[.H255])" office:value-type="float" office:value="88663.2215382508" calcext:value-type="float">
            <text:p>88663.2215382508</text:p>
          </table:table-cell>
          <table:table-cell table:formula="of:=[.G256]-[.$B256]" office:value-type="float" office:value="10.3356413841248" calcext:value-type="float">
            <text:p>10.33564138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3146244.54638" calcext:value-type="float">
            <text:p>1443146244.54638</text:p>
          </table:table-cell>
          <table:table-cell office:value-type="float" office:value="4320" calcext:value-type="float">
            <text:p>4320</text:p>
          </table:table-cell>
          <table:table-cell table:formula="of:=[.B257]-[.$B$2]" office:value-type="float" office:value="24.5461773872375" calcext:value-type="float">
            <text:p>24.5461773872</text:p>
          </table:table-cell>
          <table:table-cell table:formula="of:=[.C257]/([.D257]-[.D256])" office:value-type="float" office:value="100152.518157397" calcext:value-type="float">
            <text:p>100152.518157397</text:p>
          </table:table-cell>
          <table:table-cell/>
          <table:table-cell office:value-type="float" office:value="1443146254.88773" calcext:value-type="float">
            <text:p>1443146254.88773</text:p>
          </table:table-cell>
          <table:table-cell table:formula="of:=[.G257]-[.$B$2]" office:value-type="float" office:value="34.8875288963318" calcext:value-type="float">
            <text:p>34.8875288963</text:p>
          </table:table-cell>
          <table:table-cell table:formula="of:=[.C257]/([.H257]-[.H256])" office:value-type="float" office:value="88444.2337505125" calcext:value-type="float">
            <text:p>88444.2337505125</text:p>
          </table:table-cell>
          <table:table-cell table:formula="of:=[.G257]-[.$B257]" office:value-type="float" office:value="10.3413515090942" calcext:value-type="float">
            <text:p>10.341351509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3146244.58948" calcext:value-type="float">
            <text:p>1443146244.58948</text:p>
          </table:table-cell>
          <table:table-cell office:value-type="float" office:value="4320" calcext:value-type="float">
            <text:p>4320</text:p>
          </table:table-cell>
          <table:table-cell table:formula="of:=[.B258]-[.$B$2]" office:value-type="float" office:value="24.5892784595489" calcext:value-type="float">
            <text:p>24.5892784595</text:p>
          </table:table-cell>
          <table:table-cell table:formula="of:=[.C258]/([.D258]-[.D257])" office:value-type="float" office:value="100229.524889506" calcext:value-type="float">
            <text:p>100229.524889506</text:p>
          </table:table-cell>
          <table:table-cell/>
          <table:table-cell office:value-type="float" office:value="1443146254.93643" calcext:value-type="float">
            <text:p>1443146254.93643</text:p>
          </table:table-cell>
          <table:table-cell table:formula="of:=[.G258]-[.$B$2]" office:value-type="float" office:value="34.9362289905548" calcext:value-type="float">
            <text:p>34.9362289906</text:p>
          </table:table-cell>
          <table:table-cell table:formula="of:=[.C258]/([.H258]-[.H257])" office:value-type="float" office:value="88706.1938775011" calcext:value-type="float">
            <text:p>88706.1938775011</text:p>
          </table:table-cell>
          <table:table-cell table:formula="of:=[.G258]-[.$B258]" office:value-type="float" office:value="10.3469505310059" calcext:value-type="float">
            <text:p>10.34695053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3146244.63262" calcext:value-type="float">
            <text:p>1443146244.63262</text:p>
          </table:table-cell>
          <table:table-cell office:value-type="float" office:value="4320" calcext:value-type="float">
            <text:p>4320</text:p>
          </table:table-cell>
          <table:table-cell table:formula="of:=[.B259]-[.$B$2]" office:value-type="float" office:value="24.6324105262756" calcext:value-type="float">
            <text:p>24.6324105263</text:p>
          </table:table-cell>
          <table:table-cell table:formula="of:=[.C259]/([.D259]-[.D258])" office:value-type="float" office:value="100157.50062186" calcext:value-type="float">
            <text:p>100157.50062186</text:p>
          </table:table-cell>
          <table:table-cell/>
          <table:table-cell office:value-type="float" office:value="1443146254.98518" calcext:value-type="float">
            <text:p>1443146254.98518</text:p>
          </table:table-cell>
          <table:table-cell table:formula="of:=[.G259]-[.$B$2]" office:value-type="float" office:value="34.9849781990051" calcext:value-type="float">
            <text:p>34.984978199</text:p>
          </table:table-cell>
          <table:table-cell table:formula="of:=[.C259]/([.H259]-[.H258])" office:value-type="float" office:value="88616.8234793538" calcext:value-type="float">
            <text:p>88616.8234793538</text:p>
          </table:table-cell>
          <table:table-cell table:formula="of:=[.G259]-[.$B259]" office:value-type="float" office:value="10.3525676727295" calcext:value-type="float">
            <text:p>10.352567672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3146244.67572" calcext:value-type="float">
            <text:p>1443146244.67572</text:p>
          </table:table-cell>
          <table:table-cell office:value-type="float" office:value="4320" calcext:value-type="float">
            <text:p>4320</text:p>
          </table:table-cell>
          <table:table-cell table:formula="of:=[.B260]-[.$B$2]" office:value-type="float" office:value="24.6755170822144" calcext:value-type="float">
            <text:p>24.6755170822</text:p>
          </table:table-cell>
          <table:table-cell table:formula="of:=[.C260]/([.D260]-[.D259])" office:value-type="float" office:value="100216.774593201" calcext:value-type="float">
            <text:p>100216.774593201</text:p>
          </table:table-cell>
          <table:table-cell/>
          <table:table-cell office:value-type="float" office:value="1443146254.99955" calcext:value-type="float">
            <text:p>1443146254.99955</text:p>
          </table:table-cell>
          <table:table-cell table:formula="of:=[.G260]-[.$B$2]" office:value-type="float" office:value="34.999340057373" calcext:value-type="float">
            <text:p>34.9993400574</text:p>
          </table:table-cell>
          <table:table-cell table:formula="of:=[.C260]/([.H260]-[.H259])" office:value-type="float" office:value="300796.727647" calcext:value-type="float">
            <text:p>300796.727647</text:p>
          </table:table-cell>
          <table:table-cell table:formula="of:=[.G260]-[.$B260]" office:value-type="float" office:value="10.3238229751587" calcext:value-type="float">
            <text:p>10.3238229752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3146244.71885" calcext:value-type="float">
            <text:p>1443146244.71885</text:p>
          </table:table-cell>
          <table:table-cell office:value-type="float" office:value="4320" calcext:value-type="float">
            <text:p>4320</text:p>
          </table:table-cell>
          <table:table-cell table:formula="of:=[.B261]-[.$B$2]" office:value-type="float" office:value="24.7186489105225" calcext:value-type="float">
            <text:p>24.7186489105</text:p>
          </table:table-cell>
          <table:table-cell table:formula="of:=[.C261]/([.D261]-[.D260])" office:value-type="float" office:value="100158.054259624" calcext:value-type="float">
            <text:p>100158.054259624</text:p>
          </table:table-cell>
          <table:table-cell/>
          <table:table-cell office:value-type="float" office:value="1443146255.0127" calcext:value-type="float">
            <text:p>1443146255.0127</text:p>
          </table:table-cell>
          <table:table-cell table:formula="of:=[.G261]-[.$B$2]" office:value-type="float" office:value="35.0124936103821" calcext:value-type="float">
            <text:p>35.0124936104</text:p>
          </table:table-cell>
          <table:table-cell table:formula="of:=[.C261]/([.H261]-[.H260])" office:value-type="float" office:value="328428.371941272" calcext:value-type="float">
            <text:p>328428.371941272</text:p>
          </table:table-cell>
          <table:table-cell table:formula="of:=[.G261]-[.$B261]" office:value-type="float" office:value="10.2938446998596" calcext:value-type="float">
            <text:p>10.293844699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3146244.76199" calcext:value-type="float">
            <text:p>1443146244.76199</text:p>
          </table:table-cell>
          <table:table-cell office:value-type="float" office:value="4320" calcext:value-type="float">
            <text:p>4320</text:p>
          </table:table-cell>
          <table:table-cell table:formula="of:=[.B262]-[.$B$2]" office:value-type="float" office:value="24.7617831230164" calcext:value-type="float">
            <text:p>24.761783123</text:p>
          </table:table-cell>
          <table:table-cell table:formula="of:=[.C262]/([.D262]-[.D261])" office:value-type="float" office:value="100152.518157397" calcext:value-type="float">
            <text:p>100152.518157397</text:p>
          </table:table-cell>
          <table:table-cell/>
          <table:table-cell office:value-type="float" office:value="1443146255.02585" calcext:value-type="float">
            <text:p>1443146255.02585</text:p>
          </table:table-cell>
          <table:table-cell table:formula="of:=[.G262]-[.$B$2]" office:value-type="float" office:value="35.0256419181824" calcext:value-type="float">
            <text:p>35.0256419182</text:p>
          </table:table-cell>
          <table:table-cell table:formula="of:=[.C262]/([.H262]-[.H261])" office:value-type="float" office:value="328559.390730398" calcext:value-type="float">
            <text:p>328559.390730398</text:p>
          </table:table-cell>
          <table:table-cell table:formula="of:=[.G262]-[.$B262]" office:value-type="float" office:value="10.263858795166" calcext:value-type="float">
            <text:p>10.263858795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3146244.80512" calcext:value-type="float">
            <text:p>1443146244.80512</text:p>
          </table:table-cell>
          <table:table-cell office:value-type="float" office:value="4320" calcext:value-type="float">
            <text:p>4320</text:p>
          </table:table-cell>
          <table:table-cell table:formula="of:=[.B263]-[.$B$2]" office:value-type="float" office:value="24.8049108982086" calcext:value-type="float">
            <text:p>24.8049108982</text:p>
          </table:table-cell>
          <table:table-cell table:formula="of:=[.C263]/([.D263]-[.D262])" office:value-type="float" office:value="100167.467038161" calcext:value-type="float">
            <text:p>100167.467038161</text:p>
          </table:table-cell>
          <table:table-cell/>
          <table:table-cell office:value-type="float" office:value="1443146255.04829" calcext:value-type="float">
            <text:p>1443146255.04829</text:p>
          </table:table-cell>
          <table:table-cell table:formula="of:=[.G263]-[.$B$2]" office:value-type="float" office:value="35.0480804443359" calcext:value-type="float">
            <text:p>35.0480804443</text:p>
          </table:table-cell>
          <table:table-cell table:formula="of:=[.C263]/([.H263]-[.H262])" office:value-type="float" office:value="192526.013983042" calcext:value-type="float">
            <text:p>192526.013983042</text:p>
          </table:table-cell>
          <table:table-cell table:formula="of:=[.G263]-[.$B263]" office:value-type="float" office:value="10.2431695461273" calcext:value-type="float">
            <text:p>10.243169546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3146244.84824" calcext:value-type="float">
            <text:p>1443146244.84824</text:p>
          </table:table-cell>
          <table:table-cell office:value-type="float" office:value="4320" calcext:value-type="float">
            <text:p>4320</text:p>
          </table:table-cell>
          <table:table-cell table:formula="of:=[.B264]-[.$B$2]" office:value-type="float" office:value="24.848039150238" calcext:value-type="float">
            <text:p>24.8480391502</text:p>
          </table:table-cell>
          <table:table-cell table:formula="of:=[.C264]/([.D264]-[.D263])" office:value-type="float" office:value="100166.359560624" calcext:value-type="float">
            <text:p>100166.359560624</text:p>
          </table:table-cell>
          <table:table-cell/>
          <table:table-cell office:value-type="float" office:value="1443146255.08816" calcext:value-type="float">
            <text:p>1443146255.08816</text:p>
          </table:table-cell>
          <table:table-cell table:formula="of:=[.G264]-[.$B$2]" office:value-type="float" office:value="35.0879554748535" calcext:value-type="float">
            <text:p>35.0879554749</text:p>
          </table:table-cell>
          <table:table-cell table:formula="of:=[.C264]/([.H264]-[.H263])" office:value-type="float" office:value="108338.475078925" calcext:value-type="float">
            <text:p>108338.475078925</text:p>
          </table:table-cell>
          <table:table-cell table:formula="of:=[.G264]-[.$B264]" office:value-type="float" office:value="10.2399163246155" calcext:value-type="float">
            <text:p>10.239916324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3146244.89135" calcext:value-type="float">
            <text:p>1443146244.89135</text:p>
          </table:table-cell>
          <table:table-cell office:value-type="float" office:value="4320" calcext:value-type="float">
            <text:p>4320</text:p>
          </table:table-cell>
          <table:table-cell table:formula="of:=[.B265]-[.$B$2]" office:value-type="float" office:value="24.8911488056183" calcext:value-type="float">
            <text:p>24.8911488056</text:p>
          </table:table-cell>
          <table:table-cell table:formula="of:=[.C265]/([.D265]-[.D264])" office:value-type="float" office:value="100209.569338827" calcext:value-type="float">
            <text:p>100209.569338827</text:p>
          </table:table-cell>
          <table:table-cell/>
          <table:table-cell office:value-type="float" office:value="1443146255.12806" calcext:value-type="float">
            <text:p>1443146255.12806</text:p>
          </table:table-cell>
          <table:table-cell table:formula="of:=[.G265]-[.$B$2]" office:value-type="float" office:value="35.1278576850891" calcext:value-type="float">
            <text:p>35.1278576851</text:p>
          </table:table-cell>
          <table:table-cell table:formula="of:=[.C265]/([.H265]-[.H264])" office:value-type="float" office:value="108264.679437387" calcext:value-type="float">
            <text:p>108264.679437387</text:p>
          </table:table-cell>
          <table:table-cell table:formula="of:=[.G265]-[.$B265]" office:value-type="float" office:value="10.2367088794708" calcext:value-type="float">
            <text:p>10.2367088795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3146244.93448" calcext:value-type="float">
            <text:p>1443146244.93448</text:p>
          </table:table-cell>
          <table:table-cell office:value-type="float" office:value="4320" calcext:value-type="float">
            <text:p>4320</text:p>
          </table:table-cell>
          <table:table-cell table:formula="of:=[.B266]-[.$B$2]" office:value-type="float" office:value="24.9342703819275" calcext:value-type="float">
            <text:p>24.9342703819</text:p>
          </table:table-cell>
          <table:table-cell table:formula="of:=[.C266]/([.D266]-[.D265])" office:value-type="float" office:value="100181.866474995" calcext:value-type="float">
            <text:p>100181.866474995</text:p>
          </table:table-cell>
          <table:table-cell/>
          <table:table-cell office:value-type="float" office:value="1443146255.16794" calcext:value-type="float">
            <text:p>1443146255.16794</text:p>
          </table:table-cell>
          <table:table-cell table:formula="of:=[.G266]-[.$B$2]" office:value-type="float" office:value="35.1677296161652" calcext:value-type="float">
            <text:p>35.1677296162</text:p>
          </table:table-cell>
          <table:table-cell table:formula="of:=[.C266]/([.H266]-[.H265])" office:value-type="float" office:value="108346.896762041" calcext:value-type="float">
            <text:p>108346.896762041</text:p>
          </table:table-cell>
          <table:table-cell table:formula="of:=[.G266]-[.$B266]" office:value-type="float" office:value="10.2334592342377" calcext:value-type="float">
            <text:p>10.233459234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3146244.9776" calcext:value-type="float">
            <text:p>1443146244.9776</text:p>
          </table:table-cell>
          <table:table-cell office:value-type="float" office:value="4320" calcext:value-type="float">
            <text:p>4320</text:p>
          </table:table-cell>
          <table:table-cell table:formula="of:=[.B267]-[.$B$2]" office:value-type="float" office:value="24.9773964881897" calcext:value-type="float">
            <text:p>24.9773964882</text:p>
          </table:table-cell>
          <table:table-cell table:formula="of:=[.C267]/([.D267]-[.D266])" office:value-type="float" office:value="100171.343402402" calcext:value-type="float">
            <text:p>100171.343402402</text:p>
          </table:table-cell>
          <table:table-cell/>
          <table:table-cell office:value-type="float" office:value="1443146255.20787" calcext:value-type="float">
            <text:p>1443146255.20787</text:p>
          </table:table-cell>
          <table:table-cell table:formula="of:=[.G267]-[.$B$2]" office:value-type="float" office:value="35.2076640129089" calcext:value-type="float">
            <text:p>35.2076640129</text:p>
          </table:table-cell>
          <table:table-cell table:formula="of:=[.C267]/([.H267]-[.H266])" office:value-type="float" office:value="108177.419774683" calcext:value-type="float">
            <text:p>108177.419774683</text:p>
          </table:table-cell>
          <table:table-cell table:formula="of:=[.G267]-[.$B267]" office:value-type="float" office:value="10.2302675247192" calcext:value-type="float">
            <text:p>10.2302675247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3146245.01986" calcext:value-type="float">
            <text:p>1443146245.01986</text:p>
          </table:table-cell>
          <table:table-cell office:value-type="float" office:value="4320" calcext:value-type="float">
            <text:p>4320</text:p>
          </table:table-cell>
          <table:table-cell table:formula="of:=[.B268]-[.$B$2]" office:value-type="float" office:value="25.0196497440338" calcext:value-type="float">
            <text:p>25.019649744</text:p>
          </table:table-cell>
          <table:table-cell table:formula="of:=[.C268]/([.D268]-[.D267])" office:value-type="float" office:value="102240.641903139" calcext:value-type="float">
            <text:p>102240.641903139</text:p>
          </table:table-cell>
          <table:table-cell/>
          <table:table-cell office:value-type="float" office:value="1443146255.2478" calcext:value-type="float">
            <text:p>1443146255.2478</text:p>
          </table:table-cell>
          <table:table-cell table:formula="of:=[.G268]-[.$B$2]" office:value-type="float" office:value="35.247594833374" calcext:value-type="float">
            <text:p>35.2475948334</text:p>
          </table:table-cell>
          <table:table-cell table:formula="of:=[.C268]/([.H268]-[.H267])" office:value-type="float" office:value="108187.108345972" calcext:value-type="float">
            <text:p>108187.108345972</text:p>
          </table:table-cell>
          <table:table-cell table:formula="of:=[.G268]-[.$B268]" office:value-type="float" office:value="10.2279450893402" calcext:value-type="float">
            <text:p>10.227945089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3146245.06113" calcext:value-type="float">
            <text:p>1443146245.06113</text:p>
          </table:table-cell>
          <table:table-cell office:value-type="float" office:value="4320" calcext:value-type="float">
            <text:p>4320</text:p>
          </table:table-cell>
          <table:table-cell table:formula="of:=[.B269]-[.$B$2]" office:value-type="float" office:value="25.0609204769135" calcext:value-type="float">
            <text:p>25.0609204769</text:p>
          </table:table-cell>
          <table:table-cell table:formula="of:=[.C269]/([.D269]-[.D268])" office:value-type="float" office:value="104674.66164458" calcext:value-type="float">
            <text:p>104674.66164458</text:p>
          </table:table-cell>
          <table:table-cell/>
          <table:table-cell office:value-type="float" office:value="1443146255.28766" calcext:value-type="float">
            <text:p>1443146255.28766</text:p>
          </table:table-cell>
          <table:table-cell table:formula="of:=[.G269]-[.$B$2]" office:value-type="float" office:value="35.2874541282654" calcext:value-type="float">
            <text:p>35.2874541283</text:p>
          </table:table-cell>
          <table:table-cell table:formula="of:=[.C269]/([.H269]-[.H268])" office:value-type="float" office:value="108381.244870859" calcext:value-type="float">
            <text:p>108381.244870859</text:p>
          </table:table-cell>
          <table:table-cell table:formula="of:=[.G269]-[.$B269]" office:value-type="float" office:value="10.2265336513519" calcext:value-type="float">
            <text:p>10.226533651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3146245.1024" calcext:value-type="float">
            <text:p>1443146245.1024</text:p>
          </table:table-cell>
          <table:table-cell office:value-type="float" office:value="4320" calcext:value-type="float">
            <text:p>4320</text:p>
          </table:table-cell>
          <table:table-cell table:formula="of:=[.B270]-[.$B$2]" office:value-type="float" office:value="25.1021971702576" calcext:value-type="float">
            <text:p>25.1021971703</text:p>
          </table:table-cell>
          <table:table-cell table:formula="of:=[.C270]/([.D270]-[.D269])" office:value-type="float" office:value="104659.546344591" calcext:value-type="float">
            <text:p>104659.546344591</text:p>
          </table:table-cell>
          <table:table-cell/>
          <table:table-cell office:value-type="float" office:value="1443146255.32755" calcext:value-type="float">
            <text:p>1443146255.32755</text:p>
          </table:table-cell>
          <table:table-cell table:formula="of:=[.G270]-[.$B$2]" office:value-type="float" office:value="35.327348947525" calcext:value-type="float">
            <text:p>35.3273489475</text:p>
          </table:table-cell>
          <table:table-cell table:formula="of:=[.C270]/([.H270]-[.H269])" office:value-type="float" office:value="108284.736719436" calcext:value-type="float">
            <text:p>108284.736719436</text:p>
          </table:table-cell>
          <table:table-cell table:formula="of:=[.G270]-[.$B270]" office:value-type="float" office:value="10.2251517772675" calcext:value-type="float">
            <text:p>10.225151777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3146245.14369" calcext:value-type="float">
            <text:p>1443146245.14369</text:p>
          </table:table-cell>
          <table:table-cell office:value-type="float" office:value="4320" calcext:value-type="float">
            <text:p>4320</text:p>
          </table:table-cell>
          <table:table-cell table:formula="of:=[.B271]-[.$B$2]" office:value-type="float" office:value="25.1434841156006" calcext:value-type="float">
            <text:p>25.1434841156</text:p>
          </table:table-cell>
          <table:table-cell table:formula="of:=[.C271]/([.D271]-[.D270])" office:value-type="float" office:value="104633.55823757" calcext:value-type="float">
            <text:p>104633.55823757</text:p>
          </table:table-cell>
          <table:table-cell/>
          <table:table-cell office:value-type="float" office:value="1443146255.36747" calcext:value-type="float">
            <text:p>1443146255.36747</text:p>
          </table:table-cell>
          <table:table-cell table:formula="of:=[.G271]-[.$B$2]" office:value-type="float" office:value="35.3672609329224" calcext:value-type="float">
            <text:p>35.3672609329</text:p>
          </table:table-cell>
          <table:table-cell table:formula="of:=[.C271]/([.H271]-[.H270])" office:value-type="float" office:value="108238.163473773" calcext:value-type="float">
            <text:p>108238.163473773</text:p>
          </table:table-cell>
          <table:table-cell table:formula="of:=[.G271]-[.$B271]" office:value-type="float" office:value="10.2237768173218" calcext:value-type="float">
            <text:p>10.2237768173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3146245.18498" calcext:value-type="float">
            <text:p>1443146245.18498</text:p>
          </table:table-cell>
          <table:table-cell office:value-type="float" office:value="4320" calcext:value-type="float">
            <text:p>4320</text:p>
          </table:table-cell>
          <table:table-cell table:formula="of:=[.B272]-[.$B$2]" office:value-type="float" office:value="25.1847729682922" calcext:value-type="float">
            <text:p>25.1847729683</text:p>
          </table:table-cell>
          <table:table-cell table:formula="of:=[.C272]/([.D272]-[.D271])" office:value-type="float" office:value="104628.724664796" calcext:value-type="float">
            <text:p>104628.724664796</text:p>
          </table:table-cell>
          <table:table-cell/>
          <table:table-cell office:value-type="float" office:value="1443146255.40734" calcext:value-type="float">
            <text:p>1443146255.40734</text:p>
          </table:table-cell>
          <table:table-cell table:formula="of:=[.G272]-[.$B$2]" office:value-type="float" office:value="35.4071352481842" calcext:value-type="float">
            <text:p>35.4071352482</text:p>
          </table:table-cell>
          <table:table-cell table:formula="of:=[.C272]/([.H272]-[.H271])" office:value-type="float" office:value="108340.418428055" calcext:value-type="float">
            <text:p>108340.418428055</text:p>
          </table:table-cell>
          <table:table-cell table:formula="of:=[.G272]-[.$B272]" office:value-type="float" office:value="10.222362279892" calcext:value-type="float">
            <text:p>10.222362279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3146245.22631" calcext:value-type="float">
            <text:p>1443146245.22631</text:p>
          </table:table-cell>
          <table:table-cell office:value-type="float" office:value="4320" calcext:value-type="float">
            <text:p>4320</text:p>
          </table:table-cell>
          <table:table-cell table:formula="of:=[.B273]-[.$B$2]" office:value-type="float" office:value="25.226101398468" calcext:value-type="float">
            <text:p>25.2261013985</text:p>
          </table:table-cell>
          <table:table-cell table:formula="of:=[.C273]/([.D273]-[.D272])" office:value-type="float" office:value="104528.528705926" calcext:value-type="float">
            <text:p>104528.528705926</text:p>
          </table:table-cell>
          <table:table-cell/>
          <table:table-cell office:value-type="float" office:value="1443146255.44722" calcext:value-type="float">
            <text:p>1443146255.44722</text:p>
          </table:table-cell>
          <table:table-cell table:formula="of:=[.G273]-[.$B$2]" office:value-type="float" office:value="35.4470157623291" calcext:value-type="float">
            <text:p>35.4470157623</text:p>
          </table:table-cell>
          <table:table-cell table:formula="of:=[.C273]/([.H273]-[.H272])" office:value-type="float" office:value="108323.578384777" calcext:value-type="float">
            <text:p>108323.578384777</text:p>
          </table:table-cell>
          <table:table-cell table:formula="of:=[.G273]-[.$B273]" office:value-type="float" office:value="10.2209143638611" calcext:value-type="float">
            <text:p>10.220914363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3146245.26764" calcext:value-type="float">
            <text:p>1443146245.26764</text:p>
          </table:table-cell>
          <table:table-cell office:value-type="float" office:value="4320" calcext:value-type="float">
            <text:p>4320</text:p>
          </table:table-cell>
          <table:table-cell table:formula="of:=[.B274]-[.$B$2]" office:value-type="float" office:value="25.2674372196198" calcext:value-type="float">
            <text:p>25.2674372196</text:p>
          </table:table-cell>
          <table:table-cell table:formula="of:=[.C274]/([.D274]-[.D273])" office:value-type="float" office:value="104509.838673396" calcext:value-type="float">
            <text:p>104509.838673396</text:p>
          </table:table-cell>
          <table:table-cell/>
          <table:table-cell office:value-type="float" office:value="1443146255.48716" calcext:value-type="float">
            <text:p>1443146255.48716</text:p>
          </table:table-cell>
          <table:table-cell table:formula="of:=[.G274]-[.$B$2]" office:value-type="float" office:value="35.486955165863" calcext:value-type="float">
            <text:p>35.4869551659</text:p>
          </table:table-cell>
          <table:table-cell table:formula="of:=[.C274]/([.H274]-[.H273])" office:value-type="float" office:value="108163.858689812" calcext:value-type="float">
            <text:p>108163.858689812</text:p>
          </table:table-cell>
          <table:table-cell table:formula="of:=[.G274]-[.$B274]" office:value-type="float" office:value="10.2195179462433" calcext:value-type="float">
            <text:p>10.2195179462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3146245.30893" calcext:value-type="float">
            <text:p>1443146245.30893</text:p>
          </table:table-cell>
          <table:table-cell office:value-type="float" office:value="4320" calcext:value-type="float">
            <text:p>4320</text:p>
          </table:table-cell>
          <table:table-cell table:formula="of:=[.B275]-[.$B$2]" office:value-type="float" office:value="25.30872631073" calcext:value-type="float">
            <text:p>25.3087263107</text:p>
          </table:table-cell>
          <table:table-cell table:formula="of:=[.C275]/([.D275]-[.D274])" office:value-type="float" office:value="104628.120499599" calcext:value-type="float">
            <text:p>104628.120499599</text:p>
          </table:table-cell>
          <table:table-cell/>
          <table:table-cell office:value-type="float" office:value="1443146255.52709" calcext:value-type="float">
            <text:p>1443146255.52709</text:p>
          </table:table-cell>
          <table:table-cell table:formula="of:=[.G275]-[.$B$2]" office:value-type="float" office:value="35.5268847942352" calcext:value-type="float">
            <text:p>35.5268847942</text:p>
          </table:table-cell>
          <table:table-cell table:formula="of:=[.C275]/([.H275]-[.H274])" office:value-type="float" office:value="108190.338255402" calcext:value-type="float">
            <text:p>108190.338255402</text:p>
          </table:table-cell>
          <table:table-cell table:formula="of:=[.G275]-[.$B275]" office:value-type="float" office:value="10.2181584835052" calcext:value-type="float">
            <text:p>10.2181584835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3146245.35023" calcext:value-type="float">
            <text:p>1443146245.35023</text:p>
          </table:table-cell>
          <table:table-cell office:value-type="float" office:value="4320" calcext:value-type="float">
            <text:p>4320</text:p>
          </table:table-cell>
          <table:table-cell table:formula="of:=[.B276]-[.$B$2]" office:value-type="float" office:value="25.3500235080719" calcext:value-type="float">
            <text:p>25.3500235081</text:p>
          </table:table-cell>
          <table:table-cell table:formula="of:=[.C276]/([.D276]-[.D275])" office:value-type="float" office:value="104607.583033606" calcext:value-type="float">
            <text:p>104607.583033606</text:p>
          </table:table-cell>
          <table:table-cell/>
          <table:table-cell office:value-type="float" office:value="1443146255.56694" calcext:value-type="float">
            <text:p>1443146255.56694</text:p>
          </table:table-cell>
          <table:table-cell table:formula="of:=[.G276]-[.$B$2]" office:value-type="float" office:value="35.5667388439178" calcext:value-type="float">
            <text:p>35.5667388439</text:p>
          </table:table-cell>
          <table:table-cell table:formula="of:=[.C276]/([.H276]-[.H275])" office:value-type="float" office:value="108395.508973439" calcext:value-type="float">
            <text:p>108395.508973439</text:p>
          </table:table-cell>
          <table:table-cell table:formula="of:=[.G276]-[.$B276]" office:value-type="float" office:value="10.2167153358459" calcext:value-type="float">
            <text:p>10.216715335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3146245.39153" calcext:value-type="float">
            <text:p>1443146245.39153</text:p>
          </table:table-cell>
          <table:table-cell office:value-type="float" office:value="4320" calcext:value-type="float">
            <text:p>4320</text:p>
          </table:table-cell>
          <table:table-cell table:formula="of:=[.B277]-[.$B$2]" office:value-type="float" office:value="25.3913209438324" calcext:value-type="float">
            <text:p>25.3913209438</text:p>
          </table:table-cell>
          <table:table-cell table:formula="of:=[.C277]/([.D277]-[.D276])" office:value-type="float" office:value="104606.979112543" calcext:value-type="float">
            <text:p>104606.979112543</text:p>
          </table:table-cell>
          <table:table-cell/>
          <table:table-cell office:value-type="float" office:value="1443146255.60681" calcext:value-type="float">
            <text:p>1443146255.60681</text:p>
          </table:table-cell>
          <table:table-cell table:formula="of:=[.G277]-[.$B$2]" office:value-type="float" office:value="35.6066074371338" calcext:value-type="float">
            <text:p>35.6066074371</text:p>
          </table:table-cell>
          <table:table-cell table:formula="of:=[.C277]/([.H277]-[.H276])" office:value-type="float" office:value="108355.967731326" calcext:value-type="float">
            <text:p>108355.967731326</text:p>
          </table:table-cell>
          <table:table-cell table:formula="of:=[.G277]-[.$B277]" office:value-type="float" office:value="10.2152864933014" calcext:value-type="float">
            <text:p>10.215286493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3146245.43279" calcext:value-type="float">
            <text:p>1443146245.43279</text:p>
          </table:table-cell>
          <table:table-cell office:value-type="float" office:value="4320" calcext:value-type="float">
            <text:p>4320</text:p>
          </table:table-cell>
          <table:table-cell table:formula="of:=[.B278]-[.$B$2]" office:value-type="float" office:value="25.4325883388519" calcext:value-type="float">
            <text:p>25.4325883389</text:p>
          </table:table-cell>
          <table:table-cell table:formula="of:=[.C278]/([.D278]-[.D277])" office:value-type="float" office:value="104683.1281198" calcext:value-type="float">
            <text:p>104683.1281198</text:p>
          </table:table-cell>
          <table:table-cell/>
          <table:table-cell office:value-type="float" office:value="1443146255.64674" calcext:value-type="float">
            <text:p>1443146255.64674</text:p>
          </table:table-cell>
          <table:table-cell table:formula="of:=[.G278]-[.$B$2]" office:value-type="float" office:value="35.6465353965759" calcext:value-type="float">
            <text:p>35.6465353966</text:p>
          </table:table-cell>
          <table:table-cell table:formula="of:=[.C278]/([.H278]-[.H277])" office:value-type="float" office:value="108194.860452618" calcext:value-type="float">
            <text:p>108194.860452618</text:p>
          </table:table-cell>
          <table:table-cell table:formula="of:=[.G278]-[.$B278]" office:value-type="float" office:value="10.213947057724" calcext:value-type="float">
            <text:p>10.213947057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3146245.47404" calcext:value-type="float">
            <text:p>1443146245.47404</text:p>
          </table:table-cell>
          <table:table-cell office:value-type="float" office:value="4320" calcext:value-type="float">
            <text:p>4320</text:p>
          </table:table-cell>
          <table:table-cell table:formula="of:=[.B279]-[.$B$2]" office:value-type="float" office:value="25.4738357067108" calcext:value-type="float">
            <text:p>25.4738357067</text:p>
          </table:table-cell>
          <table:table-cell table:formula="of:=[.C279]/([.D279]-[.D278])" office:value-type="float" office:value="104733.955746688" calcext:value-type="float">
            <text:p>104733.955746688</text:p>
          </table:table-cell>
          <table:table-cell/>
          <table:table-cell office:value-type="float" office:value="1443146255.68663" calcext:value-type="float">
            <text:p>1443146255.68663</text:p>
          </table:table-cell>
          <table:table-cell table:formula="of:=[.G279]-[.$B$2]" office:value-type="float" office:value="35.6864266395569" calcext:value-type="float">
            <text:p>35.6864266396</text:p>
          </table:table-cell>
          <table:table-cell table:formula="of:=[.C279]/([.H279]-[.H278])" office:value-type="float" office:value="108294.444524134" calcext:value-type="float">
            <text:p>108294.444524134</text:p>
          </table:table-cell>
          <table:table-cell table:formula="of:=[.G279]-[.$B279]" office:value-type="float" office:value="10.2125909328461" calcext:value-type="float">
            <text:p>10.212590932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3146245.51529" calcext:value-type="float">
            <text:p>1443146245.51529</text:p>
          </table:table-cell>
          <table:table-cell office:value-type="float" office:value="4320" calcext:value-type="float">
            <text:p>4320</text:p>
          </table:table-cell>
          <table:table-cell table:formula="of:=[.B280]-[.$B$2]" office:value-type="float" office:value="25.5150799751282" calcext:value-type="float">
            <text:p>25.5150799751</text:p>
          </table:table-cell>
          <table:table-cell table:formula="of:=[.C280]/([.D280]-[.D279])" office:value-type="float" office:value="104741.826337786" calcext:value-type="float">
            <text:p>104741.826337786</text:p>
          </table:table-cell>
          <table:table-cell/>
          <table:table-cell office:value-type="float" office:value="1443146255.72662" calcext:value-type="float">
            <text:p>1443146255.72662</text:p>
          </table:table-cell>
          <table:table-cell table:formula="of:=[.G280]-[.$B$2]" office:value-type="float" office:value="35.726411819458" calcext:value-type="float">
            <text:p>35.7264118195</text:p>
          </table:table-cell>
          <table:table-cell table:formula="of:=[.C280]/([.H280]-[.H279])" office:value-type="float" office:value="108040.029097848" calcext:value-type="float">
            <text:p>108040.029097848</text:p>
          </table:table-cell>
          <table:table-cell table:formula="of:=[.G280]-[.$B280]" office:value-type="float" office:value="10.2113318443298" calcext:value-type="float">
            <text:p>10.2113318443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3146245.55653" calcext:value-type="float">
            <text:p>1443146245.55653</text:p>
          </table:table-cell>
          <table:table-cell office:value-type="float" office:value="4320" calcext:value-type="float">
            <text:p>4320</text:p>
          </table:table-cell>
          <table:table-cell table:formula="of:=[.B281]-[.$B$2]" office:value-type="float" office:value="25.5563209056854" calcext:value-type="float">
            <text:p>25.5563209057</text:p>
          </table:table-cell>
          <table:table-cell table:formula="of:=[.C281]/([.D281]-[.D280])" office:value-type="float" office:value="104750.303681992" calcext:value-type="float">
            <text:p>104750.303681992</text:p>
          </table:table-cell>
          <table:table-cell/>
          <table:table-cell office:value-type="float" office:value="1443146255.76639" calcext:value-type="float">
            <text:p>1443146255.76639</text:p>
          </table:table-cell>
          <table:table-cell table:formula="of:=[.G281]-[.$B$2]" office:value-type="float" office:value="35.7661848068237" calcext:value-type="float">
            <text:p>35.7661848068</text:p>
          </table:table-cell>
          <table:table-cell table:formula="of:=[.C281]/([.H281]-[.H280])" office:value-type="float" office:value="108616.432562043" calcext:value-type="float">
            <text:p>108616.432562043</text:p>
          </table:table-cell>
          <table:table-cell table:formula="of:=[.G281]-[.$B281]" office:value-type="float" office:value="10.2098639011383" calcext:value-type="float">
            <text:p>10.209863901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3146245.59782" calcext:value-type="float">
            <text:p>1443146245.59782</text:p>
          </table:table-cell>
          <table:table-cell office:value-type="float" office:value="4320" calcext:value-type="float">
            <text:p>4320</text:p>
          </table:table-cell>
          <table:table-cell table:formula="of:=[.B282]-[.$B$2]" office:value-type="float" office:value="25.5976166725159" calcext:value-type="float">
            <text:p>25.5976166725</text:p>
          </table:table-cell>
          <table:table-cell table:formula="of:=[.C282]/([.D282]-[.D281])" office:value-type="float" office:value="104611.206706426" calcext:value-type="float">
            <text:p>104611.206706426</text:p>
          </table:table-cell>
          <table:table-cell/>
          <table:table-cell office:value-type="float" office:value="1443146255.80633" calcext:value-type="float">
            <text:p>1443146255.80633</text:p>
          </table:table-cell>
          <table:table-cell table:formula="of:=[.G282]-[.$B$2]" office:value-type="float" office:value="35.8061234951019" calcext:value-type="float">
            <text:p>35.8061234951</text:p>
          </table:table-cell>
          <table:table-cell table:formula="of:=[.C282]/([.H282]-[.H281])" office:value-type="float" office:value="108165.795779482" calcext:value-type="float">
            <text:p>108165.795779482</text:p>
          </table:table-cell>
          <table:table-cell table:formula="of:=[.G282]-[.$B282]" office:value-type="float" office:value="10.2085068225861" calcext:value-type="float">
            <text:p>10.208506822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3146245.63906" calcext:value-type="float">
            <text:p>1443146245.63906</text:p>
          </table:table-cell>
          <table:table-cell office:value-type="float" office:value="4320" calcext:value-type="float">
            <text:p>4320</text:p>
          </table:table-cell>
          <table:table-cell table:formula="of:=[.B283]-[.$B$2]" office:value-type="float" office:value="25.6388549804687" calcext:value-type="float">
            <text:p>25.6388549805</text:p>
          </table:table-cell>
          <table:table-cell table:formula="of:=[.C283]/([.D283]-[.D282])" office:value-type="float" office:value="104756.965415168" calcext:value-type="float">
            <text:p>104756.965415168</text:p>
          </table:table-cell>
          <table:table-cell/>
          <table:table-cell office:value-type="float" office:value="1443146255.8462" calcext:value-type="float">
            <text:p>1443146255.8462</text:p>
          </table:table-cell>
          <table:table-cell table:formula="of:=[.G283]-[.$B$2]" office:value-type="float" office:value="35.8459930419922" calcext:value-type="float">
            <text:p>35.845993042</text:p>
          </table:table-cell>
          <table:table-cell table:formula="of:=[.C283]/([.H283]-[.H282])" office:value-type="float" office:value="108353.375870833" calcext:value-type="float">
            <text:p>108353.375870833</text:p>
          </table:table-cell>
          <table:table-cell table:formula="of:=[.G283]-[.$B283]" office:value-type="float" office:value="10.2071380615234" calcext:value-type="float">
            <text:p>10.207138061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3146245.6803" calcext:value-type="float">
            <text:p>1443146245.6803</text:p>
          </table:table-cell>
          <table:table-cell office:value-type="float" office:value="4320" calcext:value-type="float">
            <text:p>4320</text:p>
          </table:table-cell>
          <table:table-cell table:formula="of:=[.B284]-[.$B$2]" office:value-type="float" office:value="25.680091381073" calcext:value-type="float">
            <text:p>25.6800913811</text:p>
          </table:table-cell>
          <table:table-cell table:formula="of:=[.C284]/([.D284]-[.D283])" office:value-type="float" office:value="104761.810844251" calcext:value-type="float">
            <text:p>104761.810844251</text:p>
          </table:table-cell>
          <table:table-cell/>
          <table:table-cell office:value-type="float" office:value="1443146255.8862" calcext:value-type="float">
            <text:p>1443146255.8862</text:p>
          </table:table-cell>
          <table:table-cell table:formula="of:=[.G284]-[.$B$2]" office:value-type="float" office:value="35.8859977722168" calcext:value-type="float">
            <text:p>35.8859977722</text:p>
          </table:table-cell>
          <table:table-cell table:formula="of:=[.C284]/([.H284]-[.H283])" office:value-type="float" office:value="107987.22990369" calcext:value-type="float">
            <text:p>107987.22990369</text:p>
          </table:table-cell>
          <table:table-cell table:formula="of:=[.G284]-[.$B284]" office:value-type="float" office:value="10.2059063911438" calcext:value-type="float">
            <text:p>10.2059063911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3146245.72154" calcext:value-type="float">
            <text:p>1443146245.72154</text:p>
          </table:table-cell>
          <table:table-cell office:value-type="float" office:value="4320" calcext:value-type="float">
            <text:p>4320</text:p>
          </table:table-cell>
          <table:table-cell table:formula="of:=[.B285]-[.$B$2]" office:value-type="float" office:value="25.7213337421417" calcext:value-type="float">
            <text:p>25.7213337421</text:p>
          </table:table-cell>
          <table:table-cell table:formula="of:=[.C285]/([.D285]-[.D284])" office:value-type="float" office:value="104746.670366452" calcext:value-type="float">
            <text:p>104746.670366452</text:p>
          </table:table-cell>
          <table:table-cell/>
          <table:table-cell office:value-type="float" office:value="1443146255.92604" calcext:value-type="float">
            <text:p>1443146255.92604</text:p>
          </table:table-cell>
          <table:table-cell table:formula="of:=[.G285]-[.$B$2]" office:value-type="float" office:value="35.9258301258087" calcext:value-type="float">
            <text:p>35.9258301258</text:p>
          </table:table-cell>
          <table:table-cell table:formula="of:=[.C285]/([.H285]-[.H284])" office:value-type="float" office:value="108454.550395346" calcext:value-type="float">
            <text:p>108454.550395346</text:p>
          </table:table-cell>
          <table:table-cell table:formula="of:=[.G285]-[.$B285]" office:value-type="float" office:value="10.204496383667" calcext:value-type="float">
            <text:p>10.2044963837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3146245.76278" calcext:value-type="float">
            <text:p>1443146245.76278</text:p>
          </table:table-cell>
          <table:table-cell office:value-type="float" office:value="4320" calcext:value-type="float">
            <text:p>4320</text:p>
          </table:table-cell>
          <table:table-cell table:formula="of:=[.B286]-[.$B$2]" office:value-type="float" office:value="25.762571811676" calcext:value-type="float">
            <text:p>25.7625718117</text:p>
          </table:table-cell>
          <table:table-cell table:formula="of:=[.C286]/([.D286]-[.D285])" office:value-type="float" office:value="104757.571069291" calcext:value-type="float">
            <text:p>104757.571069291</text:p>
          </table:table-cell>
          <table:table-cell/>
          <table:table-cell office:value-type="float" office:value="1443146255.96593" calcext:value-type="float">
            <text:p>1443146255.96593</text:p>
          </table:table-cell>
          <table:table-cell table:formula="of:=[.G286]-[.$B$2]" office:value-type="float" office:value="35.9657280445099" calcext:value-type="float">
            <text:p>35.9657280445</text:p>
          </table:table-cell>
          <table:table-cell table:formula="of:=[.C286]/([.H286]-[.H285])" office:value-type="float" office:value="108276.324696434" calcext:value-type="float">
            <text:p>108276.324696434</text:p>
          </table:table-cell>
          <table:table-cell table:formula="of:=[.G286]-[.$B286]" office:value-type="float" office:value="10.2031562328339" calcext:value-type="float">
            <text:p>10.2031562328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3146245.80403" calcext:value-type="float">
            <text:p>1443146245.80403</text:p>
          </table:table-cell>
          <table:table-cell office:value-type="float" office:value="4320" calcext:value-type="float">
            <text:p>4320</text:p>
          </table:table-cell>
          <table:table-cell table:formula="of:=[.B287]-[.$B$2]" office:value-type="float" office:value="25.8038227558136" calcext:value-type="float">
            <text:p>25.8038227558</text:p>
          </table:table-cell>
          <table:table-cell table:formula="of:=[.C287]/([.D287]-[.D286])" office:value-type="float" office:value="104724.875765089" calcext:value-type="float">
            <text:p>104724.875765089</text:p>
          </table:table-cell>
          <table:table-cell/>
          <table:table-cell office:value-type="float" office:value="1443146256.00588" calcext:value-type="float">
            <text:p>1443146256.00588</text:p>
          </table:table-cell>
          <table:table-cell table:formula="of:=[.G287]-[.$B$2]" office:value-type="float" office:value="36.0056712627411" calcext:value-type="float">
            <text:p>36.0056712627</text:p>
          </table:table-cell>
          <table:table-cell table:formula="of:=[.C287]/([.H287]-[.H286])" office:value-type="float" office:value="108153.528716559" calcext:value-type="float">
            <text:p>108153.528716559</text:p>
          </table:table-cell>
          <table:table-cell table:formula="of:=[.G287]-[.$B287]" office:value-type="float" office:value="10.2018485069275" calcext:value-type="float">
            <text:p>10.2018485069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3146245.84528" calcext:value-type="float">
            <text:p>1443146245.84528</text:p>
          </table:table-cell>
          <table:table-cell office:value-type="float" office:value="4320" calcext:value-type="float">
            <text:p>4320</text:p>
          </table:table-cell>
          <table:table-cell table:formula="of:=[.B288]-[.$B$2]" office:value-type="float" office:value="25.8450746536255" calcext:value-type="float">
            <text:p>25.8450746536</text:p>
          </table:table-cell>
          <table:table-cell table:formula="of:=[.C288]/([.D288]-[.D287])" office:value-type="float" office:value="104722.454702554" calcext:value-type="float">
            <text:p>104722.454702554</text:p>
          </table:table-cell>
          <table:table-cell/>
          <table:table-cell office:value-type="float" office:value="1443146256.01803" calcext:value-type="float">
            <text:p>1443146256.01803</text:p>
          </table:table-cell>
          <table:table-cell table:formula="of:=[.G288]-[.$B$2]" office:value-type="float" office:value="36.0178287029266" calcext:value-type="float">
            <text:p>36.0178287029</text:p>
          </table:table-cell>
          <table:table-cell table:formula="of:=[.C288]/([.H288]-[.H287])" office:value-type="float" office:value="355337.960464387" calcext:value-type="float">
            <text:p>355337.960464387</text:p>
          </table:table-cell>
          <table:table-cell table:formula="of:=[.G288]-[.$B288]" office:value-type="float" office:value="10.1727540493011" calcext:value-type="float">
            <text:p>10.172754049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3146245.88654" calcext:value-type="float">
            <text:p>1443146245.88654</text:p>
          </table:table-cell>
          <table:table-cell office:value-type="float" office:value="4320" calcext:value-type="float">
            <text:p>4320</text:p>
          </table:table-cell>
          <table:table-cell table:formula="of:=[.B289]-[.$B$2]" office:value-type="float" office:value="25.8863387107849" calcext:value-type="float">
            <text:p>25.8863387108</text:p>
          </table:table-cell>
          <table:table-cell table:formula="of:=[.C289]/([.D289]-[.D288])" office:value-type="float" office:value="104691.595964732" calcext:value-type="float">
            <text:p>104691.595964732</text:p>
          </table:table-cell>
          <table:table-cell/>
          <table:table-cell office:value-type="float" office:value="1443146256.03017" calcext:value-type="float">
            <text:p>1443146256.03017</text:p>
          </table:table-cell>
          <table:table-cell table:formula="of:=[.G289]-[.$B$2]" office:value-type="float" office:value="36.02996301651" calcext:value-type="float">
            <text:p>36.0299630165</text:p>
          </table:table-cell>
          <table:table-cell table:formula="of:=[.C289]/([.H289]-[.H288])" office:value-type="float" office:value="356015.193633952" calcext:value-type="float">
            <text:p>356015.193633952</text:p>
          </table:table-cell>
          <table:table-cell table:formula="of:=[.G289]-[.$B289]" office:value-type="float" office:value="10.1436243057251" calcext:value-type="float">
            <text:p>10.143624305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3146245.9278" calcext:value-type="float">
            <text:p>1443146245.9278</text:p>
          </table:table-cell>
          <table:table-cell office:value-type="float" office:value="4320" calcext:value-type="float">
            <text:p>4320</text:p>
          </table:table-cell>
          <table:table-cell table:formula="of:=[.B290]-[.$B$2]" office:value-type="float" office:value="25.927591085434" calcext:value-type="float">
            <text:p>25.9275910854</text:p>
          </table:table-cell>
          <table:table-cell table:formula="of:=[.C290]/([.D290]-[.D289])" office:value-type="float" office:value="104721.244213264" calcext:value-type="float">
            <text:p>104721.244213264</text:p>
          </table:table-cell>
          <table:table-cell/>
          <table:table-cell office:value-type="float" office:value="1443146256.05313" calcext:value-type="float">
            <text:p>1443146256.05313</text:p>
          </table:table-cell>
          <table:table-cell table:formula="of:=[.G290]-[.$B$2]" office:value-type="float" office:value="36.0529265403748" calcext:value-type="float">
            <text:p>36.0529265404</text:p>
          </table:table-cell>
          <table:table-cell table:formula="of:=[.C290]/([.H290]-[.H289])" office:value-type="float" office:value="188124.43706134" calcext:value-type="float">
            <text:p>188124.43706134</text:p>
          </table:table-cell>
          <table:table-cell table:formula="of:=[.G290]-[.$B290]" office:value-type="float" office:value="10.1253354549408" calcext:value-type="float">
            <text:p>10.125335454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3146245.96904" calcext:value-type="float">
            <text:p>1443146245.96904</text:p>
          </table:table-cell>
          <table:table-cell office:value-type="float" office:value="4320" calcext:value-type="float">
            <text:p>4320</text:p>
          </table:table-cell>
          <table:table-cell table:formula="of:=[.B291]-[.$B$2]" office:value-type="float" office:value="25.9688367843628" calcext:value-type="float">
            <text:p>25.9688367844</text:p>
          </table:table-cell>
          <table:table-cell table:formula="of:=[.C291]/([.D291]-[.D290])" office:value-type="float" office:value="104738.193610294" calcext:value-type="float">
            <text:p>104738.193610294</text:p>
          </table:table-cell>
          <table:table-cell/>
          <table:table-cell office:value-type="float" office:value="1443146256.08978" calcext:value-type="float">
            <text:p>1443146256.08978</text:p>
          </table:table-cell>
          <table:table-cell table:formula="of:=[.G291]-[.$B$2]" office:value-type="float" office:value="36.0895791053772" calcext:value-type="float">
            <text:p>36.0895791054</text:p>
          </table:table-cell>
          <table:table-cell table:formula="of:=[.C291]/([.H291]-[.H290])" office:value-type="float" office:value="117863.511045196" calcext:value-type="float">
            <text:p>117863.511045196</text:p>
          </table:table-cell>
          <table:table-cell table:formula="of:=[.G291]-[.$B291]" office:value-type="float" office:value="10.1207423210144" calcext:value-type="float">
            <text:p>10.120742321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3146246.0098" calcext:value-type="float">
            <text:p>1443146246.0098</text:p>
          </table:table-cell>
          <table:table-cell office:value-type="float" office:value="4320" calcext:value-type="float">
            <text:p>4320</text:p>
          </table:table-cell>
          <table:table-cell table:formula="of:=[.B292]-[.$B$2]" office:value-type="float" office:value="26.0095982551575" calcext:value-type="float">
            <text:p>26.0095982552</text:p>
          </table:table-cell>
          <table:table-cell table:formula="of:=[.C292]/([.D292]-[.D291])" office:value-type="float" office:value="105982.436741808" calcext:value-type="float">
            <text:p>105982.436741808</text:p>
          </table:table-cell>
          <table:table-cell/>
          <table:table-cell office:value-type="float" office:value="1443146256.12624" calcext:value-type="float">
            <text:p>1443146256.12624</text:p>
          </table:table-cell>
          <table:table-cell table:formula="of:=[.G292]-[.$B$2]" office:value-type="float" office:value="36.1260366439819" calcext:value-type="float">
            <text:p>36.126036644</text:p>
          </table:table-cell>
          <table:table-cell table:formula="of:=[.C292]/([.H292]-[.H291])" office:value-type="float" office:value="118494.011535896" calcext:value-type="float">
            <text:p>118494.011535896</text:p>
          </table:table-cell>
          <table:table-cell table:formula="of:=[.G292]-[.$B292]" office:value-type="float" office:value="10.1164383888245" calcext:value-type="float">
            <text:p>10.116438388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3146246.04917" calcext:value-type="float">
            <text:p>1443146246.04917</text:p>
          </table:table-cell>
          <table:table-cell office:value-type="float" office:value="4320" calcext:value-type="float">
            <text:p>4320</text:p>
          </table:table-cell>
          <table:table-cell table:formula="of:=[.B293]-[.$B$2]" office:value-type="float" office:value="26.0489678382874" calcext:value-type="float">
            <text:p>26.0489678383</text:p>
          </table:table-cell>
          <table:table-cell table:formula="of:=[.C293]/([.D293]-[.D292])" office:value-type="float" office:value="109729.381328424" calcext:value-type="float">
            <text:p>109729.381328424</text:p>
          </table:table-cell>
          <table:table-cell/>
          <table:table-cell office:value-type="float" office:value="1443146256.16293" calcext:value-type="float">
            <text:p>1443146256.16293</text:p>
          </table:table-cell>
          <table:table-cell table:formula="of:=[.G293]-[.$B$2]" office:value-type="float" office:value="36.1627192497253" calcext:value-type="float">
            <text:p>36.1627192497</text:p>
          </table:table-cell>
          <table:table-cell table:formula="of:=[.C293]/([.H293]-[.H292])" office:value-type="float" office:value="117766.988261904" calcext:value-type="float">
            <text:p>117766.988261904</text:p>
          </table:table-cell>
          <table:table-cell table:formula="of:=[.G293]-[.$B293]" office:value-type="float" office:value="10.113751411438" calcext:value-type="float">
            <text:p>10.1137514114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3146246.08855" calcext:value-type="float">
            <text:p>1443146246.08855</text:p>
          </table:table-cell>
          <table:table-cell office:value-type="float" office:value="4320" calcext:value-type="float">
            <text:p>4320</text:p>
          </table:table-cell>
          <table:table-cell table:formula="of:=[.B294]-[.$B$2]" office:value-type="float" office:value="26.0883431434631" calcext:value-type="float">
            <text:p>26.0883431435</text:p>
          </table:table-cell>
          <table:table-cell table:formula="of:=[.C294]/([.D294]-[.D293])" office:value-type="float" office:value="109713.43538074" calcext:value-type="float">
            <text:p>109713.43538074</text:p>
          </table:table-cell>
          <table:table-cell/>
          <table:table-cell office:value-type="float" office:value="1443146256.19947" calcext:value-type="float">
            <text:p>1443146256.19947</text:p>
          </table:table-cell>
          <table:table-cell table:formula="of:=[.G294]-[.$B$2]" office:value-type="float" office:value="36.1992681026459" calcext:value-type="float">
            <text:p>36.1992681026</text:p>
          </table:table-cell>
          <table:table-cell table:formula="of:=[.C294]/([.H294]-[.H293])" office:value-type="float" office:value="118197.963952328" calcext:value-type="float">
            <text:p>118197.963952328</text:p>
          </table:table-cell>
          <table:table-cell table:formula="of:=[.G294]-[.$B294]" office:value-type="float" office:value="10.1109249591827" calcext:value-type="float">
            <text:p>10.110924959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3146246.12793" calcext:value-type="float">
            <text:p>1443146246.12793</text:p>
          </table:table-cell>
          <table:table-cell office:value-type="float" office:value="4320" calcext:value-type="float">
            <text:p>4320</text:p>
          </table:table-cell>
          <table:table-cell table:formula="of:=[.B295]-[.$B$2]" office:value-type="float" office:value="26.1277198791504" calcext:value-type="float">
            <text:p>26.1277198792</text:p>
          </table:table-cell>
          <table:table-cell table:formula="of:=[.C295]/([.D295]-[.D294])" office:value-type="float" office:value="109709.449617942" calcext:value-type="float">
            <text:p>109709.449617942</text:p>
          </table:table-cell>
          <table:table-cell/>
          <table:table-cell office:value-type="float" office:value="1443146256.23601" calcext:value-type="float">
            <text:p>1443146256.23601</text:p>
          </table:table-cell>
          <table:table-cell table:formula="of:=[.G295]-[.$B$2]" office:value-type="float" office:value="36.2358083724976" calcext:value-type="float">
            <text:p>36.2358083725</text:p>
          </table:table-cell>
          <table:table-cell table:formula="of:=[.C295]/([.H295]-[.H294])" office:value-type="float" office:value="118225.727875976" calcext:value-type="float">
            <text:p>118225.727875976</text:p>
          </table:table-cell>
          <table:table-cell table:formula="of:=[.G295]-[.$B295]" office:value-type="float" office:value="10.1080884933472" calcext:value-type="float">
            <text:p>10.108088493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3146246.1673" calcext:value-type="float">
            <text:p>1443146246.1673</text:p>
          </table:table-cell>
          <table:table-cell office:value-type="float" office:value="4320" calcext:value-type="float">
            <text:p>4320</text:p>
          </table:table-cell>
          <table:table-cell table:formula="of:=[.B296]-[.$B$2]" office:value-type="float" office:value="26.1670920848846" calcext:value-type="float">
            <text:p>26.1670920849</text:p>
          </table:table-cell>
          <table:table-cell table:formula="of:=[.C296]/([.D296]-[.D295])" office:value-type="float" office:value="109722.072193728" calcext:value-type="float">
            <text:p>109722.072193728</text:p>
          </table:table-cell>
          <table:table-cell/>
          <table:table-cell office:value-type="float" office:value="1443146256.27259" calcext:value-type="float">
            <text:p>1443146256.27259</text:p>
          </table:table-cell>
          <table:table-cell table:formula="of:=[.G296]-[.$B$2]" office:value-type="float" office:value="36.2723805904388" calcext:value-type="float">
            <text:p>36.2723805904</text:p>
          </table:table-cell>
          <table:table-cell table:formula="of:=[.C296]/([.H296]-[.H295])" office:value-type="float" office:value="118122.450405815" calcext:value-type="float">
            <text:p>118122.450405815</text:p>
          </table:table-cell>
          <table:table-cell table:formula="of:=[.G296]-[.$B296]" office:value-type="float" office:value="10.1052885055542" calcext:value-type="float">
            <text:p>10.1052885056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3146246.20682" calcext:value-type="float">
            <text:p>1443146246.20682</text:p>
          </table:table-cell>
          <table:table-cell office:value-type="float" office:value="4320" calcext:value-type="float">
            <text:p>4320</text:p>
          </table:table-cell>
          <table:table-cell table:formula="of:=[.B297]-[.$B$2]" office:value-type="float" office:value="26.2066094875336" calcext:value-type="float">
            <text:p>26.2066094875</text:p>
          </table:table-cell>
          <table:table-cell table:formula="of:=[.C297]/([.D297]-[.D296])" office:value-type="float" office:value="109318.925597896" calcext:value-type="float">
            <text:p>109318.925597896</text:p>
          </table:table-cell>
          <table:table-cell/>
          <table:table-cell office:value-type="float" office:value="1443146256.30915" calcext:value-type="float">
            <text:p>1443146256.30915</text:p>
          </table:table-cell>
          <table:table-cell table:formula="of:=[.G297]-[.$B$2]" office:value-type="float" office:value="36.3089451789856" calcext:value-type="float">
            <text:p>36.308945179</text:p>
          </table:table-cell>
          <table:table-cell table:formula="of:=[.C297]/([.H297]-[.H296])" office:value-type="float" office:value="118147.097279005" calcext:value-type="float">
            <text:p>118147.097279005</text:p>
          </table:table-cell>
          <table:table-cell table:formula="of:=[.G297]-[.$B297]" office:value-type="float" office:value="10.102335691452" calcext:value-type="float">
            <text:p>10.1023356915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3146246.24618" calcext:value-type="float">
            <text:p>1443146246.24618</text:p>
          </table:table-cell>
          <table:table-cell office:value-type="float" office:value="4320" calcext:value-type="float">
            <text:p>4320</text:p>
          </table:table-cell>
          <table:table-cell table:formula="of:=[.B298]-[.$B$2]" office:value-type="float" office:value="26.2459783554077" calcext:value-type="float">
            <text:p>26.2459783554</text:p>
          </table:table-cell>
          <table:table-cell table:formula="of:=[.C298]/([.D298]-[.D297])" office:value-type="float" office:value="109731.374897805" calcext:value-type="float">
            <text:p>109731.374897805</text:p>
          </table:table-cell>
          <table:table-cell/>
          <table:table-cell office:value-type="float" office:value="1443146256.34566" calcext:value-type="float">
            <text:p>1443146256.34566</text:p>
          </table:table-cell>
          <table:table-cell table:formula="of:=[.G298]-[.$B$2]" office:value-type="float" office:value="36.3454494476318" calcext:value-type="float">
            <text:p>36.3454494476</text:p>
          </table:table-cell>
          <table:table-cell table:formula="of:=[.C298]/([.H298]-[.H297])" office:value-type="float" office:value="118342.324341976" calcext:value-type="float">
            <text:p>118342.324341976</text:p>
          </table:table-cell>
          <table:table-cell table:formula="of:=[.G298]-[.$B298]" office:value-type="float" office:value="10.0994710922241" calcext:value-type="float">
            <text:p>10.0994710922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3146246.28556" calcext:value-type="float">
            <text:p>1443146246.28556</text:p>
          </table:table-cell>
          <table:table-cell office:value-type="float" office:value="4320" calcext:value-type="float">
            <text:p>4320</text:p>
          </table:table-cell>
          <table:table-cell table:formula="of:=[.B299]-[.$B$2]" office:value-type="float" office:value="26.2853510379791" calcext:value-type="float">
            <text:p>26.285351038</text:p>
          </table:table-cell>
          <table:table-cell table:formula="of:=[.C299]/([.D299]-[.D298])" office:value-type="float" office:value="109720.743364761" calcext:value-type="float">
            <text:p>109720.743364761</text:p>
          </table:table-cell>
          <table:table-cell/>
          <table:table-cell office:value-type="float" office:value="1443146256.38244" calcext:value-type="float">
            <text:p>1443146256.38244</text:p>
          </table:table-cell>
          <table:table-cell table:formula="of:=[.G299]-[.$B$2]" office:value-type="float" office:value="36.3822343349457" calcext:value-type="float">
            <text:p>36.3822343349</text:p>
          </table:table-cell>
          <table:table-cell table:formula="of:=[.C299]/([.H299]-[.H298])" office:value-type="float" office:value="117439.533337222" calcext:value-type="float">
            <text:p>117439.533337222</text:p>
          </table:table-cell>
          <table:table-cell table:formula="of:=[.G299]-[.$B299]" office:value-type="float" office:value="10.0968832969666" calcext:value-type="float">
            <text:p>10.09688329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3146246.32493" calcext:value-type="float">
            <text:p>1443146246.32493</text:p>
          </table:table-cell>
          <table:table-cell office:value-type="float" office:value="4320" calcext:value-type="float">
            <text:p>4320</text:p>
          </table:table-cell>
          <table:table-cell table:formula="of:=[.B300]-[.$B$2]" office:value-type="float" office:value="26.3247272968292" calcext:value-type="float">
            <text:p>26.3247272968</text:p>
          </table:table-cell>
          <table:table-cell table:formula="of:=[.C300]/([.D300]-[.D299])" office:value-type="float" office:value="109710.778173363" calcext:value-type="float">
            <text:p>109710.778173363</text:p>
          </table:table-cell>
          <table:table-cell/>
          <table:table-cell office:value-type="float" office:value="1443146256.41884" calcext:value-type="float">
            <text:p>1443146256.41884</text:p>
          </table:table-cell>
          <table:table-cell table:formula="of:=[.G300]-[.$B$2]" office:value-type="float" office:value="36.4186358451843" calcext:value-type="float">
            <text:p>36.4186358452</text:p>
          </table:table-cell>
          <table:table-cell table:formula="of:=[.C300]/([.H300]-[.H299])" office:value-type="float" office:value="118676.394789067" calcext:value-type="float">
            <text:p>118676.394789067</text:p>
          </table:table-cell>
          <table:table-cell table:formula="of:=[.G300]-[.$B300]" office:value-type="float" office:value="10.0939085483551" calcext:value-type="float">
            <text:p>10.093908548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3146246.36434" calcext:value-type="float">
            <text:p>1443146246.36434</text:p>
          </table:table-cell>
          <table:table-cell office:value-type="float" office:value="4320" calcext:value-type="float">
            <text:p>4320</text:p>
          </table:table-cell>
          <table:table-cell table:formula="of:=[.B301]-[.$B$2]" office:value-type="float" office:value="26.3641324043274" calcext:value-type="float">
            <text:p>26.3641324043</text:p>
          </table:table-cell>
          <table:table-cell table:formula="of:=[.C301]/([.D301]-[.D300])" office:value-type="float" office:value="109630.458442494" calcext:value-type="float">
            <text:p>109630.458442494</text:p>
          </table:table-cell>
          <table:table-cell/>
          <table:table-cell office:value-type="float" office:value="1443146256.45538" calcext:value-type="float">
            <text:p>1443146256.45538</text:p>
          </table:table-cell>
          <table:table-cell table:formula="of:=[.G301]-[.$B$2]" office:value-type="float" office:value="36.4551703929901" calcext:value-type="float">
            <text:p>36.455170393</text:p>
          </table:table-cell>
          <table:table-cell table:formula="of:=[.C301]/([.H301]-[.H300])" office:value-type="float" office:value="118244.244405724" calcext:value-type="float">
            <text:p>118244.244405724</text:p>
          </table:table-cell>
          <table:table-cell table:formula="of:=[.G301]-[.$B301]" office:value-type="float" office:value="10.0910379886627" calcext:value-type="float">
            <text:p>10.091037988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3146246.4037" calcext:value-type="float">
            <text:p>1443146246.4037</text:p>
          </table:table-cell>
          <table:table-cell office:value-type="float" office:value="4320" calcext:value-type="float">
            <text:p>4320</text:p>
          </table:table-cell>
          <table:table-cell table:formula="of:=[.B302]-[.$B$2]" office:value-type="float" office:value="26.4034991264343" calcext:value-type="float">
            <text:p>26.4034991264</text:p>
          </table:table-cell>
          <table:table-cell table:formula="of:=[.C302]/([.D302]-[.D301])" office:value-type="float" office:value="109737.356040602" calcext:value-type="float">
            <text:p>109737.356040602</text:p>
          </table:table-cell>
          <table:table-cell/>
          <table:table-cell office:value-type="float" office:value="1443146256.49195" calcext:value-type="float">
            <text:p>1443146256.49195</text:p>
          </table:table-cell>
          <table:table-cell table:formula="of:=[.G302]-[.$B$2]" office:value-type="float" office:value="36.4917488098145" calcext:value-type="float">
            <text:p>36.4917488098</text:p>
          </table:table-cell>
          <table:table-cell table:formula="of:=[.C302]/([.H302]-[.H301])" office:value-type="float" office:value="118102.432391915" calcext:value-type="float">
            <text:p>118102.432391915</text:p>
          </table:table-cell>
          <table:table-cell table:formula="of:=[.G302]-[.$B302]" office:value-type="float" office:value="10.0882496833801" calcext:value-type="float">
            <text:p>10.0882496834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3146246.44308" calcext:value-type="float">
            <text:p>1443146246.44308</text:p>
          </table:table-cell>
          <table:table-cell office:value-type="float" office:value="4320" calcext:value-type="float">
            <text:p>4320</text:p>
          </table:table-cell>
          <table:table-cell table:formula="of:=[.B303]-[.$B$2]" office:value-type="float" office:value="26.4428715705872" calcext:value-type="float">
            <text:p>26.4428715706</text:p>
          </table:table-cell>
          <table:table-cell table:formula="of:=[.C303]/([.D303]-[.D302])" office:value-type="float" office:value="109721.407775221" calcext:value-type="float">
            <text:p>109721.407775221</text:p>
          </table:table-cell>
          <table:table-cell/>
          <table:table-cell office:value-type="float" office:value="1443146256.52851" calcext:value-type="float">
            <text:p>1443146256.52851</text:p>
          </table:table-cell>
          <table:table-cell table:formula="of:=[.G303]-[.$B$2]" office:value-type="float" office:value="36.5283002853394" calcext:value-type="float">
            <text:p>36.5283002853</text:p>
          </table:table-cell>
          <table:table-cell table:formula="of:=[.C303]/([.H303]-[.H302])" office:value-type="float" office:value="118189.483131996" calcext:value-type="float">
            <text:p>118189.483131996</text:p>
          </table:table-cell>
          <table:table-cell table:formula="of:=[.G303]-[.$B303]" office:value-type="float" office:value="10.0854287147522" calcext:value-type="float">
            <text:p>10.0854287148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3146246.48245" calcext:value-type="float">
            <text:p>1443146246.48245</text:p>
          </table:table-cell>
          <table:table-cell office:value-type="float" office:value="4320" calcext:value-type="float">
            <text:p>4320</text:p>
          </table:table-cell>
          <table:table-cell table:formula="of:=[.B304]-[.$B$2]" office:value-type="float" office:value="26.4822471141815" calcext:value-type="float">
            <text:p>26.4822471142</text:p>
          </table:table-cell>
          <table:table-cell table:formula="of:=[.C304]/([.D304]-[.D303])" office:value-type="float" office:value="109712.771066829" calcext:value-type="float">
            <text:p>109712.771066829</text:p>
          </table:table-cell>
          <table:table-cell/>
          <table:table-cell office:value-type="float" office:value="1443146256.56505" calcext:value-type="float">
            <text:p>1443146256.56505</text:p>
          </table:table-cell>
          <table:table-cell table:formula="of:=[.G304]-[.$B$2]" office:value-type="float" office:value="36.5648448467255" calcext:value-type="float">
            <text:p>36.5648448467</text:p>
          </table:table-cell>
          <table:table-cell table:formula="of:=[.C304]/([.H304]-[.H303])" office:value-type="float" office:value="118211.844283953" calcext:value-type="float">
            <text:p>118211.844283953</text:p>
          </table:table-cell>
          <table:table-cell table:formula="of:=[.G304]-[.$B304]" office:value-type="float" office:value="10.0825977325439" calcext:value-type="float">
            <text:p>10.0825977325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3146246.52182" calcext:value-type="float">
            <text:p>1443146246.52182</text:p>
          </table:table-cell>
          <table:table-cell office:value-type="float" office:value="4320" calcext:value-type="float">
            <text:p>4320</text:p>
          </table:table-cell>
          <table:table-cell table:formula="of:=[.B305]-[.$B$2]" office:value-type="float" office:value="26.5216157436371" calcext:value-type="float">
            <text:p>26.5216157436</text:p>
          </table:table-cell>
          <table:table-cell table:formula="of:=[.C305]/([.D305]-[.D304])" office:value-type="float" office:value="109732.039437029" calcext:value-type="float">
            <text:p>109732.039437029</text:p>
          </table:table-cell>
          <table:table-cell/>
          <table:table-cell office:value-type="float" office:value="1443146256.60168" calcext:value-type="float">
            <text:p>1443146256.60168</text:p>
          </table:table-cell>
          <table:table-cell table:formula="of:=[.G305]-[.$B$2]" office:value-type="float" office:value="36.6014766693115" calcext:value-type="float">
            <text:p>36.6014766693</text:p>
          </table:table-cell>
          <table:table-cell table:formula="of:=[.C305]/([.H305]-[.H304])" office:value-type="float" office:value="117930.250122035" calcext:value-type="float">
            <text:p>117930.250122035</text:p>
          </table:table-cell>
          <table:table-cell table:formula="of:=[.G305]-[.$B305]" office:value-type="float" office:value="10.0798609256744" calcext:value-type="float">
            <text:p>10.079860925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3146246.5612" calcext:value-type="float">
            <text:p>1443146246.5612</text:p>
          </table:table-cell>
          <table:table-cell office:value-type="float" office:value="4320" calcext:value-type="float">
            <text:p>4320</text:p>
          </table:table-cell>
          <table:table-cell table:formula="of:=[.B306]-[.$B$2]" office:value-type="float" office:value="26.56098985672" calcext:value-type="float">
            <text:p>26.5609898567</text:p>
          </table:table-cell>
          <table:table-cell table:formula="of:=[.C306]/([.D306]-[.D305])" office:value-type="float" office:value="109716.757070973" calcext:value-type="float">
            <text:p>109716.757070973</text:p>
          </table:table-cell>
          <table:table-cell/>
          <table:table-cell office:value-type="float" office:value="1443146256.63824" calcext:value-type="float">
            <text:p>1443146256.63824</text:p>
          </table:table-cell>
          <table:table-cell table:formula="of:=[.G306]-[.$B$2]" office:value-type="float" office:value="36.6380360126495" calcext:value-type="float">
            <text:p>36.6380360126</text:p>
          </table:table-cell>
          <table:table-cell table:formula="of:=[.C306]/([.H306]-[.H305])" office:value-type="float" office:value="118164.047971514" calcext:value-type="float">
            <text:p>118164.047971514</text:p>
          </table:table-cell>
          <table:table-cell table:formula="of:=[.G306]-[.$B306]" office:value-type="float" office:value="10.0770461559296" calcext:value-type="float">
            <text:p>10.0770461559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3146246.60057" calcext:value-type="float">
            <text:p>1443146246.60057</text:p>
          </table:table-cell>
          <table:table-cell office:value-type="float" office:value="4320" calcext:value-type="float">
            <text:p>4320</text:p>
          </table:table-cell>
          <table:table-cell table:formula="of:=[.B307]-[.$B$2]" office:value-type="float" office:value="26.60036277771" calcext:value-type="float">
            <text:p>26.6003627777</text:p>
          </table:table-cell>
          <table:table-cell table:formula="of:=[.C307]/([.D307]-[.D306])" office:value-type="float" office:value="109720.078962348" calcext:value-type="float">
            <text:p>109720.078962348</text:p>
          </table:table-cell>
          <table:table-cell/>
          <table:table-cell office:value-type="float" office:value="1443146256.67482" calcext:value-type="float">
            <text:p>1443146256.67482</text:p>
          </table:table-cell>
          <table:table-cell table:formula="of:=[.G307]-[.$B$2]" office:value-type="float" office:value="36.674617767334" calcext:value-type="float">
            <text:p>36.6746177673</text:p>
          </table:table-cell>
          <table:table-cell table:formula="of:=[.C307]/([.H307]-[.H306])" office:value-type="float" office:value="118091.656271385" calcext:value-type="float">
            <text:p>118091.656271385</text:p>
          </table:table-cell>
          <table:table-cell table:formula="of:=[.G307]-[.$B307]" office:value-type="float" office:value="10.074254989624" calcext:value-type="float">
            <text:p>10.0742549896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3146246.63995" calcext:value-type="float">
            <text:p>1443146246.63995</text:p>
          </table:table-cell>
          <table:table-cell office:value-type="float" office:value="4320" calcext:value-type="float">
            <text:p>4320</text:p>
          </table:table-cell>
          <table:table-cell table:formula="of:=[.B308]-[.$B$2]" office:value-type="float" office:value="26.6397442817688" calcext:value-type="float">
            <text:p>26.6397442818</text:p>
          </table:table-cell>
          <table:table-cell table:formula="of:=[.C308]/([.D308]-[.D307])" office:value-type="float" office:value="109696.165833222" calcext:value-type="float">
            <text:p>109696.165833222</text:p>
          </table:table-cell>
          <table:table-cell/>
          <table:table-cell office:value-type="float" office:value="1443146256.71139" calcext:value-type="float">
            <text:p>1443146256.71139</text:p>
          </table:table-cell>
          <table:table-cell table:formula="of:=[.G308]-[.$B$2]" office:value-type="float" office:value="36.7111883163452" calcext:value-type="float">
            <text:p>36.7111883163</text:p>
          </table:table-cell>
          <table:table-cell table:formula="of:=[.C308]/([.H308]-[.H307])" office:value-type="float" office:value="118127.841030589" calcext:value-type="float">
            <text:p>118127.841030589</text:p>
          </table:table-cell>
          <table:table-cell table:formula="of:=[.G308]-[.$B308]" office:value-type="float" office:value="10.0714440345764" calcext:value-type="float">
            <text:p>10.0714440346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3146246.67933" calcext:value-type="float">
            <text:p>1443146246.67933</text:p>
          </table:table-cell>
          <table:table-cell office:value-type="float" office:value="4320" calcext:value-type="float">
            <text:p>4320</text:p>
          </table:table-cell>
          <table:table-cell table:formula="of:=[.B309]-[.$B$2]" office:value-type="float" office:value="26.6791255474091" calcext:value-type="float">
            <text:p>26.6791255474</text:p>
          </table:table-cell>
          <table:table-cell table:formula="of:=[.C309]/([.D309]-[.D308])" office:value-type="float" office:value="109696.829946058" calcext:value-type="float">
            <text:p>109696.829946058</text:p>
          </table:table-cell>
          <table:table-cell/>
          <table:table-cell office:value-type="float" office:value="1443146256.74799" calcext:value-type="float">
            <text:p>1443146256.74799</text:p>
          </table:table-cell>
          <table:table-cell table:formula="of:=[.G309]-[.$B$2]" office:value-type="float" office:value="36.7477831840515" calcext:value-type="float">
            <text:p>36.7477831841</text:p>
          </table:table-cell>
          <table:table-cell table:formula="of:=[.C309]/([.H309]-[.H308])" office:value-type="float" office:value="118049.340543358" calcext:value-type="float">
            <text:p>118049.340543358</text:p>
          </table:table-cell>
          <table:table-cell table:formula="of:=[.G309]-[.$B309]" office:value-type="float" office:value="10.0686576366425" calcext:value-type="float">
            <text:p>10.0686576366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3146246.71874" calcext:value-type="float">
            <text:p>1443146246.71874</text:p>
          </table:table-cell>
          <table:table-cell office:value-type="float" office:value="4320" calcext:value-type="float">
            <text:p>4320</text:p>
          </table:table-cell>
          <table:table-cell table:formula="of:=[.B310]-[.$B$2]" office:value-type="float" office:value="26.7185356616974" calcext:value-type="float">
            <text:p>26.7185356617</text:p>
          </table:table-cell>
          <table:table-cell table:formula="of:=[.C310]/([.D310]-[.D309])" office:value-type="float" office:value="109616.53062953" calcext:value-type="float">
            <text:p>109616.53062953</text:p>
          </table:table-cell>
          <table:table-cell/>
          <table:table-cell office:value-type="float" office:value="1443146256.78454" calcext:value-type="float">
            <text:p>1443146256.78454</text:p>
          </table:table-cell>
          <table:table-cell table:formula="of:=[.G310]-[.$B$2]" office:value-type="float" office:value="36.7843291759491" calcext:value-type="float">
            <text:p>36.7843291759</text:p>
          </table:table-cell>
          <table:table-cell table:formula="of:=[.C310]/([.H310]-[.H309])" office:value-type="float" office:value="118207.217144535" calcext:value-type="float">
            <text:p>118207.217144535</text:p>
          </table:table-cell>
          <table:table-cell table:formula="of:=[.G310]-[.$B310]" office:value-type="float" office:value="10.0657935142517" calcext:value-type="float">
            <text:p>10.0657935143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3146246.75811" calcext:value-type="float">
            <text:p>1443146246.75811</text:p>
          </table:table-cell>
          <table:table-cell office:value-type="float" office:value="4320" calcext:value-type="float">
            <text:p>4320</text:p>
          </table:table-cell>
          <table:table-cell table:formula="of:=[.B311]-[.$B$2]" office:value-type="float" office:value="26.7579011917114" calcext:value-type="float">
            <text:p>26.7579011917</text:p>
          </table:table-cell>
          <table:table-cell table:formula="of:=[.C311]/([.D311]-[.D310])" office:value-type="float" office:value="109740.679179461" calcext:value-type="float">
            <text:p>109740.679179461</text:p>
          </table:table-cell>
          <table:table-cell/>
          <table:table-cell office:value-type="float" office:value="1443146256.82108" calcext:value-type="float">
            <text:p>1443146256.82108</text:p>
          </table:table-cell>
          <table:table-cell table:formula="of:=[.G311]-[.$B$2]" office:value-type="float" office:value="36.8208701610565" calcext:value-type="float">
            <text:p>36.8208701611</text:p>
          </table:table-cell>
          <table:table-cell table:formula="of:=[.C311]/([.H311]-[.H310])" office:value-type="float" office:value="118223.413717507" calcext:value-type="float">
            <text:p>118223.413717507</text:p>
          </table:table-cell>
          <table:table-cell table:formula="of:=[.G311]-[.$B311]" office:value-type="float" office:value="10.0629689693451" calcext:value-type="float">
            <text:p>10.0629689693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3146246.7975" calcext:value-type="float">
            <text:p>1443146246.7975</text:p>
          </table:table-cell>
          <table:table-cell office:value-type="float" office:value="4320" calcext:value-type="float">
            <text:p>4320</text:p>
          </table:table-cell>
          <table:table-cell table:formula="of:=[.B312]-[.$B$2]" office:value-type="float" office:value="26.7972898483276" calcext:value-type="float">
            <text:p>26.7972898483</text:p>
          </table:table-cell>
          <table:table-cell table:formula="of:=[.C312]/([.D312]-[.D311])" office:value-type="float" office:value="109676.246186625" calcext:value-type="float">
            <text:p>109676.246186625</text:p>
          </table:table-cell>
          <table:table-cell/>
          <table:table-cell office:value-type="float" office:value="1443146256.8577" calcext:value-type="float">
            <text:p>1443146256.8577</text:p>
          </table:table-cell>
          <table:table-cell table:formula="of:=[.G312]-[.$B$2]" office:value-type="float" office:value="36.8574960231781" calcext:value-type="float">
            <text:p>36.8574960232</text:p>
          </table:table-cell>
          <table:table-cell table:formula="of:=[.C312]/([.H312]-[.H311])" office:value-type="float" office:value="117949.44199974" calcext:value-type="float">
            <text:p>117949.44199974</text:p>
          </table:table-cell>
          <table:table-cell table:formula="of:=[.G312]-[.$B312]" office:value-type="float" office:value="10.0602061748505" calcext:value-type="float">
            <text:p>10.0602061749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3146246.83687" calcext:value-type="float">
            <text:p>1443146246.83687</text:p>
          </table:table-cell>
          <table:table-cell office:value-type="float" office:value="4320" calcext:value-type="float">
            <text:p>4320</text:p>
          </table:table-cell>
          <table:table-cell table:formula="of:=[.B313]-[.$B$2]" office:value-type="float" office:value="26.8366632461548" calcext:value-type="float">
            <text:p>26.8366632462</text:p>
          </table:table-cell>
          <table:table-cell table:formula="of:=[.C313]/([.D313]-[.D312])" office:value-type="float" office:value="109718.75018166" calcext:value-type="float">
            <text:p>109718.75018166</text:p>
          </table:table-cell>
          <table:table-cell/>
          <table:table-cell office:value-type="float" office:value="1443146256.89421" calcext:value-type="float">
            <text:p>1443146256.89421</text:p>
          </table:table-cell>
          <table:table-cell table:formula="of:=[.G313]-[.$B$2]" office:value-type="float" office:value="36.8940045833588" calcext:value-type="float">
            <text:p>36.8940045834</text:p>
          </table:table-cell>
          <table:table-cell table:formula="of:=[.C313]/([.H313]-[.H312])" office:value-type="float" office:value="118328.413353534" calcext:value-type="float">
            <text:p>118328.413353534</text:p>
          </table:table-cell>
          <table:table-cell table:formula="of:=[.G313]-[.$B313]" office:value-type="float" office:value="10.057341337204" calcext:value-type="float">
            <text:p>10.0573413372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3146246.87626" calcext:value-type="float">
            <text:p>1443146246.87626</text:p>
          </table:table-cell>
          <table:table-cell office:value-type="float" office:value="4320" calcext:value-type="float">
            <text:p>4320</text:p>
          </table:table-cell>
          <table:table-cell table:formula="of:=[.B314]-[.$B$2]" office:value-type="float" office:value="26.8760492801666" calcext:value-type="float">
            <text:p>26.8760492802</text:p>
          </table:table-cell>
          <table:table-cell table:formula="of:=[.C314]/([.D314]-[.D313])" office:value-type="float" office:value="109683.549216995" calcext:value-type="float">
            <text:p>109683.549216995</text:p>
          </table:table-cell>
          <table:table-cell/>
          <table:table-cell office:value-type="float" office:value="1443146256.93084" calcext:value-type="float">
            <text:p>1443146256.93084</text:p>
          </table:table-cell>
          <table:table-cell table:formula="of:=[.G314]-[.$B$2]" office:value-type="float" office:value="36.930638551712" calcext:value-type="float">
            <text:p>36.9306385517</text:p>
          </table:table-cell>
          <table:table-cell table:formula="of:=[.C314]/([.H314]-[.H313])" office:value-type="float" office:value="117923.342574876" calcext:value-type="float">
            <text:p>117923.342574876</text:p>
          </table:table-cell>
          <table:table-cell table:formula="of:=[.G314]-[.$B314]" office:value-type="float" office:value="10.0545892715454" calcext:value-type="float">
            <text:p>10.0545892715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3146246.91563" calcext:value-type="float">
            <text:p>1443146246.91563</text:p>
          </table:table-cell>
          <table:table-cell office:value-type="float" office:value="4320" calcext:value-type="float">
            <text:p>4320</text:p>
          </table:table-cell>
          <table:table-cell table:formula="of:=[.B315]-[.$B$2]" office:value-type="float" office:value="26.9154229164124" calcext:value-type="float">
            <text:p>26.9154229164</text:p>
          </table:table-cell>
          <table:table-cell table:formula="of:=[.C315]/([.D315]-[.D314])" office:value-type="float" office:value="109718.085803385" calcext:value-type="float">
            <text:p>109718.085803385</text:p>
          </table:table-cell>
          <table:table-cell/>
          <table:table-cell office:value-type="float" office:value="1443146256.96741" calcext:value-type="float">
            <text:p>1443146256.96741</text:p>
          </table:table-cell>
          <table:table-cell table:formula="of:=[.G315]-[.$B$2]" office:value-type="float" office:value="36.9672069549561" calcext:value-type="float">
            <text:p>36.967206955</text:p>
          </table:table-cell>
          <table:table-cell table:formula="of:=[.C315]/([.H315]-[.H314])" office:value-type="float" office:value="118134.772556869" calcext:value-type="float">
            <text:p>118134.772556869</text:p>
          </table:table-cell>
          <table:table-cell table:formula="of:=[.G315]-[.$B315]" office:value-type="float" office:value="10.0517840385437" calcext:value-type="float">
            <text:p>10.051784038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3146246.95502" calcext:value-type="float">
            <text:p>1443146246.95502</text:p>
          </table:table-cell>
          <table:table-cell office:value-type="float" office:value="4320" calcext:value-type="float">
            <text:p>4320</text:p>
          </table:table-cell>
          <table:table-cell table:formula="of:=[.B316]-[.$B$2]" office:value-type="float" office:value="26.9548139572144" calcext:value-type="float">
            <text:p>26.9548139572</text:p>
          </table:table-cell>
          <table:table-cell table:formula="of:=[.C316]/([.D316]-[.D315])" office:value-type="float" office:value="109669.607911971" calcext:value-type="float">
            <text:p>109669.607911971</text:p>
          </table:table-cell>
          <table:table-cell/>
          <table:table-cell office:value-type="float" office:value="1443146257.00392" calcext:value-type="float">
            <text:p>1443146257.00392</text:p>
          </table:table-cell>
          <table:table-cell table:formula="of:=[.G316]-[.$B$2]" office:value-type="float" office:value="37.0037171840668" calcext:value-type="float">
            <text:p>37.0037171841</text:p>
          </table:table-cell>
          <table:table-cell table:formula="of:=[.C316]/([.H316]-[.H315])" office:value-type="float" office:value="118323.004407875" calcext:value-type="float">
            <text:p>118323.004407875</text:p>
          </table:table-cell>
          <table:table-cell table:formula="of:=[.G316]-[.$B316]" office:value-type="float" office:value="10.0489032268524" calcext:value-type="float">
            <text:p>10.0489032269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3146246.99442" calcext:value-type="float">
            <text:p>1443146246.99442</text:p>
          </table:table-cell>
          <table:table-cell office:value-type="float" office:value="4320" calcext:value-type="float">
            <text:p>4320</text:p>
          </table:table-cell>
          <table:table-cell table:formula="of:=[.B317]-[.$B$2]" office:value-type="float" office:value="26.9942133426666" calcext:value-type="float">
            <text:p>26.9942133427</text:p>
          </table:table-cell>
          <table:table-cell table:formula="of:=[.C317]/([.D317]-[.D316])" office:value-type="float" office:value="109646.380277514" calcext:value-type="float">
            <text:p>109646.380277514</text:p>
          </table:table-cell>
          <table:table-cell/>
          <table:table-cell office:value-type="float" office:value="1443146260.01816" calcext:value-type="float">
            <text:p>1443146260.01816</text:p>
          </table:table-cell>
          <table:table-cell table:formula="of:=[.G317]-[.$B$2]" office:value-type="float" office:value="40.0179493427277" calcext:value-type="float">
            <text:p>40.0179493427</text:p>
          </table:table-cell>
          <table:table-cell table:formula="of:=[.C317]/([.H317]-[.H316])" office:value-type="float" office:value="1433.20081951458" calcext:value-type="float">
            <text:p>1433.2008195146</text:p>
          </table:table-cell>
          <table:table-cell table:formula="of:=[.G317]-[.$B317]" office:value-type="float" office:value="13.023736000061" calcext:value-type="float">
            <text:p>13.0237360001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3146260.04648" calcext:value-type="float">
            <text:p>1443146260.04648</text:p>
          </table:table-cell>
          <table:table-cell office:value-type="float" office:value="4320" calcext:value-type="float">
            <text:p>4320</text:p>
          </table:table-cell>
          <table:table-cell table:formula="of:=[.B318]-[.$B$2]" office:value-type="float" office:value="40.046276807785" calcext:value-type="float">
            <text:p>40.0462768078</text:p>
          </table:table-cell>
          <table:table-cell table:formula="of:=[.C318]/([.D318]-[.D317])" office:value-type="float" office:value="330.982147883757" calcext:value-type="float">
            <text:p>330.9821478838</text:p>
          </table:table-cell>
          <table:table-cell/>
          <table:table-cell office:value-type="float" office:value="1443146260.2363" calcext:value-type="float">
            <text:p>1443146260.2363</text:p>
          </table:table-cell>
          <table:table-cell table:formula="of:=[.G318]-[.$B$2]" office:value-type="float" office:value="40.2360928058624" calcext:value-type="float">
            <text:p>40.2360928059</text:p>
          </table:table-cell>
          <table:table-cell table:formula="of:=[.C318]/([.H318]-[.H317])" office:value-type="float" office:value="19803.4813325173" calcext:value-type="float">
            <text:p>19803.4813325173</text:p>
          </table:table-cell>
          <table:table-cell table:formula="of:=[.G318]-[.$B318]" office:value-type="float" office:value="0.189815998077393" calcext:value-type="float">
            <text:p>0.1898159981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3146260.10063" calcext:value-type="float">
            <text:p>1443146260.10063</text:p>
          </table:table-cell>
          <table:table-cell office:value-type="float" office:value="4320" calcext:value-type="float">
            <text:p>4320</text:p>
          </table:table-cell>
          <table:table-cell table:formula="of:=[.B319]-[.$B$2]" office:value-type="float" office:value="40.1004240512848" calcext:value-type="float">
            <text:p>40.1004240513</text:p>
          </table:table-cell>
          <table:table-cell table:formula="of:=[.C319]/([.D319]-[.D318])" office:value-type="float" office:value="79782.4546695434" calcext:value-type="float">
            <text:p>79782.4546695434</text:p>
          </table:table-cell>
          <table:table-cell/>
          <table:table-cell office:value-type="float" office:value="1443146260.29032" calcext:value-type="float">
            <text:p>1443146260.29032</text:p>
          </table:table-cell>
          <table:table-cell table:formula="of:=[.G319]-[.$B$2]" office:value-type="float" office:value="40.2901163101196" calcext:value-type="float">
            <text:p>40.2901163101</text:p>
          </table:table-cell>
          <table:table-cell table:formula="of:=[.C319]/([.H319]-[.H318])" office:value-type="float" office:value="79965.1940280064" calcext:value-type="float">
            <text:p>79965.1940280064</text:p>
          </table:table-cell>
          <table:table-cell table:formula="of:=[.G319]-[.$B319]" office:value-type="float" office:value="0.189692258834839" calcext:value-type="float">
            <text:p>0.1896922588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3146260.15476" calcext:value-type="float">
            <text:p>1443146260.15476</text:p>
          </table:table-cell>
          <table:table-cell office:value-type="float" office:value="4320" calcext:value-type="float">
            <text:p>4320</text:p>
          </table:table-cell>
          <table:table-cell table:formula="of:=[.B320]-[.$B$2]" office:value-type="float" office:value="40.1545586585999" calcext:value-type="float">
            <text:p>40.1545586586</text:p>
          </table:table-cell>
          <table:table-cell table:formula="of:=[.C320]/([.D320]-[.D319])" office:value-type="float" office:value="79801.077614872" calcext:value-type="float">
            <text:p>79801.077614872</text:p>
          </table:table-cell>
          <table:table-cell/>
          <table:table-cell office:value-type="float" office:value="1443146260.39854" calcext:value-type="float">
            <text:p>1443146260.39854</text:p>
          </table:table-cell>
          <table:table-cell table:formula="of:=[.G320]-[.$B$2]" office:value-type="float" office:value="40.3983390331268" calcext:value-type="float">
            <text:p>40.3983390331</text:p>
          </table:table-cell>
          <table:table-cell table:formula="of:=[.C320]/([.H320]-[.H319])" office:value-type="float" office:value="39917.6797622483" calcext:value-type="float">
            <text:p>39917.6797622483</text:p>
          </table:table-cell>
          <table:table-cell table:formula="of:=[.G320]-[.$B320]" office:value-type="float" office:value="0.243780374526978" calcext:value-type="float">
            <text:p>0.2437803745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3146260.2089" calcext:value-type="float">
            <text:p>1443146260.2089</text:p>
          </table:table-cell>
          <table:table-cell office:value-type="float" office:value="4320" calcext:value-type="float">
            <text:p>4320</text:p>
          </table:table-cell>
          <table:table-cell table:formula="of:=[.B321]-[.$B$2]" office:value-type="float" office:value="40.2086901664734" calcext:value-type="float">
            <text:p>40.2086901665</text:p>
          </table:table-cell>
          <table:table-cell table:formula="of:=[.C321]/([.D321]-[.D320])" office:value-type="float" office:value="79805.6468349747" calcext:value-type="float">
            <text:p>79805.6468349747</text:p>
          </table:table-cell>
          <table:table-cell/>
          <table:table-cell office:value-type="float" office:value="1443146260.88587" calcext:value-type="float">
            <text:p>1443146260.88587</text:p>
          </table:table-cell>
          <table:table-cell table:formula="of:=[.G321]-[.$B$2]" office:value-type="float" office:value="40.8856647014618" calcext:value-type="float">
            <text:p>40.8856647015</text:p>
          </table:table-cell>
          <table:table-cell table:formula="of:=[.C321]/([.H321]-[.H320])" office:value-type="float" office:value="8864.7085115793" calcext:value-type="float">
            <text:p>8864.7085115793</text:p>
          </table:table-cell>
          <table:table-cell table:formula="of:=[.G321]-[.$B321]" office:value-type="float" office:value="0.676974534988403" calcext:value-type="float">
            <text:p>0.676974535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3146260.26303" calcext:value-type="float">
            <text:p>1443146260.26303</text:p>
          </table:table-cell>
          <table:table-cell office:value-type="float" office:value="4320" calcext:value-type="float">
            <text:p>4320</text:p>
          </table:table-cell>
          <table:table-cell table:formula="of:=[.B322]-[.$B$2]" office:value-type="float" office:value="40.2628240585327" calcext:value-type="float">
            <text:p>40.2628240585</text:p>
          </table:table-cell>
          <table:table-cell table:formula="of:=[.C322]/([.D322]-[.D321])" office:value-type="float" office:value="79802.1320038405" calcext:value-type="float">
            <text:p>79802.1320038405</text:p>
          </table:table-cell>
          <table:table-cell/>
          <table:table-cell office:value-type="float" office:value="1443146260.99412" calcext:value-type="float">
            <text:p>1443146260.99412</text:p>
          </table:table-cell>
          <table:table-cell table:formula="of:=[.G322]-[.$B$2]" office:value-type="float" office:value="40.9939110279083" calcext:value-type="float">
            <text:p>40.9939110279</text:p>
          </table:table-cell>
          <table:table-cell table:formula="of:=[.C322]/([.H322]-[.H321])" office:value-type="float" office:value="39908.9755912761" calcext:value-type="float">
            <text:p>39908.9755912761</text:p>
          </table:table-cell>
          <table:table-cell table:formula="of:=[.G322]-[.$B322]" office:value-type="float" office:value="0.73108696937561" calcext:value-type="float">
            <text:p>0.7310869694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3146260.31719" calcext:value-type="float">
            <text:p>1443146260.31719</text:p>
          </table:table-cell>
          <table:table-cell office:value-type="float" office:value="4320" calcext:value-type="float">
            <text:p>4320</text:p>
          </table:table-cell>
          <table:table-cell table:formula="of:=[.B323]-[.$B$2]" office:value-type="float" office:value="40.3169827461243" calcext:value-type="float">
            <text:p>40.3169827461</text:p>
          </table:table-cell>
          <table:table-cell table:formula="of:=[.C323]/([.D323]-[.D322])" office:value-type="float" office:value="79765.5961049138" calcext:value-type="float">
            <text:p>79765.5961049138</text:p>
          </table:table-cell>
          <table:table-cell/>
          <table:table-cell office:value-type="float" office:value="1443146261.36224" calcext:value-type="float">
            <text:p>1443146261.36224</text:p>
          </table:table-cell>
          <table:table-cell table:formula="of:=[.G323]-[.$B$2]" office:value-type="float" office:value="41.36203789711" calcext:value-type="float">
            <text:p>41.3620378971</text:p>
          </table:table-cell>
          <table:table-cell table:formula="of:=[.C323]/([.H323]-[.H322])" office:value-type="float" office:value="11735.0847260038" calcext:value-type="float">
            <text:p>11735.0847260038</text:p>
          </table:table-cell>
          <table:table-cell table:formula="of:=[.G323]-[.$B323]" office:value-type="float" office:value="1.04505515098572" calcext:value-type="float">
            <text:p>1.045055151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3146260.37134" calcext:value-type="float">
            <text:p>1443146260.37134</text:p>
          </table:table-cell>
          <table:table-cell office:value-type="float" office:value="4320" calcext:value-type="float">
            <text:p>4320</text:p>
          </table:table-cell>
          <table:table-cell table:formula="of:=[.B324]-[.$B$2]" office:value-type="float" office:value="40.3711304664612" calcext:value-type="float">
            <text:p>40.3711304665</text:p>
          </table:table-cell>
          <table:table-cell table:formula="of:=[.C324]/([.D324]-[.D323])" office:value-type="float" office:value="79781.752087076" calcext:value-type="float">
            <text:p>79781.752087076</text:p>
          </table:table-cell>
          <table:table-cell/>
          <table:table-cell office:value-type="float" office:value="1443146262.02494" calcext:value-type="float">
            <text:p>1443146262.02494</text:p>
          </table:table-cell>
          <table:table-cell table:formula="of:=[.G324]-[.$B$2]" office:value-type="float" office:value="42.0247342586517" calcext:value-type="float">
            <text:p>42.0247342587</text:p>
          </table:table-cell>
          <table:table-cell table:formula="of:=[.C324]/([.H324]-[.H323])" office:value-type="float" office:value="6518.82257199906" calcext:value-type="float">
            <text:p>6518.8225719991</text:p>
          </table:table-cell>
          <table:table-cell table:formula="of:=[.G324]-[.$B324]" office:value-type="float" office:value="1.65360379219055" calcext:value-type="float">
            <text:p>1.6536037922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3146260.42548" calcext:value-type="float">
            <text:p>1443146260.42548</text:p>
          </table:table-cell>
          <table:table-cell office:value-type="float" office:value="4320" calcext:value-type="float">
            <text:p>4320</text:p>
          </table:table-cell>
          <table:table-cell table:formula="of:=[.B325]-[.$B$2]" office:value-type="float" office:value="40.4252772331238" calcext:value-type="float">
            <text:p>40.4252772331</text:p>
          </table:table-cell>
          <table:table-cell table:formula="of:=[.C325]/([.D325]-[.D324])" office:value-type="float" office:value="79783.1572643852" calcext:value-type="float">
            <text:p>79783.1572643852</text:p>
          </table:table-cell>
          <table:table-cell/>
          <table:table-cell office:value-type="float" office:value="1443146266.01007" calcext:value-type="float">
            <text:p>1443146266.01007</text:p>
          </table:table-cell>
          <table:table-cell table:formula="of:=[.G325]-[.$B$2]" office:value-type="float" office:value="46.0098645687103" calcext:value-type="float">
            <text:p>46.0098645687</text:p>
          </table:table-cell>
          <table:table-cell table:formula="of:=[.C325]/([.H325]-[.H324])" office:value-type="float" office:value="1084.0297967412" calcext:value-type="float">
            <text:p>1084.0297967412</text:p>
          </table:table-cell>
          <table:table-cell table:formula="of:=[.G325]-[.$B325]" office:value-type="float" office:value="5.58458733558655" calcext:value-type="float">
            <text:p>5.5845873356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3146260.47962" calcext:value-type="float">
            <text:p>1443146260.47962</text:p>
          </table:table-cell>
          <table:table-cell office:value-type="float" office:value="4320" calcext:value-type="float">
            <text:p>4320</text:p>
          </table:table-cell>
          <table:table-cell table:formula="of:=[.B326]-[.$B$2]" office:value-type="float" office:value="40.4794185161591" calcext:value-type="float">
            <text:p>40.4794185162</text:p>
          </table:table-cell>
          <table:table-cell table:formula="of:=[.C326]/([.D326]-[.D325])" office:value-type="float" office:value="79791.2379945835" calcext:value-type="float">
            <text:p>79791.2379945835</text:p>
          </table:table-cell>
          <table:table-cell/>
          <table:table-cell office:value-type="float" office:value="1443146266.13387" calcext:value-type="float">
            <text:p>1443146266.13387</text:p>
          </table:table-cell>
          <table:table-cell table:formula="of:=[.G326]-[.$B$2]" office:value-type="float" office:value="46.1336669921875" calcext:value-type="float">
            <text:p>46.1336669922</text:p>
          </table:table-cell>
          <table:table-cell table:formula="of:=[.C326]/([.H326]-[.H325])" office:value-type="float" office:value="34894.3088403802" calcext:value-type="float">
            <text:p>34894.3088403802</text:p>
          </table:table-cell>
          <table:table-cell table:formula="of:=[.G326]-[.$B326]" office:value-type="float" office:value="5.65424847602844" calcext:value-type="float">
            <text:p>5.65424847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3146260.53373" calcext:value-type="float">
            <text:p>1443146260.53373</text:p>
          </table:table-cell>
          <table:table-cell office:value-type="float" office:value="4320" calcext:value-type="float">
            <text:p>4320</text:p>
          </table:table-cell>
          <table:table-cell table:formula="of:=[.B327]-[.$B$2]" office:value-type="float" office:value="40.5335259437561" calcext:value-type="float">
            <text:p>40.5335259438</text:p>
          </table:table-cell>
          <table:table-cell table:formula="of:=[.C327]/([.D327]-[.D326])" office:value-type="float" office:value="79841.1639927206" calcext:value-type="float">
            <text:p>79841.1639927206</text:p>
          </table:table-cell>
          <table:table-cell/>
          <table:table-cell office:value-type="float" office:value="1443146266.57008" calcext:value-type="float">
            <text:p>1443146266.57008</text:p>
          </table:table-cell>
          <table:table-cell table:formula="of:=[.G327]-[.$B$2]" office:value-type="float" office:value="46.5698738098145" calcext:value-type="float">
            <text:p>46.5698738098</text:p>
          </table:table-cell>
          <table:table-cell table:formula="of:=[.C327]/([.H327]-[.H326])" office:value-type="float" office:value="9903.55910414608" calcext:value-type="float">
            <text:p>9903.5591041461</text:p>
          </table:table-cell>
          <table:table-cell table:formula="of:=[.G327]-[.$B327]" office:value-type="float" office:value="6.03634786605835" calcext:value-type="float">
            <text:p>6.0363478661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3146260.58786" calcext:value-type="float">
            <text:p>1443146260.58786</text:p>
          </table:table-cell>
          <table:table-cell office:value-type="float" office:value="4320" calcext:value-type="float">
            <text:p>4320</text:p>
          </table:table-cell>
          <table:table-cell table:formula="of:=[.B328]-[.$B$2]" office:value-type="float" office:value="40.5876576900482" calcext:value-type="float">
            <text:p>40.58765769</text:p>
          </table:table-cell>
          <table:table-cell table:formula="of:=[.C328]/([.D328]-[.D327])" office:value-type="float" office:value="79805.2953379286" calcext:value-type="float">
            <text:p>79805.2953379286</text:p>
          </table:table-cell>
          <table:table-cell/>
          <table:table-cell office:value-type="float" office:value="1443146267.00355" calcext:value-type="float">
            <text:p>1443146267.00355</text:p>
          </table:table-cell>
          <table:table-cell table:formula="of:=[.G328]-[.$B$2]" office:value-type="float" office:value="47.0033473968506" calcext:value-type="float">
            <text:p>47.0033473969</text:p>
          </table:table-cell>
          <table:table-cell table:formula="of:=[.C328]/([.H328]-[.H327])" office:value-type="float" office:value="9966.00514817504" calcext:value-type="float">
            <text:p>9966.005148175</text:p>
          </table:table-cell>
          <table:table-cell table:formula="of:=[.G328]-[.$B328]" office:value-type="float" office:value="6.41568970680237" calcext:value-type="float">
            <text:p>6.4156897068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3146260.642" calcext:value-type="float">
            <text:p>1443146260.642</text:p>
          </table:table-cell>
          <table:table-cell office:value-type="float" office:value="4320" calcext:value-type="float">
            <text:p>4320</text:p>
          </table:table-cell>
          <table:table-cell table:formula="of:=[.B329]-[.$B$2]" office:value-type="float" office:value="40.641793012619" calcext:value-type="float">
            <text:p>40.6417930126</text:p>
          </table:table-cell>
          <table:table-cell table:formula="of:=[.C329]/([.D329]-[.D328])" office:value-type="float" office:value="79800.0232537655" calcext:value-type="float">
            <text:p>79800.0232537655</text:p>
          </table:table-cell>
          <table:table-cell/>
          <table:table-cell office:value-type="float" office:value="1443146271.0148" calcext:value-type="float">
            <text:p>1443146271.0148</text:p>
          </table:table-cell>
          <table:table-cell table:formula="of:=[.G329]-[.$B$2]" office:value-type="float" office:value="51.0145955085754" calcext:value-type="float">
            <text:p>51.0145955086</text:p>
          </table:table-cell>
          <table:table-cell table:formula="of:=[.C329]/([.H329]-[.H328])" office:value-type="float" office:value="1076.9715259878" calcext:value-type="float">
            <text:p>1076.9715259878</text:p>
          </table:table-cell>
          <table:table-cell table:formula="of:=[.G329]-[.$B329]" office:value-type="float" office:value="10.3728024959564" calcext:value-type="float">
            <text:p>10.37280249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3146260.69612" calcext:value-type="float">
            <text:p>1443146260.69612</text:p>
          </table:table-cell>
          <table:table-cell office:value-type="float" office:value="4320" calcext:value-type="float">
            <text:p>4320</text:p>
          </table:table-cell>
          <table:table-cell table:formula="of:=[.B330]-[.$B$2]" office:value-type="float" office:value="40.695916891098" calcext:value-type="float">
            <text:p>40.6959168911</text:p>
          </table:table-cell>
          <table:table-cell table:formula="of:=[.C330]/([.D330]-[.D329])" office:value-type="float" office:value="79816.896375522" calcext:value-type="float">
            <text:p>79816.896375522</text:p>
          </table:table-cell>
          <table:table-cell/>
          <table:table-cell office:value-type="float" office:value="1443146271.06519" calcext:value-type="float">
            <text:p>1443146271.06519</text:p>
          </table:table-cell>
          <table:table-cell table:formula="of:=[.G330]-[.$B$2]" office:value-type="float" office:value="51.0649800300598" calcext:value-type="float">
            <text:p>51.0649800301</text:p>
          </table:table-cell>
          <table:table-cell table:formula="of:=[.C330]/([.H330]-[.H329])" office:value-type="float" office:value="85740.6178073895" calcext:value-type="float">
            <text:p>85740.6178073895</text:p>
          </table:table-cell>
          <table:table-cell table:formula="of:=[.G330]-[.$B330]" office:value-type="float" office:value="10.3690631389618" calcext:value-type="float">
            <text:p>10.369063139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3146260.75026" calcext:value-type="float">
            <text:p>1443146260.75026</text:p>
          </table:table-cell>
          <table:table-cell office:value-type="float" office:value="4320" calcext:value-type="float">
            <text:p>4320</text:p>
          </table:table-cell>
          <table:table-cell table:formula="of:=[.B331]-[.$B$2]" office:value-type="float" office:value="40.7500514984131" calcext:value-type="float">
            <text:p>40.7500514984</text:p>
          </table:table-cell>
          <table:table-cell table:formula="of:=[.C331]/([.D331]-[.D330])" office:value-type="float" office:value="79801.077614872" calcext:value-type="float">
            <text:p>79801.077614872</text:p>
          </table:table-cell>
          <table:table-cell/>
          <table:table-cell office:value-type="float" office:value="1443146271.11555" calcext:value-type="float">
            <text:p>1443146271.11555</text:p>
          </table:table-cell>
          <table:table-cell table:formula="of:=[.G331]-[.$B$2]" office:value-type="float" office:value="51.1153426170349" calcext:value-type="float">
            <text:p>51.115342617</text:p>
          </table:table-cell>
          <table:table-cell table:formula="of:=[.C331]/([.H331]-[.H330])" office:value-type="float" office:value="85777.960574902" calcext:value-type="float">
            <text:p>85777.960574902</text:p>
          </table:table-cell>
          <table:table-cell table:formula="of:=[.G331]-[.$B331]" office:value-type="float" office:value="10.3652911186218" calcext:value-type="float">
            <text:p>10.3652911186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3146260.8044" calcext:value-type="float">
            <text:p>1443146260.8044</text:p>
          </table:table-cell>
          <table:table-cell office:value-type="float" office:value="4320" calcext:value-type="float">
            <text:p>4320</text:p>
          </table:table-cell>
          <table:table-cell table:formula="of:=[.B332]-[.$B$2]" office:value-type="float" office:value="40.8041965961456" calcext:value-type="float">
            <text:p>40.8041965961</text:p>
          </table:table-cell>
          <table:table-cell table:formula="of:=[.C332]/([.D332]-[.D331])" office:value-type="float" office:value="79785.6164437849" calcext:value-type="float">
            <text:p>79785.6164437849</text:p>
          </table:table-cell>
          <table:table-cell/>
          <table:table-cell office:value-type="float" office:value="1443146271.16599" calcext:value-type="float">
            <text:p>1443146271.16599</text:p>
          </table:table-cell>
          <table:table-cell table:formula="of:=[.G332]-[.$B$2]" office:value-type="float" office:value="51.1657800674439" calcext:value-type="float">
            <text:p>51.1657800674</text:p>
          </table:table-cell>
          <table:table-cell table:formula="of:=[.C332]/([.H332]-[.H331])" office:value-type="float" office:value="85650.6418340818" calcext:value-type="float">
            <text:p>85650.6418340818</text:p>
          </table:table-cell>
          <table:table-cell table:formula="of:=[.G332]-[.$B332]" office:value-type="float" office:value="10.3615834712982" calcext:value-type="float">
            <text:p>10.3615834713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3146260.85855" calcext:value-type="float">
            <text:p>1443146260.85855</text:p>
          </table:table-cell>
          <table:table-cell office:value-type="float" office:value="4320" calcext:value-type="float">
            <text:p>4320</text:p>
          </table:table-cell>
          <table:table-cell table:formula="of:=[.B333]-[.$B$2]" office:value-type="float" office:value="40.8583405017853" calcext:value-type="float">
            <text:p>40.8583405018</text:p>
          </table:table-cell>
          <table:table-cell table:formula="of:=[.C333]/([.D333]-[.D332])" office:value-type="float" office:value="79787.3730933174" calcext:value-type="float">
            <text:p>79787.3730933174</text:p>
          </table:table-cell>
          <table:table-cell/>
          <table:table-cell office:value-type="float" office:value="1443146271.2165" calcext:value-type="float">
            <text:p>1443146271.2165</text:p>
          </table:table-cell>
          <table:table-cell table:formula="of:=[.G333]-[.$B$2]" office:value-type="float" office:value="51.2162947654724" calcext:value-type="float">
            <text:p>51.2162947655</text:p>
          </table:table-cell>
          <table:table-cell table:formula="of:=[.C333]/([.H333]-[.H332])" office:value-type="float" office:value="85519.6639512163" calcext:value-type="float">
            <text:p>85519.6639512163</text:p>
          </table:table-cell>
          <table:table-cell table:formula="of:=[.G333]-[.$B333]" office:value-type="float" office:value="10.3579542636871" calcext:value-type="float">
            <text:p>10.3579542637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3146260.91269" calcext:value-type="float">
            <text:p>1443146260.91269</text:p>
          </table:table-cell>
          <table:table-cell office:value-type="float" office:value="4320" calcext:value-type="float">
            <text:p>4320</text:p>
          </table:table-cell>
          <table:table-cell table:formula="of:=[.B334]-[.$B$2]" office:value-type="float" office:value="40.9124879837036" calcext:value-type="float">
            <text:p>40.9124879837</text:p>
          </table:table-cell>
          <table:table-cell table:formula="of:=[.C334]/([.D334]-[.D333])" office:value-type="float" office:value="79782.1033767629" calcext:value-type="float">
            <text:p>79782.1033767629</text:p>
          </table:table-cell>
          <table:table-cell/>
          <table:table-cell office:value-type="float" office:value="1443146271.26682" calcext:value-type="float">
            <text:p>1443146271.26682</text:p>
          </table:table-cell>
          <table:table-cell table:formula="of:=[.G334]-[.$B$2]" office:value-type="float" office:value="51.2666153907776" calcext:value-type="float">
            <text:p>51.2666153908</text:p>
          </table:table-cell>
          <table:table-cell table:formula="of:=[.C334]/([.H334]-[.H333])" office:value-type="float" office:value="85849.4896238037" calcext:value-type="float">
            <text:p>85849.4896238037</text:p>
          </table:table-cell>
          <table:table-cell table:formula="of:=[.G334]-[.$B334]" office:value-type="float" office:value="10.354127407074" calcext:value-type="float">
            <text:p>10.35412740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3146260.96683" calcext:value-type="float">
            <text:p>1443146260.96683</text:p>
          </table:table-cell>
          <table:table-cell office:value-type="float" office:value="4320" calcext:value-type="float">
            <text:p>4320</text:p>
          </table:table-cell>
          <table:table-cell table:formula="of:=[.B335]-[.$B$2]" office:value-type="float" office:value="40.9666259288788" calcext:value-type="float">
            <text:p>40.9666259289</text:p>
          </table:table-cell>
          <table:table-cell table:formula="of:=[.C335]/([.D335]-[.D334])" office:value-type="float" office:value="79796.1575013982" calcext:value-type="float">
            <text:p>79796.1575013982</text:p>
          </table:table-cell>
          <table:table-cell/>
          <table:table-cell office:value-type="float" office:value="1443146271.31732" calcext:value-type="float">
            <text:p>1443146271.31732</text:p>
          </table:table-cell>
          <table:table-cell table:formula="of:=[.G335]-[.$B$2]" office:value-type="float" office:value="51.3171112537384" calcext:value-type="float">
            <text:p>51.3171112537</text:p>
          </table:table-cell>
          <table:table-cell table:formula="of:=[.C335]/([.H335]-[.H334])" office:value-type="float" office:value="85551.5629736302" calcext:value-type="float">
            <text:p>85551.5629736302</text:p>
          </table:table-cell>
          <table:table-cell table:formula="of:=[.G335]-[.$B335]" office:value-type="float" office:value="10.3504853248596" calcext:value-type="float">
            <text:p>10.3504853249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3146261.01972" calcext:value-type="float">
            <text:p>1443146261.01972</text:p>
          </table:table-cell>
          <table:table-cell office:value-type="float" office:value="4320" calcext:value-type="float">
            <text:p>4320</text:p>
          </table:table-cell>
          <table:table-cell table:formula="of:=[.B336]-[.$B$2]" office:value-type="float" office:value="41.0195150375366" calcext:value-type="float">
            <text:p>41.0195150375</text:p>
          </table:table-cell>
          <table:table-cell table:formula="of:=[.C336]/([.D336]-[.D335])" office:value-type="float" office:value="81680.3328630096" calcext:value-type="float">
            <text:p>81680.3328630096</text:p>
          </table:table-cell>
          <table:table-cell/>
          <table:table-cell office:value-type="float" office:value="1443146271.3677" calcext:value-type="float">
            <text:p>1443146271.3677</text:p>
          </table:table-cell>
          <table:table-cell table:formula="of:=[.G336]-[.$B$2]" office:value-type="float" office:value="51.3674981594086" calcext:value-type="float">
            <text:p>51.3674981594</text:p>
          </table:table-cell>
          <table:table-cell table:formula="of:=[.C336]/([.H336]-[.H335])" office:value-type="float" office:value="85736.5607699515" calcext:value-type="float">
            <text:p>85736.5607699515</text:p>
          </table:table-cell>
          <table:table-cell table:formula="of:=[.G336]-[.$B336]" office:value-type="float" office:value="10.3479831218719" calcext:value-type="float">
            <text:p>10.3479831219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3146261.07069" calcext:value-type="float">
            <text:p>1443146261.07069</text:p>
          </table:table-cell>
          <table:table-cell office:value-type="float" office:value="4320" calcext:value-type="float">
            <text:p>4320</text:p>
          </table:table-cell>
          <table:table-cell table:formula="of:=[.B337]-[.$B$2]" office:value-type="float" office:value="41.0704808235168" calcext:value-type="float">
            <text:p>41.0704808235</text:p>
          </table:table-cell>
          <table:table-cell table:formula="of:=[.C337]/([.D337]-[.D336])" office:value-type="float" office:value="84762.7465546439" calcext:value-type="float">
            <text:p>84762.7465546439</text:p>
          </table:table-cell>
          <table:table-cell/>
          <table:table-cell office:value-type="float" office:value="1443146271.4182" calcext:value-type="float">
            <text:p>1443146271.4182</text:p>
          </table:table-cell>
          <table:table-cell table:formula="of:=[.G337]-[.$B$2]" office:value-type="float" office:value="51.4179904460907" calcext:value-type="float">
            <text:p>51.4179904461</text:p>
          </table:table-cell>
          <table:table-cell table:formula="of:=[.C337]/([.H337]-[.H336])" office:value-type="float" office:value="85557.6224383795" calcext:value-type="float">
            <text:p>85557.6224383795</text:p>
          </table:table-cell>
          <table:table-cell table:formula="of:=[.G337]-[.$B337]" office:value-type="float" office:value="10.3475096225739" calcext:value-type="float">
            <text:p>10.3475096226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3146261.12164" calcext:value-type="float">
            <text:p>1443146261.12164</text:p>
          </table:table-cell>
          <table:table-cell office:value-type="float" office:value="4320" calcext:value-type="float">
            <text:p>4320</text:p>
          </table:table-cell>
          <table:table-cell table:formula="of:=[.B338]-[.$B$2]" office:value-type="float" office:value="41.1214361190796" calcext:value-type="float">
            <text:p>41.1214361191</text:p>
          </table:table-cell>
          <table:table-cell table:formula="of:=[.C338]/([.D338]-[.D337])" office:value-type="float" office:value="84780.1970784477" calcext:value-type="float">
            <text:p>84780.1970784477</text:p>
          </table:table-cell>
          <table:table-cell/>
          <table:table-cell office:value-type="float" office:value="1443146271.46881" calcext:value-type="float">
            <text:p>1443146271.46881</text:p>
          </table:table-cell>
          <table:table-cell table:formula="of:=[.G338]-[.$B$2]" office:value-type="float" office:value="51.468606710434" calcext:value-type="float">
            <text:p>51.4686067104</text:p>
          </table:table-cell>
          <table:table-cell table:formula="of:=[.C338]/([.H338]-[.H337])" office:value-type="float" office:value="85348.0606688648" calcext:value-type="float">
            <text:p>85348.0606688648</text:p>
          </table:table-cell>
          <table:table-cell table:formula="of:=[.G338]-[.$B338]" office:value-type="float" office:value="10.3471705913544" calcext:value-type="float">
            <text:p>10.3471705914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3146261.17258" calcext:value-type="float">
            <text:p>1443146261.17258</text:p>
          </table:table-cell>
          <table:table-cell office:value-type="float" office:value="4320" calcext:value-type="float">
            <text:p>4320</text:p>
          </table:table-cell>
          <table:table-cell table:formula="of:=[.B339]-[.$B$2]" office:value-type="float" office:value="41.1723771095276" calcext:value-type="float">
            <text:p>41.1723771095</text:p>
          </table:table-cell>
          <table:table-cell table:formula="of:=[.C339]/([.D339]-[.D338])" office:value-type="float" office:value="84804.0048300587" calcext:value-type="float">
            <text:p>84804.0048300587</text:p>
          </table:table-cell>
          <table:table-cell/>
          <table:table-cell office:value-type="float" office:value="1443146271.51905" calcext:value-type="float">
            <text:p>1443146271.51905</text:p>
          </table:table-cell>
          <table:table-cell table:formula="of:=[.G339]-[.$B$2]" office:value-type="float" office:value="51.5188488960266" calcext:value-type="float">
            <text:p>51.518848896</text:p>
          </table:table-cell>
          <table:table-cell table:formula="of:=[.C339]/([.H339]-[.H338])" office:value-type="float" office:value="85983.5206020946" calcext:value-type="float">
            <text:p>85983.5206020946</text:p>
          </table:table-cell>
          <table:table-cell table:formula="of:=[.G339]-[.$B339]" office:value-type="float" office:value="10.346471786499" calcext:value-type="float">
            <text:p>10.3464717865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3146261.22354" calcext:value-type="float">
            <text:p>1443146261.22354</text:p>
          </table:table-cell>
          <table:table-cell office:value-type="float" office:value="4320" calcext:value-type="float">
            <text:p>4320</text:p>
          </table:table-cell>
          <table:table-cell table:formula="of:=[.B340]-[.$B$2]" office:value-type="float" office:value="41.223331451416" calcext:value-type="float">
            <text:p>41.2233314514</text:p>
          </table:table-cell>
          <table:table-cell table:formula="of:=[.C340]/([.D340]-[.D339])" office:value-type="float" office:value="84781.7838460027" calcext:value-type="float">
            <text:p>84781.7838460027</text:p>
          </table:table-cell>
          <table:table-cell/>
          <table:table-cell office:value-type="float" office:value="1443146271.56951" calcext:value-type="float">
            <text:p>1443146271.56951</text:p>
          </table:table-cell>
          <table:table-cell table:formula="of:=[.G340]-[.$B$2]" office:value-type="float" office:value="51.5693018436432" calcext:value-type="float">
            <text:p>51.5693018436</text:p>
          </table:table-cell>
          <table:table-cell table:formula="of:=[.C340]/([.H340]-[.H339])" office:value-type="float" office:value="85624.333246698" calcext:value-type="float">
            <text:p>85624.333246698</text:p>
          </table:table-cell>
          <table:table-cell table:formula="of:=[.G340]-[.$B340]" office:value-type="float" office:value="10.3459703922272" calcext:value-type="float">
            <text:p>10.3459703922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3146261.27453" calcext:value-type="float">
            <text:p>1443146261.27453</text:p>
          </table:table-cell>
          <table:table-cell office:value-type="float" office:value="4320" calcext:value-type="float">
            <text:p>4320</text:p>
          </table:table-cell>
          <table:table-cell table:formula="of:=[.B341]-[.$B$2]" office:value-type="float" office:value="41.2743277549744" calcext:value-type="float">
            <text:p>41.274327755</text:p>
          </table:table-cell>
          <table:table-cell table:formula="of:=[.C341]/([.D341]-[.D340])" office:value-type="float" office:value="84712.022216612" calcext:value-type="float">
            <text:p>84712.022216612</text:p>
          </table:table-cell>
          <table:table-cell/>
          <table:table-cell office:value-type="float" office:value="1443146271.62006" calcext:value-type="float">
            <text:p>1443146271.62006</text:p>
          </table:table-cell>
          <table:table-cell table:formula="of:=[.G341]-[.$B$2]" office:value-type="float" office:value="51.6198546886444" calcext:value-type="float">
            <text:p>51.6198546886</text:p>
          </table:table-cell>
          <table:table-cell table:formula="of:=[.C341]/([.H341]-[.H340])" office:value-type="float" office:value="85455.1311582105" calcext:value-type="float">
            <text:p>85455.1311582105</text:p>
          </table:table-cell>
          <table:table-cell table:formula="of:=[.G341]-[.$B341]" office:value-type="float" office:value="10.34552693367" calcext:value-type="float">
            <text:p>10.345526933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3146261.32553" calcext:value-type="float">
            <text:p>1443146261.32553</text:p>
          </table:table-cell>
          <table:table-cell office:value-type="float" office:value="4320" calcext:value-type="float">
            <text:p>4320</text:p>
          </table:table-cell>
          <table:table-cell table:formula="of:=[.B342]-[.$B$2]" office:value-type="float" office:value="41.3253271579742" calcext:value-type="float">
            <text:p>41.325327158</text:p>
          </table:table-cell>
          <table:table-cell table:formula="of:=[.C342]/([.D342]-[.D341])" office:value-type="float" office:value="84706.8739218445" calcext:value-type="float">
            <text:p>84706.8739218445</text:p>
          </table:table-cell>
          <table:table-cell/>
          <table:table-cell office:value-type="float" office:value="1443146271.67038" calcext:value-type="float">
            <text:p>1443146271.67038</text:p>
          </table:table-cell>
          <table:table-cell table:formula="of:=[.G342]-[.$B$2]" office:value-type="float" office:value="51.6701726913452" calcext:value-type="float">
            <text:p>51.6701726913</text:p>
          </table:table-cell>
          <table:table-cell table:formula="of:=[.C342]/([.H342]-[.H341])" office:value-type="float" office:value="85853.9641505053" calcext:value-type="float">
            <text:p>85853.9641505053</text:p>
          </table:table-cell>
          <table:table-cell table:formula="of:=[.G342]-[.$B342]" office:value-type="float" office:value="10.344845533371" calcext:value-type="float">
            <text:p>10.3448455334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3146261.37654" calcext:value-type="float">
            <text:p>1443146261.37654</text:p>
          </table:table-cell>
          <table:table-cell office:value-type="float" office:value="4320" calcext:value-type="float">
            <text:p>4320</text:p>
          </table:table-cell>
          <table:table-cell table:formula="of:=[.B343]-[.$B$2]" office:value-type="float" office:value="41.3763303756714" calcext:value-type="float">
            <text:p>41.3763303757</text:p>
          </table:table-cell>
          <table:table-cell table:formula="of:=[.C343]/([.D343]-[.D342])" office:value-type="float" office:value="84700.5384180289" calcext:value-type="float">
            <text:p>84700.5384180289</text:p>
          </table:table-cell>
          <table:table-cell/>
          <table:table-cell office:value-type="float" office:value="1443146271.72082" calcext:value-type="float">
            <text:p>1443146271.72082</text:p>
          </table:table-cell>
          <table:table-cell table:formula="of:=[.G343]-[.$B$2]" office:value-type="float" office:value="51.7206120491028" calcext:value-type="float">
            <text:p>51.7206120491</text:p>
          </table:table-cell>
          <table:table-cell table:formula="of:=[.C343]/([.H343]-[.H342])" office:value-type="float" office:value="85647.4029816882" calcext:value-type="float">
            <text:p>85647.4029816882</text:p>
          </table:table-cell>
          <table:table-cell table:formula="of:=[.G343]-[.$B343]" office:value-type="float" office:value="10.3442816734314" calcext:value-type="float">
            <text:p>10.3442816734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3146261.42749" calcext:value-type="float">
            <text:p>1443146261.42749</text:p>
          </table:table-cell>
          <table:table-cell office:value-type="float" office:value="4320" calcext:value-type="float">
            <text:p>4320</text:p>
          </table:table-cell>
          <table:table-cell table:formula="of:=[.B344]-[.$B$2]" office:value-type="float" office:value="41.4272880554199" calcext:value-type="float">
            <text:p>41.4272880554</text:p>
          </table:table-cell>
          <table:table-cell table:formula="of:=[.C344]/([.D344]-[.D343])" office:value-type="float" office:value="84776.2304194037" calcext:value-type="float">
            <text:p>84776.2304194037</text:p>
          </table:table-cell>
          <table:table-cell/>
          <table:table-cell office:value-type="float" office:value="1443146271.77126" calcext:value-type="float">
            <text:p>1443146271.77126</text:p>
          </table:table-cell>
          <table:table-cell table:formula="of:=[.G344]-[.$B$2]" office:value-type="float" office:value="51.7710506916046" calcext:value-type="float">
            <text:p>51.7710506916</text:p>
          </table:table-cell>
          <table:table-cell table:formula="of:=[.C344]/([.H344]-[.H343])" office:value-type="float" office:value="85648.6175226301" calcext:value-type="float">
            <text:p>85648.6175226301</text:p>
          </table:table-cell>
          <table:table-cell table:formula="of:=[.G344]-[.$B344]" office:value-type="float" office:value="10.3437626361847" calcext:value-type="float">
            <text:p>10.3437626362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3146261.47845" calcext:value-type="float">
            <text:p>1443146261.47845</text:p>
          </table:table-cell>
          <table:table-cell office:value-type="float" office:value="4320" calcext:value-type="float">
            <text:p>4320</text:p>
          </table:table-cell>
          <table:table-cell table:formula="of:=[.B345]-[.$B$2]" office:value-type="float" office:value="41.4782416820526" calcext:value-type="float">
            <text:p>41.4782416821</text:p>
          </table:table-cell>
          <table:table-cell table:formula="of:=[.C345]/([.D345]-[.D344])" office:value-type="float" office:value="84782.9739606485" calcext:value-type="float">
            <text:p>84782.9739606485</text:p>
          </table:table-cell>
          <table:table-cell/>
          <table:table-cell office:value-type="float" office:value="1443146271.8217" calcext:value-type="float">
            <text:p>1443146271.8217</text:p>
          </table:table-cell>
          <table:table-cell table:formula="of:=[.G345]-[.$B$2]" office:value-type="float" office:value="51.8214898109436" calcext:value-type="float">
            <text:p>51.8214898109</text:p>
          </table:table-cell>
          <table:table-cell table:formula="of:=[.C345]/([.H345]-[.H344])" office:value-type="float" office:value="85647.8078248415" calcext:value-type="float">
            <text:p>85647.8078248415</text:p>
          </table:table-cell>
          <table:table-cell table:formula="of:=[.G345]-[.$B345]" office:value-type="float" office:value="10.343248128891" calcext:value-type="float">
            <text:p>10.3432481289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3146261.5294" calcext:value-type="float">
            <text:p>1443146261.5294</text:p>
          </table:table-cell>
          <table:table-cell office:value-type="float" office:value="4320" calcext:value-type="float">
            <text:p>4320</text:p>
          </table:table-cell>
          <table:table-cell table:formula="of:=[.B346]-[.$B$2]" office:value-type="float" office:value="41.529196023941" calcext:value-type="float">
            <text:p>41.5291960239</text:p>
          </table:table-cell>
          <table:table-cell table:formula="of:=[.C346]/([.D346]-[.D345])" office:value-type="float" office:value="84781.7838460027" calcext:value-type="float">
            <text:p>84781.7838460027</text:p>
          </table:table-cell>
          <table:table-cell/>
          <table:table-cell office:value-type="float" office:value="1443146271.87222" calcext:value-type="float">
            <text:p>1443146271.87222</text:p>
          </table:table-cell>
          <table:table-cell table:formula="of:=[.G346]-[.$B$2]" office:value-type="float" office:value="51.8720126152039" calcext:value-type="float">
            <text:p>51.8720126152</text:p>
          </table:table-cell>
          <table:table-cell table:formula="of:=[.C346]/([.H346]-[.H345])" office:value-type="float" office:value="85505.942578855" calcext:value-type="float">
            <text:p>85505.942578855</text:p>
          </table:table-cell>
          <table:table-cell table:formula="of:=[.G346]-[.$B346]" office:value-type="float" office:value="10.3428165912628" calcext:value-type="float">
            <text:p>10.3428165913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3146261.58036" calcext:value-type="float">
            <text:p>1443146261.58036</text:p>
          </table:table-cell>
          <table:table-cell office:value-type="float" office:value="4320" calcext:value-type="float">
            <text:p>4320</text:p>
          </table:table-cell>
          <table:table-cell table:formula="of:=[.B347]-[.$B$2]" office:value-type="float" office:value="41.5801501274109" calcext:value-type="float">
            <text:p>41.5801501274</text:p>
          </table:table-cell>
          <table:table-cell table:formula="of:=[.C347]/([.D347]-[.D346])" office:value-type="float" office:value="84782.1805471722" calcext:value-type="float">
            <text:p>84782.1805471722</text:p>
          </table:table-cell>
          <table:table-cell/>
          <table:table-cell office:value-type="float" office:value="1443146271.92258" calcext:value-type="float">
            <text:p>1443146271.92258</text:p>
          </table:table-cell>
          <table:table-cell table:formula="of:=[.G347]-[.$B$2]" office:value-type="float" office:value="51.9223732948303" calcext:value-type="float">
            <text:p>51.9223732948</text:p>
          </table:table-cell>
          <table:table-cell table:formula="of:=[.C347]/([.H347]-[.H346])" office:value-type="float" office:value="85781.2093093719" calcext:value-type="float">
            <text:p>85781.2093093719</text:p>
          </table:table-cell>
          <table:table-cell table:formula="of:=[.G347]-[.$B347]" office:value-type="float" office:value="10.3422231674194" calcext:value-type="float">
            <text:p>10.3422231674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3146261.63132" calcext:value-type="float">
            <text:p>1443146261.63132</text:p>
          </table:table-cell>
          <table:table-cell office:value-type="float" office:value="4320" calcext:value-type="float">
            <text:p>4320</text:p>
          </table:table-cell>
          <table:table-cell table:formula="of:=[.B348]-[.$B$2]" office:value-type="float" office:value="41.6311187744141" calcext:value-type="float">
            <text:p>41.6311187744</text:p>
          </table:table-cell>
          <table:table-cell table:formula="of:=[.C348]/([.D348]-[.D347])" office:value-type="float" office:value="84757.9885675795" calcext:value-type="float">
            <text:p>84757.9885675795</text:p>
          </table:table-cell>
          <table:table-cell/>
          <table:table-cell office:value-type="float" office:value="1443146271.97304" calcext:value-type="float">
            <text:p>1443146271.97304</text:p>
          </table:table-cell>
          <table:table-cell table:formula="of:=[.G348]-[.$B$2]" office:value-type="float" office:value="51.9728362560272" calcext:value-type="float">
            <text:p>51.972836256</text:p>
          </table:table-cell>
          <table:table-cell table:formula="of:=[.C348]/([.H348]-[.H347])" office:value-type="float" office:value="85607.3424455605" calcext:value-type="float">
            <text:p>85607.3424455605</text:p>
          </table:table-cell>
          <table:table-cell table:formula="of:=[.G348]-[.$B348]" office:value-type="float" office:value="10.3417174816132" calcext:value-type="float">
            <text:p>10.3417174816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3146261.68228" calcext:value-type="float">
            <text:p>1443146261.68228</text:p>
          </table:table-cell>
          <table:table-cell office:value-type="float" office:value="4320" calcext:value-type="float">
            <text:p>4320</text:p>
          </table:table-cell>
          <table:table-cell table:formula="of:=[.B349]-[.$B$2]" office:value-type="float" office:value="41.6820695400238" calcext:value-type="float">
            <text:p>41.68206954</text:p>
          </table:table-cell>
          <table:table-cell table:formula="of:=[.C349]/([.D349]-[.D348])" office:value-type="float" office:value="84787.7347533727" calcext:value-type="float">
            <text:p>84787.7347533727</text:p>
          </table:table-cell>
          <table:table-cell/>
          <table:table-cell office:value-type="float" office:value="1443146272.02358" calcext:value-type="float">
            <text:p>1443146272.02358</text:p>
          </table:table-cell>
          <table:table-cell table:formula="of:=[.G349]-[.$B$2]" office:value-type="float" office:value="52.0233771800995" calcext:value-type="float">
            <text:p>52.0233771801</text:p>
          </table:table-cell>
          <table:table-cell table:formula="of:=[.C349]/([.H349]-[.H348])" office:value-type="float" office:value="85475.2871914861" calcext:value-type="float">
            <text:p>85475.2871914861</text:p>
          </table:table-cell>
          <table:table-cell table:formula="of:=[.G349]-[.$B349]" office:value-type="float" office:value="10.3413076400757" calcext:value-type="float">
            <text:p>10.3413076401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3146261.73323" calcext:value-type="float">
            <text:p>1443146261.73323</text:p>
          </table:table-cell>
          <table:table-cell office:value-type="float" office:value="4320" calcext:value-type="float">
            <text:p>4320</text:p>
          </table:table-cell>
          <table:table-cell table:formula="of:=[.B350]-[.$B$2]" office:value-type="float" office:value="41.7330236434937" calcext:value-type="float">
            <text:p>41.7330236435</text:p>
          </table:table-cell>
          <table:table-cell table:formula="of:=[.C350]/([.D350]-[.D349])" office:value-type="float" office:value="84782.1805471722" calcext:value-type="float">
            <text:p>84782.1805471722</text:p>
          </table:table-cell>
          <table:table-cell/>
          <table:table-cell office:value-type="float" office:value="1443146272.03937" calcext:value-type="float">
            <text:p>1443146272.03937</text:p>
          </table:table-cell>
          <table:table-cell table:formula="of:=[.G350]-[.$B$2]" office:value-type="float" office:value="52.0391662120819" calcext:value-type="float">
            <text:p>52.0391662121</text:p>
          </table:table-cell>
          <table:table-cell table:formula="of:=[.C350]/([.H350]-[.H349])" office:value-type="float" office:value="273607.654022711" calcext:value-type="float">
            <text:p>273607.654022711</text:p>
          </table:table-cell>
          <table:table-cell table:formula="of:=[.G350]-[.$B350]" office:value-type="float" office:value="10.3061425685883" calcext:value-type="float">
            <text:p>10.306142568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3146261.78418" calcext:value-type="float">
            <text:p>1443146261.78418</text:p>
          </table:table-cell>
          <table:table-cell office:value-type="float" office:value="4320" calcext:value-type="float">
            <text:p>4320</text:p>
          </table:table-cell>
          <table:table-cell table:formula="of:=[.B351]-[.$B$2]" office:value-type="float" office:value="41.7839787006378" calcext:value-type="float">
            <text:p>41.7839787006</text:p>
          </table:table-cell>
          <table:table-cell table:formula="of:=[.C351]/([.D351]-[.D350])" office:value-type="float" office:value="84780.5937647681" calcext:value-type="float">
            <text:p>84780.5937647681</text:p>
          </table:table-cell>
          <table:table-cell/>
          <table:table-cell office:value-type="float" office:value="1443146272.05516" calcext:value-type="float">
            <text:p>1443146272.05516</text:p>
          </table:table-cell>
          <table:table-cell table:formula="of:=[.G351]-[.$B$2]" office:value-type="float" office:value="52.0549514293671" calcext:value-type="float">
            <text:p>52.0549514294</text:p>
          </table:table-cell>
          <table:table-cell table:formula="of:=[.C351]/([.H351]-[.H350])" office:value-type="float" office:value="273673.77477042" calcext:value-type="float">
            <text:p>273673.77477042</text:p>
          </table:table-cell>
          <table:table-cell table:formula="of:=[.G351]-[.$B351]" office:value-type="float" office:value="10.2709727287292" calcext:value-type="float">
            <text:p>10.2709727287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3146261.83514" calcext:value-type="float">
            <text:p>1443146261.83514</text:p>
          </table:table-cell>
          <table:table-cell office:value-type="float" office:value="4320" calcext:value-type="float">
            <text:p>4320</text:p>
          </table:table-cell>
          <table:table-cell table:formula="of:=[.B352]-[.$B$2]" office:value-type="float" office:value="41.8349304199219" calcext:value-type="float">
            <text:p>41.8349304199</text:p>
          </table:table-cell>
          <table:table-cell table:formula="of:=[.C352]/([.D352]-[.D351])" office:value-type="float" office:value="84786.1477630588" calcext:value-type="float">
            <text:p>84786.1477630588</text:p>
          </table:table-cell>
          <table:table-cell/>
          <table:table-cell office:value-type="float" office:value="1443146272.08386" calcext:value-type="float">
            <text:p>1443146272.08386</text:p>
          </table:table-cell>
          <table:table-cell table:formula="of:=[.G352]-[.$B$2]" office:value-type="float" office:value="52.0836501121521" calcext:value-type="float">
            <text:p>52.0836501122</text:p>
          </table:table-cell>
          <table:table-cell table:formula="of:=[.C352]/([.H352]-[.H351])" office:value-type="float" office:value="150529.556786934" calcext:value-type="float">
            <text:p>150529.556786934</text:p>
          </table:table-cell>
          <table:table-cell table:formula="of:=[.G352]-[.$B352]" office:value-type="float" office:value="10.2487196922302" calcext:value-type="float">
            <text:p>10.2487196922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3146261.88612" calcext:value-type="float">
            <text:p>1443146261.88612</text:p>
          </table:table-cell>
          <table:table-cell office:value-type="float" office:value="4320" calcext:value-type="float">
            <text:p>4320</text:p>
          </table:table-cell>
          <table:table-cell table:formula="of:=[.B353]-[.$B$2]" office:value-type="float" office:value="41.8859112262726" calcext:value-type="float">
            <text:p>41.8859112263</text:p>
          </table:table-cell>
          <table:table-cell table:formula="of:=[.C353]/([.D353]-[.D352])" office:value-type="float" office:value="84737.7730803586" calcext:value-type="float">
            <text:p>84737.7730803586</text:p>
          </table:table-cell>
          <table:table-cell/>
          <table:table-cell office:value-type="float" office:value="1443146272.13057" calcext:value-type="float">
            <text:p>1443146272.13057</text:p>
          </table:table-cell>
          <table:table-cell table:formula="of:=[.G353]-[.$B$2]" office:value-type="float" office:value="52.1303617954254" calcext:value-type="float">
            <text:p>52.1303617954</text:p>
          </table:table-cell>
          <table:table-cell table:formula="of:=[.C353]/([.H353]-[.H352])" office:value-type="float" office:value="92482.2163809252" calcext:value-type="float">
            <text:p>92482.2163809252</text:p>
          </table:table-cell>
          <table:table-cell table:formula="of:=[.G353]-[.$B353]" office:value-type="float" office:value="10.2444505691528" calcext:value-type="float">
            <text:p>10.2444505692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3146261.93708" calcext:value-type="float">
            <text:p>1443146261.93708</text:p>
          </table:table-cell>
          <table:table-cell office:value-type="float" office:value="4320" calcext:value-type="float">
            <text:p>4320</text:p>
          </table:table-cell>
          <table:table-cell table:formula="of:=[.B354]-[.$B$2]" office:value-type="float" office:value="41.936874628067" calcext:value-type="float">
            <text:p>41.9368746281</text:p>
          </table:table-cell>
          <table:table-cell table:formula="of:=[.C354]/([.D354]-[.D353])" office:value-type="float" office:value="84766.7119519452" calcext:value-type="float">
            <text:p>84766.7119519452</text:p>
          </table:table-cell>
          <table:table-cell/>
          <table:table-cell office:value-type="float" office:value="1443146272.17724" calcext:value-type="float">
            <text:p>1443146272.17724</text:p>
          </table:table-cell>
          <table:table-cell table:formula="of:=[.G354]-[.$B$2]" office:value-type="float" office:value="52.1770339012146" calcext:value-type="float">
            <text:p>52.1770339012</text:p>
          </table:table-cell>
          <table:table-cell table:formula="of:=[.C354]/([.H354]-[.H353])" office:value-type="float" office:value="92560.6403857844" calcext:value-type="float">
            <text:p>92560.6403857844</text:p>
          </table:table-cell>
          <table:table-cell table:formula="of:=[.G354]-[.$B354]" office:value-type="float" office:value="10.2401592731476" calcext:value-type="float">
            <text:p>10.240159273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3146261.98804" calcext:value-type="float">
            <text:p>1443146261.98804</text:p>
          </table:table-cell>
          <table:table-cell office:value-type="float" office:value="4320" calcext:value-type="float">
            <text:p>4320</text:p>
          </table:table-cell>
          <table:table-cell table:formula="of:=[.B355]-[.$B$2]" office:value-type="float" office:value="41.9878301620483" calcext:value-type="float">
            <text:p>41.987830162</text:p>
          </table:table-cell>
          <table:table-cell table:formula="of:=[.C355]/([.D355]-[.D354])" office:value-type="float" office:value="84779.8003958395" calcext:value-type="float">
            <text:p>84779.8003958395</text:p>
          </table:table-cell>
          <table:table-cell/>
          <table:table-cell office:value-type="float" office:value="1443146272.22393" calcext:value-type="float">
            <text:p>1443146272.22393</text:p>
          </table:table-cell>
          <table:table-cell table:formula="of:=[.G355]-[.$B$2]" office:value-type="float" office:value="52.2237265110016" calcext:value-type="float">
            <text:p>52.223726511</text:p>
          </table:table-cell>
          <table:table-cell table:formula="of:=[.C355]/([.H355]-[.H354])" office:value-type="float" office:value="92519.9944853786" calcext:value-type="float">
            <text:p>92519.9944853786</text:p>
          </table:table-cell>
          <table:table-cell table:formula="of:=[.G355]-[.$B355]" office:value-type="float" office:value="10.2358963489532" calcext:value-type="float">
            <text:p>10.235896349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3146262.03241" calcext:value-type="float">
            <text:p>1443146262.03241</text:p>
          </table:table-cell>
          <table:table-cell office:value-type="float" office:value="4320" calcext:value-type="float">
            <text:p>4320</text:p>
          </table:table-cell>
          <table:table-cell table:formula="of:=[.B356]-[.$B$2]" office:value-type="float" office:value="42.0321998596191" calcext:value-type="float">
            <text:p>42.0321998596</text:p>
          </table:table-cell>
          <table:table-cell table:formula="of:=[.C356]/([.D356]-[.D355])" office:value-type="float" office:value="97363.7468027942" calcext:value-type="float">
            <text:p>97363.7468027942</text:p>
          </table:table-cell>
          <table:table-cell/>
          <table:table-cell office:value-type="float" office:value="1443146272.2706" calcext:value-type="float">
            <text:p>1443146272.2706</text:p>
          </table:table-cell>
          <table:table-cell table:formula="of:=[.G356]-[.$B$2]" office:value-type="float" office:value="52.2703921794891" calcext:value-type="float">
            <text:p>52.2703921795</text:p>
          </table:table-cell>
          <table:table-cell table:formula="of:=[.C356]/([.H356]-[.H355])" office:value-type="float" office:value="92573.4086752159" calcext:value-type="float">
            <text:p>92573.4086752159</text:p>
          </table:table-cell>
          <table:table-cell table:formula="of:=[.G356]-[.$B356]" office:value-type="float" office:value="10.23819231987" calcext:value-type="float">
            <text:p>10.238192319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3146262.07473" calcext:value-type="float">
            <text:p>1443146262.07473</text:p>
          </table:table-cell>
          <table:table-cell office:value-type="float" office:value="4320" calcext:value-type="float">
            <text:p>4320</text:p>
          </table:table-cell>
          <table:table-cell table:formula="of:=[.B357]-[.$B$2]" office:value-type="float" office:value="42.0745255947113" calcext:value-type="float">
            <text:p>42.0745255947</text:p>
          </table:table-cell>
          <table:table-cell table:formula="of:=[.C357]/([.D357]-[.D356])" office:value-type="float" office:value="102065.563435421" calcext:value-type="float">
            <text:p>102065.563435421</text:p>
          </table:table-cell>
          <table:table-cell/>
          <table:table-cell office:value-type="float" office:value="1443146272.31728" calcext:value-type="float">
            <text:p>1443146272.31728</text:p>
          </table:table-cell>
          <table:table-cell table:formula="of:=[.G357]-[.$B$2]" office:value-type="float" office:value="52.3170745372772" calcext:value-type="float">
            <text:p>52.3170745373</text:p>
          </table:table-cell>
          <table:table-cell table:formula="of:=[.C357]/([.H357]-[.H356])" office:value-type="float" office:value="92540.3129724208" calcext:value-type="float">
            <text:p>92540.3129724208</text:p>
          </table:table-cell>
          <table:table-cell table:formula="of:=[.G357]-[.$B357]" office:value-type="float" office:value="10.2425489425659" calcext:value-type="float">
            <text:p>10.2425489426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3146262.11705" calcext:value-type="float">
            <text:p>1443146262.11705</text:p>
          </table:table-cell>
          <table:table-cell office:value-type="float" office:value="4320" calcext:value-type="float">
            <text:p>4320</text:p>
          </table:table-cell>
          <table:table-cell table:formula="of:=[.B358]-[.$B$2]" office:value-type="float" office:value="42.1168448925018" calcext:value-type="float">
            <text:p>42.1168448925</text:p>
          </table:table-cell>
          <table:table-cell table:formula="of:=[.C358]/([.D358]-[.D357])" office:value-type="float" office:value="102081.088901408" calcext:value-type="float">
            <text:p>102081.088901408</text:p>
          </table:table-cell>
          <table:table-cell/>
          <table:table-cell office:value-type="float" office:value="1443146272.36398" calcext:value-type="float">
            <text:p>1443146272.36398</text:p>
          </table:table-cell>
          <table:table-cell table:formula="of:=[.G358]-[.$B$2]" office:value-type="float" office:value="52.3637764453888" calcext:value-type="float">
            <text:p>52.3637764454</text:p>
          </table:table-cell>
          <table:table-cell table:formula="of:=[.C358]/([.H358]-[.H357])" office:value-type="float" office:value="92501.5738046375" calcext:value-type="float">
            <text:p>92501.5738046375</text:p>
          </table:table-cell>
          <table:table-cell table:formula="of:=[.G358]-[.$B358]" office:value-type="float" office:value="10.246931552887" calcext:value-type="float">
            <text:p>10.2469315529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3146262.15937" calcext:value-type="float">
            <text:p>1443146262.15937</text:p>
          </table:table-cell>
          <table:table-cell office:value-type="float" office:value="4320" calcext:value-type="float">
            <text:p>4320</text:p>
          </table:table-cell>
          <table:table-cell table:formula="of:=[.B359]-[.$B$2]" office:value-type="float" office:value="42.1591641902924" calcext:value-type="float">
            <text:p>42.1591641903</text:p>
          </table:table-cell>
          <table:table-cell table:formula="of:=[.C359]/([.D359]-[.D358])" office:value-type="float" office:value="102081.088901408" calcext:value-type="float">
            <text:p>102081.088901408</text:p>
          </table:table-cell>
          <table:table-cell/>
          <table:table-cell office:value-type="float" office:value="1443146272.41066" calcext:value-type="float">
            <text:p>1443146272.41066</text:p>
          </table:table-cell>
          <table:table-cell table:formula="of:=[.G359]-[.$B$2]" office:value-type="float" office:value="52.4104564189911" calcext:value-type="float">
            <text:p>52.410456419</text:p>
          </table:table-cell>
          <table:table-cell table:formula="of:=[.C359]/([.H359]-[.H358])" office:value-type="float" office:value="92545.0394810767" calcext:value-type="float">
            <text:p>92545.0394810767</text:p>
          </table:table-cell>
          <table:table-cell table:formula="of:=[.G359]-[.$B359]" office:value-type="float" office:value="10.2512922286987" calcext:value-type="float">
            <text:p>10.2512922287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3146262.20169" calcext:value-type="float">
            <text:p>1443146262.20169</text:p>
          </table:table-cell>
          <table:table-cell office:value-type="float" office:value="4320" calcext:value-type="float">
            <text:p>4320</text:p>
          </table:table-cell>
          <table:table-cell table:formula="of:=[.B360]-[.$B$2]" office:value-type="float" office:value="42.2014842033386" calcext:value-type="float">
            <text:p>42.2014842033</text:p>
          </table:table-cell>
          <table:table-cell table:formula="of:=[.C360]/([.D360]-[.D359])" office:value-type="float" office:value="102079.36361639" calcext:value-type="float">
            <text:p>102079.36361639</text:p>
          </table:table-cell>
          <table:table-cell/>
          <table:table-cell office:value-type="float" office:value="1443146272.45733" calcext:value-type="float">
            <text:p>1443146272.45733</text:p>
          </table:table-cell>
          <table:table-cell table:formula="of:=[.G360]-[.$B$2]" office:value-type="float" office:value="52.4571192264557" calcext:value-type="float">
            <text:p>52.4571192265</text:p>
          </table:table-cell>
          <table:table-cell table:formula="of:=[.C360]/([.H360]-[.H359])" office:value-type="float" office:value="92579.0846013141" calcext:value-type="float">
            <text:p>92579.0846013141</text:p>
          </table:table-cell>
          <table:table-cell table:formula="of:=[.G360]-[.$B360]" office:value-type="float" office:value="10.2556350231171" calcext:value-type="float">
            <text:p>10.2556350231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3146262.24401" calcext:value-type="float">
            <text:p>1443146262.24401</text:p>
          </table:table-cell>
          <table:table-cell office:value-type="float" office:value="4320" calcext:value-type="float">
            <text:p>4320</text:p>
          </table:table-cell>
          <table:table-cell table:formula="of:=[.B361]-[.$B$2]" office:value-type="float" office:value="42.2438042163849" calcext:value-type="float">
            <text:p>42.2438042164</text:p>
          </table:table-cell>
          <table:table-cell table:formula="of:=[.C361]/([.D361]-[.D360])" office:value-type="float" office:value="102079.36361639" calcext:value-type="float">
            <text:p>102079.36361639</text:p>
          </table:table-cell>
          <table:table-cell/>
          <table:table-cell office:value-type="float" office:value="1443146272.50408" calcext:value-type="float">
            <text:p>1443146272.50408</text:p>
          </table:table-cell>
          <table:table-cell table:formula="of:=[.G361]-[.$B$2]" office:value-type="float" office:value="52.503879070282" calcext:value-type="float">
            <text:p>52.5038790703</text:p>
          </table:table-cell>
          <table:table-cell table:formula="of:=[.C361]/([.H361]-[.H360])" office:value-type="float" office:value="92386.9638240918" calcext:value-type="float">
            <text:p>92386.9638240918</text:p>
          </table:table-cell>
          <table:table-cell table:formula="of:=[.G361]-[.$B361]" office:value-type="float" office:value="10.2600748538971" calcext:value-type="float">
            <text:p>10.260074853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3146262.28633" calcext:value-type="float">
            <text:p>1443146262.28633</text:p>
          </table:table-cell>
          <table:table-cell office:value-type="float" office:value="4320" calcext:value-type="float">
            <text:p>4320</text:p>
          </table:table-cell>
          <table:table-cell table:formula="of:=[.B362]-[.$B$2]" office:value-type="float" office:value="42.2861230373383" calcext:value-type="float">
            <text:p>42.2861230373</text:p>
          </table:table-cell>
          <table:table-cell table:formula="of:=[.C362]/([.D362]-[.D361])" office:value-type="float" office:value="102082.239123821" calcext:value-type="float">
            <text:p>102082.239123821</text:p>
          </table:table-cell>
          <table:table-cell/>
          <table:table-cell office:value-type="float" office:value="1443146272.55068" calcext:value-type="float">
            <text:p>1443146272.55068</text:p>
          </table:table-cell>
          <table:table-cell table:formula="of:=[.G362]-[.$B$2]" office:value-type="float" office:value="52.5504775047302" calcext:value-type="float">
            <text:p>52.5504775047</text:p>
          </table:table-cell>
          <table:table-cell table:formula="of:=[.C362]/([.H362]-[.H361])" office:value-type="float" office:value="92706.977201097" calcext:value-type="float">
            <text:p>92706.977201097</text:p>
          </table:table-cell>
          <table:table-cell table:formula="of:=[.G362]-[.$B362]" office:value-type="float" office:value="10.264354467392" calcext:value-type="float">
            <text:p>10.2643544674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3146262.32865" calcext:value-type="float">
            <text:p>1443146262.32865</text:p>
          </table:table-cell>
          <table:table-cell office:value-type="float" office:value="4320" calcext:value-type="float">
            <text:p>4320</text:p>
          </table:table-cell>
          <table:table-cell table:formula="of:=[.B363]-[.$B$2]" office:value-type="float" office:value="42.3284411430359" calcext:value-type="float">
            <text:p>42.328441143</text:p>
          </table:table-cell>
          <table:table-cell table:formula="of:=[.C363]/([.D363]-[.D362])" office:value-type="float" office:value="102083.964506042" calcext:value-type="float">
            <text:p>102083.964506042</text:p>
          </table:table-cell>
          <table:table-cell/>
          <table:table-cell office:value-type="float" office:value="1443146272.59739" calcext:value-type="float">
            <text:p>1443146272.59739</text:p>
          </table:table-cell>
          <table:table-cell table:formula="of:=[.G363]-[.$B$2]" office:value-type="float" office:value="52.5971825122833" calcext:value-type="float">
            <text:p>52.5971825123</text:p>
          </table:table-cell>
          <table:table-cell table:formula="of:=[.C363]/([.H363]-[.H362])" office:value-type="float" office:value="92495.4352076368" calcext:value-type="float">
            <text:p>92495.4352076368</text:p>
          </table:table-cell>
          <table:table-cell table:formula="of:=[.G363]-[.$B363]" office:value-type="float" office:value="10.2687413692474" calcext:value-type="float">
            <text:p>10.2687413692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3146262.37096" calcext:value-type="float">
            <text:p>1443146262.37096</text:p>
          </table:table-cell>
          <table:table-cell office:value-type="float" office:value="4320" calcext:value-type="float">
            <text:p>4320</text:p>
          </table:table-cell>
          <table:table-cell table:formula="of:=[.B364]-[.$B$2]" office:value-type="float" office:value="42.3707587718964" calcext:value-type="float">
            <text:p>42.3707587719</text:p>
          </table:table-cell>
          <table:table-cell table:formula="of:=[.C364]/([.D364]-[.D363])" office:value-type="float" office:value="102085.114793259" calcext:value-type="float">
            <text:p>102085.114793259</text:p>
          </table:table-cell>
          <table:table-cell/>
          <table:table-cell office:value-type="float" office:value="1443146272.64409" calcext:value-type="float">
            <text:p>1443146272.64409</text:p>
          </table:table-cell>
          <table:table-cell table:formula="of:=[.G364]-[.$B$2]" office:value-type="float" office:value="52.6438798904419" calcext:value-type="float">
            <text:p>52.6438798904</text:p>
          </table:table-cell>
          <table:table-cell table:formula="of:=[.C364]/([.H364]-[.H363])" office:value-type="float" office:value="92510.5470660615" calcext:value-type="float">
            <text:p>92510.5470660615</text:p>
          </table:table-cell>
          <table:table-cell table:formula="of:=[.G364]-[.$B364]" office:value-type="float" office:value="10.2731211185455" calcext:value-type="float">
            <text:p>10.273121118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3146262.41329" calcext:value-type="float">
            <text:p>1443146262.41329</text:p>
          </table:table-cell>
          <table:table-cell office:value-type="float" office:value="4320" calcext:value-type="float">
            <text:p>4320</text:p>
          </table:table-cell>
          <table:table-cell table:formula="of:=[.B365]-[.$B$2]" office:value-type="float" office:value="42.4130828380585" calcext:value-type="float">
            <text:p>42.4130828381</text:p>
          </table:table-cell>
          <table:table-cell table:formula="of:=[.C365]/([.D365]-[.D364])" office:value-type="float" office:value="102069.588102749" calcext:value-type="float">
            <text:p>102069.588102749</text:p>
          </table:table-cell>
          <table:table-cell/>
          <table:table-cell office:value-type="float" office:value="1443146272.69076" calcext:value-type="float">
            <text:p>1443146272.69076</text:p>
          </table:table-cell>
          <table:table-cell table:formula="of:=[.G365]-[.$B$2]" office:value-type="float" office:value="52.6905570030212" calcext:value-type="float">
            <text:p>52.690557003</text:p>
          </table:table-cell>
          <table:table-cell table:formula="of:=[.C365]/([.H365]-[.H364])" office:value-type="float" office:value="92550.7119288173" calcext:value-type="float">
            <text:p>92550.7119288173</text:p>
          </table:table-cell>
          <table:table-cell table:formula="of:=[.G365]-[.$B365]" office:value-type="float" office:value="10.2774741649628" calcext:value-type="float">
            <text:p>10.277474165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3146262.45561" calcext:value-type="float">
            <text:p>1443146262.45561</text:p>
          </table:table-cell>
          <table:table-cell office:value-type="float" office:value="4320" calcext:value-type="float">
            <text:p>4320</text:p>
          </table:table-cell>
          <table:table-cell table:formula="of:=[.B366]-[.$B$2]" office:value-type="float" office:value="42.4554016590118" calcext:value-type="float">
            <text:p>42.455401659</text:p>
          </table:table-cell>
          <table:table-cell table:formula="of:=[.C366]/([.D366]-[.D365])" office:value-type="float" office:value="102082.239123821" calcext:value-type="float">
            <text:p>102082.239123821</text:p>
          </table:table-cell>
          <table:table-cell/>
          <table:table-cell office:value-type="float" office:value="1443146272.73747" calcext:value-type="float">
            <text:p>1443146272.73747</text:p>
          </table:table-cell>
          <table:table-cell table:formula="of:=[.G366]-[.$B$2]" office:value-type="float" office:value="52.737268447876" calcext:value-type="float">
            <text:p>52.7372684479</text:p>
          </table:table-cell>
          <table:table-cell table:formula="of:=[.C366]/([.H366]-[.H365])" office:value-type="float" office:value="92482.6884168189" calcext:value-type="float">
            <text:p>92482.6884168189</text:p>
          </table:table-cell>
          <table:table-cell table:formula="of:=[.G366]-[.$B366]" office:value-type="float" office:value="10.2818667888641" calcext:value-type="float">
            <text:p>10.281866788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3146262.49792" calcext:value-type="float">
            <text:p>1443146262.49792</text:p>
          </table:table-cell>
          <table:table-cell office:value-type="float" office:value="4320" calcext:value-type="float">
            <text:p>4320</text:p>
          </table:table-cell>
          <table:table-cell table:formula="of:=[.B367]-[.$B$2]" office:value-type="float" office:value="42.4977095127106" calcext:value-type="float">
            <text:p>42.4977095127</text:p>
          </table:table-cell>
          <table:table-cell table:formula="of:=[.C367]/([.D367]-[.D366])" office:value-type="float" office:value="102108.701395307" calcext:value-type="float">
            <text:p>102108.701395307</text:p>
          </table:table-cell>
          <table:table-cell/>
          <table:table-cell office:value-type="float" office:value="1443146272.78417" calcext:value-type="float">
            <text:p>1443146272.78417</text:p>
          </table:table-cell>
          <table:table-cell table:formula="of:=[.G367]-[.$B$2]" office:value-type="float" office:value="52.7839646339417" calcext:value-type="float">
            <text:p>52.7839646339</text:p>
          </table:table-cell>
          <table:table-cell table:formula="of:=[.C367]/([.H367]-[.H366])" office:value-type="float" office:value="92512.9087400055" calcext:value-type="float">
            <text:p>92512.9087400055</text:p>
          </table:table-cell>
          <table:table-cell table:formula="of:=[.G367]-[.$B367]" office:value-type="float" office:value="10.2862551212311" calcext:value-type="float">
            <text:p>10.2862551212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3146262.54023" calcext:value-type="float">
            <text:p>1443146262.54023</text:p>
          </table:table-cell>
          <table:table-cell office:value-type="float" office:value="4320" calcext:value-type="float">
            <text:p>4320</text:p>
          </table:table-cell>
          <table:table-cell table:formula="of:=[.B368]-[.$B$2]" office:value-type="float" office:value="42.540020942688" calcext:value-type="float">
            <text:p>42.5400209427</text:p>
          </table:table-cell>
          <table:table-cell table:formula="of:=[.C368]/([.D368]-[.D367])" office:value-type="float" office:value="102100.070886418" calcext:value-type="float">
            <text:p>102100.070886418</text:p>
          </table:table-cell>
          <table:table-cell/>
          <table:table-cell office:value-type="float" office:value="1443146272.83084" calcext:value-type="float">
            <text:p>1443146272.83084</text:p>
          </table:table-cell>
          <table:table-cell table:formula="of:=[.G368]-[.$B$2]" office:value-type="float" office:value="52.8306293487549" calcext:value-type="float">
            <text:p>52.8306293488</text:p>
          </table:table-cell>
          <table:table-cell table:formula="of:=[.C368]/([.H368]-[.H367])" office:value-type="float" office:value="92575.3005732504" calcext:value-type="float">
            <text:p>92575.3005732504</text:p>
          </table:table-cell>
          <table:table-cell table:formula="of:=[.G368]-[.$B368]" office:value-type="float" office:value="10.2906084060669" calcext:value-type="float">
            <text:p>10.2906084061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3146262.58255" calcext:value-type="float">
            <text:p>1443146262.58255</text:p>
          </table:table-cell>
          <table:table-cell office:value-type="float" office:value="4320" calcext:value-type="float">
            <text:p>4320</text:p>
          </table:table-cell>
          <table:table-cell table:formula="of:=[.B369]-[.$B$2]" office:value-type="float" office:value="42.5823423862457" calcext:value-type="float">
            <text:p>42.5823423862</text:p>
          </table:table-cell>
          <table:table-cell table:formula="of:=[.C369]/([.D369]-[.D368])" office:value-type="float" office:value="102075.913221301" calcext:value-type="float">
            <text:p>102075.913221301</text:p>
          </table:table-cell>
          <table:table-cell/>
          <table:table-cell office:value-type="float" office:value="1443146272.87755" calcext:value-type="float">
            <text:p>1443146272.87755</text:p>
          </table:table-cell>
          <table:table-cell table:formula="of:=[.G369]-[.$B$2]" office:value-type="float" office:value="52.8773415088654" calcext:value-type="float">
            <text:p>52.8773415089</text:p>
          </table:table-cell>
          <table:table-cell table:formula="of:=[.C369]/([.H369]-[.H368])" office:value-type="float" office:value="92481.2723235932" calcext:value-type="float">
            <text:p>92481.2723235932</text:p>
          </table:table-cell>
          <table:table-cell table:formula="of:=[.G369]-[.$B369]" office:value-type="float" office:value="10.2949991226196" calcext:value-type="float">
            <text:p>10.2949991226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3146262.62486" calcext:value-type="float">
            <text:p>1443146262.62486</text:p>
          </table:table-cell>
          <table:table-cell office:value-type="float" office:value="4320" calcext:value-type="float">
            <text:p>4320</text:p>
          </table:table-cell>
          <table:table-cell table:formula="of:=[.B370]-[.$B$2]" office:value-type="float" office:value="42.6246554851532" calcext:value-type="float">
            <text:p>42.6246554852</text:p>
          </table:table-cell>
          <table:table-cell table:formula="of:=[.C370]/([.D370]-[.D369])" office:value-type="float" office:value="102096.043814869" calcext:value-type="float">
            <text:p>102096.043814869</text:p>
          </table:table-cell>
          <table:table-cell/>
          <table:table-cell office:value-type="float" office:value="1443146272.92424" calcext:value-type="float">
            <text:p>1443146272.92424</text:p>
          </table:table-cell>
          <table:table-cell table:formula="of:=[.G370]-[.$B$2]" office:value-type="float" office:value="52.9240295886993" calcext:value-type="float">
            <text:p>52.9240295887</text:p>
          </table:table-cell>
          <table:table-cell table:formula="of:=[.C370]/([.H370]-[.H369])" office:value-type="float" office:value="92528.9713211864" calcext:value-type="float">
            <text:p>92528.9713211864</text:p>
          </table:table-cell>
          <table:table-cell table:formula="of:=[.G370]-[.$B370]" office:value-type="float" office:value="10.2993741035461" calcext:value-type="float">
            <text:p>10.2993741035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3146262.66722" calcext:value-type="float">
            <text:p>1443146262.66722</text:p>
          </table:table-cell>
          <table:table-cell office:value-type="float" office:value="4320" calcext:value-type="float">
            <text:p>4320</text:p>
          </table:table-cell>
          <table:table-cell table:formula="of:=[.B371]-[.$B$2]" office:value-type="float" office:value="42.6670098304749" calcext:value-type="float">
            <text:p>42.6670098305</text:p>
          </table:table-cell>
          <table:table-cell table:formula="of:=[.C371]/([.D371]-[.D370])" office:value-type="float" office:value="101996.618462456" calcext:value-type="float">
            <text:p>101996.618462456</text:p>
          </table:table-cell>
          <table:table-cell/>
          <table:table-cell office:value-type="float" office:value="1443146272.9709" calcext:value-type="float">
            <text:p>1443146272.9709</text:p>
          </table:table-cell>
          <table:table-cell table:formula="of:=[.G371]-[.$B$2]" office:value-type="float" office:value="52.9706943035126" calcext:value-type="float">
            <text:p>52.9706943035</text:p>
          </table:table-cell>
          <table:table-cell table:formula="of:=[.C371]/([.H371]-[.H370])" office:value-type="float" office:value="92575.3005732504" calcext:value-type="float">
            <text:p>92575.3005732504</text:p>
          </table:table-cell>
          <table:table-cell table:formula="of:=[.G371]-[.$B371]" office:value-type="float" office:value="10.3036844730377" calcext:value-type="float">
            <text:p>10.303684473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3146262.70958" calcext:value-type="float">
            <text:p>1443146262.70958</text:p>
          </table:table-cell>
          <table:table-cell office:value-type="float" office:value="4320" calcext:value-type="float">
            <text:p>4320</text:p>
          </table:table-cell>
          <table:table-cell table:formula="of:=[.B372]-[.$B$2]" office:value-type="float" office:value="42.7093770503998" calcext:value-type="float">
            <text:p>42.7093770504</text:p>
          </table:table-cell>
          <table:table-cell table:formula="of:=[.C372]/([.D372]-[.D371])" office:value-type="float" office:value="101965.623603694" calcext:value-type="float">
            <text:p>101965.623603694</text:p>
          </table:table-cell>
          <table:table-cell/>
          <table:table-cell office:value-type="float" office:value="1443146273.01763" calcext:value-type="float">
            <text:p>1443146273.01763</text:p>
          </table:table-cell>
          <table:table-cell table:formula="of:=[.G372]-[.$B$2]" office:value-type="float" office:value="53.0174264907837" calcext:value-type="float">
            <text:p>53.0174264908</text:p>
          </table:table-cell>
          <table:table-cell table:formula="of:=[.C372]/([.H372]-[.H371])" office:value-type="float" office:value="92441.6393124806" calcext:value-type="float">
            <text:p>92441.6393124806</text:p>
          </table:table-cell>
          <table:table-cell table:formula="of:=[.G372]-[.$B372]" office:value-type="float" office:value="10.3080494403839" calcext:value-type="float">
            <text:p>10.3080494404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3146262.7519" calcext:value-type="float">
            <text:p>1443146262.7519</text:p>
          </table:table-cell>
          <table:table-cell office:value-type="float" office:value="4320" calcext:value-type="float">
            <text:p>4320</text:p>
          </table:table-cell>
          <table:table-cell table:formula="of:=[.B373]-[.$B$2]" office:value-type="float" office:value="42.7516965866089" calcext:value-type="float">
            <text:p>42.7516965866</text:p>
          </table:table-cell>
          <table:table-cell table:formula="of:=[.C373]/([.D373]-[.D372])" office:value-type="float" office:value="102080.513799922" calcext:value-type="float">
            <text:p>102080.513799922</text:p>
          </table:table-cell>
          <table:table-cell/>
          <table:table-cell office:value-type="float" office:value="1443146273.03206" calcext:value-type="float">
            <text:p>1443146273.03206</text:p>
          </table:table-cell>
          <table:table-cell table:formula="of:=[.G373]-[.$B$2]" office:value-type="float" office:value="53.0318500995636" calcext:value-type="float">
            <text:p>53.0318500996</text:p>
          </table:table-cell>
          <table:table-cell table:formula="of:=[.C373]/([.H373]-[.H372])" office:value-type="float" office:value="299508.955485396" calcext:value-type="float">
            <text:p>299508.955485396</text:p>
          </table:table-cell>
          <table:table-cell table:formula="of:=[.G373]-[.$B373]" office:value-type="float" office:value="10.2801535129547" calcext:value-type="float">
            <text:p>10.280153513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3146262.7942" calcext:value-type="float">
            <text:p>1443146262.7942</text:p>
          </table:table-cell>
          <table:table-cell office:value-type="float" office:value="4320" calcext:value-type="float">
            <text:p>4320</text:p>
          </table:table-cell>
          <table:table-cell table:formula="of:=[.B374]-[.$B$2]" office:value-type="float" office:value="42.7939960956573" calcext:value-type="float">
            <text:p>42.7939960957</text:p>
          </table:table-cell>
          <table:table-cell table:formula="of:=[.C374]/([.D374]-[.D373])" office:value-type="float" office:value="102128.844924669" calcext:value-type="float">
            <text:p>102128.844924669</text:p>
          </table:table-cell>
          <table:table-cell/>
          <table:table-cell office:value-type="float" office:value="1443146273.04648" calcext:value-type="float">
            <text:p>1443146273.04648</text:p>
          </table:table-cell>
          <table:table-cell table:formula="of:=[.G374]-[.$B$2]" office:value-type="float" office:value="53.0462713241577" calcext:value-type="float">
            <text:p>53.0462713242</text:p>
          </table:table-cell>
          <table:table-cell table:formula="of:=[.C374]/([.H374]-[.H373])" office:value-type="float" office:value="299558.471737729" calcext:value-type="float">
            <text:p>299558.471737729</text:p>
          </table:table-cell>
          <table:table-cell table:formula="of:=[.G374]-[.$B374]" office:value-type="float" office:value="10.2522752285004" calcext:value-type="float">
            <text:p>10.2522752285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3146262.83652" calcext:value-type="float">
            <text:p>1443146262.83652</text:p>
          </table:table-cell>
          <table:table-cell office:value-type="float" office:value="4320" calcext:value-type="float">
            <text:p>4320</text:p>
          </table:table-cell>
          <table:table-cell table:formula="of:=[.B375]-[.$B$2]" office:value-type="float" office:value="42.8363139629364" calcext:value-type="float">
            <text:p>42.8363139629</text:p>
          </table:table-cell>
          <table:table-cell table:formula="of:=[.C375]/([.D375]-[.D374])" office:value-type="float" office:value="102084.539646411" calcext:value-type="float">
            <text:p>102084.539646411</text:p>
          </table:table-cell>
          <table:table-cell/>
          <table:table-cell office:value-type="float" office:value="1443146273.07436" calcext:value-type="float">
            <text:p>1443146273.07436</text:p>
          </table:table-cell>
          <table:table-cell table:formula="of:=[.G375]-[.$B$2]" office:value-type="float" office:value="53.0741574764252" calcext:value-type="float">
            <text:p>53.0741574764</text:p>
          </table:table-cell>
          <table:table-cell table:formula="of:=[.C375]/([.H375]-[.H374])" office:value-type="float" office:value="154915.599634072" calcext:value-type="float">
            <text:p>154915.599634072</text:p>
          </table:table-cell>
          <table:table-cell table:formula="of:=[.G375]-[.$B375]" office:value-type="float" office:value="10.2378435134888" calcext:value-type="float">
            <text:p>10.237843513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3146262.87884" calcext:value-type="float">
            <text:p>1443146262.87884</text:p>
          </table:table-cell>
          <table:table-cell office:value-type="float" office:value="4320" calcext:value-type="float">
            <text:p>4320</text:p>
          </table:table-cell>
          <table:table-cell table:formula="of:=[.B376]-[.$B$2]" office:value-type="float" office:value="42.8786368370056" calcext:value-type="float">
            <text:p>42.878636837</text:p>
          </table:table-cell>
          <table:table-cell table:formula="of:=[.C376]/([.D376]-[.D375])" office:value-type="float" office:value="102072.46305946" calcext:value-type="float">
            <text:p>102072.46305946</text:p>
          </table:table-cell>
          <table:table-cell/>
          <table:table-cell office:value-type="float" office:value="1443146273.11825" calcext:value-type="float">
            <text:p>1443146273.11825</text:p>
          </table:table-cell>
          <table:table-cell table:formula="of:=[.G376]-[.$B$2]" office:value-type="float" office:value="53.1180472373962" calcext:value-type="float">
            <text:p>53.1180472374</text:p>
          </table:table-cell>
          <table:table-cell table:formula="of:=[.C376]/([.H376]-[.H375])" office:value-type="float" office:value="98428.4239517185" calcext:value-type="float">
            <text:p>98428.4239517185</text:p>
          </table:table-cell>
          <table:table-cell table:formula="of:=[.G376]-[.$B376]" office:value-type="float" office:value="10.2394104003906" calcext:value-type="float">
            <text:p>10.2394104004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3146262.92116" calcext:value-type="float">
            <text:p>1443146262.92116</text:p>
          </table:table-cell>
          <table:table-cell office:value-type="float" office:value="4320" calcext:value-type="float">
            <text:p>4320</text:p>
          </table:table-cell>
          <table:table-cell table:formula="of:=[.B377]-[.$B$2]" office:value-type="float" office:value="42.9209580421448" calcext:value-type="float">
            <text:p>42.9209580421</text:p>
          </table:table-cell>
          <table:table-cell table:formula="of:=[.C377]/([.D377]-[.D376])" office:value-type="float" office:value="102076.488270951" calcext:value-type="float">
            <text:p>102076.488270951</text:p>
          </table:table-cell>
          <table:table-cell/>
          <table:table-cell office:value-type="float" office:value="1443146273.16211" calcext:value-type="float">
            <text:p>1443146273.16211</text:p>
          </table:table-cell>
          <table:table-cell table:formula="of:=[.G377]-[.$B$2]" office:value-type="float" office:value="53.1619021892548" calcext:value-type="float">
            <text:p>53.1619021893</text:p>
          </table:table-cell>
          <table:table-cell table:formula="of:=[.C377]/([.H377]-[.H376])" office:value-type="float" office:value="98506.5498176046" calcext:value-type="float">
            <text:p>98506.5498176046</text:p>
          </table:table-cell>
          <table:table-cell table:formula="of:=[.G377]-[.$B377]" office:value-type="float" office:value="10.24094414711" calcext:value-type="float">
            <text:p>10.2409441471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3146262.96349" calcext:value-type="float">
            <text:p>1443146262.96349</text:p>
          </table:table-cell>
          <table:table-cell office:value-type="float" office:value="4320" calcext:value-type="float">
            <text:p>4320</text:p>
          </table:table-cell>
          <table:table-cell table:formula="of:=[.B378]-[.$B$2]" office:value-type="float" office:value="42.9632792472839" calcext:value-type="float">
            <text:p>42.9632792473</text:p>
          </table:table-cell>
          <table:table-cell table:formula="of:=[.C378]/([.D378]-[.D377])" office:value-type="float" office:value="102076.488270951" calcext:value-type="float">
            <text:p>102076.488270951</text:p>
          </table:table-cell>
          <table:table-cell/>
          <table:table-cell office:value-type="float" office:value="1443146273.20603" calcext:value-type="float">
            <text:p>1443146273.20603</text:p>
          </table:table-cell>
          <table:table-cell table:formula="of:=[.G378]-[.$B$2]" office:value-type="float" office:value="53.2058253288269" calcext:value-type="float">
            <text:p>53.2058253288</text:p>
          </table:table-cell>
          <table:table-cell table:formula="of:=[.C378]/([.H378]-[.H377])" office:value-type="float" office:value="98353.6250386751" calcext:value-type="float">
            <text:p>98353.6250386751</text:p>
          </table:table-cell>
          <table:table-cell table:formula="of:=[.G378]-[.$B378]" office:value-type="float" office:value="10.242546081543" calcext:value-type="float">
            <text:p>10.2425460815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3146263.00593" calcext:value-type="float">
            <text:p>1443146263.00593</text:p>
          </table:table-cell>
          <table:table-cell office:value-type="float" office:value="4320" calcext:value-type="float">
            <text:p>4320</text:p>
          </table:table-cell>
          <table:table-cell table:formula="of:=[.B379]-[.$B$2]" office:value-type="float" office:value="43.0057287216187" calcext:value-type="float">
            <text:p>43.0057287216</text:p>
          </table:table-cell>
          <table:table-cell table:formula="of:=[.C379]/([.D379]-[.D378])" office:value-type="float" office:value="101768.044662615" calcext:value-type="float">
            <text:p>101768.044662615</text:p>
          </table:table-cell>
          <table:table-cell/>
          <table:table-cell office:value-type="float" office:value="1443146273.2499" calcext:value-type="float">
            <text:p>1443146273.2499</text:p>
          </table:table-cell>
          <table:table-cell table:formula="of:=[.G379]-[.$B$2]" office:value-type="float" office:value="53.2496902942657" calcext:value-type="float">
            <text:p>53.2496902943</text:p>
          </table:table-cell>
          <table:table-cell table:formula="of:=[.C379]/([.H379]-[.H378])" office:value-type="float" office:value="98484.0625492573" calcext:value-type="float">
            <text:p>98484.0625492573</text:p>
          </table:table-cell>
          <table:table-cell table:formula="of:=[.G379]-[.$B379]" office:value-type="float" office:value="10.2439615726471" calcext:value-type="float">
            <text:p>10.2439615726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3146263.04928" calcext:value-type="float">
            <text:p>1443146263.04928</text:p>
          </table:table-cell>
          <table:table-cell office:value-type="float" office:value="4320" calcext:value-type="float">
            <text:p>4320</text:p>
          </table:table-cell>
          <table:table-cell table:formula="of:=[.B380]-[.$B$2]" office:value-type="float" office:value="43.0490713119507" calcext:value-type="float">
            <text:p>43.049071312</text:p>
          </table:table-cell>
          <table:table-cell table:formula="of:=[.C380]/([.D380]-[.D379])" office:value-type="float" office:value="99671.0156662559" calcext:value-type="float">
            <text:p>99671.0156662559</text:p>
          </table:table-cell>
          <table:table-cell/>
          <table:table-cell office:value-type="float" office:value="1443146273.29379" calcext:value-type="float">
            <text:p>1443146273.29379</text:p>
          </table:table-cell>
          <table:table-cell table:formula="of:=[.G380]-[.$B$2]" office:value-type="float" office:value="53.2935855388641" calcext:value-type="float">
            <text:p>53.2935855389</text:p>
          </table:table-cell>
          <table:table-cell table:formula="of:=[.C380]/([.H380]-[.H379])" office:value-type="float" office:value="98416.1277497148" calcext:value-type="float">
            <text:p>98416.1277497148</text:p>
          </table:table-cell>
          <table:table-cell table:formula="of:=[.G380]-[.$B380]" office:value-type="float" office:value="10.2445142269135" calcext:value-type="float">
            <text:p>10.2445142269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3146263.09261" calcext:value-type="float">
            <text:p>1443146263.09261</text:p>
          </table:table-cell>
          <table:table-cell office:value-type="float" office:value="4320" calcext:value-type="float">
            <text:p>4320</text:p>
          </table:table-cell>
          <table:table-cell table:formula="of:=[.B381]-[.$B$2]" office:value-type="float" office:value="43.0924043655396" calcext:value-type="float">
            <text:p>43.0924043655</text:p>
          </table:table-cell>
          <table:table-cell table:formula="of:=[.C381]/([.D381]-[.D380])" office:value-type="float" office:value="99692.9512742638" calcext:value-type="float">
            <text:p>99692.9512742638</text:p>
          </table:table-cell>
          <table:table-cell/>
          <table:table-cell office:value-type="float" office:value="1443146273.33767" calcext:value-type="float">
            <text:p>1443146273.33767</text:p>
          </table:table-cell>
          <table:table-cell table:formula="of:=[.G381]-[.$B$2]" office:value-type="float" office:value="53.337459564209" calcext:value-type="float">
            <text:p>53.3374595642</text:p>
          </table:table-cell>
          <table:table-cell table:formula="of:=[.C381]/([.H381]-[.H380])" office:value-type="float" office:value="98463.7257704284" calcext:value-type="float">
            <text:p>98463.7257704284</text:p>
          </table:table-cell>
          <table:table-cell table:formula="of:=[.G381]-[.$B381]" office:value-type="float" office:value="10.2450551986694" calcext:value-type="float">
            <text:p>10.245055198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3146263.13594" calcext:value-type="float">
            <text:p>1443146263.13594</text:p>
          </table:table-cell>
          <table:table-cell office:value-type="float" office:value="4320" calcext:value-type="float">
            <text:p>4320</text:p>
          </table:table-cell>
          <table:table-cell table:formula="of:=[.B382]-[.$B$2]" office:value-type="float" office:value="43.1357374191284" calcext:value-type="float">
            <text:p>43.1357374191</text:p>
          </table:table-cell>
          <table:table-cell table:formula="of:=[.C382]/([.D382]-[.D381])" office:value-type="float" office:value="99692.9512742638" calcext:value-type="float">
            <text:p>99692.9512742638</text:p>
          </table:table-cell>
          <table:table-cell/>
          <table:table-cell office:value-type="float" office:value="1443146273.38153" calcext:value-type="float">
            <text:p>1443146273.38153</text:p>
          </table:table-cell>
          <table:table-cell table:formula="of:=[.G382]-[.$B$2]" office:value-type="float" office:value="53.3813207149506" calcext:value-type="float">
            <text:p>53.381320715</text:p>
          </table:table-cell>
          <table:table-cell table:formula="of:=[.C382]/([.H382]-[.H381])" office:value-type="float" office:value="98492.6279169634" calcext:value-type="float">
            <text:p>98492.6279169634</text:p>
          </table:table-cell>
          <table:table-cell table:formula="of:=[.G382]-[.$B382]" office:value-type="float" office:value="10.2455832958221" calcext:value-type="float">
            <text:p>10.245583295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3146263.17928" calcext:value-type="float">
            <text:p>1443146263.17928</text:p>
          </table:table-cell>
          <table:table-cell office:value-type="float" office:value="4320" calcext:value-type="float">
            <text:p>4320</text:p>
          </table:table-cell>
          <table:table-cell table:formula="of:=[.B383]-[.$B$2]" office:value-type="float" office:value="43.1790723800659" calcext:value-type="float">
            <text:p>43.1790723801</text:p>
          </table:table-cell>
          <table:table-cell table:formula="of:=[.C383]/([.D383]-[.D382])" office:value-type="float" office:value="99688.5633802817" calcext:value-type="float">
            <text:p>99688.5633802817</text:p>
          </table:table-cell>
          <table:table-cell/>
          <table:table-cell office:value-type="float" office:value="1443146273.42544" calcext:value-type="float">
            <text:p>1443146273.42544</text:p>
          </table:table-cell>
          <table:table-cell table:formula="of:=[.G383]-[.$B$2]" office:value-type="float" office:value="53.4252338409424" calcext:value-type="float">
            <text:p>53.4252338409</text:p>
          </table:table-cell>
          <table:table-cell table:formula="of:=[.C383]/([.H383]-[.H382])" office:value-type="float" office:value="98376.0527730271" calcext:value-type="float">
            <text:p>98376.0527730271</text:p>
          </table:table-cell>
          <table:table-cell table:formula="of:=[.G383]-[.$B383]" office:value-type="float" office:value="10.2461614608765" calcext:value-type="float">
            <text:p>10.2461614609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3146263.22261" calcext:value-type="float">
            <text:p>1443146263.22261</text:p>
          </table:table-cell>
          <table:table-cell office:value-type="float" office:value="4320" calcext:value-type="float">
            <text:p>4320</text:p>
          </table:table-cell>
          <table:table-cell table:formula="of:=[.B384]-[.$B$2]" office:value-type="float" office:value="43.2224032878876" calcext:value-type="float">
            <text:p>43.2224032879</text:p>
          </table:table-cell>
          <table:table-cell table:formula="of:=[.C384]/([.D384]-[.D383])" office:value-type="float" office:value="99697.8881167363" calcext:value-type="float">
            <text:p>99697.8881167363</text:p>
          </table:table-cell>
          <table:table-cell/>
          <table:table-cell office:value-type="float" office:value="1443146273.46936" calcext:value-type="float">
            <text:p>1443146273.46936</text:p>
          </table:table-cell>
          <table:table-cell table:formula="of:=[.G384]-[.$B$2]" office:value-type="float" office:value="53.4691548347473" calcext:value-type="float">
            <text:p>53.4691548347</text:p>
          </table:table-cell>
          <table:table-cell table:formula="of:=[.C384]/([.H384]-[.H383])" office:value-type="float" office:value="98358.4301208351" calcext:value-type="float">
            <text:p>98358.4301208351</text:p>
          </table:table-cell>
          <table:table-cell table:formula="of:=[.G384]-[.$B384]" office:value-type="float" office:value="10.2467515468597" calcext:value-type="float">
            <text:p>10.2467515469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3146263.26594" calcext:value-type="float">
            <text:p>1443146263.26594</text:p>
          </table:table-cell>
          <table:table-cell office:value-type="float" office:value="4320" calcext:value-type="float">
            <text:p>4320</text:p>
          </table:table-cell>
          <table:table-cell table:formula="of:=[.B385]-[.$B$2]" office:value-type="float" office:value="43.2657341957092" calcext:value-type="float">
            <text:p>43.2657341957</text:p>
          </table:table-cell>
          <table:table-cell table:formula="of:=[.C385]/([.D385]-[.D384])" office:value-type="float" office:value="99697.8881167363" calcext:value-type="float">
            <text:p>99697.8881167363</text:p>
          </table:table-cell>
          <table:table-cell/>
          <table:table-cell office:value-type="float" office:value="1443146273.51323" calcext:value-type="float">
            <text:p>1443146273.51323</text:p>
          </table:table-cell>
          <table:table-cell table:formula="of:=[.G385]-[.$B$2]" office:value-type="float" office:value="53.5130224227905" calcext:value-type="float">
            <text:p>53.5130224228</text:p>
          </table:table-cell>
          <table:table-cell table:formula="of:=[.C385]/([.H385]-[.H384])" office:value-type="float" office:value="98478.1747230888" calcext:value-type="float">
            <text:p>98478.1747230888</text:p>
          </table:table-cell>
          <table:table-cell table:formula="of:=[.G385]-[.$B385]" office:value-type="float" office:value="10.2472882270813" calcext:value-type="float">
            <text:p>10.2472882271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3146263.30927" calcext:value-type="float">
            <text:p>1443146263.30927</text:p>
          </table:table-cell>
          <table:table-cell office:value-type="float" office:value="4320" calcext:value-type="float">
            <text:p>4320</text:p>
          </table:table-cell>
          <table:table-cell table:formula="of:=[.B386]-[.$B$2]" office:value-type="float" office:value="43.3090648651123" calcext:value-type="float">
            <text:p>43.3090648651</text:p>
          </table:table-cell>
          <table:table-cell table:formula="of:=[.C386]/([.D386]-[.D385])" office:value-type="float" office:value="99698.436684971" calcext:value-type="float">
            <text:p>99698.436684971</text:p>
          </table:table-cell>
          <table:table-cell/>
          <table:table-cell office:value-type="float" office:value="1443146273.55711" calcext:value-type="float">
            <text:p>1443146273.55711</text:p>
          </table:table-cell>
          <table:table-cell table:formula="of:=[.G386]-[.$B$2]" office:value-type="float" office:value="53.5569043159485" calcext:value-type="float">
            <text:p>53.5569043159</text:p>
          </table:table-cell>
          <table:table-cell table:formula="of:=[.C386]/([.H386]-[.H385])" office:value-type="float" office:value="98446.07169635" calcext:value-type="float">
            <text:p>98446.07169635</text:p>
          </table:table-cell>
          <table:table-cell table:formula="of:=[.G386]-[.$B386]" office:value-type="float" office:value="10.2478394508362" calcext:value-type="float">
            <text:p>10.2478394508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3146263.3526" calcext:value-type="float">
            <text:p>1443146263.3526</text:p>
          </table:table-cell>
          <table:table-cell office:value-type="float" office:value="4320" calcext:value-type="float">
            <text:p>4320</text:p>
          </table:table-cell>
          <table:table-cell table:formula="of:=[.B387]-[.$B$2]" office:value-type="float" office:value="43.352395772934" calcext:value-type="float">
            <text:p>43.3523957729</text:p>
          </table:table-cell>
          <table:table-cell table:formula="of:=[.C387]/([.D387]-[.D386])" office:value-type="float" office:value="99697.8881167363" calcext:value-type="float">
            <text:p>99697.8881167363</text:p>
          </table:table-cell>
          <table:table-cell/>
          <table:table-cell office:value-type="float" office:value="1443146273.601" calcext:value-type="float">
            <text:p>1443146273.601</text:p>
          </table:table-cell>
          <table:table-cell table:formula="of:=[.G387]-[.$B$2]" office:value-type="float" office:value="53.6007905006409" calcext:value-type="float">
            <text:p>53.6007905006</text:p>
          </table:table-cell>
          <table:table-cell table:formula="of:=[.C387]/([.H387]-[.H386])" office:value-type="float" office:value="98436.4448693989" calcext:value-type="float">
            <text:p>98436.4448693989</text:p>
          </table:table-cell>
          <table:table-cell table:formula="of:=[.G387]-[.$B387]" office:value-type="float" office:value="10.2483947277069" calcext:value-type="float">
            <text:p>10.24839472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3146263.39594" calcext:value-type="float">
            <text:p>1443146263.39594</text:p>
          </table:table-cell>
          <table:table-cell office:value-type="float" office:value="4320" calcext:value-type="float">
            <text:p>4320</text:p>
          </table:table-cell>
          <table:table-cell table:formula="of:=[.B388]-[.$B$2]" office:value-type="float" office:value="43.3957304954529" calcext:value-type="float">
            <text:p>43.3957304955</text:p>
          </table:table-cell>
          <table:table-cell table:formula="of:=[.C388]/([.D388]-[.D387])" office:value-type="float" office:value="99689.1118459059" calcext:value-type="float">
            <text:p>99689.1118459059</text:p>
          </table:table-cell>
          <table:table-cell/>
          <table:table-cell office:value-type="float" office:value="1443146273.64487" calcext:value-type="float">
            <text:p>1443146273.64487</text:p>
          </table:table-cell>
          <table:table-cell table:formula="of:=[.G388]-[.$B$2]" office:value-type="float" office:value="53.6446621417999" calcext:value-type="float">
            <text:p>53.6446621418</text:p>
          </table:table-cell>
          <table:table-cell table:formula="of:=[.C388]/([.H388]-[.H387])" office:value-type="float" office:value="98469.0767399775" calcext:value-type="float">
            <text:p>98469.0767399775</text:p>
          </table:table-cell>
          <table:table-cell table:formula="of:=[.G388]-[.$B388]" office:value-type="float" office:value="10.248931646347" calcext:value-type="float">
            <text:p>10.2489316463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3146263.43928" calcext:value-type="float">
            <text:p>1443146263.43928</text:p>
          </table:table-cell>
          <table:table-cell office:value-type="float" office:value="4320" calcext:value-type="float">
            <text:p>4320</text:p>
          </table:table-cell>
          <table:table-cell table:formula="of:=[.B389]-[.$B$2]" office:value-type="float" office:value="43.4390752315521" calcext:value-type="float">
            <text:p>43.4390752316</text:p>
          </table:table-cell>
          <table:table-cell table:formula="of:=[.C389]/([.D389]-[.D388])" office:value-type="float" office:value="99666.0814847003" calcext:value-type="float">
            <text:p>99666.0814847003</text:p>
          </table:table-cell>
          <table:table-cell/>
          <table:table-cell office:value-type="float" office:value="1443146273.6889" calcext:value-type="float">
            <text:p>1443146273.6889</text:p>
          </table:table-cell>
          <table:table-cell table:formula="of:=[.G389]-[.$B$2]" office:value-type="float" office:value="53.6886913776398" calcext:value-type="float">
            <text:p>53.6886913776</text:p>
          </table:table-cell>
          <table:table-cell table:formula="of:=[.C389]/([.H389]-[.H388])" office:value-type="float" office:value="98116.6245018195" calcext:value-type="float">
            <text:p>98116.6245018195</text:p>
          </table:table-cell>
          <table:table-cell table:formula="of:=[.G389]-[.$B389]" office:value-type="float" office:value="10.2496161460876" calcext:value-type="float">
            <text:p>10.249616146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3146263.48262" calcext:value-type="float">
            <text:p>1443146263.48262</text:p>
          </table:table-cell>
          <table:table-cell office:value-type="float" office:value="4320" calcext:value-type="float">
            <text:p>4320</text:p>
          </table:table-cell>
          <table:table-cell table:formula="of:=[.B390]-[.$B$2]" office:value-type="float" office:value="43.4824154376984" calcext:value-type="float">
            <text:p>43.4824154377</text:p>
          </table:table-cell>
          <table:table-cell table:formula="of:=[.C390]/([.D390]-[.D389])" office:value-type="float" office:value="99676.498663234" calcext:value-type="float">
            <text:p>99676.498663234</text:p>
          </table:table-cell>
          <table:table-cell/>
          <table:table-cell office:value-type="float" office:value="1443146273.73278" calcext:value-type="float">
            <text:p>1443146273.73278</text:p>
          </table:table-cell>
          <table:table-cell table:formula="of:=[.G390]-[.$B$2]" office:value-type="float" office:value="53.7325730323792" calcext:value-type="float">
            <text:p>53.7325730324</text:p>
          </table:table-cell>
          <table:table-cell table:formula="of:=[.C390]/([.H390]-[.H389])" office:value-type="float" office:value="98446.6065752799" calcext:value-type="float">
            <text:p>98446.6065752799</text:p>
          </table:table-cell>
          <table:table-cell table:formula="of:=[.G390]-[.$B390]" office:value-type="float" office:value="10.2501575946808" calcext:value-type="float">
            <text:p>10.2501575947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3146263.52595" calcext:value-type="float">
            <text:p>1443146263.52595</text:p>
          </table:table-cell>
          <table:table-cell office:value-type="float" office:value="4320" calcext:value-type="float">
            <text:p>4320</text:p>
          </table:table-cell>
          <table:table-cell table:formula="of:=[.B391]-[.$B$2]" office:value-type="float" office:value="43.525741815567" calcext:value-type="float">
            <text:p>43.5257418156</text:p>
          </table:table-cell>
          <table:table-cell table:formula="of:=[.C391]/([.D391]-[.D390])" office:value-type="float" office:value="99708.3119455878" calcext:value-type="float">
            <text:p>99708.3119455878</text:p>
          </table:table-cell>
          <table:table-cell/>
          <table:table-cell office:value-type="float" office:value="1443146273.7765" calcext:value-type="float">
            <text:p>1443146273.7765</text:p>
          </table:table-cell>
          <table:table-cell table:formula="of:=[.G391]-[.$B$2]" office:value-type="float" office:value="53.7762939929962" calcext:value-type="float">
            <text:p>53.776293993</text:p>
          </table:table-cell>
          <table:table-cell table:formula="of:=[.C391]/([.H391]-[.H390])" office:value-type="float" office:value="98808.4419699093" calcext:value-type="float">
            <text:p>98808.4419699093</text:p>
          </table:table-cell>
          <table:table-cell table:formula="of:=[.G391]-[.$B391]" office:value-type="float" office:value="10.2505521774292" calcext:value-type="float">
            <text:p>10.250552177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3146263.56928" calcext:value-type="float">
            <text:p>1443146263.56928</text:p>
          </table:table-cell>
          <table:table-cell office:value-type="float" office:value="4320" calcext:value-type="float">
            <text:p>4320</text:p>
          </table:table-cell>
          <table:table-cell table:formula="of:=[.B392]-[.$B$2]" office:value-type="float" office:value="43.569073677063" calcext:value-type="float">
            <text:p>43.5690736771</text:p>
          </table:table-cell>
          <table:table-cell table:formula="of:=[.C392]/([.D392]-[.D391])" office:value-type="float" office:value="99695.6939041635" calcext:value-type="float">
            <text:p>99695.6939041635</text:p>
          </table:table-cell>
          <table:table-cell/>
          <table:table-cell office:value-type="float" office:value="1443146273.82042" calcext:value-type="float">
            <text:p>1443146273.82042</text:p>
          </table:table-cell>
          <table:table-cell table:formula="of:=[.G392]-[.$B$2]" office:value-type="float" office:value="53.8202133178711" calcext:value-type="float">
            <text:p>53.8202133179</text:p>
          </table:table-cell>
          <table:table-cell table:formula="of:=[.C392]/([.H392]-[.H391])" office:value-type="float" office:value="98362.1677315687" calcext:value-type="float">
            <text:p>98362.1677315687</text:p>
          </table:table-cell>
          <table:table-cell table:formula="of:=[.G392]-[.$B392]" office:value-type="float" office:value="10.2511396408081" calcext:value-type="float">
            <text:p>10.2511396408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3146263.61261" calcext:value-type="float">
            <text:p>1443146263.61261</text:p>
          </table:table-cell>
          <table:table-cell office:value-type="float" office:value="4320" calcext:value-type="float">
            <text:p>4320</text:p>
          </table:table-cell>
          <table:table-cell table:formula="of:=[.B393]-[.$B$2]" office:value-type="float" office:value="43.6124048233032" calcext:value-type="float">
            <text:p>43.6124048233</text:p>
          </table:table-cell>
          <table:table-cell table:formula="of:=[.C393]/([.D393]-[.D392])" office:value-type="float" office:value="99697.3395545383" calcext:value-type="float">
            <text:p>99697.3395545383</text:p>
          </table:table-cell>
          <table:table-cell/>
          <table:table-cell office:value-type="float" office:value="1443146273.86442" calcext:value-type="float">
            <text:p>1443146273.86442</text:p>
          </table:table-cell>
          <table:table-cell table:formula="of:=[.G393]-[.$B$2]" office:value-type="float" office:value="53.8642137050629" calcext:value-type="float">
            <text:p>53.8642137051</text:p>
          </table:table-cell>
          <table:table-cell table:formula="of:=[.C393]/([.H393]-[.H392])" office:value-type="float" office:value="98180.95420778" calcext:value-type="float">
            <text:p>98180.95420778</text:p>
          </table:table-cell>
          <table:table-cell table:formula="of:=[.G393]-[.$B393]" office:value-type="float" office:value="10.2518088817596" calcext:value-type="float">
            <text:p>10.2518088818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3146263.65594" calcext:value-type="float">
            <text:p>1443146263.65594</text:p>
          </table:table-cell>
          <table:table-cell office:value-type="float" office:value="4320" calcext:value-type="float">
            <text:p>4320</text:p>
          </table:table-cell>
          <table:table-cell table:formula="of:=[.B394]-[.$B$2]" office:value-type="float" office:value="43.6557328701019" calcext:value-type="float">
            <text:p>43.6557328701</text:p>
          </table:table-cell>
          <table:table-cell table:formula="of:=[.C394]/([.D394]-[.D393])" office:value-type="float" office:value="99704.4713340047" calcext:value-type="float">
            <text:p>99704.4713340047</text:p>
          </table:table-cell>
          <table:table-cell/>
          <table:table-cell office:value-type="float" office:value="1443146273.90822" calcext:value-type="float">
            <text:p>1443146273.90822</text:p>
          </table:table-cell>
          <table:table-cell table:formula="of:=[.G394]-[.$B$2]" office:value-type="float" office:value="53.9080190658569" calcext:value-type="float">
            <text:p>53.9080190659</text:p>
          </table:table-cell>
          <table:table-cell table:formula="of:=[.C394]/([.H394]-[.H393])" office:value-type="float" office:value="98618.0668687715" calcext:value-type="float">
            <text:p>98618.0668687715</text:p>
          </table:table-cell>
          <table:table-cell table:formula="of:=[.G394]-[.$B394]" office:value-type="float" office:value="10.252286195755" calcext:value-type="float">
            <text:p>10.2522861958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3146263.6993" calcext:value-type="float">
            <text:p>1443146263.6993</text:p>
          </table:table-cell>
          <table:table-cell office:value-type="float" office:value="4320" calcext:value-type="float">
            <text:p>4320</text:p>
          </table:table-cell>
          <table:table-cell table:formula="of:=[.B395]-[.$B$2]" office:value-type="float" office:value="43.6990892887116" calcext:value-type="float">
            <text:p>43.6990892887</text:p>
          </table:table-cell>
          <table:table-cell table:formula="of:=[.C395]/([.D395]-[.D394])" office:value-type="float" office:value="99639.2261754193" calcext:value-type="float">
            <text:p>99639.2261754193</text:p>
          </table:table-cell>
          <table:table-cell/>
          <table:table-cell office:value-type="float" office:value="1443146273.95206" calcext:value-type="float">
            <text:p>1443146273.95206</text:p>
          </table:table-cell>
          <table:table-cell table:formula="of:=[.G395]-[.$B$2]" office:value-type="float" office:value="53.9518530368805" calcext:value-type="float">
            <text:p>53.9518530369</text:p>
          </table:table-cell>
          <table:table-cell table:formula="of:=[.C395]/([.H395]-[.H394])" office:value-type="float" office:value="98553.699314126" calcext:value-type="float">
            <text:p>98553.699314126</text:p>
          </table:table-cell>
          <table:table-cell table:formula="of:=[.G395]-[.$B395]" office:value-type="float" office:value="10.2527637481689" calcext:value-type="float">
            <text:p>10.252763748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3146263.74263" calcext:value-type="float">
            <text:p>1443146263.74263</text:p>
          </table:table-cell>
          <table:table-cell office:value-type="float" office:value="4320" calcext:value-type="float">
            <text:p>4320</text:p>
          </table:table-cell>
          <table:table-cell table:formula="of:=[.B396]-[.$B$2]" office:value-type="float" office:value="43.7424232959747" calcext:value-type="float">
            <text:p>43.742423296</text:p>
          </table:table-cell>
          <table:table-cell table:formula="of:=[.C396]/([.D396]-[.D395])" office:value-type="float" office:value="99690.7572789894" calcext:value-type="float">
            <text:p>99690.7572789894</text:p>
          </table:table-cell>
          <table:table-cell/>
          <table:table-cell office:value-type="float" office:value="1443146273.996" calcext:value-type="float">
            <text:p>1443146273.996</text:p>
          </table:table-cell>
          <table:table-cell table:formula="of:=[.G396]-[.$B$2]" office:value-type="float" office:value="53.9957957267761" calcext:value-type="float">
            <text:p>53.9957957268</text:p>
          </table:table-cell>
          <table:table-cell table:formula="of:=[.C396]/([.H396]-[.H395])" office:value-type="float" office:value="98309.8670168033" calcext:value-type="float">
            <text:p>98309.8670168033</text:p>
          </table:table-cell>
          <table:table-cell table:formula="of:=[.G396]-[.$B396]" office:value-type="float" office:value="10.2533724308014" calcext:value-type="float">
            <text:p>10.2533724308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3146263.78596" calcext:value-type="float">
            <text:p>1443146263.78596</text:p>
          </table:table-cell>
          <table:table-cell office:value-type="float" office:value="4320" calcext:value-type="float">
            <text:p>4320</text:p>
          </table:table-cell>
          <table:table-cell table:formula="of:=[.B397]-[.$B$2]" office:value-type="float" office:value="43.7857563495636" calcext:value-type="float">
            <text:p>43.7857563496</text:p>
          </table:table-cell>
          <table:table-cell table:formula="of:=[.C397]/([.D397]-[.D396])" office:value-type="float" office:value="99692.9512742638" calcext:value-type="float">
            <text:p>99692.9512742638</text:p>
          </table:table-cell>
          <table:table-cell/>
          <table:table-cell office:value-type="float" office:value="1443146274.01034" calcext:value-type="float">
            <text:p>1443146274.01034</text:p>
          </table:table-cell>
          <table:table-cell table:formula="of:=[.G397]-[.$B$2]" office:value-type="float" office:value="54.0101323127747" calcext:value-type="float">
            <text:p>54.0101323128</text:p>
          </table:table-cell>
          <table:table-cell table:formula="of:=[.C397]/([.H397]-[.H396])" office:value-type="float" office:value="301326.968668928" calcext:value-type="float">
            <text:p>301326.968668928</text:p>
          </table:table-cell>
          <table:table-cell table:formula="of:=[.G397]-[.$B397]" office:value-type="float" office:value="10.2243759632111" calcext:value-type="float">
            <text:p>10.2243759632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3146263.82929" calcext:value-type="float">
            <text:p>1443146263.82929</text:p>
          </table:table-cell>
          <table:table-cell office:value-type="float" office:value="4320" calcext:value-type="float">
            <text:p>4320</text:p>
          </table:table-cell>
          <table:table-cell table:formula="of:=[.B398]-[.$B$2]" office:value-type="float" office:value="43.8290889263153" calcext:value-type="float">
            <text:p>43.8290889263</text:p>
          </table:table-cell>
          <table:table-cell table:formula="of:=[.C398]/([.D398]-[.D397])" office:value-type="float" office:value="99694.0483081155" calcext:value-type="float">
            <text:p>99694.0483081155</text:p>
          </table:table-cell>
          <table:table-cell/>
          <table:table-cell office:value-type="float" office:value="1443146274.0247" calcext:value-type="float">
            <text:p>1443146274.0247</text:p>
          </table:table-cell>
          <table:table-cell table:formula="of:=[.G398]-[.$B$2]" office:value-type="float" office:value="54.0244898796082" calcext:value-type="float">
            <text:p>54.0244898796</text:p>
          </table:table-cell>
          <table:table-cell table:formula="of:=[.C398]/([.H398]-[.H397])" office:value-type="float" office:value="300886.636997675" calcext:value-type="float">
            <text:p>300886.636997675</text:p>
          </table:table-cell>
          <table:table-cell table:formula="of:=[.G398]-[.$B398]" office:value-type="float" office:value="10.1954009532928" calcext:value-type="float">
            <text:p>10.195400953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3146263.87265" calcext:value-type="float">
            <text:p>1443146263.87265</text:p>
          </table:table-cell>
          <table:table-cell office:value-type="float" office:value="4320" calcext:value-type="float">
            <text:p>4320</text:p>
          </table:table-cell>
          <table:table-cell table:formula="of:=[.B399]-[.$B$2]" office:value-type="float" office:value="43.8724429607391" calcext:value-type="float">
            <text:p>43.8724429607</text:p>
          </table:table-cell>
          <table:table-cell table:formula="of:=[.C399]/([.D399]-[.D398])" office:value-type="float" office:value="99644.705675319" calcext:value-type="float">
            <text:p>99644.705675319</text:p>
          </table:table-cell>
          <table:table-cell/>
          <table:table-cell office:value-type="float" office:value="1443146274.05903" calcext:value-type="float">
            <text:p>1443146274.05903</text:p>
          </table:table-cell>
          <table:table-cell table:formula="of:=[.G399]-[.$B$2]" office:value-type="float" office:value="54.0588266849518" calcext:value-type="float">
            <text:p>54.058826685</text:p>
          </table:table-cell>
          <table:table-cell table:formula="of:=[.C399]/([.H399]-[.H398])" office:value-type="float" office:value="125812.519736979" calcext:value-type="float">
            <text:p>125812.519736979</text:p>
          </table:table-cell>
          <table:table-cell table:formula="of:=[.G399]-[.$B399]" office:value-type="float" office:value="10.1863837242126" calcext:value-type="float">
            <text:p>10.1863837242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3146263.91599" calcext:value-type="float">
            <text:p>1443146263.91599</text:p>
          </table:table-cell>
          <table:table-cell office:value-type="float" office:value="4320" calcext:value-type="float">
            <text:p>4320</text:p>
          </table:table-cell>
          <table:table-cell table:formula="of:=[.B400]-[.$B$2]" office:value-type="float" office:value="43.915780544281" calcext:value-type="float">
            <text:p>43.9157805443</text:p>
          </table:table-cell>
          <table:table-cell table:formula="of:=[.C400]/([.D400]-[.D399])" office:value-type="float" office:value="99682.5306567054" calcext:value-type="float">
            <text:p>99682.5306567054</text:p>
          </table:table-cell>
          <table:table-cell/>
          <table:table-cell office:value-type="float" office:value="1443146274.10776" calcext:value-type="float">
            <text:p>1443146274.10776</text:p>
          </table:table-cell>
          <table:table-cell table:formula="of:=[.G400]-[.$B$2]" office:value-type="float" office:value="54.1075508594513" calcext:value-type="float">
            <text:p>54.1075508595</text:p>
          </table:table-cell>
          <table:table-cell table:formula="of:=[.C400]/([.H400]-[.H399])" office:value-type="float" office:value="88662.353839228" calcext:value-type="float">
            <text:p>88662.353839228</text:p>
          </table:table-cell>
          <table:table-cell table:formula="of:=[.G400]-[.$B400]" office:value-type="float" office:value="10.1917703151703" calcext:value-type="float">
            <text:p>10.1917703152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3146263.95932" calcext:value-type="float">
            <text:p>1443146263.95932</text:p>
          </table:table-cell>
          <table:table-cell office:value-type="float" office:value="4320" calcext:value-type="float">
            <text:p>4320</text:p>
          </table:table-cell>
          <table:table-cell table:formula="of:=[.B401]-[.$B$2]" office:value-type="float" office:value="43.9591116905212" calcext:value-type="float">
            <text:p>43.9591116905</text:p>
          </table:table-cell>
          <table:table-cell table:formula="of:=[.C401]/([.D401]-[.D400])" office:value-type="float" office:value="99697.3395545383" calcext:value-type="float">
            <text:p>99697.3395545383</text:p>
          </table:table-cell>
          <table:table-cell/>
          <table:table-cell office:value-type="float" office:value="1443146274.15653" calcext:value-type="float">
            <text:p>1443146274.15653</text:p>
          </table:table-cell>
          <table:table-cell table:formula="of:=[.G401]-[.$B$2]" office:value-type="float" office:value="54.1563258171082" calcext:value-type="float">
            <text:p>54.1563258171</text:p>
          </table:table-cell>
          <table:table-cell table:formula="of:=[.C401]/([.H401]-[.H400])" office:value-type="float" office:value="88570.0410114529" calcext:value-type="float">
            <text:p>88570.0410114529</text:p>
          </table:table-cell>
          <table:table-cell table:formula="of:=[.G401]-[.$B401]" office:value-type="float" office:value="10.1972141265869" calcext:value-type="float">
            <text:p>10.197214126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3146264.00263" calcext:value-type="float">
            <text:p>1443146264.00263</text:p>
          </table:table-cell>
          <table:table-cell office:value-type="float" office:value="4320" calcext:value-type="float">
            <text:p>4320</text:p>
          </table:table-cell>
          <table:table-cell table:formula="of:=[.B402]-[.$B$2]" office:value-type="float" office:value="44.0024213790894" calcext:value-type="float">
            <text:p>44.0024213791</text:p>
          </table:table-cell>
          <table:table-cell table:formula="of:=[.C402]/([.D402]-[.D401])" office:value-type="float" office:value="99746.73434111" calcext:value-type="float">
            <text:p>99746.73434111</text:p>
          </table:table-cell>
          <table:table-cell/>
          <table:table-cell office:value-type="float" office:value="1443146274.20537" calcext:value-type="float">
            <text:p>1443146274.20537</text:p>
          </table:table-cell>
          <table:table-cell table:formula="of:=[.G402]-[.$B$2]" office:value-type="float" office:value="54.2051646709442" calcext:value-type="float">
            <text:p>54.2051646709</text:p>
          </table:table-cell>
          <table:table-cell table:formula="of:=[.C402]/([.H402]-[.H401])" office:value-type="float" office:value="88454.164270546" calcext:value-type="float">
            <text:p>88454.164270546</text:p>
          </table:table-cell>
          <table:table-cell table:formula="of:=[.G402]-[.$B402]" office:value-type="float" office:value="10.2027432918549" calcext:value-type="float">
            <text:p>10.2027432919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3146264.04575" calcext:value-type="float">
            <text:p>1443146264.04575</text:p>
          </table:table-cell>
          <table:table-cell office:value-type="float" office:value="4320" calcext:value-type="float">
            <text:p>4320</text:p>
          </table:table-cell>
          <table:table-cell table:formula="of:=[.B403]-[.$B$2]" office:value-type="float" office:value="44.0455436706543" calcext:value-type="float">
            <text:p>44.0455436707</text:p>
          </table:table-cell>
          <table:table-cell table:formula="of:=[.C403]/([.D403]-[.D402])" office:value-type="float" office:value="100180.204790234" calcext:value-type="float">
            <text:p>100180.204790234</text:p>
          </table:table-cell>
          <table:table-cell/>
          <table:table-cell office:value-type="float" office:value="1443146274.25399" calcext:value-type="float">
            <text:p>1443146274.25399</text:p>
          </table:table-cell>
          <table:table-cell table:formula="of:=[.G403]-[.$B$2]" office:value-type="float" office:value="54.253785610199" calcext:value-type="float">
            <text:p>54.2537856102</text:p>
          </table:table-cell>
          <table:table-cell table:formula="of:=[.C403]/([.H403]-[.H402])" office:value-type="float" office:value="88850.6077055475" calcext:value-type="float">
            <text:p>88850.6077055475</text:p>
          </table:table-cell>
          <table:table-cell table:formula="of:=[.G403]-[.$B403]" office:value-type="float" office:value="10.2082419395447" calcext:value-type="float">
            <text:p>10.2082419395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3146264.08886" calcext:value-type="float">
            <text:p>1443146264.08886</text:p>
          </table:table-cell>
          <table:table-cell office:value-type="float" office:value="4320" calcext:value-type="float">
            <text:p>4320</text:p>
          </table:table-cell>
          <table:table-cell table:formula="of:=[.B404]-[.$B$2]" office:value-type="float" office:value="44.088650226593" calcext:value-type="float">
            <text:p>44.0886502266</text:p>
          </table:table-cell>
          <table:table-cell table:formula="of:=[.C404]/([.D404]-[.D403])" office:value-type="float" office:value="100216.774593201" calcext:value-type="float">
            <text:p>100216.774593201</text:p>
          </table:table-cell>
          <table:table-cell/>
          <table:table-cell office:value-type="float" office:value="1443146274.30281" calcext:value-type="float">
            <text:p>1443146274.30281</text:p>
          </table:table-cell>
          <table:table-cell table:formula="of:=[.G404]-[.$B$2]" office:value-type="float" office:value="54.3026003837585" calcext:value-type="float">
            <text:p>54.3026003838</text:p>
          </table:table-cell>
          <table:table-cell table:formula="of:=[.C404]/([.H404]-[.H403])" office:value-type="float" office:value="88497.7986168093" calcext:value-type="float">
            <text:p>88497.7986168093</text:p>
          </table:table-cell>
          <table:table-cell table:formula="of:=[.G404]-[.$B404]" office:value-type="float" office:value="10.2139501571655" calcext:value-type="float">
            <text:p>10.213950157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3146264.13198" calcext:value-type="float">
            <text:p>1443146264.13198</text:p>
          </table:table-cell>
          <table:table-cell office:value-type="float" office:value="4320" calcext:value-type="float">
            <text:p>4320</text:p>
          </table:table-cell>
          <table:table-cell table:formula="of:=[.B405]-[.$B$2]" office:value-type="float" office:value="44.1317698955536" calcext:value-type="float">
            <text:p>44.1317698956</text:p>
          </table:table-cell>
          <table:table-cell table:formula="of:=[.C405]/([.D405]-[.D404])" office:value-type="float" office:value="100186.297903869" calcext:value-type="float">
            <text:p>100186.297903869</text:p>
          </table:table-cell>
          <table:table-cell/>
          <table:table-cell office:value-type="float" office:value="1443146274.35157" calcext:value-type="float">
            <text:p>1443146274.35157</text:p>
          </table:table-cell>
          <table:table-cell table:formula="of:=[.G405]-[.$B$2]" office:value-type="float" office:value="54.3513617515564" calcext:value-type="float">
            <text:p>54.3513617516</text:p>
          </table:table-cell>
          <table:table-cell table:formula="of:=[.C405]/([.H405]-[.H404])" office:value-type="float" office:value="88594.7256014082" calcext:value-type="float">
            <text:p>88594.7256014082</text:p>
          </table:table-cell>
          <table:table-cell table:formula="of:=[.G405]-[.$B405]" office:value-type="float" office:value="10.2195918560028" calcext:value-type="float">
            <text:p>10.219591856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3146264.17511" calcext:value-type="float">
            <text:p>1443146264.17511</text:p>
          </table:table-cell>
          <table:table-cell office:value-type="float" office:value="4320" calcext:value-type="float">
            <text:p>4320</text:p>
          </table:table-cell>
          <table:table-cell table:formula="of:=[.B406]-[.$B$2]" office:value-type="float" office:value="44.1749050617218" calcext:value-type="float">
            <text:p>44.1749050617</text:p>
          </table:table-cell>
          <table:table-cell table:formula="of:=[.C406]/([.D406]-[.D405])" office:value-type="float" office:value="100150.303887863" calcext:value-type="float">
            <text:p>100150.303887863</text:p>
          </table:table-cell>
          <table:table-cell/>
          <table:table-cell office:value-type="float" office:value="1443146274.40032" calcext:value-type="float">
            <text:p>1443146274.40032</text:p>
          </table:table-cell>
          <table:table-cell table:formula="of:=[.G406]-[.$B$2]" office:value-type="float" office:value="54.4001131057739" calcext:value-type="float">
            <text:p>54.4001131058</text:p>
          </table:table-cell>
          <table:table-cell table:formula="of:=[.C406]/([.H406]-[.H405])" office:value-type="float" office:value="88612.9230528468" calcext:value-type="float">
            <text:p>88612.9230528468</text:p>
          </table:table-cell>
          <table:table-cell table:formula="of:=[.G406]-[.$B406]" office:value-type="float" office:value="10.2252080440521" calcext:value-type="float">
            <text:p>10.2252080441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3146264.21829" calcext:value-type="float">
            <text:p>1443146264.21829</text:p>
          </table:table-cell>
          <table:table-cell office:value-type="float" office:value="4320" calcext:value-type="float">
            <text:p>4320</text:p>
          </table:table-cell>
          <table:table-cell table:formula="of:=[.B407]-[.$B$2]" office:value-type="float" office:value="44.21808385849" calcext:value-type="float">
            <text:p>44.2180838585</text:p>
          </table:table-cell>
          <table:table-cell table:formula="of:=[.C407]/([.D407]-[.D406])" office:value-type="float" office:value="100049.105656939" calcext:value-type="float">
            <text:p>100049.105656939</text:p>
          </table:table-cell>
          <table:table-cell/>
          <table:table-cell office:value-type="float" office:value="1443146274.44909" calcext:value-type="float">
            <text:p>1443146274.44909</text:p>
          </table:table-cell>
          <table:table-cell table:formula="of:=[.G407]-[.$B$2]" office:value-type="float" office:value="54.4488794803619" calcext:value-type="float">
            <text:p>54.4488794804</text:p>
          </table:table-cell>
          <table:table-cell table:formula="of:=[.C407]/([.H407]-[.H406])" office:value-type="float" office:value="88585.6296781574" calcext:value-type="float">
            <text:p>88585.6296781574</text:p>
          </table:table-cell>
          <table:table-cell table:formula="of:=[.G407]-[.$B407]" office:value-type="float" office:value="10.2307956218719" calcext:value-type="float">
            <text:p>10.2307956219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3146264.26141" calcext:value-type="float">
            <text:p>1443146264.26141</text:p>
          </table:table-cell>
          <table:table-cell office:value-type="float" office:value="4320" calcext:value-type="float">
            <text:p>4320</text:p>
          </table:table-cell>
          <table:table-cell table:formula="of:=[.B408]-[.$B$2]" office:value-type="float" office:value="44.2612047195435" calcext:value-type="float">
            <text:p>44.2612047195</text:p>
          </table:table-cell>
          <table:table-cell table:formula="of:=[.C408]/([.D408]-[.D407])" office:value-type="float" office:value="100183.528214882" calcext:value-type="float">
            <text:p>100183.528214882</text:p>
          </table:table-cell>
          <table:table-cell/>
          <table:table-cell office:value-type="float" office:value="1443146274.49784" calcext:value-type="float">
            <text:p>1443146274.49784</text:p>
          </table:table-cell>
          <table:table-cell table:formula="of:=[.G408]-[.$B$2]" office:value-type="float" office:value="54.4976370334625" calcext:value-type="float">
            <text:p>54.4976370335</text:p>
          </table:table-cell>
          <table:table-cell table:formula="of:=[.C408]/([.H408]-[.H407])" office:value-type="float" office:value="88601.6570825021" calcext:value-type="float">
            <text:p>88601.6570825021</text:p>
          </table:table-cell>
          <table:table-cell table:formula="of:=[.G408]-[.$B408]" office:value-type="float" office:value="10.2364323139191" calcext:value-type="float">
            <text:p>10.2364323139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3146264.30451" calcext:value-type="float">
            <text:p>1443146264.30451</text:p>
          </table:table-cell>
          <table:table-cell office:value-type="float" office:value="4320" calcext:value-type="float">
            <text:p>4320</text:p>
          </table:table-cell>
          <table:table-cell table:formula="of:=[.B409]-[.$B$2]" office:value-type="float" office:value="44.3043048381805" calcext:value-type="float">
            <text:p>44.3043048382</text:p>
          </table:table-cell>
          <table:table-cell table:formula="of:=[.C409]/([.D409]-[.D408])" office:value-type="float" office:value="100231.742663532" calcext:value-type="float">
            <text:p>100231.742663532</text:p>
          </table:table-cell>
          <table:table-cell/>
          <table:table-cell office:value-type="float" office:value="1443146274.54661" calcext:value-type="float">
            <text:p>1443146274.54661</text:p>
          </table:table-cell>
          <table:table-cell table:formula="of:=[.G409]-[.$B$2]" office:value-type="float" office:value="54.5464072227478" calcext:value-type="float">
            <text:p>54.5464072227</text:p>
          </table:table-cell>
          <table:table-cell table:formula="of:=[.C409]/([.H409]-[.H408])" office:value-type="float" office:value="88578.7007044491" calcext:value-type="float">
            <text:p>88578.7007044491</text:p>
          </table:table-cell>
          <table:table-cell table:formula="of:=[.G409]-[.$B409]" office:value-type="float" office:value="10.2421023845673" calcext:value-type="float">
            <text:p>10.2421023846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3146264.34763" calcext:value-type="float">
            <text:p>1443146264.34763</text:p>
          </table:table-cell>
          <table:table-cell office:value-type="float" office:value="4320" calcext:value-type="float">
            <text:p>4320</text:p>
          </table:table-cell>
          <table:table-cell table:formula="of:=[.B410]-[.$B$2]" office:value-type="float" office:value="44.3474254608154" calcext:value-type="float">
            <text:p>44.3474254608</text:p>
          </table:table-cell>
          <table:table-cell table:formula="of:=[.C410]/([.D410]-[.D409])" office:value-type="float" office:value="100184.082140428" calcext:value-type="float">
            <text:p>100184.082140428</text:p>
          </table:table-cell>
          <table:table-cell/>
          <table:table-cell office:value-type="float" office:value="1443146274.59537" calcext:value-type="float">
            <text:p>1443146274.59537</text:p>
          </table:table-cell>
          <table:table-cell table:formula="of:=[.G410]-[.$B$2]" office:value-type="float" office:value="54.5951642990112" calcext:value-type="float">
            <text:p>54.595164299</text:p>
          </table:table-cell>
          <table:table-cell table:formula="of:=[.C410]/([.H410]-[.H409])" office:value-type="float" office:value="88602.5235939013" calcext:value-type="float">
            <text:p>88602.5235939013</text:p>
          </table:table-cell>
          <table:table-cell table:formula="of:=[.G410]-[.$B410]" office:value-type="float" office:value="10.2477388381958" calcext:value-type="float">
            <text:p>10.2477388382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3146264.39075" calcext:value-type="float">
            <text:p>1443146264.39075</text:p>
          </table:table-cell>
          <table:table-cell office:value-type="float" office:value="4320" calcext:value-type="float">
            <text:p>4320</text:p>
          </table:table-cell>
          <table:table-cell table:formula="of:=[.B411]-[.$B$2]" office:value-type="float" office:value="44.390547990799" calcext:value-type="float">
            <text:p>44.3905479908</text:p>
          </table:table-cell>
          <table:table-cell table:formula="of:=[.C411]/([.D411]-[.D410])" office:value-type="float" office:value="100179.650907563" calcext:value-type="float">
            <text:p>100179.650907563</text:p>
          </table:table-cell>
          <table:table-cell/>
          <table:table-cell office:value-type="float" office:value="1443146274.64418" calcext:value-type="float">
            <text:p>1443146274.64418</text:p>
          </table:table-cell>
          <table:table-cell table:formula="of:=[.G411]-[.$B$2]" office:value-type="float" office:value="54.6439740657806" calcext:value-type="float">
            <text:p>54.6439740658</text:p>
          </table:table-cell>
          <table:table-cell table:formula="of:=[.C411]/([.H411]-[.H410])" office:value-type="float" office:value="88506.8765111883" calcext:value-type="float">
            <text:p>88506.8765111883</text:p>
          </table:table-cell>
          <table:table-cell table:formula="of:=[.G411]-[.$B411]" office:value-type="float" office:value="10.2534260749817" calcext:value-type="float">
            <text:p>10.253426075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3146264.43388" calcext:value-type="float">
            <text:p>1443146264.43388</text:p>
          </table:table-cell>
          <table:table-cell office:value-type="float" office:value="4320" calcext:value-type="float">
            <text:p>4320</text:p>
          </table:table-cell>
          <table:table-cell table:formula="of:=[.B412]-[.$B$2]" office:value-type="float" office:value="44.4336752891541" calcext:value-type="float">
            <text:p>44.4336752892</text:p>
          </table:table-cell>
          <table:table-cell table:formula="of:=[.C412]/([.D412]-[.D411])" office:value-type="float" office:value="100168.574540188" calcext:value-type="float">
            <text:p>100168.574540188</text:p>
          </table:table-cell>
          <table:table-cell/>
          <table:table-cell office:value-type="float" office:value="1443146274.69291" calcext:value-type="float">
            <text:p>1443146274.69291</text:p>
          </table:table-cell>
          <table:table-cell table:formula="of:=[.G412]-[.$B$2]" office:value-type="float" office:value="54.6927020549774" calcext:value-type="float">
            <text:p>54.692702055</text:p>
          </table:table-cell>
          <table:table-cell table:formula="of:=[.C412]/([.H412]-[.H411])" office:value-type="float" office:value="88655.412858401" calcext:value-type="float">
            <text:p>88655.412858401</text:p>
          </table:table-cell>
          <table:table-cell table:formula="of:=[.G412]-[.$B412]" office:value-type="float" office:value="10.2590267658234" calcext:value-type="float">
            <text:p>10.259026765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3146264.47701" calcext:value-type="float">
            <text:p>1443146264.47701</text:p>
          </table:table-cell>
          <table:table-cell office:value-type="float" office:value="4320" calcext:value-type="float">
            <text:p>4320</text:p>
          </table:table-cell>
          <table:table-cell table:formula="of:=[.B413]-[.$B$2]" office:value-type="float" office:value="44.4768023490906" calcext:value-type="float">
            <text:p>44.4768023491</text:p>
          </table:table-cell>
          <table:table-cell table:formula="of:=[.C413]/([.D413]-[.D412])" office:value-type="float" office:value="100169.128300385" calcext:value-type="float">
            <text:p>100169.128300385</text:p>
          </table:table-cell>
          <table:table-cell/>
          <table:table-cell office:value-type="float" office:value="1443146274.74166" calcext:value-type="float">
            <text:p>1443146274.74166</text:p>
          </table:table-cell>
          <table:table-cell table:formula="of:=[.G413]-[.$B$2]" office:value-type="float" office:value="54.7414529323578" calcext:value-type="float">
            <text:p>54.7414529324</text:p>
          </table:table-cell>
          <table:table-cell table:formula="of:=[.C413]/([.H413]-[.H412])" office:value-type="float" office:value="88613.7897846202" calcext:value-type="float">
            <text:p>88613.7897846202</text:p>
          </table:table-cell>
          <table:table-cell table:formula="of:=[.G413]-[.$B413]" office:value-type="float" office:value="10.2646505832672" calcext:value-type="float">
            <text:p>10.2646505833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3146264.52014" calcext:value-type="float">
            <text:p>1443146264.52014</text:p>
          </table:table-cell>
          <table:table-cell office:value-type="float" office:value="4320" calcext:value-type="float">
            <text:p>4320</text:p>
          </table:table-cell>
          <table:table-cell table:formula="of:=[.B414]-[.$B$2]" office:value-type="float" office:value="44.5199379920959" calcext:value-type="float">
            <text:p>44.5199379921</text:p>
          </table:table-cell>
          <table:table-cell table:formula="of:=[.C414]/([.D414]-[.D413])" office:value-type="float" office:value="100149.196789812" calcext:value-type="float">
            <text:p>100149.196789812</text:p>
          </table:table-cell>
          <table:table-cell/>
          <table:table-cell office:value-type="float" office:value="1443146274.79043" calcext:value-type="float">
            <text:p>1443146274.79043</text:p>
          </table:table-cell>
          <table:table-cell table:formula="of:=[.G414]-[.$B$2]" office:value-type="float" office:value="54.7902216911316" calcext:value-type="float">
            <text:p>54.7902216911</text:p>
          </table:table-cell>
          <table:table-cell table:formula="of:=[.C414]/([.H414]-[.H413])" office:value-type="float" office:value="88581.298942562" calcext:value-type="float">
            <text:p>88581.298942562</text:p>
          </table:table-cell>
          <table:table-cell table:formula="of:=[.G414]-[.$B414]" office:value-type="float" office:value="10.2702836990356" calcext:value-type="float">
            <text:p>10.270283699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3146264.56327" calcext:value-type="float">
            <text:p>1443146264.56327</text:p>
          </table:table-cell>
          <table:table-cell office:value-type="float" office:value="4320" calcext:value-type="float">
            <text:p>4320</text:p>
          </table:table-cell>
          <table:table-cell table:formula="of:=[.B415]-[.$B$2]" office:value-type="float" office:value="44.5630619525909" calcext:value-type="float">
            <text:p>44.5630619526</text:p>
          </table:table-cell>
          <table:table-cell table:formula="of:=[.C415]/([.D415]-[.D414])" office:value-type="float" office:value="100176.327740152" calcext:value-type="float">
            <text:p>100176.327740152</text:p>
          </table:table-cell>
          <table:table-cell/>
          <table:table-cell office:value-type="float" office:value="1443146274.83918" calcext:value-type="float">
            <text:p>1443146274.83918</text:p>
          </table:table-cell>
          <table:table-cell table:formula="of:=[.G415]-[.$B$2]" office:value-type="float" office:value="54.8389766216278" calcext:value-type="float">
            <text:p>54.8389766216</text:p>
          </table:table-cell>
          <table:table-cell table:formula="of:=[.C415]/([.H415]-[.H414])" office:value-type="float" office:value="88606.4231049474" calcext:value-type="float">
            <text:p>88606.4231049474</text:p>
          </table:table-cell>
          <table:table-cell table:formula="of:=[.G415]-[.$B415]" office:value-type="float" office:value="10.2759146690369" calcext:value-type="float">
            <text:p>10.275914669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3146264.6064" calcext:value-type="float">
            <text:p>1443146264.6064</text:p>
          </table:table-cell>
          <table:table-cell office:value-type="float" office:value="4320" calcext:value-type="float">
            <text:p>4320</text:p>
          </table:table-cell>
          <table:table-cell table:formula="of:=[.B416]-[.$B$2]" office:value-type="float" office:value="44.6061983108521" calcext:value-type="float">
            <text:p>44.6061983109</text:p>
          </table:table-cell>
          <table:table-cell table:formula="of:=[.C416]/([.D416]-[.D415])" office:value-type="float" office:value="100147.536188629" calcext:value-type="float">
            <text:p>100147.536188629</text:p>
          </table:table-cell>
          <table:table-cell/>
          <table:table-cell office:value-type="float" office:value="1443146274.88801" calcext:value-type="float">
            <text:p>1443146274.88801</text:p>
          </table:table-cell>
          <table:table-cell table:formula="of:=[.G416]-[.$B$2]" office:value-type="float" office:value="54.887805223465" calcext:value-type="float">
            <text:p>54.8878052235</text:p>
          </table:table-cell>
          <table:table-cell table:formula="of:=[.C416]/([.H416]-[.H415])" office:value-type="float" office:value="88472.7360084374" calcext:value-type="float">
            <text:p>88472.7360084374</text:p>
          </table:table-cell>
          <table:table-cell table:formula="of:=[.G416]-[.$B416]" office:value-type="float" office:value="10.2816069126129" calcext:value-type="float">
            <text:p>10.2816069126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3146264.64953" calcext:value-type="float">
            <text:p>1443146264.64953</text:p>
          </table:table-cell>
          <table:table-cell office:value-type="float" office:value="4320" calcext:value-type="float">
            <text:p>4320</text:p>
          </table:table-cell>
          <table:table-cell table:formula="of:=[.B417]-[.$B$2]" office:value-type="float" office:value="44.6493201255798" calcext:value-type="float">
            <text:p>44.6493201256</text:p>
          </table:table-cell>
          <table:table-cell table:formula="of:=[.C417]/([.D417]-[.D416])" office:value-type="float" office:value="100181.31257395" calcext:value-type="float">
            <text:p>100181.31257395</text:p>
          </table:table-cell>
          <table:table-cell/>
          <table:table-cell office:value-type="float" office:value="1443146274.93666" calcext:value-type="float">
            <text:p>1443146274.93666</text:p>
          </table:table-cell>
          <table:table-cell table:formula="of:=[.G417]-[.$B$2]" office:value-type="float" office:value="54.9364540576935" calcext:value-type="float">
            <text:p>54.9364540577</text:p>
          </table:table-cell>
          <table:table-cell table:formula="of:=[.C417]/([.H417]-[.H416])" office:value-type="float" office:value="88799.661256175" calcext:value-type="float">
            <text:p>88799.661256175</text:p>
          </table:table-cell>
          <table:table-cell table:formula="of:=[.G417]-[.$B417]" office:value-type="float" office:value="10.2871339321136" calcext:value-type="float">
            <text:p>10.2871339321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3146264.69264" calcext:value-type="float">
            <text:p>1443146264.69264</text:p>
          </table:table-cell>
          <table:table-cell office:value-type="float" office:value="4320" calcext:value-type="float">
            <text:p>4320</text:p>
          </table:table-cell>
          <table:table-cell table:formula="of:=[.B418]-[.$B$2]" office:value-type="float" office:value="44.6924381256104" calcext:value-type="float">
            <text:p>44.6924381256</text:p>
          </table:table-cell>
          <table:table-cell table:formula="of:=[.C418]/([.D418]-[.D417])" office:value-type="float" office:value="100190.17572574" calcext:value-type="float">
            <text:p>100190.17572574</text:p>
          </table:table-cell>
          <table:table-cell/>
          <table:table-cell office:value-type="float" office:value="1443146274.98544" calcext:value-type="float">
            <text:p>1443146274.98544</text:p>
          </table:table-cell>
          <table:table-cell table:formula="of:=[.G418]-[.$B$2]" office:value-type="float" office:value="54.9852352142334" calcext:value-type="float">
            <text:p>54.9852352142</text:p>
          </table:table-cell>
          <table:table-cell table:formula="of:=[.C418]/([.H418]-[.H417])" office:value-type="float" office:value="88558.7859415551" calcext:value-type="float">
            <text:p>88558.7859415551</text:p>
          </table:table-cell>
          <table:table-cell table:formula="of:=[.G418]-[.$B418]" office:value-type="float" office:value="10.292797088623" calcext:value-type="float">
            <text:p>10.2927970886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3146264.73576" calcext:value-type="float">
            <text:p>1443146264.73576</text:p>
          </table:table-cell>
          <table:table-cell office:value-type="float" office:value="4320" calcext:value-type="float">
            <text:p>4320</text:p>
          </table:table-cell>
          <table:table-cell table:formula="of:=[.B419]-[.$B$2]" office:value-type="float" office:value="44.7355585098267" calcext:value-type="float">
            <text:p>44.7355585098</text:p>
          </table:table-cell>
          <table:table-cell table:formula="of:=[.C419]/([.D419]-[.D418])" office:value-type="float" office:value="100184.6360721" calcext:value-type="float">
            <text:p>100184.6360721</text:p>
          </table:table-cell>
          <table:table-cell/>
          <table:table-cell office:value-type="float" office:value="1443146275.03427" calcext:value-type="float">
            <text:p>1443146275.03427</text:p>
          </table:table-cell>
          <table:table-cell table:formula="of:=[.G419]-[.$B$2]" office:value-type="float" office:value="55.0340592861176" calcext:value-type="float">
            <text:p>55.0340592861</text:p>
          </table:table-cell>
          <table:table-cell table:formula="of:=[.C419]/([.H419]-[.H418])" office:value-type="float" office:value="88480.94460966" calcext:value-type="float">
            <text:p>88480.94460966</text:p>
          </table:table-cell>
          <table:table-cell table:formula="of:=[.G419]-[.$B419]" office:value-type="float" office:value="10.2985007762909" calcext:value-type="float">
            <text:p>10.298500776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3146264.77887" calcext:value-type="float">
            <text:p>1443146264.77887</text:p>
          </table:table-cell>
          <table:table-cell office:value-type="float" office:value="4320" calcext:value-type="float">
            <text:p>4320</text:p>
          </table:table-cell>
          <table:table-cell table:formula="of:=[.B420]-[.$B$2]" office:value-type="float" office:value="44.7786622047424" calcext:value-type="float">
            <text:p>44.7786622047</text:p>
          </table:table-cell>
          <table:table-cell table:formula="of:=[.C420]/([.D420]-[.D419])" office:value-type="float" office:value="100223.426516953" calcext:value-type="float">
            <text:p>100223.426516953</text:p>
          </table:table-cell>
          <table:table-cell/>
          <table:table-cell office:value-type="float" office:value="1443146275.04741" calcext:value-type="float">
            <text:p>1443146275.04741</text:p>
          </table:table-cell>
          <table:table-cell table:formula="of:=[.G420]-[.$B$2]" office:value-type="float" office:value="55.0472054481506" calcext:value-type="float">
            <text:p>55.0472054482</text:p>
          </table:table-cell>
          <table:table-cell table:formula="of:=[.C420]/([.H420]-[.H419])" office:value-type="float" office:value="328613.01945991" calcext:value-type="float">
            <text:p>328613.01945991</text:p>
          </table:table-cell>
          <table:table-cell table:formula="of:=[.G420]-[.$B420]" office:value-type="float" office:value="10.2685432434082" calcext:value-type="float">
            <text:p>10.2685432434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3146264.82198" calcext:value-type="float">
            <text:p>1443146264.82198</text:p>
          </table:table-cell>
          <table:table-cell office:value-type="float" office:value="4320" calcext:value-type="float">
            <text:p>4320</text:p>
          </table:table-cell>
          <table:table-cell table:formula="of:=[.B421]-[.$B$2]" office:value-type="float" office:value="44.82177567482" calcext:value-type="float">
            <text:p>44.8217756748</text:p>
          </table:table-cell>
          <table:table-cell table:formula="of:=[.C421]/([.D421]-[.D420])" office:value-type="float" office:value="100200.702755612" calcext:value-type="float">
            <text:p>100200.702755612</text:p>
          </table:table-cell>
          <table:table-cell/>
          <table:table-cell office:value-type="float" office:value="1443146275.06056" calcext:value-type="float">
            <text:p>1443146275.06056</text:p>
          </table:table-cell>
          <table:table-cell table:formula="of:=[.G421]-[.$B$2]" office:value-type="float" office:value="55.0603528022766" calcext:value-type="float">
            <text:p>55.0603528023</text:p>
          </table:table-cell>
          <table:table-cell table:formula="of:=[.C421]/([.H421]-[.H420])" office:value-type="float" office:value="328583.223560133" calcext:value-type="float">
            <text:p>328583.223560133</text:p>
          </table:table-cell>
          <table:table-cell table:formula="of:=[.G421]-[.$B421]" office:value-type="float" office:value="10.2385771274567" calcext:value-type="float">
            <text:p>10.2385771275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3146264.86511" calcext:value-type="float">
            <text:p>1443146264.86511</text:p>
          </table:table-cell>
          <table:table-cell office:value-type="float" office:value="4320" calcext:value-type="float">
            <text:p>4320</text:p>
          </table:table-cell>
          <table:table-cell table:formula="of:=[.B422]-[.$B$2]" office:value-type="float" office:value="44.8649003505707" calcext:value-type="float">
            <text:p>44.8649003506</text:p>
          </table:table-cell>
          <table:table-cell table:formula="of:=[.C422]/([.D422]-[.D421])" office:value-type="float" office:value="100174.666239123" calcext:value-type="float">
            <text:p>100174.666239123</text:p>
          </table:table-cell>
          <table:table-cell/>
          <table:table-cell office:value-type="float" office:value="1443146275.08583" calcext:value-type="float">
            <text:p>1443146275.08583</text:p>
          </table:table-cell>
          <table:table-cell table:formula="of:=[.G422]-[.$B$2]" office:value-type="float" office:value="55.0856261253357" calcext:value-type="float">
            <text:p>55.0856261253</text:p>
          </table:table-cell>
          <table:table-cell table:formula="of:=[.C422]/([.H422]-[.H421])" office:value-type="float" office:value="170931.22221803" calcext:value-type="float">
            <text:p>170931.22221803</text:p>
          </table:table-cell>
          <table:table-cell table:formula="of:=[.G422]-[.$B422]" office:value-type="float" office:value="10.220725774765" calcext:value-type="float">
            <text:p>10.220725774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3146264.90821" calcext:value-type="float">
            <text:p>1443146264.90821</text:p>
          </table:table-cell>
          <table:table-cell office:value-type="float" office:value="4320" calcext:value-type="float">
            <text:p>4320</text:p>
          </table:table-cell>
          <table:table-cell table:formula="of:=[.B423]-[.$B$2]" office:value-type="float" office:value="44.9080030918121" calcext:value-type="float">
            <text:p>44.9080030918</text:p>
          </table:table-cell>
          <table:table-cell table:formula="of:=[.C423]/([.D423]-[.D422])" office:value-type="float" office:value="100225.644021108" calcext:value-type="float">
            <text:p>100225.644021108</text:p>
          </table:table-cell>
          <table:table-cell/>
          <table:table-cell office:value-type="float" office:value="1443146275.1257" calcext:value-type="float">
            <text:p>1443146275.1257</text:p>
          </table:table-cell>
          <table:table-cell table:formula="of:=[.G423]-[.$B$2]" office:value-type="float" office:value="55.1254961490631" calcext:value-type="float">
            <text:p>55.1254961491</text:p>
          </table:table-cell>
          <table:table-cell table:formula="of:=[.C423]/([.H423]-[.H422])" office:value-type="float" office:value="108352.079987083" calcext:value-type="float">
            <text:p>108352.079987083</text:p>
          </table:table-cell>
          <table:table-cell table:formula="of:=[.G423]-[.$B423]" office:value-type="float" office:value="10.217493057251" calcext:value-type="float">
            <text:p>10.2174930573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3146264.95135" calcext:value-type="float">
            <text:p>1443146264.95135</text:p>
          </table:table-cell>
          <table:table-cell office:value-type="float" office:value="4320" calcext:value-type="float">
            <text:p>4320</text:p>
          </table:table-cell>
          <table:table-cell table:formula="of:=[.B424]-[.$B$2]" office:value-type="float" office:value="44.9511439800263" calcext:value-type="float">
            <text:p>44.95114398</text:p>
          </table:table-cell>
          <table:table-cell table:formula="of:=[.C424]/([.D424]-[.D423])" office:value-type="float" office:value="100137.020326506" calcext:value-type="float">
            <text:p>100137.020326506</text:p>
          </table:table-cell>
          <table:table-cell/>
          <table:table-cell office:value-type="float" office:value="1443146275.16557" calcext:value-type="float">
            <text:p>1443146275.16557</text:p>
          </table:table-cell>
          <table:table-cell table:formula="of:=[.G424]-[.$B$2]" office:value-type="float" office:value="55.1653628349304" calcext:value-type="float">
            <text:p>55.1653628349</text:p>
          </table:table-cell>
          <table:table-cell table:formula="of:=[.C424]/([.H424]-[.H423])" office:value-type="float" office:value="108361.15182432" calcext:value-type="float">
            <text:p>108361.15182432</text:p>
          </table:table-cell>
          <table:table-cell table:formula="of:=[.G424]-[.$B424]" office:value-type="float" office:value="10.2142188549042" calcext:value-type="float">
            <text:p>10.2142188549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3146264.99449" calcext:value-type="float">
            <text:p>1443146264.99449</text:p>
          </table:table-cell>
          <table:table-cell office:value-type="float" office:value="4320" calcext:value-type="float">
            <text:p>4320</text:p>
          </table:table-cell>
          <table:table-cell table:formula="of:=[.B425]-[.$B$2]" office:value-type="float" office:value="44.994282245636" calcext:value-type="float">
            <text:p>44.9942822456</text:p>
          </table:table-cell>
          <table:table-cell table:formula="of:=[.C425]/([.D425]-[.D424])" office:value-type="float" office:value="100143.108188023" calcext:value-type="float">
            <text:p>100143.108188023</text:p>
          </table:table-cell>
          <table:table-cell/>
          <table:table-cell office:value-type="float" office:value="1443146275.20549" calcext:value-type="float">
            <text:p>1443146275.20549</text:p>
          </table:table-cell>
          <table:table-cell table:formula="of:=[.G425]-[.$B$2]" office:value-type="float" office:value="55.2052843570709" calcext:value-type="float">
            <text:p>55.2052843571</text:p>
          </table:table-cell>
          <table:table-cell table:formula="of:=[.C425]/([.H425]-[.H424])" office:value-type="float" office:value="108212.306755135" calcext:value-type="float">
            <text:p>108212.306755135</text:p>
          </table:table-cell>
          <table:table-cell table:formula="of:=[.G425]-[.$B425]" office:value-type="float" office:value="10.2110021114349" calcext:value-type="float">
            <text:p>10.2110021114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3146265.036" calcext:value-type="float">
            <text:p>1443146265.036</text:p>
          </table:table-cell>
          <table:table-cell office:value-type="float" office:value="4320" calcext:value-type="float">
            <text:p>4320</text:p>
          </table:table-cell>
          <table:table-cell table:formula="of:=[.B426]-[.$B$2]" office:value-type="float" office:value="45.0357913970947" calcext:value-type="float">
            <text:p>45.0357913971</text:p>
          </table:table-cell>
          <table:table-cell table:formula="of:=[.C426]/([.D426]-[.D425])" office:value-type="float" office:value="104073.435572251" calcext:value-type="float">
            <text:p>104073.435572251</text:p>
          </table:table-cell>
          <table:table-cell/>
          <table:table-cell office:value-type="float" office:value="1443146275.24538" calcext:value-type="float">
            <text:p>1443146275.24538</text:p>
          </table:table-cell>
          <table:table-cell table:formula="of:=[.G426]-[.$B$2]" office:value-type="float" office:value="55.2451741695404" calcext:value-type="float">
            <text:p>55.2451741695</text:p>
          </table:table-cell>
          <table:table-cell table:formula="of:=[.C426]/([.H426]-[.H425])" office:value-type="float" office:value="108298.328133405" calcext:value-type="float">
            <text:p>108298.328133405</text:p>
          </table:table-cell>
          <table:table-cell table:formula="of:=[.G426]-[.$B426]" office:value-type="float" office:value="10.2093827724457" calcext:value-type="float">
            <text:p>10.2093827724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3146265.07729" calcext:value-type="float">
            <text:p>1443146265.07729</text:p>
          </table:table-cell>
          <table:table-cell office:value-type="float" office:value="4320" calcext:value-type="float">
            <text:p>4320</text:p>
          </table:table-cell>
          <table:table-cell table:formula="of:=[.B427]-[.$B$2]" office:value-type="float" office:value="45.0770847797394" calcext:value-type="float">
            <text:p>45.0770847797</text:p>
          </table:table-cell>
          <table:table-cell table:formula="of:=[.C427]/([.D427]-[.D426])" office:value-type="float" office:value="104617.246719054" calcext:value-type="float">
            <text:p>104617.246719054</text:p>
          </table:table-cell>
          <table:table-cell/>
          <table:table-cell office:value-type="float" office:value="1443146275.28529" calcext:value-type="float">
            <text:p>1443146275.28529</text:p>
          </table:table-cell>
          <table:table-cell table:formula="of:=[.G427]-[.$B$2]" office:value-type="float" office:value="55.2850861549377" calcext:value-type="float">
            <text:p>55.2850861549</text:p>
          </table:table-cell>
          <table:table-cell table:formula="of:=[.C427]/([.H427]-[.H426])" office:value-type="float" office:value="108238.163473773" calcext:value-type="float">
            <text:p>108238.163473773</text:p>
          </table:table-cell>
          <table:table-cell table:formula="of:=[.G427]-[.$B427]" office:value-type="float" office:value="10.2080013751984" calcext:value-type="float">
            <text:p>10.2080013752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3146265.11857" calcext:value-type="float">
            <text:p>1443146265.11857</text:p>
          </table:table-cell>
          <table:table-cell office:value-type="float" office:value="4320" calcext:value-type="float">
            <text:p>4320</text:p>
          </table:table-cell>
          <table:table-cell table:formula="of:=[.B428]-[.$B$2]" office:value-type="float" office:value="45.1183648109436" calcext:value-type="float">
            <text:p>45.1183648109</text:p>
          </table:table-cell>
          <table:table-cell table:formula="of:=[.C428]/([.D428]-[.D427])" office:value-type="float" office:value="104651.083683241" calcext:value-type="float">
            <text:p>104651.083683241</text:p>
          </table:table-cell>
          <table:table-cell/>
          <table:table-cell office:value-type="float" office:value="1443146275.32517" calcext:value-type="float">
            <text:p>1443146275.32517</text:p>
          </table:table-cell>
          <table:table-cell table:formula="of:=[.G428]-[.$B$2]" office:value-type="float" office:value="55.3249609470367" calcext:value-type="float">
            <text:p>55.324960947</text:p>
          </table:table-cell>
          <table:table-cell table:formula="of:=[.C428]/([.H428]-[.H427])" office:value-type="float" office:value="108339.122854222" calcext:value-type="float">
            <text:p>108339.122854222</text:p>
          </table:table-cell>
          <table:table-cell table:formula="of:=[.G428]-[.$B428]" office:value-type="float" office:value="10.2065961360931" calcext:value-type="float">
            <text:p>10.2065961361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3146265.15986" calcext:value-type="float">
            <text:p>1443146265.15986</text:p>
          </table:table-cell>
          <table:table-cell office:value-type="float" office:value="4320" calcext:value-type="float">
            <text:p>4320</text:p>
          </table:table-cell>
          <table:table-cell table:formula="of:=[.B429]-[.$B$2]" office:value-type="float" office:value="45.1596529483795" calcext:value-type="float">
            <text:p>45.1596529484</text:p>
          </table:table-cell>
          <table:table-cell table:formula="of:=[.C429]/([.D429]-[.D428])" office:value-type="float" office:value="104630.537202252" calcext:value-type="float">
            <text:p>104630.537202252</text:p>
          </table:table-cell>
          <table:table-cell/>
          <table:table-cell office:value-type="float" office:value="1443146275.36508" calcext:value-type="float">
            <text:p>1443146275.36508</text:p>
          </table:table-cell>
          <table:table-cell table:formula="of:=[.G429]-[.$B$2]" office:value-type="float" office:value="55.3648707866669" calcext:value-type="float">
            <text:p>55.3648707867</text:p>
          </table:table-cell>
          <table:table-cell table:formula="of:=[.C429]/([.H429]-[.H428])" office:value-type="float" office:value="108243.982938457" calcext:value-type="float">
            <text:p>108243.982938457</text:p>
          </table:table-cell>
          <table:table-cell table:formula="of:=[.G429]-[.$B429]" office:value-type="float" office:value="10.2052178382874" calcext:value-type="float">
            <text:p>10.2052178383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3146265.20114" calcext:value-type="float">
            <text:p>1443146265.20114</text:p>
          </table:table-cell>
          <table:table-cell office:value-type="float" office:value="4320" calcext:value-type="float">
            <text:p>4320</text:p>
          </table:table-cell>
          <table:table-cell table:formula="of:=[.B430]-[.$B$2]" office:value-type="float" office:value="45.2009317874908" calcext:value-type="float">
            <text:p>45.2009317875</text:p>
          </table:table-cell>
          <table:table-cell table:formula="of:=[.C430]/([.D430]-[.D429])" office:value-type="float" office:value="104654.105905184" calcext:value-type="float">
            <text:p>104654.105905184</text:p>
          </table:table-cell>
          <table:table-cell/>
          <table:table-cell office:value-type="float" office:value="1443146275.405" calcext:value-type="float">
            <text:p>1443146275.405</text:p>
          </table:table-cell>
          <table:table-cell table:formula="of:=[.G430]-[.$B$2]" office:value-type="float" office:value="55.404798746109" calcext:value-type="float">
            <text:p>55.4047987461</text:p>
          </table:table-cell>
          <table:table-cell table:formula="of:=[.C430]/([.H430]-[.H429])" office:value-type="float" office:value="108194.860452618" calcext:value-type="float">
            <text:p>108194.860452618</text:p>
          </table:table-cell>
          <table:table-cell table:formula="of:=[.G430]-[.$B430]" office:value-type="float" office:value="10.2038669586182" calcext:value-type="float">
            <text:p>10.2038669586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3146265.24242" calcext:value-type="float">
            <text:p>1443146265.24242</text:p>
          </table:table-cell>
          <table:table-cell office:value-type="float" office:value="4320" calcext:value-type="float">
            <text:p>4320</text:p>
          </table:table-cell>
          <table:table-cell table:formula="of:=[.B431]-[.$B$2]" office:value-type="float" office:value="45.2422182559967" calcext:value-type="float">
            <text:p>45.242218256</text:p>
          </table:table-cell>
          <table:table-cell table:formula="of:=[.C431]/([.D431]-[.D430])" office:value-type="float" office:value="104634.766700545" calcext:value-type="float">
            <text:p>104634.766700545</text:p>
          </table:table-cell>
          <table:table-cell/>
          <table:table-cell office:value-type="float" office:value="1443146275.44486" calcext:value-type="float">
            <text:p>1443146275.44486</text:p>
          </table:table-cell>
          <table:table-cell table:formula="of:=[.G431]-[.$B$2]" office:value-type="float" office:value="55.4446580410004" calcext:value-type="float">
            <text:p>55.444658041</text:p>
          </table:table-cell>
          <table:table-cell table:formula="of:=[.C431]/([.H431]-[.H430])" office:value-type="float" office:value="108381.244870859" calcext:value-type="float">
            <text:p>108381.244870859</text:p>
          </table:table-cell>
          <table:table-cell table:formula="of:=[.G431]-[.$B431]" office:value-type="float" office:value="10.2024397850037" calcext:value-type="float">
            <text:p>10.20243978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3146265.28369" calcext:value-type="float">
            <text:p>1443146265.28369</text:p>
          </table:table-cell>
          <table:table-cell office:value-type="float" office:value="4320" calcext:value-type="float">
            <text:p>4320</text:p>
          </table:table-cell>
          <table:table-cell table:formula="of:=[.B432]-[.$B$2]" office:value-type="float" office:value="45.2834875583649" calcext:value-type="float">
            <text:p>45.2834875584</text:p>
          </table:table-cell>
          <table:table-cell table:formula="of:=[.C432]/([.D432]-[.D431])" office:value-type="float" office:value="104678.289966262" calcext:value-type="float">
            <text:p>104678.289966262</text:p>
          </table:table-cell>
          <table:table-cell/>
          <table:table-cell office:value-type="float" office:value="1443146275.48478" calcext:value-type="float">
            <text:p>1443146275.48478</text:p>
          </table:table-cell>
          <table:table-cell table:formula="of:=[.G432]-[.$B$2]" office:value-type="float" office:value="55.4845731258392" calcext:value-type="float">
            <text:p>55.4845731258</text:p>
          </table:table-cell>
          <table:table-cell table:formula="of:=[.C432]/([.H432]-[.H431])" office:value-type="float" office:value="108229.758684952" calcext:value-type="float">
            <text:p>108229.758684952</text:p>
          </table:table-cell>
          <table:table-cell table:formula="of:=[.G432]-[.$B432]" office:value-type="float" office:value="10.2010855674744" calcext:value-type="float">
            <text:p>10.2010855675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3146265.32497" calcext:value-type="float">
            <text:p>1443146265.32497</text:p>
          </table:table-cell>
          <table:table-cell office:value-type="float" office:value="4320" calcext:value-type="float">
            <text:p>4320</text:p>
          </table:table-cell>
          <table:table-cell table:formula="of:=[.B433]-[.$B$2]" office:value-type="float" office:value="45.3247604370117" calcext:value-type="float">
            <text:p>45.324760437</text:p>
          </table:table-cell>
          <table:table-cell table:formula="of:=[.C433]/([.D433]-[.D432])" office:value-type="float" office:value="104669.219633645" calcext:value-type="float">
            <text:p>104669.219633645</text:p>
          </table:table-cell>
          <table:table-cell/>
          <table:table-cell office:value-type="float" office:value="1443146275.52467" calcext:value-type="float">
            <text:p>1443146275.52467</text:p>
          </table:table-cell>
          <table:table-cell table:formula="of:=[.G433]-[.$B$2]" office:value-type="float" office:value="55.5244648456574" calcext:value-type="float">
            <text:p>55.5244648457</text:p>
          </table:table-cell>
          <table:table-cell table:formula="of:=[.C433]/([.H433]-[.H432])" office:value-type="float" office:value="108293.150049606" calcext:value-type="float">
            <text:p>108293.150049606</text:p>
          </table:table-cell>
          <table:table-cell table:formula="of:=[.G433]-[.$B433]" office:value-type="float" office:value="10.1997044086456" calcext:value-type="float">
            <text:p>10.199704408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3146265.36624" calcext:value-type="float">
            <text:p>1443146265.36624</text:p>
          </table:table-cell>
          <table:table-cell office:value-type="float" office:value="4320" calcext:value-type="float">
            <text:p>4320</text:p>
          </table:table-cell>
          <table:table-cell table:formula="of:=[.B434]-[.$B$2]" office:value-type="float" office:value="45.3660352230072" calcext:value-type="float">
            <text:p>45.366035223</text:p>
          </table:table-cell>
          <table:table-cell table:formula="of:=[.C434]/([.D434]-[.D433])" office:value-type="float" office:value="104664.382765612" calcext:value-type="float">
            <text:p>104664.382765612</text:p>
          </table:table-cell>
          <table:table-cell/>
          <table:table-cell office:value-type="float" office:value="1443146275.56456" calcext:value-type="float">
            <text:p>1443146275.56456</text:p>
          </table:table-cell>
          <table:table-cell table:formula="of:=[.G434]-[.$B$2]" office:value-type="float" office:value="55.5643537044525" calcext:value-type="float">
            <text:p>55.5643537045</text:p>
          </table:table-cell>
          <table:table-cell table:formula="of:=[.C434]/([.H434]-[.H433])" office:value-type="float" office:value="108300.917361003" calcext:value-type="float">
            <text:p>108300.917361003</text:p>
          </table:table-cell>
          <table:table-cell table:formula="of:=[.G434]-[.$B434]" office:value-type="float" office:value="10.1983184814453" calcext:value-type="float">
            <text:p>10.1983184814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3146265.40753" calcext:value-type="float">
            <text:p>1443146265.40753</text:p>
          </table:table-cell>
          <table:table-cell office:value-type="float" office:value="4320" calcext:value-type="float">
            <text:p>4320</text:p>
          </table:table-cell>
          <table:table-cell table:formula="of:=[.B435]-[.$B$2]" office:value-type="float" office:value="45.4073235988617" calcext:value-type="float">
            <text:p>45.4073235989</text:p>
          </table:table-cell>
          <table:table-cell table:formula="of:=[.C435]/([.D435]-[.D434])" office:value-type="float" office:value="104629.933016122" calcext:value-type="float">
            <text:p>104629.933016122</text:p>
          </table:table-cell>
          <table:table-cell/>
          <table:table-cell office:value-type="float" office:value="1443146275.60445" calcext:value-type="float">
            <text:p>1443146275.60445</text:p>
          </table:table-cell>
          <table:table-cell table:formula="of:=[.G435]-[.$B$2]" office:value-type="float" office:value="55.6042439937592" calcext:value-type="float">
            <text:p>55.6042439938</text:p>
          </table:table-cell>
          <table:table-cell table:formula="of:=[.C435]/([.H435]-[.H434])" office:value-type="float" office:value="108297.033566032" calcext:value-type="float">
            <text:p>108297.033566032</text:p>
          </table:table-cell>
          <table:table-cell table:formula="of:=[.G435]-[.$B435]" office:value-type="float" office:value="10.1969203948975" calcext:value-type="float">
            <text:p>10.1969203949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3146265.4488" calcext:value-type="float">
            <text:p>1443146265.4488</text:p>
          </table:table-cell>
          <table:table-cell office:value-type="float" office:value="4320" calcext:value-type="float">
            <text:p>4320</text:p>
          </table:table-cell>
          <table:table-cell table:formula="of:=[.B436]-[.$B$2]" office:value-type="float" office:value="45.4485955238342" calcext:value-type="float">
            <text:p>45.4485955238</text:p>
          </table:table-cell>
          <table:table-cell table:formula="of:=[.C436]/([.D436]-[.D435])" office:value-type="float" office:value="104671.638235311" calcext:value-type="float">
            <text:p>104671.638235311</text:p>
          </table:table-cell>
          <table:table-cell/>
          <table:table-cell office:value-type="float" office:value="1443146275.64435" calcext:value-type="float">
            <text:p>1443146275.64435</text:p>
          </table:table-cell>
          <table:table-cell table:formula="of:=[.G436]-[.$B$2]" office:value-type="float" office:value="55.6441402435303" calcext:value-type="float">
            <text:p>55.6441402435</text:p>
          </table:table-cell>
          <table:table-cell table:formula="of:=[.C436]/([.H436]-[.H435])" office:value-type="float" office:value="108280.854084871" calcext:value-type="float">
            <text:p>108280.854084871</text:p>
          </table:table-cell>
          <table:table-cell table:formula="of:=[.G436]-[.$B436]" office:value-type="float" office:value="10.195544719696" calcext:value-type="float">
            <text:p>10.1955447197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3146265.4901" calcext:value-type="float">
            <text:p>1443146265.4901</text:p>
          </table:table-cell>
          <table:table-cell office:value-type="float" office:value="4320" calcext:value-type="float">
            <text:p>4320</text:p>
          </table:table-cell>
          <table:table-cell table:formula="of:=[.B437]-[.$B$2]" office:value-type="float" office:value="45.4898979663849" calcext:value-type="float">
            <text:p>45.4898979664</text:p>
          </table:table-cell>
          <table:table-cell table:formula="of:=[.C437]/([.D437]-[.D436])" office:value-type="float" office:value="104594.298380812" calcext:value-type="float">
            <text:p>104594.298380812</text:p>
          </table:table-cell>
          <table:table-cell/>
          <table:table-cell office:value-type="float" office:value="1443146275.68421" calcext:value-type="float">
            <text:p>1443146275.68421</text:p>
          </table:table-cell>
          <table:table-cell table:formula="of:=[.G437]-[.$B$2]" office:value-type="float" office:value="55.6840078830719" calcext:value-type="float">
            <text:p>55.6840078831</text:p>
          </table:table-cell>
          <table:table-cell table:formula="of:=[.C437]/([.H437]-[.H436])" office:value-type="float" office:value="108358.559715818" calcext:value-type="float">
            <text:p>108358.559715818</text:p>
          </table:table-cell>
          <table:table-cell table:formula="of:=[.G437]-[.$B437]" office:value-type="float" office:value="10.194109916687" calcext:value-type="float">
            <text:p>10.194109916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3146265.53138" calcext:value-type="float">
            <text:p>1443146265.53138</text:p>
          </table:table-cell>
          <table:table-cell office:value-type="float" office:value="4320" calcext:value-type="float">
            <text:p>4320</text:p>
          </table:table-cell>
          <table:table-cell table:formula="of:=[.B438]-[.$B$2]" office:value-type="float" office:value="45.5311777591705" calcext:value-type="float">
            <text:p>45.5311777592</text:p>
          </table:table-cell>
          <table:table-cell table:formula="of:=[.C438]/([.D438]-[.D437])" office:value-type="float" office:value="104651.688113665" calcext:value-type="float">
            <text:p>104651.688113665</text:p>
          </table:table-cell>
          <table:table-cell/>
          <table:table-cell office:value-type="float" office:value="1443146275.72413" calcext:value-type="float">
            <text:p>1443146275.72413</text:p>
          </table:table-cell>
          <table:table-cell table:formula="of:=[.G438]-[.$B$2]" office:value-type="float" office:value="55.7239253520966" calcext:value-type="float">
            <text:p>55.7239253521</text:p>
          </table:table-cell>
          <table:table-cell table:formula="of:=[.C438]/([.H438]-[.H437])" office:value-type="float" office:value="108223.294350937" calcext:value-type="float">
            <text:p>108223.294350937</text:p>
          </table:table-cell>
          <table:table-cell table:formula="of:=[.G438]-[.$B438]" office:value-type="float" office:value="10.192747592926" calcext:value-type="float">
            <text:p>10.1927475929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3146265.57266" calcext:value-type="float">
            <text:p>1443146265.57266</text:p>
          </table:table-cell>
          <table:table-cell office:value-type="float" office:value="4320" calcext:value-type="float">
            <text:p>4320</text:p>
          </table:table-cell>
          <table:table-cell table:formula="of:=[.B439]-[.$B$2]" office:value-type="float" office:value="45.5724580287933" calcext:value-type="float">
            <text:p>45.5724580288</text:p>
          </table:table-cell>
          <table:table-cell table:formula="of:=[.C439]/([.D439]-[.D438])" office:value-type="float" office:value="104650.479259798" calcext:value-type="float">
            <text:p>104650.479259798</text:p>
          </table:table-cell>
          <table:table-cell/>
          <table:table-cell office:value-type="float" office:value="1443146275.76401" calcext:value-type="float">
            <text:p>1443146275.76401</text:p>
          </table:table-cell>
          <table:table-cell table:formula="of:=[.G439]-[.$B$2]" office:value-type="float" office:value="55.7638018131256" calcext:value-type="float">
            <text:p>55.7638018131</text:p>
          </table:table-cell>
          <table:table-cell table:formula="of:=[.C439]/([.H439]-[.H438])" office:value-type="float" office:value="108334.58858981" calcext:value-type="float">
            <text:p>108334.58858981</text:p>
          </table:table-cell>
          <table:table-cell table:formula="of:=[.G439]-[.$B439]" office:value-type="float" office:value="10.1913437843323" calcext:value-type="float">
            <text:p>10.1913437843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3146265.61394" calcext:value-type="float">
            <text:p>1443146265.61394</text:p>
          </table:table-cell>
          <table:table-cell office:value-type="float" office:value="4320" calcext:value-type="float">
            <text:p>4320</text:p>
          </table:table-cell>
          <table:table-cell table:formula="of:=[.B440]-[.$B$2]" office:value-type="float" office:value="45.6137335300446" calcext:value-type="float">
            <text:p>45.61373353</text:p>
          </table:table-cell>
          <table:table-cell table:formula="of:=[.C440]/([.D440]-[.D439])" office:value-type="float" office:value="104662.569055348" calcext:value-type="float">
            <text:p>104662.569055348</text:p>
          </table:table-cell>
          <table:table-cell/>
          <table:table-cell office:value-type="float" office:value="1443146275.80396" calcext:value-type="float">
            <text:p>1443146275.80396</text:p>
          </table:table-cell>
          <table:table-cell table:formula="of:=[.G440]-[.$B$2]" office:value-type="float" office:value="55.8037543296814" calcext:value-type="float">
            <text:p>55.8037543297</text:p>
          </table:table-cell>
          <table:table-cell table:formula="of:=[.C440]/([.H440]-[.H439])" office:value-type="float" office:value="108128.357670985" calcext:value-type="float">
            <text:p>108128.357670985</text:p>
          </table:table-cell>
          <table:table-cell table:formula="of:=[.G440]-[.$B440]" office:value-type="float" office:value="10.1900207996368" calcext:value-type="float">
            <text:p>10.1900207996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3146265.65522" calcext:value-type="float">
            <text:p>1443146265.65522</text:p>
          </table:table-cell>
          <table:table-cell office:value-type="float" office:value="4320" calcext:value-type="float">
            <text:p>4320</text:p>
          </table:table-cell>
          <table:table-cell table:formula="of:=[.B441]-[.$B$2]" office:value-type="float" office:value="45.655012845993" calcext:value-type="float">
            <text:p>45.655012846</text:p>
          </table:table-cell>
          <table:table-cell table:formula="of:=[.C441]/([.D441]-[.D440])" office:value-type="float" office:value="104652.89699546" calcext:value-type="float">
            <text:p>104652.89699546</text:p>
          </table:table-cell>
          <table:table-cell/>
          <table:table-cell office:value-type="float" office:value="1443146275.84382" calcext:value-type="float">
            <text:p>1443146275.84382</text:p>
          </table:table-cell>
          <table:table-cell table:formula="of:=[.G441]-[.$B$2]" office:value-type="float" office:value="55.843611240387" calcext:value-type="float">
            <text:p>55.8436112404</text:p>
          </table:table-cell>
          <table:table-cell table:formula="of:=[.C441]/([.H441]-[.H440])" office:value-type="float" office:value="108387.728088436" calcext:value-type="float">
            <text:p>108387.728088436</text:p>
          </table:table-cell>
          <table:table-cell table:formula="of:=[.G441]-[.$B441]" office:value-type="float" office:value="10.1885983943939" calcext:value-type="float">
            <text:p>10.1885983944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3146265.6965" calcext:value-type="float">
            <text:p>1443146265.6965</text:p>
          </table:table-cell>
          <table:table-cell office:value-type="float" office:value="4320" calcext:value-type="float">
            <text:p>4320</text:p>
          </table:table-cell>
          <table:table-cell table:formula="of:=[.B442]-[.$B$2]" office:value-type="float" office:value="45.696296453476" calcext:value-type="float">
            <text:p>45.6962964535</text:p>
          </table:table-cell>
          <table:table-cell table:formula="of:=[.C442]/([.D442]-[.D441])" office:value-type="float" office:value="104642.018064635" calcext:value-type="float">
            <text:p>104642.018064635</text:p>
          </table:table-cell>
          <table:table-cell/>
          <table:table-cell office:value-type="float" office:value="1443146275.88373" calcext:value-type="float">
            <text:p>1443146275.88373</text:p>
          </table:table-cell>
          <table:table-cell table:formula="of:=[.G442]-[.$B$2]" office:value-type="float" office:value="55.8835248947144" calcext:value-type="float">
            <text:p>55.8835248947</text:p>
          </table:table-cell>
          <table:table-cell table:formula="of:=[.C442]/([.H442]-[.H441])" office:value-type="float" office:value="108233.637656054" calcext:value-type="float">
            <text:p>108233.637656054</text:p>
          </table:table-cell>
          <table:table-cell table:formula="of:=[.G442]-[.$B442]" office:value-type="float" office:value="10.1872284412384" calcext:value-type="float">
            <text:p>10.187228441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3146265.73779" calcext:value-type="float">
            <text:p>1443146265.73779</text:p>
          </table:table-cell>
          <table:table-cell office:value-type="float" office:value="4320" calcext:value-type="float">
            <text:p>4320</text:p>
          </table:table-cell>
          <table:table-cell table:formula="of:=[.B443]-[.$B$2]" office:value-type="float" office:value="45.7375853061676" calcext:value-type="float">
            <text:p>45.7375853062</text:p>
          </table:table-cell>
          <table:table-cell table:formula="of:=[.C443]/([.D443]-[.D442])" office:value-type="float" office:value="104628.724664796" calcext:value-type="float">
            <text:p>104628.724664796</text:p>
          </table:table-cell>
          <table:table-cell/>
          <table:table-cell office:value-type="float" office:value="1443146275.92364" calcext:value-type="float">
            <text:p>1443146275.92364</text:p>
          </table:table-cell>
          <table:table-cell table:formula="of:=[.G443]-[.$B$2]" office:value-type="float" office:value="55.9234390258789" calcext:value-type="float">
            <text:p>55.9234390259</text:p>
          </table:table-cell>
          <table:table-cell table:formula="of:=[.C443]/([.H443]-[.H442])" office:value-type="float" office:value="108232.344634793" calcext:value-type="float">
            <text:p>108232.344634793</text:p>
          </table:table-cell>
          <table:table-cell table:formula="of:=[.G443]-[.$B443]" office:value-type="float" office:value="10.1858537197113" calcext:value-type="float">
            <text:p>10.185853719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3146265.77907" calcext:value-type="float">
            <text:p>1443146265.77907</text:p>
          </table:table-cell>
          <table:table-cell office:value-type="float" office:value="4320" calcext:value-type="float">
            <text:p>4320</text:p>
          </table:table-cell>
          <table:table-cell table:formula="of:=[.B444]-[.$B$2]" office:value-type="float" office:value="45.7788679599762" calcext:value-type="float">
            <text:p>45.77886796</text:p>
          </table:table-cell>
          <table:table-cell table:formula="of:=[.C444]/([.D444]-[.D443])" office:value-type="float" office:value="104644.435409351" calcext:value-type="float">
            <text:p>104644.435409351</text:p>
          </table:table-cell>
          <table:table-cell/>
          <table:table-cell office:value-type="float" office:value="1443146275.9635" calcext:value-type="float">
            <text:p>1443146275.9635</text:p>
          </table:table-cell>
          <table:table-cell table:formula="of:=[.G444]-[.$B$2]" office:value-type="float" office:value="55.9632914066315" calcext:value-type="float">
            <text:p>55.9632914066</text:p>
          </table:table-cell>
          <table:table-cell table:formula="of:=[.C444]/([.H444]-[.H443])" office:value-type="float" office:value="108400.048338947" calcext:value-type="float">
            <text:p>108400.048338947</text:p>
          </table:table-cell>
          <table:table-cell table:formula="of:=[.G444]-[.$B444]" office:value-type="float" office:value="10.1844234466553" calcext:value-type="float">
            <text:p>10.1844234467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3146265.82033" calcext:value-type="float">
            <text:p>1443146265.82033</text:p>
          </table:table-cell>
          <table:table-cell office:value-type="float" office:value="4320" calcext:value-type="float">
            <text:p>4320</text:p>
          </table:table-cell>
          <table:table-cell table:formula="of:=[.B445]-[.$B$2]" office:value-type="float" office:value="45.8201289176941" calcext:value-type="float">
            <text:p>45.8201289177</text:p>
          </table:table-cell>
          <table:table-cell table:formula="of:=[.C445]/([.D445]-[.D444])" office:value-type="float" office:value="104699.460190338" calcext:value-type="float">
            <text:p>104699.460190338</text:p>
          </table:table-cell>
          <table:table-cell/>
          <table:table-cell office:value-type="float" office:value="1443146276.00331" calcext:value-type="float">
            <text:p>1443146276.00331</text:p>
          </table:table-cell>
          <table:table-cell table:formula="of:=[.G445]-[.$B$2]" office:value-type="float" office:value="56.0030994415283" calcext:value-type="float">
            <text:p>56.0030994415</text:p>
          </table:table-cell>
          <table:table-cell table:formula="of:=[.C445]/([.H445]-[.H444])" office:value-type="float" office:value="108520.805189049" calcext:value-type="float">
            <text:p>108520.805189049</text:p>
          </table:table-cell>
          <table:table-cell table:formula="of:=[.G445]-[.$B445]" office:value-type="float" office:value="10.1829705238342" calcext:value-type="float">
            <text:p>10.1829705238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3146265.86167" calcext:value-type="float">
            <text:p>1443146265.86167</text:p>
          </table:table-cell>
          <table:table-cell office:value-type="float" office:value="4320" calcext:value-type="float">
            <text:p>4320</text:p>
          </table:table-cell>
          <table:table-cell table:formula="of:=[.B446]-[.$B$2]" office:value-type="float" office:value="45.8614611625671" calcext:value-type="float">
            <text:p>45.8614611626</text:p>
          </table:table-cell>
          <table:table-cell table:formula="of:=[.C446]/([.D446]-[.D445])" office:value-type="float" office:value="104518.881402861" calcext:value-type="float">
            <text:p>104518.881402861</text:p>
          </table:table-cell>
          <table:table-cell/>
          <table:table-cell office:value-type="float" office:value="1443146276.01545" calcext:value-type="float">
            <text:p>1443146276.01545</text:p>
          </table:table-cell>
          <table:table-cell table:formula="of:=[.G446]-[.$B$2]" office:value-type="float" office:value="56.0152444839478" calcext:value-type="float">
            <text:p>56.0152444839</text:p>
          </table:table-cell>
          <table:table-cell table:formula="of:=[.C446]/([.H446]-[.H445])" office:value-type="float" office:value="355700.692579505" calcext:value-type="float">
            <text:p>355700.692579505</text:p>
          </table:table-cell>
          <table:table-cell table:formula="of:=[.G446]-[.$B446]" office:value-type="float" office:value="10.1537833213806" calcext:value-type="float">
            <text:p>10.1537833214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3146265.90295" calcext:value-type="float">
            <text:p>1443146265.90295</text:p>
          </table:table-cell>
          <table:table-cell office:value-type="float" office:value="4320" calcext:value-type="float">
            <text:p>4320</text:p>
          </table:table-cell>
          <table:table-cell table:formula="of:=[.B447]-[.$B$2]" office:value-type="float" office:value="45.902747631073" calcext:value-type="float">
            <text:p>45.9027476311</text:p>
          </table:table-cell>
          <table:table-cell table:formula="of:=[.C447]/([.D447]-[.D446])" office:value-type="float" office:value="104634.766700545" calcext:value-type="float">
            <text:p>104634.766700545</text:p>
          </table:table-cell>
          <table:table-cell/>
          <table:table-cell office:value-type="float" office:value="1443146276.02759" calcext:value-type="float">
            <text:p>1443146276.02759</text:p>
          </table:table-cell>
          <table:table-cell table:formula="of:=[.G447]-[.$B$2]" office:value-type="float" office:value="56.0273830890656" calcext:value-type="float">
            <text:p>56.0273830891</text:p>
          </table:table-cell>
          <table:table-cell table:formula="of:=[.C447]/([.H447]-[.H446])" office:value-type="float" office:value="355889.326498144" calcext:value-type="float">
            <text:p>355889.326498144</text:p>
          </table:table-cell>
          <table:table-cell table:formula="of:=[.G447]-[.$B447]" office:value-type="float" office:value="10.1246354579926" calcext:value-type="float">
            <text:p>10.12463545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3146265.94424" calcext:value-type="float">
            <text:p>1443146265.94424</text:p>
          </table:table-cell>
          <table:table-cell office:value-type="float" office:value="4320" calcext:value-type="float">
            <text:p>4320</text:p>
          </table:table-cell>
          <table:table-cell table:formula="of:=[.B448]-[.$B$2]" office:value-type="float" office:value="45.9440302848816" calcext:value-type="float">
            <text:p>45.9440302849</text:p>
          </table:table-cell>
          <table:table-cell table:formula="of:=[.C448]/([.D448]-[.D447])" office:value-type="float" office:value="104644.435409351" calcext:value-type="float">
            <text:p>104644.435409351</text:p>
          </table:table-cell>
          <table:table-cell/>
          <table:table-cell office:value-type="float" office:value="1443146276.05071" calcext:value-type="float">
            <text:p>1443146276.05071</text:p>
          </table:table-cell>
          <table:table-cell table:formula="of:=[.G448]-[.$B$2]" office:value-type="float" office:value="56.0505046844482" calcext:value-type="float">
            <text:p>56.0505046844</text:p>
          </table:table-cell>
          <table:table-cell table:formula="of:=[.C448]/([.H448]-[.H447])" office:value-type="float" office:value="186838.318398829" calcext:value-type="float">
            <text:p>186838.318398829</text:p>
          </table:table-cell>
          <table:table-cell table:formula="of:=[.G448]-[.$B448]" office:value-type="float" office:value="10.1064743995667" calcext:value-type="float">
            <text:p>10.1064743996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3146265.98553" calcext:value-type="float">
            <text:p>1443146265.98553</text:p>
          </table:table-cell>
          <table:table-cell office:value-type="float" office:value="4320" calcext:value-type="float">
            <text:p>4320</text:p>
          </table:table-cell>
          <table:table-cell table:formula="of:=[.B449]-[.$B$2]" office:value-type="float" office:value="45.985324382782" calcext:value-type="float">
            <text:p>45.9853243828</text:p>
          </table:table-cell>
          <table:table-cell table:formula="of:=[.C449]/([.D449]-[.D448])" office:value-type="float" office:value="104615.434642032" calcext:value-type="float">
            <text:p>104615.434642032</text:p>
          </table:table-cell>
          <table:table-cell/>
          <table:table-cell office:value-type="float" office:value="1443146276.08739" calcext:value-type="float">
            <text:p>1443146276.08739</text:p>
          </table:table-cell>
          <table:table-cell table:formula="of:=[.G449]-[.$B$2]" office:value-type="float" office:value="56.0871870517731" calcext:value-type="float">
            <text:p>56.0871870518</text:p>
          </table:table-cell>
          <table:table-cell table:formula="of:=[.C449]/([.H449]-[.H448])" office:value-type="float" office:value="117767.753693365" calcext:value-type="float">
            <text:p>117767.753693365</text:p>
          </table:table-cell>
          <table:table-cell table:formula="of:=[.G449]-[.$B449]" office:value-type="float" office:value="10.1018626689911" calcext:value-type="float">
            <text:p>10.101862669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3146266.02566" calcext:value-type="float">
            <text:p>1443146266.02566</text:p>
          </table:table-cell>
          <table:table-cell office:value-type="float" office:value="4320" calcext:value-type="float">
            <text:p>4320</text:p>
          </table:table-cell>
          <table:table-cell table:formula="of:=[.B450]-[.$B$2]" office:value-type="float" office:value="46.0254528522492" calcext:value-type="float">
            <text:p>46.0254528522</text:p>
          </table:table-cell>
          <table:table-cell table:formula="of:=[.C450]/([.D450]-[.D449])" office:value-type="float" office:value="107654.242919358" calcext:value-type="float">
            <text:p>107654.242919358</text:p>
          </table:table-cell>
          <table:table-cell/>
          <table:table-cell office:value-type="float" office:value="1443146276.12379" calcext:value-type="float">
            <text:p>1443146276.12379</text:p>
          </table:table-cell>
          <table:table-cell table:formula="of:=[.G450]-[.$B$2]" office:value-type="float" office:value="56.1235888004303" calcext:value-type="float">
            <text:p>56.1235888004</text:p>
          </table:table-cell>
          <table:table-cell table:formula="of:=[.C450]/([.H450]-[.H449])" office:value-type="float" office:value="118675.617500655" calcext:value-type="float">
            <text:p>118675.617500655</text:p>
          </table:table-cell>
          <table:table-cell table:formula="of:=[.G450]-[.$B450]" office:value-type="float" office:value="10.0981359481812" calcext:value-type="float">
            <text:p>10.098135948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3146266.06506" calcext:value-type="float">
            <text:p>1443146266.06506</text:p>
          </table:table-cell>
          <table:table-cell office:value-type="float" office:value="4320" calcext:value-type="float">
            <text:p>4320</text:p>
          </table:table-cell>
          <table:table-cell table:formula="of:=[.B451]-[.$B$2]" office:value-type="float" office:value="46.0648510456085" calcext:value-type="float">
            <text:p>46.0648510456</text:p>
          </table:table-cell>
          <table:table-cell table:formula="of:=[.C451]/([.D451]-[.D450])" office:value-type="float" office:value="109649.697908598" calcext:value-type="float">
            <text:p>109649.697908598</text:p>
          </table:table-cell>
          <table:table-cell/>
          <table:table-cell office:value-type="float" office:value="1443146276.16044" calcext:value-type="float">
            <text:p>1443146276.16044</text:p>
          </table:table-cell>
          <table:table-cell table:formula="of:=[.G451]-[.$B$2]" office:value-type="float" office:value="56.1602320671082" calcext:value-type="float">
            <text:p>56.1602320671</text:p>
          </table:table-cell>
          <table:table-cell table:formula="of:=[.C451]/([.H451]-[.H450])" office:value-type="float" office:value="117893.419218832" calcext:value-type="float">
            <text:p>117893.419218832</text:p>
          </table:table-cell>
          <table:table-cell table:formula="of:=[.G451]-[.$B451]" office:value-type="float" office:value="10.0953810214996" calcext:value-type="float">
            <text:p>10.0953810215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3146266.10446" calcext:value-type="float">
            <text:p>1443146266.10446</text:p>
          </table:table-cell>
          <table:table-cell office:value-type="float" office:value="4320" calcext:value-type="float">
            <text:p>4320</text:p>
          </table:table-cell>
          <table:table-cell table:formula="of:=[.B452]-[.$B$2]" office:value-type="float" office:value="46.1042530536652" calcext:value-type="float">
            <text:p>46.1042530537</text:p>
          </table:table-cell>
          <table:table-cell table:formula="of:=[.C452]/([.D452]-[.D451])" office:value-type="float" office:value="109639.08219576" calcext:value-type="float">
            <text:p>109639.08219576</text:p>
          </table:table-cell>
          <table:table-cell/>
          <table:table-cell office:value-type="float" office:value="1443146276.19699" calcext:value-type="float">
            <text:p>1443146276.19699</text:p>
          </table:table-cell>
          <table:table-cell table:formula="of:=[.G452]-[.$B$2]" office:value-type="float" office:value="56.1967842578888" calcext:value-type="float">
            <text:p>56.1967842579</text:p>
          </table:table-cell>
          <table:table-cell table:formula="of:=[.C452]/([.H452]-[.H451])" office:value-type="float" office:value="118187.170392209" calcext:value-type="float">
            <text:p>118187.170392209</text:p>
          </table:table-cell>
          <table:table-cell table:formula="of:=[.G452]-[.$B452]" office:value-type="float" office:value="10.0925312042236" calcext:value-type="float">
            <text:p>10.0925312042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3146266.14386" calcext:value-type="float">
            <text:p>1443146266.14386</text:p>
          </table:table-cell>
          <table:table-cell office:value-type="float" office:value="4320" calcext:value-type="float">
            <text:p>4320</text:p>
          </table:table-cell>
          <table:table-cell table:formula="of:=[.B453]-[.$B$2]" office:value-type="float" office:value="46.1436586380005" calcext:value-type="float">
            <text:p>46.143658638</text:p>
          </table:table-cell>
          <table:table-cell table:formula="of:=[.C453]/([.D453]-[.D452])" office:value-type="float" office:value="109629.13183163" calcext:value-type="float">
            <text:p>109629.13183163</text:p>
          </table:table-cell>
          <table:table-cell/>
          <table:table-cell office:value-type="float" office:value="1443146276.2336" calcext:value-type="float">
            <text:p>1443146276.2336</text:p>
          </table:table-cell>
          <table:table-cell table:formula="of:=[.G453]-[.$B$2]" office:value-type="float" office:value="56.2333896160126" calcext:value-type="float">
            <text:p>56.233389616</text:p>
          </table:table-cell>
          <table:table-cell table:formula="of:=[.C453]/([.H453]-[.H452])" office:value-type="float" office:value="118015.509789363" calcext:value-type="float">
            <text:p>118015.509789363</text:p>
          </table:table-cell>
          <table:table-cell table:formula="of:=[.G453]-[.$B453]" office:value-type="float" office:value="10.0897309780121" calcext:value-type="float">
            <text:p>10.089730978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3146266.18326" calcext:value-type="float">
            <text:p>1443146266.18326</text:p>
          </table:table-cell>
          <table:table-cell office:value-type="float" office:value="4320" calcext:value-type="float">
            <text:p>4320</text:p>
          </table:table-cell>
          <table:table-cell table:formula="of:=[.B454]-[.$B$2]" office:value-type="float" office:value="46.1830544471741" calcext:value-type="float">
            <text:p>46.1830544472</text:p>
          </table:table-cell>
          <table:table-cell table:formula="of:=[.C454]/([.D454]-[.D453])" office:value-type="float" office:value="109656.333773103" calcext:value-type="float">
            <text:p>109656.333773103</text:p>
          </table:table-cell>
          <table:table-cell/>
          <table:table-cell office:value-type="float" office:value="1443146276.27008" calcext:value-type="float">
            <text:p>1443146276.27008</text:p>
          </table:table-cell>
          <table:table-cell table:formula="of:=[.G454]-[.$B$2]" office:value-type="float" office:value="56.269877910614" calcext:value-type="float">
            <text:p>56.2698779106</text:p>
          </table:table-cell>
          <table:table-cell table:formula="of:=[.C454]/([.H454]-[.H453])" office:value-type="float" office:value="118394.132890756" calcext:value-type="float">
            <text:p>118394.132890756</text:p>
          </table:table-cell>
          <table:table-cell table:formula="of:=[.G454]-[.$B454]" office:value-type="float" office:value="10.0868234634399" calcext:value-type="float">
            <text:p>10.0868234634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3146266.22266" calcext:value-type="float">
            <text:p>1443146266.22266</text:p>
          </table:table-cell>
          <table:table-cell office:value-type="float" office:value="4320" calcext:value-type="float">
            <text:p>4320</text:p>
          </table:table-cell>
          <table:table-cell table:formula="of:=[.B455]-[.$B$2]" office:value-type="float" office:value="46.2224569320679" calcext:value-type="float">
            <text:p>46.2224569321</text:p>
          </table:table-cell>
          <table:table-cell table:formula="of:=[.C455]/([.D455]-[.D454])" office:value-type="float" office:value="109637.755376181" calcext:value-type="float">
            <text:p>109637.755376181</text:p>
          </table:table-cell>
          <table:table-cell/>
          <table:table-cell office:value-type="float" office:value="1443146276.30668" calcext:value-type="float">
            <text:p>1443146276.30668</text:p>
          </table:table-cell>
          <table:table-cell table:formula="of:=[.G455]-[.$B$2]" office:value-type="float" office:value="56.306471824646" calcext:value-type="float">
            <text:p>56.3064718246</text:p>
          </table:table-cell>
          <table:table-cell table:formula="of:=[.C455]/([.H455]-[.H454])" office:value-type="float" office:value="118052.417028263" calcext:value-type="float">
            <text:p>118052.417028263</text:p>
          </table:table-cell>
          <table:table-cell table:formula="of:=[.G455]-[.$B455]" office:value-type="float" office:value="10.0840148925781" calcext:value-type="float">
            <text:p>10.0840148926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3146266.26207" calcext:value-type="float">
            <text:p>1443146266.26207</text:p>
          </table:table-cell>
          <table:table-cell office:value-type="float" office:value="4320" calcext:value-type="float">
            <text:p>4320</text:p>
          </table:table-cell>
          <table:table-cell table:formula="of:=[.B456]-[.$B$2]" office:value-type="float" office:value="46.2618613243103" calcext:value-type="float">
            <text:p>46.2618613243</text:p>
          </table:table-cell>
          <table:table-cell table:formula="of:=[.C456]/([.D456]-[.D455])" office:value-type="float" office:value="109632.448418989" calcext:value-type="float">
            <text:p>109632.448418989</text:p>
          </table:table-cell>
          <table:table-cell/>
          <table:table-cell office:value-type="float" office:value="1443146276.34325" calcext:value-type="float">
            <text:p>1443146276.34325</text:p>
          </table:table-cell>
          <table:table-cell table:formula="of:=[.G456]-[.$B$2]" office:value-type="float" office:value="56.343044757843" calcext:value-type="float">
            <text:p>56.3430447578</text:p>
          </table:table-cell>
          <table:table-cell table:formula="of:=[.C456]/([.H456]-[.H455])" office:value-type="float" office:value="118120.140288661" calcext:value-type="float">
            <text:p>118120.140288661</text:p>
          </table:table-cell>
          <table:table-cell table:formula="of:=[.G456]-[.$B456]" office:value-type="float" office:value="10.0811834335327" calcext:value-type="float">
            <text:p>10.0811834335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3146266.30146" calcext:value-type="float">
            <text:p>1443146266.30146</text:p>
          </table:table-cell>
          <table:table-cell office:value-type="float" office:value="4320" calcext:value-type="float">
            <text:p>4320</text:p>
          </table:table-cell>
          <table:table-cell table:formula="of:=[.B457]-[.$B$2]" office:value-type="float" office:value="46.3012526035309" calcext:value-type="float">
            <text:p>46.3012526035</text:p>
          </table:table-cell>
          <table:table-cell table:formula="of:=[.C457]/([.D457]-[.D456])" office:value-type="float" office:value="109668.944128702" calcext:value-type="float">
            <text:p>109668.944128702</text:p>
          </table:table-cell>
          <table:table-cell/>
          <table:table-cell office:value-type="float" office:value="1443146276.37979" calcext:value-type="float">
            <text:p>1443146276.37979</text:p>
          </table:table-cell>
          <table:table-cell table:formula="of:=[.G457]-[.$B$2]" office:value-type="float" office:value="56.3795850276947" calcext:value-type="float">
            <text:p>56.3795850277</text:p>
          </table:table-cell>
          <table:table-cell table:formula="of:=[.C457]/([.H457]-[.H456])" office:value-type="float" office:value="118225.727875976" calcext:value-type="float">
            <text:p>118225.727875976</text:p>
          </table:table-cell>
          <table:table-cell table:formula="of:=[.G457]-[.$B457]" office:value-type="float" office:value="10.0783324241638" calcext:value-type="float">
            <text:p>10.0783324242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3146266.34086" calcext:value-type="float">
            <text:p>1443146266.34086</text:p>
          </table:table-cell>
          <table:table-cell office:value-type="float" office:value="4320" calcext:value-type="float">
            <text:p>4320</text:p>
          </table:table-cell>
          <table:table-cell table:formula="of:=[.B458]-[.$B$2]" office:value-type="float" office:value="46.3406555652618" calcext:value-type="float">
            <text:p>46.3406555653</text:p>
          </table:table-cell>
          <table:table-cell table:formula="of:=[.C458]/([.D458]-[.D457])" office:value-type="float" office:value="109636.428588717" calcext:value-type="float">
            <text:p>109636.428588717</text:p>
          </table:table-cell>
          <table:table-cell/>
          <table:table-cell office:value-type="float" office:value="1443146276.41639" calcext:value-type="float">
            <text:p>1443146276.41639</text:p>
          </table:table-cell>
          <table:table-cell table:formula="of:=[.G458]-[.$B$2]" office:value-type="float" office:value="56.416187286377" calcext:value-type="float">
            <text:p>56.4161872864</text:p>
          </table:table-cell>
          <table:table-cell table:formula="of:=[.C458]/([.H458]-[.H457])" office:value-type="float" office:value="118025.503221058" calcext:value-type="float">
            <text:p>118025.503221058</text:p>
          </table:table-cell>
          <table:table-cell table:formula="of:=[.G458]-[.$B458]" office:value-type="float" office:value="10.0755317211151" calcext:value-type="float">
            <text:p>10.0755317211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3146266.38032" calcext:value-type="float">
            <text:p>1443146266.38032</text:p>
          </table:table-cell>
          <table:table-cell office:value-type="float" office:value="4320" calcext:value-type="float">
            <text:p>4320</text:p>
          </table:table-cell>
          <table:table-cell table:formula="of:=[.B459]-[.$B$2]" office:value-type="float" office:value="46.3801155090332" calcext:value-type="float">
            <text:p>46.380115509</text:p>
          </table:table-cell>
          <table:table-cell table:formula="of:=[.C459]/([.D459]-[.D458])" office:value-type="float" office:value="109478.108357955" calcext:value-type="float">
            <text:p>109478.108357955</text:p>
          </table:table-cell>
          <table:table-cell/>
          <table:table-cell office:value-type="float" office:value="1443146276.45289" calcext:value-type="float">
            <text:p>1443146276.45289</text:p>
          </table:table-cell>
          <table:table-cell table:formula="of:=[.G459]-[.$B$2]" office:value-type="float" office:value="56.4526863098145" calcext:value-type="float">
            <text:p>56.4526863098</text:p>
          </table:table-cell>
          <table:table-cell table:formula="of:=[.C459]/([.H459]-[.H458])" office:value-type="float" office:value="118359.331103679" calcext:value-type="float">
            <text:p>118359.331103679</text:p>
          </table:table-cell>
          <table:table-cell table:formula="of:=[.G459]-[.$B459]" office:value-type="float" office:value="10.0725708007813" calcext:value-type="float">
            <text:p>10.0725708008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3146266.41972" calcext:value-type="float">
            <text:p>1443146266.41972</text:p>
          </table:table-cell>
          <table:table-cell office:value-type="float" office:value="4320" calcext:value-type="float">
            <text:p>4320</text:p>
          </table:table-cell>
          <table:table-cell table:formula="of:=[.B460]-[.$B$2]" office:value-type="float" office:value="46.4195177555084" calcext:value-type="float">
            <text:p>46.4195177555</text:p>
          </table:table-cell>
          <table:table-cell table:formula="of:=[.C460]/([.D460]-[.D459])" office:value-type="float" office:value="109638.418781956" calcext:value-type="float">
            <text:p>109638.418781956</text:p>
          </table:table-cell>
          <table:table-cell/>
          <table:table-cell office:value-type="float" office:value="1443146276.4894" calcext:value-type="float">
            <text:p>1443146276.4894</text:p>
          </table:table-cell>
          <table:table-cell table:formula="of:=[.G460]-[.$B$2]" office:value-type="float" office:value="56.489194393158" calcext:value-type="float">
            <text:p>56.4891943932</text:p>
          </table:table-cell>
          <table:table-cell table:formula="of:=[.C460]/([.H460]-[.H459])" office:value-type="float" office:value="118329.958857412" calcext:value-type="float">
            <text:p>118329.958857412</text:p>
          </table:table-cell>
          <table:table-cell table:formula="of:=[.G460]-[.$B460]" office:value-type="float" office:value="10.0696766376495" calcext:value-type="float">
            <text:p>10.0696766376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3146266.45914" calcext:value-type="float">
            <text:p>1443146266.45914</text:p>
          </table:table-cell>
          <table:table-cell office:value-type="float" office:value="4320" calcext:value-type="float">
            <text:p>4320</text:p>
          </table:table-cell>
          <table:table-cell table:formula="of:=[.B461]-[.$B$2]" office:value-type="float" office:value="46.458936214447" calcext:value-type="float">
            <text:p>46.4589362144</text:p>
          </table:table-cell>
          <table:table-cell table:formula="of:=[.C461]/([.D461]-[.D460])" office:value-type="float" office:value="109593.325470414" calcext:value-type="float">
            <text:p>109593.325470414</text:p>
          </table:table-cell>
          <table:table-cell/>
          <table:table-cell office:value-type="float" office:value="1443146276.52603" calcext:value-type="float">
            <text:p>1443146276.52603</text:p>
          </table:table-cell>
          <table:table-cell table:formula="of:=[.G461]-[.$B$2]" office:value-type="float" office:value="56.5258202552795" calcext:value-type="float">
            <text:p>56.5258202553</text:p>
          </table:table-cell>
          <table:table-cell table:formula="of:=[.C461]/([.H461]-[.H460])" office:value-type="float" office:value="117949.44199974" calcext:value-type="float">
            <text:p>117949.44199974</text:p>
          </table:table-cell>
          <table:table-cell table:formula="of:=[.G461]-[.$B461]" office:value-type="float" office:value="10.0668840408325" calcext:value-type="float">
            <text:p>10.0668840408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3146266.49855" calcext:value-type="float">
            <text:p>1443146266.49855</text:p>
          </table:table-cell>
          <table:table-cell office:value-type="float" office:value="4320" calcext:value-type="float">
            <text:p>4320</text:p>
          </table:table-cell>
          <table:table-cell table:formula="of:=[.B462]-[.$B$2]" office:value-type="float" office:value="46.4983398914337" calcext:value-type="float">
            <text:p>46.4983398914</text:p>
          </table:table-cell>
          <table:table-cell table:formula="of:=[.C462]/([.D462]-[.D461])" office:value-type="float" office:value="109634.438467729" calcext:value-type="float">
            <text:p>109634.438467729</text:p>
          </table:table-cell>
          <table:table-cell/>
          <table:table-cell office:value-type="float" office:value="1443146276.56255" calcext:value-type="float">
            <text:p>1443146276.56255</text:p>
          </table:table-cell>
          <table:table-cell table:formula="of:=[.G462]-[.$B$2]" office:value-type="float" office:value="56.5623464584351" calcext:value-type="float">
            <text:p>56.5623464584</text:p>
          </table:table-cell>
          <table:table-cell table:formula="of:=[.C462]/([.H462]-[.H461])" office:value-type="float" office:value="118271.258077571" calcext:value-type="float">
            <text:p>118271.258077571</text:p>
          </table:table-cell>
          <table:table-cell table:formula="of:=[.G462]-[.$B462]" office:value-type="float" office:value="10.0640065670013" calcext:value-type="float">
            <text:p>10.064006567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3146266.53795" calcext:value-type="float">
            <text:p>1443146266.53795</text:p>
          </table:table-cell>
          <table:table-cell office:value-type="float" office:value="4320" calcext:value-type="float">
            <text:p>4320</text:p>
          </table:table-cell>
          <table:table-cell table:formula="of:=[.B463]-[.$B$2]" office:value-type="float" office:value="46.5377452373505" calcext:value-type="float">
            <text:p>46.5377452374</text:p>
          </table:table-cell>
          <table:table-cell table:formula="of:=[.C463]/([.D463]-[.D462])" office:value-type="float" office:value="109629.795133049" calcext:value-type="float">
            <text:p>109629.795133049</text:p>
          </table:table-cell>
          <table:table-cell/>
          <table:table-cell office:value-type="float" office:value="1443146276.59921" calcext:value-type="float">
            <text:p>1443146276.59921</text:p>
          </table:table-cell>
          <table:table-cell table:formula="of:=[.G463]-[.$B$2]" office:value-type="float" office:value="56.5990056991577" calcext:value-type="float">
            <text:p>56.5990056992</text:p>
          </table:table-cell>
          <table:table-cell table:formula="of:=[.C463]/([.H463]-[.H462])" office:value-type="float" office:value="117842.047866805" calcext:value-type="float">
            <text:p>117842.047866805</text:p>
          </table:table-cell>
          <table:table-cell table:formula="of:=[.G463]-[.$B463]" office:value-type="float" office:value="10.0612604618073" calcext:value-type="float">
            <text:p>10.0612604618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3146266.57735" calcext:value-type="float">
            <text:p>1443146266.57735</text:p>
          </table:table-cell>
          <table:table-cell office:value-type="float" office:value="4320" calcext:value-type="float">
            <text:p>4320</text:p>
          </table:table-cell>
          <table:table-cell table:formula="of:=[.B464]-[.$B$2]" office:value-type="float" office:value="46.5771412849426" calcext:value-type="float">
            <text:p>46.5771412849</text:p>
          </table:table-cell>
          <table:table-cell table:formula="of:=[.C464]/([.D464]-[.D463])" office:value-type="float" office:value="109655.670150509" calcext:value-type="float">
            <text:p>109655.670150509</text:p>
          </table:table-cell>
          <table:table-cell/>
          <table:table-cell office:value-type="float" office:value="1443146276.63571" calcext:value-type="float">
            <text:p>1443146276.63571</text:p>
          </table:table-cell>
          <table:table-cell table:formula="of:=[.G464]-[.$B$2]" office:value-type="float" office:value="56.6354994773865" calcext:value-type="float">
            <text:p>56.6354994774</text:p>
          </table:table-cell>
          <table:table-cell table:formula="of:=[.C464]/([.H464]-[.H463])" office:value-type="float" office:value="118376.342754106" calcext:value-type="float">
            <text:p>118376.342754106</text:p>
          </table:table-cell>
          <table:table-cell table:formula="of:=[.G464]-[.$B464]" office:value-type="float" office:value="10.0583581924438" calcext:value-type="float">
            <text:p>10.0583581924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3146266.61675" calcext:value-type="float">
            <text:p>1443146266.61675</text:p>
          </table:table-cell>
          <table:table-cell office:value-type="float" office:value="4320" calcext:value-type="float">
            <text:p>4320</text:p>
          </table:table-cell>
          <table:table-cell table:formula="of:=[.B465]-[.$B$2]" office:value-type="float" office:value="46.6165449619293" calcext:value-type="float">
            <text:p>46.6165449619</text:p>
          </table:table-cell>
          <table:table-cell table:formula="of:=[.C465]/([.D465]-[.D464])" office:value-type="float" office:value="109634.438467729" calcext:value-type="float">
            <text:p>109634.438467729</text:p>
          </table:table-cell>
          <table:table-cell/>
          <table:table-cell office:value-type="float" office:value="1443146276.67235" calcext:value-type="float">
            <text:p>1443146276.67235</text:p>
          </table:table-cell>
          <table:table-cell table:formula="of:=[.G465]-[.$B$2]" office:value-type="float" office:value="56.6721403598785" calcext:value-type="float">
            <text:p>56.6721403599</text:p>
          </table:table-cell>
          <table:table-cell table:formula="of:=[.C465]/([.H465]-[.H464])" office:value-type="float" office:value="117901.090426397" calcext:value-type="float">
            <text:p>117901.090426397</text:p>
          </table:table-cell>
          <table:table-cell table:formula="of:=[.G465]-[.$B465]" office:value-type="float" office:value="10.0555953979492" calcext:value-type="float">
            <text:p>10.0555953979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3146266.65616" calcext:value-type="float">
            <text:p>1443146266.65616</text:p>
          </table:table-cell>
          <table:table-cell office:value-type="float" office:value="4320" calcext:value-type="float">
            <text:p>4320</text:p>
          </table:table-cell>
          <table:table-cell table:formula="of:=[.B466]-[.$B$2]" office:value-type="float" office:value="46.6559498310089" calcext:value-type="float">
            <text:p>46.655949831</text:p>
          </table:table-cell>
          <table:table-cell table:formula="of:=[.C466]/([.D466]-[.D465])" office:value-type="float" office:value="109631.121759965" calcext:value-type="float">
            <text:p>109631.121759965</text:p>
          </table:table-cell>
          <table:table-cell/>
          <table:table-cell office:value-type="float" office:value="1443146276.70876" calcext:value-type="float">
            <text:p>1443146276.70876</text:p>
          </table:table-cell>
          <table:table-cell table:formula="of:=[.G466]-[.$B$2]" office:value-type="float" office:value="56.7085545063019" calcext:value-type="float">
            <text:p>56.7085545063</text:p>
          </table:table-cell>
          <table:table-cell table:formula="of:=[.C466]/([.H466]-[.H465])" office:value-type="float" office:value="118635.212529136" calcext:value-type="float">
            <text:p>118635.212529136</text:p>
          </table:table-cell>
          <table:table-cell table:formula="of:=[.G466]-[.$B466]" office:value-type="float" office:value="10.052604675293" calcext:value-type="float">
            <text:p>10.052604675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3146266.69557" calcext:value-type="float">
            <text:p>1443146266.69557</text:p>
          </table:table-cell>
          <table:table-cell office:value-type="float" office:value="4320" calcext:value-type="float">
            <text:p>4320</text:p>
          </table:table-cell>
          <table:table-cell table:formula="of:=[.B467]-[.$B$2]" office:value-type="float" office:value="46.6953628063202" calcext:value-type="float">
            <text:p>46.6953628063</text:p>
          </table:table-cell>
          <table:table-cell table:formula="of:=[.C467]/([.D467]-[.D466])" office:value-type="float" office:value="109608.57346803" calcext:value-type="float">
            <text:p>109608.57346803</text:p>
          </table:table-cell>
          <table:table-cell/>
          <table:table-cell office:value-type="float" office:value="1443146276.74546" calcext:value-type="float">
            <text:p>1443146276.74546</text:p>
          </table:table-cell>
          <table:table-cell table:formula="of:=[.G467]-[.$B$2]" office:value-type="float" office:value="56.7452533245087" calcext:value-type="float">
            <text:p>56.7452533245</text:p>
          </table:table-cell>
          <table:table-cell table:formula="of:=[.C467]/([.H467]-[.H466])" office:value-type="float" office:value="117714.96225459" calcext:value-type="float">
            <text:p>117714.96225459</text:p>
          </table:table-cell>
          <table:table-cell table:formula="of:=[.G467]-[.$B467]" office:value-type="float" office:value="10.0498905181885" calcext:value-type="float">
            <text:p>10.0498905182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3146266.73497" calcext:value-type="float">
            <text:p>1443146266.73497</text:p>
          </table:table-cell>
          <table:table-cell office:value-type="float" office:value="4320" calcext:value-type="float">
            <text:p>4320</text:p>
          </table:table-cell>
          <table:table-cell table:formula="of:=[.B468]-[.$B$2]" office:value-type="float" office:value="46.734766960144" calcext:value-type="float">
            <text:p>46.7347669601</text:p>
          </table:table-cell>
          <table:table-cell table:formula="of:=[.C468]/([.D468]-[.D467])" office:value-type="float" office:value="109633.111760542" calcext:value-type="float">
            <text:p>109633.111760542</text:p>
          </table:table-cell>
          <table:table-cell/>
          <table:table-cell office:value-type="float" office:value="1443146276.78201" calcext:value-type="float">
            <text:p>1443146276.78201</text:p>
          </table:table-cell>
          <table:table-cell table:formula="of:=[.G468]-[.$B$2]" office:value-type="float" office:value="56.7818024158478" calcext:value-type="float">
            <text:p>56.7818024158</text:p>
          </table:table-cell>
          <table:table-cell table:formula="of:=[.C468]/([.H468]-[.H467])" office:value-type="float" office:value="118197.192918368" calcext:value-type="float">
            <text:p>118197.192918368</text:p>
          </table:table-cell>
          <table:table-cell table:formula="of:=[.G468]-[.$B468]" office:value-type="float" office:value="10.0470354557037" calcext:value-type="float">
            <text:p>10.0470354557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3146266.77437" calcext:value-type="float">
            <text:p>1443146266.77437</text:p>
          </table:table-cell>
          <table:table-cell office:value-type="float" office:value="4320" calcext:value-type="float">
            <text:p>4320</text:p>
          </table:table-cell>
          <table:table-cell table:formula="of:=[.B469]-[.$B$2]" office:value-type="float" office:value="46.7741663455963" calcext:value-type="float">
            <text:p>46.7741663456</text:p>
          </table:table-cell>
          <table:table-cell table:formula="of:=[.C469]/([.D469]-[.D468])" office:value-type="float" office:value="109646.380277514" calcext:value-type="float">
            <text:p>109646.380277514</text:p>
          </table:table-cell>
          <table:table-cell/>
          <table:table-cell office:value-type="float" office:value="1443146276.81862" calcext:value-type="float">
            <text:p>1443146276.81862</text:p>
          </table:table-cell>
          <table:table-cell table:formula="of:=[.G469]-[.$B$2]" office:value-type="float" office:value="56.8184161186218" calcext:value-type="float">
            <text:p>56.8184161186</text:p>
          </table:table-cell>
          <table:table-cell table:formula="of:=[.C469]/([.H469]-[.H468])" office:value-type="float" office:value="117988.61280597" calcext:value-type="float">
            <text:p>117988.61280597</text:p>
          </table:table-cell>
          <table:table-cell table:formula="of:=[.G469]-[.$B469]" office:value-type="float" office:value="10.0442497730255" calcext:value-type="float">
            <text:p>10.044249773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3146266.81377" calcext:value-type="float">
            <text:p>1443146266.81377</text:p>
          </table:table-cell>
          <table:table-cell office:value-type="float" office:value="4320" calcext:value-type="float">
            <text:p>4320</text:p>
          </table:table-cell>
          <table:table-cell table:formula="of:=[.B470]-[.$B$2]" office:value-type="float" office:value="46.8135597705841" calcext:value-type="float">
            <text:p>46.8135597706</text:p>
          </table:table-cell>
          <table:table-cell table:formula="of:=[.C470]/([.D470]-[.D469])" office:value-type="float" office:value="109662.970440845" calcext:value-type="float">
            <text:p>109662.970440845</text:p>
          </table:table-cell>
          <table:table-cell/>
          <table:table-cell office:value-type="float" office:value="1443146276.85521" calcext:value-type="float">
            <text:p>1443146276.85521</text:p>
          </table:table-cell>
          <table:table-cell table:formula="of:=[.G470]-[.$B$2]" office:value-type="float" office:value="56.855005979538" calcext:value-type="float">
            <text:p>56.8550059795</text:p>
          </table:table-cell>
          <table:table-cell table:formula="of:=[.C470]/([.H470]-[.H469])" office:value-type="float" office:value="118065.493878243" calcext:value-type="float">
            <text:p>118065.493878243</text:p>
          </table:table-cell>
          <table:table-cell table:formula="of:=[.G470]-[.$B470]" office:value-type="float" office:value="10.0414462089539" calcext:value-type="float">
            <text:p>10.041446209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3146266.85318" calcext:value-type="float">
            <text:p>1443146266.85318</text:p>
          </table:table-cell>
          <table:table-cell office:value-type="float" office:value="4320" calcext:value-type="float">
            <text:p>4320</text:p>
          </table:table-cell>
          <table:table-cell table:formula="of:=[.B471]-[.$B$2]" office:value-type="float" office:value="46.8529779911041" calcext:value-type="float">
            <text:p>46.8529779911</text:p>
          </table:table-cell>
          <table:table-cell table:formula="of:=[.C471]/([.D471]-[.D470])" office:value-type="float" office:value="109593.988338616" calcext:value-type="float">
            <text:p>109593.988338616</text:p>
          </table:table-cell>
          <table:table-cell/>
          <table:table-cell office:value-type="float" office:value="1443146276.89178" calcext:value-type="float">
            <text:p>1443146276.89178</text:p>
          </table:table-cell>
          <table:table-cell table:formula="of:=[.G471]-[.$B$2]" office:value-type="float" office:value="56.8915779590607" calcext:value-type="float">
            <text:p>56.8915779591</text:p>
          </table:table-cell>
          <table:table-cell table:formula="of:=[.C471]/([.H471]-[.H470])" office:value-type="float" office:value="118123.220464946" calcext:value-type="float">
            <text:p>118123.220464946</text:p>
          </table:table-cell>
          <table:table-cell table:formula="of:=[.G471]-[.$B471]" office:value-type="float" office:value="10.0385999679565" calcext:value-type="float">
            <text:p>10.03859996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3146266.8926" calcext:value-type="float">
            <text:p>1443146266.8926</text:p>
          </table:table-cell>
          <table:table-cell office:value-type="float" office:value="4320" calcext:value-type="float">
            <text:p>4320</text:p>
          </table:table-cell>
          <table:table-cell table:formula="of:=[.B472]-[.$B$2]" office:value-type="float" office:value="46.892392873764" calcext:value-type="float">
            <text:p>46.8923928738</text:p>
          </table:table-cell>
          <table:table-cell table:formula="of:=[.C472]/([.D472]-[.D471])" office:value-type="float" office:value="109603.269335463" calcext:value-type="float">
            <text:p>109603.269335463</text:p>
          </table:table-cell>
          <table:table-cell/>
          <table:table-cell office:value-type="float" office:value="1443146276.92834" calcext:value-type="float">
            <text:p>1443146276.92834</text:p>
          </table:table-cell>
          <table:table-cell table:formula="of:=[.G472]-[.$B$2]" office:value-type="float" office:value="56.9281361103058" calcext:value-type="float">
            <text:p>56.9281361103</text:p>
          </table:table-cell>
          <table:table-cell table:formula="of:=[.C472]/([.H472]-[.H471])" office:value-type="float" office:value="118167.901079981" calcext:value-type="float">
            <text:p>118167.901079981</text:p>
          </table:table-cell>
          <table:table-cell table:formula="of:=[.G472]-[.$B472]" office:value-type="float" office:value="10.0357432365417" calcext:value-type="float">
            <text:p>10.0357432365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3146266.932" calcext:value-type="float">
            <text:p>1443146266.932</text:p>
          </table:table-cell>
          <table:table-cell office:value-type="float" office:value="4320" calcext:value-type="float">
            <text:p>4320</text:p>
          </table:table-cell>
          <table:table-cell table:formula="of:=[.B473]-[.$B$2]" office:value-type="float" office:value="46.9317941665649" calcext:value-type="float">
            <text:p>46.9317941666</text:p>
          </table:table-cell>
          <table:table-cell table:formula="of:=[.C473]/([.D473]-[.D472])" office:value-type="float" office:value="109641.072485341" calcext:value-type="float">
            <text:p>109641.072485341</text:p>
          </table:table-cell>
          <table:table-cell/>
          <table:table-cell office:value-type="float" office:value="1443146276.9649" calcext:value-type="float">
            <text:p>1443146276.9649</text:p>
          </table:table-cell>
          <table:table-cell table:formula="of:=[.G473]-[.$B$2]" office:value-type="float" office:value="56.9646899700165" calcext:value-type="float">
            <text:p>56.96468997</text:p>
          </table:table-cell>
          <table:table-cell table:formula="of:=[.C473]/([.H473]-[.H472])" office:value-type="float" office:value="118181.774351348" calcext:value-type="float">
            <text:p>118181.774351348</text:p>
          </table:table-cell>
          <table:table-cell table:formula="of:=[.G473]-[.$B473]" office:value-type="float" office:value="10.0328958034515" calcext:value-type="float">
            <text:p>10.0328958035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3146266.97142" calcext:value-type="float">
            <text:p>1443146266.97142</text:p>
          </table:table-cell>
          <table:table-cell office:value-type="float" office:value="4320" calcext:value-type="float">
            <text:p>4320</text:p>
          </table:table-cell>
          <table:table-cell table:formula="of:=[.B474]-[.$B$2]" office:value-type="float" office:value="46.9712142944336" calcext:value-type="float">
            <text:p>46.9712142944</text:p>
          </table:table-cell>
          <table:table-cell table:formula="of:=[.C474]/([.D474]-[.D473])" office:value-type="float" office:value="109588.685617515" calcext:value-type="float">
            <text:p>109588.685617515</text:p>
          </table:table-cell>
          <table:table-cell/>
          <table:table-cell office:value-type="float" office:value="1443146277.00151" calcext:value-type="float">
            <text:p>1443146277.00151</text:p>
          </table:table-cell>
          <table:table-cell table:formula="of:=[.G474]-[.$B$2]" office:value-type="float" office:value="57.0013008117676" calcext:value-type="float">
            <text:p>57.0013008118</text:p>
          </table:table-cell>
          <table:table-cell table:formula="of:=[.C474]/([.H474]-[.H473])" office:value-type="float" office:value="117997.833247589" calcext:value-type="float">
            <text:p>117997.833247589</text:p>
          </table:table-cell>
          <table:table-cell table:formula="of:=[.G474]-[.$B474]" office:value-type="float" office:value="10.030086517334" calcext:value-type="float">
            <text:p>10.0300865173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3146280.01486" calcext:value-type="float">
            <text:p>1443146280.01486</text:p>
          </table:table-cell>
          <table:table-cell office:value-type="float" office:value="4320" calcext:value-type="float">
            <text:p>4320</text:p>
          </table:table-cell>
          <table:table-cell table:formula="of:=[.B475]-[.$B$2]" office:value-type="float" office:value="60.0146517753601" calcext:value-type="float">
            <text:p>60.0146517754</text:p>
          </table:table-cell>
          <table:table-cell table:formula="of:=[.C475]/([.D475]-[.D474])" office:value-type="float" office:value="331.201035487551" calcext:value-type="float">
            <text:p>331.2010354876</text:p>
          </table:table-cell>
          <table:table-cell/>
          <table:table-cell office:value-type="float" office:value="1443146280.20466" calcext:value-type="float">
            <text:p>1443146280.20466</text:p>
          </table:table-cell>
          <table:table-cell table:formula="of:=[.G475]-[.$B$2]" office:value-type="float" office:value="60.2044532299042" calcext:value-type="float">
            <text:p>60.2044532299</text:p>
          </table:table-cell>
          <table:table-cell table:formula="of:=[.C475]/([.H475]-[.H474])" office:value-type="float" office:value="1348.67138246051" calcext:value-type="float">
            <text:p>1348.6713824605</text:p>
          </table:table-cell>
          <table:table-cell table:formula="of:=[.G475]-[.$B475]" office:value-type="float" office:value="0.189801454544067" calcext:value-type="float">
            <text:p>0.1898014545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3146280.06906" calcext:value-type="float">
            <text:p>1443146280.06906</text:p>
          </table:table-cell>
          <table:table-cell office:value-type="float" office:value="4320" calcext:value-type="float">
            <text:p>4320</text:p>
          </table:table-cell>
          <table:table-cell table:formula="of:=[.B476]-[.$B$2]" office:value-type="float" office:value="60.0688524246216" calcext:value-type="float">
            <text:p>60.0688524246</text:p>
          </table:table-cell>
          <table:table-cell table:formula="of:=[.C476]/([.D476]-[.D475])" office:value-type="float" office:value="79703.8422761224" calcext:value-type="float">
            <text:p>79703.8422761224</text:p>
          </table:table-cell>
          <table:table-cell/>
          <table:table-cell office:value-type="float" office:value="1443146280.25873" calcext:value-type="float">
            <text:p>1443146280.25873</text:p>
          </table:table-cell>
          <table:table-cell table:formula="of:=[.G476]-[.$B$2]" office:value-type="float" office:value="60.2585272789001" calcext:value-type="float">
            <text:p>60.2585272789</text:p>
          </table:table-cell>
          <table:table-cell table:formula="of:=[.C476]/([.H476]-[.H475])" office:value-type="float" office:value="79890.448009947" calcext:value-type="float">
            <text:p>79890.448009947</text:p>
          </table:table-cell>
          <table:table-cell table:formula="of:=[.G476]-[.$B476]" office:value-type="float" office:value="0.189674854278564" calcext:value-type="float">
            <text:p>0.1896748543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3146280.12321" calcext:value-type="float">
            <text:p>1443146280.12321</text:p>
          </table:table-cell>
          <table:table-cell office:value-type="float" office:value="4320" calcext:value-type="float">
            <text:p>4320</text:p>
          </table:table-cell>
          <table:table-cell table:formula="of:=[.B477]-[.$B$2]" office:value-type="float" office:value="60.1230003833771" calcext:value-type="float">
            <text:p>60.1230003834</text:p>
          </table:table-cell>
          <table:table-cell table:formula="of:=[.C477]/([.D477]-[.D476])" office:value-type="float" office:value="79781.4008004826" calcext:value-type="float">
            <text:p>79781.4008004826</text:p>
          </table:table-cell>
          <table:table-cell/>
          <table:table-cell office:value-type="float" office:value="1443146280.367" calcext:value-type="float">
            <text:p>1443146280.367</text:p>
          </table:table-cell>
          <table:table-cell table:formula="of:=[.G477]-[.$B$2]" office:value-type="float" office:value="60.3667929172516" calcext:value-type="float">
            <text:p>60.3667929173</text:p>
          </table:table-cell>
          <table:table-cell table:formula="of:=[.C477]/([.H477]-[.H476])" office:value-type="float" office:value="39901.8568197684" calcext:value-type="float">
            <text:p>39901.8568197684</text:p>
          </table:table-cell>
          <table:table-cell table:formula="of:=[.G477]-[.$B477]" office:value-type="float" office:value="0.243792533874512" calcext:value-type="float">
            <text:p>0.2437925339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3146280.17734" calcext:value-type="float">
            <text:p>1443146280.17734</text:p>
          </table:table-cell>
          <table:table-cell office:value-type="float" office:value="4320" calcext:value-type="float">
            <text:p>4320</text:p>
          </table:table-cell>
          <table:table-cell table:formula="of:=[.B478]-[.$B$2]" office:value-type="float" office:value="60.1771304607391" calcext:value-type="float">
            <text:p>60.1771304607</text:p>
          </table:table-cell>
          <table:table-cell table:formula="of:=[.C478]/([.D478]-[.D477])" office:value-type="float" office:value="79807.7558822752" calcext:value-type="float">
            <text:p>79807.7558822752</text:p>
          </table:table-cell>
          <table:table-cell/>
          <table:table-cell office:value-type="float" office:value="1443146280.85428" calcext:value-type="float">
            <text:p>1443146280.85428</text:p>
          </table:table-cell>
          <table:table-cell table:formula="of:=[.G478]-[.$B$2]" office:value-type="float" office:value="60.8540766239166" calcext:value-type="float">
            <text:p>60.8540766239</text:p>
          </table:table-cell>
          <table:table-cell table:formula="of:=[.C478]/([.H478]-[.H477])" office:value-type="float" office:value="8865.47188200895" calcext:value-type="float">
            <text:p>8865.471882009</text:p>
          </table:table-cell>
          <table:table-cell table:formula="of:=[.G478]-[.$B478]" office:value-type="float" office:value="0.67694616317749" calcext:value-type="float">
            <text:p>0.6769461632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3146280.23148" calcext:value-type="float">
            <text:p>1443146280.23148</text:p>
          </table:table-cell>
          <table:table-cell office:value-type="float" office:value="4320" calcext:value-type="float">
            <text:p>4320</text:p>
          </table:table-cell>
          <table:table-cell table:formula="of:=[.B479]-[.$B$2]" office:value-type="float" office:value="60.2312729358673" calcext:value-type="float">
            <text:p>60.2312729359</text:p>
          </table:table-cell>
          <table:table-cell table:formula="of:=[.C479]/([.D479]-[.D478])" office:value-type="float" office:value="79789.4811748646" calcext:value-type="float">
            <text:p>79789.4811748646</text:p>
          </table:table-cell>
          <table:table-cell/>
          <table:table-cell office:value-type="float" office:value="1443146281.01673" calcext:value-type="float">
            <text:p>1443146281.01673</text:p>
          </table:table-cell>
          <table:table-cell table:formula="of:=[.G479]-[.$B$2]" office:value-type="float" office:value="61.0165243148804" calcext:value-type="float">
            <text:p>61.0165243149</text:p>
          </table:table-cell>
          <table:table-cell table:formula="of:=[.C479]/([.H479]-[.H478])" office:value-type="float" office:value="26593.175774743" calcext:value-type="float">
            <text:p>26593.175774743</text:p>
          </table:table-cell>
          <table:table-cell table:formula="of:=[.G479]-[.$B479]" office:value-type="float" office:value="0.785251379013062" calcext:value-type="float">
            <text:p>0.78525137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3146280.28561" calcext:value-type="float">
            <text:p>1443146280.28561</text:p>
          </table:table-cell>
          <table:table-cell office:value-type="float" office:value="4320" calcext:value-type="float">
            <text:p>4320</text:p>
          </table:table-cell>
          <table:table-cell table:formula="of:=[.B480]-[.$B$2]" office:value-type="float" office:value="60.2854063510895" calcext:value-type="float">
            <text:p>60.2854063511</text:p>
          </table:table-cell>
          <table:table-cell table:formula="of:=[.C480]/([.D480]-[.D479])" office:value-type="float" office:value="79802.8349452989" calcext:value-type="float">
            <text:p>79802.8349452989</text:p>
          </table:table-cell>
          <table:table-cell/>
          <table:table-cell office:value-type="float" office:value="1443146281.48539" calcext:value-type="float">
            <text:p>1443146281.48539</text:p>
          </table:table-cell>
          <table:table-cell table:formula="of:=[.G480]-[.$B$2]" office:value-type="float" office:value="61.4851801395416" calcext:value-type="float">
            <text:p>61.4851801395</text:p>
          </table:table-cell>
          <table:table-cell table:formula="of:=[.C480]/([.H480]-[.H479])" office:value-type="float" office:value="9217.85193456734" calcext:value-type="float">
            <text:p>9217.8519345673</text:p>
          </table:table-cell>
          <table:table-cell table:formula="of:=[.G480]-[.$B480]" office:value-type="float" office:value="1.19977378845215" calcext:value-type="float">
            <text:p>1.1997737885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3146280.33974" calcext:value-type="float">
            <text:p>1443146280.33974</text:p>
          </table:table-cell>
          <table:table-cell office:value-type="float" office:value="4320" calcext:value-type="float">
            <text:p>4320</text:p>
          </table:table-cell>
          <table:table-cell table:formula="of:=[.B481]-[.$B$2]" office:value-type="float" office:value="60.3395385742188" calcext:value-type="float">
            <text:p>60.3395385742</text:p>
          </table:table-cell>
          <table:table-cell table:formula="of:=[.C481]/([.D481]-[.D480])" office:value-type="float" office:value="79804.5923531251" calcext:value-type="float">
            <text:p>79804.5923531251</text:p>
          </table:table-cell>
          <table:table-cell/>
          <table:table-cell office:value-type="float" office:value="1443146281.99479" calcext:value-type="float">
            <text:p>1443146281.99479</text:p>
          </table:table-cell>
          <table:table-cell table:formula="of:=[.G481]-[.$B$2]" office:value-type="float" office:value="61.9945800304413" calcext:value-type="float">
            <text:p>61.9945800304</text:p>
          </table:table-cell>
          <table:table-cell table:formula="of:=[.C481]/([.H481]-[.H480])" office:value-type="float" office:value="8480.5671873435" calcext:value-type="float">
            <text:p>8480.5671873435</text:p>
          </table:table-cell>
          <table:table-cell table:formula="of:=[.G481]-[.$B481]" office:value-type="float" office:value="1.65504145622253" calcext:value-type="float">
            <text:p>1.6550414562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3146280.39388" calcext:value-type="float">
            <text:p>1443146280.39388</text:p>
          </table:table-cell>
          <table:table-cell office:value-type="float" office:value="4320" calcext:value-type="float">
            <text:p>4320</text:p>
          </table:table-cell>
          <table:table-cell table:formula="of:=[.B482]-[.$B$2]" office:value-type="float" office:value="60.3936724662781" calcext:value-type="float">
            <text:p>60.3936724663</text:p>
          </table:table-cell>
          <table:table-cell table:formula="of:=[.C482]/([.D482]-[.D481])" office:value-type="float" office:value="79802.1320038405" calcext:value-type="float">
            <text:p>79802.1320038405</text:p>
          </table:table-cell>
          <table:table-cell/>
          <table:table-cell office:value-type="float" office:value="1443146282.19735" calcext:value-type="float">
            <text:p>1443146282.19735</text:p>
          </table:table-cell>
          <table:table-cell table:formula="of:=[.G482]-[.$B$2]" office:value-type="float" office:value="62.197140455246" calcext:value-type="float">
            <text:p>62.1971404552</text:p>
          </table:table-cell>
          <table:table-cell table:formula="of:=[.C482]/([.H482]-[.H481])" office:value-type="float" office:value="21326.9694915254" calcext:value-type="float">
            <text:p>21326.9694915254</text:p>
          </table:table-cell>
          <table:table-cell table:formula="of:=[.G482]-[.$B482]" office:value-type="float" office:value="1.8034679889679" calcext:value-type="float">
            <text:p>1.803467989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3146280.44801" calcext:value-type="float">
            <text:p>1443146280.44801</text:p>
          </table:table-cell>
          <table:table-cell office:value-type="float" office:value="4320" calcext:value-type="float">
            <text:p>4320</text:p>
          </table:table-cell>
          <table:table-cell table:formula="of:=[.B483]-[.$B$2]" office:value-type="float" office:value="60.4478063583374" calcext:value-type="float">
            <text:p>60.4478063583</text:p>
          </table:table-cell>
          <table:table-cell table:formula="of:=[.C483]/([.D483]-[.D482])" office:value-type="float" office:value="79802.1320038405" calcext:value-type="float">
            <text:p>79802.1320038405</text:p>
          </table:table-cell>
          <table:table-cell/>
          <table:table-cell office:value-type="float" office:value="1443146285.99067" calcext:value-type="float">
            <text:p>1443146285.99067</text:p>
          </table:table-cell>
          <table:table-cell table:formula="of:=[.G483]-[.$B$2]" office:value-type="float" office:value="65.9904685020447" calcext:value-type="float">
            <text:p>65.990468502</text:p>
          </table:table-cell>
          <table:table-cell table:formula="of:=[.C483]/([.H483]-[.H482])" office:value-type="float" office:value="1138.84165743212" calcext:value-type="float">
            <text:p>1138.8416574321</text:p>
          </table:table-cell>
          <table:table-cell table:formula="of:=[.G483]-[.$B483]" office:value-type="float" office:value="5.54266214370728" calcext:value-type="float">
            <text:p>5.5426621437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3146280.50214" calcext:value-type="float">
            <text:p>1443146280.50214</text:p>
          </table:table-cell>
          <table:table-cell office:value-type="float" office:value="4320" calcext:value-type="float">
            <text:p>4320</text:p>
          </table:table-cell>
          <table:table-cell table:formula="of:=[.B484]-[.$B$2]" office:value-type="float" office:value="60.5019340515137" calcext:value-type="float">
            <text:p>60.5019340515</text:p>
          </table:table-cell>
          <table:table-cell table:formula="of:=[.C484]/([.D484]-[.D483])" office:value-type="float" office:value="79811.2712088377" calcext:value-type="float">
            <text:p>79811.2712088377</text:p>
          </table:table-cell>
          <table:table-cell/>
          <table:table-cell office:value-type="float" office:value="1443146286.02659" calcext:value-type="float">
            <text:p>1443146286.02659</text:p>
          </table:table-cell>
          <table:table-cell table:formula="of:=[.G484]-[.$B$2]" office:value-type="float" office:value="66.0263798236847" calcext:value-type="float">
            <text:p>66.0263798237</text:p>
          </table:table-cell>
          <table:table-cell table:formula="of:=[.C484]/([.H484]-[.H483])" office:value-type="float" office:value="120296.324465719" calcext:value-type="float">
            <text:p>120296.324465719</text:p>
          </table:table-cell>
          <table:table-cell table:formula="of:=[.G484]-[.$B484]" office:value-type="float" office:value="5.52444577217102" calcext:value-type="float">
            <text:p>5.5244457722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3146280.55626" calcext:value-type="float">
            <text:p>1443146280.55626</text:p>
          </table:table-cell>
          <table:table-cell office:value-type="float" office:value="4320" calcext:value-type="float">
            <text:p>4320</text:p>
          </table:table-cell>
          <table:table-cell table:formula="of:=[.B485]-[.$B$2]" office:value-type="float" office:value="60.556056022644" calcext:value-type="float">
            <text:p>60.5560560226</text:p>
          </table:table-cell>
          <table:table-cell table:formula="of:=[.C485]/([.D485]-[.D484])" office:value-type="float" office:value="79819.7092562246" calcext:value-type="float">
            <text:p>79819.7092562246</text:p>
          </table:table-cell>
          <table:table-cell/>
          <table:table-cell office:value-type="float" office:value="1443146286.15039" calcext:value-type="float">
            <text:p>1443146286.15039</text:p>
          </table:table-cell>
          <table:table-cell table:formula="of:=[.G485]-[.$B$2]" office:value-type="float" office:value="66.1501793861389" calcext:value-type="float">
            <text:p>66.1501793861</text:p>
          </table:table-cell>
          <table:table-cell table:formula="of:=[.C485]/([.H485]-[.H484])" office:value-type="float" office:value="34895.1152521025" calcext:value-type="float">
            <text:p>34895.1152521025</text:p>
          </table:table-cell>
          <table:table-cell table:formula="of:=[.G485]-[.$B485]" office:value-type="float" office:value="5.59412336349487" calcext:value-type="float">
            <text:p>5.594123363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3146280.61039" calcext:value-type="float">
            <text:p>1443146280.61039</text:p>
          </table:table-cell>
          <table:table-cell office:value-type="float" office:value="4320" calcext:value-type="float">
            <text:p>4320</text:p>
          </table:table-cell>
          <table:table-cell table:formula="of:=[.B486]-[.$B$2]" office:value-type="float" office:value="60.6101887226105" calcext:value-type="float">
            <text:p>60.6101887226</text:p>
          </table:table-cell>
          <table:table-cell table:formula="of:=[.C486]/([.D486]-[.D485])" office:value-type="float" office:value="79803.8893807064" calcext:value-type="float">
            <text:p>79803.8893807064</text:p>
          </table:table-cell>
          <table:table-cell/>
          <table:table-cell office:value-type="float" office:value="1443146286.62506" calcext:value-type="float">
            <text:p>1443146286.62506</text:p>
          </table:table-cell>
          <table:table-cell table:formula="of:=[.G486]-[.$B$2]" office:value-type="float" office:value="66.624856710434" calcext:value-type="float">
            <text:p>66.6248567104</text:p>
          </table:table-cell>
          <table:table-cell table:formula="of:=[.C486]/([.H486]-[.H485])" office:value-type="float" office:value="9100.91925375991" calcext:value-type="float">
            <text:p>9100.9192537599</text:p>
          </table:table-cell>
          <table:table-cell table:formula="of:=[.G486]-[.$B486]" office:value-type="float" office:value="6.01466798782349" calcext:value-type="float">
            <text:p>6.0146679878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3146280.66454" calcext:value-type="float">
            <text:p>1443146280.66454</text:p>
          </table:table-cell>
          <table:table-cell office:value-type="float" office:value="4320" calcext:value-type="float">
            <text:p>4320</text:p>
          </table:table-cell>
          <table:table-cell table:formula="of:=[.B487]-[.$B$2]" office:value-type="float" office:value="60.6643347740173" calcext:value-type="float">
            <text:p>60.664334774</text:p>
          </table:table-cell>
          <table:table-cell table:formula="of:=[.C487]/([.D487]-[.D486])" office:value-type="float" office:value="79784.2111798507" calcext:value-type="float">
            <text:p>79784.2111798507</text:p>
          </table:table-cell>
          <table:table-cell/>
          <table:table-cell office:value-type="float" office:value="1443146287.01952" calcext:value-type="float">
            <text:p>1443146287.01952</text:p>
          </table:table-cell>
          <table:table-cell table:formula="of:=[.G487]-[.$B$2]" office:value-type="float" office:value="67.0193181037903" calcext:value-type="float">
            <text:p>67.0193181038</text:p>
          </table:table-cell>
          <table:table-cell table:formula="of:=[.C487]/([.H487]-[.H486])" office:value-type="float" office:value="10951.6420941546" calcext:value-type="float">
            <text:p>10951.6420941546</text:p>
          </table:table-cell>
          <table:table-cell table:formula="of:=[.G487]-[.$B487]" office:value-type="float" office:value="6.35498332977295" calcext:value-type="float">
            <text:p>6.3549833298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3146280.71871" calcext:value-type="float">
            <text:p>1443146280.71871</text:p>
          </table:table-cell>
          <table:table-cell office:value-type="float" office:value="4320" calcext:value-type="float">
            <text:p>4320</text:p>
          </table:table-cell>
          <table:table-cell table:formula="of:=[.B488]-[.$B$2]" office:value-type="float" office:value="60.7185077667236" calcext:value-type="float">
            <text:p>60.7185077667</text:p>
          </table:table-cell>
          <table:table-cell table:formula="of:=[.C488]/([.D488]-[.D487])" office:value-type="float" office:value="79744.5329155261" calcext:value-type="float">
            <text:p>79744.5329155261</text:p>
          </table:table-cell>
          <table:table-cell/>
          <table:table-cell office:value-type="float" office:value="1443146291.01483" calcext:value-type="float">
            <text:p>1443146291.01483</text:p>
          </table:table-cell>
          <table:table-cell table:formula="of:=[.G488]-[.$B$2]" office:value-type="float" office:value="71.014621257782" calcext:value-type="float">
            <text:p>71.0146212578</text:p>
          </table:table-cell>
          <table:table-cell table:formula="of:=[.C488]/([.H488]-[.H487])" office:value-type="float" office:value="1081.26963924725" calcext:value-type="float">
            <text:p>1081.2696392473</text:p>
          </table:table-cell>
          <table:table-cell table:formula="of:=[.G488]-[.$B488]" office:value-type="float" office:value="10.2961134910584" calcext:value-type="float">
            <text:p>10.2961134911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3146280.77286" calcext:value-type="float">
            <text:p>1443146280.77286</text:p>
          </table:table-cell>
          <table:table-cell office:value-type="float" office:value="4320" calcext:value-type="float">
            <text:p>4320</text:p>
          </table:table-cell>
          <table:table-cell table:formula="of:=[.B489]-[.$B$2]" office:value-type="float" office:value="60.7726540565491" calcext:value-type="float">
            <text:p>60.7726540565</text:p>
          </table:table-cell>
          <table:table-cell table:formula="of:=[.C489]/([.D489]-[.D488])" office:value-type="float" office:value="79783.8598716018" calcext:value-type="float">
            <text:p>79783.8598716018</text:p>
          </table:table-cell>
          <table:table-cell/>
          <table:table-cell office:value-type="float" office:value="1443146291.06527" calcext:value-type="float">
            <text:p>1443146291.06527</text:p>
          </table:table-cell>
          <table:table-cell table:formula="of:=[.G489]-[.$B$2]" office:value-type="float" office:value="71.0650670528412" calcext:value-type="float">
            <text:p>71.0650670528</text:p>
          </table:table-cell>
          <table:table-cell table:formula="of:=[.C489]/([.H489]-[.H488])" office:value-type="float" office:value="85636.4736630668" calcext:value-type="float">
            <text:p>85636.4736630668</text:p>
          </table:table-cell>
          <table:table-cell table:formula="of:=[.G489]-[.$B489]" office:value-type="float" office:value="10.2924129962921" calcext:value-type="float">
            <text:p>10.2924129963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3146280.82702" calcext:value-type="float">
            <text:p>1443146280.82702</text:p>
          </table:table-cell>
          <table:table-cell office:value-type="float" office:value="4320" calcext:value-type="float">
            <text:p>4320</text:p>
          </table:table-cell>
          <table:table-cell table:formula="of:=[.B490]-[.$B$2]" office:value-type="float" office:value="60.8268160820007" calcext:value-type="float">
            <text:p>60.826816082</text:p>
          </table:table-cell>
          <table:table-cell table:formula="of:=[.C490]/([.D490]-[.D489])" office:value-type="float" office:value="79760.680365538" calcext:value-type="float">
            <text:p>79760.680365538</text:p>
          </table:table-cell>
          <table:table-cell/>
          <table:table-cell office:value-type="float" office:value="1443146291.11575" calcext:value-type="float">
            <text:p>1443146291.11575</text:p>
          </table:table-cell>
          <table:table-cell table:formula="of:=[.G490]-[.$B$2]" office:value-type="float" office:value="71.1155400276184" calcext:value-type="float">
            <text:p>71.1155400276</text:p>
          </table:table-cell>
          <table:table-cell table:formula="of:=[.C490]/([.H490]-[.H489])" office:value-type="float" office:value="85590.3583861993" calcext:value-type="float">
            <text:p>85590.3583861993</text:p>
          </table:table-cell>
          <table:table-cell table:formula="of:=[.G490]-[.$B490]" office:value-type="float" office:value="10.2887239456177" calcext:value-type="float">
            <text:p>10.2887239456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3146280.88116" calcext:value-type="float">
            <text:p>1443146280.88116</text:p>
          </table:table-cell>
          <table:table-cell office:value-type="float" office:value="4320" calcext:value-type="float">
            <text:p>4320</text:p>
          </table:table-cell>
          <table:table-cell table:formula="of:=[.B491]-[.$B$2]" office:value-type="float" office:value="60.880957365036" calcext:value-type="float">
            <text:p>60.880957365</text:p>
          </table:table-cell>
          <table:table-cell table:formula="of:=[.C491]/([.D491]-[.D490])" office:value-type="float" office:value="79791.2379945835" calcext:value-type="float">
            <text:p>79791.2379945835</text:p>
          </table:table-cell>
          <table:table-cell/>
          <table:table-cell office:value-type="float" office:value="1443146291.16618" calcext:value-type="float">
            <text:p>1443146291.16618</text:p>
          </table:table-cell>
          <table:table-cell table:formula="of:=[.G491]-[.$B$2]" office:value-type="float" office:value="71.165974855423" calcext:value-type="float">
            <text:p>71.1659748554</text:p>
          </table:table-cell>
          <table:table-cell table:formula="of:=[.C491]/([.H491]-[.H490])" office:value-type="float" office:value="85655.0956561201" calcext:value-type="float">
            <text:p>85655.0956561201</text:p>
          </table:table-cell>
          <table:table-cell table:formula="of:=[.G491]-[.$B491]" office:value-type="float" office:value="10.285017490387" calcext:value-type="float">
            <text:p>10.2850174904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3146280.93531" calcext:value-type="float">
            <text:p>1443146280.93531</text:p>
          </table:table-cell>
          <table:table-cell office:value-type="float" office:value="4320" calcext:value-type="float">
            <text:p>4320</text:p>
          </table:table-cell>
          <table:table-cell table:formula="of:=[.B492]-[.$B$2]" office:value-type="float" office:value="60.9351007938385" calcext:value-type="float">
            <text:p>60.9351007938</text:p>
          </table:table-cell>
          <table:table-cell table:formula="of:=[.C492]/([.D492]-[.D491])" office:value-type="float" office:value="79788.0757747893" calcext:value-type="float">
            <text:p>79788.0757747893</text:p>
          </table:table-cell>
          <table:table-cell/>
          <table:table-cell office:value-type="float" office:value="1443146291.21663" calcext:value-type="float">
            <text:p>1443146291.21663</text:p>
          </table:table-cell>
          <table:table-cell table:formula="of:=[.G492]-[.$B$2]" office:value-type="float" office:value="71.2164227962494" calcext:value-type="float">
            <text:p>71.2164227962</text:p>
          </table:table-cell>
          <table:table-cell table:formula="of:=[.C492]/([.H492]-[.H491])" office:value-type="float" office:value="85632.8311766874" calcext:value-type="float">
            <text:p>85632.8311766874</text:p>
          </table:table-cell>
          <table:table-cell table:formula="of:=[.G492]-[.$B492]" office:value-type="float" office:value="10.2813220024109" calcext:value-type="float">
            <text:p>10.2813220024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3146280.98945" calcext:value-type="float">
            <text:p>1443146280.98945</text:p>
          </table:table-cell>
          <table:table-cell office:value-type="float" office:value="4320" calcext:value-type="float">
            <text:p>4320</text:p>
          </table:table-cell>
          <table:table-cell table:formula="of:=[.B493]-[.$B$2]" office:value-type="float" office:value="60.9892480373383" calcext:value-type="float">
            <text:p>60.9892480373</text:p>
          </table:table-cell>
          <table:table-cell table:formula="of:=[.C493]/([.D493]-[.D492])" office:value-type="float" office:value="79782.4546695434" calcext:value-type="float">
            <text:p>79782.4546695434</text:p>
          </table:table-cell>
          <table:table-cell/>
          <table:table-cell office:value-type="float" office:value="1443146291.26708" calcext:value-type="float">
            <text:p>1443146291.26708</text:p>
          </table:table-cell>
          <table:table-cell table:formula="of:=[.G493]-[.$B$2]" office:value-type="float" office:value="71.266871213913" calcext:value-type="float">
            <text:p>71.2668712139</text:p>
          </table:table-cell>
          <table:table-cell table:formula="of:=[.C493]/([.H493]-[.H492])" office:value-type="float" office:value="85632.0217773493" calcext:value-type="float">
            <text:p>85632.0217773493</text:p>
          </table:table-cell>
          <table:table-cell table:formula="of:=[.G493]-[.$B493]" office:value-type="float" office:value="10.2776231765747" calcext:value-type="float">
            <text:p>10.2776231766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3146281.04111" calcext:value-type="float">
            <text:p>1443146281.04111</text:p>
          </table:table-cell>
          <table:table-cell office:value-type="float" office:value="4320" calcext:value-type="float">
            <text:p>4320</text:p>
          </table:table-cell>
          <table:table-cell table:formula="of:=[.B494]-[.$B$2]" office:value-type="float" office:value="61.0409047603607" calcext:value-type="float">
            <text:p>61.0409047604</text:p>
          </table:table-cell>
          <table:table-cell table:formula="of:=[.C494]/([.D494]-[.D493])" office:value-type="float" office:value="83628.998264594" calcext:value-type="float">
            <text:p>83628.998264594</text:p>
          </table:table-cell>
          <table:table-cell/>
          <table:table-cell office:value-type="float" office:value="1443146291.31752" calcext:value-type="float">
            <text:p>1443146291.31752</text:p>
          </table:table-cell>
          <table:table-cell table:formula="of:=[.G494]-[.$B$2]" office:value-type="float" office:value="71.3173184394836" calcext:value-type="float">
            <text:p>71.3173184395</text:p>
          </table:table-cell>
          <table:table-cell table:formula="of:=[.C494]/([.H494]-[.H493])" office:value-type="float" office:value="85634.0453043844" calcext:value-type="float">
            <text:p>85634.0453043844</text:p>
          </table:table-cell>
          <table:table-cell table:formula="of:=[.G494]-[.$B494]" office:value-type="float" office:value="10.2764136791229" calcext:value-type="float">
            <text:p>10.2764136791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3146281.09209" calcext:value-type="float">
            <text:p>1443146281.09209</text:p>
          </table:table-cell>
          <table:table-cell office:value-type="float" office:value="4320" calcext:value-type="float">
            <text:p>4320</text:p>
          </table:table-cell>
          <table:table-cell table:formula="of:=[.B495]-[.$B$2]" office:value-type="float" office:value="61.0918798446655" calcext:value-type="float">
            <text:p>61.0918798447</text:p>
          </table:table-cell>
          <table:table-cell table:formula="of:=[.C495]/([.D495]-[.D494])" office:value-type="float" office:value="84747.285049461" calcext:value-type="float">
            <text:p>84747.285049461</text:p>
          </table:table-cell>
          <table:table-cell/>
          <table:table-cell office:value-type="float" office:value="1443146291.36804" calcext:value-type="float">
            <text:p>1443146291.36804</text:p>
          </table:table-cell>
          <table:table-cell table:formula="of:=[.G495]-[.$B$2]" office:value-type="float" office:value="71.3678388595581" calcext:value-type="float">
            <text:p>71.3678388596</text:p>
          </table:table-cell>
          <table:table-cell table:formula="of:=[.C495]/([.H495]-[.H494])" office:value-type="float" office:value="85509.9778195169" calcext:value-type="float">
            <text:p>85509.9778195169</text:p>
          </table:table-cell>
          <table:table-cell table:formula="of:=[.G495]-[.$B495]" office:value-type="float" office:value="10.2759590148926" calcext:value-type="float">
            <text:p>10.2759590149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3146281.14304" calcext:value-type="float">
            <text:p>1443146281.14304</text:p>
          </table:table-cell>
          <table:table-cell office:value-type="float" office:value="4320" calcext:value-type="float">
            <text:p>4320</text:p>
          </table:table-cell>
          <table:table-cell table:formula="of:=[.B496]-[.$B$2]" office:value-type="float" office:value="61.1428370475769" calcext:value-type="float">
            <text:p>61.1428370476</text:p>
          </table:table-cell>
          <table:table-cell table:formula="of:=[.C496]/([.D496]-[.D495])" office:value-type="float" office:value="84777.0237215178" calcext:value-type="float">
            <text:p>84777.0237215178</text:p>
          </table:table-cell>
          <table:table-cell/>
          <table:table-cell office:value-type="float" office:value="1443146291.4184" calcext:value-type="float">
            <text:p>1443146291.4184</text:p>
          </table:table-cell>
          <table:table-cell table:formula="of:=[.G496]-[.$B$2]" office:value-type="float" office:value="71.4181990623474" calcext:value-type="float">
            <text:p>71.4181990623</text:p>
          </table:table-cell>
          <table:table-cell table:formula="of:=[.C496]/([.H496]-[.H495])" office:value-type="float" office:value="85782.0215314403" calcext:value-type="float">
            <text:p>85782.0215314403</text:p>
          </table:table-cell>
          <table:table-cell table:formula="of:=[.G496]-[.$B496]" office:value-type="float" office:value="10.2753620147705" calcext:value-type="float">
            <text:p>10.2753620148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3146281.19399" calcext:value-type="float">
            <text:p>1443146281.19399</text:p>
          </table:table-cell>
          <table:table-cell office:value-type="float" office:value="4320" calcext:value-type="float">
            <text:p>4320</text:p>
          </table:table-cell>
          <table:table-cell table:formula="of:=[.B497]-[.$B$2]" office:value-type="float" office:value="61.1937847137451" calcext:value-type="float">
            <text:p>61.1937847137</text:p>
          </table:table-cell>
          <table:table-cell table:formula="of:=[.C497]/([.D497]-[.D496])" office:value-type="float" office:value="84792.8928822125" calcext:value-type="float">
            <text:p>84792.8928822125</text:p>
          </table:table-cell>
          <table:table-cell/>
          <table:table-cell office:value-type="float" office:value="1443146291.46888" calcext:value-type="float">
            <text:p>1443146291.46888</text:p>
          </table:table-cell>
          <table:table-cell table:formula="of:=[.G497]-[.$B$2]" office:value-type="float" office:value="71.4686706066132" calcext:value-type="float">
            <text:p>71.4686706066</text:p>
          </table:table-cell>
          <table:table-cell table:formula="of:=[.C497]/([.H497]-[.H496])" office:value-type="float" office:value="85592.784267784" calcext:value-type="float">
            <text:p>85592.784267784</text:p>
          </table:table-cell>
          <table:table-cell table:formula="of:=[.G497]-[.$B497]" office:value-type="float" office:value="10.274885892868" calcext:value-type="float">
            <text:p>10.27488589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3146281.245" calcext:value-type="float">
            <text:p>1443146281.245</text:p>
          </table:table-cell>
          <table:table-cell office:value-type="float" office:value="4320" calcext:value-type="float">
            <text:p>4320</text:p>
          </table:table-cell>
          <table:table-cell table:formula="of:=[.B498]-[.$B$2]" office:value-type="float" office:value="61.2447950839996" calcext:value-type="float">
            <text:p>61.244795084</text:p>
          </table:table-cell>
          <table:table-cell table:formula="of:=[.C498]/([.D498]-[.D497])" office:value-type="float" office:value="84688.6619023804" calcext:value-type="float">
            <text:p>84688.6619023804</text:p>
          </table:table-cell>
          <table:table-cell/>
          <table:table-cell office:value-type="float" office:value="1443146291.51924" calcext:value-type="float">
            <text:p>1443146291.51924</text:p>
          </table:table-cell>
          <table:table-cell table:formula="of:=[.G498]-[.$B$2]" office:value-type="float" office:value="71.519029378891" calcext:value-type="float">
            <text:p>71.5190293789</text:p>
          </table:table-cell>
          <table:table-cell table:formula="of:=[.C498]/([.H498]-[.H497])" office:value-type="float" office:value="85784.4582899347" calcext:value-type="float">
            <text:p>85784.4582899347</text:p>
          </table:table-cell>
          <table:table-cell table:formula="of:=[.G498]-[.$B498]" office:value-type="float" office:value="10.2742342948914" calcext:value-type="float">
            <text:p>10.2742342949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3146281.29597" calcext:value-type="float">
            <text:p>1443146281.29597</text:p>
          </table:table-cell>
          <table:table-cell office:value-type="float" office:value="4320" calcext:value-type="float">
            <text:p>4320</text:p>
          </table:table-cell>
          <table:table-cell table:formula="of:=[.B499]-[.$B$2]" office:value-type="float" office:value="61.2957630157471" calcext:value-type="float">
            <text:p>61.2957630157</text:p>
          </table:table-cell>
          <table:table-cell table:formula="of:=[.C499]/([.D499]-[.D498])" office:value-type="float" office:value="84759.1780142673" calcext:value-type="float">
            <text:p>84759.1780142673</text:p>
          </table:table-cell>
          <table:table-cell/>
          <table:table-cell office:value-type="float" office:value="1443146291.56971" calcext:value-type="float">
            <text:p>1443146291.56971</text:p>
          </table:table-cell>
          <table:table-cell table:formula="of:=[.G499]-[.$B$2]" office:value-type="float" office:value="71.5695083141327" calcext:value-type="float">
            <text:p>71.5695083141</text:p>
          </table:table-cell>
          <table:table-cell table:formula="of:=[.C499]/([.H499]-[.H498])" office:value-type="float" office:value="85580.2520262228" calcext:value-type="float">
            <text:p>85580.2520262228</text:p>
          </table:table-cell>
          <table:table-cell table:formula="of:=[.G499]-[.$B499]" office:value-type="float" office:value="10.2737452983856" calcext:value-type="float">
            <text:p>10.2737452984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3146281.3469" calcext:value-type="float">
            <text:p>1443146281.3469</text:p>
          </table:table-cell>
          <table:table-cell office:value-type="float" office:value="4320" calcext:value-type="float">
            <text:p>4320</text:p>
          </table:table-cell>
          <table:table-cell table:formula="of:=[.B500]-[.$B$2]" office:value-type="float" office:value="61.3466958999634" calcext:value-type="float">
            <text:p>61.3466959</text:p>
          </table:table-cell>
          <table:table-cell table:formula="of:=[.C500]/([.D500]-[.D499])" office:value-type="float" office:value="84817.5018256034" calcext:value-type="float">
            <text:p>84817.5018256034</text:p>
          </table:table-cell>
          <table:table-cell/>
          <table:table-cell office:value-type="float" office:value="1443146291.62019" calcext:value-type="float">
            <text:p>1443146291.62019</text:p>
          </table:table-cell>
          <table:table-cell table:formula="of:=[.G500]-[.$B$2]" office:value-type="float" office:value="71.6199831962585" calcext:value-type="float">
            <text:p>71.6199831963</text:p>
          </table:table-cell>
          <table:table-cell table:formula="of:=[.C500]/([.H500]-[.H499])" office:value-type="float" office:value="85587.1240913149" calcext:value-type="float">
            <text:p>85587.1240913149</text:p>
          </table:table-cell>
          <table:table-cell table:formula="of:=[.G500]-[.$B500]" office:value-type="float" office:value="10.2732872962952" calcext:value-type="float">
            <text:p>10.2732872963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3146281.39785" calcext:value-type="float">
            <text:p>1443146281.39785</text:p>
          </table:table-cell>
          <table:table-cell office:value-type="float" office:value="4320" calcext:value-type="float">
            <text:p>4320</text:p>
          </table:table-cell>
          <table:table-cell table:formula="of:=[.B501]-[.$B$2]" office:value-type="float" office:value="61.3976397514343" calcext:value-type="float">
            <text:p>61.3976397514</text:p>
          </table:table-cell>
          <table:table-cell table:formula="of:=[.C501]/([.D501]-[.D500])" office:value-type="float" office:value="84799.2422100958" calcext:value-type="float">
            <text:p>84799.2422100958</text:p>
          </table:table-cell>
          <table:table-cell/>
          <table:table-cell office:value-type="float" office:value="1443146291.67062" calcext:value-type="float">
            <text:p>1443146291.67062</text:p>
          </table:table-cell>
          <table:table-cell table:formula="of:=[.G501]-[.$B$2]" office:value-type="float" office:value="71.6704099178314" calcext:value-type="float">
            <text:p>71.6704099178</text:p>
          </table:table-cell>
          <table:table-cell table:formula="of:=[.C501]/([.H501]-[.H500])" office:value-type="float" office:value="85668.8649440912" calcext:value-type="float">
            <text:p>85668.8649440912</text:p>
          </table:table-cell>
          <table:table-cell table:formula="of:=[.G501]-[.$B501]" office:value-type="float" office:value="10.2727701663971" calcext:value-type="float">
            <text:p>10.272770166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3146281.4488" calcext:value-type="float">
            <text:p>1443146281.4488</text:p>
          </table:table-cell>
          <table:table-cell office:value-type="float" office:value="4320" calcext:value-type="float">
            <text:p>4320</text:p>
          </table:table-cell>
          <table:table-cell table:formula="of:=[.B502]-[.$B$2]" office:value-type="float" office:value="61.4485964775085" calcext:value-type="float">
            <text:p>61.4485964775</text:p>
          </table:table-cell>
          <table:table-cell table:formula="of:=[.C502]/([.D502]-[.D501])" office:value-type="float" office:value="84777.8170384788" calcext:value-type="float">
            <text:p>84777.8170384788</text:p>
          </table:table-cell>
          <table:table-cell/>
          <table:table-cell office:value-type="float" office:value="1443146291.72106" calcext:value-type="float">
            <text:p>1443146291.72106</text:p>
          </table:table-cell>
          <table:table-cell table:formula="of:=[.G502]-[.$B$2]" office:value-type="float" office:value="71.7208495140076" calcext:value-type="float">
            <text:p>71.720849514</text:p>
          </table:table-cell>
          <table:table-cell table:formula="of:=[.C502]/([.H502]-[.H501])" office:value-type="float" office:value="85646.9981423622" calcext:value-type="float">
            <text:p>85646.9981423622</text:p>
          </table:table-cell>
          <table:table-cell table:formula="of:=[.G502]-[.$B502]" office:value-type="float" office:value="10.272253036499" calcext:value-type="float">
            <text:p>10.2722530365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3146281.49971" calcext:value-type="float">
            <text:p>1443146281.49971</text:p>
          </table:table-cell>
          <table:table-cell office:value-type="float" office:value="4320" calcext:value-type="float">
            <text:p>4320</text:p>
          </table:table-cell>
          <table:table-cell table:formula="of:=[.B503]-[.$B$2]" office:value-type="float" office:value="61.4995040893555" calcext:value-type="float">
            <text:p>61.4995040894</text:p>
          </table:table-cell>
          <table:table-cell table:formula="of:=[.C503]/([.D503]-[.D502])" office:value-type="float" office:value="84859.6082839239" calcext:value-type="float">
            <text:p>84859.6082839239</text:p>
          </table:table-cell>
          <table:table-cell/>
          <table:table-cell office:value-type="float" office:value="1443146291.77148" calcext:value-type="float">
            <text:p>1443146291.77148</text:p>
          </table:table-cell>
          <table:table-cell table:formula="of:=[.G503]-[.$B$2]" office:value-type="float" office:value="71.7712769508362" calcext:value-type="float">
            <text:p>71.7712769508</text:p>
          </table:table-cell>
          <table:table-cell table:formula="of:=[.C503]/([.H503]-[.H502])" office:value-type="float" office:value="85667.6498288481" calcext:value-type="float">
            <text:p>85667.6498288481</text:p>
          </table:table-cell>
          <table:table-cell table:formula="of:=[.G503]-[.$B503]" office:value-type="float" office:value="10.2717728614807" calcext:value-type="float">
            <text:p>10.271772861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3146281.55063" calcext:value-type="float">
            <text:p>1443146281.55063</text:p>
          </table:table-cell>
          <table:table-cell office:value-type="float" office:value="4320" calcext:value-type="float">
            <text:p>4320</text:p>
          </table:table-cell>
          <table:table-cell table:formula="of:=[.B504]-[.$B$2]" office:value-type="float" office:value="61.5504281520844" calcext:value-type="float">
            <text:p>61.5504281521</text:p>
          </table:table-cell>
          <table:table-cell table:formula="of:=[.C504]/([.D504]-[.D503])" office:value-type="float" office:value="84832.1946149416" calcext:value-type="float">
            <text:p>84832.1946149416</text:p>
          </table:table-cell>
          <table:table-cell/>
          <table:table-cell office:value-type="float" office:value="1443146291.82194" calcext:value-type="float">
            <text:p>1443146291.82194</text:p>
          </table:table-cell>
          <table:table-cell table:formula="of:=[.G504]-[.$B$2]" office:value-type="float" office:value="71.8217363357544" calcext:value-type="float">
            <text:p>71.8217363358</text:p>
          </table:table-cell>
          <table:table-cell table:formula="of:=[.C504]/([.H504]-[.H503])" office:value-type="float" office:value="85613.4098146871" calcext:value-type="float">
            <text:p>85613.4098146871</text:p>
          </table:table-cell>
          <table:table-cell table:formula="of:=[.G504]-[.$B504]" office:value-type="float" office:value="10.27130818367" calcext:value-type="float">
            <text:p>10.2713081837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3146281.60158" calcext:value-type="float">
            <text:p>1443146281.60158</text:p>
          </table:table-cell>
          <table:table-cell office:value-type="float" office:value="4320" calcext:value-type="float">
            <text:p>4320</text:p>
          </table:table-cell>
          <table:table-cell table:formula="of:=[.B505]-[.$B$2]" office:value-type="float" office:value="61.6013789176941" calcext:value-type="float">
            <text:p>61.6013789177</text:p>
          </table:table-cell>
          <table:table-cell table:formula="of:=[.C505]/([.D505]-[.D504])" office:value-type="float" office:value="84787.7347533727" calcext:value-type="float">
            <text:p>84787.7347533727</text:p>
          </table:table-cell>
          <table:table-cell/>
          <table:table-cell office:value-type="float" office:value="1443146291.87244" calcext:value-type="float">
            <text:p>1443146291.87244</text:p>
          </table:table-cell>
          <table:table-cell table:formula="of:=[.G505]-[.$B$2]" office:value-type="float" office:value="71.8722372055054" calcext:value-type="float">
            <text:p>71.8722372055</text:p>
          </table:table-cell>
          <table:table-cell table:formula="of:=[.C505]/([.H505]-[.H504])" office:value-type="float" office:value="85543.0811647845" calcext:value-type="float">
            <text:p>85543.0811647845</text:p>
          </table:table-cell>
          <table:table-cell table:formula="of:=[.G505]-[.$B505]" office:value-type="float" office:value="10.2708582878113" calcext:value-type="float">
            <text:p>10.2708582878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3146281.6525" calcext:value-type="float">
            <text:p>1443146281.6525</text:p>
          </table:table-cell>
          <table:table-cell office:value-type="float" office:value="4320" calcext:value-type="float">
            <text:p>4320</text:p>
          </table:table-cell>
          <table:table-cell table:formula="of:=[.B506]-[.$B$2]" office:value-type="float" office:value="61.6522960662842" calcext:value-type="float">
            <text:p>61.6522960663</text:p>
          </table:table-cell>
          <table:table-cell table:formula="of:=[.C506]/([.D506]-[.D505])" office:value-type="float" office:value="84843.714143902" calcext:value-type="float">
            <text:p>84843.714143902</text:p>
          </table:table-cell>
          <table:table-cell/>
          <table:table-cell office:value-type="float" office:value="1443146291.92283" calcext:value-type="float">
            <text:p>1443146291.92283</text:p>
          </table:table-cell>
          <table:table-cell table:formula="of:=[.G506]-[.$B$2]" office:value-type="float" office:value="71.9226224422455" calcext:value-type="float">
            <text:p>71.9226224422</text:p>
          </table:table-cell>
          <table:table-cell table:formula="of:=[.C506]/([.H506]-[.H505])" office:value-type="float" office:value="85739.4006558432" calcext:value-type="float">
            <text:p>85739.4006558432</text:p>
          </table:table-cell>
          <table:table-cell table:formula="of:=[.G506]-[.$B506]" office:value-type="float" office:value="10.2703263759613" calcext:value-type="float">
            <text:p>10.270326376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3146281.70342" calcext:value-type="float">
            <text:p>1443146281.70342</text:p>
          </table:table-cell>
          <table:table-cell office:value-type="float" office:value="4320" calcext:value-type="float">
            <text:p>4320</text:p>
          </table:table-cell>
          <table:table-cell table:formula="of:=[.B507]-[.$B$2]" office:value-type="float" office:value="61.7032141685486" calcext:value-type="float">
            <text:p>61.7032141685</text:p>
          </table:table-cell>
          <table:table-cell table:formula="of:=[.C507]/([.D507]-[.D506])" office:value-type="float" office:value="84842.1250573593" calcext:value-type="float">
            <text:p>84842.1250573593</text:p>
          </table:table-cell>
          <table:table-cell/>
          <table:table-cell office:value-type="float" office:value="1443146291.97327" calcext:value-type="float">
            <text:p>1443146291.97327</text:p>
          </table:table-cell>
          <table:table-cell table:formula="of:=[.G507]-[.$B$2]" office:value-type="float" office:value="71.9730620384216" calcext:value-type="float">
            <text:p>71.9730620384</text:p>
          </table:table-cell>
          <table:table-cell table:formula="of:=[.C507]/([.H507]-[.H506])" office:value-type="float" office:value="85646.9981423622" calcext:value-type="float">
            <text:p>85646.9981423622</text:p>
          </table:table-cell>
          <table:table-cell table:formula="of:=[.G507]-[.$B507]" office:value-type="float" office:value="10.269847869873" calcext:value-type="float">
            <text:p>10.269847869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3146281.75437" calcext:value-type="float">
            <text:p>1443146281.75437</text:p>
          </table:table-cell>
          <table:table-cell office:value-type="float" office:value="4320" calcext:value-type="float">
            <text:p>4320</text:p>
          </table:table-cell>
          <table:table-cell table:formula="of:=[.B508]-[.$B$2]" office:value-type="float" office:value="61.7541606426239" calcext:value-type="float">
            <text:p>61.7541606426</text:p>
          </table:table-cell>
          <table:table-cell table:formula="of:=[.C508]/([.D508]-[.D507])" office:value-type="float" office:value="84794.8769450359" calcext:value-type="float">
            <text:p>84794.8769450359</text:p>
          </table:table-cell>
          <table:table-cell/>
          <table:table-cell office:value-type="float" office:value="1443146292.0238" calcext:value-type="float">
            <text:p>1443146292.0238</text:p>
          </table:table-cell>
          <table:table-cell table:formula="of:=[.G508]-[.$B$2]" office:value-type="float" office:value="72.023592710495" calcext:value-type="float">
            <text:p>72.0235927105</text:p>
          </table:table-cell>
          <table:table-cell table:formula="of:=[.C508]/([.H508]-[.H507])" office:value-type="float" office:value="85492.6289863688" calcext:value-type="float">
            <text:p>85492.6289863688</text:p>
          </table:table-cell>
          <table:table-cell table:formula="of:=[.G508]-[.$B508]" office:value-type="float" office:value="10.2694320678711" calcext:value-type="float">
            <text:p>10.2694320679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3146281.80531" calcext:value-type="float">
            <text:p>1443146281.80531</text:p>
          </table:table-cell>
          <table:table-cell office:value-type="float" office:value="4320" calcext:value-type="float">
            <text:p>4320</text:p>
          </table:table-cell>
          <table:table-cell table:formula="of:=[.B509]-[.$B$2]" office:value-type="float" office:value="61.8051068782806" calcext:value-type="float">
            <text:p>61.8051068783</text:p>
          </table:table-cell>
          <table:table-cell table:formula="of:=[.C509]/([.D509]-[.D508])" office:value-type="float" office:value="84795.2737687426" calcext:value-type="float">
            <text:p>84795.2737687426</text:p>
          </table:table-cell>
          <table:table-cell/>
          <table:table-cell office:value-type="float" office:value="1443146292.03958" calcext:value-type="float">
            <text:p>1443146292.03958</text:p>
          </table:table-cell>
          <table:table-cell table:formula="of:=[.G509]-[.$B$2]" office:value-type="float" office:value="72.0393791198731" calcext:value-type="float">
            <text:p>72.0393791199</text:p>
          </table:table-cell>
          <table:table-cell table:formula="of:=[.C509]/([.H509]-[.H508])" office:value-type="float" office:value="273653.108604051" calcext:value-type="float">
            <text:p>273653.108604051</text:p>
          </table:table-cell>
          <table:table-cell table:formula="of:=[.G509]-[.$B509]" office:value-type="float" office:value="10.2342722415924" calcext:value-type="float">
            <text:p>10.2342722416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3146281.85623" calcext:value-type="float">
            <text:p>1443146281.85623</text:p>
          </table:table-cell>
          <table:table-cell office:value-type="float" office:value="4320" calcext:value-type="float">
            <text:p>4320</text:p>
          </table:table-cell>
          <table:table-cell table:formula="of:=[.B510]-[.$B$2]" office:value-type="float" office:value="61.8560223579407" calcext:value-type="float">
            <text:p>61.8560223579</text:p>
          </table:table-cell>
          <table:table-cell table:formula="of:=[.C510]/([.D510]-[.D509])" office:value-type="float" office:value="84846.4951885931" calcext:value-type="float">
            <text:p>84846.4951885931</text:p>
          </table:table-cell>
          <table:table-cell/>
          <table:table-cell office:value-type="float" office:value="1443146292.05537" calcext:value-type="float">
            <text:p>1443146292.05537</text:p>
          </table:table-cell>
          <table:table-cell table:formula="of:=[.G510]-[.$B$2]" office:value-type="float" office:value="72.0551652908325" calcext:value-type="float">
            <text:p>72.0551652908</text:p>
          </table:table-cell>
          <table:table-cell table:formula="of:=[.C510]/([.H510]-[.H509])" office:value-type="float" office:value="273657.241587628" calcext:value-type="float">
            <text:p>273657.241587628</text:p>
          </table:table-cell>
          <table:table-cell table:formula="of:=[.G510]-[.$B510]" office:value-type="float" office:value="10.1991429328918" calcext:value-type="float">
            <text:p>10.1991429329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3146281.90718" calcext:value-type="float">
            <text:p>1443146281.90718</text:p>
          </table:table-cell>
          <table:table-cell office:value-type="float" office:value="4320" calcext:value-type="float">
            <text:p>4320</text:p>
          </table:table-cell>
          <table:table-cell table:formula="of:=[.B511]-[.$B$2]" office:value-type="float" office:value="61.9069726467133" calcext:value-type="float">
            <text:p>61.9069726467</text:p>
          </table:table-cell>
          <table:table-cell table:formula="of:=[.C511]/([.D511]-[.D510])" office:value-type="float" office:value="84788.5282708083" calcext:value-type="float">
            <text:p>84788.5282708083</text:p>
          </table:table-cell>
          <table:table-cell/>
          <table:table-cell office:value-type="float" office:value="1443146292.08407" calcext:value-type="float">
            <text:p>1443146292.08407</text:p>
          </table:table-cell>
          <table:table-cell table:formula="of:=[.G511]-[.$B$2]" office:value-type="float" office:value="72.0838673114777" calcext:value-type="float">
            <text:p>72.0838673115</text:p>
          </table:table-cell>
          <table:table-cell table:formula="of:=[.C511]/([.H511]-[.H510])" office:value-type="float" office:value="150512.051169166" calcext:value-type="float">
            <text:p>150512.051169166</text:p>
          </table:table-cell>
          <table:table-cell table:formula="of:=[.G511]-[.$B511]" office:value-type="float" office:value="10.1768946647644" calcext:value-type="float">
            <text:p>10.176894664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3146281.95818" calcext:value-type="float">
            <text:p>1443146281.95818</text:p>
          </table:table-cell>
          <table:table-cell office:value-type="float" office:value="4320" calcext:value-type="float">
            <text:p>4320</text:p>
          </table:table-cell>
          <table:table-cell table:formula="of:=[.B512]-[.$B$2]" office:value-type="float" office:value="61.9579696655273" calcext:value-type="float">
            <text:p>61.9579696655</text:p>
          </table:table-cell>
          <table:table-cell table:formula="of:=[.C512]/([.D512]-[.D511])" office:value-type="float" office:value="84710.8340930448" calcext:value-type="float">
            <text:p>84710.8340930448</text:p>
          </table:table-cell>
          <table:table-cell/>
          <table:table-cell office:value-type="float" office:value="1443146292.13076" calcext:value-type="float">
            <text:p>1443146292.13076</text:p>
          </table:table-cell>
          <table:table-cell table:formula="of:=[.G512]-[.$B$2]" office:value-type="float" office:value="72.130551815033" calcext:value-type="float">
            <text:p>72.130551815</text:p>
          </table:table-cell>
          <table:table-cell table:formula="of:=[.C512]/([.H512]-[.H511])" office:value-type="float" office:value="92536.0595273966" calcext:value-type="float">
            <text:p>92536.0595273966</text:p>
          </table:table-cell>
          <table:table-cell table:formula="of:=[.G512]-[.$B512]" office:value-type="float" office:value="10.1725821495056" calcext:value-type="float">
            <text:p>10.1725821495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3146282.00758" calcext:value-type="float">
            <text:p>1443146282.00758</text:p>
          </table:table-cell>
          <table:table-cell office:value-type="float" office:value="4320" calcext:value-type="float">
            <text:p>4320</text:p>
          </table:table-cell>
          <table:table-cell table:formula="of:=[.B513]-[.$B$2]" office:value-type="float" office:value="62.0073771476746" calcext:value-type="float">
            <text:p>62.0073771477</text:p>
          </table:table-cell>
          <table:table-cell table:formula="of:=[.C513]/([.D513]-[.D512])" office:value-type="float" office:value="87436.1495922405" calcext:value-type="float">
            <text:p>87436.1495922405</text:p>
          </table:table-cell>
          <table:table-cell/>
          <table:table-cell office:value-type="float" office:value="1443146292.17741" calcext:value-type="float">
            <text:p>1443146292.17741</text:p>
          </table:table-cell>
          <table:table-cell table:formula="of:=[.G513]-[.$B$2]" office:value-type="float" office:value="72.1772029399872" calcext:value-type="float">
            <text:p>72.17720294</text:p>
          </table:table-cell>
          <table:table-cell table:formula="of:=[.C513]/([.H513]-[.H512])" office:value-type="float" office:value="92602.2685249069" calcext:value-type="float">
            <text:p>92602.2685249069</text:p>
          </table:table-cell>
          <table:table-cell table:formula="of:=[.G513]-[.$B513]" office:value-type="float" office:value="10.1698257923126" calcext:value-type="float">
            <text:p>10.1698257923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3146282.04994" calcext:value-type="float">
            <text:p>1443146282.04994</text:p>
          </table:table-cell>
          <table:table-cell office:value-type="float" office:value="4320" calcext:value-type="float">
            <text:p>4320</text:p>
          </table:table-cell>
          <table:table-cell table:formula="of:=[.B514]-[.$B$2]" office:value-type="float" office:value="62.0497341156006" calcext:value-type="float">
            <text:p>62.0497341156</text:p>
          </table:table-cell>
          <table:table-cell table:formula="of:=[.C514]/([.D514]-[.D513])" office:value-type="float" office:value="101990.303166759" calcext:value-type="float">
            <text:p>101990.303166759</text:p>
          </table:table-cell>
          <table:table-cell/>
          <table:table-cell office:value-type="float" office:value="1443146292.2241" calcext:value-type="float">
            <text:p>1443146292.2241</text:p>
          </table:table-cell>
          <table:table-cell table:formula="of:=[.G514]-[.$B$2]" office:value-type="float" office:value="72.2238938808441" calcext:value-type="float">
            <text:p>72.2238938808</text:p>
          </table:table-cell>
          <table:table-cell table:formula="of:=[.C514]/([.H514]-[.H513])" office:value-type="float" office:value="92523.3015380216" calcext:value-type="float">
            <text:p>92523.3015380216</text:p>
          </table:table-cell>
          <table:table-cell table:formula="of:=[.G514]-[.$B514]" office:value-type="float" office:value="10.1741597652435" calcext:value-type="float">
            <text:p>10.1741597652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3146282.09227" calcext:value-type="float">
            <text:p>1443146282.09227</text:p>
          </table:table-cell>
          <table:table-cell office:value-type="float" office:value="4320" calcext:value-type="float">
            <text:p>4320</text:p>
          </table:table-cell>
          <table:table-cell table:formula="of:=[.B515]-[.$B$2]" office:value-type="float" office:value="62.0920593738556" calcext:value-type="float">
            <text:p>62.0920593739</text:p>
          </table:table-cell>
          <table:table-cell table:formula="of:=[.C515]/([.D515]-[.D514])" office:value-type="float" office:value="102066.713307985" calcext:value-type="float">
            <text:p>102066.713307985</text:p>
          </table:table-cell>
          <table:table-cell/>
          <table:table-cell office:value-type="float" office:value="1443146292.27081" calcext:value-type="float">
            <text:p>1443146292.27081</text:p>
          </table:table-cell>
          <table:table-cell table:formula="of:=[.G515]-[.$B$2]" office:value-type="float" office:value="72.2706053256989" calcext:value-type="float">
            <text:p>72.2706053257</text:p>
          </table:table-cell>
          <table:table-cell table:formula="of:=[.C515]/([.H515]-[.H514])" office:value-type="float" office:value="92482.6884168189" calcext:value-type="float">
            <text:p>92482.6884168189</text:p>
          </table:table-cell>
          <table:table-cell table:formula="of:=[.G515]-[.$B515]" office:value-type="float" office:value="10.1785459518433" calcext:value-type="float">
            <text:p>10.178545951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3146282.13459" calcext:value-type="float">
            <text:p>1443146282.13459</text:p>
          </table:table-cell>
          <table:table-cell office:value-type="float" office:value="4320" calcext:value-type="float">
            <text:p>4320</text:p>
          </table:table-cell>
          <table:table-cell table:formula="of:=[.B516]-[.$B$2]" office:value-type="float" office:value="62.1343796253204" calcext:value-type="float">
            <text:p>62.1343796253</text:p>
          </table:table-cell>
          <table:table-cell table:formula="of:=[.C516]/([.D516]-[.D515])" office:value-type="float" office:value="102078.788534343" calcext:value-type="float">
            <text:p>102078.788534343</text:p>
          </table:table-cell>
          <table:table-cell/>
          <table:table-cell office:value-type="float" office:value="1443146292.31751" calcext:value-type="float">
            <text:p>1443146292.31751</text:p>
          </table:table-cell>
          <table:table-cell table:formula="of:=[.G516]-[.$B$2]" office:value-type="float" office:value="72.317302942276" calcext:value-type="float">
            <text:p>72.3173029423</text:p>
          </table:table-cell>
          <table:table-cell table:formula="of:=[.C516]/([.H516]-[.H515])" office:value-type="float" office:value="92510.0747457419" calcext:value-type="float">
            <text:p>92510.0747457419</text:p>
          </table:table-cell>
          <table:table-cell table:formula="of:=[.G516]-[.$B516]" office:value-type="float" office:value="10.1829233169556" calcext:value-type="float">
            <text:p>10.182923317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3146282.17695" calcext:value-type="float">
            <text:p>1443146282.17695</text:p>
          </table:table-cell>
          <table:table-cell office:value-type="float" office:value="4320" calcext:value-type="float">
            <text:p>4320</text:p>
          </table:table-cell>
          <table:table-cell table:formula="of:=[.B517]-[.$B$2]" office:value-type="float" office:value="62.1767482757568" calcext:value-type="float">
            <text:p>62.1767482758</text:p>
          </table:table-cell>
          <table:table-cell table:formula="of:=[.C517]/([.D517]-[.D516])" office:value-type="float" office:value="101962.180893268" calcext:value-type="float">
            <text:p>101962.180893268</text:p>
          </table:table-cell>
          <table:table-cell/>
          <table:table-cell office:value-type="float" office:value="1443146292.36418" calcext:value-type="float">
            <text:p>1443146292.36418</text:p>
          </table:table-cell>
          <table:table-cell table:formula="of:=[.G517]-[.$B$2]" office:value-type="float" office:value="72.3639740943909" calcext:value-type="float">
            <text:p>72.3639740944</text:p>
          </table:table-cell>
          <table:table-cell table:formula="of:=[.C517]/([.H517]-[.H516])" office:value-type="float" office:value="92562.5317619653" calcext:value-type="float">
            <text:p>92562.5317619653</text:p>
          </table:table-cell>
          <table:table-cell table:formula="of:=[.G517]-[.$B517]" office:value-type="float" office:value="10.187225818634" calcext:value-type="float">
            <text:p>10.1872258186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3146282.21927" calcext:value-type="float">
            <text:p>1443146282.21927</text:p>
          </table:table-cell>
          <table:table-cell office:value-type="float" office:value="4320" calcext:value-type="float">
            <text:p>4320</text:p>
          </table:table-cell>
          <table:table-cell table:formula="of:=[.B518]-[.$B$2]" office:value-type="float" office:value="62.2190685272217" calcext:value-type="float">
            <text:p>62.2190685272</text:p>
          </table:table-cell>
          <table:table-cell table:formula="of:=[.C518]/([.D518]-[.D517])" office:value-type="float" office:value="102078.788534343" calcext:value-type="float">
            <text:p>102078.788534343</text:p>
          </table:table-cell>
          <table:table-cell/>
          <table:table-cell office:value-type="float" office:value="1443146292.41087" calcext:value-type="float">
            <text:p>1443146292.41087</text:p>
          </table:table-cell>
          <table:table-cell table:formula="of:=[.G518]-[.$B$2]" office:value-type="float" office:value="72.4106664657593" calcext:value-type="float">
            <text:p>72.4106664658</text:p>
          </table:table-cell>
          <table:table-cell table:formula="of:=[.C518]/([.H518]-[.H517])" office:value-type="float" office:value="92520.4669069965" calcext:value-type="float">
            <text:p>92520.4669069965</text:p>
          </table:table-cell>
          <table:table-cell table:formula="of:=[.G518]-[.$B518]" office:value-type="float" office:value="10.1915979385376" calcext:value-type="float">
            <text:p>10.1915979385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3146282.2616" calcext:value-type="float">
            <text:p>1443146282.2616</text:p>
          </table:table-cell>
          <table:table-cell office:value-type="float" office:value="4320" calcext:value-type="float">
            <text:p>4320</text:p>
          </table:table-cell>
          <table:table-cell table:formula="of:=[.B519]-[.$B$2]" office:value-type="float" office:value="62.2613916397095" calcext:value-type="float">
            <text:p>62.2613916397</text:p>
          </table:table-cell>
          <table:table-cell table:formula="of:=[.C519]/([.D519]-[.D518])" office:value-type="float" office:value="102071.888055161" calcext:value-type="float">
            <text:p>102071.888055161</text:p>
          </table:table-cell>
          <table:table-cell/>
          <table:table-cell office:value-type="float" office:value="1443146292.45753" calcext:value-type="float">
            <text:p>1443146292.45753</text:p>
          </table:table-cell>
          <table:table-cell table:formula="of:=[.G519]-[.$B$2]" office:value-type="float" office:value="72.4573197364807" calcext:value-type="float">
            <text:p>72.4573197365</text:p>
          </table:table-cell>
          <table:table-cell table:formula="of:=[.C519]/([.H519]-[.H518])" office:value-type="float" office:value="92598.0093827615" calcext:value-type="float">
            <text:p>92598.0093827615</text:p>
          </table:table-cell>
          <table:table-cell table:formula="of:=[.G519]-[.$B519]" office:value-type="float" office:value="10.1959280967712" calcext:value-type="float">
            <text:p>10.1959280968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3146282.3039" calcext:value-type="float">
            <text:p>1443146282.3039</text:p>
          </table:table-cell>
          <table:table-cell office:value-type="float" office:value="4320" calcext:value-type="float">
            <text:p>4320</text:p>
          </table:table-cell>
          <table:table-cell table:formula="of:=[.B520]-[.$B$2]" office:value-type="float" office:value="62.303697347641" calcext:value-type="float">
            <text:p>62.3036973476</text:p>
          </table:table-cell>
          <table:table-cell table:formula="of:=[.C520]/([.D520]-[.D519])" office:value-type="float" office:value="102113.88040103" calcext:value-type="float">
            <text:p>102113.88040103</text:p>
          </table:table-cell>
          <table:table-cell/>
          <table:table-cell office:value-type="float" office:value="1443146292.50424" calcext:value-type="float">
            <text:p>1443146292.50424</text:p>
          </table:table-cell>
          <table:table-cell table:formula="of:=[.G520]-[.$B$2]" office:value-type="float" office:value="72.5040321350098" calcext:value-type="float">
            <text:p>72.504032135</text:p>
          </table:table-cell>
          <table:table-cell table:formula="of:=[.C520]/([.H520]-[.H519])" office:value-type="float" office:value="92480.8003021549" calcext:value-type="float">
            <text:p>92480.8003021549</text:p>
          </table:table-cell>
          <table:table-cell table:formula="of:=[.G520]-[.$B520]" office:value-type="float" office:value="10.2003347873688" calcext:value-type="float">
            <text:p>10.2003347874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3146282.34622" calcext:value-type="float">
            <text:p>1443146282.34622</text:p>
          </table:table-cell>
          <table:table-cell office:value-type="float" office:value="4320" calcext:value-type="float">
            <text:p>4320</text:p>
          </table:table-cell>
          <table:table-cell table:formula="of:=[.B521]-[.$B$2]" office:value-type="float" office:value="62.3460175991058" calcext:value-type="float">
            <text:p>62.3460175991</text:p>
          </table:table-cell>
          <table:table-cell table:formula="of:=[.C521]/([.D521]-[.D520])" office:value-type="float" office:value="102078.788534343" calcext:value-type="float">
            <text:p>102078.788534343</text:p>
          </table:table-cell>
          <table:table-cell/>
          <table:table-cell office:value-type="float" office:value="1443146292.55091" calcext:value-type="float">
            <text:p>1443146292.55091</text:p>
          </table:table-cell>
          <table:table-cell table:formula="of:=[.G521]-[.$B$2]" office:value-type="float" office:value="72.550708770752" calcext:value-type="float">
            <text:p>72.5507087708</text:p>
          </table:table-cell>
          <table:table-cell table:formula="of:=[.C521]/([.H521]-[.H520])" office:value-type="float" office:value="92551.6574043805" calcext:value-type="float">
            <text:p>92551.6574043805</text:p>
          </table:table-cell>
          <table:table-cell table:formula="of:=[.G521]-[.$B521]" office:value-type="float" office:value="10.2046911716461" calcext:value-type="float">
            <text:p>10.2046911716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3146282.38855" calcext:value-type="float">
            <text:p>1443146282.38855</text:p>
          </table:table-cell>
          <table:table-cell office:value-type="float" office:value="4320" calcext:value-type="float">
            <text:p>4320</text:p>
          </table:table-cell>
          <table:table-cell table:formula="of:=[.B522]-[.$B$2]" office:value-type="float" office:value="62.3883402347565" calcext:value-type="float">
            <text:p>62.3883402348</text:p>
          </table:table-cell>
          <table:table-cell table:formula="of:=[.C522]/([.D522]-[.D521])" office:value-type="float" office:value="102073.038070237" calcext:value-type="float">
            <text:p>102073.038070237</text:p>
          </table:table-cell>
          <table:table-cell/>
          <table:table-cell office:value-type="float" office:value="1443146292.59761" calcext:value-type="float">
            <text:p>1443146292.59761</text:p>
          </table:table-cell>
          <table:table-cell table:formula="of:=[.G522]-[.$B$2]" office:value-type="float" office:value="72.5974025726318" calcext:value-type="float">
            <text:p>72.5974025726</text:p>
          </table:table-cell>
          <table:table-cell table:formula="of:=[.C522]/([.H522]-[.H521])" office:value-type="float" office:value="92517.6324496548" calcext:value-type="float">
            <text:p>92517.6324496548</text:p>
          </table:table-cell>
          <table:table-cell table:formula="of:=[.G522]-[.$B522]" office:value-type="float" office:value="10.2090623378754" calcext:value-type="float">
            <text:p>10.2090623379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3146282.43088" calcext:value-type="float">
            <text:p>1443146282.43088</text:p>
          </table:table-cell>
          <table:table-cell office:value-type="float" office:value="4320" calcext:value-type="float">
            <text:p>4320</text:p>
          </table:table-cell>
          <table:table-cell table:formula="of:=[.B523]-[.$B$2]" office:value-type="float" office:value="62.4306695461273" calcext:value-type="float">
            <text:p>62.4306695461</text:p>
          </table:table-cell>
          <table:table-cell table:formula="of:=[.C523]/([.D523]-[.D522])" office:value-type="float" office:value="102056.940216963" calcext:value-type="float">
            <text:p>102056.940216963</text:p>
          </table:table-cell>
          <table:table-cell/>
          <table:table-cell office:value-type="float" office:value="1443146292.6443" calcext:value-type="float">
            <text:p>1443146292.6443</text:p>
          </table:table-cell>
          <table:table-cell table:formula="of:=[.G523]-[.$B$2]" office:value-type="float" office:value="72.6440906524658" calcext:value-type="float">
            <text:p>72.6440906525</text:p>
          </table:table-cell>
          <table:table-cell table:formula="of:=[.C523]/([.H523]-[.H522])" office:value-type="float" office:value="92528.9713211864" calcext:value-type="float">
            <text:p>92528.9713211864</text:p>
          </table:table-cell>
          <table:table-cell table:formula="of:=[.G523]-[.$B523]" office:value-type="float" office:value="10.2134211063385" calcext:value-type="float">
            <text:p>10.2134211063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3146282.4732" calcext:value-type="float">
            <text:p>1443146282.4732</text:p>
          </table:table-cell>
          <table:table-cell office:value-type="float" office:value="4320" calcext:value-type="float">
            <text:p>4320</text:p>
          </table:table-cell>
          <table:table-cell table:formula="of:=[.B524]-[.$B$2]" office:value-type="float" office:value="62.472998380661" calcext:value-type="float">
            <text:p>62.4729983807</text:p>
          </table:table-cell>
          <table:table-cell table:formula="of:=[.C524]/([.D524]-[.D523])" office:value-type="float" office:value="102058.089895235" calcext:value-type="float">
            <text:p>102058.089895235</text:p>
          </table:table-cell>
          <table:table-cell/>
          <table:table-cell office:value-type="float" office:value="1443146292.69098" calcext:value-type="float">
            <text:p>1443146292.69098</text:p>
          </table:table-cell>
          <table:table-cell table:formula="of:=[.G524]-[.$B$2]" office:value-type="float" office:value="72.6907699108124" calcext:value-type="float">
            <text:p>72.6907699108</text:p>
          </table:table-cell>
          <table:table-cell table:formula="of:=[.C524]/([.H524]-[.H523])" office:value-type="float" office:value="92546.4575278236" calcext:value-type="float">
            <text:p>92546.4575278236</text:p>
          </table:table-cell>
          <table:table-cell table:formula="of:=[.G524]-[.$B524]" office:value-type="float" office:value="10.2177715301514" calcext:value-type="float">
            <text:p>10.2177715302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3146282.51553" calcext:value-type="float">
            <text:p>1443146282.51553</text:p>
          </table:table-cell>
          <table:table-cell office:value-type="float" office:value="4320" calcext:value-type="float">
            <text:p>4320</text:p>
          </table:table-cell>
          <table:table-cell table:formula="of:=[.B525]-[.$B$2]" office:value-type="float" office:value="62.5153226852417" calcext:value-type="float">
            <text:p>62.5153226852</text:p>
          </table:table-cell>
          <table:table-cell table:formula="of:=[.C525]/([.D525]-[.D524])" office:value-type="float" office:value="102069.013130841" calcext:value-type="float">
            <text:p>102069.013130841</text:p>
          </table:table-cell>
          <table:table-cell/>
          <table:table-cell office:value-type="float" office:value="1443146292.73766" calcext:value-type="float">
            <text:p>1443146292.73766</text:p>
          </table:table-cell>
          <table:table-cell table:formula="of:=[.G525]-[.$B$2]" office:value-type="float" office:value="72.7374582290649" calcext:value-type="float">
            <text:p>72.7374582291</text:p>
          </table:table-cell>
          <table:table-cell table:formula="of:=[.C525]/([.H525]-[.H524])" office:value-type="float" office:value="92528.4988127154" calcext:value-type="float">
            <text:p>92528.4988127154</text:p>
          </table:table-cell>
          <table:table-cell table:formula="of:=[.G525]-[.$B525]" office:value-type="float" office:value="10.2221355438232" calcext:value-type="float">
            <text:p>10.222135543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3146282.55785" calcext:value-type="float">
            <text:p>1443146282.55785</text:p>
          </table:table-cell>
          <table:table-cell office:value-type="float" office:value="4320" calcext:value-type="float">
            <text:p>4320</text:p>
          </table:table-cell>
          <table:table-cell table:formula="of:=[.B526]-[.$B$2]" office:value-type="float" office:value="62.5576429367065" calcext:value-type="float">
            <text:p>62.5576429367</text:p>
          </table:table-cell>
          <table:table-cell table:formula="of:=[.C526]/([.D526]-[.D525])" office:value-type="float" office:value="102078.788534343" calcext:value-type="float">
            <text:p>102078.788534343</text:p>
          </table:table-cell>
          <table:table-cell/>
          <table:table-cell office:value-type="float" office:value="1443146292.78434" calcext:value-type="float">
            <text:p>1443146292.78434</text:p>
          </table:table-cell>
          <table:table-cell table:formula="of:=[.G526]-[.$B$2]" office:value-type="float" office:value="72.7841382026672" calcext:value-type="float">
            <text:p>72.7841382027</text:p>
          </table:table-cell>
          <table:table-cell table:formula="of:=[.C526]/([.H526]-[.H525])" office:value-type="float" office:value="92545.0394810767" calcext:value-type="float">
            <text:p>92545.0394810767</text:p>
          </table:table-cell>
          <table:table-cell table:formula="of:=[.G526]-[.$B526]" office:value-type="float" office:value="10.2264952659607" calcext:value-type="float">
            <text:p>10.226495266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3146282.60017" calcext:value-type="float">
            <text:p>1443146282.60017</text:p>
          </table:table-cell>
          <table:table-cell office:value-type="float" office:value="4320" calcext:value-type="float">
            <text:p>4320</text:p>
          </table:table-cell>
          <table:table-cell table:formula="of:=[.B527]-[.$B$2]" office:value-type="float" office:value="62.5999648571014" calcext:value-type="float">
            <text:p>62.5999648571</text:p>
          </table:table-cell>
          <table:table-cell table:formula="of:=[.C527]/([.D527]-[.D526])" office:value-type="float" office:value="102074.763141439" calcext:value-type="float">
            <text:p>102074.763141439</text:p>
          </table:table-cell>
          <table:table-cell/>
          <table:table-cell office:value-type="float" office:value="1443146292.83103" calcext:value-type="float">
            <text:p>1443146292.83103</text:p>
          </table:table-cell>
          <table:table-cell table:formula="of:=[.G527]-[.$B$2]" office:value-type="float" office:value="72.830824136734" calcext:value-type="float">
            <text:p>72.8308241367</text:p>
          </table:table-cell>
          <table:table-cell table:formula="of:=[.C527]/([.H527]-[.H526])" office:value-type="float" office:value="92533.224114598" calcext:value-type="float">
            <text:p>92533.224114598</text:p>
          </table:table-cell>
          <table:table-cell table:formula="of:=[.G527]-[.$B527]" office:value-type="float" office:value="10.2308592796326" calcext:value-type="float">
            <text:p>10.2308592796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3146282.64249" calcext:value-type="float">
            <text:p>1443146282.64249</text:p>
          </table:table-cell>
          <table:table-cell office:value-type="float" office:value="4320" calcext:value-type="float">
            <text:p>4320</text:p>
          </table:table-cell>
          <table:table-cell table:formula="of:=[.B528]-[.$B$2]" office:value-type="float" office:value="62.6422872543335" calcext:value-type="float">
            <text:p>62.6422872543</text:p>
          </table:table-cell>
          <table:table-cell table:formula="of:=[.C528]/([.D528]-[.D527])" office:value-type="float" office:value="102073.613087492" calcext:value-type="float">
            <text:p>102073.613087492</text:p>
          </table:table-cell>
          <table:table-cell/>
          <table:table-cell office:value-type="float" office:value="1443146292.87772" calcext:value-type="float">
            <text:p>1443146292.87772</text:p>
          </table:table-cell>
          <table:table-cell table:formula="of:=[.G528]-[.$B$2]" office:value-type="float" office:value="72.877516746521" calcext:value-type="float">
            <text:p>72.8775167465</text:p>
          </table:table-cell>
          <table:table-cell table:formula="of:=[.C528]/([.H528]-[.H527])" office:value-type="float" office:value="92519.9944853786" calcext:value-type="float">
            <text:p>92519.9944853786</text:p>
          </table:table-cell>
          <table:table-cell table:formula="of:=[.G528]-[.$B528]" office:value-type="float" office:value="10.2352294921875" calcext:value-type="float">
            <text:p>10.2352294922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3146282.68482" calcext:value-type="float">
            <text:p>1443146282.68482</text:p>
          </table:table-cell>
          <table:table-cell office:value-type="float" office:value="4320" calcext:value-type="float">
            <text:p>4320</text:p>
          </table:table-cell>
          <table:table-cell table:formula="of:=[.B529]-[.$B$2]" office:value-type="float" office:value="62.6846122741699" calcext:value-type="float">
            <text:p>62.6846122742</text:p>
          </table:table-cell>
          <table:table-cell table:formula="of:=[.C529]/([.D529]-[.D528])" office:value-type="float" office:value="102067.288253983" calcext:value-type="float">
            <text:p>102067.288253983</text:p>
          </table:table-cell>
          <table:table-cell/>
          <table:table-cell office:value-type="float" office:value="1443146292.9244" calcext:value-type="float">
            <text:p>1443146292.9244</text:p>
          </table:table-cell>
          <table:table-cell table:formula="of:=[.G529]-[.$B$2]" office:value-type="float" office:value="72.9241988658905" calcext:value-type="float">
            <text:p>72.9241988659</text:p>
          </table:table-cell>
          <table:table-cell table:formula="of:=[.C529]/([.H529]-[.H528])" office:value-type="float" office:value="92540.7856015608" calcext:value-type="float">
            <text:p>92540.7856015608</text:p>
          </table:table-cell>
          <table:table-cell table:formula="of:=[.G529]-[.$B529]" office:value-type="float" office:value="10.2395865917206" calcext:value-type="float">
            <text:p>10.2395865917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3146282.72718" calcext:value-type="float">
            <text:p>1443146282.72718</text:p>
          </table:table-cell>
          <table:table-cell office:value-type="float" office:value="4320" calcext:value-type="float">
            <text:p>4320</text:p>
          </table:table-cell>
          <table:table-cell table:formula="of:=[.B530]-[.$B$2]" office:value-type="float" office:value="62.7269787788391" calcext:value-type="float">
            <text:p>62.7269787788</text:p>
          </table:table-cell>
          <table:table-cell table:formula="of:=[.C530]/([.D530]-[.D529])" office:value-type="float" office:value="101967.345046089" calcext:value-type="float">
            <text:p>101967.345046089</text:p>
          </table:table-cell>
          <table:table-cell/>
          <table:table-cell office:value-type="float" office:value="1443146292.97108" calcext:value-type="float">
            <text:p>1443146292.97108</text:p>
          </table:table-cell>
          <table:table-cell table:formula="of:=[.G530]-[.$B$2]" office:value-type="float" office:value="72.9708721637726" calcext:value-type="float">
            <text:p>72.9708721638</text:p>
          </table:table-cell>
          <table:table-cell table:formula="of:=[.C530]/([.H530]-[.H529])" office:value-type="float" office:value="92558.2762742514" calcext:value-type="float">
            <text:p>92558.2762742514</text:p>
          </table:table-cell>
          <table:table-cell table:formula="of:=[.G530]-[.$B530]" office:value-type="float" office:value="10.2438933849335" calcext:value-type="float">
            <text:p>10.2438933849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3146282.76951" calcext:value-type="float">
            <text:p>1443146282.76951</text:p>
          </table:table-cell>
          <table:table-cell office:value-type="float" office:value="4320" calcext:value-type="float">
            <text:p>4320</text:p>
          </table:table-cell>
          <table:table-cell table:formula="of:=[.B531]-[.$B$2]" office:value-type="float" office:value="62.7693011760712" calcext:value-type="float">
            <text:p>62.7693011761</text:p>
          </table:table-cell>
          <table:table-cell table:formula="of:=[.C531]/([.D531]-[.D530])" office:value-type="float" office:value="102073.613087492" calcext:value-type="float">
            <text:p>102073.613087492</text:p>
          </table:table-cell>
          <table:table-cell/>
          <table:table-cell office:value-type="float" office:value="1443146293.01791" calcext:value-type="float">
            <text:p>1443146293.01791</text:p>
          </table:table-cell>
          <table:table-cell table:formula="of:=[.G531]-[.$B$2]" office:value-type="float" office:value="73.0177063941956" calcext:value-type="float">
            <text:p>73.0177063942</text:p>
          </table:table-cell>
          <table:table-cell table:formula="of:=[.C531]/([.H531]-[.H530])" office:value-type="float" office:value="92240.2260266651" calcext:value-type="float">
            <text:p>92240.2260266651</text:p>
          </table:table-cell>
          <table:table-cell table:formula="of:=[.G531]-[.$B531]" office:value-type="float" office:value="10.2484052181244" calcext:value-type="float">
            <text:p>10.248405218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3146282.81183" calcext:value-type="float">
            <text:p>1443146282.81183</text:p>
          </table:table-cell>
          <table:table-cell office:value-type="float" office:value="4320" calcext:value-type="float">
            <text:p>4320</text:p>
          </table:table-cell>
          <table:table-cell table:formula="of:=[.B532]-[.$B$2]" office:value-type="float" office:value="62.8116207122803" calcext:value-type="float">
            <text:p>62.8116207123</text:p>
          </table:table-cell>
          <table:table-cell table:formula="of:=[.C532]/([.D532]-[.D531])" office:value-type="float" office:value="102080.513799922" calcext:value-type="float">
            <text:p>102080.513799922</text:p>
          </table:table-cell>
          <table:table-cell/>
          <table:table-cell office:value-type="float" office:value="1443146293.03233" calcext:value-type="float">
            <text:p>1443146293.03233</text:p>
          </table:table-cell>
          <table:table-cell table:formula="of:=[.G532]-[.$B$2]" office:value-type="float" office:value="73.0321271419525" calcext:value-type="float">
            <text:p>73.032127142</text:p>
          </table:table-cell>
          <table:table-cell table:formula="of:=[.C532]/([.H532]-[.H531])" office:value-type="float" office:value="299568.376952964" calcext:value-type="float">
            <text:p>299568.376952964</text:p>
          </table:table-cell>
          <table:table-cell table:formula="of:=[.G532]-[.$B532]" office:value-type="float" office:value="10.2205064296722" calcext:value-type="float">
            <text:p>10.2205064297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3146282.85415" calcext:value-type="float">
            <text:p>1443146282.85415</text:p>
          </table:table-cell>
          <table:table-cell office:value-type="float" office:value="4320" calcext:value-type="float">
            <text:p>4320</text:p>
          </table:table-cell>
          <table:table-cell table:formula="of:=[.B533]-[.$B$2]" office:value-type="float" office:value="62.8539416790009" calcext:value-type="float">
            <text:p>62.853941679</text:p>
          </table:table-cell>
          <table:table-cell table:formula="of:=[.C533]/([.D533]-[.D532])" office:value-type="float" office:value="102077.06332708" calcext:value-type="float">
            <text:p>102077.06332708</text:p>
          </table:table-cell>
          <table:table-cell/>
          <table:table-cell office:value-type="float" office:value="1443146293.04675" calcext:value-type="float">
            <text:p>1443146293.04675</text:p>
          </table:table-cell>
          <table:table-cell table:formula="of:=[.G533]-[.$B$2]" office:value-type="float" office:value="73.0465488433838" calcext:value-type="float">
            <text:p>73.0465488434</text:p>
          </table:table-cell>
          <table:table-cell table:formula="of:=[.C533]/([.H533]-[.H532])" office:value-type="float" office:value="299548.567177503" calcext:value-type="float">
            <text:p>299548.567177503</text:p>
          </table:table-cell>
          <table:table-cell table:formula="of:=[.G533]-[.$B533]" office:value-type="float" office:value="10.1926071643829" calcext:value-type="float">
            <text:p>10.1926071644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3146282.89651" calcext:value-type="float">
            <text:p>1443146282.89651</text:p>
          </table:table-cell>
          <table:table-cell office:value-type="float" office:value="4320" calcext:value-type="float">
            <text:p>4320</text:p>
          </table:table-cell>
          <table:table-cell table:formula="of:=[.B534]-[.$B$2]" office:value-type="float" office:value="62.8963003158569" calcext:value-type="float">
            <text:p>62.8963003159</text:p>
          </table:table-cell>
          <table:table-cell table:formula="of:=[.C534]/([.D534]-[.D533])" office:value-type="float" office:value="101986.284749388" calcext:value-type="float">
            <text:p>101986.284749388</text:p>
          </table:table-cell>
          <table:table-cell/>
          <table:table-cell office:value-type="float" office:value="1443146293.07459" calcext:value-type="float">
            <text:p>1443146293.07459</text:p>
          </table:table-cell>
          <table:table-cell table:formula="of:=[.G534]-[.$B$2]" office:value-type="float" office:value="73.0743811130524" calcext:value-type="float">
            <text:p>73.0743811131</text:p>
          </table:table-cell>
          <table:table-cell table:formula="of:=[.C534]/([.H534]-[.H533])" office:value-type="float" office:value="155215.512476764" calcext:value-type="float">
            <text:p>155215.512476764</text:p>
          </table:table-cell>
          <table:table-cell table:formula="of:=[.G534]-[.$B534]" office:value-type="float" office:value="10.1780807971954" calcext:value-type="float">
            <text:p>10.1780807972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3146282.93883" calcext:value-type="float">
            <text:p>1443146282.93883</text:p>
          </table:table-cell>
          <table:table-cell office:value-type="float" office:value="4320" calcext:value-type="float">
            <text:p>4320</text:p>
          </table:table-cell>
          <table:table-cell table:formula="of:=[.B535]-[.$B$2]" office:value-type="float" office:value="62.9386222362518" calcext:value-type="float">
            <text:p>62.9386222363</text:p>
          </table:table-cell>
          <table:table-cell table:formula="of:=[.C535]/([.D535]-[.D534])" office:value-type="float" office:value="102074.763141439" calcext:value-type="float">
            <text:p>102074.763141439</text:p>
          </table:table-cell>
          <table:table-cell/>
          <table:table-cell office:value-type="float" office:value="1443146293.11844" calcext:value-type="float">
            <text:p>1443146293.11844</text:p>
          </table:table-cell>
          <table:table-cell table:formula="of:=[.G535]-[.$B$2]" office:value-type="float" office:value="73.1182327270508" calcext:value-type="float">
            <text:p>73.1182327271</text:p>
          </table:table-cell>
          <table:table-cell table:formula="of:=[.C535]/([.H535]-[.H534])" office:value-type="float" office:value="98514.0478559429" calcext:value-type="float">
            <text:p>98514.0478559429</text:p>
          </table:table-cell>
          <table:table-cell table:formula="of:=[.G535]-[.$B535]" office:value-type="float" office:value="10.179610490799" calcext:value-type="float">
            <text:p>10.1796104908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3146282.98114" calcext:value-type="float">
            <text:p>1443146282.98114</text:p>
          </table:table-cell>
          <table:table-cell office:value-type="float" office:value="4320" calcext:value-type="float">
            <text:p>4320</text:p>
          </table:table-cell>
          <table:table-cell table:formula="of:=[.B536]-[.$B$2]" office:value-type="float" office:value="62.9809308052063" calcext:value-type="float">
            <text:p>62.9809308052</text:p>
          </table:table-cell>
          <table:table-cell table:formula="of:=[.C536]/([.D536]-[.D535])" office:value-type="float" office:value="102106.975176805" calcext:value-type="float">
            <text:p>102106.975176805</text:p>
          </table:table-cell>
          <table:table-cell/>
          <table:table-cell office:value-type="float" office:value="1443146293.16232" calcext:value-type="float">
            <text:p>1443146293.16232</text:p>
          </table:table-cell>
          <table:table-cell table:formula="of:=[.G536]-[.$B$2]" office:value-type="float" office:value="73.1621174812317" calcext:value-type="float">
            <text:p>73.1621174812</text:p>
          </table:table-cell>
          <table:table-cell table:formula="of:=[.C536]/([.H536]-[.H535])" office:value-type="float" office:value="98439.6536025121" calcext:value-type="float">
            <text:p>98439.6536025121</text:p>
          </table:table-cell>
          <table:table-cell table:formula="of:=[.G536]-[.$B536]" office:value-type="float" office:value="10.1811866760254" calcext:value-type="float">
            <text:p>10.181186676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3146283.02401" calcext:value-type="float">
            <text:p>1443146283.02401</text:p>
          </table:table-cell>
          <table:table-cell office:value-type="float" office:value="4320" calcext:value-type="float">
            <text:p>4320</text:p>
          </table:table-cell>
          <table:table-cell table:formula="of:=[.B537]-[.$B$2]" office:value-type="float" office:value="63.0238003730774" calcext:value-type="float">
            <text:p>63.0238003731</text:p>
          </table:table-cell>
          <table:table-cell table:formula="of:=[.C537]/([.D537]-[.D536])" office:value-type="float" office:value="100770.78483716" calcext:value-type="float">
            <text:p>100770.78483716</text:p>
          </table:table-cell>
          <table:table-cell/>
          <table:table-cell office:value-type="float" office:value="1443146293.20621" calcext:value-type="float">
            <text:p>1443146293.20621</text:p>
          </table:table-cell>
          <table:table-cell table:formula="of:=[.G537]-[.$B$2]" office:value-type="float" office:value="73.2060050964356" calcext:value-type="float">
            <text:p>73.2060050964</text:p>
          </table:table-cell>
          <table:table-cell table:formula="of:=[.C537]/([.H537]-[.H536])" office:value-type="float" office:value="98433.2363454623" calcext:value-type="float">
            <text:p>98433.2363454623</text:p>
          </table:table-cell>
          <table:table-cell table:formula="of:=[.G537]-[.$B537]" office:value-type="float" office:value="10.1822047233582" calcext:value-type="float">
            <text:p>10.1822047234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3146283.06734" calcext:value-type="float">
            <text:p>1443146283.06734</text:p>
          </table:table-cell>
          <table:table-cell office:value-type="float" office:value="4320" calcext:value-type="float">
            <text:p>4320</text:p>
          </table:table-cell>
          <table:table-cell table:formula="of:=[.B538]-[.$B$2]" office:value-type="float" office:value="63.0671365261078" calcext:value-type="float">
            <text:p>63.0671365261</text:p>
          </table:table-cell>
          <table:table-cell table:formula="of:=[.C538]/([.D538]-[.D537])" office:value-type="float" office:value="99685.8211426842" calcext:value-type="float">
            <text:p>99685.8211426842</text:p>
          </table:table-cell>
          <table:table-cell/>
          <table:table-cell office:value-type="float" office:value="1443146293.25012" calcext:value-type="float">
            <text:p>1443146293.25012</text:p>
          </table:table-cell>
          <table:table-cell table:formula="of:=[.G538]-[.$B$2]" office:value-type="float" office:value="73.2499108314514" calcext:value-type="float">
            <text:p>73.2499108315</text:p>
          </table:table-cell>
          <table:table-cell table:formula="of:=[.C538]/([.H538]-[.H537])" office:value-type="float" office:value="98392.6131390032" calcext:value-type="float">
            <text:p>98392.6131390032</text:p>
          </table:table-cell>
          <table:table-cell table:formula="of:=[.G538]-[.$B538]" office:value-type="float" office:value="10.1827743053436" calcext:value-type="float">
            <text:p>10.1827743053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3146283.11067" calcext:value-type="float">
            <text:p>1443146283.11067</text:p>
          </table:table-cell>
          <table:table-cell office:value-type="float" office:value="4320" calcext:value-type="float">
            <text:p>4320</text:p>
          </table:table-cell>
          <table:table-cell table:formula="of:=[.B539]-[.$B$2]" office:value-type="float" office:value="63.1104674339295" calcext:value-type="float">
            <text:p>63.1104674339</text:p>
          </table:table-cell>
          <table:table-cell table:formula="of:=[.C539]/([.D539]-[.D538])" office:value-type="float" office:value="99697.8881167363" calcext:value-type="float">
            <text:p>99697.8881167363</text:p>
          </table:table-cell>
          <table:table-cell/>
          <table:table-cell office:value-type="float" office:value="1443146293.294" calcext:value-type="float">
            <text:p>1443146293.294</text:p>
          </table:table-cell>
          <table:table-cell table:formula="of:=[.G539]-[.$B$2]" office:value-type="float" office:value="73.2937891483307" calcext:value-type="float">
            <text:p>73.2937891483</text:p>
          </table:table-cell>
          <table:table-cell table:formula="of:=[.C539]/([.H539]-[.H538])" office:value-type="float" office:value="98454.0954906297" calcext:value-type="float">
            <text:p>98454.0954906297</text:p>
          </table:table-cell>
          <table:table-cell table:formula="of:=[.G539]-[.$B539]" office:value-type="float" office:value="10.1833217144012" calcext:value-type="float">
            <text:p>10.1833217144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3146283.15402" calcext:value-type="float">
            <text:p>1443146283.15402</text:p>
          </table:table-cell>
          <table:table-cell office:value-type="float" office:value="4320" calcext:value-type="float">
            <text:p>4320</text:p>
          </table:table-cell>
          <table:table-cell table:formula="of:=[.B540]-[.$B$2]" office:value-type="float" office:value="63.1538097858429" calcext:value-type="float">
            <text:p>63.1538097858</text:p>
          </table:table-cell>
          <table:table-cell table:formula="of:=[.C540]/([.D540]-[.D539])" office:value-type="float" office:value="99671.5639388088" calcext:value-type="float">
            <text:p>99671.5639388088</text:p>
          </table:table-cell>
          <table:table-cell/>
          <table:table-cell office:value-type="float" office:value="1443146293.3379" calcext:value-type="float">
            <text:p>1443146293.3379</text:p>
          </table:table-cell>
          <table:table-cell table:formula="of:=[.G540]-[.$B$2]" office:value-type="float" office:value="73.337696313858" calcext:value-type="float">
            <text:p>73.3376963139</text:p>
          </table:table-cell>
          <table:table-cell table:formula="of:=[.C540]/([.H540]-[.H539])" office:value-type="float" office:value="98389.4074717637" calcext:value-type="float">
            <text:p>98389.4074717637</text:p>
          </table:table-cell>
          <table:table-cell table:formula="of:=[.G540]-[.$B540]" office:value-type="float" office:value="10.1838865280151" calcext:value-type="float">
            <text:p>10.183886528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3146283.19735" calcext:value-type="float">
            <text:p>1443146283.19735</text:p>
          </table:table-cell>
          <table:table-cell office:value-type="float" office:value="4320" calcext:value-type="float">
            <text:p>4320</text:p>
          </table:table-cell>
          <table:table-cell table:formula="of:=[.B541]-[.$B$2]" office:value-type="float" office:value="63.1971487998962" calcext:value-type="float">
            <text:p>63.1971487999</text:p>
          </table:table-cell>
          <table:table-cell table:formula="of:=[.C541]/([.D541]-[.D540])" office:value-type="float" office:value="99679.2403879479" calcext:value-type="float">
            <text:p>99679.2403879479</text:p>
          </table:table-cell>
          <table:table-cell/>
          <table:table-cell office:value-type="float" office:value="1443146293.3818" calcext:value-type="float">
            <text:p>1443146293.3818</text:p>
          </table:table-cell>
          <table:table-cell table:formula="of:=[.G541]-[.$B$2]" office:value-type="float" office:value="73.3815953731537" calcext:value-type="float">
            <text:p>73.3815953732</text:p>
          </table:table-cell>
          <table:table-cell table:formula="of:=[.C541]/([.H541]-[.H540])" office:value-type="float" office:value="98407.57568187" calcext:value-type="float">
            <text:p>98407.57568187</text:p>
          </table:table-cell>
          <table:table-cell table:formula="of:=[.G541]-[.$B541]" office:value-type="float" office:value="10.1844465732574" calcext:value-type="float">
            <text:p>10.184446573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3146283.24068" calcext:value-type="float">
            <text:p>1443146283.24068</text:p>
          </table:table-cell>
          <table:table-cell office:value-type="float" office:value="4320" calcext:value-type="float">
            <text:p>4320</text:p>
          </table:table-cell>
          <table:table-cell table:formula="of:=[.B542]-[.$B$2]" office:value-type="float" office:value="63.240469455719" calcext:value-type="float">
            <text:p>63.2404694557</text:p>
          </table:table-cell>
          <table:table-cell table:formula="of:=[.C542]/([.D542]-[.D541])" office:value-type="float" office:value="99721.4820033022" calcext:value-type="float">
            <text:p>99721.4820033022</text:p>
          </table:table-cell>
          <table:table-cell/>
          <table:table-cell office:value-type="float" office:value="1443146293.42571" calcext:value-type="float">
            <text:p>1443146293.42571</text:p>
          </table:table-cell>
          <table:table-cell table:formula="of:=[.G542]-[.$B$2]" office:value-type="float" office:value="73.425505399704" calcext:value-type="float">
            <text:p>73.4255053997</text:p>
          </table:table-cell>
          <table:table-cell table:formula="of:=[.C542]/([.H542]-[.H541])" office:value-type="float" office:value="98382.9967638946" calcext:value-type="float">
            <text:p>98382.9967638946</text:p>
          </table:table-cell>
          <table:table-cell table:formula="of:=[.G542]-[.$B542]" office:value-type="float" office:value="10.185035943985" calcext:value-type="float">
            <text:p>10.18503594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3146283.28401" calcext:value-type="float">
            <text:p>1443146283.28401</text:p>
          </table:table-cell>
          <table:table-cell office:value-type="float" office:value="4320" calcext:value-type="float">
            <text:p>4320</text:p>
          </table:table-cell>
          <table:table-cell table:formula="of:=[.B543]-[.$B$2]" office:value-type="float" office:value="63.2838022708893" calcext:value-type="float">
            <text:p>63.2838022709</text:p>
          </table:table-cell>
          <table:table-cell table:formula="of:=[.C543]/([.D543]-[.D542])" office:value-type="float" office:value="99693.4997881717" calcext:value-type="float">
            <text:p>99693.4997881717</text:p>
          </table:table-cell>
          <table:table-cell/>
          <table:table-cell office:value-type="float" office:value="1443146293.46953" calcext:value-type="float">
            <text:p>1443146293.46953</text:p>
          </table:table-cell>
          <table:table-cell table:formula="of:=[.G543]-[.$B$2]" office:value-type="float" office:value="73.4693222045898" calcext:value-type="float">
            <text:p>73.4693222046</text:p>
          </table:table-cell>
          <table:table-cell table:formula="of:=[.C543]/([.H543]-[.H542])" office:value-type="float" office:value="98592.3097599861" calcext:value-type="float">
            <text:p>98592.3097599861</text:p>
          </table:table-cell>
          <table:table-cell table:formula="of:=[.G543]-[.$B543]" office:value-type="float" office:value="10.1855199337006" calcext:value-type="float">
            <text:p>10.1855199337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3146283.32733" calcext:value-type="float">
            <text:p>1443146283.32733</text:p>
          </table:table-cell>
          <table:table-cell office:value-type="float" office:value="4320" calcext:value-type="float">
            <text:p>4320</text:p>
          </table:table-cell>
          <table:table-cell table:formula="of:=[.B544]-[.$B$2]" office:value-type="float" office:value="63.3271226882935" calcext:value-type="float">
            <text:p>63.3271226883</text:p>
          </table:table-cell>
          <table:table-cell table:formula="of:=[.C544]/([.D544]-[.D543])" office:value-type="float" office:value="99722.0308312099" calcext:value-type="float">
            <text:p>99722.0308312099</text:p>
          </table:table-cell>
          <table:table-cell/>
          <table:table-cell office:value-type="float" office:value="1443146293.51345" calcext:value-type="float">
            <text:p>1443146293.51345</text:p>
          </table:table-cell>
          <table:table-cell table:formula="of:=[.G544]-[.$B$2]" office:value-type="float" office:value="73.513247013092" calcext:value-type="float">
            <text:p>73.5132470131</text:p>
          </table:table-cell>
          <table:table-cell table:formula="of:=[.C544]/([.H544]-[.H543])" office:value-type="float" office:value="98349.8880771193" calcext:value-type="float">
            <text:p>98349.8880771193</text:p>
          </table:table-cell>
          <table:table-cell table:formula="of:=[.G544]-[.$B544]" office:value-type="float" office:value="10.1861243247986" calcext:value-type="float">
            <text:p>10.1861243248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3146283.37066" calcext:value-type="float">
            <text:p>1443146283.37066</text:p>
          </table:table-cell>
          <table:table-cell office:value-type="float" office:value="4320" calcext:value-type="float">
            <text:p>4320</text:p>
          </table:table-cell>
          <table:table-cell table:formula="of:=[.B545]-[.$B$2]" office:value-type="float" office:value="63.370454788208" calcext:value-type="float">
            <text:p>63.3704547882</text:p>
          </table:table-cell>
          <table:table-cell table:formula="of:=[.C545]/([.D545]-[.D544])" office:value-type="float" office:value="99695.1453661113" calcext:value-type="float">
            <text:p>99695.1453661113</text:p>
          </table:table-cell>
          <table:table-cell/>
          <table:table-cell office:value-type="float" office:value="1443146293.55734" calcext:value-type="float">
            <text:p>1443146293.55734</text:p>
          </table:table-cell>
          <table:table-cell table:formula="of:=[.G545]-[.$B$2]" office:value-type="float" office:value="73.557131767273" calcext:value-type="float">
            <text:p>73.5571317673</text:p>
          </table:table-cell>
          <table:table-cell table:formula="of:=[.C545]/([.H545]-[.H544])" office:value-type="float" office:value="98439.6536025121" calcext:value-type="float">
            <text:p>98439.6536025121</text:p>
          </table:table-cell>
          <table:table-cell table:formula="of:=[.G545]-[.$B545]" office:value-type="float" office:value="10.1866769790649" calcext:value-type="float">
            <text:p>10.1866769791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3146283.41399" calcext:value-type="float">
            <text:p>1443146283.41399</text:p>
          </table:table-cell>
          <table:table-cell office:value-type="float" office:value="4320" calcext:value-type="float">
            <text:p>4320</text:p>
          </table:table-cell>
          <table:table-cell table:formula="of:=[.B546]-[.$B$2]" office:value-type="float" office:value="63.4137842655182" calcext:value-type="float">
            <text:p>63.4137842655</text:p>
          </table:table-cell>
          <table:table-cell table:formula="of:=[.C546]/([.D546]-[.D545])" office:value-type="float" office:value="99701.1796166989" calcext:value-type="float">
            <text:p>99701.1796166989</text:p>
          </table:table-cell>
          <table:table-cell/>
          <table:table-cell office:value-type="float" office:value="1443146293.6012" calcext:value-type="float">
            <text:p>1443146293.6012</text:p>
          </table:table-cell>
          <table:table-cell table:formula="of:=[.G546]-[.$B$2]" office:value-type="float" office:value="73.6009914875031" calcext:value-type="float">
            <text:p>73.6009914875</text:p>
          </table:table-cell>
          <table:table-cell table:formula="of:=[.C546]/([.H546]-[.H545])" office:value-type="float" office:value="98495.8403139796" calcext:value-type="float">
            <text:p>98495.8403139796</text:p>
          </table:table-cell>
          <table:table-cell table:formula="of:=[.G546]-[.$B546]" office:value-type="float" office:value="10.1872072219849" calcext:value-type="float">
            <text:p>10.187207222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3146283.45732" calcext:value-type="float">
            <text:p>1443146283.45732</text:p>
          </table:table-cell>
          <table:table-cell office:value-type="float" office:value="4320" calcext:value-type="float">
            <text:p>4320</text:p>
          </table:table-cell>
          <table:table-cell table:formula="of:=[.B547]-[.$B$2]" office:value-type="float" office:value="63.4571139812469" calcext:value-type="float">
            <text:p>63.4571139812</text:p>
          </table:table-cell>
          <table:table-cell table:formula="of:=[.C547]/([.D547]-[.D546])" office:value-type="float" office:value="99700.6310182791" calcext:value-type="float">
            <text:p>99700.6310182791</text:p>
          </table:table-cell>
          <table:table-cell/>
          <table:table-cell office:value-type="float" office:value="1443146293.6451" calcext:value-type="float">
            <text:p>1443146293.6451</text:p>
          </table:table-cell>
          <table:table-cell table:formula="of:=[.G547]-[.$B$2]" office:value-type="float" office:value="73.6448969841003" calcext:value-type="float">
            <text:p>73.6448969841</text:p>
          </table:table-cell>
          <table:table-cell table:formula="of:=[.C547]/([.H547]-[.H546])" office:value-type="float" office:value="98393.1474371854" calcext:value-type="float">
            <text:p>98393.1474371854</text:p>
          </table:table-cell>
          <table:table-cell table:formula="of:=[.G547]-[.$B547]" office:value-type="float" office:value="10.1877830028534" calcext:value-type="float">
            <text:p>10.1877830029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3146283.50065" calcext:value-type="float">
            <text:p>1443146283.50065</text:p>
          </table:table-cell>
          <table:table-cell office:value-type="float" office:value="4320" calcext:value-type="float">
            <text:p>4320</text:p>
          </table:table-cell>
          <table:table-cell table:formula="of:=[.B548]-[.$B$2]" office:value-type="float" office:value="63.50044465065" calcext:value-type="float">
            <text:p>63.5004446507</text:p>
          </table:table-cell>
          <table:table-cell table:formula="of:=[.C548]/([.D548]-[.D547])" office:value-type="float" office:value="99698.436684971" calcext:value-type="float">
            <text:p>99698.436684971</text:p>
          </table:table-cell>
          <table:table-cell/>
          <table:table-cell office:value-type="float" office:value="1443146293.689" calcext:value-type="float">
            <text:p>1443146293.689</text:p>
          </table:table-cell>
          <table:table-cell table:formula="of:=[.G548]-[.$B$2]" office:value-type="float" office:value="73.6887948513031" calcext:value-type="float">
            <text:p>73.6887948513</text:p>
          </table:table-cell>
          <table:table-cell table:formula="of:=[.C548]/([.H548]-[.H547])" office:value-type="float" office:value="98410.2480434063" calcext:value-type="float">
            <text:p>98410.2480434063</text:p>
          </table:table-cell>
          <table:table-cell table:formula="of:=[.G548]-[.$B548]" office:value-type="float" office:value="10.1883502006531" calcext:value-type="float">
            <text:p>10.1883502007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3146283.54398" calcext:value-type="float">
            <text:p>1443146283.54398</text:p>
          </table:table-cell>
          <table:table-cell office:value-type="float" office:value="4320" calcext:value-type="float">
            <text:p>4320</text:p>
          </table:table-cell>
          <table:table-cell table:formula="of:=[.B549]-[.$B$2]" office:value-type="float" office:value="63.5437777042389" calcext:value-type="float">
            <text:p>63.5437777042</text:p>
          </table:table-cell>
          <table:table-cell table:formula="of:=[.C549]/([.D549]-[.D548])" office:value-type="float" office:value="99692.9512742638" calcext:value-type="float">
            <text:p>99692.9512742638</text:p>
          </table:table-cell>
          <table:table-cell/>
          <table:table-cell office:value-type="float" office:value="1443146293.73288" calcext:value-type="float">
            <text:p>1443146293.73288</text:p>
          </table:table-cell>
          <table:table-cell table:formula="of:=[.G549]-[.$B$2]" office:value-type="float" office:value="73.7326695919037" calcext:value-type="float">
            <text:p>73.7326695919</text:p>
          </table:table-cell>
          <table:table-cell table:formula="of:=[.C549]/([.H549]-[.H548])" office:value-type="float" office:value="98462.1205929661" calcext:value-type="float">
            <text:p>98462.1205929661</text:p>
          </table:table-cell>
          <table:table-cell table:formula="of:=[.G549]-[.$B549]" office:value-type="float" office:value="10.1888918876648" calcext:value-type="float">
            <text:p>10.1888918877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3146283.58732" calcext:value-type="float">
            <text:p>1443146283.58732</text:p>
          </table:table-cell>
          <table:table-cell office:value-type="float" office:value="4320" calcext:value-type="float">
            <text:p>4320</text:p>
          </table:table-cell>
          <table:table-cell table:formula="of:=[.B550]-[.$B$2]" office:value-type="float" office:value="63.5871109962463" calcext:value-type="float">
            <text:p>63.5871109962</text:p>
          </table:table-cell>
          <table:table-cell table:formula="of:=[.C550]/([.D550]-[.D549])" office:value-type="float" office:value="99692.4027663918" calcext:value-type="float">
            <text:p>99692.4027663918</text:p>
          </table:table-cell>
          <table:table-cell/>
          <table:table-cell office:value-type="float" office:value="1443146293.77673" calcext:value-type="float">
            <text:p>1443146293.77673</text:p>
          </table:table-cell>
          <table:table-cell table:formula="of:=[.G550]-[.$B$2]" office:value-type="float" office:value="73.7765202522278" calcext:value-type="float">
            <text:p>73.7765202522</text:p>
          </table:table-cell>
          <table:table-cell table:formula="of:=[.C550]/([.H550]-[.H549])" office:value-type="float" office:value="98516.1903622712" calcext:value-type="float">
            <text:p>98516.1903622712</text:p>
          </table:table-cell>
          <table:table-cell table:formula="of:=[.G550]-[.$B550]" office:value-type="float" office:value="10.1894092559814" calcext:value-type="float">
            <text:p>10.189409256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3146283.63065" calcext:value-type="float">
            <text:p>1443146283.63065</text:p>
          </table:table-cell>
          <table:table-cell office:value-type="float" office:value="4320" calcext:value-type="float">
            <text:p>4320</text:p>
          </table:table-cell>
          <table:table-cell table:formula="of:=[.B551]-[.$B$2]" office:value-type="float" office:value="63.6304485797882" calcext:value-type="float">
            <text:p>63.6304485798</text:p>
          </table:table-cell>
          <table:table-cell table:formula="of:=[.C551]/([.D551]-[.D550])" office:value-type="float" office:value="99682.5306567054" calcext:value-type="float">
            <text:p>99682.5306567054</text:p>
          </table:table-cell>
          <table:table-cell/>
          <table:table-cell office:value-type="float" office:value="1443146293.82062" calcext:value-type="float">
            <text:p>1443146293.82062</text:p>
          </table:table-cell>
          <table:table-cell table:formula="of:=[.G551]-[.$B$2]" office:value-type="float" office:value="73.8204176425934" calcext:value-type="float">
            <text:p>73.8204176426</text:p>
          </table:table-cell>
          <table:table-cell table:formula="of:=[.C551]/([.H551]-[.H550])" office:value-type="float" office:value="98411.3170286608" calcext:value-type="float">
            <text:p>98411.3170286608</text:p>
          </table:table-cell>
          <table:table-cell table:formula="of:=[.G551]-[.$B551]" office:value-type="float" office:value="10.1899690628052" calcext:value-type="float">
            <text:p>10.189969062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3146283.67399" calcext:value-type="float">
            <text:p>1443146283.67399</text:p>
          </table:table-cell>
          <table:table-cell office:value-type="float" office:value="4320" calcext:value-type="float">
            <text:p>4320</text:p>
          </table:table-cell>
          <table:table-cell table:formula="of:=[.B552]-[.$B$2]" office:value-type="float" office:value="63.6737875938416" calcext:value-type="float">
            <text:p>63.6737875938</text:p>
          </table:table-cell>
          <table:table-cell table:formula="of:=[.C552]/([.D552]-[.D551])" office:value-type="float" office:value="99679.2403879479" calcext:value-type="float">
            <text:p>99679.2403879479</text:p>
          </table:table-cell>
          <table:table-cell/>
          <table:table-cell office:value-type="float" office:value="1443146293.86453" calcext:value-type="float">
            <text:p>1443146293.86453</text:p>
          </table:table-cell>
          <table:table-cell table:formula="of:=[.G552]-[.$B$2]" office:value-type="float" office:value="73.8643202781677" calcext:value-type="float">
            <text:p>73.8643202782</text:p>
          </table:table-cell>
          <table:table-cell table:formula="of:=[.C552]/([.H552]-[.H551])" office:value-type="float" office:value="98399.5594680164" calcext:value-type="float">
            <text:p>98399.5594680164</text:p>
          </table:table-cell>
          <table:table-cell table:formula="of:=[.G552]-[.$B552]" office:value-type="float" office:value="10.1905326843262" calcext:value-type="float">
            <text:p>10.190532684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3146283.71732" calcext:value-type="float">
            <text:p>1443146283.71732</text:p>
          </table:table-cell>
          <table:table-cell office:value-type="float" office:value="4320" calcext:value-type="float">
            <text:p>4320</text:p>
          </table:table-cell>
          <table:table-cell table:formula="of:=[.B553]-[.$B$2]" office:value-type="float" office:value="63.7171175479889" calcext:value-type="float">
            <text:p>63.717117548</text:p>
          </table:table-cell>
          <table:table-cell table:formula="of:=[.C553]/([.D553]-[.D552])" office:value-type="float" office:value="99700.0824258965" calcext:value-type="float">
            <text:p>99700.0824258965</text:p>
          </table:table-cell>
          <table:table-cell/>
          <table:table-cell office:value-type="float" office:value="1443146293.90839" calcext:value-type="float">
            <text:p>1443146293.90839</text:p>
          </table:table-cell>
          <table:table-cell table:formula="of:=[.G553]-[.$B$2]" office:value-type="float" office:value="73.9081883430481" calcext:value-type="float">
            <text:p>73.908188343</text:p>
          </table:table-cell>
          <table:table-cell table:formula="of:=[.C553]/([.H553]-[.H552])" office:value-type="float" office:value="98477.1042848758" calcext:value-type="float">
            <text:p>98477.1042848758</text:p>
          </table:table-cell>
          <table:table-cell table:formula="of:=[.G553]-[.$B553]" office:value-type="float" office:value="10.1910707950592" calcext:value-type="float">
            <text:p>10.1910707951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3146283.76069" calcext:value-type="float">
            <text:p>1443146283.76069</text:p>
          </table:table-cell>
          <table:table-cell office:value-type="float" office:value="4320" calcext:value-type="float">
            <text:p>4320</text:p>
          </table:table-cell>
          <table:table-cell table:formula="of:=[.B554]-[.$B$2]" office:value-type="float" office:value="63.760486125946" calcext:value-type="float">
            <text:p>63.7604861259</text:p>
          </table:table-cell>
          <table:table-cell table:formula="of:=[.C554]/([.D554]-[.D553])" office:value-type="float" office:value="99611.2900973607" calcext:value-type="float">
            <text:p>99611.2900973607</text:p>
          </table:table-cell>
          <table:table-cell/>
          <table:table-cell office:value-type="float" office:value="1443146293.95228" calcext:value-type="float">
            <text:p>1443146293.95228</text:p>
          </table:table-cell>
          <table:table-cell table:formula="of:=[.G554]-[.$B$2]" office:value-type="float" office:value="73.9520747661591" calcext:value-type="float">
            <text:p>73.9520747662</text:p>
          </table:table-cell>
          <table:table-cell table:formula="of:=[.C554]/([.H554]-[.H553])" office:value-type="float" office:value="98435.9101008839" calcext:value-type="float">
            <text:p>98435.9101008839</text:p>
          </table:table-cell>
          <table:table-cell table:formula="of:=[.G554]-[.$B554]" office:value-type="float" office:value="10.191588640213" calcext:value-type="float">
            <text:p>10.1915886402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3146283.80405" calcext:value-type="float">
            <text:p>1443146283.80405</text:p>
          </table:table-cell>
          <table:table-cell office:value-type="float" office:value="4320" calcext:value-type="float">
            <text:p>4320</text:p>
          </table:table-cell>
          <table:table-cell table:formula="of:=[.B555]-[.$B$2]" office:value-type="float" office:value="63.8038439750671" calcext:value-type="float">
            <text:p>63.8038439751</text:p>
          </table:table-cell>
          <table:table-cell table:formula="of:=[.C555]/([.D555]-[.D554])" office:value-type="float" office:value="99635.9387647369" calcext:value-type="float">
            <text:p>99635.9387647369</text:p>
          </table:table-cell>
          <table:table-cell/>
          <table:table-cell office:value-type="float" office:value="1443146293.99618" calcext:value-type="float">
            <text:p>1443146293.99618</text:p>
          </table:table-cell>
          <table:table-cell table:formula="of:=[.G555]-[.$B$2]" office:value-type="float" office:value="73.9959712028503" calcext:value-type="float">
            <text:p>73.9959712029</text:p>
          </table:table-cell>
          <table:table-cell table:formula="of:=[.C555]/([.H555]-[.H554])" office:value-type="float" office:value="98413.4550688428" calcext:value-type="float">
            <text:p>98413.4550688428</text:p>
          </table:table-cell>
          <table:table-cell table:formula="of:=[.G555]-[.$B555]" office:value-type="float" office:value="10.1921272277832" calcext:value-type="float">
            <text:p>10.1921272278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3146283.84738" calcext:value-type="float">
            <text:p>1443146283.84738</text:p>
          </table:table-cell>
          <table:table-cell office:value-type="float" office:value="4320" calcext:value-type="float">
            <text:p>4320</text:p>
          </table:table-cell>
          <table:table-cell table:formula="of:=[.B556]-[.$B$2]" office:value-type="float" office:value="63.8471720218658" calcext:value-type="float">
            <text:p>63.8471720219</text:p>
          </table:table-cell>
          <table:table-cell table:formula="of:=[.C556]/([.D556]-[.D555])" office:value-type="float" office:value="99704.4713340047" calcext:value-type="float">
            <text:p>99704.4713340047</text:p>
          </table:table-cell>
          <table:table-cell/>
          <table:table-cell office:value-type="float" office:value="1443146294.01051" calcext:value-type="float">
            <text:p>1443146294.01051</text:p>
          </table:table-cell>
          <table:table-cell table:formula="of:=[.G556]-[.$B$2]" office:value-type="float" office:value="74.0103080272675" calcext:value-type="float">
            <text:p>74.0103080273</text:p>
          </table:table-cell>
          <table:table-cell table:formula="of:=[.C556]/([.H556]-[.H555])" office:value-type="float" office:value="301321.957660519" calcext:value-type="float">
            <text:p>301321.957660519</text:p>
          </table:table-cell>
          <table:table-cell table:formula="of:=[.G556]-[.$B556]" office:value-type="float" office:value="10.1631360054016" calcext:value-type="float">
            <text:p>10.1631360054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3146283.89073" calcext:value-type="float">
            <text:p>1443146283.89073</text:p>
          </table:table-cell>
          <table:table-cell office:value-type="float" office:value="4320" calcext:value-type="float">
            <text:p>4320</text:p>
          </table:table-cell>
          <table:table-cell table:formula="of:=[.B557]-[.$B$2]" office:value-type="float" office:value="63.8905217647553" calcext:value-type="float">
            <text:p>63.8905217648</text:p>
          </table:table-cell>
          <table:table-cell table:formula="of:=[.C557]/([.D557]-[.D556])" office:value-type="float" office:value="99654.5702940238" calcext:value-type="float">
            <text:p>99654.5702940238</text:p>
          </table:table-cell>
          <table:table-cell/>
          <table:table-cell office:value-type="float" office:value="1443146294.02486" calcext:value-type="float">
            <text:p>1443146294.02486</text:p>
          </table:table-cell>
          <table:table-cell table:formula="of:=[.G557]-[.$B$2]" office:value-type="float" office:value="74.0246572494507" calcext:value-type="float">
            <text:p>74.0246572495</text:p>
          </table:table-cell>
          <table:table-cell table:formula="of:=[.C557]/([.H557]-[.H556])" office:value-type="float" office:value="301061.614688045" calcext:value-type="float">
            <text:p>301061.614688045</text:p>
          </table:table-cell>
          <table:table-cell table:formula="of:=[.G557]-[.$B557]" office:value-type="float" office:value="10.1341354846954" calcext:value-type="float">
            <text:p>10.134135484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3146283.93401" calcext:value-type="float">
            <text:p>1443146283.93401</text:p>
          </table:table-cell>
          <table:table-cell office:value-type="float" office:value="4320" calcext:value-type="float">
            <text:p>4320</text:p>
          </table:table-cell>
          <table:table-cell table:formula="of:=[.B558]-[.$B$2]" office:value-type="float" office:value="63.9338054656982" calcext:value-type="float">
            <text:p>63.9338054657</text:p>
          </table:table-cell>
          <table:table-cell table:formula="of:=[.C558]/([.D558]-[.D557])" office:value-type="float" office:value="99806.6224902917" calcext:value-type="float">
            <text:p>99806.6224902917</text:p>
          </table:table-cell>
          <table:table-cell/>
          <table:table-cell office:value-type="float" office:value="1443146294.05926" calcext:value-type="float">
            <text:p>1443146294.05926</text:p>
          </table:table-cell>
          <table:table-cell table:formula="of:=[.G558]-[.$B$2]" office:value-type="float" office:value="74.0590507984161" calcext:value-type="float">
            <text:p>74.0590507984</text:p>
          </table:table-cell>
          <table:table-cell table:formula="of:=[.C558]/([.H558]-[.H557])" office:value-type="float" office:value="125604.950054417" calcext:value-type="float">
            <text:p>125604.950054417</text:p>
          </table:table-cell>
          <table:table-cell table:formula="of:=[.G558]-[.$B558]" office:value-type="float" office:value="10.1252453327179" calcext:value-type="float">
            <text:p>10.1252453327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3146283.97731" calcext:value-type="float">
            <text:p>1443146283.97731</text:p>
          </table:table-cell>
          <table:table-cell office:value-type="float" office:value="4320" calcext:value-type="float">
            <text:p>4320</text:p>
          </table:table-cell>
          <table:table-cell table:formula="of:=[.B559]-[.$B$2]" office:value-type="float" office:value="63.9771029949188" calcext:value-type="float">
            <text:p>63.9771029949</text:p>
          </table:table-cell>
          <table:table-cell table:formula="of:=[.C559]/([.D559]-[.D558])" office:value-type="float" office:value="99774.7464524265" calcext:value-type="float">
            <text:p>99774.7464524265</text:p>
          </table:table-cell>
          <table:table-cell/>
          <table:table-cell office:value-type="float" office:value="1443146294.108" calcext:value-type="float">
            <text:p>1443146294.108</text:p>
          </table:table-cell>
          <table:table-cell table:formula="of:=[.G559]-[.$B$2]" office:value-type="float" office:value="74.1077902317047" calcext:value-type="float">
            <text:p>74.1077902317</text:p>
          </table:table-cell>
          <table:table-cell table:formula="of:=[.C559]/([.H559]-[.H558])" office:value-type="float" office:value="88634.5964349306" calcext:value-type="float">
            <text:p>88634.5964349306</text:p>
          </table:table-cell>
          <table:table-cell table:formula="of:=[.G559]-[.$B559]" office:value-type="float" office:value="10.1306872367859" calcext:value-type="float">
            <text:p>10.1306872368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3146284.02048" calcext:value-type="float">
            <text:p>1443146284.02048</text:p>
          </table:table-cell>
          <table:table-cell office:value-type="float" office:value="4320" calcext:value-type="float">
            <text:p>4320</text:p>
          </table:table-cell>
          <table:table-cell table:formula="of:=[.B560]-[.$B$2]" office:value-type="float" office:value="64.0202789306641" calcext:value-type="float">
            <text:p>64.0202789307</text:p>
          </table:table-cell>
          <table:table-cell table:formula="of:=[.C560]/([.D560]-[.D559])" office:value-type="float" office:value="100055.735340405" calcext:value-type="float">
            <text:p>100055.735340405</text:p>
          </table:table-cell>
          <table:table-cell/>
          <table:table-cell office:value-type="float" office:value="1443146294.15676" calcext:value-type="float">
            <text:p>1443146294.15676</text:p>
          </table:table-cell>
          <table:table-cell table:formula="of:=[.G560]-[.$B$2]" office:value-type="float" office:value="74.1565515995026" calcext:value-type="float">
            <text:p>74.1565515995</text:p>
          </table:table-cell>
          <table:table-cell table:formula="of:=[.C560]/([.H560]-[.H559])" office:value-type="float" office:value="88594.7256014082" calcext:value-type="float">
            <text:p>88594.7256014082</text:p>
          </table:table-cell>
          <table:table-cell table:formula="of:=[.G560]-[.$B560]" office:value-type="float" office:value="10.1362726688385" calcext:value-type="float">
            <text:p>10.1362726688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3146284.0636" calcext:value-type="float">
            <text:p>1443146284.0636</text:p>
          </table:table-cell>
          <table:table-cell office:value-type="float" office:value="4320" calcext:value-type="float">
            <text:p>4320</text:p>
          </table:table-cell>
          <table:table-cell table:formula="of:=[.B561]-[.$B$2]" office:value-type="float" office:value="64.0633969306946" calcext:value-type="float">
            <text:p>64.0633969307</text:p>
          </table:table-cell>
          <table:table-cell table:formula="of:=[.C561]/([.D561]-[.D560])" office:value-type="float" office:value="100190.17572574" calcext:value-type="float">
            <text:p>100190.17572574</text:p>
          </table:table-cell>
          <table:table-cell/>
          <table:table-cell office:value-type="float" office:value="1443146294.20555" calcext:value-type="float">
            <text:p>1443146294.20555</text:p>
          </table:table-cell>
          <table:table-cell table:formula="of:=[.G561]-[.$B$2]" office:value-type="float" office:value="74.2053394317627" calcext:value-type="float">
            <text:p>74.2053394318</text:p>
          </table:table-cell>
          <table:table-cell table:formula="of:=[.C561]/([.H561]-[.H560])" office:value-type="float" office:value="88546.668295615" calcext:value-type="float">
            <text:p>88546.668295615</text:p>
          </table:table-cell>
          <table:table-cell table:formula="of:=[.G561]-[.$B561]" office:value-type="float" office:value="10.1419425010681" calcext:value-type="float">
            <text:p>10.141942501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3146284.10672" calcext:value-type="float">
            <text:p>1443146284.10672</text:p>
          </table:table-cell>
          <table:table-cell office:value-type="float" office:value="4320" calcext:value-type="float">
            <text:p>4320</text:p>
          </table:table-cell>
          <table:table-cell table:formula="of:=[.B562]-[.$B$2]" office:value-type="float" office:value="64.1065111160278" calcext:value-type="float">
            <text:p>64.106511116</text:p>
          </table:table-cell>
          <table:table-cell table:formula="of:=[.C562]/([.D562]-[.D561])" office:value-type="float" office:value="100199.040445934" calcext:value-type="float">
            <text:p>100199.040445934</text:p>
          </table:table-cell>
          <table:table-cell/>
          <table:table-cell office:value-type="float" office:value="1443146294.25427" calcext:value-type="float">
            <text:p>1443146294.25427</text:p>
          </table:table-cell>
          <table:table-cell table:formula="of:=[.G562]-[.$B$2]" office:value-type="float" office:value="74.2540686130524" calcext:value-type="float">
            <text:p>74.2540686131</text:p>
          </table:table-cell>
          <table:table-cell table:formula="of:=[.C562]/([.H562]-[.H561])" office:value-type="float" office:value="88653.2440247572" calcext:value-type="float">
            <text:p>88653.2440247572</text:p>
          </table:table-cell>
          <table:table-cell table:formula="of:=[.G562]-[.$B562]" office:value-type="float" office:value="10.1475574970245" calcext:value-type="float">
            <text:p>10.147557497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3146284.1498" calcext:value-type="float">
            <text:p>1443146284.1498</text:p>
          </table:table-cell>
          <table:table-cell office:value-type="float" office:value="4320" calcext:value-type="float">
            <text:p>4320</text:p>
          </table:table-cell>
          <table:table-cell table:formula="of:=[.B563]-[.$B$2]" office:value-type="float" office:value="64.149594783783" calcext:value-type="float">
            <text:p>64.1495947838</text:p>
          </table:table-cell>
          <table:table-cell table:formula="of:=[.C563]/([.D563]-[.D562])" office:value-type="float" office:value="100270.014720042" calcext:value-type="float">
            <text:p>100270.014720042</text:p>
          </table:table-cell>
          <table:table-cell/>
          <table:table-cell office:value-type="float" office:value="1443146294.303" calcext:value-type="float">
            <text:p>1443146294.303</text:p>
          </table:table-cell>
          <table:table-cell table:formula="of:=[.G563]-[.$B$2]" office:value-type="float" office:value="74.302791595459" calcext:value-type="float">
            <text:p>74.3027915955</text:p>
          </table:table-cell>
          <table:table-cell table:formula="of:=[.C563]/([.H563]-[.H562])" office:value-type="float" office:value="88664.5231186295" calcext:value-type="float">
            <text:p>88664.5231186295</text:p>
          </table:table-cell>
          <table:table-cell table:formula="of:=[.G563]-[.$B563]" office:value-type="float" office:value="10.153196811676" calcext:value-type="float">
            <text:p>10.1531968117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3146284.19287" calcext:value-type="float">
            <text:p>1443146284.19287</text:p>
          </table:table-cell>
          <table:table-cell office:value-type="float" office:value="4320" calcext:value-type="float">
            <text:p>4320</text:p>
          </table:table-cell>
          <table:table-cell table:formula="of:=[.B564]-[.$B$2]" office:value-type="float" office:value="64.1926598548889" calcext:value-type="float">
            <text:p>64.1926598549</text:p>
          </table:table-cell>
          <table:table-cell table:formula="of:=[.C564]/([.D564]-[.D563])" office:value-type="float" office:value="100313.313993401" calcext:value-type="float">
            <text:p>100313.313993401</text:p>
          </table:table-cell>
          <table:table-cell/>
          <table:table-cell office:value-type="float" office:value="1443146294.35179" calcext:value-type="float">
            <text:p>1443146294.35179</text:p>
          </table:table-cell>
          <table:table-cell table:formula="of:=[.G564]-[.$B$2]" office:value-type="float" office:value="74.3515889644623" calcext:value-type="float">
            <text:p>74.3515889645</text:p>
          </table:table-cell>
          <table:table-cell table:formula="of:=[.C564]/([.H564]-[.H563])" office:value-type="float" office:value="88529.3631242335" calcext:value-type="float">
            <text:p>88529.3631242335</text:p>
          </table:table-cell>
          <table:table-cell table:formula="of:=[.G564]-[.$B564]" office:value-type="float" office:value="10.1589291095734" calcext:value-type="float">
            <text:p>10.1589291096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3146284.23594" calcext:value-type="float">
            <text:p>1443146284.23594</text:p>
          </table:table-cell>
          <table:table-cell office:value-type="float" office:value="4320" calcext:value-type="float">
            <text:p>4320</text:p>
          </table:table-cell>
          <table:table-cell table:formula="of:=[.B565]-[.$B$2]" office:value-type="float" office:value="64.2357387542725" calcext:value-type="float">
            <text:p>64.2357387543</text:p>
          </table:table-cell>
          <table:table-cell table:formula="of:=[.C565]/([.D565]-[.D564])" office:value-type="float" office:value="100281.113533976" calcext:value-type="float">
            <text:p>100281.113533976</text:p>
          </table:table-cell>
          <table:table-cell/>
          <table:table-cell office:value-type="float" office:value="1443146294.40056" calcext:value-type="float">
            <text:p>1443146294.40056</text:p>
          </table:table-cell>
          <table:table-cell table:formula="of:=[.G565]-[.$B$2]" office:value-type="float" office:value="74.4003510475159" calcext:value-type="float">
            <text:p>74.4003510475</text:p>
          </table:table-cell>
          <table:table-cell table:formula="of:=[.C565]/([.H565]-[.H564])" office:value-type="float" office:value="88593.4260694396" calcext:value-type="float">
            <text:p>88593.4260694396</text:p>
          </table:table-cell>
          <table:table-cell table:formula="of:=[.G565]-[.$B565]" office:value-type="float" office:value="10.1646122932434" calcext:value-type="float">
            <text:p>10.1646122932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3146284.27903" calcext:value-type="float">
            <text:p>1443146284.27903</text:p>
          </table:table-cell>
          <table:table-cell office:value-type="float" office:value="4320" calcext:value-type="float">
            <text:p>4320</text:p>
          </table:table-cell>
          <table:table-cell table:formula="of:=[.B566]-[.$B$2]" office:value-type="float" office:value="64.2788207530975" calcext:value-type="float">
            <text:p>64.2788207531</text:p>
          </table:table-cell>
          <table:table-cell table:formula="of:=[.C566]/([.D566]-[.D565])" office:value-type="float" office:value="100273.899025451" calcext:value-type="float">
            <text:p>100273.899025451</text:p>
          </table:table-cell>
          <table:table-cell/>
          <table:table-cell office:value-type="float" office:value="1443146294.44928" calcext:value-type="float">
            <text:p>1443146294.44928</text:p>
          </table:table-cell>
          <table:table-cell table:formula="of:=[.G566]-[.$B$2]" office:value-type="float" office:value="74.4490714073181" calcext:value-type="float">
            <text:p>74.4490714073</text:p>
          </table:table-cell>
          <table:table-cell table:formula="of:=[.C566]/([.H566]-[.H565])" office:value-type="float" office:value="88669.2959069822" calcext:value-type="float">
            <text:p>88669.2959069822</text:p>
          </table:table-cell>
          <table:table-cell table:formula="of:=[.G566]-[.$B566]" office:value-type="float" office:value="10.1702506542206" calcext:value-type="float">
            <text:p>10.1702506542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3146284.32211" calcext:value-type="float">
            <text:p>1443146284.32211</text:p>
          </table:table-cell>
          <table:table-cell office:value-type="float" office:value="4320" calcext:value-type="float">
            <text:p>4320</text:p>
          </table:table-cell>
          <table:table-cell table:formula="of:=[.B567]-[.$B$2]" office:value-type="float" office:value="64.3219044208527" calcext:value-type="float">
            <text:p>64.3219044209</text:p>
          </table:table-cell>
          <table:table-cell table:formula="of:=[.C567]/([.D567]-[.D566])" office:value-type="float" office:value="100270.014720042" calcext:value-type="float">
            <text:p>100270.014720042</text:p>
          </table:table-cell>
          <table:table-cell/>
          <table:table-cell office:value-type="float" office:value="1443146294.49803" calcext:value-type="float">
            <text:p>1443146294.49803</text:p>
          </table:table-cell>
          <table:table-cell table:formula="of:=[.G567]-[.$B$2]" office:value-type="float" office:value="74.497828245163" calcext:value-type="float">
            <text:p>74.4978282452</text:p>
          </table:table-cell>
          <table:table-cell table:formula="of:=[.C567]/([.H567]-[.H566])" office:value-type="float" office:value="88602.9568559567" calcext:value-type="float">
            <text:p>88602.9568559567</text:p>
          </table:table-cell>
          <table:table-cell table:formula="of:=[.G567]-[.$B567]" office:value-type="float" office:value="10.1759238243103" calcext:value-type="float">
            <text:p>10.1759238243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3146284.3652" calcext:value-type="float">
            <text:p>1443146284.3652</text:p>
          </table:table-cell>
          <table:table-cell office:value-type="float" office:value="4320" calcext:value-type="float">
            <text:p>4320</text:p>
          </table:table-cell>
          <table:table-cell table:formula="of:=[.B568]-[.$B$2]" office:value-type="float" office:value="64.3649909496307" calcext:value-type="float">
            <text:p>64.3649909496</text:p>
          </table:table-cell>
          <table:table-cell table:formula="of:=[.C568]/([.D568]-[.D567])" office:value-type="float" office:value="100263.356610852" calcext:value-type="float">
            <text:p>100263.356610852</text:p>
          </table:table-cell>
          <table:table-cell/>
          <table:table-cell office:value-type="float" office:value="1443146294.54669" calcext:value-type="float">
            <text:p>1443146294.54669</text:p>
          </table:table-cell>
          <table:table-cell table:formula="of:=[.G568]-[.$B$2]" office:value-type="float" office:value="74.5464818477631" calcext:value-type="float">
            <text:p>74.5464818478</text:p>
          </table:table-cell>
          <table:table-cell table:formula="of:=[.C568]/([.H568]-[.H567])" office:value-type="float" office:value="88790.958308015" calcext:value-type="float">
            <text:p>88790.958308015</text:p>
          </table:table-cell>
          <table:table-cell table:formula="of:=[.G568]-[.$B568]" office:value-type="float" office:value="10.1814908981323" calcext:value-type="float">
            <text:p>10.1814908981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3146284.40829" calcext:value-type="float">
            <text:p>1443146284.40829</text:p>
          </table:table-cell>
          <table:table-cell office:value-type="float" office:value="4320" calcext:value-type="float">
            <text:p>4320</text:p>
          </table:table-cell>
          <table:table-cell table:formula="of:=[.B569]-[.$B$2]" office:value-type="float" office:value="64.4080810546875" calcext:value-type="float">
            <text:p>64.4080810547</text:p>
          </table:table-cell>
          <table:table-cell table:formula="of:=[.C569]/([.D569]-[.D568])" office:value-type="float" office:value="100255.035217697" calcext:value-type="float">
            <text:p>100255.035217697</text:p>
          </table:table-cell>
          <table:table-cell/>
          <table:table-cell office:value-type="float" office:value="1443146294.5956" calcext:value-type="float">
            <text:p>1443146294.5956</text:p>
          </table:table-cell>
          <table:table-cell table:formula="of:=[.G569]-[.$B$2]" office:value-type="float" office:value="74.5953943729401" calcext:value-type="float">
            <text:p>74.5953943729</text:p>
          </table:table-cell>
          <table:table-cell table:formula="of:=[.C569]/([.H569]-[.H568])" office:value-type="float" office:value="88320.9358823128" calcext:value-type="float">
            <text:p>88320.9358823128</text:p>
          </table:table-cell>
          <table:table-cell table:formula="of:=[.G569]-[.$B569]" office:value-type="float" office:value="10.1873133182526" calcext:value-type="float">
            <text:p>10.1873133183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3146284.45137" calcext:value-type="float">
            <text:p>1443146284.45137</text:p>
          </table:table-cell>
          <table:table-cell office:value-type="float" office:value="4320" calcext:value-type="float">
            <text:p>4320</text:p>
          </table:table-cell>
          <table:table-cell table:formula="of:=[.B570]-[.$B$2]" office:value-type="float" office:value="64.4511635303497" calcext:value-type="float">
            <text:p>64.4511635303</text:p>
          </table:table-cell>
          <table:table-cell table:formula="of:=[.C570]/([.D570]-[.D569])" office:value-type="float" office:value="100272.789193198" calcext:value-type="float">
            <text:p>100272.789193198</text:p>
          </table:table-cell>
          <table:table-cell/>
          <table:table-cell office:value-type="float" office:value="1443146294.64435" calcext:value-type="float">
            <text:p>1443146294.64435</text:p>
          </table:table-cell>
          <table:table-cell table:formula="of:=[.G570]-[.$B$2]" office:value-type="float" office:value="74.6441457271576" calcext:value-type="float">
            <text:p>74.6441457272</text:p>
          </table:table-cell>
          <table:table-cell table:formula="of:=[.C570]/([.H570]-[.H569])" office:value-type="float" office:value="88612.9230528468" calcext:value-type="float">
            <text:p>88612.9230528468</text:p>
          </table:table-cell>
          <table:table-cell table:formula="of:=[.G570]-[.$B570]" office:value-type="float" office:value="10.1929821968079" calcext:value-type="float">
            <text:p>10.192982196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3146284.49448" calcext:value-type="float">
            <text:p>1443146284.49448</text:p>
          </table:table-cell>
          <table:table-cell office:value-type="float" office:value="4320" calcext:value-type="float">
            <text:p>4320</text:p>
          </table:table-cell>
          <table:table-cell table:formula="of:=[.B571]-[.$B$2]" office:value-type="float" office:value="64.49427485466" calcext:value-type="float">
            <text:p>64.4942748547</text:p>
          </table:table-cell>
          <table:table-cell table:formula="of:=[.C571]/([.D571]-[.D570])" office:value-type="float" office:value="100205.690015595" calcext:value-type="float">
            <text:p>100205.690015595</text:p>
          </table:table-cell>
          <table:table-cell/>
          <table:table-cell office:value-type="float" office:value="1443146294.69313" calcext:value-type="float">
            <text:p>1443146294.69313</text:p>
          </table:table-cell>
          <table:table-cell table:formula="of:=[.G571]-[.$B$2]" office:value-type="float" office:value="74.6929275989533" calcext:value-type="float">
            <text:p>74.692927599</text:p>
          </table:table-cell>
          <table:table-cell table:formula="of:=[.C571]/([.H571]-[.H570])" office:value-type="float" office:value="88557.4874637107" calcext:value-type="float">
            <text:p>88557.4874637107</text:p>
          </table:table-cell>
          <table:table-cell table:formula="of:=[.G571]-[.$B571]" office:value-type="float" office:value="10.1986527442932" calcext:value-type="float">
            <text:p>10.1986527443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3146284.53758" calcext:value-type="float">
            <text:p>1443146284.53758</text:p>
          </table:table-cell>
          <table:table-cell office:value-type="float" office:value="4320" calcext:value-type="float">
            <text:p>4320</text:p>
          </table:table-cell>
          <table:table-cell table:formula="of:=[.B572]-[.$B$2]" office:value-type="float" office:value="64.5373759269714" calcext:value-type="float">
            <text:p>64.537375927</text:p>
          </table:table-cell>
          <table:table-cell table:formula="of:=[.C572]/([.D572]-[.D571])" office:value-type="float" office:value="100229.524889506" calcext:value-type="float">
            <text:p>100229.524889506</text:p>
          </table:table-cell>
          <table:table-cell/>
          <table:table-cell office:value-type="float" office:value="1443146294.74187" calcext:value-type="float">
            <text:p>1443146294.74187</text:p>
          </table:table-cell>
          <table:table-cell table:formula="of:=[.G572]-[.$B$2]" office:value-type="float" office:value="74.7416648864746" calcext:value-type="float">
            <text:p>74.7416648865</text:p>
          </table:table-cell>
          <table:table-cell table:formula="of:=[.C572]/([.H572]-[.H571])" office:value-type="float" office:value="88638.4987696838" calcext:value-type="float">
            <text:p>88638.4987696838</text:p>
          </table:table-cell>
          <table:table-cell table:formula="of:=[.G572]-[.$B572]" office:value-type="float" office:value="10.2042889595032" calcext:value-type="float">
            <text:p>10.2042889595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3146284.58069" calcext:value-type="float">
            <text:p>1443146284.58069</text:p>
          </table:table-cell>
          <table:table-cell office:value-type="float" office:value="4320" calcext:value-type="float">
            <text:p>4320</text:p>
          </table:table-cell>
          <table:table-cell table:formula="of:=[.B573]-[.$B$2]" office:value-type="float" office:value="64.5804891586304" calcext:value-type="float">
            <text:p>64.5804891586</text:p>
          </table:table-cell>
          <table:table-cell table:formula="of:=[.C573]/([.D573]-[.D572])" office:value-type="float" office:value="100201.256871094" calcext:value-type="float">
            <text:p>100201.256871094</text:p>
          </table:table-cell>
          <table:table-cell/>
          <table:table-cell office:value-type="float" office:value="1443146294.79062" calcext:value-type="float">
            <text:p>1443146294.79062</text:p>
          </table:table-cell>
          <table:table-cell table:formula="of:=[.G573]-[.$B$2]" office:value-type="float" office:value="74.7904148101807" calcext:value-type="float">
            <text:p>74.7904148102</text:p>
          </table:table-cell>
          <table:table-cell table:formula="of:=[.C573]/([.H573]-[.H572])" office:value-type="float" office:value="88615.5232990336" calcext:value-type="float">
            <text:p>88615.5232990336</text:p>
          </table:table-cell>
          <table:table-cell table:formula="of:=[.G573]-[.$B573]" office:value-type="float" office:value="10.2099256515503" calcext:value-type="float">
            <text:p>10.2099256516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3146284.62382" calcext:value-type="float">
            <text:p>1443146284.62382</text:p>
          </table:table-cell>
          <table:table-cell office:value-type="float" office:value="4320" calcext:value-type="float">
            <text:p>4320</text:p>
          </table:table-cell>
          <table:table-cell table:formula="of:=[.B574]-[.$B$2]" office:value-type="float" office:value="64.6236097812653" calcext:value-type="float">
            <text:p>64.6236097813</text:p>
          </table:table-cell>
          <table:table-cell table:formula="of:=[.C574]/([.D574]-[.D573])" office:value-type="float" office:value="100184.082140428" calcext:value-type="float">
            <text:p>100184.082140428</text:p>
          </table:table-cell>
          <table:table-cell/>
          <table:table-cell office:value-type="float" office:value="1443146294.83942" calcext:value-type="float">
            <text:p>1443146294.83942</text:p>
          </table:table-cell>
          <table:table-cell table:formula="of:=[.G574]-[.$B$2]" office:value-type="float" office:value="74.8392136096954" calcext:value-type="float">
            <text:p>74.8392136097</text:p>
          </table:table-cell>
          <table:table-cell table:formula="of:=[.C574]/([.H574]-[.H573])" office:value-type="float" office:value="88526.7679319122" calcext:value-type="float">
            <text:p>88526.7679319122</text:p>
          </table:table-cell>
          <table:table-cell table:formula="of:=[.G574]-[.$B574]" office:value-type="float" office:value="10.2156038284302" calcext:value-type="float">
            <text:p>10.2156038284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3146284.66694" calcext:value-type="float">
            <text:p>1443146284.66694</text:p>
          </table:table-cell>
          <table:table-cell office:value-type="float" office:value="4320" calcext:value-type="float">
            <text:p>4320</text:p>
          </table:table-cell>
          <table:table-cell table:formula="of:=[.B575]-[.$B$2]" office:value-type="float" office:value="64.6667339801788" calcext:value-type="float">
            <text:p>64.6667339802</text:p>
          </table:table-cell>
          <table:table-cell table:formula="of:=[.C575]/([.D575]-[.D574])" office:value-type="float" office:value="100175.773900352" calcext:value-type="float">
            <text:p>100175.773900352</text:p>
          </table:table-cell>
          <table:table-cell/>
          <table:table-cell office:value-type="float" office:value="1443146294.88817" calcext:value-type="float">
            <text:p>1443146294.88817</text:p>
          </table:table-cell>
          <table:table-cell table:formula="of:=[.G575]-[.$B$2]" office:value-type="float" office:value="74.887964963913" calcext:value-type="float">
            <text:p>74.8879649639</text:p>
          </table:table-cell>
          <table:table-cell table:formula="of:=[.C575]/([.H575]-[.H574])" office:value-type="float" office:value="88612.9230528468" calcext:value-type="float">
            <text:p>88612.9230528468</text:p>
          </table:table-cell>
          <table:table-cell table:formula="of:=[.G575]-[.$B575]" office:value-type="float" office:value="10.2212309837341" calcext:value-type="float">
            <text:p>10.2212309837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3146284.7101" calcext:value-type="float">
            <text:p>1443146284.7101</text:p>
          </table:table-cell>
          <table:table-cell office:value-type="float" office:value="4320" calcext:value-type="float">
            <text:p>4320</text:p>
          </table:table-cell>
          <table:table-cell table:formula="of:=[.B576]-[.$B$2]" office:value-type="float" office:value="64.7098944187164" calcext:value-type="float">
            <text:p>64.7098944187</text:p>
          </table:table-cell>
          <table:table-cell table:formula="of:=[.C576]/([.D576]-[.D575])" office:value-type="float" office:value="100091.661400446" calcext:value-type="float">
            <text:p>100091.661400446</text:p>
          </table:table-cell>
          <table:table-cell/>
          <table:table-cell office:value-type="float" office:value="1443146294.937" calcext:value-type="float">
            <text:p>1443146294.937</text:p>
          </table:table-cell>
          <table:table-cell table:formula="of:=[.G576]-[.$B$2]" office:value-type="float" office:value="74.9367911815643" calcext:value-type="float">
            <text:p>74.9367911816</text:p>
          </table:table-cell>
          <table:table-cell table:formula="of:=[.C576]/([.H576]-[.H575])" office:value-type="float" office:value="88477.0561350053" calcext:value-type="float">
            <text:p>88477.0561350053</text:p>
          </table:table-cell>
          <table:table-cell table:formula="of:=[.G576]-[.$B576]" office:value-type="float" office:value="10.2268967628479" calcext:value-type="float">
            <text:p>10.2268967628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3146284.7532" calcext:value-type="float">
            <text:p>1443146284.7532</text:p>
          </table:table-cell>
          <table:table-cell office:value-type="float" office:value="4320" calcext:value-type="float">
            <text:p>4320</text:p>
          </table:table-cell>
          <table:table-cell table:formula="of:=[.B577]-[.$B$2]" office:value-type="float" office:value="64.7529969215393" calcext:value-type="float">
            <text:p>64.7529969215</text:p>
          </table:table-cell>
          <table:table-cell table:formula="of:=[.C577]/([.D577]-[.D576])" office:value-type="float" office:value="100226.198412479" calcext:value-type="float">
            <text:p>100226.198412479</text:p>
          </table:table-cell>
          <table:table-cell/>
          <table:table-cell office:value-type="float" office:value="1443146294.98567" calcext:value-type="float">
            <text:p>1443146294.98567</text:p>
          </table:table-cell>
          <table:table-cell table:formula="of:=[.G577]-[.$B$2]" office:value-type="float" office:value="74.9854609966278" calcext:value-type="float">
            <text:p>74.9854609966</text:p>
          </table:table-cell>
          <table:table-cell table:formula="of:=[.C577]/([.H577]-[.H576])" office:value-type="float" office:value="88761.3810400909" calcext:value-type="float">
            <text:p>88761.3810400909</text:p>
          </table:table-cell>
          <table:table-cell table:formula="of:=[.G577]-[.$B577]" office:value-type="float" office:value="10.2324640750885" calcext:value-type="float">
            <text:p>10.2324640751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3146284.79636" calcext:value-type="float">
            <text:p>1443146284.79636</text:p>
          </table:table-cell>
          <table:table-cell office:value-type="float" office:value="4320" calcext:value-type="float">
            <text:p>4320</text:p>
          </table:table-cell>
          <table:table-cell table:formula="of:=[.B578]-[.$B$2]" office:value-type="float" office:value="64.7961528301239" calcext:value-type="float">
            <text:p>64.7961528301</text:p>
          </table:table-cell>
          <table:table-cell table:formula="of:=[.C578]/([.D578]-[.D577])" office:value-type="float" office:value="100102.167737516" calcext:value-type="float">
            <text:p>100102.167737516</text:p>
          </table:table-cell>
          <table:table-cell/>
          <table:table-cell office:value-type="float" office:value="1443146295.03442" calcext:value-type="float">
            <text:p>1443146295.03442</text:p>
          </table:table-cell>
          <table:table-cell table:formula="of:=[.G578]-[.$B$2]" office:value-type="float" office:value="75.0342094898224" calcext:value-type="float">
            <text:p>75.0342094898</text:p>
          </table:table-cell>
          <table:table-cell table:formula="of:=[.C578]/([.H578]-[.H577])" office:value-type="float" office:value="88618.1236978275" calcext:value-type="float">
            <text:p>88618.1236978275</text:p>
          </table:table-cell>
          <table:table-cell table:formula="of:=[.G578]-[.$B578]" office:value-type="float" office:value="10.2380566596985" calcext:value-type="float">
            <text:p>10.2380566597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3146284.83947" calcext:value-type="float">
            <text:p>1443146284.83947</text:p>
          </table:table-cell>
          <table:table-cell office:value-type="float" office:value="4320" calcext:value-type="float">
            <text:p>4320</text:p>
          </table:table-cell>
          <table:table-cell table:formula="of:=[.B579]-[.$B$2]" office:value-type="float" office:value="64.8392641544342" calcext:value-type="float">
            <text:p>64.8392641544</text:p>
          </table:table-cell>
          <table:table-cell table:formula="of:=[.C579]/([.D579]-[.D578])" office:value-type="float" office:value="100205.690015595" calcext:value-type="float">
            <text:p>100205.690015595</text:p>
          </table:table-cell>
          <table:table-cell/>
          <table:table-cell office:value-type="float" office:value="1443146295.04756" calcext:value-type="float">
            <text:p>1443146295.04756</text:p>
          </table:table-cell>
          <table:table-cell table:formula="of:=[.G579]-[.$B$2]" office:value-type="float" office:value="75.0473551750183" calcext:value-type="float">
            <text:p>75.047355175</text:p>
          </table:table-cell>
          <table:table-cell table:formula="of:=[.C579]/([.H579]-[.H578])" office:value-type="float" office:value="328624.939332934" calcext:value-type="float">
            <text:p>328624.939332934</text:p>
          </table:table-cell>
          <table:table-cell table:formula="of:=[.G579]-[.$B579]" office:value-type="float" office:value="10.2080910205841" calcext:value-type="float">
            <text:p>10.20809102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3146284.8826" calcext:value-type="float">
            <text:p>1443146284.8826</text:p>
          </table:table-cell>
          <table:table-cell office:value-type="float" office:value="4320" calcext:value-type="float">
            <text:p>4320</text:p>
          </table:table-cell>
          <table:table-cell table:formula="of:=[.B580]-[.$B$2]" office:value-type="float" office:value="64.8823971748352" calcext:value-type="float">
            <text:p>64.8823971748</text:p>
          </table:table-cell>
          <table:table-cell table:formula="of:=[.C580]/([.D580]-[.D579])" office:value-type="float" office:value="100155.286132008" calcext:value-type="float">
            <text:p>100155.286132008</text:p>
          </table:table-cell>
          <table:table-cell/>
          <table:table-cell office:value-type="float" office:value="1443146295.06071" calcext:value-type="float">
            <text:p>1443146295.06071</text:p>
          </table:table-cell>
          <table:table-cell table:formula="of:=[.G580]-[.$B$2]" office:value-type="float" office:value="75.0605020523071" calcext:value-type="float">
            <text:p>75.0605020523</text:p>
          </table:table-cell>
          <table:table-cell table:formula="of:=[.C580]/([.H580]-[.H579])" office:value-type="float" office:value="328595.141271626" calcext:value-type="float">
            <text:p>328595.141271626</text:p>
          </table:table-cell>
          <table:table-cell table:formula="of:=[.G580]-[.$B580]" office:value-type="float" office:value="10.1781048774719" calcext:value-type="float">
            <text:p>10.1781048775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3146284.92573" calcext:value-type="float">
            <text:p>1443146284.92573</text:p>
          </table:table-cell>
          <table:table-cell office:value-type="float" office:value="4320" calcext:value-type="float">
            <text:p>4320</text:p>
          </table:table-cell>
          <table:table-cell table:formula="of:=[.B581]-[.$B$2]" office:value-type="float" office:value="64.9255223274231" calcext:value-type="float">
            <text:p>64.9255223274</text:p>
          </table:table-cell>
          <table:table-cell table:formula="of:=[.C581]/([.D581]-[.D580])" office:value-type="float" office:value="100173.558602388" calcext:value-type="float">
            <text:p>100173.558602388</text:p>
          </table:table-cell>
          <table:table-cell/>
          <table:table-cell office:value-type="float" office:value="1443146295.08612" calcext:value-type="float">
            <text:p>1443146295.08612</text:p>
          </table:table-cell>
          <table:table-cell table:formula="of:=[.G581]-[.$B$2]" office:value-type="float" office:value="75.085910320282" calcext:value-type="float">
            <text:p>75.0859103203</text:p>
          </table:table-cell>
          <table:table-cell table:formula="of:=[.C581]/([.H581]-[.H580])" office:value-type="float" office:value="170023.395702355" calcext:value-type="float">
            <text:p>170023.395702355</text:p>
          </table:table-cell>
          <table:table-cell table:formula="of:=[.G581]-[.$B581]" office:value-type="float" office:value="10.1603879928589" calcext:value-type="float">
            <text:p>10.1603879929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3146284.96885" calcext:value-type="float">
            <text:p>1443146284.96885</text:p>
          </table:table-cell>
          <table:table-cell office:value-type="float" office:value="4320" calcext:value-type="float">
            <text:p>4320</text:p>
          </table:table-cell>
          <table:table-cell table:formula="of:=[.B582]-[.$B$2]" office:value-type="float" office:value="64.9686415195465" calcext:value-type="float">
            <text:p>64.9686415195</text:p>
          </table:table-cell>
          <table:table-cell table:formula="of:=[.C582]/([.D582]-[.D581])" office:value-type="float" office:value="100187.405822344" calcext:value-type="float">
            <text:p>100187.405822344</text:p>
          </table:table-cell>
          <table:table-cell/>
          <table:table-cell office:value-type="float" office:value="1443146295.12603" calcext:value-type="float">
            <text:p>1443146295.12603</text:p>
          </table:table-cell>
          <table:table-cell table:formula="of:=[.G582]-[.$B$2]" office:value-type="float" office:value="75.1258208751679" calcext:value-type="float">
            <text:p>75.1258208752</text:p>
          </table:table-cell>
          <table:table-cell table:formula="of:=[.C582]/([.H582]-[.H581])" office:value-type="float" office:value="108242.043047366" calcext:value-type="float">
            <text:p>108242.043047366</text:p>
          </table:table-cell>
          <table:table-cell table:formula="of:=[.G582]-[.$B582]" office:value-type="float" office:value="10.1571793556213" calcext:value-type="float">
            <text:p>10.1571793556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3146285.01144" calcext:value-type="float">
            <text:p>1443146285.01144</text:p>
          </table:table-cell>
          <table:table-cell office:value-type="float" office:value="4320" calcext:value-type="float">
            <text:p>4320</text:p>
          </table:table-cell>
          <table:table-cell table:formula="of:=[.B583]-[.$B$2]" office:value-type="float" office:value="65.0112347602844" calcext:value-type="float">
            <text:p>65.0112347603</text:p>
          </table:table-cell>
          <table:table-cell table:formula="of:=[.C583]/([.D583]-[.D582])" office:value-type="float" office:value="101424.543546284" calcext:value-type="float">
            <text:p>101424.543546284</text:p>
          </table:table-cell>
          <table:table-cell/>
          <table:table-cell office:value-type="float" office:value="1443146295.16589" calcext:value-type="float">
            <text:p>1443146295.16589</text:p>
          </table:table-cell>
          <table:table-cell table:formula="of:=[.G583]-[.$B$2]" office:value-type="float" office:value="75.1656887531281" calcext:value-type="float">
            <text:p>75.1656887531</text:p>
          </table:table-cell>
          <table:table-cell table:formula="of:=[.C583]/([.H583]-[.H582])" office:value-type="float" office:value="108357.91170807" calcext:value-type="float">
            <text:p>108357.91170807</text:p>
          </table:table-cell>
          <table:table-cell table:formula="of:=[.G583]-[.$B583]" office:value-type="float" office:value="10.1544539928436" calcext:value-type="float">
            <text:p>10.1544539928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3146285.05271" calcext:value-type="float">
            <text:p>1443146285.05271</text:p>
          </table:table-cell>
          <table:table-cell office:value-type="float" office:value="4320" calcext:value-type="float">
            <text:p>4320</text:p>
          </table:table-cell>
          <table:table-cell table:formula="of:=[.B584]-[.$B$2]" office:value-type="float" office:value="65.0525059700012" calcext:value-type="float">
            <text:p>65.05250597</text:p>
          </table:table-cell>
          <table:table-cell table:formula="of:=[.C584]/([.D584]-[.D583])" office:value-type="float" office:value="104673.452259913" calcext:value-type="float">
            <text:p>104673.452259913</text:p>
          </table:table-cell>
          <table:table-cell/>
          <table:table-cell office:value-type="float" office:value="1443146295.20575" calcext:value-type="float">
            <text:p>1443146295.20575</text:p>
          </table:table-cell>
          <table:table-cell table:formula="of:=[.G584]-[.$B$2]" office:value-type="float" office:value="75.2055397033691" calcext:value-type="float">
            <text:p>75.2055397034</text:p>
          </table:table-cell>
          <table:table-cell table:formula="of:=[.C584]/([.H584]-[.H583])" office:value-type="float" office:value="108403.939526285" calcext:value-type="float">
            <text:p>108403.939526285</text:p>
          </table:table-cell>
          <table:table-cell table:formula="of:=[.G584]-[.$B584]" office:value-type="float" office:value="10.1530337333679" calcext:value-type="float">
            <text:p>10.1530337334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3146285.09397" calcext:value-type="float">
            <text:p>1443146285.09397</text:p>
          </table:table-cell>
          <table:table-cell office:value-type="float" office:value="4320" calcext:value-type="float">
            <text:p>4320</text:p>
          </table:table-cell>
          <table:table-cell table:formula="of:=[.B585]-[.$B$2]" office:value-type="float" office:value="65.093766450882" calcext:value-type="float">
            <text:p>65.0937664509</text:p>
          </table:table-cell>
          <table:table-cell table:formula="of:=[.C585]/([.D585]-[.D584])" office:value-type="float" office:value="104700.670176067" calcext:value-type="float">
            <text:p>104700.670176067</text:p>
          </table:table-cell>
          <table:table-cell/>
          <table:table-cell office:value-type="float" office:value="1443146295.24566" calcext:value-type="float">
            <text:p>1443146295.24566</text:p>
          </table:table-cell>
          <table:table-cell table:formula="of:=[.G585]-[.$B$2]" office:value-type="float" office:value="75.2454533576965" calcext:value-type="float">
            <text:p>75.2454533577</text:p>
          </table:table-cell>
          <table:table-cell table:formula="of:=[.C585]/([.H585]-[.H584])" office:value-type="float" office:value="108233.637656054" calcext:value-type="float">
            <text:p>108233.637656054</text:p>
          </table:table-cell>
          <table:table-cell table:formula="of:=[.G585]-[.$B585]" office:value-type="float" office:value="10.1516869068146" calcext:value-type="float">
            <text:p>10.1516869068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3146285.13525" calcext:value-type="float">
            <text:p>1443146285.13525</text:p>
          </table:table-cell>
          <table:table-cell office:value-type="float" office:value="4320" calcext:value-type="float">
            <text:p>4320</text:p>
          </table:table-cell>
          <table:table-cell table:formula="of:=[.B586]-[.$B$2]" office:value-type="float" office:value="65.1350424289703" calcext:value-type="float">
            <text:p>65.135042429</text:p>
          </table:table-cell>
          <table:table-cell table:formula="of:=[.C586]/([.D586]-[.D585])" office:value-type="float" office:value="104661.359950094" calcext:value-type="float">
            <text:p>104661.359950094</text:p>
          </table:table-cell>
          <table:table-cell/>
          <table:table-cell office:value-type="float" office:value="1443146295.28553" calcext:value-type="float">
            <text:p>1443146295.28553</text:p>
          </table:table-cell>
          <table:table-cell table:formula="of:=[.G586]-[.$B$2]" office:value-type="float" office:value="75.2853274345398" calcext:value-type="float">
            <text:p>75.2853274345</text:p>
          </table:table-cell>
          <table:table-cell table:formula="of:=[.C586]/([.H586]-[.H585])" office:value-type="float" office:value="108341.066226591" calcext:value-type="float">
            <text:p>108341.066226591</text:p>
          </table:table-cell>
          <table:table-cell table:formula="of:=[.G586]-[.$B586]" office:value-type="float" office:value="10.1502850055695" calcext:value-type="float">
            <text:p>10.1502850056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3146285.17653" calcext:value-type="float">
            <text:p>1443146285.17653</text:p>
          </table:table-cell>
          <table:table-cell office:value-type="float" office:value="4320" calcext:value-type="float">
            <text:p>4320</text:p>
          </table:table-cell>
          <table:table-cell table:formula="of:=[.B587]-[.$B$2]" office:value-type="float" office:value="65.1763272285461" calcext:value-type="float">
            <text:p>65.1763272285</text:p>
          </table:table-cell>
          <table:table-cell table:formula="of:=[.C587]/([.D587]-[.D586])" office:value-type="float" office:value="104638.996540792" calcext:value-type="float">
            <text:p>104638.996540792</text:p>
          </table:table-cell>
          <table:table-cell/>
          <table:table-cell office:value-type="float" office:value="1443146295.32543" calcext:value-type="float">
            <text:p>1443146295.32543</text:p>
          </table:table-cell>
          <table:table-cell table:formula="of:=[.G587]-[.$B$2]" office:value-type="float" office:value="75.3252236843109" calcext:value-type="float">
            <text:p>75.3252236843</text:p>
          </table:table-cell>
          <table:table-cell table:formula="of:=[.C587]/([.H587]-[.H586])" office:value-type="float" office:value="108280.854084871" calcext:value-type="float">
            <text:p>108280.854084871</text:p>
          </table:table-cell>
          <table:table-cell table:formula="of:=[.G587]-[.$B587]" office:value-type="float" office:value="10.1488964557648" calcext:value-type="float">
            <text:p>10.1488964558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3146285.21779" calcext:value-type="float">
            <text:p>1443146285.21779</text:p>
          </table:table-cell>
          <table:table-cell office:value-type="float" office:value="4320" calcext:value-type="float">
            <text:p>4320</text:p>
          </table:table-cell>
          <table:table-cell table:formula="of:=[.B588]-[.$B$2]" office:value-type="float" office:value="65.2175827026367" calcext:value-type="float">
            <text:p>65.2175827026</text:p>
          </table:table-cell>
          <table:table-cell table:formula="of:=[.C588]/([.D588]-[.D587])" office:value-type="float" office:value="104713.376714941" calcext:value-type="float">
            <text:p>104713.376714941</text:p>
          </table:table-cell>
          <table:table-cell/>
          <table:table-cell office:value-type="float" office:value="1443146295.36538" calcext:value-type="float">
            <text:p>1443146295.36538</text:p>
          </table:table-cell>
          <table:table-cell table:formula="of:=[.G588]-[.$B$2]" office:value-type="float" office:value="75.3651697635651" calcext:value-type="float">
            <text:p>75.3651697636</text:p>
          </table:table-cell>
          <table:table-cell table:formula="of:=[.C588]/([.H588]-[.H587])" office:value-type="float" office:value="108145.782531365" calcext:value-type="float">
            <text:p>108145.782531365</text:p>
          </table:table-cell>
          <table:table-cell table:formula="of:=[.G588]-[.$B588]" office:value-type="float" office:value="10.1475870609283" calcext:value-type="float">
            <text:p>10.1475870609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3146285.25907" calcext:value-type="float">
            <text:p>1443146285.25907</text:p>
          </table:table-cell>
          <table:table-cell office:value-type="float" office:value="4320" calcext:value-type="float">
            <text:p>4320</text:p>
          </table:table-cell>
          <table:table-cell table:formula="of:=[.B589]-[.$B$2]" office:value-type="float" office:value="65.2588601112366" calcext:value-type="float">
            <text:p>65.2588601112</text:p>
          </table:table-cell>
          <table:table-cell table:formula="of:=[.C589]/([.D589]-[.D588])" office:value-type="float" office:value="104657.732801941" calcext:value-type="float">
            <text:p>104657.732801941</text:p>
          </table:table-cell>
          <table:table-cell/>
          <table:table-cell office:value-type="float" office:value="1443146295.40525" calcext:value-type="float">
            <text:p>1443146295.40525</text:p>
          </table:table-cell>
          <table:table-cell table:formula="of:=[.G589]-[.$B$2]" office:value-type="float" office:value="75.4050459861755" calcext:value-type="float">
            <text:p>75.4050459862</text:p>
          </table:table-cell>
          <table:table-cell table:formula="of:=[.C589]/([.H589]-[.H588])" office:value-type="float" office:value="108335.236318631" calcext:value-type="float">
            <text:p>108335.236318631</text:p>
          </table:table-cell>
          <table:table-cell table:formula="of:=[.G589]-[.$B589]" office:value-type="float" office:value="10.146185874939" calcext:value-type="float">
            <text:p>10.1461858749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3146285.30034" calcext:value-type="float">
            <text:p>1443146285.30034</text:p>
          </table:table-cell>
          <table:table-cell office:value-type="float" office:value="4320" calcext:value-type="float">
            <text:p>4320</text:p>
          </table:table-cell>
          <table:table-cell table:formula="of:=[.B590]-[.$B$2]" office:value-type="float" office:value="65.3001348972321" calcext:value-type="float">
            <text:p>65.3001348972</text:p>
          </table:table-cell>
          <table:table-cell table:formula="of:=[.C590]/([.D590]-[.D589])" office:value-type="float" office:value="104664.382765612" calcext:value-type="float">
            <text:p>104664.382765612</text:p>
          </table:table-cell>
          <table:table-cell/>
          <table:table-cell office:value-type="float" office:value="1443146295.4451" calcext:value-type="float">
            <text:p>1443146295.4451</text:p>
          </table:table-cell>
          <table:table-cell table:formula="of:=[.G590]-[.$B$2]" office:value-type="float" office:value="75.4448895454407" calcext:value-type="float">
            <text:p>75.4448895454</text:p>
          </table:table-cell>
          <table:table-cell table:formula="of:=[.C590]/([.H590]-[.H589])" office:value-type="float" office:value="108424.048445391" calcext:value-type="float">
            <text:p>108424.048445391</text:p>
          </table:table-cell>
          <table:table-cell table:formula="of:=[.G590]-[.$B590]" office:value-type="float" office:value="10.1447546482086" calcext:value-type="float">
            <text:p>10.1447546482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3146285.34161" calcext:value-type="float">
            <text:p>1443146285.34161</text:p>
          </table:table-cell>
          <table:table-cell office:value-type="float" office:value="4320" calcext:value-type="float">
            <text:p>4320</text:p>
          </table:table-cell>
          <table:table-cell table:formula="of:=[.B591]-[.$B$2]" office:value-type="float" office:value="65.3414084911347" calcext:value-type="float">
            <text:p>65.3414084911</text:p>
          </table:table-cell>
          <table:table-cell table:formula="of:=[.C591]/([.D591]-[.D590])" office:value-type="float" office:value="104667.405755745" calcext:value-type="float">
            <text:p>104667.405755745</text:p>
          </table:table-cell>
          <table:table-cell/>
          <table:table-cell office:value-type="float" office:value="1443146295.4851" calcext:value-type="float">
            <text:p>1443146295.4851</text:p>
          </table:table-cell>
          <table:table-cell table:formula="of:=[.G591]-[.$B$2]" office:value-type="float" office:value="75.484894990921" calcext:value-type="float">
            <text:p>75.4848949909</text:p>
          </table:table-cell>
          <table:table-cell table:formula="of:=[.C591]/([.H591]-[.H590])" office:value-type="float" office:value="107985.299204386" calcext:value-type="float">
            <text:p>107985.299204386</text:p>
          </table:table-cell>
          <table:table-cell table:formula="of:=[.G591]-[.$B591]" office:value-type="float" office:value="10.1434864997864" calcext:value-type="float">
            <text:p>10.1434864998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3146285.38289" calcext:value-type="float">
            <text:p>1443146285.38289</text:p>
          </table:table-cell>
          <table:table-cell office:value-type="float" office:value="4320" calcext:value-type="float">
            <text:p>4320</text:p>
          </table:table-cell>
          <table:table-cell table:formula="of:=[.B592]-[.$B$2]" office:value-type="float" office:value="65.3826847076416" calcext:value-type="float">
            <text:p>65.3826847076</text:p>
          </table:table-cell>
          <table:table-cell table:formula="of:=[.C592]/([.D592]-[.D591])" office:value-type="float" office:value="104660.755407942" calcext:value-type="float">
            <text:p>104660.755407942</text:p>
          </table:table-cell>
          <table:table-cell/>
          <table:table-cell office:value-type="float" office:value="1443146295.52496" calcext:value-type="float">
            <text:p>1443146295.52496</text:p>
          </table:table-cell>
          <table:table-cell table:formula="of:=[.G592]-[.$B$2]" office:value-type="float" office:value="75.5247564315796" calcext:value-type="float">
            <text:p>75.5247564316</text:p>
          </table:table-cell>
          <table:table-cell table:formula="of:=[.C592]/([.H592]-[.H591])" office:value-type="float" office:value="108375.410638132" calcext:value-type="float">
            <text:p>108375.410638132</text:p>
          </table:table-cell>
          <table:table-cell table:formula="of:=[.G592]-[.$B592]" office:value-type="float" office:value="10.142071723938" calcext:value-type="float">
            <text:p>10.1420717239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3146285.42417" calcext:value-type="float">
            <text:p>1443146285.42417</text:p>
          </table:table-cell>
          <table:table-cell office:value-type="float" office:value="4320" calcext:value-type="float">
            <text:p>4320</text:p>
          </table:table-cell>
          <table:table-cell table:formula="of:=[.B593]-[.$B$2]" office:value-type="float" office:value="65.4239628314972" calcext:value-type="float">
            <text:p>65.4239628315</text:p>
          </table:table-cell>
          <table:table-cell table:formula="of:=[.C593]/([.D593]-[.D592])" office:value-type="float" office:value="104655.91932214" calcext:value-type="float">
            <text:p>104655.91932214</text:p>
          </table:table-cell>
          <table:table-cell/>
          <table:table-cell office:value-type="float" office:value="1443146295.56477" calcext:value-type="float">
            <text:p>1443146295.56477</text:p>
          </table:table-cell>
          <table:table-cell table:formula="of:=[.G593]-[.$B$2]" office:value-type="float" office:value="75.5645594596863" calcext:value-type="float">
            <text:p>75.5645594597</text:p>
          </table:table-cell>
          <table:table-cell table:formula="of:=[.C593]/([.H593]-[.H592])" office:value-type="float" office:value="108534.455931858" calcext:value-type="float">
            <text:p>108534.455931858</text:p>
          </table:table-cell>
          <table:table-cell table:formula="of:=[.G593]-[.$B593]" office:value-type="float" office:value="10.1405966281891" calcext:value-type="float">
            <text:p>10.1405966282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3146285.46545" calcext:value-type="float">
            <text:p>1443146285.46545</text:p>
          </table:table-cell>
          <table:table-cell office:value-type="float" office:value="4320" calcext:value-type="float">
            <text:p>4320</text:p>
          </table:table-cell>
          <table:table-cell table:formula="of:=[.B594]-[.$B$2]" office:value-type="float" office:value="65.4652447700501" calcext:value-type="float">
            <text:p>65.4652447701</text:p>
          </table:table-cell>
          <table:table-cell table:formula="of:=[.C594]/([.D594]-[.D593])" office:value-type="float" office:value="104646.248491184" calcext:value-type="float">
            <text:p>104646.248491184</text:p>
          </table:table-cell>
          <table:table-cell/>
          <table:table-cell office:value-type="float" office:value="1443146295.60461" calcext:value-type="float">
            <text:p>1443146295.60461</text:p>
          </table:table-cell>
          <table:table-cell table:formula="of:=[.G594]-[.$B$2]" office:value-type="float" office:value="75.6044051647186" calcext:value-type="float">
            <text:p>75.6044051647</text:p>
          </table:table-cell>
          <table:table-cell table:formula="of:=[.C594]/([.H594]-[.H593])" office:value-type="float" office:value="108418.20960359" calcext:value-type="float">
            <text:p>108418.20960359</text:p>
          </table:table-cell>
          <table:table-cell table:formula="of:=[.G594]-[.$B594]" office:value-type="float" office:value="10.1391603946686" calcext:value-type="float">
            <text:p>10.1391603947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3146285.50673" calcext:value-type="float">
            <text:p>1443146285.50673</text:p>
          </table:table-cell>
          <table:table-cell office:value-type="float" office:value="4320" calcext:value-type="float">
            <text:p>4320</text:p>
          </table:table-cell>
          <table:table-cell table:formula="of:=[.B595]-[.$B$2]" office:value-type="float" office:value="65.5065205097199" calcext:value-type="float">
            <text:p>65.5065205097</text:p>
          </table:table-cell>
          <table:table-cell table:formula="of:=[.C595]/([.D595]-[.D594])" office:value-type="float" office:value="104661.964499229" calcext:value-type="float">
            <text:p>104661.964499229</text:p>
          </table:table-cell>
          <table:table-cell/>
          <table:table-cell office:value-type="float" office:value="1443146295.64443" calcext:value-type="float">
            <text:p>1443146295.64443</text:p>
          </table:table-cell>
          <table:table-cell table:formula="of:=[.G595]-[.$B$2]" office:value-type="float" office:value="75.6442224979401" calcext:value-type="float">
            <text:p>75.6442224979</text:p>
          </table:table-cell>
          <table:table-cell table:formula="of:=[.C595]/([.H595]-[.H594])" office:value-type="float" office:value="108495.4629175" calcext:value-type="float">
            <text:p>108495.4629175</text:p>
          </table:table-cell>
          <table:table-cell table:formula="of:=[.G595]-[.$B595]" office:value-type="float" office:value="10.1377019882202" calcext:value-type="float">
            <text:p>10.1377019882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3146285.548" calcext:value-type="float">
            <text:p>1443146285.548</text:p>
          </table:table-cell>
          <table:table-cell office:value-type="float" office:value="4320" calcext:value-type="float">
            <text:p>4320</text:p>
          </table:table-cell>
          <table:table-cell table:formula="of:=[.B596]-[.$B$2]" office:value-type="float" office:value="65.5477955341339" calcext:value-type="float">
            <text:p>65.5477955341</text:p>
          </table:table-cell>
          <table:table-cell table:formula="of:=[.C596]/([.D596]-[.D595])" office:value-type="float" office:value="104663.77818854" calcext:value-type="float">
            <text:p>104663.77818854</text:p>
          </table:table-cell>
          <table:table-cell/>
          <table:table-cell office:value-type="float" office:value="1443146295.68433" calcext:value-type="float">
            <text:p>1443146295.68433</text:p>
          </table:table-cell>
          <table:table-cell table:formula="of:=[.G596]-[.$B$2]" office:value-type="float" office:value="75.6841204166412" calcext:value-type="float">
            <text:p>75.6841204166</text:p>
          </table:table-cell>
          <table:table-cell table:formula="of:=[.C596]/([.H596]-[.H595])" office:value-type="float" office:value="108276.324696434" calcext:value-type="float">
            <text:p>108276.324696434</text:p>
          </table:table-cell>
          <table:table-cell table:formula="of:=[.G596]-[.$B596]" office:value-type="float" office:value="10.1363248825073" calcext:value-type="float">
            <text:p>10.1363248825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3146285.58928" calcext:value-type="float">
            <text:p>1443146285.58928</text:p>
          </table:table-cell>
          <table:table-cell office:value-type="float" office:value="4320" calcext:value-type="float">
            <text:p>4320</text:p>
          </table:table-cell>
          <table:table-cell table:formula="of:=[.B597]-[.$B$2]" office:value-type="float" office:value="65.5890698432922" calcext:value-type="float">
            <text:p>65.5890698433</text:p>
          </table:table-cell>
          <table:table-cell table:formula="of:=[.C597]/([.D597]-[.D596])" office:value-type="float" office:value="104665.591940711" calcext:value-type="float">
            <text:p>104665.591940711</text:p>
          </table:table-cell>
          <table:table-cell/>
          <table:table-cell office:value-type="float" office:value="1443146295.72421" calcext:value-type="float">
            <text:p>1443146295.72421</text:p>
          </table:table-cell>
          <table:table-cell table:formula="of:=[.G597]-[.$B$2]" office:value-type="float" office:value="75.7240040302277" calcext:value-type="float">
            <text:p>75.7240040302</text:p>
          </table:table-cell>
          <table:table-cell table:formula="of:=[.C597]/([.H597]-[.H596])" office:value-type="float" office:value="108315.160326152" calcext:value-type="float">
            <text:p>108315.160326152</text:p>
          </table:table-cell>
          <table:table-cell table:formula="of:=[.G597]-[.$B597]" office:value-type="float" office:value="10.1349341869354" calcext:value-type="float">
            <text:p>10.1349341869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3146285.63055" calcext:value-type="float">
            <text:p>1443146285.63055</text:p>
          </table:table-cell>
          <table:table-cell office:value-type="float" office:value="4320" calcext:value-type="float">
            <text:p>4320</text:p>
          </table:table-cell>
          <table:table-cell table:formula="of:=[.B598]-[.$B$2]" office:value-type="float" office:value="65.6303431987763" calcext:value-type="float">
            <text:p>65.6303431988</text:p>
          </table:table-cell>
          <table:table-cell table:formula="of:=[.C598]/([.D598]-[.D597])" office:value-type="float" office:value="104668.010374726" calcext:value-type="float">
            <text:p>104668.010374726</text:p>
          </table:table-cell>
          <table:table-cell/>
          <table:table-cell office:value-type="float" office:value="1443146295.76413" calcext:value-type="float">
            <text:p>1443146295.76413</text:p>
          </table:table-cell>
          <table:table-cell table:formula="of:=[.G598]-[.$B$2]" office:value-type="float" office:value="75.7639284133911" calcext:value-type="float">
            <text:p>75.7639284134</text:p>
          </table:table-cell>
          <table:table-cell table:formula="of:=[.C598]/([.H598]-[.H597])" office:value-type="float" office:value="108204.552148338" calcext:value-type="float">
            <text:p>108204.552148338</text:p>
          </table:table-cell>
          <table:table-cell table:formula="of:=[.G598]-[.$B598]" office:value-type="float" office:value="10.1335852146149" calcext:value-type="float">
            <text:p>10.1335852146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3146285.67183" calcext:value-type="float">
            <text:p>1443146285.67183</text:p>
          </table:table-cell>
          <table:table-cell office:value-type="float" office:value="4320" calcext:value-type="float">
            <text:p>4320</text:p>
          </table:table-cell>
          <table:table-cell table:formula="of:=[.B599]-[.$B$2]" office:value-type="float" office:value="65.6716237068176" calcext:value-type="float">
            <text:p>65.6716237068</text:p>
          </table:table-cell>
          <table:table-cell table:formula="of:=[.C599]/([.D599]-[.D598])" office:value-type="float" office:value="104649.874843338" calcext:value-type="float">
            <text:p>104649.874843338</text:p>
          </table:table-cell>
          <table:table-cell/>
          <table:table-cell office:value-type="float" office:value="1443146295.80394" calcext:value-type="float">
            <text:p>1443146295.80394</text:p>
          </table:table-cell>
          <table:table-cell table:formula="of:=[.G599]-[.$B$2]" office:value-type="float" office:value="75.8037385940552" calcext:value-type="float">
            <text:p>75.8037385941</text:p>
          </table:table-cell>
          <table:table-cell table:formula="of:=[.C599]/([.H599]-[.H598])" office:value-type="float" office:value="108514.955921809" calcext:value-type="float">
            <text:p>108514.955921809</text:p>
          </table:table-cell>
          <table:table-cell table:formula="of:=[.G599]-[.$B599]" office:value-type="float" office:value="10.1321148872375" calcext:value-type="float">
            <text:p>10.132114887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3146285.7131" calcext:value-type="float">
            <text:p>1443146285.7131</text:p>
          </table:table-cell>
          <table:table-cell office:value-type="float" office:value="4320" calcext:value-type="float">
            <text:p>4320</text:p>
          </table:table-cell>
          <table:table-cell table:formula="of:=[.B600]-[.$B$2]" office:value-type="float" office:value="65.7128970623016" calcext:value-type="float">
            <text:p>65.7128970623</text:p>
          </table:table-cell>
          <table:table-cell table:formula="of:=[.C600]/([.D600]-[.D599])" office:value-type="float" office:value="104668.010374726" calcext:value-type="float">
            <text:p>104668.010374726</text:p>
          </table:table-cell>
          <table:table-cell/>
          <table:table-cell office:value-type="float" office:value="1443146295.84391" calcext:value-type="float">
            <text:p>1443146295.84391</text:p>
          </table:table-cell>
          <table:table-cell table:formula="of:=[.G600]-[.$B$2]" office:value-type="float" office:value="75.8437077999115" calcext:value-type="float">
            <text:p>75.8437077999</text:p>
          </table:table-cell>
          <table:table-cell table:formula="of:=[.C600]/([.H600]-[.H599])" office:value-type="float" office:value="108083.208246094" calcext:value-type="float">
            <text:p>108083.208246094</text:p>
          </table:table-cell>
          <table:table-cell table:formula="of:=[.G600]-[.$B600]" office:value-type="float" office:value="10.1308107376099" calcext:value-type="float">
            <text:p>10.1308107376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3146285.75437" calcext:value-type="float">
            <text:p>1443146285.75437</text:p>
          </table:table-cell>
          <table:table-cell office:value-type="float" office:value="4320" calcext:value-type="float">
            <text:p>4320</text:p>
          </table:table-cell>
          <table:table-cell table:formula="of:=[.B601]-[.$B$2]" office:value-type="float" office:value="65.7541618347168" calcext:value-type="float">
            <text:p>65.7541618347</text:p>
          </table:table-cell>
          <table:table-cell table:formula="of:=[.C601]/([.D601]-[.D600])" office:value-type="float" office:value="104689.781311208" calcext:value-type="float">
            <text:p>104689.781311208</text:p>
          </table:table-cell>
          <table:table-cell/>
          <table:table-cell office:value-type="float" office:value="1443146295.8838" calcext:value-type="float">
            <text:p>1443146295.8838</text:p>
          </table:table-cell>
          <table:table-cell table:formula="of:=[.G601]-[.$B$2]" office:value-type="float" office:value="75.883597612381" calcext:value-type="float">
            <text:p>75.8835976124</text:p>
          </table:table-cell>
          <table:table-cell table:formula="of:=[.C601]/([.H601]-[.H600])" office:value-type="float" office:value="108298.328133405" calcext:value-type="float">
            <text:p>108298.328133405</text:p>
          </table:table-cell>
          <table:table-cell table:formula="of:=[.G601]-[.$B601]" office:value-type="float" office:value="10.1294357776642" calcext:value-type="float">
            <text:p>10.129435777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3146285.79564" calcext:value-type="float">
            <text:p>1443146285.79564</text:p>
          </table:table-cell>
          <table:table-cell office:value-type="float" office:value="4320" calcext:value-type="float">
            <text:p>4320</text:p>
          </table:table-cell>
          <table:table-cell table:formula="of:=[.B602]-[.$B$2]" office:value-type="float" office:value="65.7954359054565" calcext:value-type="float">
            <text:p>65.7954359055</text:p>
          </table:table-cell>
          <table:table-cell table:formula="of:=[.C602]/([.D602]-[.D601])" office:value-type="float" office:value="104666.196538737" calcext:value-type="float">
            <text:p>104666.196538737</text:p>
          </table:table-cell>
          <table:table-cell/>
          <table:table-cell office:value-type="float" office:value="1443146295.92376" calcext:value-type="float">
            <text:p>1443146295.92376</text:p>
          </table:table-cell>
          <table:table-cell table:formula="of:=[.G602]-[.$B$2]" office:value-type="float" office:value="75.9235529899597" calcext:value-type="float">
            <text:p>75.92355299</text:p>
          </table:table-cell>
          <table:table-cell table:formula="of:=[.C602]/([.H602]-[.H601])" office:value-type="float" office:value="108120.615090849" calcext:value-type="float">
            <text:p>108120.615090849</text:p>
          </table:table-cell>
          <table:table-cell table:formula="of:=[.G602]-[.$B602]" office:value-type="float" office:value="10.1281170845032" calcext:value-type="float">
            <text:p>10.1281170845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3146285.83692" calcext:value-type="float">
            <text:p>1443146285.83692</text:p>
          </table:table-cell>
          <table:table-cell office:value-type="float" office:value="4320" calcext:value-type="float">
            <text:p>4320</text:p>
          </table:table-cell>
          <table:table-cell table:formula="of:=[.B603]-[.$B$2]" office:value-type="float" office:value="65.8367121219635" calcext:value-type="float">
            <text:p>65.836712122</text:p>
          </table:table-cell>
          <table:table-cell table:formula="of:=[.C603]/([.D603]-[.D602])" office:value-type="float" office:value="104660.755407942" calcext:value-type="float">
            <text:p>104660.755407942</text:p>
          </table:table-cell>
          <table:table-cell/>
          <table:table-cell office:value-type="float" office:value="1443146295.96366" calcext:value-type="float">
            <text:p>1443146295.96366</text:p>
          </table:table-cell>
          <table:table-cell table:formula="of:=[.G603]-[.$B$2]" office:value-type="float" office:value="75.9634499549866" calcext:value-type="float">
            <text:p>75.963449955</text:p>
          </table:table-cell>
          <table:table-cell table:formula="of:=[.C603]/([.H603]-[.H602])" office:value-type="float" office:value="108278.912871997" calcext:value-type="float">
            <text:p>108278.912871997</text:p>
          </table:table-cell>
          <table:table-cell table:formula="of:=[.G603]-[.$B603]" office:value-type="float" office:value="10.1267378330231" calcext:value-type="float">
            <text:p>10.126737833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3146285.87821" calcext:value-type="float">
            <text:p>1443146285.87821</text:p>
          </table:table-cell>
          <table:table-cell office:value-type="float" office:value="4320" calcext:value-type="float">
            <text:p>4320</text:p>
          </table:table-cell>
          <table:table-cell table:formula="of:=[.B604]-[.$B$2]" office:value-type="float" office:value="65.8780012130737" calcext:value-type="float">
            <text:p>65.8780012131</text:p>
          </table:table-cell>
          <table:table-cell table:formula="of:=[.C604]/([.D604]-[.D603])" office:value-type="float" office:value="104628.120499599" calcext:value-type="float">
            <text:p>104628.120499599</text:p>
          </table:table-cell>
          <table:table-cell/>
          <table:table-cell office:value-type="float" office:value="1443146296.0036" calcext:value-type="float">
            <text:p>1443146296.0036</text:p>
          </table:table-cell>
          <table:table-cell table:formula="of:=[.G604]-[.$B$2]" office:value-type="float" office:value="76.0033988952637" calcext:value-type="float">
            <text:p>76.0033988953</text:p>
          </table:table-cell>
          <table:table-cell table:formula="of:=[.C604]/([.H604]-[.H603])" office:value-type="float" office:value="108138.037455687" calcext:value-type="float">
            <text:p>108138.037455687</text:p>
          </table:table-cell>
          <table:table-cell table:formula="of:=[.G604]-[.$B604]" office:value-type="float" office:value="10.1253976821899" calcext:value-type="float">
            <text:p>10.1253976822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3146285.91948" calcext:value-type="float">
            <text:p>1443146285.91948</text:p>
          </table:table-cell>
          <table:table-cell office:value-type="float" office:value="4320" calcext:value-type="float">
            <text:p>4320</text:p>
          </table:table-cell>
          <table:table-cell table:formula="of:=[.B605]-[.$B$2]" office:value-type="float" office:value="65.9192790985107" calcext:value-type="float">
            <text:p>65.9192790985</text:p>
          </table:table-cell>
          <table:table-cell table:formula="of:=[.C605]/([.D605]-[.D604])" office:value-type="float" office:value="104656.523808424" calcext:value-type="float">
            <text:p>104656.523808424</text:p>
          </table:table-cell>
          <table:table-cell/>
          <table:table-cell office:value-type="float" office:value="1443146296.01584" calcext:value-type="float">
            <text:p>1443146296.01584</text:p>
          </table:table-cell>
          <table:table-cell table:formula="of:=[.G605]-[.$B$2]" office:value-type="float" office:value="76.0156307220459" calcext:value-type="float">
            <text:p>76.015630722</text:p>
          </table:table-cell>
          <table:table-cell table:formula="of:=[.C605]/([.H605]-[.H604])" office:value-type="float" office:value="353177.009200062" calcext:value-type="float">
            <text:p>353177.009200062</text:p>
          </table:table-cell>
          <table:table-cell table:formula="of:=[.G605]-[.$B605]" office:value-type="float" office:value="10.0963516235352" calcext:value-type="float">
            <text:p>10.0963516235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3146285.96076" calcext:value-type="float">
            <text:p>1443146285.96076</text:p>
          </table:table-cell>
          <table:table-cell office:value-type="float" office:value="4320" calcext:value-type="float">
            <text:p>4320</text:p>
          </table:table-cell>
          <table:table-cell table:formula="of:=[.B606]-[.$B$2]" office:value-type="float" office:value="65.9605510234833" calcext:value-type="float">
            <text:p>65.9605510235</text:p>
          </table:table-cell>
          <table:table-cell table:formula="of:=[.C606]/([.D606]-[.D605])" office:value-type="float" office:value="104671.638235311" calcext:value-type="float">
            <text:p>104671.638235311</text:p>
          </table:table-cell>
          <table:table-cell/>
          <table:table-cell office:value-type="float" office:value="1443146296.02796" calcext:value-type="float">
            <text:p>1443146296.02796</text:p>
          </table:table-cell>
          <table:table-cell table:formula="of:=[.G606]-[.$B$2]" office:value-type="float" office:value="76.0277543067932" calcext:value-type="float">
            <text:p>76.0277543068</text:p>
          </table:table-cell>
          <table:table-cell table:formula="of:=[.C606]/([.H606]-[.H605])" office:value-type="float" office:value="356330.251327434" calcext:value-type="float">
            <text:p>356330.251327434</text:p>
          </table:table-cell>
          <table:table-cell table:formula="of:=[.G606]-[.$B606]" office:value-type="float" office:value="10.0672032833099" calcext:value-type="float">
            <text:p>10.0672032833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3146286.00192" calcext:value-type="float">
            <text:p>1443146286.00192</text:p>
          </table:table-cell>
          <table:table-cell office:value-type="float" office:value="4320" calcext:value-type="float">
            <text:p>4320</text:p>
          </table:table-cell>
          <table:table-cell table:formula="of:=[.B607]-[.$B$2]" office:value-type="float" office:value="66.0017156600952" calcext:value-type="float">
            <text:p>66.0017156601</text:p>
          </table:table-cell>
          <table:table-cell table:formula="of:=[.C607]/([.D607]-[.D606])" office:value-type="float" office:value="104944.446387925" calcext:value-type="float">
            <text:p>104944.446387925</text:p>
          </table:table-cell>
          <table:table-cell/>
          <table:table-cell office:value-type="float" office:value="1443146296.05102" calcext:value-type="float">
            <text:p>1443146296.05102</text:p>
          </table:table-cell>
          <table:table-cell table:formula="of:=[.G607]-[.$B$2]" office:value-type="float" office:value="76.0508141517639" calcext:value-type="float">
            <text:p>76.0508141518</text:p>
          </table:table-cell>
          <table:table-cell table:formula="of:=[.C607]/([.H607]-[.H606])" office:value-type="float" office:value="187338.640198511" calcext:value-type="float">
            <text:p>187338.640198511</text:p>
          </table:table-cell>
          <table:table-cell table:formula="of:=[.G607]-[.$B607]" office:value-type="float" office:value="10.0490984916687" calcext:value-type="float">
            <text:p>10.0490984917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3146286.04132" calcext:value-type="float">
            <text:p>1443146286.04132</text:p>
          </table:table-cell>
          <table:table-cell office:value-type="float" office:value="4320" calcext:value-type="float">
            <text:p>4320</text:p>
          </table:table-cell>
          <table:table-cell table:formula="of:=[.B608]-[.$B$2]" office:value-type="float" office:value="66.0411176681519" calcext:value-type="float">
            <text:p>66.0411176682</text:p>
          </table:table-cell>
          <table:table-cell table:formula="of:=[.C608]/([.D608]-[.D607])" office:value-type="float" office:value="109639.08219576" calcext:value-type="float">
            <text:p>109639.08219576</text:p>
          </table:table-cell>
          <table:table-cell/>
          <table:table-cell office:value-type="float" office:value="1443146296.08747" calcext:value-type="float">
            <text:p>1443146296.08747</text:p>
          </table:table-cell>
          <table:table-cell table:formula="of:=[.G608]-[.$B$2]" office:value-type="float" office:value="76.0872602462769" calcext:value-type="float">
            <text:p>76.0872602463</text:p>
          </table:table-cell>
          <table:table-cell table:formula="of:=[.C608]/([.H608]-[.H607])" office:value-type="float" office:value="118531.21871443" calcext:value-type="float">
            <text:p>118531.21871443</text:p>
          </table:table-cell>
          <table:table-cell table:formula="of:=[.G608]-[.$B608]" office:value-type="float" office:value="10.046142578125" calcext:value-type="float">
            <text:p>10.0461425781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3146286.08073" calcext:value-type="float">
            <text:p>1443146286.08073</text:p>
          </table:table-cell>
          <table:table-cell office:value-type="float" office:value="4320" calcext:value-type="float">
            <text:p>4320</text:p>
          </table:table-cell>
          <table:table-cell table:formula="of:=[.B609]-[.$B$2]" office:value-type="float" office:value="66.08052110672" calcext:value-type="float">
            <text:p>66.0805211067</text:p>
          </table:table-cell>
          <table:table-cell table:formula="of:=[.C609]/([.D609]-[.D608])" office:value-type="float" office:value="109635.101833364" calcext:value-type="float">
            <text:p>109635.101833364</text:p>
          </table:table-cell>
          <table:table-cell/>
          <table:table-cell office:value-type="float" office:value="1443146296.12413" calcext:value-type="float">
            <text:p>1443146296.12413</text:p>
          </table:table-cell>
          <table:table-cell table:formula="of:=[.G609]-[.$B$2]" office:value-type="float" office:value="76.123922586441" calcext:value-type="float">
            <text:p>76.1239225864</text:p>
          </table:table-cell>
          <table:table-cell table:formula="of:=[.C609]/([.H609]-[.H608])" office:value-type="float" office:value="117832.085476644" calcext:value-type="float">
            <text:p>117832.085476644</text:p>
          </table:table-cell>
          <table:table-cell table:formula="of:=[.G609]-[.$B609]" office:value-type="float" office:value="10.0434014797211" calcext:value-type="float">
            <text:p>10.0434014797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3146286.12011" calcext:value-type="float">
            <text:p>1443146286.12011</text:p>
          </table:table-cell>
          <table:table-cell office:value-type="float" office:value="4320" calcext:value-type="float">
            <text:p>4320</text:p>
          </table:table-cell>
          <table:table-cell table:formula="of:=[.B610]-[.$B$2]" office:value-type="float" office:value="66.1199066638947" calcext:value-type="float">
            <text:p>66.1199066639</text:p>
          </table:table-cell>
          <table:table-cell table:formula="of:=[.C610]/([.D610]-[.D609])" office:value-type="float" office:value="109684.877145192" calcext:value-type="float">
            <text:p>109684.877145192</text:p>
          </table:table-cell>
          <table:table-cell/>
          <table:table-cell office:value-type="float" office:value="1443146296.16067" calcext:value-type="float">
            <text:p>1443146296.16067</text:p>
          </table:table-cell>
          <table:table-cell table:formula="of:=[.G610]-[.$B$2]" office:value-type="float" office:value="76.1604642868042" calcext:value-type="float">
            <text:p>76.1604642868</text:p>
          </table:table-cell>
          <table:table-cell table:formula="of:=[.C610]/([.H610]-[.H609])" office:value-type="float" office:value="118221.099649631" calcext:value-type="float">
            <text:p>118221.099649631</text:p>
          </table:table-cell>
          <table:table-cell table:formula="of:=[.G610]-[.$B610]" office:value-type="float" office:value="10.0405576229095" calcext:value-type="float">
            <text:p>10.0405576229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3146286.15952" calcext:value-type="float">
            <text:p>1443146286.15952</text:p>
          </table:table-cell>
          <table:table-cell office:value-type="float" office:value="4320" calcext:value-type="float">
            <text:p>4320</text:p>
          </table:table-cell>
          <table:table-cell table:formula="of:=[.B611]-[.$B$2]" office:value-type="float" office:value="66.1593101024628" calcext:value-type="float">
            <text:p>66.1593101025</text:p>
          </table:table-cell>
          <table:table-cell table:formula="of:=[.C611]/([.D611]-[.D610])" office:value-type="float" office:value="109635.101833364" calcext:value-type="float">
            <text:p>109635.101833364</text:p>
          </table:table-cell>
          <table:table-cell/>
          <table:table-cell office:value-type="float" office:value="1443146296.19726" calcext:value-type="float">
            <text:p>1443146296.19726</text:p>
          </table:table-cell>
          <table:table-cell table:formula="of:=[.G611]-[.$B$2]" office:value-type="float" office:value="76.197053194046" calcext:value-type="float">
            <text:p>76.197053194</text:p>
          </table:table-cell>
          <table:table-cell table:formula="of:=[.C611]/([.H611]-[.H610])" office:value-type="float" office:value="118068.571205161" calcext:value-type="float">
            <text:p>118068.571205161</text:p>
          </table:table-cell>
          <table:table-cell table:formula="of:=[.G611]-[.$B611]" office:value-type="float" office:value="10.0377430915833" calcext:value-type="float">
            <text:p>10.0377430916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3146286.19891" calcext:value-type="float">
            <text:p>1443146286.19891</text:p>
          </table:table-cell>
          <table:table-cell office:value-type="float" office:value="4320" calcext:value-type="float">
            <text:p>4320</text:p>
          </table:table-cell>
          <table:table-cell table:formula="of:=[.B612]-[.$B$2]" office:value-type="float" office:value="66.1987009048462" calcext:value-type="float">
            <text:p>66.1987009048</text:p>
          </table:table-cell>
          <table:table-cell table:formula="of:=[.C612]/([.D612]-[.D611])" office:value-type="float" office:value="109670.271703275" calcext:value-type="float">
            <text:p>109670.271703275</text:p>
          </table:table-cell>
          <table:table-cell/>
          <table:table-cell office:value-type="float" office:value="1443146296.23381" calcext:value-type="float">
            <text:p>1443146296.23381</text:p>
          </table:table-cell>
          <table:table-cell table:formula="of:=[.G612]-[.$B$2]" office:value-type="float" office:value="76.2336077690125" calcext:value-type="float">
            <text:p>76.233607769</text:p>
          </table:table-cell>
          <table:table-cell table:formula="of:=[.C612]/([.H612]-[.H611])" office:value-type="float" office:value="118179.461913241" calcext:value-type="float">
            <text:p>118179.461913241</text:p>
          </table:table-cell>
          <table:table-cell table:formula="of:=[.G612]-[.$B612]" office:value-type="float" office:value="10.0349068641663" calcext:value-type="float">
            <text:p>10.0349068642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3146286.23831" calcext:value-type="float">
            <text:p>1443146286.23831</text:p>
          </table:table-cell>
          <table:table-cell office:value-type="float" office:value="4320" calcext:value-type="float">
            <text:p>4320</text:p>
          </table:table-cell>
          <table:table-cell table:formula="of:=[.B613]-[.$B$2]" office:value-type="float" office:value="66.2381057739258" calcext:value-type="float">
            <text:p>66.2381057739</text:p>
          </table:table-cell>
          <table:table-cell table:formula="of:=[.C613]/([.D613]-[.D612])" office:value-type="float" office:value="109631.121759965" calcext:value-type="float">
            <text:p>109631.121759965</text:p>
          </table:table-cell>
          <table:table-cell/>
          <table:table-cell office:value-type="float" office:value="1443146296.27037" calcext:value-type="float">
            <text:p>1443146296.27037</text:p>
          </table:table-cell>
          <table:table-cell table:formula="of:=[.G613]-[.$B$2]" office:value-type="float" office:value="76.2701661586762" calcext:value-type="float">
            <text:p>76.2701661587</text:p>
          </table:table-cell>
          <table:table-cell table:formula="of:=[.C613]/([.H613]-[.H612])" office:value-type="float" office:value="118167.130438185" calcext:value-type="float">
            <text:p>118167.130438185</text:p>
          </table:table-cell>
          <table:table-cell table:formula="of:=[.G613]-[.$B613]" office:value-type="float" office:value="10.0320603847504" calcext:value-type="float">
            <text:p>10.0320603848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3146286.27772" calcext:value-type="float">
            <text:p>1443146286.27772</text:p>
          </table:table-cell>
          <table:table-cell office:value-type="float" office:value="4320" calcext:value-type="float">
            <text:p>4320</text:p>
          </table:table-cell>
          <table:table-cell table:formula="of:=[.B614]-[.$B$2]" office:value-type="float" office:value="66.2775120735168" calcext:value-type="float">
            <text:p>66.2775120735</text:p>
          </table:table-cell>
          <table:table-cell table:formula="of:=[.C614]/([.D614]-[.D613])" office:value-type="float" office:value="109627.141975533" calcext:value-type="float">
            <text:p>109627.141975533</text:p>
          </table:table-cell>
          <table:table-cell/>
          <table:table-cell office:value-type="float" office:value="1443146296.30694" calcext:value-type="float">
            <text:p>1443146296.30694</text:p>
          </table:table-cell>
          <table:table-cell table:formula="of:=[.G614]-[.$B$2]" office:value-type="float" office:value="76.3067305088043" calcext:value-type="float">
            <text:p>76.3067305088</text:p>
          </table:table-cell>
          <table:table-cell table:formula="of:=[.C614]/([.H614]-[.H613])" office:value-type="float" office:value="118147.867659525" calcext:value-type="float">
            <text:p>118147.867659525</text:p>
          </table:table-cell>
          <table:table-cell table:formula="of:=[.G614]-[.$B614]" office:value-type="float" office:value="10.0292184352875" calcext:value-type="float">
            <text:p>10.029218435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3146286.31712" calcext:value-type="float">
            <text:p>1443146286.31712</text:p>
          </table:table-cell>
          <table:table-cell office:value-type="float" office:value="4320" calcext:value-type="float">
            <text:p>4320</text:p>
          </table:table-cell>
          <table:table-cell table:formula="of:=[.B615]-[.$B$2]" office:value-type="float" office:value="66.3169159889221" calcext:value-type="float">
            <text:p>66.3169159889</text:p>
          </table:table-cell>
          <table:table-cell table:formula="of:=[.C615]/([.D615]-[.D614])" office:value-type="float" office:value="109633.775110122" calcext:value-type="float">
            <text:p>109633.775110122</text:p>
          </table:table-cell>
          <table:table-cell/>
          <table:table-cell office:value-type="float" office:value="1443146296.34353" calcext:value-type="float">
            <text:p>1443146296.34353</text:p>
          </table:table-cell>
          <table:table-cell table:formula="of:=[.G615]-[.$B$2]" office:value-type="float" office:value="76.3433248996735" calcext:value-type="float">
            <text:p>76.3433248997</text:p>
          </table:table-cell>
          <table:table-cell table:formula="of:=[.C615]/([.H615]-[.H614])" office:value-type="float" office:value="118050.878765767" calcext:value-type="float">
            <text:p>118050.878765767</text:p>
          </table:table-cell>
          <table:table-cell table:formula="of:=[.G615]-[.$B615]" office:value-type="float" office:value="10.0264089107513" calcext:value-type="float">
            <text:p>10.0264089108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3146286.35653" calcext:value-type="float">
            <text:p>1443146286.35653</text:p>
          </table:table-cell>
          <table:table-cell office:value-type="float" office:value="4320" calcext:value-type="float">
            <text:p>4320</text:p>
          </table:table-cell>
          <table:table-cell table:formula="of:=[.B616]-[.$B$2]" office:value-type="float" office:value="66.3563196659088" calcext:value-type="float">
            <text:p>66.3563196659</text:p>
          </table:table-cell>
          <table:table-cell table:formula="of:=[.C616]/([.D616]-[.D615])" office:value-type="float" office:value="109634.438467729" calcext:value-type="float">
            <text:p>109634.438467729</text:p>
          </table:table-cell>
          <table:table-cell/>
          <table:table-cell office:value-type="float" office:value="1443146296.38009" calcext:value-type="float">
            <text:p>1443146296.38009</text:p>
          </table:table-cell>
          <table:table-cell table:formula="of:=[.G616]-[.$B$2]" office:value-type="float" office:value="76.3798828125" calcext:value-type="float">
            <text:p>76.3798828125</text:p>
          </table:table-cell>
          <table:table-cell table:formula="of:=[.C616]/([.H616]-[.H615])" office:value-type="float" office:value="118168.671731829" calcext:value-type="float">
            <text:p>118168.671731829</text:p>
          </table:table-cell>
          <table:table-cell table:formula="of:=[.G616]-[.$B616]" office:value-type="float" office:value="10.0235631465912" calcext:value-type="float">
            <text:p>10.0235631466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3146286.39597" calcext:value-type="float">
            <text:p>1443146286.39597</text:p>
          </table:table-cell>
          <table:table-cell office:value-type="float" office:value="4320" calcext:value-type="float">
            <text:p>4320</text:p>
          </table:table-cell>
          <table:table-cell table:formula="of:=[.B617]-[.$B$2]" office:value-type="float" office:value="66.3957598209381" calcext:value-type="float">
            <text:p>66.3957598209</text:p>
          </table:table-cell>
          <table:table-cell table:formula="of:=[.C617]/([.D617]-[.D616])" office:value-type="float" office:value="109533.038011413" calcext:value-type="float">
            <text:p>109533.038011413</text:p>
          </table:table-cell>
          <table:table-cell/>
          <table:table-cell office:value-type="float" office:value="1443146296.4166" calcext:value-type="float">
            <text:p>1443146296.4166</text:p>
          </table:table-cell>
          <table:table-cell table:formula="of:=[.G617]-[.$B$2]" office:value-type="float" office:value="76.4163961410523" calcext:value-type="float">
            <text:p>76.4163961411</text:p>
          </table:table-cell>
          <table:table-cell table:formula="of:=[.C617]/([.H617]-[.H616])" office:value-type="float" office:value="118312.960534907" calcext:value-type="float">
            <text:p>118312.960534907</text:p>
          </table:table-cell>
          <table:table-cell table:formula="of:=[.G617]-[.$B617]" office:value-type="float" office:value="10.0206363201141" calcext:value-type="float">
            <text:p>10.0206363201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3146286.43537" calcext:value-type="float">
            <text:p>1443146286.43537</text:p>
          </table:table-cell>
          <table:table-cell office:value-type="float" office:value="4320" calcext:value-type="float">
            <text:p>4320</text:p>
          </table:table-cell>
          <table:table-cell table:formula="of:=[.B618]-[.$B$2]" office:value-type="float" office:value="66.435165643692" calcext:value-type="float">
            <text:p>66.4351656437</text:p>
          </table:table-cell>
          <table:table-cell table:formula="of:=[.C618]/([.D618]-[.D617])" office:value-type="float" office:value="109628.468538238" calcext:value-type="float">
            <text:p>109628.468538238</text:p>
          </table:table-cell>
          <table:table-cell/>
          <table:table-cell office:value-type="float" office:value="1443146296.45323" calcext:value-type="float">
            <text:p>1443146296.45323</text:p>
          </table:table-cell>
          <table:table-cell table:formula="of:=[.G618]-[.$B$2]" office:value-type="float" office:value="76.4530205726624" calcext:value-type="float">
            <text:p>76.4530205727</text:p>
          </table:table-cell>
          <table:table-cell table:formula="of:=[.C618]/([.H618]-[.H617])" office:value-type="float" office:value="117954.048979911" calcext:value-type="float">
            <text:p>117954.048979911</text:p>
          </table:table-cell>
          <table:table-cell table:formula="of:=[.G618]-[.$B618]" office:value-type="float" office:value="10.0178549289703" calcext:value-type="float">
            <text:p>10.017854929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3146286.47478" calcext:value-type="float">
            <text:p>1443146286.47478</text:p>
          </table:table-cell>
          <table:table-cell office:value-type="float" office:value="4320" calcext:value-type="float">
            <text:p>4320</text:p>
          </table:table-cell>
          <table:table-cell table:formula="of:=[.B619]-[.$B$2]" office:value-type="float" office:value="66.4745712280273" calcext:value-type="float">
            <text:p>66.474571228</text:p>
          </table:table-cell>
          <table:table-cell table:formula="of:=[.C619]/([.D619]-[.D618])" office:value-type="float" office:value="109629.13183163" calcext:value-type="float">
            <text:p>109629.13183163</text:p>
          </table:table-cell>
          <table:table-cell/>
          <table:table-cell office:value-type="float" office:value="1443146296.48977" calcext:value-type="float">
            <text:p>1443146296.48977</text:p>
          </table:table-cell>
          <table:table-cell table:formula="of:=[.G619]-[.$B$2]" office:value-type="float" office:value="76.4895598888397" calcext:value-type="float">
            <text:p>76.4895598888</text:p>
          </table:table-cell>
          <table:table-cell table:formula="of:=[.C619]/([.H619]-[.H618])" office:value-type="float" office:value="118228.813561534" calcext:value-type="float">
            <text:p>118228.813561534</text:p>
          </table:table-cell>
          <table:table-cell table:formula="of:=[.G619]-[.$B619]" office:value-type="float" office:value="10.0149886608124" calcext:value-type="float">
            <text:p>10.0149886608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3146286.51418" calcext:value-type="float">
            <text:p>1443146286.51418</text:p>
          </table:table-cell>
          <table:table-cell office:value-type="float" office:value="4320" calcext:value-type="float">
            <text:p>4320</text:p>
          </table:table-cell>
          <table:table-cell table:formula="of:=[.B620]-[.$B$2]" office:value-type="float" office:value="66.5139739513397" calcext:value-type="float">
            <text:p>66.5139739513</text:p>
          </table:table-cell>
          <table:table-cell table:formula="of:=[.C620]/([.D620]-[.D619])" office:value-type="float" office:value="109637.091978435" calcext:value-type="float">
            <text:p>109637.091978435</text:p>
          </table:table-cell>
          <table:table-cell/>
          <table:table-cell office:value-type="float" office:value="1443146296.52639" calcext:value-type="float">
            <text:p>1443146296.52639</text:p>
          </table:table-cell>
          <table:table-cell table:formula="of:=[.G620]-[.$B$2]" office:value-type="float" office:value="76.5261828899384" calcext:value-type="float">
            <text:p>76.5261828899</text:p>
          </table:table-cell>
          <table:table-cell table:formula="of:=[.C620]/([.H620]-[.H619])" office:value-type="float" office:value="117958.656319983" calcext:value-type="float">
            <text:p>117958.656319983</text:p>
          </table:table-cell>
          <table:table-cell table:formula="of:=[.G620]-[.$B620]" office:value-type="float" office:value="10.0122089385986" calcext:value-type="float">
            <text:p>10.0122089386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3146286.55358" calcext:value-type="float">
            <text:p>1443146286.55358</text:p>
          </table:table-cell>
          <table:table-cell office:value-type="float" office:value="4320" calcext:value-type="float">
            <text:p>4320</text:p>
          </table:table-cell>
          <table:table-cell table:formula="of:=[.B621]-[.$B$2]" office:value-type="float" office:value="66.5533771514893" calcext:value-type="float">
            <text:p>66.5533771515</text:p>
          </table:table-cell>
          <table:table-cell table:formula="of:=[.C621]/([.D621]-[.D620])" office:value-type="float" office:value="109635.765207026" calcext:value-type="float">
            <text:p>109635.765207026</text:p>
          </table:table-cell>
          <table:table-cell/>
          <table:table-cell office:value-type="float" office:value="1443146296.56291" calcext:value-type="float">
            <text:p>1443146296.56291</text:p>
          </table:table-cell>
          <table:table-cell table:formula="of:=[.G621]-[.$B$2]" office:value-type="float" office:value="76.5627019405365" calcext:value-type="float">
            <text:p>76.5627019405</text:p>
          </table:table-cell>
          <table:table-cell table:formula="of:=[.C621]/([.H621]-[.H620])" office:value-type="float" office:value="118294.422479304" calcext:value-type="float">
            <text:p>118294.422479304</text:p>
          </table:table-cell>
          <table:table-cell table:formula="of:=[.G621]-[.$B621]" office:value-type="float" office:value="10.0093247890472" calcext:value-type="float">
            <text:p>10.009324789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3146286.59299" calcext:value-type="float">
            <text:p>1443146286.59299</text:p>
          </table:table-cell>
          <table:table-cell office:value-type="float" office:value="4320" calcext:value-type="float">
            <text:p>4320</text:p>
          </table:table-cell>
          <table:table-cell table:formula="of:=[.B622]-[.$B$2]" office:value-type="float" office:value="66.5927820205688" calcext:value-type="float">
            <text:p>66.5927820206</text:p>
          </table:table-cell>
          <table:table-cell table:formula="of:=[.C622]/([.D622]-[.D621])" office:value-type="float" office:value="109631.121759965" calcext:value-type="float">
            <text:p>109631.121759965</text:p>
          </table:table-cell>
          <table:table-cell/>
          <table:table-cell office:value-type="float" office:value="1443146296.59946" calcext:value-type="float">
            <text:p>1443146296.59946</text:p>
          </table:table-cell>
          <table:table-cell table:formula="of:=[.G622]-[.$B$2]" office:value-type="float" office:value="76.5992503166199" calcext:value-type="float">
            <text:p>76.5992503166</text:p>
          </table:table-cell>
          <table:table-cell table:formula="of:=[.C622]/([.H622]-[.H621])" office:value-type="float" office:value="118199.506050426" calcext:value-type="float">
            <text:p>118199.506050426</text:p>
          </table:table-cell>
          <table:table-cell table:formula="of:=[.G622]-[.$B622]" office:value-type="float" office:value="10.006468296051" calcext:value-type="float">
            <text:p>10.0064682961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3146286.63239" calcext:value-type="float">
            <text:p>1443146286.63239</text:p>
          </table:table-cell>
          <table:table-cell office:value-type="float" office:value="4320" calcext:value-type="float">
            <text:p>4320</text:p>
          </table:table-cell>
          <table:table-cell table:formula="of:=[.B623]-[.$B$2]" office:value-type="float" office:value="66.6321876049042" calcext:value-type="float">
            <text:p>66.6321876049</text:p>
          </table:table-cell>
          <table:table-cell table:formula="of:=[.C623]/([.D623]-[.D622])" office:value-type="float" office:value="109629.13183163" calcext:value-type="float">
            <text:p>109629.13183163</text:p>
          </table:table-cell>
          <table:table-cell/>
          <table:table-cell office:value-type="float" office:value="1443146296.63612" calcext:value-type="float">
            <text:p>1443146296.63612</text:p>
          </table:table-cell>
          <table:table-cell table:formula="of:=[.G623]-[.$B$2]" office:value-type="float" office:value="76.6359190940857" calcext:value-type="float">
            <text:p>76.6359190941</text:p>
          </table:table-cell>
          <table:table-cell table:formula="of:=[.C623]/([.H623]-[.H622])" office:value-type="float" office:value="117811.399739922" calcext:value-type="float">
            <text:p>117811.399739922</text:p>
          </table:table-cell>
          <table:table-cell table:formula="of:=[.G623]-[.$B623]" office:value-type="float" office:value="10.0037314891815" calcext:value-type="float">
            <text:p>10.0037314892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3146286.6718" calcext:value-type="float">
            <text:p>1443146286.6718</text:p>
          </table:table-cell>
          <table:table-cell office:value-type="float" office:value="4320" calcext:value-type="float">
            <text:p>4320</text:p>
          </table:table-cell>
          <table:table-cell table:formula="of:=[.B624]-[.$B$2]" office:value-type="float" office:value="66.6715905666351" calcext:value-type="float">
            <text:p>66.6715905666</text:p>
          </table:table-cell>
          <table:table-cell table:formula="of:=[.C624]/([.D624]-[.D623])" office:value-type="float" office:value="109636.428588717" calcext:value-type="float">
            <text:p>109636.428588717</text:p>
          </table:table-cell>
          <table:table-cell/>
          <table:table-cell office:value-type="float" office:value="1443146296.67263" calcext:value-type="float">
            <text:p>1443146296.67263</text:p>
          </table:table-cell>
          <table:table-cell table:formula="of:=[.G624]-[.$B$2]" office:value-type="float" office:value="76.6724264621735" calcext:value-type="float">
            <text:p>76.6724264622</text:p>
          </table:table-cell>
          <table:table-cell table:formula="of:=[.C624]/([.H624]-[.H623])" office:value-type="float" office:value="118332.277188927" calcext:value-type="float">
            <text:p>118332.277188927</text:p>
          </table:table-cell>
          <table:table-cell table:formula="of:=[.G624]-[.$B624]" office:value-type="float" office:value="10.0008358955383" calcext:value-type="float">
            <text:p>10.0008358955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3146286.71119" calcext:value-type="float">
            <text:p>1443146286.71119</text:p>
          </table:table-cell>
          <table:table-cell office:value-type="float" office:value="4320" calcext:value-type="float">
            <text:p>4320</text:p>
          </table:table-cell>
          <table:table-cell table:formula="of:=[.B625]-[.$B$2]" office:value-type="float" office:value="66.7109804153442" calcext:value-type="float">
            <text:p>66.7109804153</text:p>
          </table:table-cell>
          <table:table-cell table:formula="of:=[.C625]/([.D625]-[.D624])" office:value-type="float" office:value="109672.926948848" calcext:value-type="float">
            <text:p>109672.926948848</text:p>
          </table:table-cell>
          <table:table-cell/>
          <table:table-cell office:value-type="float" office:value="1443146296.70919" calcext:value-type="float">
            <text:p>1443146296.70919</text:p>
          </table:table-cell>
          <table:table-cell table:formula="of:=[.G625]-[.$B$2]" office:value-type="float" office:value="76.7089862823486" calcext:value-type="float">
            <text:p>76.7089862823</text:p>
          </table:table-cell>
          <table:table-cell table:formula="of:=[.C625]/([.H625]-[.H624])" office:value-type="float" office:value="118162.506798484" calcext:value-type="float">
            <text:p>118162.506798484</text:p>
          </table:table-cell>
          <table:table-cell table:formula="of:=[.G625]-[.$B625]" office:value-type="float" office:value="9.99800586700439" calcext:value-type="float">
            <text:p>9.998005867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3146286.75059" calcext:value-type="float">
            <text:p>1443146286.75059</text:p>
          </table:table-cell>
          <table:table-cell office:value-type="float" office:value="4320" calcext:value-type="float">
            <text:p>4320</text:p>
          </table:table-cell>
          <table:table-cell table:formula="of:=[.B626]-[.$B$2]" office:value-type="float" office:value="66.7503869533539" calcext:value-type="float">
            <text:p>66.7503869534</text:p>
          </table:table-cell>
          <table:table-cell table:formula="of:=[.C626]/([.D626]-[.D625])" office:value-type="float" office:value="109626.478706219" calcext:value-type="float">
            <text:p>109626.478706219</text:p>
          </table:table-cell>
          <table:table-cell/>
          <table:table-cell office:value-type="float" office:value="1443146296.74575" calcext:value-type="float">
            <text:p>1443146296.74575</text:p>
          </table:table-cell>
          <table:table-cell table:formula="of:=[.G626]-[.$B$2]" office:value-type="float" office:value="76.7455406188965" calcext:value-type="float">
            <text:p>76.7455406189</text:p>
          </table:table-cell>
          <table:table-cell table:formula="of:=[.C626]/([.H626]-[.H625])" office:value-type="float" office:value="118180.232715888" calcext:value-type="float">
            <text:p>118180.232715888</text:p>
          </table:table-cell>
          <table:table-cell table:formula="of:=[.G626]-[.$B626]" office:value-type="float" office:value="9.9951536655426" calcext:value-type="float">
            <text:p>9.9951536655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3146286.79025" calcext:value-type="float">
            <text:p>1443146286.79025</text:p>
          </table:table-cell>
          <table:table-cell office:value-type="float" office:value="4320" calcext:value-type="float">
            <text:p>4320</text:p>
          </table:table-cell>
          <table:table-cell table:formula="of:=[.B627]-[.$B$2]" office:value-type="float" office:value="66.7900454998016" calcext:value-type="float">
            <text:p>66.7900454998</text:p>
          </table:table-cell>
          <table:table-cell table:formula="of:=[.C627]/([.D627]-[.D626])" office:value-type="float" office:value="108929.862209931" calcext:value-type="float">
            <text:p>108929.862209931</text:p>
          </table:table-cell>
          <table:table-cell/>
          <table:table-cell office:value-type="float" office:value="1443146296.7823" calcext:value-type="float">
            <text:p>1443146296.7823</text:p>
          </table:table-cell>
          <table:table-cell table:formula="of:=[.G627]-[.$B$2]" office:value-type="float" office:value="76.7820980548859" calcext:value-type="float">
            <text:p>76.7820980549</text:p>
          </table:table-cell>
          <table:table-cell table:formula="of:=[.C627]/([.H627]-[.H626])" office:value-type="float" office:value="118170.213065681" calcext:value-type="float">
            <text:p>118170.213065681</text:p>
          </table:table-cell>
          <table:table-cell table:formula="of:=[.G627]-[.$B627]" office:value-type="float" office:value="9.99205255508423" calcext:value-type="float">
            <text:p>9.9920525551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3146286.82972" calcext:value-type="float">
            <text:p>1443146286.82972</text:p>
          </table:table-cell>
          <table:table-cell office:value-type="float" office:value="4320" calcext:value-type="float">
            <text:p>4320</text:p>
          </table:table-cell>
          <table:table-cell table:formula="of:=[.B628]-[.$B$2]" office:value-type="float" office:value="66.8295137882233" calcext:value-type="float">
            <text:p>66.8295137882</text:p>
          </table:table-cell>
          <table:table-cell table:formula="of:=[.C628]/([.D628]-[.D627])" office:value-type="float" office:value="109454.96176197" calcext:value-type="float">
            <text:p>109454.96176197</text:p>
          </table:table-cell>
          <table:table-cell/>
          <table:table-cell office:value-type="float" office:value="1443146296.81883" calcext:value-type="float">
            <text:p>1443146296.81883</text:p>
          </table:table-cell>
          <table:table-cell table:formula="of:=[.G628]-[.$B$2]" office:value-type="float" office:value="76.8186264038086" calcext:value-type="float">
            <text:p>76.8186264038</text:p>
          </table:table-cell>
          <table:table-cell table:formula="of:=[.C628]/([.H628]-[.H627])" office:value-type="float" office:value="118264.310526007" calcext:value-type="float">
            <text:p>118264.310526007</text:p>
          </table:table-cell>
          <table:table-cell table:formula="of:=[.G628]-[.$B628]" office:value-type="float" office:value="9.98911261558533" calcext:value-type="float">
            <text:p>9.9891126156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3146286.86914" calcext:value-type="float">
            <text:p>1443146286.86914</text:p>
          </table:table-cell>
          <table:table-cell office:value-type="float" office:value="4320" calcext:value-type="float">
            <text:p>4320</text:p>
          </table:table-cell>
          <table:table-cell table:formula="of:=[.B629]-[.$B$2]" office:value-type="float" office:value="66.868931055069" calcext:value-type="float">
            <text:p>66.8689310551</text:p>
          </table:table-cell>
          <table:table-cell table:formula="of:=[.C629]/([.D629]-[.D628])" office:value-type="float" office:value="109596.639891609" calcext:value-type="float">
            <text:p>109596.639891609</text:p>
          </table:table-cell>
          <table:table-cell/>
          <table:table-cell office:value-type="float" office:value="1443146296.8555" calcext:value-type="float">
            <text:p>1443146296.8555</text:p>
          </table:table-cell>
          <table:table-cell table:formula="of:=[.G629]-[.$B$2]" office:value-type="float" office:value="76.8552949428558" calcext:value-type="float">
            <text:p>76.8552949429</text:p>
          </table:table-cell>
          <table:table-cell table:formula="of:=[.C629]/([.H629]-[.H628])" office:value-type="float" office:value="117812.165748802" calcext:value-type="float">
            <text:p>117812.165748802</text:p>
          </table:table-cell>
          <table:table-cell table:formula="of:=[.G629]-[.$B629]" office:value-type="float" office:value="9.98636388778687" calcext:value-type="float">
            <text:p>9.9863638878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3146286.90858" calcext:value-type="float">
            <text:p>1443146286.90858</text:p>
          </table:table-cell>
          <table:table-cell office:value-type="float" office:value="4320" calcext:value-type="float">
            <text:p>4320</text:p>
          </table:table-cell>
          <table:table-cell table:formula="of:=[.B630]-[.$B$2]" office:value-type="float" office:value="66.9083771705627" calcext:value-type="float">
            <text:p>66.9083771706</text:p>
          </table:table-cell>
          <table:table-cell table:formula="of:=[.C630]/([.D630]-[.D629])" office:value-type="float" office:value="109516.487135008" calcext:value-type="float">
            <text:p>109516.487135008</text:p>
          </table:table-cell>
          <table:table-cell/>
          <table:table-cell office:value-type="float" office:value="1443146296.89206" calcext:value-type="float">
            <text:p>1443146296.89206</text:p>
          </table:table-cell>
          <table:table-cell table:formula="of:=[.G630]-[.$B$2]" office:value-type="float" office:value="76.8918523788452" calcext:value-type="float">
            <text:p>76.8918523788</text:p>
          </table:table-cell>
          <table:table-cell table:formula="of:=[.C630]/([.H630]-[.H629])" office:value-type="float" office:value="118170.213065681" calcext:value-type="float">
            <text:p>118170.213065681</text:p>
          </table:table-cell>
          <table:table-cell table:formula="of:=[.G630]-[.$B630]" office:value-type="float" office:value="9.98347520828247" calcext:value-type="float">
            <text:p>9.9834752083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3146286.94799" calcext:value-type="float">
            <text:p>1443146286.94799</text:p>
          </table:table-cell>
          <table:table-cell office:value-type="float" office:value="4320" calcext:value-type="float">
            <text:p>4320</text:p>
          </table:table-cell>
          <table:table-cell table:formula="of:=[.B631]-[.$B$2]" office:value-type="float" office:value="66.9477887153626" calcext:value-type="float">
            <text:p>66.9477887154</text:p>
          </table:table-cell>
          <table:table-cell table:formula="of:=[.C631]/([.D631]-[.D630])" office:value-type="float" office:value="109612.55190437" calcext:value-type="float">
            <text:p>109612.55190437</text:p>
          </table:table-cell>
          <table:table-cell/>
          <table:table-cell office:value-type="float" office:value="1443146296.92858" calcext:value-type="float">
            <text:p>1443146296.92858</text:p>
          </table:table-cell>
          <table:table-cell table:formula="of:=[.G631]-[.$B$2]" office:value-type="float" office:value="76.9283790588379" calcext:value-type="float">
            <text:p>76.9283790588</text:p>
          </table:table-cell>
          <table:table-cell table:formula="of:=[.C631]/([.H631]-[.H630])" office:value-type="float" office:value="118269.714106681" calcext:value-type="float">
            <text:p>118269.714106681</text:p>
          </table:table-cell>
          <table:table-cell table:formula="of:=[.G631]-[.$B631]" office:value-type="float" office:value="9.98059034347534" calcext:value-type="float">
            <text:p>9.980590343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3146286.98741" calcext:value-type="float">
            <text:p>1443146286.98741</text:p>
          </table:table-cell>
          <table:table-cell office:value-type="float" office:value="4320" calcext:value-type="float">
            <text:p>4320</text:p>
          </table:table-cell>
          <table:table-cell table:formula="of:=[.B632]-[.$B$2]" office:value-type="float" office:value="66.9872004985809" calcext:value-type="float">
            <text:p>66.9872004986</text:p>
          </table:table-cell>
          <table:table-cell table:formula="of:=[.C632]/([.D632]-[.D631])" office:value-type="float" office:value="109611.888811591" calcext:value-type="float">
            <text:p>109611.888811591</text:p>
          </table:table-cell>
          <table:table-cell/>
          <table:table-cell office:value-type="float" office:value="1443146296.9652" calcext:value-type="float">
            <text:p>1443146296.9652</text:p>
          </table:table-cell>
          <table:table-cell table:formula="of:=[.G632]-[.$B$2]" office:value-type="float" office:value="76.9649891853333" calcext:value-type="float">
            <text:p>76.9649891853</text:p>
          </table:table-cell>
          <table:table-cell table:formula="of:=[.C632]/([.H632]-[.H631])" office:value-type="float" office:value="118000.138583169" calcext:value-type="float">
            <text:p>118000.138583169</text:p>
          </table:table-cell>
          <table:table-cell table:formula="of:=[.G632]-[.$B632]" office:value-type="float" office:value="9.97778868675232" calcext:value-type="float">
            <text:p>9.9777886868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3146300.03682" calcext:value-type="float">
            <text:p>1443146300.03682</text:p>
          </table:table-cell>
          <table:table-cell office:value-type="float" office:value="4096" calcext:value-type="float">
            <text:p>4096</text:p>
          </table:table-cell>
          <table:table-cell table:formula="of:=[.B633]-[.$B$2]" office:value-type="float" office:value="80.0366122722626" calcext:value-type="float">
            <text:p>80.0366122723</text:p>
          </table:table-cell>
          <table:table-cell table:formula="of:=[.C633]/([.D633]-[.D632])" office:value-type="float" office:value="313.883880058173" calcext:value-type="float">
            <text:p>313.8838800582</text:p>
          </table:table-cell>
          <table:table-cell/>
          <table:table-cell office:value-type="float" office:value="1443146300.22658" calcext:value-type="float">
            <text:p>1443146300.22658</text:p>
          </table:table-cell>
          <table:table-cell table:formula="of:=[.G633]-[.$B$2]" office:value-type="float" office:value="80.2263705730438" calcext:value-type="float">
            <text:p>80.226370573</text:p>
          </table:table-cell>
          <table:table-cell table:formula="of:=[.C633]/([.H633]-[.H632])" office:value-type="float" office:value="1255.90954048932" calcext:value-type="float">
            <text:p>1255.9095404893</text:p>
          </table:table-cell>
          <table:table-cell table:formula="of:=[.G633]-[.$B633]" office:value-type="float" office:value="0.18975830078125" calcext:value-type="float">
            <text:p>0.189758300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4T20:59:16.272977529</dc:date>
    <meta:editing-duration>PT30S</meta:editing-duration>
    <meta:editing-cycles>1</meta:editing-cycles>
    <meta:document-statistic meta:table-count="1" meta:cell-count="5699" meta:object-count="0"/>
    <meta:generator>LibreOffice/4.4.2.2$Linux_X86_64 LibreOffice_project/40m0$Build-2</meta:generator>
  </office:meta>
</office:document-meta>
</file>